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252in"/>
    </style:style>
    <style:style style:name="co2" style:family="table-column">
      <style:table-column-properties fo:break-before="auto" style:column-width="1.0693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0.2201in"/>
    </style:style>
    <style:style style:name="co5" style:family="table-column">
      <style:table-column-properties fo:break-before="auto" style:column-width="2.7665in"/>
    </style:style>
    <style:style style:name="co6" style:family="table-column">
      <style:table-column-properties fo:break-before="auto" style:column-width="0.7055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298in"/>
    </style:style>
    <style:style style:name="co9" style:family="table-column">
      <style:table-column-properties fo:break-before="auto" style:column-width="0.8929in"/>
    </style:style>
    <style:style style:name="co10" style:family="table-column">
      <style:table-column-properties fo:break-before="auto" style:column-width="1.2783in"/>
    </style:style>
    <style:style style:name="co11" style:family="table-column">
      <style:table-column-properties fo:break-before="auto" style:column-width="2.6346in"/>
    </style:style>
    <style:style style:name="co12" style:family="table-column">
      <style:table-column-properties fo:break-before="auto" style:column-width="0.3634in"/>
    </style:style>
    <style:style style:name="co13" style:family="table-column">
      <style:table-column-properties fo:break-before="auto" style:column-width="9.0508in"/>
    </style:style>
    <style:style style:name="co14" style:family="table-column">
      <style:table-column-properties fo:break-before="auto" style:column-width="0.9925in"/>
    </style:style>
    <style:style style:name="co15" style:family="table-column">
      <style:table-column-properties fo:break-before="auto" style:column-width="1.9291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3417in"/>
    </style:style>
    <style:style style:name="co18" style:family="table-column">
      <style:table-column-properties fo:break-before="auto" style:column-width="5.3571in"/>
    </style:style>
    <style:style style:name="co19" style:family="table-column">
      <style:table-column-properties fo:break-before="auto" style:column-width="0.9807in"/>
    </style:style>
    <style:style style:name="co20" style:family="table-column">
      <style:table-column-properties fo:break-before="auto" style:column-width="0.2862in"/>
    </style:style>
    <style:style style:name="co21" style:family="table-column">
      <style:table-column-properties fo:break-before="auto" style:column-width="8.7744in"/>
    </style:style>
    <style:style style:name="co22" style:family="table-column">
      <style:table-column-properties fo:break-before="auto" style:column-width="9.4362in"/>
    </style:style>
    <style:style style:name="co23" style:family="table-column">
      <style:table-column-properties fo:break-before="auto" style:column-width="4.2335in"/>
    </style:style>
    <style:style style:name="co24" style:family="table-column">
      <style:table-column-properties fo:break-before="auto" style:column-width="0.4957in"/>
    </style:style>
    <style:style style:name="co25" style:family="table-column">
      <style:table-column-properties fo:break-before="auto" style:column-width="3.2957in"/>
    </style:style>
    <style:style style:name="co26" style:family="table-column">
      <style:table-column-properties fo:break-before="auto" style:column-width="1.7965in"/>
    </style:style>
    <style:style style:name="co27" style:family="table-column">
      <style:table-column-properties fo:break-before="auto" style:column-width="9.0835in"/>
    </style:style>
    <style:style style:name="co28" style:family="table-column">
      <style:table-column-properties fo:break-before="auto" style:column-width="0.2638in"/>
    </style:style>
    <style:style style:name="co29" style:family="table-column">
      <style:table-column-properties fo:break-before="auto" style:column-width="8.8957in"/>
    </style:style>
    <style:style style:name="co30" style:family="table-column">
      <style:table-column-properties fo:break-before="auto" style:column-width="6.0409in"/>
    </style:style>
    <style:style style:name="co31" style:family="table-column">
      <style:table-column-properties fo:break-before="auto" style:column-width="2.5244in"/>
    </style:style>
    <style:style style:name="co32" style:family="table-column">
      <style:table-column-properties fo:break-before="auto" style:column-width="1.8634in"/>
    </style:style>
    <style:style style:name="co33" style:family="table-column">
      <style:table-column-properties fo:break-before="auto" style:column-width="0.3193in"/>
    </style:style>
    <style:style style:name="co34" style:family="table-column">
      <style:table-column-properties fo:break-before="auto" style:column-width="5.831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PageStyle_5f_summary_20_stats">
      <style:table-properties table:display="true" style:writing-mode="lr-tb"/>
    </style:style>
    <style:style style:name="ta2" style:family="table" style:master-page-name="PageStyle_5f_sex_20_ratios_20_c.1977">
      <style:table-properties table:display="true" style:writing-mode="lr-tb"/>
    </style:style>
    <style:style style:name="ta3" style:family="table" style:master-page-name="PageStyle_5f_cts2_20_extract">
      <style:table-properties table:display="true" style:writing-mode="lr-tb"/>
    </style:style>
    <style:style style:name="ta4" style:family="table" style:master-page-name="PageStyle_5f_notes_20_for_20_c.1977">
      <style:table-properties table:display="true" style:writing-mode="lr-tb"/>
    </style:style>
    <style:style style:name="ta5" style:family="table" style:master-page-name="PageStyle_5f_cts2_20_dataset_20_notes">
      <style:table-properties table:display="true" style:writing-mode="lr-tb"/>
    </style:style>
    <style:style style:name="ta6" style:family="table" style:master-page-name="PageStyle_5f_variables">
      <style:table-properties table:display="true" style:writing-mode="lr-tb"/>
    </style:style>
    <style:style style:name="ta7" style:family="table" style:master-page-name="PageStyle_5f_variables_20_raw">
      <style:table-properties table:display="true" style:writing-mode="lr-tb"/>
    </style:style>
    <style:style style:name="ta8" style:family="table" style:master-page-name="PageStyle_5f_geographie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 style:data-style-name="N8003"/>
    <style:style style:name="ce2" style:family="table-cell" style:parent-style-name="Excel_20_Built-in_20_Normal" style:data-style-name="N116"/>
    <style:style style:name="ce3" style:family="table-cell" style:parent-style-name="Excel_20_Built-in_20_Percent" style:data-style-name="N800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 style:data-style-name="N117"/>
    <style:style style:name="ce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 sta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"/>
        <table:table-column table:style-name="co2" table:number-columns-repeated="4" table:default-cell-style-name="ce2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number-columns-repeated="4" table:default-cell-style-name="ce1"/>
        <table:table-column table:style-name="co7" table:default-cell-style-name="Excel_20_Built-in_20_Normal"/>
        <table:table-column table:style-name="co4" table:default-cell-style-name="ce1"/>
        <table:table-column table:style-name="co6" table:number-columns-repeated="4" table:default-cell-style-name="ce2"/>
        <table:table-column table:style-name="co6" table:number-columns-repeated="3" table:default-cell-style-name="ce1"/>
        <table:table-column table:style-name="co9" table:default-cell-style-name="ce1"/>
        <table:table-column table:style-name="co6" table:number-columns-repeated="4" table:default-cell-style-name="ce1"/>
        <table:table-column table:style-name="co7" table:number-columns-repeated="992" table:default-cell-style-name="Excel_20_Built-in_20_Normal"/>
        <table:table-row table:style-name="ro1">
          <table:table-cell office:value-type="string">
            <text:p>International comparison of sex ratios for groups in criminal justice system, c. 1977</text:p>
          </table:table-cell>
          <table:table-cell table:number-columns-repeated="7"/>
          <table:table-cell office:value-type="string">
            <text:p>Repository:</text:p>
          </table:table-cell>
          <table:table-cell table:number-columns-repeated="1015"/>
        </table:table-row>
        <table:table-row table:style-name="ro1">
          <table:table-cell office:value-type="string">
            <text:p>sex ratio is males to females</text:p>
          </table:table-cell>
          <table:table-cell table:number-columns-repeated="7"/>
          <table:table-cell office:value-type="string">
            <text:p>http://acrosswalls.org/datasets/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>
            <text:p>Version: 1.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olice</text:p>
          </table:table-cell>
          <table:table-cell office:value-type="string">
            <text:p>prosecutors</text:p>
          </table:table-cell>
          <table:table-cell office:value-type="string">
            <text:p>judges - all</text:p>
          </table:table-cell>
          <table:table-cell office:value-type="string">
            <text:p>prison staff</text:p>
          </table:table-cell>
          <table:table-cell office:value-type="string">
            <text:p>prisoners - all</text:p>
          </table:table-cell>
          <table:table-cell office:value-type="string">
            <text:p>prisoners - adults</text:p>
          </table:table-cell>
          <table:table-cell table:number-columns-repeated="1017"/>
        </table:table-row>
        <table:table-row table:style-name="ro1">
          <table:table-cell office:value-type="string">
            <text:p>countries / areas</text:p>
          </table:table-cell>
          <table:table-cell table:formula="of:=COUNT([.C41:.C107])" office:value-type="float" office:value="20">
            <text:p>20</text:p>
          </table:table-cell>
          <table:table-cell table:formula="of:=COUNT([.D41:.D107])" office:value-type="float" office:value="32">
            <text:p>32.0</text:p>
          </table:table-cell>
          <table:table-cell table:formula="of:=COUNT([.E41:.E107])" office:value-type="float" office:value="36">
            <text:p>36.0</text:p>
          </table:table-cell>
          <table:table-cell table:formula="of:=COUNT([.F41:.F107])" office:value-type="float" office:value="38">
            <text:p>38.0</text:p>
          </table:table-cell>
          <table:table-cell table:formula="of:=COUNT([.G41:.G107])" office:value-type="float" office:value="46">
            <text:p>46.0</text:p>
          </table:table-cell>
          <table:table-cell table:formula="of:=COUNT([.W41:.W107])" office:value-type="float" office:value="46">
            <text:p>4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quartile 1 - sex ratios</text:p>
          </table:table-cell>
          <table:table-cell table:style-name="ce2" table:formula="of:=QUARTILE([.C41:.C107];1)" office:value-type="float" office:value="7.68604494891398">
            <text:p>7.7</text:p>
          </table:table-cell>
          <table:table-cell table:formula="of:=QUARTILE([.D41:.D107];1)" office:value-type="float" office:value="7.46759765625">
            <text:p>7.5</text:p>
          </table:table-cell>
          <table:table-cell table:formula="of:=QUARTILE([.E41:.E107];1)" office:value-type="float" office:value="2.50970196575777">
            <text:p>2.5</text:p>
          </table:table-cell>
          <table:table-cell table:formula="of:=QUARTILE([.F41:.F107];1)" office:value-type="float" office:value="8.15969947353027">
            <text:p>8.2</text:p>
          </table:table-cell>
          <table:table-cell table:formula="of:=QUARTILE([.G41:.G107];1)" office:value-type="float" office:value="18.5984578881485">
            <text:p>18.6</text:p>
          </table:table-cell>
          <table:table-cell table:style-name="ce2" table:formula="of:=QUARTILE([.W41:.W107];1)" office:value-type="float" office:value="19.2212243401759">
            <text:p>19.2</text:p>
          </table:table-cell>
          <table:table-cell/>
          <table:table-cell office:value-type="string">
            <text:p>country sets based on data availability</text:p>
          </table:table-cell>
          <table:table-cell table:number-columns-repeated="1015"/>
        </table:table-row>
        <table:table-row table:style-name="ro1">
          <table:table-cell office:value-type="string">
            <text:p>median - sex ratios</text:p>
          </table:table-cell>
          <table:table-cell table:style-name="ce2" table:formula="of:=QUARTILE([.C41:.C107];2)" office:value-type="float" office:value="23.0762268266085">
            <text:p>23.1</text:p>
          </table:table-cell>
          <table:table-cell table:formula="of:=QUARTILE([.D41:.D107];2)" office:value-type="float" office:value="29.25">
            <text:p>29.3</text:p>
          </table:table-cell>
          <table:table-cell table:formula="of:=QUARTILE([.E41:.E107];2)" office:value-type="float" office:value="11.4587301587302">
            <text:p>11.5</text:p>
          </table:table-cell>
          <table:table-cell table:formula="of:=QUARTILE([.F41:.F107];2)" office:value-type="float" office:value="12.1201923076923">
            <text:p>12.1</text:p>
          </table:table-cell>
          <table:table-cell table:formula="of:=QUARTILE([.G41:.G107];2)" office:value-type="float" office:value="28.7792346341799">
            <text:p>28.8</text:p>
          </table:table-cell>
          <table:table-cell table:style-name="ce2" table:formula="of:=QUARTILE([.W41:.W107];2)" office:value-type="float" office:value="28.6292868807839">
            <text:p>28.6</text:p>
          </table:table-cell>
          <table:table-cell table:number-columns-repeated="1017"/>
        </table:table-row>
        <table:table-row table:style-name="ro1">
          <table:table-cell office:value-type="string">
            <text:p>quartile 3 - sex ratios</text:p>
          </table:table-cell>
          <table:table-cell table:style-name="ce2" table:formula="of:=QUARTILE([.C41:.C107];3)" office:value-type="float" office:value="256.117081486533">
            <text:p>256.1</text:p>
          </table:table-cell>
          <table:table-cell table:formula="of:=QUARTILE([.D41:.D107];3)" office:value-type="float" office:value="153.5625">
            <text:p>153.6</text:p>
          </table:table-cell>
          <table:table-cell table:formula="of:=QUARTILE([.E41:.E107];3)" office:value-type="float" office:value="41.8078729775018">
            <text:p>41.8</text:p>
          </table:table-cell>
          <table:table-cell table:formula="of:=QUARTILE([.F41:.F107];3)" office:value-type="float" office:value="23.4948757763975">
            <text:p>23.5</text:p>
          </table:table-cell>
          <table:table-cell table:formula="of:=QUARTILE([.G41:.G107];3)" office:value-type="float" office:value="37.8961748346045">
            <text:p>37.9</text:p>
          </table:table-cell>
          <table:table-cell table:style-name="ce2" table:formula="of:=QUARTILE([.W41:.W107];3)" office:value-type="float" office:value="38.6766666276538">
            <text:p>38.7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rquartile range</text:p>
          </table:table-cell>
          <table:table-cell table:style-name="ce2" table:formula="of:=[.B9]-[.B7]" office:value-type="float" office:value="248.431036537619">
            <text:p>248.4</text:p>
          </table:table-cell>
          <table:table-cell table:formula="of:=[.C9]-[.C7]" office:value-type="float" office:value="146.09490234375">
            <text:p>146.1</text:p>
          </table:table-cell>
          <table:table-cell table:formula="of:=[.D9]-[.D7]" office:value-type="float" office:value="39.2981710117441">
            <text:p>39.3</text:p>
          </table:table-cell>
          <table:table-cell table:formula="of:=[.E9]-[.E7]" office:value-type="float" office:value="15.3351763028673">
            <text:p>15.3</text:p>
          </table:table-cell>
          <table:table-cell table:formula="of:=[.F9]-[.F7]" office:value-type="float" office:value="19.2977169464561">
            <text:p>19.3</text:p>
          </table:table-cell>
          <table:table-cell table:style-name="ce2" table:formula="of:=[.G9]-[.G7]" office:value-type="float" office:value="19.4554422874779">
            <text:p>19.5</text:p>
          </table:table-cell>
          <table:table-cell table:number-columns-repeated="1017"/>
        </table:table-row>
        <table:table-row table:style-name="ro1">
          <table:table-cell office:value-type="string">
            <text:p>dispersion index</text:p>
          </table:table-cell>
          <table:table-cell table:style-name="ce3" table:formula="of:=LN([.B9]/[.B7])" office:value-type="float" office:value="3.50622834920404">
            <text:p>3.51</text:p>
          </table:table-cell>
          <table:table-cell table:style-name="ce3" table:formula="of:=LN([.C9]/[.C7])" office:value-type="float" office:value="3.02353430175627">
            <text:p>3.02</text:p>
          </table:table-cell>
          <table:table-cell table:style-name="ce3" table:formula="of:=LN([.D9]/[.D7])" office:value-type="float" office:value="2.81292066318761">
            <text:p>2.81</text:p>
          </table:table-cell>
          <table:table-cell table:style-name="ce3" table:formula="of:=LN([.E9]/[.E7])" office:value-type="float" office:value="1.05757500623154">
            <text:p>1.06</text:p>
          </table:table-cell>
          <table:table-cell table:style-name="ce3" table:formula="of:=LN([.F9]/[.F7])" office:value-type="float" office:value="0.711771511105312">
            <text:p>0.71</text:p>
          </table:table-cell>
          <table:table-cell table:style-name="ce3" table:formula="of:=LN([.G9]/[.G7])" office:value-type="float" office:value="0.699221385807441">
            <text:p>0.7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oup population</text:p>
          </table:table-cell>
          <table:table-cell table:formula="of:=SUM([.I41:.I107])+SUM([.O41:.O107])" office:value-type="float" office:value="1013307">
            <text:p>1,013,307</text:p>
          </table:table-cell>
          <table:table-cell table:style-name="ce1" table:formula="of:=SUM([.J41:.J107])+SUM([.P41:.P107])" office:value-type="float" office:value="15515">
            <text:p>15,515</text:p>
          </table:table-cell>
          <table:table-cell table:style-name="ce1" table:formula="of:=SUM([.K41:.K107])+SUM([.Q41:.Q107])" office:value-type="float" office:value="188602">
            <text:p>188,602</text:p>
          </table:table-cell>
          <table:table-cell table:style-name="ce1" table:formula="of:=SUM([.L41:.L107])+SUM([.R41:.R107])" office:value-type="float" office:value="247724">
            <text:p>247,724</text:p>
          </table:table-cell>
          <table:table-cell table:style-name="ce1" table:formula="of:=SUM([.M41:.M107])+SUM([.S41:.S107])" office:value-type="float" office:value="1047236">
            <text:p>1,047,236</text:p>
          </table:table-cell>
          <table:table-cell table:style-name="ce1" table:formula="of:=SUM([.AA41:.AA107])+SUM([.AE41:.AE107])" office:value-type="float" office:value="956304">
            <text:p>956,304</text:p>
          </table:table-cell>
          <table:table-cell table:number-columns-repeated="1017"/>
        </table:table-row>
        <table:table-row table:style-name="ro1">
          <table:table-cell office:value-type="string">
            <text:p>total population</text:p>
          </table:table-cell>
          <table:table-cell table:formula="of:=SUM([$'sex ratios c.1977'.F85:.F103])" office:value-type="float" office:value="516092841.9584">
            <text:p>516,092,842</text:p>
          </table:table-cell>
          <table:table-cell table:style-name="ce1" table:formula="of:=SUM([$'sex ratios c.1977'.F214:.F243])" office:value-type="float" office:value="1381011446">
            <text:p>1,381,011,446</text:p>
          </table:table-cell>
          <table:table-cell table:style-name="ce1" table:formula="of:=SUM([$'sex ratios c.1977'.F6:.F39])" office:value-type="float" office:value="983941471.2">
            <text:p>983,941,471</text:p>
          </table:table-cell>
          <table:table-cell table:style-name="ce1" table:formula="of:=SUM([$'sex ratios c.1977'.F104:.F139])" office:value-type="float" office:value="878832233.5584">
            <text:p>878,832,234</text:p>
          </table:table-cell>
          <table:table-cell table:style-name="ce1" table:formula="of:=SUM([$'sex ratios c.1977'.F140:.F183])" office:value-type="float" office:value="1090832915.5984">
            <text:p>1,090,832,916</text:p>
          </table:table-cell>
          <table:table-cell table:style-name="ce1" table:formula="of:=[.F15]" office:value-type="float" office:value="1090832915.5984">
            <text:p>1,090,832,916</text:p>
          </table:table-cell>
          <table:table-cell table:number-columns-repeated="1017"/>
        </table:table-row>
        <table:table-row table:style-name="ro1">
          <table:table-cell office:value-type="string">
            <text:p>total group sex ratio</text:p>
          </table:table-cell>
          <table:table-cell table:style-name="ce2" table:formula="of:=SUM([.I41:.I107])/SUM([.O41:.O107])" office:value-type="float" office:value="4.41045027150843">
            <text:p>4.4</text:p>
          </table:table-cell>
          <table:table-cell table:formula="of:=SUM([.J41:.J107])/SUM([.P41:.P107])" office:value-type="float" office:value="11.7590460526316">
            <text:p>11.8</text:p>
          </table:table-cell>
          <table:table-cell table:formula="of:=SUM([.K41:.K107])/SUM([.Q41:.Q107])" office:value-type="float" office:value="2.58497595468456">
            <text:p>2.6</text:p>
          </table:table-cell>
          <table:table-cell table:formula="of:=SUM([.L41:.L107])/SUM([.R41:.R107])" office:value-type="float" office:value="9.01147752990624">
            <text:p>9.0</text:p>
          </table:table-cell>
          <table:table-cell table:formula="of:=SUM([.M41:.M107])/SUM([.S41:.S107])" office:value-type="float" office:value="20.1823863751289">
            <text:p>20.2</text:p>
          </table:table-cell>
          <table:table-cell table:style-name="ce2" table:formula="of:=SUM([.AA41:.AA107])/SUM([.AE41:.AE107])" office:value-type="float" office:value="22.5068089081166">
            <text:p>22.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Comparison with common set of countries (based on data availability), c. 1977</text:p>
          </table:table-cell>
          <table:table-cell table:number-columns-repeated="1023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>
            <text:p>judges - all</text:p>
          </table:table-cell>
          <table:table-cell office:value-type="string">
            <text:p>prisoners -all</text:p>
          </table:table-cell>
          <table:table-cell office:value-type="string">
            <text:p>prisoners - adults</text:p>
          </table:table-cell>
          <table:table-cell table:number-columns-repeated="1020"/>
        </table:table-row>
        <table:table-row table:style-name="ro1">
          <table:table-cell office:value-type="string">
            <text:p>countries / areas</text:p>
          </table:table-cell>
          <table:table-cell table:formula="of:=COUNT([.E41:.E63])" office:value-type="float" office:value="23">
            <text:p>23</text:p>
          </table:table-cell>
          <table:table-cell table:style-name="ce1" table:formula="of:=COUNT([.G41:.G63])" office:value-type="float" office:value="23">
            <text:p>23</text:p>
          </table:table-cell>
          <table:table-cell table:style-name="ce1" table:formula="of:=[.B23]" office:value-type="float" office:value="23">
            <text:p>23</text:p>
          </table:table-cell>
          <table:table-cell table:number-columns-repeated="1020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 office:value-type="string">
            <text:p>quartile 1 - sex ratios</text:p>
          </table:table-cell>
          <table:table-cell table:style-name="ce2" table:formula="of:=QUARTILE([.E41:.E63];1)" office:value-type="float" office:value="4.375">
            <text:p>4.4</text:p>
          </table:table-cell>
          <table:table-cell table:formula="of:=QUARTILE([.G41:.G63];1)" office:value-type="float" office:value="18.7845491202346">
            <text:p>18.8</text:p>
          </table:table-cell>
          <table:table-cell table:formula="of:=QUARTILE([.W41:.W63];1)" office:value-type="float" office:value="19.4277859237536">
            <text:p>19.4</text:p>
          </table:table-cell>
          <table:table-cell table:number-columns-repeated="4"/>
          <table:table-cell office:value-type="string">
            <text:p>for set of countries, see first row-group below</text:p>
          </table:table-cell>
          <table:table-cell table:number-columns-repeated="1015"/>
        </table:table-row>
        <table:table-row table:style-name="ro1">
          <table:table-cell office:value-type="string">
            <text:p>median - sex ratios</text:p>
          </table:table-cell>
          <table:table-cell table:style-name="ce2" table:formula="of:=QUARTILE([.E41:.E63];2)" office:value-type="float" office:value="12.6888888888889">
            <text:p>12.7</text:p>
          </table:table-cell>
          <table:table-cell table:formula="of:=QUARTILE([.G41:.G63];2)" office:value-type="float" office:value="28.0729653882133">
            <text:p>28.1</text:p>
          </table:table-cell>
          <table:table-cell table:formula="of:=QUARTILE([.W41:.W63];2)" office:value-type="float" office:value="27.6195445920304">
            <text:p>27.6</text:p>
          </table:table-cell>
          <table:table-cell table:number-columns-repeated="1020"/>
        </table:table-row>
        <table:table-row table:style-name="ro1">
          <table:table-cell office:value-type="string">
            <text:p>quartile 3 - sex ratios</text:p>
          </table:table-cell>
          <table:table-cell table:style-name="ce2" table:formula="of:=QUARTILE([.E41:.E63];3)" office:value-type="float" office:value="37.1106158833063">
            <text:p>37.1</text:p>
          </table:table-cell>
          <table:table-cell table:formula="of:=QUARTILE([.G41:.G63];3)" office:value-type="float" office:value="37.7114849774557">
            <text:p>37.7</text:p>
          </table:table-cell>
          <table:table-cell table:formula="of:=QUARTILE([.W41:.W63];3)" office:value-type="float" office:value="38.6499906369233">
            <text:p>38.6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office:value-type="string">
            <text:p>interquartile range</text:p>
          </table:table-cell>
          <table:table-cell table:style-name="ce2" table:formula="of:=[.B27]-[.B25]" office:value-type="float" office:value="32.7356158833063">
            <text:p>32.7</text:p>
          </table:table-cell>
          <table:table-cell table:formula="of:=[.C27]-[.C25]" office:value-type="float" office:value="18.9269358572211">
            <text:p>18.9</text:p>
          </table:table-cell>
          <table:table-cell table:formula="of:=[.D27]-[.D25]" office:value-type="float" office:value="19.2222047131696">
            <text:p>19.2</text:p>
          </table:table-cell>
          <table:table-cell table:number-columns-repeated="1020"/>
        </table:table-row>
        <table:table-row table:style-name="ro1">
          <table:table-cell office:value-type="string">
            <text:p>dispersion index</text:p>
          </table:table-cell>
          <table:table-cell table:style-name="ce3" table:formula="of:=LN([.B27]/[.B25])" office:value-type="float" office:value="2.13799655128006">
            <text:p>2.14</text:p>
          </table:table-cell>
          <table:table-cell table:style-name="ce3" table:formula="of:=LN([.C27]/[.C25])" office:value-type="float" office:value="0.696930012751037">
            <text:p>0.70</text:p>
          </table:table-cell>
          <table:table-cell table:style-name="ce3" table:formula="of:=LN([.D27]/[.D25])" office:value-type="float" office:value="0.687842227312071">
            <text:p>0.6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office:value-type="string">
            <text:p>group population</text:p>
          </table:table-cell>
          <table:table-cell table:formula="of:=SUM([.K41:.K63])+SUM([.Q41:.Q63])" office:value-type="float" office:value="144524">
            <text:p>144,524</text:p>
          </table:table-cell>
          <table:table-cell table:style-name="ce1" table:formula="of:=SUM([.M41:.M63])+SUM([.S41:.S63])" office:value-type="float" office:value="798482">
            <text:p>798,482</text:p>
          </table:table-cell>
          <table:table-cell table:style-name="ce1" table:formula="of:=SUM([.AA41:.AA63])+SUM([.AE41:.AE63])" office:value-type="float" office:value="710464">
            <text:p>710,464</text:p>
          </table:table-cell>
          <table:table-cell table:number-columns-repeated="1020"/>
        </table:table-row>
        <table:table-row table:style-name="ro1">
          <table:table-cell office:value-type="string">
            <text:p>total population</text:p>
          </table:table-cell>
          <table:table-cell table:formula="of:=SUM([.B41:.B63])" office:value-type="float" office:value="853819402.2">
            <text:p>853,819,402</text:p>
          </table:table-cell>
          <table:table-cell table:style-name="ce1" table:formula="of:=[.B33]" office:value-type="float" office:value="853819402.2">
            <text:p>853,819,402</text:p>
          </table:table-cell>
          <table:table-cell table:style-name="ce1" table:formula="of:=[.B33]" office:value-type="float" office:value="853819402.2">
            <text:p>853,819,402</text:p>
          </table:table-cell>
          <table:table-cell table:number-columns-repeated="1020"/>
        </table:table-row>
        <table:table-row table:style-name="ro1">
          <table:table-cell office:value-type="string">
            <text:p>total group sex ratio</text:p>
          </table:table-cell>
          <table:table-cell table:style-name="ce4" table:formula="of:=SUM([.K41:.K63])/SUM([.Q41:.Q63])" office:value-type="float" office:value="2.92792303092896">
            <text:p>2.9</text:p>
          </table:table-cell>
          <table:table-cell table:style-name="ce4" table:formula="of:=SUM([.M41:.M63])/SUM([.S41:.S63])" office:value-type="float" office:value="20.3554961219577">
            <text:p>20.4</text:p>
          </table:table-cell>
          <table:table-cell table:formula="of:=SUM([.AA41:.AA63])/SUM([.AE41:.AE63])" office:value-type="float" office:value="23.6423641219521">
            <text:p>2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string">
            <text:p>Country/area-specific comparisons, c. 19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4" office:value-type="string">
            <text:p>sex ratio</text:p>
          </table:table-cell>
          <table:table-cell table:style-name="ce2" office:value-type="string">
            <text:p>sex ratio</text:p>
          </table:table-cell>
          <table:table-cell/>
          <table:table-cell table:number-columns-repeated="4" office:value-type="string">
            <text:p>male</text:p>
          </table:table-cell>
          <table:table-cell table:style-name="ce1" office:value-type="string">
            <text:p>male</text:p>
          </table:table-cell>
          <table:table-cell/>
          <table:table-cell table:number-columns-repeated="4" office:value-type="string">
            <text:p>female</text:p>
          </table:table-cell>
          <table:table-cell table:style-name="ce1" office:value-type="string">
            <text:p>female</text:p>
          </table:table-cell>
          <table:table-cell/>
          <table:table-cell table:number-columns-repeated="4" office:value-type="string">
            <text:p>sex ratio</text:p>
          </table:table-cell>
          <table:table-cell table:number-columns-repeated="4" office:value-type="string">
            <text:p>male</text:p>
          </table:table-cell>
          <table:table-cell table:number-columns-repeated="4" office:value-type="string">
            <text:p>female</text:p>
          </table:table-cell>
          <table:table-cell table:number-columns-repeated="992"/>
        </table:table-row>
        <table:table-row table:style-name="ro1">
          <table:table-cell office:value-type="string">
            <text:p>area</text:p>
          </table:table-cell>
          <table:table-cell office:value-type="string">
            <text:p>total population 1977</text:p>
          </table:table-cell>
          <table:table-cell office:value-type="string">
            <text:p>police personnel</text:p>
          </table:table-cell>
          <table:table-cell office:value-type="string">
            <text:p>prosecutors</text:p>
          </table:table-cell>
          <table:table-cell office:value-type="string">
            <text:p>judges - all</text:p>
          </table:table-cell>
          <table:table-cell office:value-type="string">
            <text:p>prison staff</text:p>
          </table:table-cell>
          <table:table-cell table:style-name="ce2" office:value-type="string">
            <text:p>prisoners - all</text:p>
          </table:table-cell>
          <table:table-cell/>
          <table:table-cell office:value-type="string">
            <text:p>police personnel</text:p>
          </table:table-cell>
          <table:table-cell office:value-type="string">
            <text:p>prosecutors</text:p>
          </table:table-cell>
          <table:table-cell office:value-type="string">
            <text:p>judges - all</text:p>
          </table:table-cell>
          <table:table-cell office:value-type="string">
            <text:p>prison staff</text:p>
          </table:table-cell>
          <table:table-cell table:style-name="ce2" office:value-type="string">
            <text:p>prisoners - all</text:p>
          </table:table-cell>
          <table:table-cell/>
          <table:table-cell office:value-type="string">
            <text:p>police personnel</text:p>
          </table:table-cell>
          <table:table-cell office:value-type="string">
            <text:p>prosecutors</text:p>
          </table:table-cell>
          <table:table-cell office:value-type="string">
            <text:p>judges - all</text:p>
          </table:table-cell>
          <table:table-cell office:value-type="string">
            <text:p>prison staff</text:p>
          </table:table-cell>
          <table:table-cell table:style-name="ce2" office:value-type="string">
            <text:p>prisoners - all</text:p>
          </table:table-cell>
          <table:table-cell/>
          <table:table-cell office:value-type="string">
            <text:p>judges - lay</text:p>
          </table:table-cell>
          <table:table-cell office:value-type="string">
            <text:p>judges - professional</text:p>
          </table:table-cell>
          <table:table-cell office:value-type="string">
            <text:p>prisoners - adults</text:p>
          </table:table-cell>
          <table:table-cell office:value-type="string">
            <text:p>prisoners - juvenile</text:p>
          </table:table-cell>
          <table:table-cell office:value-type="string">
            <text:p>judges - lay</text:p>
          </table:table-cell>
          <table:table-cell office:value-type="string">
            <text:p>judges - professional</text:p>
          </table:table-cell>
          <table:table-cell office:value-type="string">
            <text:p>prisoners - adults</text:p>
          </table:table-cell>
          <table:table-cell office:value-type="string">
            <text:p>prisoners - juvenile</text:p>
          </table:table-cell>
          <table:table-cell office:value-type="string">
            <text:p>judges - lay</text:p>
          </table:table-cell>
          <table:table-cell office:value-type="string">
            <text:p>judges - professional</text:p>
          </table:table-cell>
          <table:table-cell office:value-type="string">
            <text:p>prisoners - adults</text:p>
          </table:table-cell>
          <table:table-cell office:value-type="string">
            <text:p>prisoners - juvenile</text:p>
          </table:table-cell>
          <table:table-cell/>
          <table:table-cell table:style-name="ce1"/>
          <table:table-cell table:style-name="ce2" table:number-columns-repeated="4"/>
          <table:table-cell table:number-columns-repeated="986"/>
        </table:table-row>
        <table:table-row table:style-name="ro1">
          <table:table-cell office:value-type="string">
            <text:p>Sweden</text:p>
          </table:table-cell>
          <table:table-cell office:value-type="float" office:value="8251540">
            <text:p>8,251,540</text:p>
          </table:table-cell>
          <table:table-cell/>
          <table:table-cell office:value-type="float" office:value="6.72">
            <text:p>6.7</text:p>
          </table:table-cell>
          <table:table-cell office:value-type="float" office:value="1.0321489001692">
            <text:p>1.0</text:p>
          </table:table-cell>
          <table:table-cell office:value-type="float" office:value="4.24942263279446">
            <text:p>4.2</text:p>
          </table:table-cell>
          <table:table-cell table:style-name="ce2" table:formula="of:=[.M41]/[.S41]" office:value-type="float" office:value="8">
            <text:p>8.0</text:p>
          </table:table-cell>
          <table:table-cell table:number-columns-repeated="2"/>
          <table:table-cell office:value-type="float" office:value="504">
            <text:p>504</text:p>
          </table:table-cell>
          <table:table-cell office:value-type="float" office:value="610">
            <text:p>610</text:p>
          </table:table-cell>
          <table:table-cell office:value-type="float" office:value="3680">
            <text:p>3,680</text:p>
          </table:table-cell>
          <table:table-cell table:style-name="ce1" table:formula="of:=[.AA41]+[.AB41]" office:value-type="float" office:value="128">
            <text:p>128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float" office:value="591">
            <text:p>591</text:p>
          </table:table-cell>
          <table:table-cell office:value-type="float" office:value="866">
            <text:p>866</text:p>
          </table:table-cell>
          <table:table-cell table:style-name="ce1" table:formula="of:=[.AE41]+[.AF41]" office:value-type="float" office:value="16">
            <text:p>16</text:p>
          </table:table-cell>
          <table:table-cell/>
          <table:table-cell office:value-type="float" office:value="0.925133689839572">
            <text:p>0.9</text:p>
          </table:table-cell>
          <table:table-cell office:value-type="float" office:value="3.03333333333333">
            <text:p>3.0</text:p>
          </table:table-cell>
          <table:table-cell office:value-type="float" office:value="8">
            <text:p>8.0</text:p>
          </table:table-cell>
          <table:table-cell/>
          <table:table-cell office:value-type="float" office:value="519">
            <text:p>519</text:p>
          </table:table-cell>
          <table:table-cell office:value-type="float" office:value="91">
            <text:p>91</text:p>
          </table:table-cell>
          <table:table-cell office:value-type="float" office:value="128">
            <text:p>128</text:p>
          </table:table-cell>
          <table:table-cell/>
          <table:table-cell office:value-type="float" office:value="561">
            <text:p>561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/>
          <table:table-cell table:number-columns-repeated="4"/>
          <table:table-cell table:style-name="ce2" table:number-columns-repeated="2"/>
          <table:table-cell table:number-columns-repeated="986"/>
        </table:table-row>
        <table:table-row table:style-name="ro1">
          <table:table-cell office:value-type="string">
            <text:p>Poland</text:p>
          </table:table-cell>
          <table:table-cell office:value-type="float" office:value="34689050">
            <text:p>34,689,050</text:p>
          </table:table-cell>
          <table:table-cell table:number-columns-repeated="2"/>
          <table:table-cell office:value-type="float" office:value="1.62167243515789">
            <text:p>1.6</text:p>
          </table:table-cell>
          <table:table-cell/>
          <table:table-cell table:style-name="ce2" table:formula="of:=[.M42]/[.S42]" office:value-type="float" office:value="24.2357320099256">
            <text:p>24.2</text:p>
          </table:table-cell>
          <table:table-cell table:number-columns-repeated="3"/>
          <table:table-cell office:value-type="float" office:value="37952">
            <text:p>37,952</text:p>
          </table:table-cell>
          <table:table-cell/>
          <table:table-cell table:style-name="ce1" table:formula="of:=[.AA42]+[.AB42]" office:value-type="float" office:value="78136">
            <text:p>78,136</text:p>
          </table:table-cell>
          <table:table-cell table:number-columns-repeated="3"/>
          <table:table-cell office:value-type="float" office:value="23403">
            <text:p>23,403</text:p>
          </table:table-cell>
          <table:table-cell/>
          <table:table-cell table:style-name="ce1" table:formula="of:=[.AE42]+[.AF42]" office:value-type="float" office:value="3224">
            <text:p>3,224</text:p>
          </table:table-cell>
          <table:table-cell/>
          <table:table-cell office:value-type="float" office:value="2.13917621554661">
            <text:p>2.1</text:p>
          </table:table-cell>
          <table:table-cell office:value-type="float" office:value="0.470515293469275">
            <text:p>0.5</text:p>
          </table:table-cell>
          <table:table-cell office:value-type="float" office:value="22.9229463679566">
            <text:p>22.9</text:p>
          </table:table-cell>
          <table:table-cell office:value-type="float" office:value="38.1474820143885">
            <text:p>38.1</text:p>
          </table:table-cell>
          <table:table-cell office:value-type="float" office:value="34537">
            <text:p>34,537</text:p>
          </table:table-cell>
          <table:table-cell office:value-type="float" office:value="3415">
            <text:p>3,415</text:p>
          </table:table-cell>
          <table:table-cell office:value-type="float" office:value="67531">
            <text:p>67,531</text:p>
          </table:table-cell>
          <table:table-cell office:value-type="float" office:value="10605">
            <text:p>10,605</text:p>
          </table:table-cell>
          <table:table-cell office:value-type="float" office:value="16145">
            <text:p>16,145</text:p>
          </table:table-cell>
          <table:table-cell office:value-type="float" office:value="7258">
            <text:p>7,258</text:p>
          </table:table-cell>
          <table:table-cell office:value-type="float" office:value="2946">
            <text:p>2,946</text:p>
          </table:table-cell>
          <table:table-cell office:value-type="float" office:value="278">
            <text:p>278</text:p>
          </table:table-cell>
          <table:table-cell table:number-columns-repeated="4"/>
          <table:table-cell table:style-name="ce2" table:number-columns-repeated="2"/>
          <table:table-cell table:number-columns-repeated="986"/>
        </table:table-row>
        <table:table-row table:style-name="ro1">
          <table:table-cell office:value-type="string">
            <text:p>United Kingdom: England &amp; Wales</text:p>
          </table:table-cell>
          <table:table-cell office:value-type="float" office:value="49440000">
            <text:p>49,440,000</text:p>
          </table:table-cell>
          <table:table-cell table:number-columns-repeated="2"/>
          <table:table-cell office:value-type="float" office:value="1.81628745212886">
            <text:p>1.8</text:p>
          </table:table-cell>
          <table:table-cell office:value-type="float" office:value="3.48469793322734">
            <text:p>3.5</text:p>
          </table:table-cell>
          <table:table-cell table:style-name="ce2" table:formula="of:=[.M43]/[.S43]" office:value-type="float" office:value="29.6111929307806">
            <text:p>29.6</text:p>
          </table:table-cell>
          <table:table-cell table:number-columns-repeated="3"/>
          <table:table-cell office:value-type="float" office:value="16125">
            <text:p>16,125</text:p>
          </table:table-cell>
          <table:table-cell office:value-type="float" office:value="17535">
            <text:p>17,535</text:p>
          </table:table-cell>
          <table:table-cell table:style-name="ce1" table:formula="of:=[.AA43]+[.AB43]" office:value-type="float" office:value="40212">
            <text:p>40,212</text:p>
          </table:table-cell>
          <table:table-cell table:number-columns-repeated="3"/>
          <table:table-cell office:value-type="float" office:value="8878">
            <text:p>8,878</text:p>
          </table:table-cell>
          <table:table-cell office:value-type="float" office:value="5032">
            <text:p>5,032</text:p>
          </table:table-cell>
          <table:table-cell table:style-name="ce1" table:formula="of:=[.AE43]+[.AF43]" office:value-type="float" office:value="1358">
            <text:p>1,358</text:p>
          </table:table-cell>
          <table:table-cell/>
          <table:table-cell office:value-type="float" office:value="1.65344632768362">
            <text:p>1.7</text:p>
          </table:table-cell>
          <table:table-cell office:value-type="float" office:value="53.2857142857143">
            <text:p>53.3</text:p>
          </table:table-cell>
          <table:table-cell office:value-type="float" office:value="30.6171792152704">
            <text:p>30.6</text:p>
          </table:table-cell>
          <table:table-cell office:value-type="float" office:value="27.3253012048193">
            <text:p>27.3</text:p>
          </table:table-cell>
          <table:table-cell office:value-type="float" office:value="14633">
            <text:p>14,633</text:p>
          </table:table-cell>
          <table:table-cell office:value-type="float" office:value="1492">
            <text:p>1,492</text:p>
          </table:table-cell>
          <table:table-cell office:value-type="float" office:value="28872">
            <text:p>28,872</text:p>
          </table:table-cell>
          <table:table-cell office:value-type="float" office:value="11340">
            <text:p>11,340</text:p>
          </table:table-cell>
          <table:table-cell office:value-type="float" office:value="8850">
            <text:p>8,850</text:p>
          </table:table-cell>
          <table:table-cell office:value-type="float" office:value="28">
            <text:p>28</text:p>
          </table:table-cell>
          <table:table-cell office:value-type="float" office:value="943">
            <text:p>943</text:p>
          </table:table-cell>
          <table:table-cell office:value-type="float" office:value="415">
            <text:p>415</text:p>
          </table:table-cell>
          <table:table-cell table:number-columns-repeated="992"/>
        </table:table-row>
        <table:table-row table:style-name="ro1">
          <table:table-cell office:value-type="string">
            <text:p>Uruguay</text:p>
          </table:table-cell>
          <table:table-cell office:value-type="float" office:value="2856206">
            <text:p>2,856,206</text:p>
          </table:table-cell>
          <table:table-cell/>
          <table:table-cell office:value-type="float" office:value="1">
            <text:p>1.0</text:p>
          </table:table-cell>
          <table:table-cell office:value-type="float" office:value="2.23157894736842">
            <text:p>2.2</text:p>
          </table:table-cell>
          <table:table-cell office:value-type="float" office:value="12.1153846153846">
            <text:p>12.1</text:p>
          </table:table-cell>
          <table:table-cell table:style-name="ce2" table:formula="of:=[.M44]/[.S44]" office:value-type="float" office:value="15.8602941176471">
            <text:p>15.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12">
            <text:p>212</text:p>
          </table:table-cell>
          <table:table-cell office:value-type="float" office:value="315">
            <text:p>315</text:p>
          </table:table-cell>
          <table:table-cell table:style-name="ce1" table:formula="of:=[.AA44]+[.AB44]" office:value-type="float" office:value="2157">
            <text:p>2,15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5">
            <text:p>95</text:p>
          </table:table-cell>
          <table:table-cell office:value-type="float" office:value="26">
            <text:p>26</text:p>
          </table:table-cell>
          <table:table-cell table:style-name="ce1" table:formula="of:=[.AE44]+[.AF44]" office:value-type="float" office:value="136">
            <text:p>136</text:p>
          </table:table-cell>
          <table:table-cell table:number-columns-repeated="2"/>
          <table:table-cell office:value-type="float" office:value="2.23157894736842">
            <text:p>2.2</text:p>
          </table:table-cell>
          <table:table-cell office:value-type="float" office:value="15.7786885245902">
            <text:p>15.8</text:p>
          </table:table-cell>
          <table:table-cell office:value-type="float" office:value="16.5714285714286">
            <text:p>16.6</text:p>
          </table:table-cell>
          <table:table-cell/>
          <table:table-cell office:value-type="float" office:value="212">
            <text:p>212</text:p>
          </table:table-cell>
          <table:table-cell office:value-type="float" office:value="1925">
            <text:p>1,925</text:p>
          </table:table-cell>
          <table:table-cell office:value-type="float" office:value="232">
            <text:p>232</text:p>
          </table:table-cell>
          <table:table-cell/>
          <table:table-cell office:value-type="float" office:value="95">
            <text:p>95</text:p>
          </table:table-cell>
          <table:table-cell office:value-type="float" office:value="122">
            <text:p>122</text:p>
          </table:table-cell>
          <table:table-cell office:value-type="float" office:value="14">
            <text:p>14</text:p>
          </table:table-cell>
          <table:table-cell table:number-columns-repeated="992"/>
        </table:table-row>
        <table:table-row table:style-name="ro1">
          <table:table-cell office:value-type="string">
            <text:p>Chile</text:p>
          </table:table-cell>
          <table:table-cell office:value-type="float" office:value="10719748">
            <text:p>10,719,748</text:p>
          </table:table-cell>
          <table:table-cell table:number-columns-repeated="2"/>
          <table:table-cell office:value-type="float" office:value="2.60240963855422">
            <text:p>2.6</text:p>
          </table:table-cell>
          <table:table-cell office:value-type="float" office:value="8.11153846153846">
            <text:p>8.1</text:p>
          </table:table-cell>
          <table:table-cell table:style-name="ce2" table:formula="of:=[.M45]/[.S45]" office:value-type="float" office:value="4.95752895752896">
            <text:p>5.0</text:p>
          </table:table-cell>
          <table:table-cell table:number-columns-repeated="3"/>
          <table:table-cell office:value-type="float" office:value="216">
            <text:p>216</text:p>
          </table:table-cell>
          <table:table-cell office:value-type="float" office:value="4218">
            <text:p>4,218</text:p>
          </table:table-cell>
          <table:table-cell table:style-name="ce1" table:formula="of:=[.AA45]+[.AB45]" office:value-type="float" office:value="1284">
            <text:p>1,284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520">
            <text:p>520</text:p>
          </table:table-cell>
          <table:table-cell table:style-name="ce1" table:formula="of:=[.AE45]+[.AF45]" office:value-type="float" office:value="259">
            <text:p>259</text:p>
          </table:table-cell>
          <table:table-cell table:number-columns-repeated="2"/>
          <table:table-cell office:value-type="float" office:value="2.60240963855422">
            <text:p>2.6</text:p>
          </table:table-cell>
          <table:table-cell office:value-type="float" office:value="10.6911764705882">
            <text:p>10.7</text:p>
          </table:table-cell>
          <table:table-cell office:value-type="float" office:value="2.91623036649215">
            <text:p>2.9</text:p>
          </table:table-cell>
          <table:table-cell/>
          <table:table-cell office:value-type="float" office:value="216">
            <text:p>216</text:p>
          </table:table-cell>
          <table:table-cell office:value-type="float" office:value="727">
            <text:p>727</text:p>
          </table:table-cell>
          <table:table-cell office:value-type="float" office:value="557">
            <text:p>557</text:p>
          </table:table-cell>
          <table:table-cell/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191">
            <text:p>191</text:p>
          </table:table-cell>
          <table:table-cell table:number-columns-repeated="992"/>
        </table:table-row>
        <table:table-row table:style-name="ro1">
          <table:table-cell office:value-type="string">
            <text:p>Saint Lucia</text:p>
          </table:table-cell>
          <table:table-cell office:value-type="float" office:value="111300">
            <text:p>111,300</text:p>
          </table:table-cell>
          <table:table-cell table:number-columns-repeated="2"/>
          <table:table-cell office:value-type="float" office:value="3">
            <text:p>3.0</text:p>
          </table:table-cell>
          <table:table-cell office:value-type="float" office:value="6.33333333333333">
            <text:p>6.3</text:p>
          </table:table-cell>
          <table:table-cell table:style-name="ce2" table:formula="of:=[.M46]/[.S46]" office:value-type="float" office:value="50.1818181818182">
            <text:p>50.2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table:style-name="ce1" table:formula="of:=[.AA46]+[.AB46]" office:value-type="float" office:value="1104">
            <text:p>1,10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" table:formula="of:=[.AE46]+[.AF46]" office:value-type="float" office:value="22">
            <text:p>22</text:p>
          </table:table-cell>
          <table:table-cell table:number-columns-repeated="2"/>
          <table:table-cell office:value-type="float" office:value="3">
            <text:p>3.0</text:p>
          </table:table-cell>
          <table:table-cell office:value-type="float" office:value="49.2727272727273">
            <text:p>49.3</text:p>
          </table:table-cell>
          <table:table-cell office:value-type="float" office:value="99999">
            <text:p>99999.0</text:p>
          </table:table-cell>
          <table:table-cell/>
          <table:table-cell office:value-type="float" office:value="3">
            <text:p>3</text:p>
          </table:table-cell>
          <table:table-cell office:value-type="float" office:value="1084">
            <text:p>1,084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4"/>
          <table:table-cell table:style-name="ce2" table:number-columns-repeated="2"/>
          <table:table-cell table:number-columns-repeated="986"/>
        </table:table-row>
        <table:table-row table:style-name="ro1">
          <table:table-cell office:value-type="string">
            <text:p>Mauritius</text:p>
          </table:table-cell>
          <table:table-cell office:value-type="float" office:value="921379.2">
            <text:p>921,379</text:p>
          </table:table-cell>
          <table:table-cell table:number-columns-repeated="2"/>
          <table:table-cell office:value-type="float" office:value="5.75">
            <text:p>5.8</text:p>
          </table:table-cell>
          <table:table-cell office:value-type="float" office:value="25.5">
            <text:p>25.5</text:p>
          </table:table-cell>
          <table:table-cell table:style-name="ce2" table:formula="of:=[.M47]/[.S47]" office:value-type="float" office:value="37.3421052631579">
            <text:p>37.3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357">
            <text:p>357</text:p>
          </table:table-cell>
          <table:table-cell table:style-name="ce1" table:formula="of:=[.AA47]+[.AB47]" office:value-type="float" office:value="1419">
            <text:p>1,419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ce1" table:formula="of:=[.AE47]+[.AF47]" office:value-type="float" office:value="38">
            <text:p>38</text:p>
          </table:table-cell>
          <table:table-cell table:number-columns-repeated="2"/>
          <table:table-cell office:value-type="float" office:value="5.75">
            <text:p>5.8</text:p>
          </table:table-cell>
          <table:table-cell office:value-type="float" office:value="51.8846153846154">
            <text:p>51.9</text:p>
          </table:table-cell>
          <table:table-cell office:value-type="float" office:value="5.83333333333333">
            <text:p>5.8</text:p>
          </table:table-cell>
          <table:table-cell/>
          <table:table-cell office:value-type="float" office:value="23">
            <text:p>23</text:p>
          </table:table-cell>
          <table:table-cell office:value-type="float" office:value="1349">
            <text:p>1,349</text:p>
          </table:table-cell>
          <table:table-cell office:value-type="float" office:value="70">
            <text:p>70</text:p>
          </table:table-cell>
          <table:table-cell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2" table:number-columns-repeated="2"/>
          <table:table-cell table:number-columns-repeated="986"/>
        </table:table-row>
        <table:table-row table:style-name="ro1">
          <table:table-cell office:value-type="string">
            <text:p>Indonesia</text:p>
          </table:table-cell>
          <table:table-cell office:value-type="float" office:value="140688052">
            <text:p>140,688,052</text:p>
          </table:table-cell>
          <table:table-cell/>
          <table:table-cell office:value-type="float" office:value="7.716796875">
            <text:p>7.7</text:p>
          </table:table-cell>
          <table:table-cell office:value-type="float" office:value="5.84761904761905">
            <text:p>5.8</text:p>
          </table:table-cell>
          <table:table-cell office:value-type="float" office:value="18.9985775248933">
            <text:p>19.0</text:p>
          </table:table-cell>
          <table:table-cell table:style-name="ce2" table:formula="of:=[.M48]/[.S48]" office:value-type="float" office:value="38.6602209944751">
            <text:p>38.7</text:p>
          </table:table-cell>
          <table:table-cell table:number-columns-repeated="2"/>
          <table:table-cell office:value-type="float" office:value="3951">
            <text:p>3,951</text:p>
          </table:table-cell>
          <table:table-cell office:value-type="float" office:value="1842">
            <text:p>1,842</text:p>
          </table:table-cell>
          <table:table-cell office:value-type="float" office:value="13356">
            <text:p>13,356</text:p>
          </table:table-cell>
          <table:table-cell table:style-name="ce1" table:formula="of:=[.AA48]+[.AB48]" office:value-type="float" office:value="27990">
            <text:p>27,990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float" office:value="315">
            <text:p>315</text:p>
          </table:table-cell>
          <table:table-cell office:value-type="float" office:value="703">
            <text:p>703</text:p>
          </table:table-cell>
          <table:table-cell table:style-name="ce1" table:formula="of:=[.AE48]+[.AF48]" office:value-type="float" office:value="724">
            <text:p>724</text:p>
          </table:table-cell>
          <table:table-cell table:number-columns-repeated="2"/>
          <table:table-cell office:value-type="float" office:value="5.84761904761905">
            <text:p>5.8</text:p>
          </table:table-cell>
          <table:table-cell office:value-type="float" office:value="38.7033426183844">
            <text:p>38.7</text:p>
          </table:table-cell>
          <table:table-cell office:value-type="float" office:value="33.5">
            <text:p>33.5</text:p>
          </table:table-cell>
          <table:table-cell/>
          <table:table-cell office:value-type="float" office:value="1842">
            <text:p>1,842</text:p>
          </table:table-cell>
          <table:table-cell office:value-type="float" office:value="27789">
            <text:p>27,789</text:p>
          </table:table-cell>
          <table:table-cell office:value-type="float" office:value="201">
            <text:p>201</text:p>
          </table:table-cell>
          <table:table-cell/>
          <table:table-cell office:value-type="float" office:value="315">
            <text:p>315</text:p>
          </table:table-cell>
          <table:table-cell office:value-type="float" office:value="718">
            <text:p>718</text:p>
          </table:table-cell>
          <table:table-cell office:value-type="float" office:value="6">
            <text:p>6</text:p>
          </table:table-cell>
          <table:table-cell table:number-columns-repeated="4"/>
          <table:table-cell table:style-name="ce2" table:number-columns-repeated="2"/>
          <table:table-cell table:number-columns-repeated="986"/>
        </table:table-row>
        <table:table-row table:style-name="ro1">
          <table:table-cell office:value-type="string">
            <text:p>New Zealand</text:p>
          </table:table-cell>
          <table:table-cell office:value-type="float" office:value="3120000">
            <text:p>3,120,000</text:p>
          </table:table-cell>
          <table:table-cell/>
          <table:table-cell office:value-type="float" office:value="41.5">
            <text:p>41.5</text:p>
          </table:table-cell>
          <table:table-cell office:value-type="float" office:value="7.4296875">
            <text:p>7.4</text:p>
          </table:table-cell>
          <table:table-cell/>
          <table:table-cell table:style-name="ce2" table:formula="of:=[.M49]/[.S49]" office:value-type="float" office:value="22.4710743801653">
            <text:p>22.5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float" office:value="6657">
            <text:p>6,657</text:p>
          </table:table-cell>
          <table:table-cell/>
          <table:table-cell table:style-name="ce1" table:formula="of:=[.AA49]+[.AB49]" office:value-type="float" office:value="2719">
            <text:p>2,71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896">
            <text:p>896</text:p>
          </table:table-cell>
          <table:table-cell/>
          <table:table-cell table:style-name="ce1" table:formula="of:=[.AE49]+[.AF49]" office:value-type="float" office:value="121">
            <text:p>121</text:p>
          </table:table-cell>
          <table:table-cell/>
          <table:table-cell office:value-type="float" office:value="7.33631284916201">
            <text:p>7.3</text:p>
          </table:table-cell>
          <table:table-cell office:value-type="float" office:value="91">
            <text:p>91.0</text:p>
          </table:table-cell>
          <table:table-cell office:value-type="float" office:value="22.4710743801653">
            <text:p>22.5</text:p>
          </table:table-cell>
          <table:table-cell/>
          <table:table-cell office:value-type="float" office:value="6566">
            <text:p>6,566</text:p>
          </table:table-cell>
          <table:table-cell office:value-type="float" office:value="91">
            <text:p>91</text:p>
          </table:table-cell>
          <table:table-cell office:value-type="float" office:value="2719">
            <text:p>2,719</text:p>
          </table:table-cell>
          <table:table-cell/>
          <table:table-cell office:value-type="float" office:value="895">
            <text:p>895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/>
          <table:table-cell table:number-columns-repeated="4"/>
          <table:table-cell table:style-name="ce2" table:number-columns-repeated="2"/>
          <table:table-cell table:number-columns-repeated="986"/>
        </table:table-row>
        <table:table-row table:style-name="ro1">
          <table:table-cell office:value-type="string">
            <text:p>Germany, Federal Rep Of</text:p>
          </table:table-cell>
          <table:table-cell office:value-type="float" office:value="61400000">
            <text:p>61,400,000</text:p>
          </table:table-cell>
          <table:table-cell/>
          <table:table-cell office:value-type="float" office:value="10.9816513761468">
            <text:p>11.0</text:p>
          </table:table-cell>
          <table:table-cell office:value-type="float" office:value="7.79392495533055">
            <text:p>7.8</text:p>
          </table:table-cell>
          <table:table-cell/>
          <table:table-cell table:style-name="ce2" table:formula="of:=[.M50]/[.S50]" office:value-type="float" office:value="25.872412132884">
            <text:p>25.9</text:p>
          </table:table-cell>
          <table:table-cell table:number-columns-repeated="2"/>
          <table:table-cell office:value-type="float" office:value="3591">
            <text:p>3,591</text:p>
          </table:table-cell>
          <table:table-cell office:value-type="float" office:value="13086">
            <text:p>13,086</text:p>
          </table:table-cell>
          <table:table-cell/>
          <table:table-cell table:style-name="ce1" table:formula="of:=[.AA50]+[.AB50]" office:value-type="float" office:value="53737">
            <text:p>53,737</text:p>
          </table:table-cell>
          <table:table-cell table:number-columns-repeated="2"/>
          <table:table-cell office:value-type="float" office:value="327">
            <text:p>327</text:p>
          </table:table-cell>
          <table:table-cell office:value-type="float" office:value="1679">
            <text:p>1,679</text:p>
          </table:table-cell>
          <table:table-cell/>
          <table:table-cell table:style-name="ce1" table:formula="of:=[.AE50]+[.AF50]" office:value-type="float" office:value="2077">
            <text:p>2,077</text:p>
          </table:table-cell>
          <table:table-cell table:number-columns-repeated="2"/>
          <table:table-cell office:value-type="float" office:value="7.79392495533055">
            <text:p>7.8</text:p>
          </table:table-cell>
          <table:table-cell office:value-type="float" office:value="27.5879574970484">
            <text:p>27.6</text:p>
          </table:table-cell>
          <table:table-cell office:value-type="float" office:value="18.2845953002611">
            <text:p>18.3</text:p>
          </table:table-cell>
          <table:table-cell/>
          <table:table-cell office:value-type="float" office:value="13086">
            <text:p>13,086</text:p>
          </table:table-cell>
          <table:table-cell office:value-type="float" office:value="46734">
            <text:p>46,734</text:p>
          </table:table-cell>
          <table:table-cell office:value-type="float" office:value="7003">
            <text:p>7,003</text:p>
          </table:table-cell>
          <table:table-cell/>
          <table:table-cell office:value-type="float" office:value="1679">
            <text:p>1,679</text:p>
          </table:table-cell>
          <table:table-cell office:value-type="float" office:value="1694">
            <text:p>1,694</text:p>
          </table:table-cell>
          <table:table-cell office:value-type="float" office:value="383">
            <text:p>383</text:p>
          </table:table-cell>
          <table:table-cell table:number-columns-repeated="4"/>
          <table:table-cell table:style-name="ce2" table:number-columns-repeated="2"/>
          <table:table-cell table:number-columns-repeated="986"/>
        </table:table-row>
        <table:table-row table:style-name="ro1">
          <table:table-cell office:value-type="string">
            <text:p>Honduras</text:p>
          </table:table-cell>
          <table:table-cell office:value-type="float" office:value="3300735">
            <text:p>3,300,735</text:p>
          </table:table-cell>
          <table:table-cell/>
          <table:table-cell office:value-type="float" office:value="36">
            <text:p>36.0</text:p>
          </table:table-cell>
          <table:table-cell office:value-type="float" office:value="10.2285714285714">
            <text:p>10.2</text:p>
          </table:table-cell>
          <table:table-cell office:value-type="float" office:value="16.6829268292683">
            <text:p>16.7</text:p>
          </table:table-cell>
          <table:table-cell table:style-name="ce2" table:formula="of:=[.M51]/[.S51]" office:value-type="float" office:value="37.2089552238806">
            <text:p>37.2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358">
            <text:p>358</text:p>
          </table:table-cell>
          <table:table-cell office:value-type="float" office:value="684">
            <text:p>684</text:p>
          </table:table-cell>
          <table:table-cell table:style-name="ce1" table:formula="of:=[.AA51]+[.AB51]" office:value-type="float" office:value="2493">
            <text:p>2,49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table:style-name="ce1" table:formula="of:=[.AE51]+[.AF51]" office:value-type="float" office:value="67">
            <text:p>67</text:p>
          </table:table-cell>
          <table:table-cell/>
          <table:table-cell office:value-type="float" office:value="8">
            <text:p>8.0</text:p>
          </table:table-cell>
          <table:table-cell office:value-type="float" office:value="99999">
            <text:p>99999.0</text:p>
          </table:table-cell>
          <table:table-cell office:value-type="float" office:value="30.8059701492537">
            <text:p>30.8</text:p>
          </table:table-cell>
          <table:table-cell office:value-type="float" office:value="99999">
            <text:p>99999.0</text:p>
          </table:table-cell>
          <table:table-cell office:value-type="float" office:value="280">
            <text:p>280</text:p>
          </table:table-cell>
          <table:table-cell office:value-type="float" office:value="78">
            <text:p>78</text:p>
          </table:table-cell>
          <table:table-cell office:value-type="float" office:value="2064">
            <text:p>2,064</text:p>
          </table:table-cell>
          <table:table-cell office:value-type="float" office:value="429">
            <text:p>4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Finland</text:p>
          </table:table-cell>
          <table:table-cell office:value-type="float" office:value="4738902">
            <text:p>4,738,902</text:p>
          </table:table-cell>
          <table:table-cell/>
          <table:table-cell office:value-type="float" office:value="23.6666666666667">
            <text:p>23.7</text:p>
          </table:table-cell>
          <table:table-cell office:value-type="float" office:value="12.6888888888889">
            <text:p>12.7</text:p>
          </table:table-cell>
          <table:table-cell office:value-type="float" office:value="5.98456790123457">
            <text:p>6.0</text:p>
          </table:table-cell>
          <table:table-cell table:style-name="ce2" table:formula="of:=[.M52]/[.S52]" office:value-type="float" office:value="37.036231884058">
            <text:p>37.0</text:p>
          </table:table-cell>
          <table:table-cell table:number-columns-repeated="2"/>
          <table:table-cell office:value-type="float" office:value="355">
            <text:p>355</text:p>
          </table:table-cell>
          <table:table-cell office:value-type="float" office:value="571">
            <text:p>571</text:p>
          </table:table-cell>
          <table:table-cell office:value-type="float" office:value="1939">
            <text:p>1,939</text:p>
          </table:table-cell>
          <table:table-cell table:style-name="ce1" table:formula="of:=[.AA52]+[.AB52]" office:value-type="float" office:value="5111">
            <text:p>5,11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324">
            <text:p>324</text:p>
          </table:table-cell>
          <table:table-cell table:style-name="ce1" table:formula="of:=[.AE52]+[.AF52]" office:value-type="float" office:value="138">
            <text:p>138</text:p>
          </table:table-cell>
          <table:table-cell/>
          <table:table-cell office:value-type="float" office:value="15.3333333333333">
            <text:p>15.3</text:p>
          </table:table-cell>
          <table:table-cell office:value-type="float" office:value="12.5">
            <text:p>12.5</text:p>
          </table:table-cell>
          <table:table-cell office:value-type="float" office:value="38.5966386554622">
            <text:p>38.6</text:p>
          </table:table-cell>
          <table:table-cell office:value-type="float" office:value="27.2631578947368">
            <text:p>27.3</text:p>
          </table:table-cell>
          <table:table-cell office:value-type="float" office:value="46">
            <text:p>46</text:p>
          </table:table-cell>
          <table:table-cell office:value-type="float" office:value="525">
            <text:p>525</text:p>
          </table:table-cell>
          <table:table-cell office:value-type="float" office:value="4593">
            <text:p>4,593</text:p>
          </table:table-cell>
          <table:table-cell office:value-type="float" office:value="518">
            <text:p>518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19">
            <text:p>119</text:p>
          </table:table-cell>
          <table:table-cell office:value-type="float" office:value="19">
            <text:p>19</text:p>
          </table:table-cell>
          <table:table-cell table:number-columns-repeated="992"/>
        </table:table-row>
        <table:table-row table:style-name="ro1">
          <table:table-cell office:value-type="string">
            <text:p>Morocco</text:p>
          </table:table-cell>
          <table:table-cell office:value-type="float" office:value="18158169">
            <text:p>18,158,169</text:p>
          </table:table-cell>
          <table:table-cell/>
          <table:table-cell office:value-type="float" office:value="3.27272727272727">
            <text:p>3.3</text:p>
          </table:table-cell>
          <table:table-cell office:value-type="float" office:value="14.25">
            <text:p>14.3</text:p>
          </table:table-cell>
          <table:table-cell office:value-type="float" office:value="8.3041825095057">
            <text:p>8.3</text:p>
          </table:table-cell>
          <table:table-cell table:style-name="ce2" table:formula="of:=[.M53]/[.S53]" office:value-type="float" office:value="18.554435483871">
            <text:p>18.6</text:p>
          </table:table-cell>
          <table:table-cell table:number-columns-repeated="2"/>
          <table:table-cell office:value-type="float" office:value="36">
            <text:p>36</text:p>
          </table:table-cell>
          <table:table-cell office:value-type="float" office:value="114">
            <text:p>114</text:p>
          </table:table-cell>
          <table:table-cell office:value-type="float" office:value="2184">
            <text:p>2,184</text:p>
          </table:table-cell>
          <table:table-cell table:style-name="ce1" table:formula="of:=[.AA53]+[.AB53]" office:value-type="float" office:value="18406">
            <text:p>18,406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263">
            <text:p>263</text:p>
          </table:table-cell>
          <table:table-cell table:style-name="ce1" table:formula="of:=[.AE53]+[.AF53]" office:value-type="float" office:value="992">
            <text:p>992</text:p>
          </table:table-cell>
          <table:table-cell table:number-columns-repeated="2"/>
          <table:table-cell office:value-type="float" office:value="14.25">
            <text:p>14.3</text:p>
          </table:table-cell>
          <table:table-cell office:value-type="float" office:value="18.5551061678463">
            <text:p>18.6</text:p>
          </table:table-cell>
          <table:table-cell office:value-type="float" office:value="18.3333333333333">
            <text:p>18.3</text:p>
          </table:table-cell>
          <table:table-cell/>
          <table:table-cell office:value-type="float" office:value="114">
            <text:p>114</text:p>
          </table:table-cell>
          <table:table-cell office:value-type="float" office:value="18351">
            <text:p>18,351</text:p>
          </table:table-cell>
          <table:table-cell office:value-type="float" office:value="55">
            <text:p>55</text:p>
          </table:table-cell>
          <table:table-cell/>
          <table:table-cell office:value-type="float" office:value="8">
            <text:p>8</text:p>
          </table:table-cell>
          <table:table-cell office:value-type="float" office:value="989">
            <text:p>989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1">
          <table:table-cell office:value-type="string">
            <text:p>Argentina</text:p>
          </table:table-cell>
          <table:table-cell office:value-type="float" office:value="26899177">
            <text:p>26,899,177</text:p>
          </table:table-cell>
          <table:table-cell/>
          <table:table-cell office:value-type="float" office:value="22">
            <text:p>22.0</text:p>
          </table:table-cell>
          <table:table-cell office:value-type="float" office:value="14.6">
            <text:p>14.6</text:p>
          </table:table-cell>
          <table:table-cell/>
          <table:table-cell table:style-name="ce2" table:formula="of:=[.M54]/[.S54]" office:value-type="float" office:value="16.2405797101449">
            <text:p>16.2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73">
            <text:p>73</text:p>
          </table:table-cell>
          <table:table-cell/>
          <table:table-cell table:style-name="ce1" table:formula="of:=[.AA54]+[.AB54]" office:value-type="float" office:value="22412">
            <text:p>22,41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table:style-name="ce1" table:formula="of:=[.AE54]+[.AF54]" office:value-type="float" office:value="1380">
            <text:p>1,380</text:p>
          </table:table-cell>
          <table:table-cell table:number-columns-repeated="2"/>
          <table:table-cell office:value-type="float" office:value="14.6">
            <text:p>14.6</text:p>
          </table:table-cell>
          <table:table-cell office:value-type="float" office:value="18.3930581613508">
            <text:p>18.4</text:p>
          </table:table-cell>
          <table:table-cell office:value-type="float" office:value="8.93312101910828">
            <text:p>8.9</text:p>
          </table:table-cell>
          <table:table-cell/>
          <table:table-cell office:value-type="float" office:value="73">
            <text:p>73</text:p>
          </table:table-cell>
          <table:table-cell office:value-type="float" office:value="19607">
            <text:p>19,607</text:p>
          </table:table-cell>
          <table:table-cell office:value-type="float" office:value="2805">
            <text:p>2,805</text:p>
          </table:table-cell>
          <table:table-cell/>
          <table:table-cell office:value-type="float" office:value="5">
            <text:p>5</text:p>
          </table:table-cell>
          <table:table-cell office:value-type="float" office:value="1066">
            <text:p>1,066</text:p>
          </table:table-cell>
          <table:table-cell office:value-type="float" office:value="314">
            <text:p>314</text:p>
          </table:table-cell>
          <table:table-cell table:number-columns-repeated="992"/>
        </table:table-row>
        <table:table-row table:style-name="ro1">
          <table:table-cell office:value-type="string">
            <text:p>Greece</text:p>
          </table:table-cell>
          <table:table-cell office:value-type="float" office:value="9308479">
            <text:p>9,308,479</text:p>
          </table:table-cell>
          <table:table-cell office:value-type="float" office:value="359.68">
            <text:p>359.7</text:p>
          </table:table-cell>
          <table:table-cell office:value-type="float" office:value="247">
            <text:p>247.0</text:p>
          </table:table-cell>
          <table:table-cell office:value-type="float" office:value="14.9137931034483">
            <text:p>14.9</text:p>
          </table:table-cell>
          <table:table-cell office:value-type="float" office:value="7.19277108433735">
            <text:p>7.2</text:p>
          </table:table-cell>
          <table:table-cell table:style-name="ce2" table:formula="of:=[.M55]/[.S55]" office:value-type="float" office:value="31.0340909090909">
            <text:p>31.0</text:p>
          </table:table-cell>
          <table:table-cell/>
          <table:table-cell office:value-type="float" office:value="35968">
            <text:p>35,968</text:p>
          </table:table-cell>
          <table:table-cell office:value-type="float" office:value="247">
            <text:p>247</text:p>
          </table:table-cell>
          <table:table-cell office:value-type="float" office:value="865">
            <text:p>865</text:p>
          </table:table-cell>
          <table:table-cell office:value-type="float" office:value="1194">
            <text:p>1,194</text:p>
          </table:table-cell>
          <table:table-cell table:style-name="ce1" table:formula="of:=[.AA55]+[.AB55]" office:value-type="float" office:value="2731">
            <text:p>2,731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table:style-name="ce1" table:formula="of:=[.AE55]+[.AF55]" office:value-type="float" office:value="88">
            <text:p>88</text:p>
          </table:table-cell>
          <table:table-cell table:number-columns-repeated="2"/>
          <table:table-cell office:value-type="float" office:value="14.9137931034483">
            <text:p>14.9</text:p>
          </table:table-cell>
          <table:table-cell office:value-type="float" office:value="29.0909090909091">
            <text:p>29.1</text:p>
          </table:table-cell>
          <table:table-cell office:value-type="float" office:value="99999">
            <text:p>99999.0</text:p>
          </table:table-cell>
          <table:table-cell/>
          <table:table-cell office:value-type="float" office:value="865">
            <text:p>865</text:p>
          </table:table-cell>
          <table:table-cell office:value-type="float" office:value="2560">
            <text:p>2,560</text:p>
          </table:table-cell>
          <table:table-cell office:value-type="float" office:value="171">
            <text:p>171</text:p>
          </table:table-cell>
          <table:table-cell/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Italy</text:p>
          </table:table-cell>
          <table:table-cell office:value-type="float" office:value="55955411">
            <text:p>55,955,411</text:p>
          </table:table-cell>
          <table:table-cell office:value-type="float" office:value="153.846153846154">
            <text:p>153.8</text:p>
          </table:table-cell>
          <table:table-cell office:value-type="float" office:value="67">
            <text:p>67.0</text:p>
          </table:table-cell>
          <table:table-cell office:value-type="float" office:value="25.55">
            <text:p>25.6</text:p>
          </table:table-cell>
          <table:table-cell/>
          <table:table-cell table:style-name="ce2" table:formula="of:=[.M56]/[.S56]" office:value-type="float" office:value="28.0729653882133">
            <text:p>28.1</text:p>
          </table:table-cell>
          <table:table-cell/>
          <table:table-cell office:value-type="float" office:value="74000">
            <text:p>74,000</text:p>
          </table:table-cell>
          <table:table-cell office:value-type="float" office:value="67">
            <text:p>67</text:p>
          </table:table-cell>
          <table:table-cell office:value-type="float" office:value="511">
            <text:p>511</text:p>
          </table:table-cell>
          <table:table-cell/>
          <table:table-cell table:style-name="ce1" table:formula="of:=[.AA56]+[.AB56]" office:value-type="float" office:value="30010">
            <text:p>30,010</text:p>
          </table:table-cell>
          <table:table-cell/>
          <table:table-cell office:value-type="float" office:value="481">
            <text:p>48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table:style-name="ce1" table:formula="of:=[.AE56]+[.AF56]" office:value-type="float" office:value="1069">
            <text:p>1,069</text:p>
          </table:table-cell>
          <table:table-cell/>
          <table:table-cell office:value-type="float" office:value="16.3333333333333">
            <text:p>16.3</text:p>
          </table:table-cell>
          <table:table-cell office:value-type="float" office:value="27.1764705882353">
            <text:p>27.2</text:p>
          </table:table-cell>
          <table:table-cell office:value-type="float" office:value="27.6195445920304">
            <text:p>27.6</text:p>
          </table:table-cell>
          <table:table-cell office:value-type="float" office:value="59.9333333333333">
            <text:p>59.9</text:p>
          </table:table-cell>
          <table:table-cell office:value-type="float" office:value="49">
            <text:p>49</text:p>
          </table:table-cell>
          <table:table-cell office:value-type="float" office:value="462">
            <text:p>462</text:p>
          </table:table-cell>
          <table:table-cell office:value-type="float" office:value="29111">
            <text:p>29,111</text:p>
          </table:table-cell>
          <table:table-cell office:value-type="float" office:value="899">
            <text:p>899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054">
            <text:p>1,054</text:p>
          </table:table-cell>
          <table:table-cell office:value-type="float" office:value="15">
            <text:p>15</text:p>
          </table:table-cell>
          <table:table-cell table:number-columns-repeated="992"/>
        </table:table-row>
        <table:table-row table:style-name="ro1">
          <table:table-cell office:value-type="string">
            <text:p>Ireland</text:p>
          </table:table-cell>
          <table:table-cell office:value-type="float" office:value="3282200">
            <text:p>3,282,200</text:p>
          </table:table-cell>
          <table:table-cell office:value-type="float" office:value="251.257142857143">
            <text:p>251.3</text:p>
          </table:table-cell>
          <table:table-cell/>
          <table:table-cell office:value-type="float" office:value="33.5">
            <text:p>33.5</text:p>
          </table:table-cell>
          <table:table-cell/>
          <table:table-cell table:style-name="ce2" table:formula="of:=[.M57]/[.S57]" office:value-type="float" office:value="61.1176470588235">
            <text:p>61.1</text:p>
          </table:table-cell>
          <table:table-cell/>
          <table:table-cell office:value-type="float" office:value="8794">
            <text:p>8,794</text:p>
          </table:table-cell>
          <table:table-cell/>
          <table:table-cell office:value-type="float" office:value="67">
            <text:p>67</text:p>
          </table:table-cell>
          <table:table-cell/>
          <table:table-cell table:style-name="ce1" table:formula="of:=[.AA57]+[.AB57]" office:value-type="float" office:value="1039">
            <text:p>1,039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" table:formula="of:=[.AE57]+[.AF57]" office:value-type="float" office:value="17">
            <text:p>17</text:p>
          </table:table-cell>
          <table:table-cell table:number-columns-repeated="2"/>
          <table:table-cell office:value-type="float" office:value="33.5">
            <text:p>33.5</text:p>
          </table:table-cell>
          <table:table-cell office:value-type="float" office:value="58.25">
            <text:p>58.3</text:p>
          </table:table-cell>
          <table:table-cell office:value-type="float" office:value="68">
            <text:p>68.0</text:p>
          </table:table-cell>
          <table:table-cell/>
          <table:table-cell office:value-type="float" office:value="67">
            <text:p>67</text:p>
          </table:table-cell>
          <table:table-cell office:value-type="float" office:value="699">
            <text:p>699</text:p>
          </table:table-cell>
          <table:table-cell office:value-type="float" office:value="340">
            <text:p>340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992"/>
        </table:table-row>
        <table:table-row table:style-name="ro1">
          <table:table-cell office:value-type="string">
            <text:p>United States</text:p>
          </table:table-cell>
          <table:table-cell office:value-type="float" office:value="220239000">
            <text:p>220,239,000</text:p>
          </table:table-cell>
          <table:table-cell office:value-type="float" office:value="7.06456814517045">
            <text:p>7.1</text:p>
          </table:table-cell>
          <table:table-cell/>
          <table:table-cell office:value-type="float" office:value="40.7212317666126">
            <text:p>40.7</text:p>
          </table:table-cell>
          <table:table-cell office:value-type="float" office:value="9.0531968031968">
            <text:p>9.1</text:p>
          </table:table-cell>
          <table:table-cell table:style-name="ce2" table:formula="of:=[.M58]/[.S58]" office:value-type="float" office:value="17.0254060066741">
            <text:p>17.0</text:p>
          </table:table-cell>
          <table:table-cell/>
          <table:table-cell office:value-type="float" office:value="311060">
            <text:p>311,060</text:p>
          </table:table-cell>
          <table:table-cell/>
          <table:table-cell office:value-type="float" office:value="25125">
            <text:p>25,125</text:p>
          </table:table-cell>
          <table:table-cell office:value-type="float" office:value="108747">
            <text:p>108,747</text:p>
          </table:table-cell>
          <table:table-cell table:style-name="ce1" table:formula="of:=[.AA58]+[.AB58]" office:value-type="float" office:value="382646">
            <text:p>382,646</text:p>
          </table:table-cell>
          <table:table-cell/>
          <table:table-cell office:value-type="float" office:value="44031">
            <text:p>44,031</text:p>
          </table:table-cell>
          <table:table-cell/>
          <table:table-cell office:value-type="float" office:value="617">
            <text:p>617</text:p>
          </table:table-cell>
          <table:table-cell office:value-type="float" office:value="12012">
            <text:p>12,012</text:p>
          </table:table-cell>
          <table:table-cell table:style-name="ce1" table:formula="of:=[.AE58]+[.AF58]" office:value-type="float" office:value="22475">
            <text:p>22,475</text:p>
          </table:table-cell>
          <table:table-cell table:number-columns-repeated="2"/>
          <table:table-cell office:value-type="float" office:value="40.7212317666126">
            <text:p>40.7</text:p>
          </table:table-cell>
          <table:table-cell office:value-type="float" office:value="21.7758112094395">
            <text:p>21.8</text:p>
          </table:table-cell>
          <table:table-cell office:value-type="float" office:value="6.25984595262317">
            <text:p>6.3</text:p>
          </table:table-cell>
          <table:table-cell/>
          <table:table-cell office:value-type="float" office:value="25125">
            <text:p>25,125</text:p>
          </table:table-cell>
          <table:table-cell office:value-type="float" office:value="339572">
            <text:p>339,572</text:p>
          </table:table-cell>
          <table:table-cell office:value-type="float" office:value="43074">
            <text:p>43,074</text:p>
          </table:table-cell>
          <table:table-cell/>
          <table:table-cell office:value-type="float" office:value="617">
            <text:p>617</text:p>
          </table:table-cell>
          <table:table-cell office:value-type="float" office:value="15594">
            <text:p>15,594</text:p>
          </table:table-cell>
          <table:table-cell office:value-type="float" office:value="6881">
            <text:p>6,881</text:p>
          </table:table-cell>
          <table:table-cell table:number-columns-repeated="992"/>
        </table:table-row>
        <table:table-row table:style-name="ro1">
          <table:table-cell office:value-type="string">
            <text:p>Japan</text:p>
          </table:table-cell>
          <table:table-cell office:value-type="float" office:value="113863000">
            <text:p>113,863,000</text:p>
          </table:table-cell>
          <table:table-cell/>
          <table:table-cell office:value-type="float" office:value="100.5">
            <text:p>100.5</text:p>
          </table:table-cell>
          <table:table-cell office:value-type="float" office:value="45.0677966101695">
            <text:p>45.1</text:p>
          </table:table-cell>
          <table:table-cell office:value-type="float" office:value="14.076854334227">
            <text:p>14.1</text:p>
          </table:table-cell>
          <table:table-cell table:style-name="ce2" table:formula="of:=[.M59]/[.S59]" office:value-type="float" office:value="38.0808646917534">
            <text:p>38.1</text:p>
          </table:table-cell>
          <table:table-cell table:number-columns-repeated="2"/>
          <table:table-cell office:value-type="float" office:value="2010">
            <text:p>2,010</text:p>
          </table:table-cell>
          <table:table-cell office:value-type="float" office:value="2659">
            <text:p>2,659</text:p>
          </table:table-cell>
          <table:table-cell office:value-type="float" office:value="15752">
            <text:p>15,752</text:p>
          </table:table-cell>
          <table:table-cell table:style-name="ce1" table:formula="of:=[.AA59]+[.AB59]" office:value-type="float" office:value="47563">
            <text:p>47,563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  <table:table-cell office:value-type="float" office:value="1119">
            <text:p>1,119</text:p>
          </table:table-cell>
          <table:table-cell table:style-name="ce1" table:formula="of:=[.AE59]+[.AF59]" office:value-type="float" office:value="1249">
            <text:p>1,249</text:p>
          </table:table-cell>
          <table:table-cell table:number-columns-repeated="2"/>
          <table:table-cell office:value-type="float" office:value="45.0677966101695">
            <text:p>45.1</text:p>
          </table:table-cell>
          <table:table-cell office:value-type="float" office:value="38.0808646917534">
            <text:p>38.1</text:p>
          </table:table-cell>
          <table:table-cell table:number-columns-repeated="2"/>
          <table:table-cell office:value-type="float" office:value="2659">
            <text:p>2,659</text:p>
          </table:table-cell>
          <table:table-cell office:value-type="float" office:value="47563">
            <text:p>47,563</text:p>
          </table:table-cell>
          <table:table-cell/>
          <table:table-cell/>
          <table:table-cell office:value-type="float" office:value="59">
            <text:p>59</text:p>
          </table:table-cell>
          <table:table-cell office:value-type="float" office:value="1249">
            <text:p>1,249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Bangladesh</text:p>
          </table:table-cell>
          <table:table-cell office:value-type="float" office:value="73915723">
            <text:p>73,915,723</text:p>
          </table:table-cell>
          <table:table-cell table:number-columns-repeated="3" office:value-type="float" office:value="99999">
            <text:p>99999.0</text:p>
          </table:table-cell>
          <table:table-cell office:value-type="float" office:value="164.7">
            <text:p>164.7</text:p>
          </table:table-cell>
          <table:table-cell table:style-name="ce2" table:formula="of:=[.M60]/[.S60]" office:value-type="float" office:value="19.0146627565982">
            <text:p>19.0</text:p>
          </table:table-cell>
          <table:table-cell/>
          <table:table-cell office:value-type="float" office:value="60021">
            <text:p>60,021</text:p>
          </table:table-cell>
          <table:table-cell office:value-type="float" office:value="216">
            <text:p>216</text:p>
          </table:table-cell>
          <table:table-cell office:value-type="float" office:value="433">
            <text:p>433</text:p>
          </table:table-cell>
          <table:table-cell office:value-type="float" office:value="6588">
            <text:p>6,588</text:p>
          </table:table-cell>
          <table:table-cell table:style-name="ce1" table:formula="of:=[.AA60]+[.AB60]" office:value-type="float" office:value="32420">
            <text:p>32,42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style-name="ce1" table:formula="of:=[.AE60]+[.AF60]" office:value-type="float" office:value="1705">
            <text:p>1,705</text:p>
          </table:table-cell>
          <table:table-cell table:number-columns-repeated="2"/>
          <table:table-cell office:value-type="float" office:value="99999">
            <text:p>99999.0</text:p>
          </table:table-cell>
          <table:table-cell office:value-type="float" office:value="19.0146627565982">
            <text:p>19.0</text:p>
          </table:table-cell>
          <table:table-cell table:number-columns-repeated="2"/>
          <table:table-cell office:value-type="float" office:value="433">
            <text:p>433</text:p>
          </table:table-cell>
          <table:table-cell office:value-type="float" office:value="32420">
            <text:p>32,420</text:p>
          </table:table-cell>
          <table:table-cell/>
          <table:table-cell/>
          <table:table-cell office:value-type="float" office:value="0">
            <text:p>0</text:p>
          </table:table-cell>
          <table:table-cell office:value-type="float" office:value="1705">
            <text:p>1,705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Portugal</text:p>
          </table:table-cell>
          <table:table-cell office:value-type="float" office:value="9455675">
            <text:p>9,455,675</text:p>
          </table:table-cell>
          <table:table-cell office:value-type="float" office:value="7.89320388349515">
            <text:p>7.9</text:p>
          </table:table-cell>
          <table:table-cell office:value-type="float" office:value="50.2857142857143">
            <text:p>50.3</text:p>
          </table:table-cell>
          <table:table-cell office:value-type="float" office:value="99999">
            <text:p>99999.0</text:p>
          </table:table-cell>
          <table:table-cell office:value-type="float" office:value="7.88560885608856">
            <text:p>7.9</text:p>
          </table:table-cell>
          <table:table-cell table:style-name="ce2" table:formula="of:=[.M61]/[.S61]" office:value-type="float" office:value="23.4659685863874">
            <text:p>23.5</text:p>
          </table:table-cell>
          <table:table-cell/>
          <table:table-cell office:value-type="float" office:value="813">
            <text:p>813</text:p>
          </table:table-cell>
          <table:table-cell office:value-type="float" office:value="352">
            <text:p>352</text:p>
          </table:table-cell>
          <table:table-cell office:value-type="float" office:value="194">
            <text:p>194</text:p>
          </table:table-cell>
          <table:table-cell office:value-type="float" office:value="2137">
            <text:p>2,137</text:p>
          </table:table-cell>
          <table:table-cell table:style-name="ce1" table:formula="of:=[.AA61]+[.AB61]" office:value-type="float" office:value="4482">
            <text:p>4,482</text:p>
          </table:table-cell>
          <table:table-cell/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table:style-name="ce1" table:formula="of:=[.AE61]+[.AF61]" office:value-type="float" office:value="191">
            <text:p>191</text:p>
          </table:table-cell>
          <table:table-cell table:number-columns-repeated="2"/>
          <table:table-cell office:value-type="float" office:value="99999">
            <text:p>99999.0</text:p>
          </table:table-cell>
          <table:table-cell office:value-type="float" office:value="19.8409090909091">
            <text:p>19.8</text:p>
          </table:table-cell>
          <table:table-cell office:value-type="float" office:value="66">
            <text:p>66.0</text:p>
          </table:table-cell>
          <table:table-cell/>
          <table:table-cell office:value-type="float" office:value="194">
            <text:p>194</text:p>
          </table:table-cell>
          <table:table-cell office:value-type="float" office:value="3492">
            <text:p>3,492</text:p>
          </table:table-cell>
          <table:table-cell office:value-type="float" office:value="990">
            <text:p>990</text:p>
          </table:table-cell>
          <table:table-cell/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15">
            <text:p>15</text:p>
          </table:table-cell>
          <table:table-cell table:number-columns-repeated="992"/>
        </table:table-row>
        <table:table-row table:style-name="ro1">
          <table:table-cell office:value-type="string">
            <text:p>Qatar</text:p>
          </table:table-cell>
          <table:table-cell office:value-type="float" office:value="180656">
            <text:p>180,656</text:p>
          </table:table-cell>
          <table:table-cell table:number-columns-repeated="4" office:value-type="float" office:value="99999">
            <text:p>99999.0</text:p>
          </table:table-cell>
          <table:table-cell table:style-name="ce2" table:formula="of:=[.M62]/[.S62]" office:value-type="float" office:value="55.5555555555556">
            <text:p>55.6</text:p>
          </table:table-cell>
          <table:table-cell/>
          <table:table-cell office:value-type="float" office:value="4326">
            <text:p>4,326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4">
            <text:p>54</text:p>
          </table:table-cell>
          <table:table-cell table:style-name="ce1" table:formula="of:=[.AA62]+[.AB62]" office:value-type="float" office:value="1500">
            <text:p>1,500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1" table:formula="of:=[.AE62]+[.AF62]" office:value-type="float" office:value="27">
            <text:p>27</text:p>
          </table:table-cell>
          <table:table-cell table:number-columns-repeated="2"/>
          <table:table-cell office:value-type="float" office:value="99999">
            <text:p>99999.0</text:p>
          </table:table-cell>
          <table:table-cell office:value-type="float" office:value="71.0526315789474">
            <text:p>71.1</text:p>
          </table:table-cell>
          <table:table-cell office:value-type="float" office:value="18.75">
            <text:p>18.8</text:p>
          </table:table-cell>
          <table:table-cell/>
          <table:table-cell office:value-type="float" office:value="11">
            <text:p>11</text:p>
          </table:table-cell>
          <table:table-cell office:value-type="float" office:value="1350">
            <text:p>1,350</text:p>
          </table:table-cell>
          <table:table-cell office:value-type="float" office:value="150">
            <text:p>150</text:p>
          </table:table-cell>
          <table:table-cell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table:number-columns-repeated="992"/>
        </table:table-row>
        <table:table-row table:style-name="ro1">
          <table:table-cell office:value-type="string">
            <text:p>Singapore</text:p>
          </table:table-cell>
          <table:table-cell office:value-type="float" office:value="2325000">
            <text:p>2,325,000</text:p>
          </table:table-cell>
          <table:table-cell/>
          <table:table-cell office:value-type="float" office:value="12">
            <text:p>12.0</text:p>
          </table:table-cell>
          <table:table-cell office:value-type="float" office:value="99999">
            <text:p>99999.0</text:p>
          </table:table-cell>
          <table:table-cell office:value-type="float" office:value="15.2592592592593">
            <text:p>15.3</text:p>
          </table:table-cell>
          <table:table-cell table:style-name="ce2" table:formula="of:=[.M63]/[.S63]" office:value-type="float" office:value="81.9411764705882">
            <text:p>81.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1236">
            <text:p>1,236</text:p>
          </table:table-cell>
          <table:table-cell table:style-name="ce1" table:formula="of:=[.AA63]+[.AB63]" office:value-type="float" office:value="1393">
            <text:p>1,39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style-name="ce1" table:formula="of:=[.AE63]+[.AF63]" office:value-type="float" office:value="17">
            <text:p>17</text:p>
          </table:table-cell>
          <table:table-cell table:number-columns-repeated="2"/>
          <table:table-cell office:value-type="float" office:value="99999">
            <text:p>99999.0</text:p>
          </table:table-cell>
          <table:table-cell office:value-type="float" office:value="81.9411764705882">
            <text:p>81.9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1393">
            <text:p>1,393</text:p>
          </table:table-cell>
          <table:table-cell/>
          <table:table-cell/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  <table:table-cell table:number-columns-repeated="992"/>
        </table:table-row>
        <table:table-row table:style-name="ro1">
          <table:table-cell table:number-columns-repeated="6"/>
          <table:table-cell table:style-name="ce2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1005"/>
        </table:table-row>
        <table:table-row table:style-name="ro1">
          <table:table-cell office:value-type="string">
            <text:p>Bahamas</text:p>
          </table:table-cell>
          <table:table-cell office:value-type="float" office:value="197090">
            <text:p>197,090</text:p>
          </table:table-cell>
          <table:table-cell office:value-type="float" office:value="14.7236842105263">
            <text:p>14.7</text:p>
          </table:table-cell>
          <table:table-cell table:number-columns-repeated="2"/>
          <table:table-cell office:value-type="float" office:value="14.4285714285714">
            <text:p>14.4</text:p>
          </table:table-cell>
          <table:table-cell table:style-name="ce2" table:formula="of:=[.M65]/[.S65]" office:value-type="float" office:value="4.21676300578035">
            <text:p>4.2</text:p>
          </table:table-cell>
          <table:table-cell/>
          <table:table-cell office:value-type="float" office:value="1119">
            <text:p>1,119</text:p>
          </table:table-cell>
          <table:table-cell table:number-columns-repeated="2"/>
          <table:table-cell office:value-type="float" office:value="202">
            <text:p>202</text:p>
          </table:table-cell>
          <table:table-cell table:style-name="ce1" table:formula="of:=[.AA65]+[.AB65]" office:value-type="float" office:value="1459">
            <text:p>1,459</text:p>
          </table:table-cell>
          <table:table-cell/>
          <table:table-cell office:value-type="float" office:value="76">
            <text:p>76</text:p>
          </table:table-cell>
          <table:table-cell table:number-columns-repeated="2"/>
          <table:table-cell office:value-type="float" office:value="14">
            <text:p>14</text:p>
          </table:table-cell>
          <table:table-cell table:style-name="ce1" table:formula="of:=[.AE65]+[.AF65]" office:value-type="float" office:value="346">
            <text:p>346</text:p>
          </table:table-cell>
          <table:table-cell table:number-columns-repeated="3"/>
          <table:table-cell office:value-type="float" office:value="4.17699115044248">
            <text:p>4.2</text:p>
          </table:table-cell>
          <table:table-cell office:value-type="float" office:value="6.14285714285714">
            <text:p>6.1</text:p>
          </table:table-cell>
          <table:table-cell table:number-columns-repeated="2"/>
          <table:table-cell office:value-type="float" office:value="1416">
            <text:p>1,416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339">
            <text:p>339</text:p>
          </table:table-cell>
          <table:table-cell office:value-type="float" office:value="7">
            <text:p>7</text:p>
          </table:table-cell>
          <table:table-cell table:number-columns-repeated="992"/>
        </table:table-row>
        <table:table-row table:style-name="ro1">
          <table:table-cell office:value-type="string">
            <text:p>Jamaica</text:p>
          </table:table-cell>
          <table:table-cell office:value-type="float" office:value="2059399.04">
            <text:p>2,059,399</text:p>
          </table:table-cell>
          <table:table-cell table:number-columns-repeated="4"/>
          <table:table-cell table:style-name="ce2" table:formula="of:=[.M66]/[.S66]" office:value-type="float" office:value="4.5">
            <text:p>4.5</text:p>
          </table:table-cell>
          <table:table-cell table:number-columns-repeated="5"/>
          <table:table-cell table:style-name="ce1" table:formula="of:=[.AA66]+[.AB66]" office:value-type="float" office:value="9">
            <text:p>9</text:p>
          </table:table-cell>
          <table:table-cell table:number-columns-repeated="5"/>
          <table:table-cell table:style-name="ce1" table:formula="of:=[.AE66]+[.AF66]" office:value-type="float" office:value="2">
            <text:p>2</text:p>
          </table:table-cell>
          <table:table-cell table:number-columns-repeated="3"/>
          <table:table-cell office:value-type="float" office:value="4.5">
            <text:p>4.5</text:p>
          </table:table-cell>
          <table:table-cell table:number-columns-repeated="3"/>
          <table:table-cell office:value-type="float" office:value="9">
            <text:p>9</text:p>
          </table:table-cell>
          <table:table-cell/>
          <table:table-cell table:number-columns-repeated="2"/>
          <table:table-cell office:value-type="float" office:value="2">
            <text:p>2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Seychelles</text:p>
          </table:table-cell>
          <table:table-cell office:value-type="float" office:value="61742.4">
            <text:p>61,742</text:p>
          </table:table-cell>
          <table:table-cell table:number-columns-repeated="3"/>
          <table:table-cell office:value-type="float" office:value="4">
            <text:p>4.0</text:p>
          </table:table-cell>
          <table:table-cell table:style-name="ce2" table:formula="of:=[.M67]/[.S67]" office:value-type="float" office:value="4.5">
            <text:p>4.5</text:p>
          </table:table-cell>
          <table:table-cell table:number-columns-repeated="4"/>
          <table:table-cell office:value-type="float" office:value="44">
            <text:p>44</text:p>
          </table:table-cell>
          <table:table-cell table:style-name="ce1" table:formula="of:=[.AA67]+[.AB67]" office:value-type="float" office:value="18">
            <text:p>18</text:p>
          </table:table-cell>
          <table:table-cell table:number-columns-repeated="4"/>
          <table:table-cell office:value-type="float" office:value="11">
            <text:p>11</text:p>
          </table:table-cell>
          <table:table-cell table:style-name="ce1" table:formula="of:=[.AE67]+[.AF67]" office:value-type="float" office:value="4">
            <text:p>4</text:p>
          </table:table-cell>
          <table:table-cell table:number-columns-repeated="3"/>
          <table:table-cell office:value-type="float" office:value="4.5">
            <text:p>4.5</text:p>
          </table:table-cell>
          <table:table-cell table:number-columns-repeated="3"/>
          <table:table-cell office:value-type="float" office:value="18">
            <text:p>18</text:p>
          </table:table-cell>
          <table:table-cell/>
          <table:table-cell table:number-columns-repeated="2"/>
          <table:table-cell office:value-type="float" office:value="4">
            <text:p>4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Kuwait</text:p>
          </table:table-cell>
          <table:table-cell office:value-type="float" office:value="1178930">
            <text:p>1,178,930</text:p>
          </table:table-cell>
          <table:table-cell table:number-columns-repeated="4"/>
          <table:table-cell table:style-name="ce2" table:formula="of:=[.M68]/[.S68]" office:value-type="float" office:value="14.4736842105263">
            <text:p>14.5</text:p>
          </table:table-cell>
          <table:table-cell table:number-columns-repeated="5"/>
          <table:table-cell table:style-name="ce1" table:formula="of:=[.AA68]+[.AB68]" office:value-type="float" office:value="275">
            <text:p>275</text:p>
          </table:table-cell>
          <table:table-cell table:number-columns-repeated="5"/>
          <table:table-cell table:style-name="ce1" table:formula="of:=[.AE68]+[.AF68]" office:value-type="float" office:value="19">
            <text:p>19</text:p>
          </table:table-cell>
          <table:table-cell table:number-columns-repeated="3"/>
          <table:table-cell office:value-type="float" office:value="13.1052631578947">
            <text:p>13.1</text:p>
          </table:table-cell>
          <table:table-cell office:value-type="float" office:value="99999">
            <text:p>99999.0</text:p>
          </table:table-cell>
          <table:table-cell table:number-columns-repeated="2"/>
          <table:table-cell office:value-type="float" office:value="249">
            <text:p>249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South Africa</text:p>
          </table:table-cell>
          <table:table-cell office:value-type="float" office:value="25805575.232">
            <text:p>25,805,575</text:p>
          </table:table-cell>
          <table:table-cell office:value-type="float" office:value="0.998915401301518">
            <text:p>1.0</text:p>
          </table:table-cell>
          <table:table-cell table:number-columns-repeated="2"/>
          <table:table-cell office:value-type="float" office:value="11.6648793565684">
            <text:p>11.7</text:p>
          </table:table-cell>
          <table:table-cell table:style-name="ce2" table:formula="of:=[.M69]/[.S69]" office:value-type="float" office:value="14.265117710417">
            <text:p>14.3</text:p>
          </table:table-cell>
          <table:table-cell/>
          <table:table-cell office:value-type="float" office:value="1842">
            <text:p>1,842</text:p>
          </table:table-cell>
          <table:table-cell table:number-columns-repeated="2"/>
          <table:table-cell office:value-type="float" office:value="13053">
            <text:p>13,053</text:p>
          </table:table-cell>
          <table:table-cell table:style-name="ce1" table:formula="of:=[.AA69]+[.AB69]" office:value-type="float" office:value="92709">
            <text:p>92,709</text:p>
          </table:table-cell>
          <table:table-cell/>
          <table:table-cell office:value-type="float" office:value="1844">
            <text:p>1,844</text:p>
          </table:table-cell>
          <table:table-cell table:number-columns-repeated="2"/>
          <table:table-cell office:value-type="float" office:value="1119">
            <text:p>1,119</text:p>
          </table:table-cell>
          <table:table-cell table:style-name="ce1" table:formula="of:=[.AE69]+[.AF69]" office:value-type="float" office:value="6499">
            <text:p>6,499</text:p>
          </table:table-cell>
          <table:table-cell table:number-columns-repeated="3"/>
          <table:table-cell office:value-type="float" office:value="14.265117710417">
            <text:p>14.3</text:p>
          </table:table-cell>
          <table:table-cell table:number-columns-repeated="3"/>
          <table:table-cell office:value-type="float" office:value="92709">
            <text:p>92,709</text:p>
          </table:table-cell>
          <table:table-cell/>
          <table:table-cell table:number-columns-repeated="2"/>
          <table:table-cell office:value-type="float" office:value="6499">
            <text:p>6,499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Colombia</text:p>
          </table:table-cell>
          <table:table-cell office:value-type="float" office:value="25089511">
            <text:p>25,089,511</text:p>
          </table:table-cell>
          <table:table-cell table:number-columns-repeated="4"/>
          <table:table-cell table:style-name="ce2" table:formula="of:=[.M70]/[.S70]" office:value-type="float" office:value="18.730525100981">
            <text:p>18.7</text:p>
          </table:table-cell>
          <table:table-cell table:number-columns-repeated="5"/>
          <table:table-cell table:style-name="ce1" table:formula="of:=[.AA70]+[.AB70]" office:value-type="float" office:value="32460">
            <text:p>32,460</text:p>
          </table:table-cell>
          <table:table-cell table:number-columns-repeated="5"/>
          <table:table-cell table:style-name="ce1" table:formula="of:=[.AE70]+[.AF70]" office:value-type="float" office:value="1733">
            <text:p>1,733</text:p>
          </table:table-cell>
          <table:table-cell table:number-columns-repeated="3"/>
          <table:table-cell office:value-type="float" office:value="18.730525100981">
            <text:p>18.7</text:p>
          </table:table-cell>
          <table:table-cell table:number-columns-repeated="3"/>
          <table:table-cell office:value-type="float" office:value="32460">
            <text:p>32,460</text:p>
          </table:table-cell>
          <table:table-cell/>
          <table:table-cell table:number-columns-repeated="2"/>
          <table:table-cell office:value-type="float" office:value="1733">
            <text:p>1,733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Trinidad and Tobago</text:p>
          </table:table-cell>
          <table:table-cell office:value-type="float" office:value="1031694">
            <text:p>1,031,694</text:p>
          </table:table-cell>
          <table:table-cell office:value-type="float" office:value="29.0381679389313">
            <text:p>29.0</text:p>
          </table:table-cell>
          <table:table-cell table:number-columns-repeated="3"/>
          <table:table-cell table:style-name="ce2" table:formula="of:=[.M71]/[.S71]" office:value-type="float" office:value="21.5181818181818">
            <text:p>21.5</text:p>
          </table:table-cell>
          <table:table-cell/>
          <table:table-cell office:value-type="float" office:value="3804">
            <text:p>3,804</text:p>
          </table:table-cell>
          <table:table-cell table:number-columns-repeated="3"/>
          <table:table-cell table:style-name="ce1" table:formula="of:=[.AA71]+[.AB71]" office:value-type="float" office:value="2367">
            <text:p>2,367</text:p>
          </table:table-cell>
          <table:table-cell/>
          <table:table-cell office:value-type="float" office:value="131">
            <text:p>131</text:p>
          </table:table-cell>
          <table:table-cell table:number-columns-repeated="3"/>
          <table:table-cell table:style-name="ce1" table:formula="of:=[.AE71]+[.AF71]" office:value-type="float" office:value="110">
            <text:p>110</text:p>
          </table:table-cell>
          <table:table-cell table:number-columns-repeated="3"/>
          <table:table-cell office:value-type="float" office:value="21.0818181818182">
            <text:p>21.1</text:p>
          </table:table-cell>
          <table:table-cell office:value-type="float" office:value="99999">
            <text:p>99999.0</text:p>
          </table:table-cell>
          <table:table-cell table:number-columns-repeated="2"/>
          <table:table-cell office:value-type="float" office:value="2319">
            <text:p>2,319</text:p>
          </table:table-cell>
          <table:table-cell office:value-type="float" office:value="48">
            <text:p>48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Belgium</text:p>
          </table:table-cell>
          <table:table-cell office:value-type="float" office:value="9830358">
            <text:p>9,830,358</text:p>
          </table:table-cell>
          <table:table-cell table:number-columns-repeated="3"/>
          <table:table-cell office:value-type="float" office:value="10.9849056603774">
            <text:p>11.0</text:p>
          </table:table-cell>
          <table:table-cell table:style-name="ce2" table:formula="of:=[.M72]/[.S72]" office:value-type="float" office:value="22.1721611721612">
            <text:p>22.2</text:p>
          </table:table-cell>
          <table:table-cell table:number-columns-repeated="4"/>
          <table:table-cell office:value-type="float" office:value="2911">
            <text:p>2,911</text:p>
          </table:table-cell>
          <table:table-cell table:style-name="ce1" table:formula="of:=[.AA72]+[.AB72]" office:value-type="float" office:value="6053">
            <text:p>6,053</text:p>
          </table:table-cell>
          <table:table-cell table:number-columns-repeated="4"/>
          <table:table-cell office:value-type="float" office:value="265">
            <text:p>265</text:p>
          </table:table-cell>
          <table:table-cell table:style-name="ce1" table:formula="of:=[.AE72]+[.AF72]" office:value-type="float" office:value="273">
            <text:p>273</text:p>
          </table:table-cell>
          <table:table-cell table:number-columns-repeated="3"/>
          <table:table-cell office:value-type="float" office:value="22.3866171003717">
            <text:p>22.4</text:p>
          </table:table-cell>
          <table:table-cell office:value-type="float" office:value="7.75">
            <text:p>7.8</text:p>
          </table:table-cell>
          <table:table-cell table:number-columns-repeated="2"/>
          <table:table-cell office:value-type="float" office:value="6022">
            <text:p>6,022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table:number-columns-repeated="992"/>
        </table:table-row>
        <table:table-row table:style-name="ro1">
          <table:table-cell office:value-type="string">
            <text:p>Spain</text:p>
          </table:table-cell>
          <table:table-cell office:value-type="float" office:value="36370050">
            <text:p>36,370,050</text:p>
          </table:table-cell>
          <table:table-cell/>
          <table:table-cell office:value-type="float" office:value="142.5">
            <text:p>142.5</text:p>
          </table:table-cell>
          <table:table-cell/>
          <table:table-cell office:value-type="float" office:value="11.5322033898305">
            <text:p>11.5</text:p>
          </table:table-cell>
          <table:table-cell table:style-name="ce2" table:formula="of:=[.M73]/[.S73]" office:value-type="float" office:value="25.456338028169">
            <text:p>25.5</text:p>
          </table:table-cell>
          <table:table-cell table:number-columns-repeated="2"/>
          <table:table-cell office:value-type="float" office:value="285">
            <text:p>285</text:p>
          </table:table-cell>
          <table:table-cell/>
          <table:table-cell office:value-type="float" office:value="3402">
            <text:p>3,402</text:p>
          </table:table-cell>
          <table:table-cell table:style-name="ce1" table:formula="of:=[.AA73]+[.AB73]" office:value-type="float" office:value="9037">
            <text:p>9,037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295">
            <text:p>295</text:p>
          </table:table-cell>
          <table:table-cell table:style-name="ce1" table:formula="of:=[.AE73]+[.AF73]" office:value-type="float" office:value="355">
            <text:p>355</text:p>
          </table:table-cell>
          <table:table-cell table:number-columns-repeated="3"/>
          <table:table-cell office:value-type="float" office:value="25.5767918088737">
            <text:p>25.6</text:p>
          </table:table-cell>
          <table:table-cell office:value-type="float" office:value="24.8870967741935">
            <text:p>24.9</text:p>
          </table:table-cell>
          <table:table-cell table:number-columns-repeated="2"/>
          <table:table-cell office:value-type="float" office:value="7494">
            <text:p>7,494</text:p>
          </table:table-cell>
          <table:table-cell office:value-type="float" office:value="1543">
            <text:p>1,543</text:p>
          </table:table-cell>
          <table:table-cell table:number-columns-repeated="2"/>
          <table:table-cell office:value-type="float" office:value="293">
            <text:p>293</text:p>
          </table:table-cell>
          <table:table-cell office:value-type="float" office:value="62">
            <text:p>62</text:p>
          </table:table-cell>
          <table:table-cell table:number-columns-repeated="992"/>
        </table:table-row>
        <table:table-row table:style-name="ro1">
          <table:table-cell office:value-type="string">
            <text:p>Costa Rica</text:p>
          </table:table-cell>
          <table:table-cell office:value-type="float" office:value="2158073">
            <text:p>2,158,073</text:p>
          </table:table-cell>
          <table:table-cell table:number-columns-repeated="3"/>
          <table:table-cell office:value-type="float" office:value="3.42105263157895">
            <text:p>3.4</text:p>
          </table:table-cell>
          <table:table-cell table:style-name="ce2" table:formula="of:=[.M74]/[.S74]" office:value-type="float" office:value="13.3333333333333">
            <text:p>13.3</text:p>
          </table:table-cell>
          <table:table-cell table:number-columns-repeated="4"/>
          <table:table-cell office:value-type="float" office:value="910">
            <text:p>910</text:p>
          </table:table-cell>
          <table:table-cell table:style-name="ce1" table:formula="of:=[.AA74]+[.AB74]" office:value-type="float" office:value="1880">
            <text:p>1,880</text:p>
          </table:table-cell>
          <table:table-cell table:number-columns-repeated="4"/>
          <table:table-cell office:value-type="float" office:value="266">
            <text:p>266</text:p>
          </table:table-cell>
          <table:table-cell table:style-name="ce1" table:formula="of:=[.AE74]+[.AF74]" office:value-type="float" office:value="141">
            <text:p>141</text:p>
          </table:table-cell>
          <table:table-cell table:number-columns-repeated="3"/>
          <table:table-cell office:value-type="float" office:value="27.2769230769231">
            <text:p>27.3</text:p>
          </table:table-cell>
          <table:table-cell office:value-type="float" office:value="1.40789473684211">
            <text:p>1.4</text:p>
          </table:table-cell>
          <table:table-cell table:number-columns-repeated="2"/>
          <table:table-cell office:value-type="float" office:value="1773">
            <text:p>1,773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table:number-columns-repeated="992"/>
        </table:table-row>
        <table:table-row table:style-name="ro1">
          <table:table-cell office:value-type="string">
            <text:p>Peru</text:p>
          </table:table-cell>
          <table:table-cell office:value-type="float" office:value="15987545">
            <text:p>15,987,545</text:p>
          </table:table-cell>
          <table:table-cell table:number-columns-repeated="4"/>
          <table:table-cell table:style-name="ce2" table:formula="of:=[.M75]/[.S75]" office:value-type="float" office:value="29.3908045977011">
            <text:p>29.4</text:p>
          </table:table-cell>
          <table:table-cell table:number-columns-repeated="5"/>
          <table:table-cell table:style-name="ce1" table:formula="of:=[.AA75]+[.AB75]" office:value-type="float" office:value="12785">
            <text:p>12,785</text:p>
          </table:table-cell>
          <table:table-cell table:number-columns-repeated="5"/>
          <table:table-cell table:style-name="ce1" table:formula="of:=[.AE75]+[.AF75]" office:value-type="float" office:value="435">
            <text:p>435</text:p>
          </table:table-cell>
          <table:table-cell table:number-columns-repeated="3"/>
          <table:table-cell office:value-type="float" office:value="29.3908045977011">
            <text:p>29.4</text:p>
          </table:table-cell>
          <table:table-cell table:number-columns-repeated="3"/>
          <table:table-cell office:value-type="float" office:value="12785">
            <text:p>12,785</text:p>
          </table:table-cell>
          <table:table-cell/>
          <table:table-cell table:number-columns-repeated="2"/>
          <table:table-cell office:value-type="float" office:value="435">
            <text:p>435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Venezuela</text:p>
          </table:table-cell>
          <table:table-cell office:value-type="float" office:value="13607958">
            <text:p>13,607,958</text:p>
          </table:table-cell>
          <table:table-cell table:number-columns-repeated="4"/>
          <table:table-cell table:style-name="ce2" table:formula="of:=[.M76]/[.S76]" office:value-type="float" office:value="30.99375">
            <text:p>31.0</text:p>
          </table:table-cell>
          <table:table-cell table:number-columns-repeated="5"/>
          <table:table-cell table:style-name="ce1" table:formula="of:=[.AA76]+[.AB76]" office:value-type="float" office:value="14877">
            <text:p>14,877</text:p>
          </table:table-cell>
          <table:table-cell table:number-columns-repeated="5"/>
          <table:table-cell table:style-name="ce1" table:formula="of:=[.AE76]+[.AF76]" office:value-type="float" office:value="480">
            <text:p>480</text:p>
          </table:table-cell>
          <table:table-cell table:number-columns-repeated="3"/>
          <table:table-cell office:value-type="float" office:value="30.99375">
            <text:p>31.0</text:p>
          </table:table-cell>
          <table:table-cell table:number-columns-repeated="3"/>
          <table:table-cell office:value-type="float" office:value="14877">
            <text:p>14,877</text:p>
          </table:table-cell>
          <table:table-cell/>
          <table:table-cell table:number-columns-repeated="2"/>
          <table:table-cell office:value-type="float" office:value="480">
            <text:p>480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Australia</text:p>
          </table:table-cell>
          <table:table-cell office:value-type="float" office:value="14192000">
            <text:p>14,192,000</text:p>
          </table:table-cell>
          <table:table-cell table:number-columns-repeated="4"/>
          <table:table-cell table:style-name="ce2" table:formula="of:=[.M77]/[.S77]" office:value-type="float" office:value="33.0566037735849">
            <text:p>33.1</text:p>
          </table:table-cell>
          <table:table-cell table:number-columns-repeated="5"/>
          <table:table-cell table:style-name="ce1" table:formula="of:=[.AA77]+[.AB77]" office:value-type="float" office:value="8760">
            <text:p>8,760</text:p>
          </table:table-cell>
          <table:table-cell table:number-columns-repeated="5"/>
          <table:table-cell table:style-name="ce1" table:formula="of:=[.AE77]+[.AF77]" office:value-type="float" office:value="265">
            <text:p>265</text:p>
          </table:table-cell>
          <table:table-cell table:number-columns-repeated="3"/>
          <table:table-cell office:value-type="float" office:value="33.0566037735849">
            <text:p>33.1</text:p>
          </table:table-cell>
          <table:table-cell table:number-columns-repeated="3"/>
          <table:table-cell office:value-type="float" office:value="8760">
            <text:p>8,760</text:p>
          </table:table-cell>
          <table:table-cell/>
          <table:table-cell table:number-columns-repeated="2"/>
          <table:table-cell office:value-type="float" office:value="265">
            <text:p>265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Denmark</text:p>
          </table:table-cell>
          <table:table-cell office:value-type="float" office:value="5088419">
            <text:p>5,088,419</text:p>
          </table:table-cell>
          <table:table-cell table:number-columns-repeated="4"/>
          <table:table-cell table:style-name="ce2" table:formula="of:=[.M78]/[.S78]" office:value-type="float" office:value="33.7560975609756">
            <text:p>33.8</text:p>
          </table:table-cell>
          <table:table-cell table:number-columns-repeated="5"/>
          <table:table-cell table:style-name="ce1" table:formula="of:=[.AA78]+[.AB78]" office:value-type="float" office:value="2768">
            <text:p>2,768</text:p>
          </table:table-cell>
          <table:table-cell table:number-columns-repeated="5"/>
          <table:table-cell table:style-name="ce1" table:formula="of:=[.AE78]+[.AF78]" office:value-type="float" office:value="82">
            <text:p>82</text:p>
          </table:table-cell>
          <table:table-cell table:number-columns-repeated="3"/>
          <table:table-cell office:value-type="float" office:value="33.7560975609756">
            <text:p>33.8</text:p>
          </table:table-cell>
          <table:table-cell table:number-columns-repeated="3"/>
          <table:table-cell office:value-type="float" office:value="2768">
            <text:p>2,768</text:p>
          </table:table-cell>
          <table:table-cell/>
          <table:table-cell table:number-columns-repeated="2"/>
          <table:table-cell office:value-type="float" office:value="82">
            <text:p>82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France</text:p>
          </table:table-cell>
          <table:table-cell office:value-type="float" office:value="54421950">
            <text:p>54,421,950</text:p>
          </table:table-cell>
          <table:table-cell table:number-columns-repeated="4"/>
          <table:table-cell table:style-name="ce2" table:formula="of:=[.M79]/[.S79]" office:value-type="float" office:value="34.8531139835488">
            <text:p>34.9</text:p>
          </table:table-cell>
          <table:table-cell table:number-columns-repeated="5"/>
          <table:table-cell table:style-name="ce1" table:formula="of:=[.AA79]+[.AB79]" office:value-type="float" office:value="29660">
            <text:p>29,660</text:p>
          </table:table-cell>
          <table:table-cell table:number-columns-repeated="5"/>
          <table:table-cell table:style-name="ce1" table:formula="of:=[.AE79]+[.AF79]" office:value-type="float" office:value="851">
            <text:p>851</text:p>
          </table:table-cell>
          <table:table-cell table:number-columns-repeated="3"/>
          <table:table-cell office:value-type="float" office:value="35.6958128078818">
            <text:p>35.7</text:p>
          </table:table-cell>
          <table:table-cell office:value-type="float" office:value="17.3076923076923">
            <text:p>17.3</text:p>
          </table:table-cell>
          <table:table-cell table:number-columns-repeated="2"/>
          <table:table-cell office:value-type="float" office:value="28985">
            <text:p>28,985</text:p>
          </table:table-cell>
          <table:table-cell office:value-type="float" office:value="675">
            <text:p>675</text:p>
          </table:table-cell>
          <table:table-cell table:number-columns-repeated="2"/>
          <table:table-cell office:value-type="float" office:value="812">
            <text:p>812</text:p>
          </table:table-cell>
          <table:table-cell office:value-type="float" office:value="39">
            <text:p>39</text:p>
          </table:table-cell>
          <table:table-cell table:number-columns-repeated="992"/>
        </table:table-row>
        <table:table-row table:style-name="ro1">
          <table:table-cell office:value-type="string">
            <text:p>Norway</text:p>
          </table:table-cell>
          <table:table-cell office:value-type="float" office:value="4043205">
            <text:p>4,043,205</text:p>
          </table:table-cell>
          <table:table-cell table:number-columns-repeated="4"/>
          <table:table-cell table:style-name="ce2" table:formula="of:=[.M80]/[.S80]" office:value-type="float" office:value="39.4318181818182">
            <text:p>39.4</text:p>
          </table:table-cell>
          <table:table-cell table:number-columns-repeated="5"/>
          <table:table-cell table:style-name="ce1" table:formula="of:=[.AA80]+[.AB80]" office:value-type="float" office:value="1735">
            <text:p>1,735</text:p>
          </table:table-cell>
          <table:table-cell table:number-columns-repeated="5"/>
          <table:table-cell table:style-name="ce1" table:formula="of:=[.AE80]+[.AF80]" office:value-type="float" office:value="44">
            <text:p>44</text:p>
          </table:table-cell>
          <table:table-cell table:number-columns-repeated="3"/>
          <table:table-cell office:value-type="float" office:value="39.4318181818182">
            <text:p>39.4</text:p>
          </table:table-cell>
          <table:table-cell table:number-columns-repeated="3"/>
          <table:table-cell office:value-type="float" office:value="1735">
            <text:p>1,735</text:p>
          </table:table-cell>
          <table:table-cell/>
          <table:table-cell table:number-columns-repeated="2"/>
          <table:table-cell office:value-type="float" office:value="44">
            <text:p>44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Netherlands</text:p>
          </table:table-cell>
          <table:table-cell office:value-type="float" office:value="13856185">
            <text:p>13,856,185</text:p>
          </table:table-cell>
          <table:table-cell table:number-columns-repeated="3"/>
          <table:table-cell office:value-type="float" office:value="8.37045454545455">
            <text:p>8.4</text:p>
          </table:table-cell>
          <table:table-cell table:style-name="ce2" table:formula="of:=[.M81]/[.S81]" office:value-type="float" office:value="43.3125">
            <text:p>43.3</text:p>
          </table:table-cell>
          <table:table-cell table:number-columns-repeated="4"/>
          <table:table-cell office:value-type="float" office:value="3683">
            <text:p>3,683</text:p>
          </table:table-cell>
          <table:table-cell table:style-name="ce1" table:formula="of:=[.AA81]+[.AB81]" office:value-type="float" office:value="3465">
            <text:p>3,465</text:p>
          </table:table-cell>
          <table:table-cell table:number-columns-repeated="4"/>
          <table:table-cell office:value-type="float" office:value="440">
            <text:p>440</text:p>
          </table:table-cell>
          <table:table-cell table:style-name="ce1" table:formula="of:=[.AE81]+[.AF81]" office:value-type="float" office:value="80">
            <text:p>80</text:p>
          </table:table-cell>
          <table:table-cell table:number-columns-repeated="3"/>
          <table:table-cell office:value-type="float" office:value="41.975">
            <text:p>42.0</text:p>
          </table:table-cell>
          <table:table-cell office:value-type="float" office:value="99999">
            <text:p>99999.0</text:p>
          </table:table-cell>
          <table:table-cell table:number-columns-repeated="2"/>
          <table:table-cell office:value-type="float" office:value="3358">
            <text:p>3,358</text:p>
          </table:table-cell>
          <table:table-cell office:value-type="float" office:value="107">
            <text:p>107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Barbados</text:p>
          </table:table-cell>
          <table:table-cell office:value-type="float" office:value="247128">
            <text:p>247,128</text:p>
          </table:table-cell>
          <table:table-cell office:value-type="float" office:value="0.901601479469294">
            <text:p>0.9</text:p>
          </table:table-cell>
          <table:table-cell table:number-columns-repeated="2"/>
          <table:table-cell office:value-type="float" office:value="12.125">
            <text:p>12.1</text:p>
          </table:table-cell>
          <table:table-cell table:style-name="ce2" table:formula="of:=[.M82]/[.S82]" office:value-type="float" office:value="45">
            <text:p>45.0</text:p>
          </table:table-cell>
          <table:table-cell/>
          <table:table-cell office:value-type="float" office:value="117494">
            <text:p>117,494</text:p>
          </table:table-cell>
          <table:table-cell table:number-columns-repeated="2"/>
          <table:table-cell office:value-type="float" office:value="97">
            <text:p>97</text:p>
          </table:table-cell>
          <table:table-cell table:style-name="ce1" table:formula="of:=[.AA82]+[.AB82]" office:value-type="float" office:value="225">
            <text:p>225</text:p>
          </table:table-cell>
          <table:table-cell/>
          <table:table-cell office:value-type="float" office:value="130317">
            <text:p>130,317</text:p>
          </table:table-cell>
          <table:table-cell table:number-columns-repeated="2"/>
          <table:table-cell office:value-type="float" office:value="8">
            <text:p>8</text:p>
          </table:table-cell>
          <table:table-cell table:style-name="ce1" table:formula="of:=[.AE82]+[.AF82]" office:value-type="float" office:value="5">
            <text:p>5</text:p>
          </table:table-cell>
          <table:table-cell table:number-columns-repeated="3"/>
          <table:table-cell office:value-type="float" office:value="45">
            <text:p>45.0</text:p>
          </table:table-cell>
          <table:table-cell table:number-columns-repeated="3"/>
          <table:table-cell office:value-type="float" office:value="225">
            <text:p>225</text:p>
          </table:table-cell>
          <table:table-cell/>
          <table:table-cell table:number-columns-repeated="2"/>
          <table:table-cell office:value-type="float" office:value="5">
            <text:p>5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Uganda</text:p>
          </table:table-cell>
          <table:table-cell office:value-type="float" office:value="11561734">
            <text:p>11,561,734</text:p>
          </table:table-cell>
          <table:table-cell table:number-columns-repeated="4"/>
          <table:table-cell table:style-name="ce2" table:formula="of:=[.M83]/[.S83]" office:value-type="float" office:value="98.05">
            <text:p>98.1</text:p>
          </table:table-cell>
          <table:table-cell table:number-columns-repeated="5"/>
          <table:table-cell table:style-name="ce1" table:formula="of:=[.AA83]+[.AB83]" office:value-type="float" office:value="7844">
            <text:p>7,844</text:p>
          </table:table-cell>
          <table:table-cell table:number-columns-repeated="5"/>
          <table:table-cell table:style-name="ce1" table:formula="of:=[.AE83]+[.AF83]" office:value-type="float" office:value="80">
            <text:p>80</text:p>
          </table:table-cell>
          <table:table-cell table:number-columns-repeated="3"/>
          <table:table-cell office:value-type="float" office:value="97.9625">
            <text:p>98.0</text:p>
          </table:table-cell>
          <table:table-cell office:value-type="float" office:value="99999">
            <text:p>99999.0</text:p>
          </table:table-cell>
          <table:table-cell table:number-columns-repeated="2"/>
          <table:table-cell office:value-type="float" office:value="7837">
            <text:p>7,837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992"/>
        </table:table-row>
        <table:table-row table:style-name="ro1">
          <table:table-cell office:value-type="string">
            <text:p>Belize</text:p>
          </table:table-cell>
          <table:table-cell office:value-type="float" office:value="134676.7264">
            <text:p>134,677</text:p>
          </table:table-cell>
          <table:table-cell office:value-type="float" office:value="17.1142857142857">
            <text:p>17.1</text:p>
          </table:table-cell>
          <table:table-cell table:number-columns-repeated="2"/>
          <table:table-cell office:value-type="float" office:value="45">
            <text:p>45.0</text:p>
          </table:table-cell>
          <table:table-cell table:style-name="ce2" table:formula="of:=[.M84]/[.S84]" office:value-type="float" office:value="187.75">
            <text:p>187.8</text:p>
          </table:table-cell>
          <table:table-cell/>
          <table:table-cell office:value-type="float" office:value="599">
            <text:p>599</text:p>
          </table:table-cell>
          <table:table-cell table:number-columns-repeated="2"/>
          <table:table-cell office:value-type="float" office:value="45">
            <text:p>45</text:p>
          </table:table-cell>
          <table:table-cell table:style-name="ce1" table:formula="of:=[.AA84]+[.AB84]" office:value-type="float" office:value="751">
            <text:p>751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" table:formula="of:=[.AE84]+[.AF84]" office:value-type="float" office:value="4">
            <text:p>4</text:p>
          </table:table-cell>
          <table:table-cell table:number-columns-repeated="3"/>
          <table:table-cell office:value-type="float" office:value="99999">
            <text:p>99999.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745">
            <text:p>74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992"/>
        </table:table-row>
        <table:table-row table:style-name="ro1">
          <table:table-cell office:value-type="string">
            <text:p>Tonga</text:p>
          </table:table-cell>
          <table:table-cell office:value-type="float" office:value="90290">
            <text:p>90,290</text:p>
          </table:table-cell>
          <table:table-cell office:value-type="float" office:value="6.56756756756757">
            <text:p>6.6</text:p>
          </table:table-cell>
          <table:table-cell office:value-type="float" office:value="10">
            <text:p>10.0</text:p>
          </table:table-cell>
          <table:table-cell/>
          <table:table-cell office:value-type="float" office:value="51">
            <text:p>51.0</text:p>
          </table:table-cell>
          <table:table-cell table:style-name="ce2" office:value-type="float" office:value="9999">
            <text:p>9999.0</text:p>
          </table:table-cell>
          <table:table-cell/>
          <table:table-cell office:value-type="float" office:value="243">
            <text:p>243</text:p>
          </table:table-cell>
          <table:table-cell office:value-type="float" office:value="10">
            <text:p>10</text:p>
          </table:table-cell>
          <table:table-cell/>
          <table:table-cell office:value-type="float" office:value="51">
            <text:p>51</text:p>
          </table:table-cell>
          <table:table-cell table:style-name="ce1" table:formula="of:=[.AA85]+[.AB85]" office:value-type="float" office:value="226">
            <text:p>226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" table:formula="of:=[.AE85]+[.AF85]" office:value-type="float" office:value="0">
            <text:p>0</text:p>
          </table:table-cell>
          <table:table-cell table:number-columns-repeated="3"/>
          <table:table-cell office:value-type="float" office:value="99999">
            <text:p>99999.0</text:p>
          </table:table-cell>
          <table:table-cell table:number-columns-repeated="3"/>
          <table:table-cell office:value-type="float" office:value="226">
            <text:p>226</text:p>
          </table:table-cell>
          <table:table-cell/>
          <table:table-cell table:number-columns-repeated="2"/>
          <table:table-cell office:value-type="float" office:value="0">
            <text:p>0</text:p>
          </table:table-cell>
          <table:table-cell/>
          <table:table-cell table:number-columns-repeated="992"/>
        </table:table-row>
        <table:table-row table:style-name="ro1">
          <table:table-cell office:value-type="string">
            <text:p>Austria</text:p>
          </table:table-cell>
          <table:table-cell office:value-type="float" office:value="7568430">
            <text:p>7,568,430</text:p>
          </table:table-cell>
          <table:table-cell office:value-type="float" office:value="196">
            <text:p>196.0</text:p>
          </table:table-cell>
          <table:table-cell table:number-columns-repeated="5"/>
          <table:table-cell office:value-type="float" office:value="9408">
            <text:p>9,408</text:p>
          </table:table-cell>
          <table:table-cell table:number-columns-repeated="3"/>
          <table:table-cell table:style-name="ce1"/>
          <table:table-cell/>
          <table:table-cell office:value-type="float" office:value="48">
            <text:p>48</text:p>
          </table:table-cell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office:value-type="string">
            <text:p>Bahrain</text:p>
          </table:table-cell>
          <table:table-cell office:value-type="float" office:value="301559">
            <text:p>301,559</text:p>
          </table:table-cell>
          <table:table-cell/>
          <table:table-cell office:value-type="float" office:value="99999">
            <text:p>99999.0</text:p>
          </table:table-cell>
          <table:table-cell/>
          <table:table-cell office:value-type="float" office:value="99999">
            <text:p>99999.0</text:p>
          </table:table-cell>
          <table:table-cell table:number-columns-repeated="3"/>
          <table:table-cell office:value-type="float" office:value="15">
            <text:p>15</text:p>
          </table:table-cell>
          <table:table-cell/>
          <table:table-cell office:value-type="float" office:value="80">
            <text:p>80</text:p>
          </table:table-cell>
          <table:table-cell table:style-name="ce1"/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1"/>
          <table:table-cell table:number-columns-repeated="4"/>
          <table:table-cell office:value-type="float" office:value="5.21052631578947">
            <text:p>5.2</text:p>
          </table:table-cell>
          <table:table-cell table:number-columns-repeated="3"/>
          <table:table-cell office:value-type="float" office:value="99">
            <text:p>99</text:p>
          </table:table-cell>
          <table:table-cell table:number-columns-repeated="3"/>
          <table:table-cell office:value-type="float" office:value="19">
            <text:p>19</text:p>
          </table:table-cell>
          <table:table-cell table:number-columns-repeated="992"/>
        </table:table-row>
        <table:table-row table:style-name="ro1">
          <table:table-cell office:value-type="string">
            <text:p>Canada</text:p>
          </table:table-cell>
          <table:table-cell office:value-type="float" office:value="23796000">
            <text:p>23,796,000</text:p>
          </table:table-cell>
          <table:table-cell office:value-type="float" office:value="6.69668639053254">
            <text:p>6.7</text:p>
          </table:table-cell>
          <table:table-cell table:number-columns-repeated="5"/>
          <table:table-cell office:value-type="float" office:value="56587">
            <text:p>56,587</text:p>
          </table:table-cell>
          <table:table-cell table:number-columns-repeated="3"/>
          <table:table-cell table:style-name="ce1"/>
          <table:table-cell/>
          <table:table-cell office:value-type="float" office:value="8450">
            <text:p>8,450</text:p>
          </table:table-cell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office:value-type="string">
            <text:p>Cuba</text:p>
          </table:table-cell>
          <table:table-cell office:value-type="float" office:value="9614061">
            <text:p>9,614,061</text:p>
          </table:table-cell>
          <table:table-cell table:number-columns-repeated="2"/>
          <table:table-cell office:value-type="float" office:value="1.8360824742268">
            <text:p>1.8</text:p>
          </table:table-cell>
          <table:table-cell table:number-columns-repeated="5"/>
          <table:table-cell office:value-type="float" office:value="3562">
            <text:p>3,562</text:p>
          </table:table-cell>
          <table:table-cell/>
          <table:table-cell table:style-name="ce1"/>
          <table:table-cell table:number-columns-repeated="3"/>
          <table:table-cell office:value-type="float" office:value="1940">
            <text:p>1,940</text:p>
          </table:table-cell>
          <table:table-cell/>
          <table:table-cell table:style-name="ce1"/>
          <table:table-cell/>
          <table:table-cell office:value-type="float" office:value="1.80425055928412">
            <text:p>1.8</text:p>
          </table:table-cell>
          <table:table-cell office:value-type="float" office:value="2.21052631578947">
            <text:p>2.2</text:p>
          </table:table-cell>
          <table:table-cell table:number-columns-repeated="2"/>
          <table:table-cell office:value-type="float" office:value="3226">
            <text:p>3,226</text:p>
          </table:table-cell>
          <table:table-cell office:value-type="float" office:value="336">
            <text:p>336</text:p>
          </table:table-cell>
          <table:table-cell table:number-columns-repeated="2"/>
          <table:table-cell office:value-type="float" office:value="1788">
            <text:p>1,788</text:p>
          </table:table-cell>
          <table:table-cell office:value-type="float" office:value="152">
            <text:p>152</text:p>
          </table:table-cell>
          <table:table-cell table:number-columns-repeated="994"/>
        </table:table-row>
        <table:table-row table:style-name="ro1">
          <table:table-cell office:value-type="string">
            <text:p>Cyprus</text:p>
          </table:table-cell>
          <table:table-cell office:value-type="float" office:value="665676">
            <text:p>665,676</text:p>
          </table:table-cell>
          <table:table-cell office:value-type="float" office:value="13.0614754098361">
            <text:p>13.1</text:p>
          </table:table-cell>
          <table:table-cell table:number-columns-repeated="2" office:value-type="float" office:value="99999">
            <text:p>99999.0</text:p>
          </table:table-cell>
          <table:table-cell office:value-type="float" office:value="38.75">
            <text:p>38.8</text:p>
          </table:table-cell>
          <table:table-cell table:number-columns-repeated="2"/>
          <table:table-cell office:value-type="float" office:value="3187">
            <text:p>3,187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155">
            <text:p>155</text:p>
          </table:table-cell>
          <table:table-cell table:style-name="ce1"/>
          <table:table-cell/>
          <table:table-cell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/>
          <table:table-cell table:number-columns-repeated="2"/>
          <table:table-cell office:value-type="float" office:value="99999">
            <text:p>99999.0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Czech Republic</text:p>
          </table:table-cell>
          <table:table-cell office:value-type="float" office:value="10186755">
            <text:p>10,186,755</text:p>
          </table:table-cell>
          <table:table-cell/>
          <table:table-cell office:value-type="float" office:value="1.25531914893617">
            <text:p>1.3</text:p>
          </table:table-cell>
          <table:table-cell office:value-type="float" office:value="1.64037800687285">
            <text:p>1.6</text:p>
          </table:table-cell>
          <table:table-cell table:number-columns-repeated="4"/>
          <table:table-cell office:value-type="float" office:value="59">
            <text:p>59</text:p>
          </table:table-cell>
          <table:table-cell office:value-type="float" office:value="19094">
            <text:p>19,094</text:p>
          </table:table-cell>
          <table:table-cell/>
          <table:table-cell table:style-name="ce1"/>
          <table:table-cell table:number-columns-repeated="2"/>
          <table:table-cell office:value-type="float" office:value="47">
            <text:p>47</text:p>
          </table:table-cell>
          <table:table-cell office:value-type="float" office:value="11640">
            <text:p>11,640</text:p>
          </table:table-cell>
          <table:table-cell/>
          <table:table-cell table:style-name="ce1"/>
          <table:table-cell/>
          <table:table-cell office:value-type="float" office:value="1.64724207439985">
            <text:p>1.6</text:p>
          </table:table-cell>
          <table:table-cell office:value-type="float" office:value="1.53719008264463">
            <text:p>1.5</text:p>
          </table:table-cell>
          <table:table-cell table:number-columns-repeated="2"/>
          <table:table-cell office:value-type="float" office:value="17978">
            <text:p>17,978</text:p>
          </table:table-cell>
          <table:table-cell office:value-type="float" office:value="1116">
            <text:p>1,116</text:p>
          </table:table-cell>
          <table:table-cell table:number-columns-repeated="2"/>
          <table:table-cell office:value-type="float" office:value="10914">
            <text:p>10,914</text:p>
          </table:table-cell>
          <table:table-cell office:value-type="float" office:value="726">
            <text:p>726</text:p>
          </table:table-cell>
          <table:table-cell table:number-columns-repeated="994"/>
        </table:table-row>
        <table:table-row table:style-name="ro1">
          <table:table-cell office:value-type="string">
            <text:p>India</text:p>
          </table:table-cell>
          <table:table-cell office:value-type="float" office:value="652279308">
            <text:p>652,279,308</text:p>
          </table:table-cell>
          <table:table-cell/>
          <table:table-cell office:value-type="float" office:value="24.5">
            <text:p>24.5</text:p>
          </table:table-cell>
          <table:table-cell table:number-columns-repeated="5"/>
          <table:table-cell office:value-type="float" office:value="49">
            <text:p>49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>
            <text:p>Israel</text:p>
          </table:table-cell>
          <table:table-cell office:value-type="float" office:value="3613000">
            <text:p>3,613,000</text:p>
          </table:table-cell>
          <table:table-cell/>
          <table:table-cell office:value-type="float" office:value="0.972972972972973">
            <text:p>1.0</text:p>
          </table:table-cell>
          <table:table-cell office:value-type="float" office:value="12.7333333333333">
            <text:p>12.7</text:p>
          </table:table-cell>
          <table:table-cell table:number-columns-repeated="4"/>
          <table:table-cell office:value-type="float" office:value="72">
            <text:p>72</text:p>
          </table:table-cell>
          <table:table-cell office:value-type="float" office:value="191">
            <text:p>191</text:p>
          </table:table-cell>
          <table:table-cell/>
          <table:table-cell table:style-name="ce1"/>
          <table:table-cell table:number-columns-repeated="2"/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/>
          <table:table-cell table:style-name="ce1"/>
          <table:table-cell table:number-columns-repeated="2"/>
          <table:table-cell office:value-type="float" office:value="12.7333333333333">
            <text:p>12.7</text:p>
          </table:table-cell>
          <table:table-cell table:number-columns-repeated="3"/>
          <table:table-cell office:value-type="float" office:value="191">
            <text:p>191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994"/>
        </table:table-row>
        <table:table-row table:style-name="ro1">
          <table:table-cell office:value-type="string">
            <text:p>Madagascar</text:p>
          </table:table-cell>
          <table:table-cell office:value-type="float" office:value="7933128">
            <text:p>7,933,128</text:p>
          </table:table-cell>
          <table:table-cell/>
          <table:table-cell office:value-type="float" office:value="3.41176470588235">
            <text:p>3.4</text:p>
          </table:table-cell>
          <table:table-cell office:value-type="float" office:value="1.42592592592593">
            <text:p>1.4</text:p>
          </table:table-cell>
          <table:table-cell office:value-type="float" office:value="9.17307692307692">
            <text:p>9.2</text:p>
          </table:table-cell>
          <table:table-cell table:number-columns-repeated="3"/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float" office:value="954">
            <text:p>954</text:p>
          </table:table-cell>
          <table:table-cell table:style-name="ce1"/>
          <table:table-cell table:number-columns-repeated="2"/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 office:value-type="float" office:value="104">
            <text:p>104</text:p>
          </table:table-cell>
          <table:table-cell table:style-name="ce1"/>
          <table:table-cell table:number-columns-repeated="2"/>
          <table:table-cell office:value-type="float" office:value="1.42592592592593">
            <text:p>1.4</text:p>
          </table:table-cell>
          <table:table-cell/>
          <table:table-cell office:value-type="float" office:value="28">
            <text:p>28.0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1">
            <text:p>1</text:p>
          </table:table-cell>
          <table:table-cell table:number-columns-repeated="992"/>
        </table:table-row>
        <table:table-row table:style-name="ro1">
          <table:table-cell office:value-type="string">
            <text:p>Pakistan</text:p>
          </table:table-cell>
          <table:table-cell office:value-type="float" office:value="72904319">
            <text:p>72,904,319</text:p>
          </table:table-cell>
          <table:table-cell office:value-type="float" office:value="270.696897374702">
            <text:p>270.7</text:p>
          </table:table-cell>
          <table:table-cell table:number-columns-repeated="5"/>
          <table:table-cell office:value-type="float" office:value="113422">
            <text:p>113,422</text:p>
          </table:table-cell>
          <table:table-cell table:number-columns-repeated="3"/>
          <table:table-cell table:style-name="ce1"/>
          <table:table-cell/>
          <table:table-cell office:value-type="float" office:value="419">
            <text:p>419</text:p>
          </table:table-cell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office:value-type="string">
            <text:p>Philippines</text:p>
          </table:table-cell>
          <table:table-cell office:value-type="float" office:value="43265378">
            <text:p>43,265,378</text:p>
          </table:table-cell>
          <table:table-cell/>
          <table:table-cell office:value-type="float" office:value="13.6181818181818">
            <text:p>13.6</text:p>
          </table:table-cell>
          <table:table-cell/>
          <table:table-cell office:value-type="float" office:value="4.66666666666667">
            <text:p>4.7</text:p>
          </table:table-cell>
          <table:table-cell table:number-columns-repeated="3"/>
          <table:table-cell office:value-type="float" office:value="749">
            <text:p>749</text:p>
          </table:table-cell>
          <table:table-cell/>
          <table:table-cell office:value-type="float" office:value="14">
            <text:p>14</text:p>
          </table:table-cell>
          <table:table-cell table:style-name="ce1"/>
          <table:table-cell table:number-columns-repeated="2"/>
          <table:table-cell office:value-type="float" office:value="55">
            <text:p>55</text:p>
          </table:table-cell>
          <table:table-cell/>
          <table:table-cell office:value-type="float" office:value="3">
            <text:p>3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string">
            <text:p>Senegal</text:p>
          </table:table-cell>
          <table:table-cell office:value-type="float" office:value="5033645">
            <text:p>5,033,645</text:p>
          </table:table-cell>
          <table:table-cell office:value-type="float" office:value="1320">
            <text:p>1320.0</text:p>
          </table:table-cell>
          <table:table-cell office:value-type="float" office:value="3">
            <text:p>3.0</text:p>
          </table:table-cell>
          <table:table-cell office:value-type="float" office:value="3.66666666666667">
            <text:p>3.7</text:p>
          </table:table-cell>
          <table:table-cell office:value-type="float" office:value="20.5652173913043">
            <text:p>20.6</text:p>
          </table:table-cell>
          <table:table-cell table:number-columns-repeated="2"/>
          <table:table-cell office:value-type="float" office:value="5280">
            <text:p>5,28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73">
            <text:p>473</text:p>
          </table:table-cell>
          <table:table-cell table:style-name="ce1"/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style-name="ce1"/>
          <table:table-cell table:number-columns-repeated="2"/>
          <table:table-cell office:value-type="float" office:value="3.66666666666667">
            <text:p>3.7</text:p>
          </table:table-cell>
          <table:table-cell table:number-columns-repeated="3"/>
          <table:table-cell office:value-type="float" office:value="11">
            <text:p>1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94"/>
        </table:table-row>
        <table:table-row table:style-name="ro1">
          <table:table-cell office:value-type="string">
            <text:p>South Korea</text:p>
          </table:table-cell>
          <table:table-cell office:value-type="float" office:value="36412000">
            <text:p>36,412,000</text:p>
          </table:table-cell>
          <table:table-cell/>
          <table:table-cell office:value-type="float" office:value="99999">
            <text:p>99999.0</text:p>
          </table:table-cell>
          <table:table-cell office:value-type="float" office:value="527">
            <text:p>527.0</text:p>
          </table:table-cell>
          <table:table-cell table:number-columns-repeated="4"/>
          <table:table-cell office:value-type="float" office:value="421">
            <text:p>421</text:p>
          </table:table-cell>
          <table:table-cell office:value-type="float" office:value="527">
            <text:p>527</text:p>
          </table:table-cell>
          <table:table-cell/>
          <table:table-cell table:style-name="ce1"/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/>
          <table:table-cell table:number-columns-repeated="2"/>
          <table:table-cell office:value-type="float" office:value="527">
            <text:p>527.0</text:p>
          </table:table-cell>
          <table:table-cell table:number-columns-repeated="3"/>
          <table:table-cell office:value-type="float" office:value="527">
            <text:p>527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94"/>
        </table:table-row>
        <table:table-row table:style-name="ro1">
          <table:table-cell office:value-type="string">
            <text:p>Sri Lanka</text:p>
          </table:table-cell>
          <table:table-cell office:value-type="float" office:value="14325640">
            <text:p>14,325,640</text:p>
          </table:table-cell>
          <table:table-cell table:number-columns-repeated="3"/>
          <table:table-cell office:value-type="float" office:value="84.25">
            <text:p>84.3</text:p>
          </table:table-cell>
          <table:table-cell table:number-columns-repeated="5"/>
          <table:table-cell office:value-type="float" office:value="3370">
            <text:p>3,370</text:p>
          </table:table-cell>
          <table:table-cell table:style-name="ce1"/>
          <table:table-cell table:number-columns-repeated="4"/>
          <table:table-cell office:value-type="float" office:value="40">
            <text:p>40</text:p>
          </table:table-cell>
          <table:table-cell table:style-name="ce1"/>
          <table:table-cell table:number-columns-repeated="1005"/>
        </table:table-row>
        <table:table-row table:style-name="ro1">
          <table:table-cell office:value-type="string">
            <text:p>Suriname</text:p>
          </table:table-cell>
          <table:table-cell office:value-type="float" office:value="363227">
            <text:p>363,227</text:p>
          </table:table-cell>
          <table:table-cell table:number-columns-repeated="2"/>
          <table:table-cell office:value-type="float" office:value="1.8360824742268">
            <text:p>1.8</text:p>
          </table:table-cell>
          <table:table-cell office:value-type="float" office:value="19.6923076923077">
            <text:p>19.7</text:p>
          </table:table-cell>
          <table:table-cell table:number-columns-repeated="4"/>
          <table:table-cell office:value-type="float" office:value="3562">
            <text:p>3,562</text:p>
          </table:table-cell>
          <table:table-cell office:value-type="float" office:value="256">
            <text:p>256</text:p>
          </table:table-cell>
          <table:table-cell table:style-name="ce1"/>
          <table:table-cell table:number-columns-repeated="3"/>
          <table:table-cell office:value-type="float" office:value="1940">
            <text:p>1,940</text:p>
          </table:table-cell>
          <table:table-cell office:value-type="float" office:value="13">
            <text:p>13</text:p>
          </table:table-cell>
          <table:table-cell table:style-name="ce1"/>
          <table:table-cell/>
          <table:table-cell office:value-type="float" office:value="1.80425055928412">
            <text:p>1.8</text:p>
          </table:table-cell>
          <table:table-cell office:value-type="float" office:value="2.21052631578947">
            <text:p>2.2</text:p>
          </table:table-cell>
          <table:table-cell table:number-columns-repeated="2"/>
          <table:table-cell office:value-type="float" office:value="3226">
            <text:p>3,226</text:p>
          </table:table-cell>
          <table:table-cell office:value-type="float" office:value="336">
            <text:p>336</text:p>
          </table:table-cell>
          <table:table-cell table:number-columns-repeated="2"/>
          <table:table-cell office:value-type="float" office:value="1788">
            <text:p>1,788</text:p>
          </table:table-cell>
          <table:table-cell office:value-type="float" office:value="152">
            <text:p>152</text:p>
          </table:table-cell>
          <table:table-cell table:number-columns-repeated="994"/>
        </table:table-row>
        <table:table-row table:style-name="ro1">
          <table:table-cell office:value-type="string">
            <text:p>Switzerland</text:p>
          </table:table-cell>
          <table:table-cell office:value-type="float" office:value="6281174">
            <text:p>6,281,174</text:p>
          </table:table-cell>
          <table:table-cell office:value-type="float" office:value="30.6439790575916">
            <text:p>30.6</text:p>
          </table:table-cell>
          <table:table-cell table:number-columns-repeated="5"/>
          <table:table-cell office:value-type="float" office:value="11706">
            <text:p>11,706</text:p>
          </table:table-cell>
          <table:table-cell table:number-columns-repeated="3"/>
          <table:table-cell table:style-name="ce1"/>
          <table:table-cell/>
          <table:table-cell office:value-type="float" office:value="382">
            <text:p>382</text:p>
          </table:table-cell>
          <table:table-cell table:number-columns-repeated="3"/>
          <table:table-cell table:style-name="ce1"/>
          <table:table-cell table:number-columns-repeated="1005"/>
        </table:table-row>
        <table:table-row table:style-name="ro1">
          <table:table-cell office:value-type="string">
            <text:p>Thailand</text:p>
          </table:table-cell>
          <table:table-cell office:value-type="float" office:value="44483729">
            <text:p>44,483,729</text:p>
          </table:table-cell>
          <table:table-cell/>
          <table:table-cell office:value-type="float" office:value="186.75">
            <text:p>186.8</text:p>
          </table:table-cell>
          <table:table-cell office:value-type="float" office:value="7.77064220183486">
            <text:p>7.8</text:p>
          </table:table-cell>
          <table:table-cell office:value-type="float" office:value="24.4714285714286">
            <text:p>24.5</text:p>
          </table:table-cell>
          <table:table-cell table:number-columns-repeated="3"/>
          <table:table-cell office:value-type="float" office:value="747">
            <text:p>747</text:p>
          </table:table-cell>
          <table:table-cell office:value-type="float" office:value="847">
            <text:p>847</text:p>
          </table:table-cell>
          <table:table-cell office:value-type="float" office:value="6852">
            <text:p>6,852</text:p>
          </table:table-cell>
          <table:table-cell table:style-name="ce1"/>
          <table:table-cell table:number-columns-repeated="2"/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office:value-type="float" office:value="280">
            <text:p>280</text:p>
          </table:table-cell>
          <table:table-cell table:style-name="ce1"/>
          <table:table-cell/>
          <table:table-cell office:value-type="float" office:value="0.479166666666667">
            <text:p>0.5</text:p>
          </table:table-cell>
          <table:table-cell office:value-type="float" office:value="13.5081967213115">
            <text:p>13.5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824">
            <text:p>824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table:number-columns-repeated="994"/>
        </table:table-row>
        <table:table-row table:style-name="ro1">
          <table:table-cell office:value-type="string">
            <text:p>United Arab Emirates</text:p>
          </table:table-cell>
          <table:table-cell office:value-type="float" office:value="724684">
            <text:p>724,684</text:p>
          </table:table-cell>
          <table:table-cell/>
          <table:table-cell office:value-type="float" office:value="99999">
            <text:p>99999.0</text:p>
          </table:table-cell>
          <table:table-cell table:number-columns-repeated="5"/>
          <table:table-cell office:value-type="float" office:value="12">
            <text:p>12</text:p>
          </table:table-cell>
          <table:table-cell table:number-columns-repeated="2"/>
          <table:table-cell table:style-name="ce1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1"/>
          <table:table-cell table:number-columns-repeated="1005"/>
        </table:table-row>
        <table:table-row table:style-name="ro1">
          <table:table-cell office:value-type="string">
            <text:p>Zambia</text:p>
          </table:table-cell>
          <table:table-cell office:value-type="float" office:value="5235519">
            <text:p>5,235,519</text:p>
          </table:table-cell>
          <table:table-cell/>
          <table:table-cell office:value-type="float" office:value="102">
            <text:p>102.0</text:p>
          </table:table-cell>
          <table:table-cell office:value-type="float" office:value="99999">
            <text:p>99999.0</text:p>
          </table:table-cell>
          <table:table-cell office:value-type="float" office:value="42.8571428571429">
            <text:p>42.9</text:p>
          </table:table-cell>
          <table:table-cell table:number-columns-repeated="3"/>
          <table:table-cell office:value-type="float" office:value="102">
            <text:p>102</text:p>
          </table:table-cell>
          <table:table-cell office:value-type="float" office:value="12">
            <text:p>12</text:p>
          </table:table-cell>
          <table:table-cell office:value-type="float" office:value="1500">
            <text:p>1,500</text:p>
          </table:table-cell>
          <table:table-cell table:style-name="ce1"/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style-name="ce1"/>
          <table:table-cell table:number-columns-repeated="2"/>
          <table:table-cell office:value-type="float" office:value="99999">
            <text:p>99999.0</text:p>
          </table:table-cell>
          <table:table-cell table:number-columns-repeated="3"/>
          <table:table-cell office:value-type="float" office:value="12">
            <text:p>1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Zimbabwe</text:p>
          </table:table-cell>
          <table:table-cell office:value-type="float" office:value="6581329">
            <text:p>6,581,329</text:p>
          </table:table-cell>
          <table:table-cell table:number-columns-repeated="2"/>
          <table:table-cell office:value-type="float" office:value="99999">
            <text:p>99999.0</text:p>
          </table:table-cell>
          <table:table-cell table:number-columns-repeated="5"/>
          <table:table-cell office:value-type="float" office:value="89">
            <text:p>89</text:p>
          </table:table-cell>
          <table:table-cell/>
          <table:table-cell table:style-name="ce1"/>
          <table:table-cell table:number-columns-repeated="3"/>
          <table:table-cell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office:value-type="float" office:value="99999">
            <text:p>99999.0</text:p>
          </table:table-cell>
          <table:table-cell table:number-columns-repeated="3"/>
          <table:table-cell office:value-type="float" office:value="89">
            <text:p>89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4"/>
        </table:table-row>
        <table:table-row table:style-name="ro1">
          <table:table-cell office:value-type="string">
            <text:p>United Kingdom: Northern Ireland</text:p>
          </table:table-cell>
          <table:table-cell office:value-type="float" office:value="1537000">
            <text:p>1,537,000</text:p>
          </table:table-cell>
          <table:table-cell office:value-type="float" office:value="11.54">
            <text:p>11.5</text:p>
          </table:table-cell>
          <table:table-cell office:value-type="float" office:value="34">
            <text:p>34.0</text:p>
          </table:table-cell>
          <table:table-cell office:value-type="float" office:value="1.28440366972477">
            <text:p>1.3</text:p>
          </table:table-cell>
          <table:table-cell office:value-type="float" office:value="17.8698630136986">
            <text:p>17.9</text:p>
          </table:table-cell>
          <table:table-cell table:style-name="ce2" table:formula="of:=[.M106]/[.S106]" office:value-type="float" office:value="35.6486486486486">
            <text:p>35.6</text:p>
          </table:table-cell>
          <table:table-cell/>
          <table:table-cell office:value-type="float" office:value="6347">
            <text:p>6,347</text:p>
          </table:table-cell>
          <table:table-cell office:value-type="float" office:value="34">
            <text:p>34</text:p>
          </table:table-cell>
          <table:table-cell office:value-type="float" office:value="140">
            <text:p>140</text:p>
          </table:table-cell>
          <table:table-cell office:value-type="float" office:value="2609">
            <text:p>2,609</text:p>
          </table:table-cell>
          <table:table-cell table:style-name="ce1" table:formula="of:=[.AA106]+[.AB106]" office:value-type="float" office:value="2638">
            <text:p>2,638</text:p>
          </table:table-cell>
          <table:table-cell/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146">
            <text:p>146</text:p>
          </table:table-cell>
          <table:table-cell table:style-name="ce1" table:formula="of:=[.AE106]+[.AF106]" office:value-type="float" office:value="74">
            <text:p>74</text:p>
          </table:table-cell>
          <table:table-cell/>
          <table:table-cell office:value-type="float" office:value="0.871559633027523">
            <text:p>0.9</text:p>
          </table:table-cell>
          <table:table-cell office:value-type="float" office:value="99999">
            <text:p>99999.0</text:p>
          </table:table-cell>
          <table:table-cell office:value-type="float" office:value="36.9852941176471">
            <text:p>37.0</text:p>
          </table:table-cell>
          <table:table-cell office:value-type="float" office:value="20.5">
            <text:p>20.5</text:p>
          </table:table-cell>
          <table:table-cell office:value-type="float" office:value="95">
            <text:p>95</text:p>
          </table:table-cell>
          <table:table-cell office:value-type="float" office:value="45">
            <text:p>45</text:p>
          </table:table-cell>
          <table:table-cell office:value-type="float" office:value="2515">
            <text:p>2,515</text:p>
          </table:table-cell>
          <table:table-cell office:value-type="float" office:value="123">
            <text:p>123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6">
            <text:p>6</text:p>
          </table:table-cell>
          <table:table-cell table:number-columns-repeated="992"/>
        </table:table-row>
        <table:table-row table:style-name="ro1">
          <table:table-cell office:value-type="string">
            <text:p>United Kingdom: Scotland</text:p>
          </table:table-cell>
          <table:table-cell office:value-type="float" office:value="5196000">
            <text:p>5,196,000</text:p>
          </table:table-cell>
          <table:table-cell/>
          <table:table-cell office:value-type="float" office:value="6.24">
            <text:p>6.2</text:p>
          </table:table-cell>
          <table:table-cell office:value-type="float" office:value="29.25">
            <text:p>29.3</text:p>
          </table:table-cell>
          <table:table-cell office:value-type="float" office:value="12.0052083333333">
            <text:p>12.0</text:p>
          </table:table-cell>
          <table:table-cell table:style-name="ce2" table:formula="of:=[.M107]/[.S107]" office:value-type="float" office:value="28.1676646706587">
            <text:p>28.2</text:p>
          </table:table-cell>
          <table:table-cell table:number-columns-repeated="2"/>
          <table:table-cell office:value-type="float" office:value="156">
            <text:p>156</text:p>
          </table:table-cell>
          <table:table-cell office:value-type="float" office:value="117">
            <text:p>117</text:p>
          </table:table-cell>
          <table:table-cell office:value-type="float" office:value="2305">
            <text:p>2,305</text:p>
          </table:table-cell>
          <table:table-cell table:style-name="ce1" table:formula="of:=[.AA107]+[.AB107]" office:value-type="float" office:value="4704">
            <text:p>4,704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92">
            <text:p>192</text:p>
          </table:table-cell>
          <table:table-cell table:style-name="ce1" table:formula="of:=[.AE107]+[.AF107]" office:value-type="float" office:value="167">
            <text:p>167</text:p>
          </table:table-cell>
          <table:table-cell table:number-columns-repeated="2"/>
          <table:table-cell office:value-type="float" office:value="29.25">
            <text:p>29.3</text:p>
          </table:table-cell>
          <table:table-cell office:value-type="float" office:value="28.1676646706587">
            <text:p>28.2</text:p>
          </table:table-cell>
          <table:table-cell table:number-columns-repeated="2"/>
          <table:table-cell office:value-type="float" office:value="117">
            <text:p>117</text:p>
          </table:table-cell>
          <table:table-cell office:value-type="float" office:value="4704">
            <text:p>4,70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67">
            <text:p>167</text:p>
          </table:table-cell>
          <table:table-cell/>
          <table:table-cell table:number-columns-repeated="992"/>
        </table:table-row>
        <table:table-row table:style-name="ro1">
          <table:table-cell table:number-columns-repeated="12"/>
          <table:table-cell table:style-name="ce1"/>
          <table:table-cell table:number-columns-repeated="5"/>
          <table:table-cell table:style-name="ce1"/>
          <table:table-cell table:number-columns-repeated="1005"/>
        </table:table-row>
        <table:table-row table:style-name="ro1">
          <table:table-cell office:value-type="string">
            <text:p>United Kingdom</text:p>
          </table:table-cell>
          <table:table-cell office:value-type="float" office:value="56193492">
            <text:p>56,193,492</text:p>
          </table:table-cell>
          <table:table-cell office:value-type="float" office:value="11.54">
            <text:p>11.5</text:p>
          </table:table-cell>
          <table:table-cell office:value-type="float" office:value="6.24">
            <text:p>6.2</text:p>
          </table:table-cell>
          <table:table-cell office:value-type="float" office:value="1.82864219770322">
            <text:p>1.8</text:p>
          </table:table-cell>
          <table:table-cell office:value-type="float" office:value="3.79785604900459">
            <text:p>3.8</text:p>
          </table:table-cell>
          <table:table-cell table:style-name="ce2" table:formula="of:=[.M109]/[.S109]" office:value-type="float" office:value="29.739837398374">
            <text:p>29.7</text:p>
          </table:table-cell>
          <table:table-cell/>
          <table:table-cell office:value-type="float" office:value="6347">
            <text:p>6,347</text:p>
          </table:table-cell>
          <table:table-cell office:value-type="float" office:value="156">
            <text:p>156</text:p>
          </table:table-cell>
          <table:table-cell office:value-type="float" office:value="16242">
            <text:p>16,242</text:p>
          </table:table-cell>
          <table:table-cell office:value-type="float" office:value="19840">
            <text:p>19,840</text:p>
          </table:table-cell>
          <table:table-cell table:style-name="ce1" table:formula="of:=[.AA109]+[.AB109]" office:value-type="float" office:value="47554">
            <text:p>47,554</text:p>
          </table:table-cell>
          <table:table-cell/>
          <table:table-cell office:value-type="float" office:value="550">
            <text:p>550</text:p>
          </table:table-cell>
          <table:table-cell office:value-type="float" office:value="25">
            <text:p>25</text:p>
          </table:table-cell>
          <table:table-cell office:value-type="float" office:value="8882">
            <text:p>8,882</text:p>
          </table:table-cell>
          <table:table-cell office:value-type="float" office:value="5224">
            <text:p>5,224</text:p>
          </table:table-cell>
          <table:table-cell table:style-name="ce1" table:formula="of:=[.AE109]+[.AF109]" office:value-type="float" office:value="1599">
            <text:p>1,599</text:p>
          </table:table-cell>
          <table:table-cell/>
          <table:table-cell office:value-type="float" office:value="1.65344632768362">
            <text:p>1.7</text:p>
          </table:table-cell>
          <table:table-cell office:value-type="float" office:value="50.28125">
            <text:p>50.3</text:p>
          </table:table-cell>
          <table:table-cell office:value-type="float" office:value="30.6375212224109">
            <text:p>30.6</text:p>
          </table:table-cell>
          <table:table-cell office:value-type="float" office:value="27.2280285035629">
            <text:p>27.2</text:p>
          </table:table-cell>
          <table:table-cell office:value-type="float" office:value="14633">
            <text:p>14,633</text:p>
          </table:table-cell>
          <table:table-cell office:value-type="float" office:value="1609">
            <text:p>1,609</text:p>
          </table:table-cell>
          <table:table-cell office:value-type="float" office:value="36091">
            <text:p>36,091</text:p>
          </table:table-cell>
          <table:table-cell office:value-type="float" office:value="11463">
            <text:p>11,463</text:p>
          </table:table-cell>
          <table:table-cell office:value-type="float" office:value="8850">
            <text:p>8,850</text:p>
          </table:table-cell>
          <table:table-cell office:value-type="float" office:value="32">
            <text:p>32</text:p>
          </table:table-cell>
          <table:table-cell office:value-type="float" office:value="1178">
            <text:p>1,178</text:p>
          </table:table-cell>
          <table:table-cell office:value-type="float" office:value="421">
            <text:p>421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prisoner check:</text:p>
          </table:table-cell>
          <table:table-cell table:number-columns-repeated="1023"/>
        </table:table-row>
        <table:table-row table:style-name="ro1">
          <table:table-cell office:value-type="string">
            <text:p>U.S.</text:p>
          </table:table-cell>
          <table:table-cell table:formula="of:=[.AA58]+[.AB58]+[.AE58]+[.AF58]" office:value-type="float" office:value="405121">
            <text:p>405,121</text:p>
          </table:table-cell>
          <table:table-cell table:number-columns-repeated="1022"/>
        </table:table-row>
        <table:table-row table:style-name="ro1">
          <table:table-cell office:value-type="string">
            <text:p>U.K.</text:p>
          </table:table-cell>
          <table:table-cell table:formula="of:=[.AA109]+[.AB109]+[.AE109]+[.AF109]" office:value-type="float" office:value="49153">
            <text:p>49,153</text:p>
          </table:table-cell>
          <table:table-cell table:number-columns-repeated="102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x ratios c.1977" table:style-name="ta2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6" table:number-columns-repeated="2" table:default-cell-style-name="ce1"/>
        <table:table-column table:style-name="co6" table:default-cell-style-name="ce2"/>
        <table:table-column table:style-name="co2" table:default-cell-style-name="ce1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office:value-type="string">
            <text:p>Compositions of groups within the criminal justice system, c. 1977</text:p>
          </table:table-cell>
          <table:table-cell table:number-columns-repeated="6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oup</text:p>
          </table:table-cell>
          <table:table-cell office:value-type="string">
            <text:p>area</text:p>
          </table:table-cell>
          <table:table-cell office:value-type="string">
            <text:p>male</text:p>
          </table:table-cell>
          <table:table-cell office:value-type="string">
            <text:p>female</text:p>
          </table:table-cell>
          <table:table-cell office:value-type="string">
            <text:p>sex rato</text:p>
          </table:table-cell>
          <table:table-cell office:value-type="string">
            <text:p>total population 1977</text:p>
          </table:table-cell>
          <table:table-cell/>
          <table:table-cell table:style-name="ce1" office:value-type="string">
            <text:p>source and notes</text:p>
          </table:table-cell>
          <table:table-cell table:number-columns-repeated="1016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Argentina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float" office:value="26899177">
            <text:p>26,899,177</text:p>
          </table:table-cell>
          <table:table-cell/>
          <table:table-cell office:value-type="string">
            <text:p>Estimated c. 1977 figures from 1975-80 data in "cts2 extract"</text:p>
          </table:table-cell>
          <table:table-cell table:number-columns-repeated="1016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Bangladesh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73915723">
            <text:p>73,915,723</text:p>
          </table:table-cell>
          <table:table-cell/>
          <table:table-cell office:value-type="string">
            <text:p>Population figures from the World Bank's World Development Indicators.</text:p>
          </table:table-cell>
          <table:table-cell table:number-columns-repeated="1016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Chile</text:p>
          </table:table-cell>
          <table:table-cell office:value-type="float" office:value="216">
            <text:p>216</text:p>
          </table:table-cell>
          <table:table-cell office:value-type="float" office:value="83">
            <text:p>83</text:p>
          </table:table-cell>
          <table:table-cell office:value-type="float" office:value="2.60240963855422">
            <text:p>2.6</text:p>
          </table:table-cell>
          <table:table-cell office:value-type="float" office:value="10719748">
            <text:p>10,719,748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Cuba</text:p>
          </table:table-cell>
          <table:table-cell office:value-type="float" office:value="3562">
            <text:p>3,562</text:p>
          </table:table-cell>
          <table:table-cell office:value-type="float" office:value="1940">
            <text:p>1,940</text:p>
          </table:table-cell>
          <table:table-cell office:value-type="float" office:value="1.8360824742268">
            <text:p>1.8</text:p>
          </table:table-cell>
          <table:table-cell office:value-type="float" office:value="9614061">
            <text:p>9,614,061</text:p>
          </table:table-cell>
          <table:table-cell/>
          <table:table-cell office:value-type="string">
            <text:p>Additional population figures for Germany (FDR), England &amp; Wales, Scotland, and Northern Ireland from alt. sources.</text:p>
          </table:table-cell>
          <table:table-cell table:number-columns-repeated="1016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Cyprus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665676">
            <text:p>665,676</text:p>
          </table:table-cell>
          <table:table-cell/>
          <table:table-cell office:value-type="string">
            <text:p>The synthesis U.K. figure comprises only available records, and hence for some variables gives incomplete coverage of the U.K. as a whole.</text:p>
          </table:table-cell>
          <table:table-cell table:number-columns-repeated="1016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Czech Republic</text:p>
          </table:table-cell>
          <table:table-cell office:value-type="float" office:value="19094">
            <text:p>19,094</text:p>
          </table:table-cell>
          <table:table-cell office:value-type="float" office:value="11640">
            <text:p>11,640</text:p>
          </table:table-cell>
          <table:table-cell office:value-type="float" office:value="1.64037800687285">
            <text:p>1.6</text:p>
          </table:table-cell>
          <table:table-cell office:value-type="float" office:value="10186755">
            <text:p>10,186,755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Finland</text:p>
          </table:table-cell>
          <table:table-cell office:value-type="float" office:value="571">
            <text:p>571</text:p>
          </table:table-cell>
          <table:table-cell office:value-type="float" office:value="45">
            <text:p>45</text:p>
          </table:table-cell>
          <table:table-cell office:value-type="float" office:value="12.6888888888889">
            <text:p>12.7</text:p>
          </table:table-cell>
          <table:table-cell office:value-type="float" office:value="4738902">
            <text:p>4,738,902</text:p>
          </table:table-cell>
          <table:table-cell/>
          <table:table-cell office:value-type="string">
            <text:p>Bahrain and Madagascar list juvenile prisoners, but not adult prisoners.</text:p>
          </table:table-cell>
          <table:table-cell table:number-columns-repeated="1016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Germany, Federal Rep Of</text:p>
          </table:table-cell>
          <table:table-cell office:value-type="float" office:value="13086">
            <text:p>13,086</text:p>
          </table:table-cell>
          <table:table-cell office:value-type="float" office:value="1679">
            <text:p>1,679</text:p>
          </table:table-cell>
          <table:table-cell office:value-type="float" office:value="7.79392495533055">
            <text:p>7.8</text:p>
          </table:table-cell>
          <table:table-cell office:value-type="float" office:value="61400000">
            <text:p>61,400,00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Greece</text:p>
          </table:table-cell>
          <table:table-cell office:value-type="float" office:value="865">
            <text:p>865</text:p>
          </table:table-cell>
          <table:table-cell office:value-type="float" office:value="58">
            <text:p>58</text:p>
          </table:table-cell>
          <table:table-cell office:value-type="float" office:value="14.9137931034483">
            <text:p>14.9</text:p>
          </table:table-cell>
          <table:table-cell office:value-type="float" office:value="9308479">
            <text:p>9,308,479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Honduras</text:p>
          </table:table-cell>
          <table:table-cell office:value-type="float" office:value="358">
            <text:p>358</text:p>
          </table:table-cell>
          <table:table-cell office:value-type="float" office:value="35">
            <text:p>35</text:p>
          </table:table-cell>
          <table:table-cell office:value-type="float" office:value="10.2285714285714">
            <text:p>10.2</text:p>
          </table:table-cell>
          <table:table-cell office:value-type="float" office:value="3300735">
            <text:p>3,300,735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Indonesia</text:p>
          </table:table-cell>
          <table:table-cell office:value-type="float" office:value="1842">
            <text:p>1,842</text:p>
          </table:table-cell>
          <table:table-cell office:value-type="float" office:value="315">
            <text:p>315</text:p>
          </table:table-cell>
          <table:table-cell office:value-type="float" office:value="5.84761904761905">
            <text:p>5.8</text:p>
          </table:table-cell>
          <table:table-cell office:value-type="float" office:value="140688052">
            <text:p>140,688,052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Ireland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33.5">
            <text:p>33.5</text:p>
          </table:table-cell>
          <table:table-cell office:value-type="float" office:value="3282200">
            <text:p>3,282,20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Israel</text:p>
          </table:table-cell>
          <table:table-cell office:value-type="float" office:value="191">
            <text:p>191</text:p>
          </table:table-cell>
          <table:table-cell office:value-type="float" office:value="15">
            <text:p>15</text:p>
          </table:table-cell>
          <table:table-cell office:value-type="float" office:value="12.7333333333333">
            <text:p>12.7</text:p>
          </table:table-cell>
          <table:table-cell office:value-type="float" office:value="3613000">
            <text:p>3,613,00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Italy</text:p>
          </table:table-cell>
          <table:table-cell office:value-type="float" office:value="511">
            <text:p>511</text:p>
          </table:table-cell>
          <table:table-cell office:value-type="float" office:value="20">
            <text:p>20</text:p>
          </table:table-cell>
          <table:table-cell office:value-type="float" office:value="25.55">
            <text:p>25.6</text:p>
          </table:table-cell>
          <table:table-cell office:value-type="float" office:value="55955411">
            <text:p>55,955,411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Japan</text:p>
          </table:table-cell>
          <table:table-cell office:value-type="float" office:value="2659">
            <text:p>2,659</text:p>
          </table:table-cell>
          <table:table-cell office:value-type="float" office:value="59">
            <text:p>59</text:p>
          </table:table-cell>
          <table:table-cell office:value-type="float" office:value="45.0677966101695">
            <text:p>45.1</text:p>
          </table:table-cell>
          <table:table-cell office:value-type="float" office:value="113863000">
            <text:p>113,863,00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Madagascar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1.42592592592593">
            <text:p>1.4</text:p>
          </table:table-cell>
          <table:table-cell office:value-type="float" office:value="7933128">
            <text:p>7,933,128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Mauritius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.75">
            <text:p>5.8</text:p>
          </table:table-cell>
          <table:table-cell office:value-type="float" office:value="921379.2">
            <text:p>921,379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Morocco</text:p>
          </table:table-cell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14.25">
            <text:p>14.3</text:p>
          </table:table-cell>
          <table:table-cell office:value-type="float" office:value="18158169">
            <text:p>18,158,169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New Zealand</text:p>
          </table:table-cell>
          <table:table-cell office:value-type="float" office:value="6657">
            <text:p>6,657</text:p>
          </table:table-cell>
          <table:table-cell office:value-type="float" office:value="896">
            <text:p>896</text:p>
          </table:table-cell>
          <table:table-cell office:value-type="float" office:value="7.4296875">
            <text:p>7.4</text:p>
          </table:table-cell>
          <table:table-cell office:value-type="float" office:value="3120000">
            <text:p>3,120,00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Poland</text:p>
          </table:table-cell>
          <table:table-cell office:value-type="float" office:value="37952">
            <text:p>37,952</text:p>
          </table:table-cell>
          <table:table-cell office:value-type="float" office:value="23403">
            <text:p>23,403</text:p>
          </table:table-cell>
          <table:table-cell office:value-type="float" office:value="1.62167243515789">
            <text:p>1.6</text:p>
          </table:table-cell>
          <table:table-cell office:value-type="float" office:value="34689050">
            <text:p>34,689,05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Portugal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9455675">
            <text:p>9,455,675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Qatar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180656">
            <text:p>180,656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aint Luc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.0</text:p>
          </table:table-cell>
          <table:table-cell office:value-type="float" office:value="111300">
            <text:p>111,30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enegal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.66666666666667">
            <text:p>3.7</text:p>
          </table:table-cell>
          <table:table-cell office:value-type="float" office:value="5033645">
            <text:p>5,033,645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ingapore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2325000">
            <text:p>2,325,00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outh Korea</text:p>
          </table:table-cell>
          <table:table-cell office:value-type="float" office:value="527">
            <text:p>527</text:p>
          </table:table-cell>
          <table:table-cell office:value-type="float" office:value="1">
            <text:p>1</text:p>
          </table:table-cell>
          <table:table-cell office:value-type="float" office:value="527">
            <text:p>527.0</text:p>
          </table:table-cell>
          <table:table-cell office:value-type="float" office:value="36412000">
            <text:p>36,412,00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uriname</text:p>
          </table:table-cell>
          <table:table-cell office:value-type="float" office:value="3562">
            <text:p>3,562</text:p>
          </table:table-cell>
          <table:table-cell office:value-type="float" office:value="1940">
            <text:p>1,940</text:p>
          </table:table-cell>
          <table:table-cell office:value-type="float" office:value="1.8360824742268">
            <text:p>1.8</text:p>
          </table:table-cell>
          <table:table-cell office:value-type="float" office:value="363227">
            <text:p>363,227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weden</text:p>
          </table:table-cell>
          <table:table-cell office:value-type="float" office:value="610">
            <text:p>610</text:p>
          </table:table-cell>
          <table:table-cell office:value-type="float" office:value="591">
            <text:p>591</text:p>
          </table:table-cell>
          <table:table-cell office:value-type="float" office:value="1.0321489001692">
            <text:p>1.0</text:p>
          </table:table-cell>
          <table:table-cell office:value-type="float" office:value="8251540">
            <text:p>8,251,54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Thailand</text:p>
          </table:table-cell>
          <table:table-cell office:value-type="float" office:value="847">
            <text:p>847</text:p>
          </table:table-cell>
          <table:table-cell office:value-type="float" office:value="109">
            <text:p>109</text:p>
          </table:table-cell>
          <table:table-cell office:value-type="float" office:value="7.77064220183486">
            <text:p>7.8</text:p>
          </table:table-cell>
          <table:table-cell office:value-type="float" office:value="44483729">
            <text:p>44,483,729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Kingdom: England &amp; Wales</text:p>
          </table:table-cell>
          <table:table-cell office:value-type="float" office:value="16125">
            <text:p>16,125</text:p>
          </table:table-cell>
          <table:table-cell office:value-type="float" office:value="8878">
            <text:p>8,878</text:p>
          </table:table-cell>
          <table:table-cell office:value-type="float" office:value="1.81628745212886">
            <text:p>1.8</text:p>
          </table:table-cell>
          <table:table-cell office:value-type="float" office:value="49440000">
            <text:p>49,440,00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States</text:p>
          </table:table-cell>
          <table:table-cell office:value-type="float" office:value="25125">
            <text:p>25,125</text:p>
          </table:table-cell>
          <table:table-cell office:value-type="float" office:value="617">
            <text:p>617</text:p>
          </table:table-cell>
          <table:table-cell office:value-type="float" office:value="40.7212317666126">
            <text:p>40.7</text:p>
          </table:table-cell>
          <table:table-cell office:value-type="float" office:value="220239000">
            <text:p>220,239,00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ruguay</text:p>
          </table:table-cell>
          <table:table-cell office:value-type="float" office:value="212">
            <text:p>212</text:p>
          </table:table-cell>
          <table:table-cell office:value-type="float" office:value="95">
            <text:p>95</text:p>
          </table:table-cell>
          <table:table-cell office:value-type="float" office:value="2.23157894736842">
            <text:p>2.2</text:p>
          </table:table-cell>
          <table:table-cell office:value-type="float" office:value="2856206">
            <text:p>2,856,206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Zambia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5235519">
            <text:p>5,235,519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Zimbabwe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6581329">
            <text:p>6,581,329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Cuba</text:p>
          </table:table-cell>
          <table:table-cell office:value-type="float" office:value="3226">
            <text:p>3,226</text:p>
          </table:table-cell>
          <table:table-cell office:value-type="float" office:value="1788">
            <text:p>1,788</text:p>
          </table:table-cell>
          <table:table-cell office:value-type="float" office:value="1.80425055928412">
            <text:p>1.8</text:p>
          </table:table-cell>
          <table:table-cell office:value-type="float" office:value="9614061">
            <text:p>9,614,061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Czech Republic</text:p>
          </table:table-cell>
          <table:table-cell office:value-type="float" office:value="17978">
            <text:p>17,978</text:p>
          </table:table-cell>
          <table:table-cell office:value-type="float" office:value="10914">
            <text:p>10,914</text:p>
          </table:table-cell>
          <table:table-cell office:value-type="float" office:value="1.64724207439985">
            <text:p>1.6</text:p>
          </table:table-cell>
          <table:table-cell office:value-type="float" office:value="10186755">
            <text:p>10,186,755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Finland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15.3333333333333">
            <text:p>15.3</text:p>
          </table:table-cell>
          <table:table-cell office:value-type="float" office:value="4738902">
            <text:p>4,738,902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Honduras</text:p>
          </table:table-cell>
          <table:table-cell office:value-type="float" office:value="280">
            <text:p>280</text:p>
          </table:table-cell>
          <table:table-cell office:value-type="float" office:value="35">
            <text:p>35</text:p>
          </table:table-cell>
          <table:table-cell office:value-type="float" office:value="8">
            <text:p>8.0</text:p>
          </table:table-cell>
          <table:table-cell office:value-type="float" office:value="3300735">
            <text:p>3,300,735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Italy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6.3333333333333">
            <text:p>16.3</text:p>
          </table:table-cell>
          <table:table-cell office:value-type="float" office:value="55955411">
            <text:p>55,955,411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New Zealand</text:p>
          </table:table-cell>
          <table:table-cell office:value-type="float" office:value="6566">
            <text:p>6,566</text:p>
          </table:table-cell>
          <table:table-cell office:value-type="float" office:value="895">
            <text:p>895</text:p>
          </table:table-cell>
          <table:table-cell office:value-type="float" office:value="7.33631284916201">
            <text:p>7.3</text:p>
          </table:table-cell>
          <table:table-cell office:value-type="float" office:value="3120000">
            <text:p>3,120,000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Poland</text:p>
          </table:table-cell>
          <table:table-cell office:value-type="float" office:value="34537">
            <text:p>34,537</text:p>
          </table:table-cell>
          <table:table-cell office:value-type="float" office:value="16145">
            <text:p>16,145</text:p>
          </table:table-cell>
          <table:table-cell office:value-type="float" office:value="2.13917621554661">
            <text:p>2.1</text:p>
          </table:table-cell>
          <table:table-cell office:value-type="float" office:value="34689050">
            <text:p>34,689,050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Suriname</text:p>
          </table:table-cell>
          <table:table-cell office:value-type="float" office:value="3226">
            <text:p>3,226</text:p>
          </table:table-cell>
          <table:table-cell office:value-type="float" office:value="1788">
            <text:p>1,788</text:p>
          </table:table-cell>
          <table:table-cell office:value-type="float" office:value="1.80425055928412">
            <text:p>1.8</text:p>
          </table:table-cell>
          <table:table-cell office:value-type="float" office:value="363227">
            <text:p>363,227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Sweden</text:p>
          </table:table-cell>
          <table:table-cell office:value-type="float" office:value="519">
            <text:p>519</text:p>
          </table:table-cell>
          <table:table-cell office:value-type="float" office:value="561">
            <text:p>561</text:p>
          </table:table-cell>
          <table:table-cell office:value-type="float" office:value="0.925133689839572">
            <text:p>0.9</text:p>
          </table:table-cell>
          <table:table-cell office:value-type="float" office:value="8251540">
            <text:p>8,251,540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Thailand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0.479166666666667">
            <text:p>0.5</text:p>
          </table:table-cell>
          <table:table-cell office:value-type="float" office:value="44483729">
            <text:p>44,483,729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United Kingdom: England &amp; Wales</text:p>
          </table:table-cell>
          <table:table-cell office:value-type="float" office:value="14633">
            <text:p>14,633</text:p>
          </table:table-cell>
          <table:table-cell office:value-type="float" office:value="8850">
            <text:p>8,850</text:p>
          </table:table-cell>
          <table:table-cell office:value-type="float" office:value="1.65344632768362">
            <text:p>1.7</text:p>
          </table:table-cell>
          <table:table-cell office:value-type="float" office:value="49440000">
            <text:p>49,440,0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Argentina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float" office:value="26899177">
            <text:p>26,899,177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Bangladesh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73915723">
            <text:p>73,915,723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Chile</text:p>
          </table:table-cell>
          <table:table-cell office:value-type="float" office:value="216">
            <text:p>216</text:p>
          </table:table-cell>
          <table:table-cell office:value-type="float" office:value="83">
            <text:p>83</text:p>
          </table:table-cell>
          <table:table-cell office:value-type="float" office:value="2.60240963855422">
            <text:p>2.6</text:p>
          </table:table-cell>
          <table:table-cell office:value-type="float" office:value="10719748">
            <text:p>10,719,748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Cuba</text:p>
          </table:table-cell>
          <table:table-cell office:value-type="float" office:value="336">
            <text:p>336</text:p>
          </table:table-cell>
          <table:table-cell office:value-type="float" office:value="152">
            <text:p>152</text:p>
          </table:table-cell>
          <table:table-cell office:value-type="float" office:value="2.21052631578947">
            <text:p>2.2</text:p>
          </table:table-cell>
          <table:table-cell office:value-type="float" office:value="9614061">
            <text:p>9,614,061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Cyprus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665676">
            <text:p>665,676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Czech Republic</text:p>
          </table:table-cell>
          <table:table-cell office:value-type="float" office:value="1116">
            <text:p>1,116</text:p>
          </table:table-cell>
          <table:table-cell office:value-type="float" office:value="726">
            <text:p>726</text:p>
          </table:table-cell>
          <table:table-cell office:value-type="float" office:value="1.53719008264463">
            <text:p>1.5</text:p>
          </table:table-cell>
          <table:table-cell office:value-type="float" office:value="10186755">
            <text:p>10,186,755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Finland</text:p>
          </table:table-cell>
          <table:table-cell office:value-type="float" office:value="525">
            <text:p>525</text:p>
          </table:table-cell>
          <table:table-cell office:value-type="float" office:value="42">
            <text:p>42</text:p>
          </table:table-cell>
          <table:table-cell office:value-type="float" office:value="12.5">
            <text:p>12.5</text:p>
          </table:table-cell>
          <table:table-cell office:value-type="float" office:value="4738902">
            <text:p>4,738,902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Germany, Federal Rep Of</text:p>
          </table:table-cell>
          <table:table-cell office:value-type="float" office:value="13086">
            <text:p>13,086</text:p>
          </table:table-cell>
          <table:table-cell office:value-type="float" office:value="1679">
            <text:p>1,679</text:p>
          </table:table-cell>
          <table:table-cell office:value-type="float" office:value="7.79392495533055">
            <text:p>7.8</text:p>
          </table:table-cell>
          <table:table-cell office:value-type="float" office:value="61400000">
            <text:p>61,400,0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Greece</text:p>
          </table:table-cell>
          <table:table-cell office:value-type="float" office:value="865">
            <text:p>865</text:p>
          </table:table-cell>
          <table:table-cell office:value-type="float" office:value="58">
            <text:p>58</text:p>
          </table:table-cell>
          <table:table-cell office:value-type="float" office:value="14.9137931034483">
            <text:p>14.9</text:p>
          </table:table-cell>
          <table:table-cell office:value-type="float" office:value="9308479">
            <text:p>9,308,479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Honduras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3300735">
            <text:p>3,300,735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Indonesia</text:p>
          </table:table-cell>
          <table:table-cell office:value-type="float" office:value="1842">
            <text:p>1,842</text:p>
          </table:table-cell>
          <table:table-cell office:value-type="float" office:value="315">
            <text:p>315</text:p>
          </table:table-cell>
          <table:table-cell office:value-type="float" office:value="5.84761904761905">
            <text:p>5.8</text:p>
          </table:table-cell>
          <table:table-cell office:value-type="float" office:value="140688052">
            <text:p>140,688,052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Ireland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33.5">
            <text:p>33.5</text:p>
          </table:table-cell>
          <table:table-cell office:value-type="float" office:value="3282200">
            <text:p>3,282,2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Israel</text:p>
          </table:table-cell>
          <table:table-cell office:value-type="float" office:value="191">
            <text:p>191</text:p>
          </table:table-cell>
          <table:table-cell office:value-type="float" office:value="15">
            <text:p>15</text:p>
          </table:table-cell>
          <table:table-cell office:value-type="float" office:value="12.7333333333333">
            <text:p>12.7</text:p>
          </table:table-cell>
          <table:table-cell office:value-type="float" office:value="3613000">
            <text:p>3,613,0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Italy</text:p>
          </table:table-cell>
          <table:table-cell office:value-type="float" office:value="462">
            <text:p>462</text:p>
          </table:table-cell>
          <table:table-cell office:value-type="float" office:value="17">
            <text:p>17</text:p>
          </table:table-cell>
          <table:table-cell office:value-type="float" office:value="27.1764705882353">
            <text:p>27.2</text:p>
          </table:table-cell>
          <table:table-cell office:value-type="float" office:value="55955411">
            <text:p>55,955,411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Japan</text:p>
          </table:table-cell>
          <table:table-cell office:value-type="float" office:value="2659">
            <text:p>2,659</text:p>
          </table:table-cell>
          <table:table-cell office:value-type="float" office:value="59">
            <text:p>59</text:p>
          </table:table-cell>
          <table:table-cell office:value-type="float" office:value="45.0677966101695">
            <text:p>45.1</text:p>
          </table:table-cell>
          <table:table-cell office:value-type="float" office:value="113863000">
            <text:p>113,863,0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Madagascar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1.42592592592593">
            <text:p>1.4</text:p>
          </table:table-cell>
          <table:table-cell office:value-type="float" office:value="7933128">
            <text:p>7,933,128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Mauritius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.75">
            <text:p>5.8</text:p>
          </table:table-cell>
          <table:table-cell office:value-type="float" office:value="921379.2">
            <text:p>921,379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Morocco</text:p>
          </table:table-cell>
          <table:table-cell office:value-type="float" office:value="114">
            <text:p>114</text:p>
          </table:table-cell>
          <table:table-cell office:value-type="float" office:value="8">
            <text:p>8</text:p>
          </table:table-cell>
          <table:table-cell office:value-type="float" office:value="14.25">
            <text:p>14.3</text:p>
          </table:table-cell>
          <table:table-cell office:value-type="float" office:value="18158169">
            <text:p>18,158,169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New Zealand</text:p>
          </table:table-cell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91">
            <text:p>91.0</text:p>
          </table:table-cell>
          <table:table-cell office:value-type="float" office:value="3120000">
            <text:p>3,120,0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Poland</text:p>
          </table:table-cell>
          <table:table-cell office:value-type="float" office:value="3415">
            <text:p>3,415</text:p>
          </table:table-cell>
          <table:table-cell office:value-type="float" office:value="7258">
            <text:p>7,258</text:p>
          </table:table-cell>
          <table:table-cell office:value-type="float" office:value="0.470515293469275">
            <text:p>0.5</text:p>
          </table:table-cell>
          <table:table-cell office:value-type="float" office:value="34689050">
            <text:p>34,689,05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Portugal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9455675">
            <text:p>9,455,675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Qatar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180656">
            <text:p>180,656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aint Luci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.0</text:p>
          </table:table-cell>
          <table:table-cell office:value-type="float" office:value="111300">
            <text:p>111,3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enegal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3.66666666666667">
            <text:p>3.7</text:p>
          </table:table-cell>
          <table:table-cell office:value-type="float" office:value="5033645">
            <text:p>5,033,645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ingapore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2325000">
            <text:p>2,325,0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outh Korea</text:p>
          </table:table-cell>
          <table:table-cell office:value-type="float" office:value="527">
            <text:p>527</text:p>
          </table:table-cell>
          <table:table-cell office:value-type="float" office:value="1">
            <text:p>1</text:p>
          </table:table-cell>
          <table:table-cell office:value-type="float" office:value="527">
            <text:p>527.0</text:p>
          </table:table-cell>
          <table:table-cell office:value-type="float" office:value="36412000">
            <text:p>36,412,0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uriname</text:p>
          </table:table-cell>
          <table:table-cell office:value-type="float" office:value="336">
            <text:p>336</text:p>
          </table:table-cell>
          <table:table-cell office:value-type="float" office:value="152">
            <text:p>152</text:p>
          </table:table-cell>
          <table:table-cell office:value-type="float" office:value="2.21052631578947">
            <text:p>2.2</text:p>
          </table:table-cell>
          <table:table-cell office:value-type="float" office:value="363227">
            <text:p>363,227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weden</text:p>
          </table:table-cell>
          <table:table-cell office:value-type="float" office:value="91">
            <text:p>91</text:p>
          </table:table-cell>
          <table:table-cell office:value-type="float" office:value="30">
            <text:p>30</text:p>
          </table:table-cell>
          <table:table-cell office:value-type="float" office:value="3.03333333333333">
            <text:p>3.0</text:p>
          </table:table-cell>
          <table:table-cell office:value-type="float" office:value="8251540">
            <text:p>8,251,54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Thailand</text:p>
          </table:table-cell>
          <table:table-cell office:value-type="float" office:value="824">
            <text:p>824</text:p>
          </table:table-cell>
          <table:table-cell office:value-type="float" office:value="61">
            <text:p>61</text:p>
          </table:table-cell>
          <table:table-cell office:value-type="float" office:value="13.5081967213115">
            <text:p>13.5</text:p>
          </table:table-cell>
          <table:table-cell office:value-type="float" office:value="44483729">
            <text:p>44,483,729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Kingdom: England &amp; Wales</text:p>
          </table:table-cell>
          <table:table-cell office:value-type="float" office:value="1492">
            <text:p>1,492</text:p>
          </table:table-cell>
          <table:table-cell office:value-type="float" office:value="28">
            <text:p>28</text:p>
          </table:table-cell>
          <table:table-cell office:value-type="float" office:value="53.2857142857143">
            <text:p>53.3</text:p>
          </table:table-cell>
          <table:table-cell office:value-type="float" office:value="49440000">
            <text:p>49,440,0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States</text:p>
          </table:table-cell>
          <table:table-cell office:value-type="float" office:value="25125">
            <text:p>25,125</text:p>
          </table:table-cell>
          <table:table-cell office:value-type="float" office:value="617">
            <text:p>617</text:p>
          </table:table-cell>
          <table:table-cell office:value-type="float" office:value="40.7212317666126">
            <text:p>40.7</text:p>
          </table:table-cell>
          <table:table-cell office:value-type="float" office:value="220239000">
            <text:p>220,239,0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ruguay</text:p>
          </table:table-cell>
          <table:table-cell office:value-type="float" office:value="212">
            <text:p>212</text:p>
          </table:table-cell>
          <table:table-cell office:value-type="float" office:value="95">
            <text:p>95</text:p>
          </table:table-cell>
          <table:table-cell office:value-type="float" office:value="2.23157894736842">
            <text:p>2.2</text:p>
          </table:table-cell>
          <table:table-cell office:value-type="float" office:value="2856206">
            <text:p>2,856,206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Zambia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5235519">
            <text:p>5,235,519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Zimbabwe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6581329">
            <text:p>6,581,329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Austria</text:p>
          </table:table-cell>
          <table:table-cell office:value-type="float" office:value="9408">
            <text:p>9,408</text:p>
          </table:table-cell>
          <table:table-cell office:value-type="float" office:value="48">
            <text:p>48</text:p>
          </table:table-cell>
          <table:table-cell office:value-type="float" office:value="196">
            <text:p>196.0</text:p>
          </table:table-cell>
          <table:table-cell office:value-type="float" office:value="7568430">
            <text:p>7,568,430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Bahamas</text:p>
          </table:table-cell>
          <table:table-cell office:value-type="float" office:value="1119">
            <text:p>1,119</text:p>
          </table:table-cell>
          <table:table-cell office:value-type="float" office:value="76">
            <text:p>76</text:p>
          </table:table-cell>
          <table:table-cell office:value-type="float" office:value="14.7236842105263">
            <text:p>14.7</text:p>
          </table:table-cell>
          <table:table-cell office:value-type="float" office:value="197090">
            <text:p>197,090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Bangladesh</text:p>
          </table:table-cell>
          <table:table-cell office:value-type="float" office:value="60021">
            <text:p>60,021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73915723">
            <text:p>73,915,723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Barbados</text:p>
          </table:table-cell>
          <table:table-cell office:value-type="float" office:value="117494">
            <text:p>117,494</text:p>
          </table:table-cell>
          <table:table-cell office:value-type="float" office:value="130317">
            <text:p>130,317</text:p>
          </table:table-cell>
          <table:table-cell office:value-type="float" office:value="0.901601479469294">
            <text:p>0.9</text:p>
          </table:table-cell>
          <table:table-cell office:value-type="float" office:value="247128">
            <text:p>247,128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Belize</text:p>
          </table:table-cell>
          <table:table-cell office:value-type="float" office:value="599">
            <text:p>599</text:p>
          </table:table-cell>
          <table:table-cell office:value-type="float" office:value="35">
            <text:p>35</text:p>
          </table:table-cell>
          <table:table-cell office:value-type="float" office:value="17.1142857142857">
            <text:p>17.1</text:p>
          </table:table-cell>
          <table:table-cell office:value-type="float" office:value="134676.7264">
            <text:p>134,677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Canada</text:p>
          </table:table-cell>
          <table:table-cell office:value-type="float" office:value="56587">
            <text:p>56,587</text:p>
          </table:table-cell>
          <table:table-cell office:value-type="float" office:value="8450">
            <text:p>8,450</text:p>
          </table:table-cell>
          <table:table-cell office:value-type="float" office:value="6.69668639053254">
            <text:p>6.7</text:p>
          </table:table-cell>
          <table:table-cell office:value-type="float" office:value="23796000">
            <text:p>23,796,000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Cyprus</text:p>
          </table:table-cell>
          <table:table-cell office:value-type="float" office:value="3187">
            <text:p>3,187</text:p>
          </table:table-cell>
          <table:table-cell office:value-type="float" office:value="244">
            <text:p>244</text:p>
          </table:table-cell>
          <table:table-cell office:value-type="float" office:value="13.0614754098361">
            <text:p>13.1</text:p>
          </table:table-cell>
          <table:table-cell office:value-type="float" office:value="665676">
            <text:p>665,676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Greece</text:p>
          </table:table-cell>
          <table:table-cell office:value-type="float" office:value="35968">
            <text:p>35,968</text:p>
          </table:table-cell>
          <table:table-cell office:value-type="float" office:value="100">
            <text:p>100</text:p>
          </table:table-cell>
          <table:table-cell office:value-type="float" office:value="359.68">
            <text:p>359.7</text:p>
          </table:table-cell>
          <table:table-cell office:value-type="float" office:value="9308479">
            <text:p>9,308,479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Ireland</text:p>
          </table:table-cell>
          <table:table-cell office:value-type="float" office:value="8794">
            <text:p>8,794</text:p>
          </table:table-cell>
          <table:table-cell office:value-type="float" office:value="35">
            <text:p>35</text:p>
          </table:table-cell>
          <table:table-cell office:value-type="float" office:value="251.257142857143">
            <text:p>251.3</text:p>
          </table:table-cell>
          <table:table-cell office:value-type="float" office:value="3282200">
            <text:p>3,282,200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Italy</text:p>
          </table:table-cell>
          <table:table-cell office:value-type="float" office:value="74000">
            <text:p>74,000</text:p>
          </table:table-cell>
          <table:table-cell office:value-type="float" office:value="481">
            <text:p>481</text:p>
          </table:table-cell>
          <table:table-cell office:value-type="float" office:value="153.846153846154">
            <text:p>153.8</text:p>
          </table:table-cell>
          <table:table-cell office:value-type="float" office:value="55955411">
            <text:p>55,955,411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Pakistan</text:p>
          </table:table-cell>
          <table:table-cell office:value-type="float" office:value="113422">
            <text:p>113,422</text:p>
          </table:table-cell>
          <table:table-cell office:value-type="float" office:value="419">
            <text:p>419</text:p>
          </table:table-cell>
          <table:table-cell office:value-type="float" office:value="270.696897374702">
            <text:p>270.7</text:p>
          </table:table-cell>
          <table:table-cell office:value-type="float" office:value="72904319">
            <text:p>72,904,319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Portugal</text:p>
          </table:table-cell>
          <table:table-cell office:value-type="float" office:value="813">
            <text:p>813</text:p>
          </table:table-cell>
          <table:table-cell office:value-type="float" office:value="103">
            <text:p>103</text:p>
          </table:table-cell>
          <table:table-cell office:value-type="float" office:value="7.89320388349515">
            <text:p>7.9</text:p>
          </table:table-cell>
          <table:table-cell office:value-type="float" office:value="9455675">
            <text:p>9,455,675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Qatar</text:p>
          </table:table-cell>
          <table:table-cell office:value-type="float" office:value="4326">
            <text:p>4,326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180656">
            <text:p>180,656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Senegal</text:p>
          </table:table-cell>
          <table:table-cell office:value-type="float" office:value="5280">
            <text:p>5,280</text:p>
          </table:table-cell>
          <table:table-cell office:value-type="float" office:value="4">
            <text:p>4</text:p>
          </table:table-cell>
          <table:table-cell office:value-type="float" office:value="1320">
            <text:p>1320.0</text:p>
          </table:table-cell>
          <table:table-cell office:value-type="float" office:value="5033645">
            <text:p>5,033,645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South Africa</text:p>
          </table:table-cell>
          <table:table-cell office:value-type="float" office:value="1842">
            <text:p>1,842</text:p>
          </table:table-cell>
          <table:table-cell office:value-type="float" office:value="1844">
            <text:p>1,844</text:p>
          </table:table-cell>
          <table:table-cell office:value-type="float" office:value="0.998915401301518">
            <text:p>1.0</text:p>
          </table:table-cell>
          <table:table-cell office:value-type="float" office:value="25805575.232">
            <text:p>25,805,575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Switzerland</text:p>
          </table:table-cell>
          <table:table-cell office:value-type="float" office:value="11706">
            <text:p>11,706</text:p>
          </table:table-cell>
          <table:table-cell office:value-type="float" office:value="382">
            <text:p>382</text:p>
          </table:table-cell>
          <table:table-cell office:value-type="float" office:value="30.6439790575916">
            <text:p>30.6</text:p>
          </table:table-cell>
          <table:table-cell office:value-type="float" office:value="6281174">
            <text:p>6,281,174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Tonga</text:p>
          </table:table-cell>
          <table:table-cell office:value-type="float" office:value="243">
            <text:p>243</text:p>
          </table:table-cell>
          <table:table-cell office:value-type="float" office:value="37">
            <text:p>37</text:p>
          </table:table-cell>
          <table:table-cell office:value-type="float" office:value="6.56756756756757">
            <text:p>6.6</text:p>
          </table:table-cell>
          <table:table-cell office:value-type="float" office:value="90290">
            <text:p>90,290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Trinidad and Tobago</text:p>
          </table:table-cell>
          <table:table-cell office:value-type="float" office:value="3804">
            <text:p>3,804</text:p>
          </table:table-cell>
          <table:table-cell office:value-type="float" office:value="131">
            <text:p>131</text:p>
          </table:table-cell>
          <table:table-cell office:value-type="float" office:value="29.0381679389313">
            <text:p>29.0</text:p>
          </table:table-cell>
          <table:table-cell office:value-type="float" office:value="1031694">
            <text:p>1,031,694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United States</text:p>
          </table:table-cell>
          <table:table-cell office:value-type="float" office:value="311060">
            <text:p>311,060</text:p>
          </table:table-cell>
          <table:table-cell office:value-type="float" office:value="44031">
            <text:p>44,031</text:p>
          </table:table-cell>
          <table:table-cell office:value-type="float" office:value="7.06456814517045">
            <text:p>7.1</text:p>
          </table:table-cell>
          <table:table-cell office:value-type="float" office:value="220239000">
            <text:p>220,239,00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hamas</text:p>
          </table:table-cell>
          <table:table-cell office:value-type="float" office:value="202">
            <text:p>202</text:p>
          </table:table-cell>
          <table:table-cell office:value-type="float" office:value="14">
            <text:p>14</text:p>
          </table:table-cell>
          <table:table-cell office:value-type="float" office:value="14.4285714285714">
            <text:p>14.4</text:p>
          </table:table-cell>
          <table:table-cell office:value-type="float" office:value="197090">
            <text:p>197,09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hrain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301559">
            <text:p>301,55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ngladesh</text:p>
          </table:table-cell>
          <table:table-cell office:value-type="float" office:value="6588">
            <text:p>6,588</text:p>
          </table:table-cell>
          <table:table-cell office:value-type="float" office:value="40">
            <text:p>40</text:p>
          </table:table-cell>
          <table:table-cell office:value-type="float" office:value="164.7">
            <text:p>164.7</text:p>
          </table:table-cell>
          <table:table-cell office:value-type="float" office:value="73915723">
            <text:p>73,915,723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rbados</text:p>
          </table:table-cell>
          <table:table-cell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12.125">
            <text:p>12.1</text:p>
          </table:table-cell>
          <table:table-cell office:value-type="float" office:value="247128">
            <text:p>247,12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elgium</text:p>
          </table:table-cell>
          <table:table-cell office:value-type="float" office:value="2911">
            <text:p>2,911</text:p>
          </table:table-cell>
          <table:table-cell office:value-type="float" office:value="265">
            <text:p>265</text:p>
          </table:table-cell>
          <table:table-cell office:value-type="float" office:value="10.9849056603774">
            <text:p>11.0</text:p>
          </table:table-cell>
          <table:table-cell office:value-type="float" office:value="9830358">
            <text:p>9,830,35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elize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5">
            <text:p>45.0</text:p>
          </table:table-cell>
          <table:table-cell office:value-type="float" office:value="134676.7264">
            <text:p>134,677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hile</text:p>
          </table:table-cell>
          <table:table-cell office:value-type="float" office:value="4218">
            <text:p>4,218</text:p>
          </table:table-cell>
          <table:table-cell office:value-type="float" office:value="520">
            <text:p>520</text:p>
          </table:table-cell>
          <table:table-cell office:value-type="float" office:value="8.11153846153846">
            <text:p>8.1</text:p>
          </table:table-cell>
          <table:table-cell office:value-type="float" office:value="10719748">
            <text:p>10,719,74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osta Rica</text:p>
          </table:table-cell>
          <table:table-cell office:value-type="float" office:value="910">
            <text:p>910</text:p>
          </table:table-cell>
          <table:table-cell office:value-type="float" office:value="266">
            <text:p>266</text:p>
          </table:table-cell>
          <table:table-cell office:value-type="float" office:value="3.42105263157895">
            <text:p>3.4</text:p>
          </table:table-cell>
          <table:table-cell office:value-type="float" office:value="2158073">
            <text:p>2,158,073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yprus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38.75">
            <text:p>38.8</text:p>
          </table:table-cell>
          <table:table-cell office:value-type="float" office:value="665676">
            <text:p>665,676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Finland</text:p>
          </table:table-cell>
          <table:table-cell office:value-type="float" office:value="1939">
            <text:p>1,939</text:p>
          </table:table-cell>
          <table:table-cell office:value-type="float" office:value="324">
            <text:p>324</text:p>
          </table:table-cell>
          <table:table-cell office:value-type="float" office:value="5.98456790123457">
            <text:p>6.0</text:p>
          </table:table-cell>
          <table:table-cell office:value-type="float" office:value="4738902">
            <text:p>4,738,90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Greece</text:p>
          </table:table-cell>
          <table:table-cell office:value-type="float" office:value="1194">
            <text:p>1,194</text:p>
          </table:table-cell>
          <table:table-cell office:value-type="float" office:value="166">
            <text:p>166</text:p>
          </table:table-cell>
          <table:table-cell office:value-type="float" office:value="7.19277108433735">
            <text:p>7.2</text:p>
          </table:table-cell>
          <table:table-cell office:value-type="float" office:value="9308479">
            <text:p>9,308,47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Honduras</text:p>
          </table:table-cell>
          <table:table-cell office:value-type="float" office:value="684">
            <text:p>684</text:p>
          </table:table-cell>
          <table:table-cell office:value-type="float" office:value="41">
            <text:p>41</text:p>
          </table:table-cell>
          <table:table-cell office:value-type="float" office:value="16.6829268292683">
            <text:p>16.7</text:p>
          </table:table-cell>
          <table:table-cell office:value-type="float" office:value="3300735">
            <text:p>3,300,735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Indonesia</text:p>
          </table:table-cell>
          <table:table-cell office:value-type="float" office:value="13356">
            <text:p>13,356</text:p>
          </table:table-cell>
          <table:table-cell office:value-type="float" office:value="703">
            <text:p>703</text:p>
          </table:table-cell>
          <table:table-cell office:value-type="float" office:value="18.9985775248933">
            <text:p>19.0</text:p>
          </table:table-cell>
          <table:table-cell office:value-type="float" office:value="140688052">
            <text:p>140,688,05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Japan</text:p>
          </table:table-cell>
          <table:table-cell office:value-type="float" office:value="15752">
            <text:p>15,752</text:p>
          </table:table-cell>
          <table:table-cell office:value-type="float" office:value="1119">
            <text:p>1,119</text:p>
          </table:table-cell>
          <table:table-cell office:value-type="float" office:value="14.076854334227">
            <text:p>14.1</text:p>
          </table:table-cell>
          <table:table-cell office:value-type="float" office:value="113863000">
            <text:p>113,863,00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adagascar</text:p>
          </table:table-cell>
          <table:table-cell office:value-type="float" office:value="954">
            <text:p>954</text:p>
          </table:table-cell>
          <table:table-cell office:value-type="float" office:value="104">
            <text:p>104</text:p>
          </table:table-cell>
          <table:table-cell office:value-type="float" office:value="9.17307692307692">
            <text:p>9.2</text:p>
          </table:table-cell>
          <table:table-cell office:value-type="float" office:value="7933128">
            <text:p>7,933,12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auritius</text:p>
          </table:table-cell>
          <table:table-cell office:value-type="float" office:value="357">
            <text:p>357</text:p>
          </table:table-cell>
          <table:table-cell office:value-type="float" office:value="14">
            <text:p>14</text:p>
          </table:table-cell>
          <table:table-cell office:value-type="float" office:value="25.5">
            <text:p>25.5</text:p>
          </table:table-cell>
          <table:table-cell office:value-type="float" office:value="921379.2">
            <text:p>921,37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orocco</text:p>
          </table:table-cell>
          <table:table-cell office:value-type="float" office:value="2184">
            <text:p>2,184</text:p>
          </table:table-cell>
          <table:table-cell office:value-type="float" office:value="263">
            <text:p>263</text:p>
          </table:table-cell>
          <table:table-cell office:value-type="float" office:value="8.3041825095057">
            <text:p>8.3</text:p>
          </table:table-cell>
          <table:table-cell office:value-type="float" office:value="18158169">
            <text:p>18,158,16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Netherlands</text:p>
          </table:table-cell>
          <table:table-cell office:value-type="float" office:value="3683">
            <text:p>3,683</text:p>
          </table:table-cell>
          <table:table-cell office:value-type="float" office:value="440">
            <text:p>440</text:p>
          </table:table-cell>
          <table:table-cell office:value-type="float" office:value="8.37045454545455">
            <text:p>8.4</text:p>
          </table:table-cell>
          <table:table-cell office:value-type="float" office:value="13856185">
            <text:p>13,856,185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Philippines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.66666666666667">
            <text:p>4.7</text:p>
          </table:table-cell>
          <table:table-cell office:value-type="float" office:value="43265378">
            <text:p>43,265,378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Portugal</text:p>
          </table:table-cell>
          <table:table-cell office:value-type="float" office:value="2137">
            <text:p>2,137</text:p>
          </table:table-cell>
          <table:table-cell office:value-type="float" office:value="271">
            <text:p>271</text:p>
          </table:table-cell>
          <table:table-cell office:value-type="float" office:value="7.88560885608856">
            <text:p>7.9</text:p>
          </table:table-cell>
          <table:table-cell office:value-type="float" office:value="9455675">
            <text:p>9,455,675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Qatar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180656">
            <text:p>180,656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aint Lucia</text:p>
          </table:table-cell>
          <table:table-cell office:value-type="float" office:value="38">
            <text:p>38</text:p>
          </table:table-cell>
          <table:table-cell office:value-type="float" office:value="6">
            <text:p>6</text:p>
          </table:table-cell>
          <table:table-cell office:value-type="float" office:value="6.33333333333333">
            <text:p>6.3</text:p>
          </table:table-cell>
          <table:table-cell office:value-type="float" office:value="111300">
            <text:p>111,30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enegal</text:p>
          </table:table-cell>
          <table:table-cell office:value-type="float" office:value="473">
            <text:p>473</text:p>
          </table:table-cell>
          <table:table-cell office:value-type="float" office:value="23">
            <text:p>23</text:p>
          </table:table-cell>
          <table:table-cell office:value-type="float" office:value="20.5652173913043">
            <text:p>20.6</text:p>
          </table:table-cell>
          <table:table-cell office:value-type="float" office:value="5033645">
            <text:p>5,033,645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eychelles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4">
            <text:p>4.0</text:p>
          </table:table-cell>
          <table:table-cell office:value-type="float" office:value="61742.4">
            <text:p>61,74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ingapore</text:p>
          </table:table-cell>
          <table:table-cell office:value-type="float" office:value="1236">
            <text:p>1,236</text:p>
          </table:table-cell>
          <table:table-cell office:value-type="float" office:value="81">
            <text:p>81</text:p>
          </table:table-cell>
          <table:table-cell office:value-type="float" office:value="15.2592592592593">
            <text:p>15.3</text:p>
          </table:table-cell>
          <table:table-cell office:value-type="float" office:value="2325000">
            <text:p>2,325,00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outh Africa</text:p>
          </table:table-cell>
          <table:table-cell office:value-type="float" office:value="13053">
            <text:p>13,053</text:p>
          </table:table-cell>
          <table:table-cell office:value-type="float" office:value="1119">
            <text:p>1,119</text:p>
          </table:table-cell>
          <table:table-cell office:value-type="float" office:value="11.6648793565684">
            <text:p>11.7</text:p>
          </table:table-cell>
          <table:table-cell office:value-type="float" office:value="25805575.232">
            <text:p>25,805,575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pain</text:p>
          </table:table-cell>
          <table:table-cell office:value-type="float" office:value="3402">
            <text:p>3,402</text:p>
          </table:table-cell>
          <table:table-cell office:value-type="float" office:value="295">
            <text:p>295</text:p>
          </table:table-cell>
          <table:table-cell office:value-type="float" office:value="11.5322033898305">
            <text:p>11.5</text:p>
          </table:table-cell>
          <table:table-cell office:value-type="float" office:value="36370050">
            <text:p>36,370,05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ri Lanka</text:p>
          </table:table-cell>
          <table:table-cell office:value-type="float" office:value="3370">
            <text:p>3,370</text:p>
          </table:table-cell>
          <table:table-cell office:value-type="float" office:value="40">
            <text:p>40</text:p>
          </table:table-cell>
          <table:table-cell office:value-type="float" office:value="84.25">
            <text:p>84.3</text:p>
          </table:table-cell>
          <table:table-cell office:value-type="float" office:value="14325640">
            <text:p>14,325,64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uriname</text:p>
          </table:table-cell>
          <table:table-cell office:value-type="float" office:value="256">
            <text:p>256</text:p>
          </table:table-cell>
          <table:table-cell office:value-type="float" office:value="13">
            <text:p>13</text:p>
          </table:table-cell>
          <table:table-cell office:value-type="float" office:value="19.6923076923077">
            <text:p>19.7</text:p>
          </table:table-cell>
          <table:table-cell office:value-type="float" office:value="363227">
            <text:p>363,227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weden</text:p>
          </table:table-cell>
          <table:table-cell office:value-type="float" office:value="3680">
            <text:p>3,680</text:p>
          </table:table-cell>
          <table:table-cell office:value-type="float" office:value="866">
            <text:p>866</text:p>
          </table:table-cell>
          <table:table-cell office:value-type="float" office:value="4.24942263279446">
            <text:p>4.2</text:p>
          </table:table-cell>
          <table:table-cell office:value-type="float" office:value="8251540">
            <text:p>8,251,54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Thailand</text:p>
          </table:table-cell>
          <table:table-cell office:value-type="float" office:value="6852">
            <text:p>6,852</text:p>
          </table:table-cell>
          <table:table-cell office:value-type="float" office:value="280">
            <text:p>280</text:p>
          </table:table-cell>
          <table:table-cell office:value-type="float" office:value="24.4714285714286">
            <text:p>24.5</text:p>
          </table:table-cell>
          <table:table-cell office:value-type="float" office:value="44483729">
            <text:p>44,483,729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Tonga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1">
            <text:p>51.0</text:p>
          </table:table-cell>
          <table:table-cell office:value-type="float" office:value="90290">
            <text:p>90,29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Kingdom: England &amp; Wales</text:p>
          </table:table-cell>
          <table:table-cell office:value-type="float" office:value="17535">
            <text:p>17,535</text:p>
          </table:table-cell>
          <table:table-cell office:value-type="float" office:value="5032">
            <text:p>5,032</text:p>
          </table:table-cell>
          <table:table-cell office:value-type="float" office:value="3.48469793322734">
            <text:p>3.5</text:p>
          </table:table-cell>
          <table:table-cell office:value-type="float" office:value="49440000">
            <text:p>49,440,00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States</text:p>
          </table:table-cell>
          <table:table-cell office:value-type="float" office:value="108747">
            <text:p>108,747</text:p>
          </table:table-cell>
          <table:table-cell office:value-type="float" office:value="12012">
            <text:p>12,012</text:p>
          </table:table-cell>
          <table:table-cell office:value-type="float" office:value="9.0531968031968">
            <text:p>9.1</text:p>
          </table:table-cell>
          <table:table-cell office:value-type="float" office:value="220239000">
            <text:p>220,239,00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ruguay</text:p>
          </table:table-cell>
          <table:table-cell office:value-type="float" office:value="315">
            <text:p>315</text:p>
          </table:table-cell>
          <table:table-cell office:value-type="float" office:value="26">
            <text:p>26</text:p>
          </table:table-cell>
          <table:table-cell office:value-type="float" office:value="12.1153846153846">
            <text:p>12.1</text:p>
          </table:table-cell>
          <table:table-cell office:value-type="float" office:value="2856206">
            <text:p>2,856,206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Zambia</text:p>
          </table:table-cell>
          <table:table-cell office:value-type="float" office:value="1500">
            <text:p>1,500</text:p>
          </table:table-cell>
          <table:table-cell office:value-type="float" office:value="35">
            <text:p>35</text:p>
          </table:table-cell>
          <table:table-cell office:value-type="float" office:value="42.8571428571429">
            <text:p>42.9</text:p>
          </table:table-cell>
          <table:table-cell office:value-type="float" office:value="5235519">
            <text:p>5,235,519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Argentina</text:p>
          </table:table-cell>
          <table:table-cell office:value-type="float" office:value="19607">
            <text:p>19,607</text:p>
          </table:table-cell>
          <table:table-cell office:value-type="float" office:value="1066">
            <text:p>1,066</text:p>
          </table:table-cell>
          <table:table-cell office:value-type="float" office:value="18.3930581613508">
            <text:p>18.4</text:p>
          </table:table-cell>
          <table:table-cell office:value-type="float" office:value="26899177">
            <text:p>26,899,177</text:p>
          </table:table-cell>
          <table:table-cell/>
          <table:table-cell table:style-name="ce1"/>
          <table:table-cell table:number-columns-repeated="1016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Australia</text:p>
          </table:table-cell>
          <table:table-cell office:value-type="float" office:value="8760">
            <text:p>8,760</text:p>
          </table:table-cell>
          <table:table-cell office:value-type="float" office:value="265">
            <text:p>265</text:p>
          </table:table-cell>
          <table:table-cell office:value-type="float" office:value="33.0566037735849">
            <text:p>33.1</text:p>
          </table:table-cell>
          <table:table-cell office:value-type="float" office:value="14192000">
            <text:p>14,192,00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ahamas</text:p>
          </table:table-cell>
          <table:table-cell office:value-type="float" office:value="1416">
            <text:p>1,416</text:p>
          </table:table-cell>
          <table:table-cell office:value-type="float" office:value="339">
            <text:p>339</text:p>
          </table:table-cell>
          <table:table-cell office:value-type="float" office:value="4.17699115044248">
            <text:p>4.2</text:p>
          </table:table-cell>
          <table:table-cell office:value-type="float" office:value="197090">
            <text:p>197,09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angladesh</text:p>
          </table:table-cell>
          <table:table-cell office:value-type="float" office:value="32420">
            <text:p>32,420</text:p>
          </table:table-cell>
          <table:table-cell office:value-type="float" office:value="1705">
            <text:p>1,705</text:p>
          </table:table-cell>
          <table:table-cell office:value-type="float" office:value="19.0146627565982">
            <text:p>19.0</text:p>
          </table:table-cell>
          <table:table-cell office:value-type="float" office:value="73915723">
            <text:p>73,915,723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arbados</text:p>
          </table:table-cell>
          <table:table-cell office:value-type="float" office:value="225">
            <text:p>225</text:p>
          </table:table-cell>
          <table:table-cell office:value-type="float" office:value="5">
            <text:p>5</text:p>
          </table:table-cell>
          <table:table-cell office:value-type="float" office:value="45">
            <text:p>45.0</text:p>
          </table:table-cell>
          <table:table-cell office:value-type="float" office:value="247128">
            <text:p>247,128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elgium</text:p>
          </table:table-cell>
          <table:table-cell office:value-type="float" office:value="6022">
            <text:p>6,022</text:p>
          </table:table-cell>
          <table:table-cell office:value-type="float" office:value="269">
            <text:p>269</text:p>
          </table:table-cell>
          <table:table-cell office:value-type="float" office:value="22.3866171003717">
            <text:p>22.4</text:p>
          </table:table-cell>
          <table:table-cell office:value-type="float" office:value="9830358">
            <text:p>9,830,358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elize</text:p>
          </table:table-cell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134676.7264">
            <text:p>134,677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Chile</text:p>
          </table:table-cell>
          <table:table-cell office:value-type="float" office:value="727">
            <text:p>727</text:p>
          </table:table-cell>
          <table:table-cell office:value-type="float" office:value="68">
            <text:p>68</text:p>
          </table:table-cell>
          <table:table-cell office:value-type="float" office:value="10.6911764705882">
            <text:p>10.7</text:p>
          </table:table-cell>
          <table:table-cell office:value-type="float" office:value="10719748">
            <text:p>10,719,748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Colombia</text:p>
          </table:table-cell>
          <table:table-cell office:value-type="float" office:value="32460">
            <text:p>32,460</text:p>
          </table:table-cell>
          <table:table-cell office:value-type="float" office:value="1733">
            <text:p>1,733</text:p>
          </table:table-cell>
          <table:table-cell office:value-type="float" office:value="18.730525100981">
            <text:p>18.7</text:p>
          </table:table-cell>
          <table:table-cell office:value-type="float" office:value="25089511">
            <text:p>25,089,511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Costa Rica</text:p>
          </table:table-cell>
          <table:table-cell office:value-type="float" office:value="1773">
            <text:p>1,773</text:p>
          </table:table-cell>
          <table:table-cell office:value-type="float" office:value="65">
            <text:p>65</text:p>
          </table:table-cell>
          <table:table-cell office:value-type="float" office:value="27.2769230769231">
            <text:p>27.3</text:p>
          </table:table-cell>
          <table:table-cell office:value-type="float" office:value="2158073">
            <text:p>2,158,073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Denmark</text:p>
          </table:table-cell>
          <table:table-cell office:value-type="float" office:value="2768">
            <text:p>2,768</text:p>
          </table:table-cell>
          <table:table-cell office:value-type="float" office:value="82">
            <text:p>82</text:p>
          </table:table-cell>
          <table:table-cell office:value-type="float" office:value="33.7560975609756">
            <text:p>33.8</text:p>
          </table:table-cell>
          <table:table-cell office:value-type="float" office:value="5088419">
            <text:p>5,088,419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Finland</text:p>
          </table:table-cell>
          <table:table-cell office:value-type="float" office:value="4593">
            <text:p>4,593</text:p>
          </table:table-cell>
          <table:table-cell office:value-type="float" office:value="119">
            <text:p>119</text:p>
          </table:table-cell>
          <table:table-cell office:value-type="float" office:value="38.5966386554622">
            <text:p>38.6</text:p>
          </table:table-cell>
          <table:table-cell office:value-type="float" office:value="4738902">
            <text:p>4,738,902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France</text:p>
          </table:table-cell>
          <table:table-cell office:value-type="float" office:value="28985">
            <text:p>28,985</text:p>
          </table:table-cell>
          <table:table-cell office:value-type="float" office:value="812">
            <text:p>812</text:p>
          </table:table-cell>
          <table:table-cell office:value-type="float" office:value="35.6958128078818">
            <text:p>35.7</text:p>
          </table:table-cell>
          <table:table-cell office:value-type="float" office:value="54421950">
            <text:p>54,421,95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Germany, Federal Rep Of</text:p>
          </table:table-cell>
          <table:table-cell office:value-type="float" office:value="46734">
            <text:p>46,734</text:p>
          </table:table-cell>
          <table:table-cell office:value-type="float" office:value="1694">
            <text:p>1,694</text:p>
          </table:table-cell>
          <table:table-cell office:value-type="float" office:value="27.5879574970484">
            <text:p>27.6</text:p>
          </table:table-cell>
          <table:table-cell office:value-type="float" office:value="61400000">
            <text:p>61,400,00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Greece</text:p>
          </table:table-cell>
          <table:table-cell office:value-type="float" office:value="2560">
            <text:p>2,560</text:p>
          </table:table-cell>
          <table:table-cell office:value-type="float" office:value="88">
            <text:p>88</text:p>
          </table:table-cell>
          <table:table-cell office:value-type="float" office:value="29.0909090909091">
            <text:p>29.1</text:p>
          </table:table-cell>
          <table:table-cell office:value-type="float" office:value="9308479">
            <text:p>9,308,479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Honduras</text:p>
          </table:table-cell>
          <table:table-cell office:value-type="float" office:value="2064">
            <text:p>2,064</text:p>
          </table:table-cell>
          <table:table-cell office:value-type="float" office:value="67">
            <text:p>67</text:p>
          </table:table-cell>
          <table:table-cell office:value-type="float" office:value="30.8059701492537">
            <text:p>30.8</text:p>
          </table:table-cell>
          <table:table-cell office:value-type="float" office:value="3300735">
            <text:p>3,300,735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Indonesia</text:p>
          </table:table-cell>
          <table:table-cell office:value-type="float" office:value="27789">
            <text:p>27,789</text:p>
          </table:table-cell>
          <table:table-cell office:value-type="float" office:value="718">
            <text:p>718</text:p>
          </table:table-cell>
          <table:table-cell office:value-type="float" office:value="38.7033426183844">
            <text:p>38.7</text:p>
          </table:table-cell>
          <table:table-cell office:value-type="float" office:value="140688052">
            <text:p>140,688,052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Ireland</text:p>
          </table:table-cell>
          <table:table-cell office:value-type="float" office:value="699">
            <text:p>699</text:p>
          </table:table-cell>
          <table:table-cell office:value-type="float" office:value="12">
            <text:p>12</text:p>
          </table:table-cell>
          <table:table-cell office:value-type="float" office:value="58.25">
            <text:p>58.3</text:p>
          </table:table-cell>
          <table:table-cell office:value-type="float" office:value="3282200">
            <text:p>3,282,20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Italy</text:p>
          </table:table-cell>
          <table:table-cell office:value-type="float" office:value="29111">
            <text:p>29,111</text:p>
          </table:table-cell>
          <table:table-cell office:value-type="float" office:value="1054">
            <text:p>1,054</text:p>
          </table:table-cell>
          <table:table-cell office:value-type="float" office:value="27.6195445920304">
            <text:p>27.6</text:p>
          </table:table-cell>
          <table:table-cell office:value-type="float" office:value="55955411">
            <text:p>55,955,411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Jamaica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.5">
            <text:p>4.5</text:p>
          </table:table-cell>
          <table:table-cell office:value-type="float" office:value="2059399.04">
            <text:p>2,059,399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Japan</text:p>
          </table:table-cell>
          <table:table-cell office:value-type="float" office:value="47563">
            <text:p>47,563</text:p>
          </table:table-cell>
          <table:table-cell office:value-type="float" office:value="1249">
            <text:p>1,249</text:p>
          </table:table-cell>
          <table:table-cell office:value-type="float" office:value="38.0808646917534">
            <text:p>38.1</text:p>
          </table:table-cell>
          <table:table-cell office:value-type="float" office:value="113863000">
            <text:p>113,863,00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Kuwait</text:p>
          </table:table-cell>
          <table:table-cell office:value-type="float" office:value="249">
            <text:p>249</text:p>
          </table:table-cell>
          <table:table-cell office:value-type="float" office:value="19">
            <text:p>19</text:p>
          </table:table-cell>
          <table:table-cell office:value-type="float" office:value="13.1052631578947">
            <text:p>13.1</text:p>
          </table:table-cell>
          <table:table-cell office:value-type="float" office:value="1178930">
            <text:p>1,178,93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Mauritius</text:p>
          </table:table-cell>
          <table:table-cell office:value-type="float" office:value="1349">
            <text:p>1,349</text:p>
          </table:table-cell>
          <table:table-cell office:value-type="float" office:value="26">
            <text:p>26</text:p>
          </table:table-cell>
          <table:table-cell office:value-type="float" office:value="51.8846153846154">
            <text:p>51.9</text:p>
          </table:table-cell>
          <table:table-cell office:value-type="float" office:value="921379.2">
            <text:p>921,379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Morocco</text:p>
          </table:table-cell>
          <table:table-cell office:value-type="float" office:value="18351">
            <text:p>18,351</text:p>
          </table:table-cell>
          <table:table-cell office:value-type="float" office:value="989">
            <text:p>989</text:p>
          </table:table-cell>
          <table:table-cell office:value-type="float" office:value="18.5551061678463">
            <text:p>18.6</text:p>
          </table:table-cell>
          <table:table-cell office:value-type="float" office:value="18158169">
            <text:p>18,158,169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Netherlands</text:p>
          </table:table-cell>
          <table:table-cell office:value-type="float" office:value="3358">
            <text:p>3,358</text:p>
          </table:table-cell>
          <table:table-cell office:value-type="float" office:value="80">
            <text:p>80</text:p>
          </table:table-cell>
          <table:table-cell office:value-type="float" office:value="41.975">
            <text:p>42.0</text:p>
          </table:table-cell>
          <table:table-cell office:value-type="float" office:value="13856185">
            <text:p>13,856,185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New Zealand</text:p>
          </table:table-cell>
          <table:table-cell office:value-type="float" office:value="2719">
            <text:p>2,719</text:p>
          </table:table-cell>
          <table:table-cell office:value-type="float" office:value="121">
            <text:p>121</text:p>
          </table:table-cell>
          <table:table-cell office:value-type="float" office:value="22.4710743801653">
            <text:p>22.5</text:p>
          </table:table-cell>
          <table:table-cell office:value-type="float" office:value="3120000">
            <text:p>3,120,00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Norway</text:p>
          </table:table-cell>
          <table:table-cell office:value-type="float" office:value="1735">
            <text:p>1,735</text:p>
          </table:table-cell>
          <table:table-cell office:value-type="float" office:value="44">
            <text:p>44</text:p>
          </table:table-cell>
          <table:table-cell office:value-type="float" office:value="39.4318181818182">
            <text:p>39.4</text:p>
          </table:table-cell>
          <table:table-cell office:value-type="float" office:value="4043205">
            <text:p>4,043,205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Peru</text:p>
          </table:table-cell>
          <table:table-cell office:value-type="float" office:value="12785">
            <text:p>12,785</text:p>
          </table:table-cell>
          <table:table-cell office:value-type="float" office:value="435">
            <text:p>435</text:p>
          </table:table-cell>
          <table:table-cell office:value-type="float" office:value="29.3908045977011">
            <text:p>29.4</text:p>
          </table:table-cell>
          <table:table-cell office:value-type="float" office:value="15987545">
            <text:p>15,987,545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Poland</text:p>
          </table:table-cell>
          <table:table-cell office:value-type="float" office:value="67531">
            <text:p>67,531</text:p>
          </table:table-cell>
          <table:table-cell office:value-type="float" office:value="2946">
            <text:p>2,946</text:p>
          </table:table-cell>
          <table:table-cell office:value-type="float" office:value="22.9229463679566">
            <text:p>22.9</text:p>
          </table:table-cell>
          <table:table-cell office:value-type="float" office:value="34689050">
            <text:p>34,689,05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Portugal</text:p>
          </table:table-cell>
          <table:table-cell office:value-type="float" office:value="3492">
            <text:p>3,492</text:p>
          </table:table-cell>
          <table:table-cell office:value-type="float" office:value="176">
            <text:p>176</text:p>
          </table:table-cell>
          <table:table-cell office:value-type="float" office:value="19.8409090909091">
            <text:p>19.8</text:p>
          </table:table-cell>
          <table:table-cell office:value-type="float" office:value="9455675">
            <text:p>9,455,675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Qatar</text:p>
          </table:table-cell>
          <table:table-cell office:value-type="float" office:value="1350">
            <text:p>1,350</text:p>
          </table:table-cell>
          <table:table-cell office:value-type="float" office:value="19">
            <text:p>19</text:p>
          </table:table-cell>
          <table:table-cell office:value-type="float" office:value="71.0526315789474">
            <text:p>71.1</text:p>
          </table:table-cell>
          <table:table-cell office:value-type="float" office:value="180656">
            <text:p>180,656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aint Lucia</text:p>
          </table:table-cell>
          <table:table-cell office:value-type="float" office:value="1084">
            <text:p>1,084</text:p>
          </table:table-cell>
          <table:table-cell office:value-type="float" office:value="22">
            <text:p>22</text:p>
          </table:table-cell>
          <table:table-cell office:value-type="float" office:value="49.2727272727273">
            <text:p>49.3</text:p>
          </table:table-cell>
          <table:table-cell office:value-type="float" office:value="111300">
            <text:p>111,30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eychelles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office:value-type="float" office:value="61742.4">
            <text:p>61,742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ingapore</text:p>
          </table:table-cell>
          <table:table-cell office:value-type="float" office:value="1393">
            <text:p>1,393</text:p>
          </table:table-cell>
          <table:table-cell office:value-type="float" office:value="17">
            <text:p>17</text:p>
          </table:table-cell>
          <table:table-cell office:value-type="float" office:value="81.9411764705882">
            <text:p>81.9</text:p>
          </table:table-cell>
          <table:table-cell office:value-type="float" office:value="2325000">
            <text:p>2,325,00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outh Africa</text:p>
          </table:table-cell>
          <table:table-cell office:value-type="float" office:value="92709">
            <text:p>92,709</text:p>
          </table:table-cell>
          <table:table-cell office:value-type="float" office:value="6499">
            <text:p>6,499</text:p>
          </table:table-cell>
          <table:table-cell office:value-type="float" office:value="14.265117710417">
            <text:p>14.3</text:p>
          </table:table-cell>
          <table:table-cell office:value-type="float" office:value="25805575.232">
            <text:p>25,805,575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pain</text:p>
          </table:table-cell>
          <table:table-cell office:value-type="float" office:value="7494">
            <text:p>7,494</text:p>
          </table:table-cell>
          <table:table-cell office:value-type="float" office:value="293">
            <text:p>293</text:p>
          </table:table-cell>
          <table:table-cell office:value-type="float" office:value="25.5767918088737">
            <text:p>25.6</text:p>
          </table:table-cell>
          <table:table-cell office:value-type="float" office:value="36370050">
            <text:p>36,370,05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weden</text:p>
          </table:table-cell>
          <table:table-cell office:value-type="float" office:value="128">
            <text:p>128</text:p>
          </table:table-cell>
          <table:table-cell office:value-type="float" office:value="16">
            <text:p>16</text:p>
          </table:table-cell>
          <table:table-cell office:value-type="float" office:value="8">
            <text:p>8.0</text:p>
          </table:table-cell>
          <table:table-cell office:value-type="float" office:value="8251540">
            <text:p>8,251,54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Tonga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90290">
            <text:p>90,29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Trinidad and Tobago</text:p>
          </table:table-cell>
          <table:table-cell office:value-type="float" office:value="2319">
            <text:p>2,319</text:p>
          </table:table-cell>
          <table:table-cell office:value-type="float" office:value="110">
            <text:p>110</text:p>
          </table:table-cell>
          <table:table-cell office:value-type="float" office:value="21.0818181818182">
            <text:p>21.1</text:p>
          </table:table-cell>
          <table:table-cell office:value-type="float" office:value="1031694">
            <text:p>1,031,694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ganda</text:p>
          </table:table-cell>
          <table:table-cell office:value-type="float" office:value="7837">
            <text:p>7,837</text:p>
          </table:table-cell>
          <table:table-cell office:value-type="float" office:value="80">
            <text:p>80</text:p>
          </table:table-cell>
          <table:table-cell office:value-type="float" office:value="97.9625">
            <text:p>98.0</text:p>
          </table:table-cell>
          <table:table-cell office:value-type="float" office:value="11561734">
            <text:p>11,561,734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Kingdom: England &amp; Wales</text:p>
          </table:table-cell>
          <table:table-cell office:value-type="float" office:value="28872">
            <text:p>28,872</text:p>
          </table:table-cell>
          <table:table-cell office:value-type="float" office:value="943">
            <text:p>943</text:p>
          </table:table-cell>
          <table:table-cell office:value-type="float" office:value="30.6171792152704">
            <text:p>30.6</text:p>
          </table:table-cell>
          <table:table-cell office:value-type="float" office:value="49440000">
            <text:p>49,440,00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States</text:p>
          </table:table-cell>
          <table:table-cell office:value-type="float" office:value="339572">
            <text:p>339,572</text:p>
          </table:table-cell>
          <table:table-cell office:value-type="float" office:value="15594">
            <text:p>15,594</text:p>
          </table:table-cell>
          <table:table-cell office:value-type="float" office:value="21.7758112094395">
            <text:p>21.8</text:p>
          </table:table-cell>
          <table:table-cell office:value-type="float" office:value="220239000">
            <text:p>220,239,00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ruguay</text:p>
          </table:table-cell>
          <table:table-cell office:value-type="float" office:value="1925">
            <text:p>1,925</text:p>
          </table:table-cell>
          <table:table-cell office:value-type="float" office:value="122">
            <text:p>122</text:p>
          </table:table-cell>
          <table:table-cell office:value-type="float" office:value="15.7786885245902">
            <text:p>15.8</text:p>
          </table:table-cell>
          <table:table-cell office:value-type="float" office:value="2856206">
            <text:p>2,856,206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Venezuela</text:p>
          </table:table-cell>
          <table:table-cell office:value-type="float" office:value="14877">
            <text:p>14,877</text:p>
          </table:table-cell>
          <table:table-cell office:value-type="float" office:value="480">
            <text:p>480</text:p>
          </table:table-cell>
          <table:table-cell office:value-type="float" office:value="30.99375">
            <text:p>31.0</text:p>
          </table:table-cell>
          <table:table-cell office:value-type="float" office:value="13607958">
            <text:p>13,607,958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Argentina</text:p>
          </table:table-cell>
          <table:table-cell office:value-type="float" office:value="2805">
            <text:p>2,805</text:p>
          </table:table-cell>
          <table:table-cell office:value-type="float" office:value="314">
            <text:p>314</text:p>
          </table:table-cell>
          <table:table-cell office:value-type="float" office:value="8.93312101910828">
            <text:p>8.9</text:p>
          </table:table-cell>
          <table:table-cell office:value-type="float" office:value="26899177">
            <text:p>26,899,177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Bahamas</text:p>
          </table:table-cell>
          <table:table-cell office:value-type="float" office:value="43">
            <text:p>43</text:p>
          </table:table-cell>
          <table:table-cell office:value-type="float" office:value="7">
            <text:p>7</text:p>
          </table:table-cell>
          <table:table-cell office:value-type="float" office:value="6.14285714285714">
            <text:p>6.1</text:p>
          </table:table-cell>
          <table:table-cell office:value-type="float" office:value="197090">
            <text:p>197,090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Bahrain</text:p>
          </table:table-cell>
          <table:table-cell office:value-type="float" office:value="99">
            <text:p>99</text:p>
          </table:table-cell>
          <table:table-cell office:value-type="float" office:value="19">
            <text:p>19</text:p>
          </table:table-cell>
          <table:table-cell office:value-type="float" office:value="5.21052631578947">
            <text:p>5.2</text:p>
          </table:table-cell>
          <table:table-cell office:value-type="float" office:value="301559">
            <text:p>301,559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Belgium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7.75">
            <text:p>7.8</text:p>
          </table:table-cell>
          <table:table-cell office:value-type="float" office:value="9830358">
            <text:p>9,830,358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Belize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34676.7264">
            <text:p>134,677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Chile</text:p>
          </table:table-cell>
          <table:table-cell office:value-type="float" office:value="557">
            <text:p>557</text:p>
          </table:table-cell>
          <table:table-cell office:value-type="float" office:value="191">
            <text:p>191</text:p>
          </table:table-cell>
          <table:table-cell office:value-type="float" office:value="2.91623036649215">
            <text:p>2.9</text:p>
          </table:table-cell>
          <table:table-cell office:value-type="float" office:value="10719748">
            <text:p>10,719,748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Costa Rica</text:p>
          </table:table-cell>
          <table:table-cell office:value-type="float" office:value="107">
            <text:p>107</text:p>
          </table:table-cell>
          <table:table-cell office:value-type="float" office:value="76">
            <text:p>76</text:p>
          </table:table-cell>
          <table:table-cell office:value-type="float" office:value="1.40789473684211">
            <text:p>1.4</text:p>
          </table:table-cell>
          <table:table-cell office:value-type="float" office:value="2158073">
            <text:p>2,158,073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Finland</text:p>
          </table:table-cell>
          <table:table-cell office:value-type="float" office:value="518">
            <text:p>518</text:p>
          </table:table-cell>
          <table:table-cell office:value-type="float" office:value="19">
            <text:p>19</text:p>
          </table:table-cell>
          <table:table-cell office:value-type="float" office:value="27.2631578947368">
            <text:p>27.3</text:p>
          </table:table-cell>
          <table:table-cell office:value-type="float" office:value="4738902">
            <text:p>4,738,902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France</text:p>
          </table:table-cell>
          <table:table-cell office:value-type="float" office:value="675">
            <text:p>675</text:p>
          </table:table-cell>
          <table:table-cell office:value-type="float" office:value="39">
            <text:p>39</text:p>
          </table:table-cell>
          <table:table-cell office:value-type="float" office:value="17.3076923076923">
            <text:p>17.3</text:p>
          </table:table-cell>
          <table:table-cell office:value-type="float" office:value="54421950">
            <text:p>54,421,950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Germany, Federal Rep Of</text:p>
          </table:table-cell>
          <table:table-cell office:value-type="float" office:value="7003">
            <text:p>7,003</text:p>
          </table:table-cell>
          <table:table-cell office:value-type="float" office:value="383">
            <text:p>383</text:p>
          </table:table-cell>
          <table:table-cell office:value-type="float" office:value="18.2845953002611">
            <text:p>18.3</text:p>
          </table:table-cell>
          <table:table-cell office:value-type="float" office:value="61400000">
            <text:p>61,400,000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Greece</text:p>
          </table:table-cell>
          <table:table-cell office:value-type="float" office:value="171">
            <text:p>171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9308479">
            <text:p>9,308,479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Honduras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3300735">
            <text:p>3,300,735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Indonesia</text:p>
          </table:table-cell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33.5">
            <text:p>33.5</text:p>
          </table:table-cell>
          <table:table-cell office:value-type="float" office:value="140688052">
            <text:p>140,688,052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Ireland</text:p>
          </table:table-cell>
          <table:table-cell office:value-type="float" office:value="340">
            <text:p>340</text:p>
          </table:table-cell>
          <table:table-cell office:value-type="float" office:value="5">
            <text:p>5</text:p>
          </table:table-cell>
          <table:table-cell office:value-type="float" office:value="68">
            <text:p>68.0</text:p>
          </table:table-cell>
          <table:table-cell office:value-type="float" office:value="3282200">
            <text:p>3,282,200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Italy</text:p>
          </table:table-cell>
          <table:table-cell office:value-type="float" office:value="899">
            <text:p>899</text:p>
          </table:table-cell>
          <table:table-cell office:value-type="float" office:value="15">
            <text:p>15</text:p>
          </table:table-cell>
          <table:table-cell office:value-type="float" office:value="59.9333333333333">
            <text:p>59.9</text:p>
          </table:table-cell>
          <table:table-cell office:value-type="float" office:value="55955411">
            <text:p>55,955,411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Kuwait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1178930">
            <text:p>1,178,930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Madagascar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8">
            <text:p>28.0</text:p>
          </table:table-cell>
          <table:table-cell office:value-type="float" office:value="7933128">
            <text:p>7,933,128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Mauritius</text:p>
          </table:table-cell>
          <table:table-cell office:value-type="float" office:value="70">
            <text:p>70</text:p>
          </table:table-cell>
          <table:table-cell office:value-type="float" office:value="12">
            <text:p>12</text:p>
          </table:table-cell>
          <table:table-cell office:value-type="float" office:value="5.83333333333333">
            <text:p>5.8</text:p>
          </table:table-cell>
          <table:table-cell office:value-type="float" office:value="921379.2">
            <text:p>921,379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Morocco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18.3333333333333">
            <text:p>18.3</text:p>
          </table:table-cell>
          <table:table-cell office:value-type="float" office:value="18158169">
            <text:p>18,158,169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Netherlands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13856185">
            <text:p>13,856,185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Poland</text:p>
          </table:table-cell>
          <table:table-cell office:value-type="float" office:value="10605">
            <text:p>10,605</text:p>
          </table:table-cell>
          <table:table-cell office:value-type="float" office:value="278">
            <text:p>278</text:p>
          </table:table-cell>
          <table:table-cell office:value-type="float" office:value="38.1474820143885">
            <text:p>38.1</text:p>
          </table:table-cell>
          <table:table-cell office:value-type="float" office:value="34689050">
            <text:p>34,689,050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Portugal</text:p>
          </table:table-cell>
          <table:table-cell office:value-type="float" office:value="990">
            <text:p>990</text:p>
          </table:table-cell>
          <table:table-cell office:value-type="float" office:value="15">
            <text:p>15</text:p>
          </table:table-cell>
          <table:table-cell office:value-type="float" office:value="66">
            <text:p>66.0</text:p>
          </table:table-cell>
          <table:table-cell office:value-type="float" office:value="9455675">
            <text:p>9,455,675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Qatar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18.75">
            <text:p>18.8</text:p>
          </table:table-cell>
          <table:table-cell office:value-type="float" office:value="180656">
            <text:p>180,656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Saint Lucia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111300">
            <text:p>111,300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Spain</text:p>
          </table:table-cell>
          <table:table-cell office:value-type="float" office:value="1543">
            <text:p>1,543</text:p>
          </table:table-cell>
          <table:table-cell office:value-type="float" office:value="62">
            <text:p>62</text:p>
          </table:table-cell>
          <table:table-cell office:value-type="float" office:value="24.8870967741935">
            <text:p>24.9</text:p>
          </table:table-cell>
          <table:table-cell office:value-type="float" office:value="36370050">
            <text:p>36,370,050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Trinidad and Tobago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1031694">
            <text:p>1,031,694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ganda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11561734">
            <text:p>11,561,734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nited Kingdom: England &amp; Wales</text:p>
          </table:table-cell>
          <table:table-cell office:value-type="float" office:value="11340">
            <text:p>11,340</text:p>
          </table:table-cell>
          <table:table-cell office:value-type="float" office:value="415">
            <text:p>415</text:p>
          </table:table-cell>
          <table:table-cell office:value-type="float" office:value="27.3253012048193">
            <text:p>27.3</text:p>
          </table:table-cell>
          <table:table-cell office:value-type="float" office:value="49440000">
            <text:p>49,440,000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nited States</text:p>
          </table:table-cell>
          <table:table-cell office:value-type="float" office:value="43074">
            <text:p>43,074</text:p>
          </table:table-cell>
          <table:table-cell office:value-type="float" office:value="6881">
            <text:p>6,881</text:p>
          </table:table-cell>
          <table:table-cell office:value-type="float" office:value="6.25984595262317">
            <text:p>6.3</text:p>
          </table:table-cell>
          <table:table-cell office:value-type="float" office:value="220239000">
            <text:p>220,239,000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ruguay</text:p>
          </table:table-cell>
          <table:table-cell office:value-type="float" office:value="232">
            <text:p>232</text:p>
          </table:table-cell>
          <table:table-cell office:value-type="float" office:value="14">
            <text:p>14</text:p>
          </table:table-cell>
          <table:table-cell office:value-type="float" office:value="16.5714285714286">
            <text:p>16.6</text:p>
          </table:table-cell>
          <table:table-cell office:value-type="float" office:value="2856206">
            <text:p>2,856,206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Argentina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2">
            <text:p>22.0</text:p>
          </table:table-cell>
          <table:table-cell office:value-type="float" office:value="26899177">
            <text:p>26,899,177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Bahrain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301559">
            <text:p>301,559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Bangladesh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73915723">
            <text:p>73,915,723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Cyprus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665676">
            <text:p>665,676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Czech Republic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1.25531914893617">
            <text:p>1.3</text:p>
          </table:table-cell>
          <table:table-cell office:value-type="float" office:value="10186755">
            <text:p>10,186,755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Finland</text:p>
          </table:table-cell>
          <table:table-cell office:value-type="float" office:value="355">
            <text:p>355</text:p>
          </table:table-cell>
          <table:table-cell office:value-type="float" office:value="15">
            <text:p>15</text:p>
          </table:table-cell>
          <table:table-cell office:value-type="float" office:value="23.6666666666667">
            <text:p>23.7</text:p>
          </table:table-cell>
          <table:table-cell office:value-type="float" office:value="4738902">
            <text:p>4,738,902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Germany, Federal Rep Of</text:p>
          </table:table-cell>
          <table:table-cell office:value-type="float" office:value="3591">
            <text:p>3,591</text:p>
          </table:table-cell>
          <table:table-cell office:value-type="float" office:value="327">
            <text:p>327</text:p>
          </table:table-cell>
          <table:table-cell office:value-type="float" office:value="10.9816513761468">
            <text:p>11.0</text:p>
          </table:table-cell>
          <table:table-cell office:value-type="float" office:value="61400000">
            <text:p>61,400,000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Greece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247">
            <text:p>247.0</text:p>
          </table:table-cell>
          <table:table-cell office:value-type="float" office:value="9308479">
            <text:p>9,308,479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Honduras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36">
            <text:p>36.0</text:p>
          </table:table-cell>
          <table:table-cell office:value-type="float" office:value="3300735">
            <text:p>3,300,735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India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24.5">
            <text:p>24.5</text:p>
          </table:table-cell>
          <table:table-cell office:value-type="float" office:value="652279308">
            <text:p>652,279,308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Indonesia</text:p>
          </table:table-cell>
          <table:table-cell office:value-type="float" office:value="3951">
            <text:p>3,951</text:p>
          </table:table-cell>
          <table:table-cell office:value-type="float" office:value="512">
            <text:p>512</text:p>
          </table:table-cell>
          <table:table-cell office:value-type="float" office:value="7.716796875">
            <text:p>7.7</text:p>
          </table:table-cell>
          <table:table-cell office:value-type="float" office:value="140688052">
            <text:p>140,688,052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Israel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0.972972972972973">
            <text:p>1.0</text:p>
          </table:table-cell>
          <table:table-cell office:value-type="float" office:value="3613000">
            <text:p>3,613,000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Italy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67">
            <text:p>67.0</text:p>
          </table:table-cell>
          <table:table-cell office:value-type="float" office:value="55955411">
            <text:p>55,955,411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Japan</text:p>
          </table:table-cell>
          <table:table-cell office:value-type="float" office:value="2010">
            <text:p>2,010</text:p>
          </table:table-cell>
          <table:table-cell office:value-type="float" office:value="20">
            <text:p>20</text:p>
          </table:table-cell>
          <table:table-cell office:value-type="float" office:value="100.5">
            <text:p>100.5</text:p>
          </table:table-cell>
          <table:table-cell office:value-type="float" office:value="113863000">
            <text:p>113,863,000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Madagascar</text:p>
          </table:table-cell>
          <table:table-cell office:value-type="float" office:value="58">
            <text:p>58</text:p>
          </table:table-cell>
          <table:table-cell office:value-type="float" office:value="17">
            <text:p>17</text:p>
          </table:table-cell>
          <table:table-cell office:value-type="float" office:value="3.41176470588235">
            <text:p>3.4</text:p>
          </table:table-cell>
          <table:table-cell office:value-type="float" office:value="7933128">
            <text:p>7,933,128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Morocco</text:p>
          </table:table-cell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office:value-type="float" office:value="3.27272727272727">
            <text:p>3.3</text:p>
          </table:table-cell>
          <table:table-cell office:value-type="float" office:value="18158169">
            <text:p>18,158,169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New Zealand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41.5">
            <text:p>41.5</text:p>
          </table:table-cell>
          <table:table-cell office:value-type="float" office:value="3120000">
            <text:p>3,120,000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Philippines</text:p>
          </table:table-cell>
          <table:table-cell office:value-type="float" office:value="749">
            <text:p>749</text:p>
          </table:table-cell>
          <table:table-cell office:value-type="float" office:value="55">
            <text:p>55</text:p>
          </table:table-cell>
          <table:table-cell office:value-type="float" office:value="13.6181818181818">
            <text:p>13.6</text:p>
          </table:table-cell>
          <table:table-cell office:value-type="float" office:value="43265378">
            <text:p>43,265,378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Portugal</text:p>
          </table:table-cell>
          <table:table-cell office:value-type="float" office:value="352">
            <text:p>352</text:p>
          </table:table-cell>
          <table:table-cell office:value-type="float" office:value="7">
            <text:p>7</text:p>
          </table:table-cell>
          <table:table-cell office:value-type="float" office:value="50.2857142857143">
            <text:p>50.3</text:p>
          </table:table-cell>
          <table:table-cell office:value-type="float" office:value="9455675">
            <text:p>9,455,675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Qat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180656">
            <text:p>180,656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enega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.0</text:p>
          </table:table-cell>
          <table:table-cell office:value-type="float" office:value="5033645">
            <text:p>5,033,645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ingapore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.0</text:p>
          </table:table-cell>
          <table:table-cell office:value-type="float" office:value="2325000">
            <text:p>2,325,000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outh Korea</text:p>
          </table:table-cell>
          <table:table-cell office:value-type="float" office:value="421">
            <text:p>421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36412000">
            <text:p>36,412,000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pain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142.5">
            <text:p>142.5</text:p>
          </table:table-cell>
          <table:table-cell office:value-type="float" office:value="36370050">
            <text:p>36,370,050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weden</text:p>
          </table:table-cell>
          <table:table-cell office:value-type="float" office:value="504">
            <text:p>504</text:p>
          </table:table-cell>
          <table:table-cell office:value-type="float" office:value="75">
            <text:p>75</text:p>
          </table:table-cell>
          <table:table-cell office:value-type="float" office:value="6.72">
            <text:p>6.7</text:p>
          </table:table-cell>
          <table:table-cell office:value-type="float" office:value="8251540">
            <text:p>8,251,540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Thailand</text:p>
          </table:table-cell>
          <table:table-cell office:value-type="float" office:value="747">
            <text:p>747</text:p>
          </table:table-cell>
          <table:table-cell office:value-type="float" office:value="4">
            <text:p>4</text:p>
          </table:table-cell>
          <table:table-cell office:value-type="float" office:value="186.75">
            <text:p>186.8</text:p>
          </table:table-cell>
          <table:table-cell office:value-type="float" office:value="44483729">
            <text:p>44,483,729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Tonga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.0</text:p>
          </table:table-cell>
          <table:table-cell office:value-type="float" office:value="90290">
            <text:p>90,290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nited Arab Emirates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724684">
            <text:p>724,684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ruguay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.0</text:p>
          </table:table-cell>
          <table:table-cell office:value-type="float" office:value="2856206">
            <text:p>2,856,206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Zambia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2">
            <text:p>102.0</text:p>
          </table:table-cell>
          <table:table-cell office:value-type="float" office:value="5235519">
            <text:p>5,235,519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Kingdom</text:p>
          </table:table-cell>
          <table:table-cell office:value-type="float" office:value="16242">
            <text:p>16,242</text:p>
          </table:table-cell>
          <table:table-cell office:value-type="float" office:value="8882">
            <text:p>8,882</text:p>
          </table:table-cell>
          <table:table-cell office:value-type="float" office:value="1.82864219770322">
            <text:p>1.8</text:p>
          </table:table-cell>
          <table:table-cell office:value-type="float" office:value="56193492">
            <text:p>56,193,492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United Kingdom</text:p>
          </table:table-cell>
          <table:table-cell office:value-type="float" office:value="14633">
            <text:p>14,633</text:p>
          </table:table-cell>
          <table:table-cell office:value-type="float" office:value="8850">
            <text:p>8,850</text:p>
          </table:table-cell>
          <table:table-cell office:value-type="float" office:value="1.65344632768362">
            <text:p>1.7</text:p>
          </table:table-cell>
          <table:table-cell office:value-type="float" office:value="56193492">
            <text:p>56,193,492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Kingdom</text:p>
          </table:table-cell>
          <table:table-cell office:value-type="float" office:value="1609">
            <text:p>1,609</text:p>
          </table:table-cell>
          <table:table-cell office:value-type="float" office:value="32">
            <text:p>32</text:p>
          </table:table-cell>
          <table:table-cell office:value-type="float" office:value="50.28125">
            <text:p>50.3</text:p>
          </table:table-cell>
          <table:table-cell office:value-type="float" office:value="56193492">
            <text:p>56,193,492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United Kingdom</text:p>
          </table:table-cell>
          <table:table-cell office:value-type="float" office:value="6347">
            <text:p>6,347</text:p>
          </table:table-cell>
          <table:table-cell office:value-type="float" office:value="550">
            <text:p>550</text:p>
          </table:table-cell>
          <table:table-cell office:value-type="float" office:value="11.54">
            <text:p>11.5</text:p>
          </table:table-cell>
          <table:table-cell office:value-type="float" office:value="56193492">
            <text:p>56,193,492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Kingdom</text:p>
          </table:table-cell>
          <table:table-cell office:value-type="float" office:value="19840">
            <text:p>19,840</text:p>
          </table:table-cell>
          <table:table-cell office:value-type="float" office:value="5224">
            <text:p>5,224</text:p>
          </table:table-cell>
          <table:table-cell office:value-type="float" office:value="3.79785604900459">
            <text:p>3.8</text:p>
          </table:table-cell>
          <table:table-cell office:value-type="float" office:value="56193492">
            <text:p>56,193,492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Kingdom</text:p>
          </table:table-cell>
          <table:table-cell office:value-type="float" office:value="36091">
            <text:p>36,091</text:p>
          </table:table-cell>
          <table:table-cell office:value-type="float" office:value="1178">
            <text:p>1,178</text:p>
          </table:table-cell>
          <table:table-cell office:value-type="float" office:value="30.6375212224109">
            <text:p>30.6</text:p>
          </table:table-cell>
          <table:table-cell office:value-type="float" office:value="56193492">
            <text:p>56,193,492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nited Kingdom</text:p>
          </table:table-cell>
          <table:table-cell office:value-type="float" office:value="11463">
            <text:p>11,463</text:p>
          </table:table-cell>
          <table:table-cell office:value-type="float" office:value="421">
            <text:p>421</text:p>
          </table:table-cell>
          <table:table-cell office:value-type="float" office:value="27.2280285035629">
            <text:p>27.2</text:p>
          </table:table-cell>
          <table:table-cell office:value-type="float" office:value="56193492">
            <text:p>56,193,492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nited Kingdom</text:p>
          </table:table-cell>
          <table:table-cell office:value-type="float" office:value="156">
            <text:p>156</text:p>
          </table:table-cell>
          <table:table-cell office:value-type="float" office:value="25">
            <text:p>25</text:p>
          </table:table-cell>
          <table:table-cell office:value-type="float" office:value="6.24">
            <text:p>6.2</text:p>
          </table:table-cell>
          <table:table-cell office:value-type="float" office:value="56193492">
            <text:p>56,193,492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Kingdom: Northern Ireland</text:p>
          </table:table-cell>
          <table:table-cell office:value-type="float" office:value="140">
            <text:p>140</text:p>
          </table:table-cell>
          <table:table-cell office:value-type="float" office:value="109">
            <text:p>109</text:p>
          </table:table-cell>
          <table:table-cell office:value-type="float" office:value="1.28440366972477">
            <text:p>1.3</text:p>
          </table:table-cell>
          <table:table-cell office:value-type="float" office:value="1537000">
            <text:p>1,537,000</text:p>
          </table:table-cell>
          <table:table-cell table:number-columns-repeated="1018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United Kingdom: Northern Ireland</text:p>
          </table:table-cell>
          <table:table-cell office:value-type="float" office:value="95">
            <text:p>95</text:p>
          </table:table-cell>
          <table:table-cell office:value-type="float" office:value="109">
            <text:p>109</text:p>
          </table:table-cell>
          <table:table-cell office:value-type="float" office:value="0.871559633027523">
            <text:p>0.9</text:p>
          </table:table-cell>
          <table:table-cell office:value-type="float" office:value="1537000">
            <text:p>1,537,0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Kingdom: Northern Ireland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office:value-type="float" office:value="1537000">
            <text:p>1,537,000</text:p>
          </table:table-cell>
          <table:table-cell table:number-columns-repeated="1018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United Kingdom: Northern Ireland</text:p>
          </table:table-cell>
          <table:table-cell office:value-type="float" office:value="6347">
            <text:p>6,347</text:p>
          </table:table-cell>
          <table:table-cell office:value-type="float" office:value="550">
            <text:p>550</text:p>
          </table:table-cell>
          <table:table-cell office:value-type="float" office:value="11.54">
            <text:p>11.5</text:p>
          </table:table-cell>
          <table:table-cell office:value-type="float" office:value="1537000">
            <text:p>1,537,00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Kingdom: Northern Ireland</text:p>
          </table:table-cell>
          <table:table-cell office:value-type="float" office:value="2609">
            <text:p>2,609</text:p>
          </table:table-cell>
          <table:table-cell office:value-type="float" office:value="146">
            <text:p>146</text:p>
          </table:table-cell>
          <table:table-cell office:value-type="float" office:value="17.8698630136986">
            <text:p>17.9</text:p>
          </table:table-cell>
          <table:table-cell office:value-type="float" office:value="1537000">
            <text:p>1,537,00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Kingdom: Northern Ireland</text:p>
          </table:table-cell>
          <table:table-cell office:value-type="float" office:value="2515">
            <text:p>2,515</text:p>
          </table:table-cell>
          <table:table-cell office:value-type="float" office:value="68">
            <text:p>68</text:p>
          </table:table-cell>
          <table:table-cell office:value-type="float" office:value="36.9852941176471">
            <text:p>37.0</text:p>
          </table:table-cell>
          <table:table-cell office:value-type="float" office:value="1537000">
            <text:p>1,537,000</text:p>
          </table:table-cell>
          <table:table-cell table:number-columns-repeated="1018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nited Kingdom: Northern Ireland</text:p>
          </table:table-cell>
          <table:table-cell office:value-type="float" office:value="123">
            <text:p>123</text:p>
          </table:table-cell>
          <table:table-cell office:value-type="float" office:value="6">
            <text:p>6</text:p>
          </table:table-cell>
          <table:table-cell office:value-type="float" office:value="20.5">
            <text:p>20.5</text:p>
          </table:table-cell>
          <table:table-cell office:value-type="float" office:value="1537000">
            <text:p>1,537,000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nited Kingdom: Northern Ireland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34">
            <text:p>34.0</text:p>
          </table:table-cell>
          <table:table-cell office:value-type="float" office:value="1537000">
            <text:p>1,537,000</text:p>
          </table:table-cell>
          <table:table-cell table:number-columns-repeated="1018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Kingdom: Scotland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29.25">
            <text:p>29.3</text:p>
          </table:table-cell>
          <table:table-cell office:value-type="float" office:value="5196000">
            <text:p>5,196,000</text:p>
          </table:table-cell>
          <table:table-cell table:number-columns-repeated="1018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Kingdom: Scotland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29.25">
            <text:p>29.3</text:p>
          </table:table-cell>
          <table:table-cell office:value-type="float" office:value="5196000">
            <text:p>5,196,000</text:p>
          </table:table-cell>
          <table:table-cell table:number-columns-repeated="1018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Kingdom: Scotland</text:p>
          </table:table-cell>
          <table:table-cell office:value-type="float" office:value="2305">
            <text:p>2,305</text:p>
          </table:table-cell>
          <table:table-cell office:value-type="float" office:value="192">
            <text:p>192</text:p>
          </table:table-cell>
          <table:table-cell office:value-type="float" office:value="12.0052083333333">
            <text:p>12.0</text:p>
          </table:table-cell>
          <table:table-cell office:value-type="float" office:value="5196000">
            <text:p>5,196,000</text:p>
          </table:table-cell>
          <table:table-cell table:number-columns-repeated="1018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Kingdom: Scotland</text:p>
          </table:table-cell>
          <table:table-cell office:value-type="float" office:value="4704">
            <text:p>4,704</text:p>
          </table:table-cell>
          <table:table-cell office:value-type="float" office:value="167">
            <text:p>167</text:p>
          </table:table-cell>
          <table:table-cell office:value-type="float" office:value="28.1676646706587">
            <text:p>28.2</text:p>
          </table:table-cell>
          <table:table-cell office:value-type="float" office:value="5196000">
            <text:p>5,196,000</text:p>
          </table:table-cell>
          <table:table-cell table:number-columns-repeated="1018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nited Kingdom: Scotland</text:p>
          </table:table-cell>
          <table:table-cell office:value-type="float" office:value="156">
            <text:p>156</text:p>
          </table:table-cell>
          <table:table-cell office:value-type="float" office:value="25">
            <text:p>25</text:p>
          </table:table-cell>
          <table:table-cell office:value-type="float" office:value="6.24">
            <text:p>6.2</text:p>
          </table:table-cell>
          <table:table-cell office:value-type="float" office:value="5196000">
            <text:p>5,196,000</text:p>
          </table:table-cell>
          <table:table-cell table:number-columns-repeated="1018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s2 extract" table:style-name="ta3" table:print="false">
        <table:table-column table:style-name="co14" table:default-cell-style-name="Excel_20_Built-in_20_Normal"/>
        <table:table-column table:style-name="co15" table:default-cell-style-name="Excel_20_Built-in_20_Normal"/>
        <table:table-column table:style-name="co7" table:default-cell-style-name="Excel_20_Built-in_20_Normal"/>
        <table:table-column table:style-name="co16" table:default-cell-style-name="Excel_20_Built-in_20_Normal"/>
        <table:table-column table:style-name="co7" table:number-columns-repeated="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7" table:number-columns-repeated="1012" table:default-cell-style-name="Excel_20_Built-in_20_Normal"/>
        <table:table-row table:style-name="ro1">
          <table:table-cell office:value-type="string">
            <text:p>group</text:p>
          </table:table-cell>
          <table:table-cell office:value-type="string">
            <text:p>area</text:p>
          </table:table-cell>
          <table:table-cell office:value-type="string">
            <text:p>sex</text:p>
          </table:table-cell>
          <table:table-cell office:value-type="string">
            <text:p>v1975</text:p>
          </table:table-cell>
          <table:table-cell office:value-type="string">
            <text:p>v1976</text:p>
          </table:table-cell>
          <table:table-cell office:value-type="string">
            <text:p>v1977</text:p>
          </table:table-cell>
          <table:table-cell office:value-type="string">
            <text:p>v1978</text:p>
          </table:table-cell>
          <table:table-cell office:value-type="string">
            <text:p>v1979</text:p>
          </table:table-cell>
          <table:table-cell office:value-type="string">
            <text:p>v1980</text:p>
          </table:table-cell>
          <table:table-cell office:value-type="string">
            <text:p>vc1977</text:p>
          </table:table-cell>
          <table:table-cell/>
          <table:table-cell office:value-type="string">
            <text:p>source and notes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Argentina</text:p>
          </table:table-cell>
          <table:table-cell office:value-type="string">
            <text:p>male</text:p>
          </table:table-cell>
          <table:table-cell office:value-type="float" office:value="72">
            <text:p>72</text:p>
          </table:table-cell>
          <table:table-cell table:number-columns-repeated="4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Extracted from full CTS2 dataset. <text:s/>See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Argentina</text:p>
          </table:table-cell>
          <table:table-cell office:value-type="string">
            <text:p>female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riminal-justice-world-cts2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Bangladesh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Bangladesh</text:p>
          </table:table-cell>
          <table:table-cell office:value-type="string">
            <text:p>male</text:p>
          </table:table-cell>
          <table:table-cell table:number-columns-repeated="7" office:value-type="float" office:value="433">
            <text:p>433</text:p>
          </table:table-cell>
          <table:table-cell/>
          <table:table-cell office:value-type="string">
            <text:p>Group is from variable name.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Chile</text:p>
          </table:table-cell>
          <table:table-cell office:value-type="string">
            <text:p>female</text:p>
          </table:table-cell>
          <table:table-cell table:number-columns-repeated="2"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Area matched cts2 code to unified geography. See crosswalk: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Chile</text:p>
          </table:table-cell>
          <table:table-cell office:value-type="string">
            <text:p>male</text:p>
          </table:table-cell>
          <table:table-cell table:number-columns-repeated="2" office:value-type="float" office:value="202">
            <text:p>202</text:p>
          </table:table-cell>
          <table:table-cell office:value-type="float" office:value="216">
            <text:p>216</text:p>
          </table:table-cell>
          <table:table-cell office:value-type="float" office:value="213">
            <text:p>213</text:p>
          </table:table-cell>
          <table:table-cell table:number-columns-repeated="2" office:value-type="float" office:value="219">
            <text:p>219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crosswalk-world-countries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Cuba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1940">
            <text:p>1940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Cuba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3562">
            <text:p>3562</text:p>
          </table:table-cell>
          <table:table-cell/>
          <table:table-cell office:value-type="string">
            <text:p>The circa 1977 datapoints (vc1977) was contructed from the 1975-1980 data.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Cyprus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/>
          <table:table-cell office:value-type="string">
            <text:p>See sheet "notes for c. 1977"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Cyprus</text:p>
          </table:table-cell>
          <table:table-cell office:value-type="string">
            <text:p>male</text:p>
          </table:table-cell>
          <table:table-cell table:number-columns-repeated="2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Czech Republic</text:p>
          </table:table-cell>
          <table:table-cell office:value-type="string">
            <text:p>male</text:p>
          </table:table-cell>
          <table:table-cell office:value-type="float" office:value="1069">
            <text:p>1069</text:p>
          </table:table-cell>
          <table:table-cell office:value-type="float" office:value="1111">
            <text:p>1111</text:p>
          </table:table-cell>
          <table:table-cell office:value-type="float" office:value="1116">
            <text:p>1116</text:p>
          </table:table-cell>
          <table:table-cell office:value-type="float" office:value="19102">
            <text:p>19102</text:p>
          </table:table-cell>
          <table:table-cell office:value-type="float" office:value="19090">
            <text:p>19090</text:p>
          </table:table-cell>
          <table:table-cell office:value-type="float" office:value="19033">
            <text:p>19033</text:p>
          </table:table-cell>
          <table:table-cell office:value-type="float" office:value="19094">
            <text:p>19094</text:p>
          </table:table-cell>
          <table:table-cell/>
          <table:table-cell office:value-type="string">
            <text:p>Variable names from cts2 dataset: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Czech Republic</text:p>
          </table:table-cell>
          <table:table-cell office:value-type="string">
            <text:p>female</text:p>
          </table:table-cell>
          <table:table-cell office:value-type="float" office:value="643">
            <text:p>643</text:p>
          </table:table-cell>
          <table:table-cell office:value-type="float" office:value="673">
            <text:p>673</text:p>
          </table:table-cell>
          <table:table-cell office:value-type="float" office:value="726">
            <text:p>726</text:p>
          </table:table-cell>
          <table:table-cell office:value-type="float" office:value="11677">
            <text:p>11677</text:p>
          </table:table-cell>
          <table:table-cell office:value-type="float" office:value="11744">
            <text:p>11744</text:p>
          </table:table-cell>
          <table:table-cell office:value-type="float" office:value="11834">
            <text:p>11834</text:p>
          </table:table-cell>
          <table:table-cell office:value-type="float" office:value="11640">
            <text:p>11640</text:p>
          </table:table-cell>
          <table:table-cell/>
          <table:table-cell office:value-type="string">
            <text:p>prison staff: MPRIS, FPRIS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571">
            <text:p>571</text:p>
          </table:table-cell>
          <table:table-cell table:number-columns-repeated="4"/>
          <table:table-cell office:value-type="float" office:value="661">
            <text:p>661</text:p>
          </table:table-cell>
          <table:table-cell office:value-type="float" office:value="571">
            <text:p>571</text:p>
          </table:table-cell>
          <table:table-cell/>
          <table:table-cell office:value-type="string">
            <text:p>police personnel: MPOL, FPOL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prosecutors: MPROS, FPROS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Germany, Federal Rep Of</text:p>
          </table:table-cell>
          <table:table-cell office:value-type="string">
            <text:p>female</text:p>
          </table:table-cell>
          <table:table-cell office:value-type="float" office:value="1497">
            <text:p>1497</text:p>
          </table:table-cell>
          <table:table-cell/>
          <table:table-cell office:value-type="float" office:value="1679">
            <text:p>1679</text:p>
          </table:table-cell>
          <table:table-cell/>
          <table:table-cell office:value-type="float" office:value="1900">
            <text:p>1900</text:p>
          </table:table-cell>
          <table:table-cell office:value-type="float" office:value="2263">
            <text:p>2263</text:p>
          </table:table-cell>
          <table:table-cell office:value-type="float" office:value="1679">
            <text:p>1679</text:p>
          </table:table-cell>
          <table:table-cell/>
          <table:table-cell office:value-type="string">
            <text:p>judges professional: MPJGE, FPJGE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Germany, Federal Rep Of</text:p>
          </table:table-cell>
          <table:table-cell office:value-type="string">
            <text:p>male</text:p>
          </table:table-cell>
          <table:table-cell office:value-type="float" office:value="12557">
            <text:p>12557</text:p>
          </table:table-cell>
          <table:table-cell/>
          <table:table-cell office:value-type="float" office:value="13086">
            <text:p>13086</text:p>
          </table:table-cell>
          <table:table-cell/>
          <table:table-cell office:value-type="float" office:value="13632">
            <text:p>13632</text:p>
          </table:table-cell>
          <table:table-cell office:value-type="float" office:value="14394">
            <text:p>14394</text:p>
          </table:table-cell>
          <table:table-cell office:value-type="float" office:value="13086">
            <text:p>13086</text:p>
          </table:table-cell>
          <table:table-cell/>
          <table:table-cell office:value-type="string">
            <text:p>judges lay: MLJGE, FLJGE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table:number-columns-repeated="2" office:value-type="float" office:value="868">
            <text:p>868</text:p>
          </table:table-cell>
          <table:table-cell table:number-columns-repeated="2" office:value-type="float" office:value="865">
            <text:p>865</text:p>
          </table:table-cell>
          <table:table-cell office:value-type="float" office:value="912">
            <text:p>912</text:p>
          </table:table-cell>
          <table:table-cell office:value-type="float" office:value="986">
            <text:p>986</text:p>
          </table:table-cell>
          <table:table-cell office:value-type="float" office:value="865">
            <text:p>865</text:p>
          </table:table-cell>
          <table:table-cell/>
          <table:table-cell office:value-type="string">
            <text:p>prisoners - adults: AMDET, AFDET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table:number-columns-repeated="2"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table:number-columns-repeated="2" office:value-type="float" office:value="102">
            <text:p>102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prisoners - juveniles: JMDET, JFDET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Honduras</text:p>
          </table:table-cell>
          <table:table-cell office:value-type="string">
            <text:p>female</text:p>
          </table:table-cell>
          <table:table-cell table:number-columns-repeated="2"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judges - all: sum of judges lay and judges professional</text:p>
          </table:table-cell>
          <table:table-cell table:number-columns-repeated="1012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Honduras</text:p>
          </table:table-cell>
          <table:table-cell office:value-type="string">
            <text:p>male</text:p>
          </table:table-cell>
          <table:table-cell table:number-columns-repeated="2" office:value-type="float" office:value="361">
            <text:p>361</text:p>
          </table:table-cell>
          <table:table-cell office:value-type="float" office:value="358">
            <text:p>358</text:p>
          </table:table-cell>
          <table:table-cell office:value-type="float" office:value="357">
            <text:p>357</text:p>
          </table:table-cell>
          <table:table-cell office:value-type="float" office:value="363">
            <text:p>363</text:p>
          </table:table-cell>
          <table:table-cell office:value-type="float" office:value="359">
            <text:p>359</text:p>
          </table:table-cell>
          <table:table-cell office:value-type="float" office:value="358">
            <text:p>358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Indonesia</text:p>
          </table:table-cell>
          <table:table-cell office:value-type="string">
            <text:p>female</text:p>
          </table:table-cell>
          <table:table-cell office:value-type="float" office:value="298">
            <text:p>298</text:p>
          </table:table-cell>
          <table:table-cell office:value-type="float" office:value="319">
            <text:p>319</text:p>
          </table:table-cell>
          <table:table-cell office:value-type="float" office:value="315">
            <text:p>315</text:p>
          </table:table-cell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Indonesia</text:p>
          </table:table-cell>
          <table:table-cell office:value-type="string">
            <text:p>male</text:p>
          </table:table-cell>
          <table:table-cell office:value-type="float" office:value="1820">
            <text:p>1820</text:p>
          </table:table-cell>
          <table:table-cell office:value-type="float" office:value="1845">
            <text:p>1845</text:p>
          </table:table-cell>
          <table:table-cell office:value-type="float" office:value="1842">
            <text:p>1842</text:p>
          </table:table-cell>
          <table:table-cell office:value-type="float" office:value="1830">
            <text:p>1830</text:p>
          </table:table-cell>
          <table:table-cell office:value-type="float" office:value="1816">
            <text:p>1816</text:p>
          </table:table-cell>
          <table:table-cell office:value-type="float" office:value="1846">
            <text:p>1846</text:p>
          </table:table-cell>
          <table:table-cell office:value-type="float" office:value="1842">
            <text:p>1842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Ireland</text:p>
          </table:table-cell>
          <table:table-cell office:value-type="string">
            <text:p>male</text:p>
          </table:table-cell>
          <table:table-cell table:number-columns-repeated="3" office:value-type="float" office:value="67">
            <text:p>67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Ireland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Israel</text:p>
          </table:table-cell>
          <table:table-cell office:value-type="string">
            <text:p>femal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Israel</text:p>
          </table:table-cell>
          <table:table-cell office:value-type="string">
            <text:p>male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211">
            <text:p>211</text:p>
          </table:table-cell>
          <table:table-cell office:value-type="float" office:value="191">
            <text:p>191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520">
            <text:p>520</text:p>
          </table:table-cell>
          <table:table-cell office:value-type="float" office:value="508">
            <text:p>508</text:p>
          </table:table-cell>
          <table:table-cell office:value-type="float" office:value="511">
            <text:p>511</text:p>
          </table:table-cell>
          <table:table-cell office:value-type="float" office:value="505">
            <text:p>505</text:p>
          </table:table-cell>
          <table:table-cell office:value-type="float" office:value="493">
            <text:p>493</text:p>
          </table:table-cell>
          <table:table-cell office:value-type="float" office:value="499">
            <text:p>499</text:p>
          </table:table-cell>
          <table:table-cell office:value-type="float" office:value="511">
            <text:p>511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table:number-columns-repeated="2"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2640">
            <text:p>2640</text:p>
          </table:table-cell>
          <table:table-cell office:value-type="float" office:value="2647">
            <text:p>2647</text:p>
          </table:table-cell>
          <table:table-cell office:value-type="float" office:value="2659">
            <text:p>2659</text:p>
          </table:table-cell>
          <table:table-cell table:number-columns-repeated="2" office:value-type="float" office:value="2660">
            <text:p>2660</text:p>
          </table:table-cell>
          <table:table-cell office:value-type="float" office:value="2673">
            <text:p>2673</text:p>
          </table:table-cell>
          <table:table-cell office:value-type="float" office:value="2659">
            <text:p>2659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Madagascar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number-columns-repeated="2"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Madagascar</text:p>
          </table:table-cell>
          <table:table-cell office:value-type="string">
            <text:p>male</text:p>
          </table:table-cell>
          <table:table-cell office:value-type="float" office:value="70">
            <text:p>70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Mauritius</text:p>
          </table:table-cell>
          <table:table-cell office:value-type="string">
            <text:p>male</text:p>
          </table:table-cell>
          <table:table-cell table:number-columns-repeated="2"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Mauritius</text:p>
          </table:table-cell>
          <table:table-cell office:value-type="string">
            <text:p>female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New Zealand</text:p>
          </table:table-cell>
          <table:table-cell office:value-type="string">
            <text:p>male</text:p>
          </table:table-cell>
          <table:table-cell table:number-columns-repeated="4"/>
          <table:table-cell office:value-type="float" office:value="91">
            <text:p>91</text:p>
          </table:table-cell>
          <table:table-cell office:value-type="float" office:value="6668">
            <text:p>6668</text:p>
          </table:table-cell>
          <table:table-cell office:value-type="float" office:value="6657">
            <text:p>6657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New Zealand</text:p>
          </table:table-cell>
          <table:table-cell office:value-type="string">
            <text:p>femal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896">
            <text:p>896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 office:value-type="float" office:value="3538">
            <text:p>3538</text:p>
          </table:table-cell>
          <table:table-cell office:value-type="float" office:value="37990">
            <text:p>37990</text:p>
          </table:table-cell>
          <table:table-cell office:value-type="float" office:value="3415">
            <text:p>3415</text:p>
          </table:table-cell>
          <table:table-cell office:value-type="float" office:value="3417">
            <text:p>3417</text:p>
          </table:table-cell>
          <table:table-cell office:value-type="float" office:value="3418">
            <text:p>3418</text:p>
          </table:table-cell>
          <table:table-cell office:value-type="float" office:value="3427">
            <text:p>3427</text:p>
          </table:table-cell>
          <table:table-cell office:value-type="float" office:value="37952">
            <text:p>37952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 office:value-type="float" office:value="7516">
            <text:p>7516</text:p>
          </table:table-cell>
          <table:table-cell office:value-type="float" office:value="23482">
            <text:p>23482</text:p>
          </table:table-cell>
          <table:table-cell office:value-type="float" office:value="7258">
            <text:p>7258</text:p>
          </table:table-cell>
          <table:table-cell office:value-type="float" office:value="7264">
            <text:p>7264</text:p>
          </table:table-cell>
          <table:table-cell table:number-columns-repeated="2" office:value-type="float" office:value="7281">
            <text:p>7281</text:p>
          </table:table-cell>
          <table:table-cell office:value-type="float" office:value="23403">
            <text:p>23403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office:value-type="float" office:value="165">
            <text:p>165</text:p>
          </table:table-cell>
          <table:table-cell office:value-type="float" office:value="187">
            <text:p>187</text:p>
          </table:table-cell>
          <table:table-cell office:value-type="float" office:value="194">
            <text:p>194</text:p>
          </table:table-cell>
          <table:table-cell office:value-type="float" office:value="250">
            <text:p>250</text:p>
          </table:table-cell>
          <table:table-cell office:value-type="float" office:value="257">
            <text:p>257</text:p>
          </table:table-cell>
          <table:table-cell office:value-type="float" office:value="271">
            <text:p>271</text:p>
          </table:table-cell>
          <table:table-cell office:value-type="float" office:value="194">
            <text:p>194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Qatar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Qatar</text:p>
          </table:table-cell>
          <table:table-cell office:value-type="string">
            <text:p>male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aint Lucia</text:p>
          </table:table-cell>
          <table:table-cell office:value-type="string">
            <text:p>fema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aint Lucia</text:p>
          </table:table-cell>
          <table:table-cell office:value-type="string">
            <text:p>mal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enegal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enegal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ingapore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ingapor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outh Korea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outh Korea</text:p>
          </table:table-cell>
          <table:table-cell office:value-type="string">
            <text:p>male</text:p>
          </table:table-cell>
          <table:table-cell table:number-columns-repeated="2" office:value-type="float" office:value="501">
            <text:p>501</text:p>
          </table:table-cell>
          <table:table-cell office:value-type="float" office:value="527">
            <text:p>527</text:p>
          </table:table-cell>
          <table:table-cell office:value-type="float" office:value="524">
            <text:p>524</text:p>
          </table:table-cell>
          <table:table-cell office:value-type="float" office:value="539">
            <text:p>539</text:p>
          </table:table-cell>
          <table:table-cell office:value-type="float" office:value="565">
            <text:p>565</text:p>
          </table:table-cell>
          <table:table-cell office:value-type="float" office:value="527">
            <text:p>527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uriname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3562">
            <text:p>3562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uriname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1940">
            <text:p>1940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office:value-type="float" office:value="588">
            <text:p>588</text:p>
          </table:table-cell>
          <table:table-cell office:value-type="float" office:value="613">
            <text:p>613</text:p>
          </table:table-cell>
          <table:table-cell office:value-type="float" office:value="610">
            <text:p>610</text:p>
          </table:table-cell>
          <table:table-cell office:value-type="float" office:value="606">
            <text:p>606</text:p>
          </table:table-cell>
          <table:table-cell office:value-type="float" office:value="613">
            <text:p>613</text:p>
          </table:table-cell>
          <table:table-cell office:value-type="float" office:value="611">
            <text:p>611</text:p>
          </table:table-cell>
          <table:table-cell office:value-type="float" office:value="610">
            <text:p>610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office:value-type="float" office:value="594">
            <text:p>594</text:p>
          </table:table-cell>
          <table:table-cell office:value-type="float" office:value="589">
            <text:p>589</text:p>
          </table:table-cell>
          <table:table-cell office:value-type="float" office:value="591">
            <text:p>591</text:p>
          </table:table-cell>
          <table:table-cell office:value-type="float" office:value="595">
            <text:p>595</text:p>
          </table:table-cell>
          <table:table-cell office:value-type="float" office:value="587">
            <text:p>587</text:p>
          </table:table-cell>
          <table:table-cell office:value-type="float" office:value="589">
            <text:p>589</text:p>
          </table:table-cell>
          <table:table-cell office:value-type="float" office:value="591">
            <text:p>591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Thailand</text:p>
          </table:table-cell>
          <table:table-cell office:value-type="string">
            <text:p>male</text:p>
          </table:table-cell>
          <table:table-cell office:value-type="float" office:value="851">
            <text:p>851</text:p>
          </table:table-cell>
          <table:table-cell office:value-type="float" office:value="873">
            <text:p>873</text:p>
          </table:table-cell>
          <table:table-cell office:value-type="float" office:value="847">
            <text:p>847</text:p>
          </table:table-cell>
          <table:table-cell office:value-type="float" office:value="931">
            <text:p>931</text:p>
          </table:table-cell>
          <table:table-cell office:value-type="float" office:value="906">
            <text:p>906</text:p>
          </table:table-cell>
          <table:table-cell office:value-type="float" office:value="995">
            <text:p>995</text:p>
          </table:table-cell>
          <table:table-cell office:value-type="float" office:value="847">
            <text:p>847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Thailand</text:p>
          </table:table-cell>
          <table:table-cell office:value-type="string">
            <text:p>female</text:p>
          </table:table-cell>
          <table:table-cell table:number-columns-repeated="3" office:value-type="float" office:value="109">
            <text:p>109</text:p>
          </table:table-cell>
          <table:table-cell table:number-columns-repeated="2" office:value-type="float" office:value="129">
            <text:p>129</text:p>
          </table:table-cell>
          <table:table-cell office:value-type="float" office:value="141">
            <text:p>141</text:p>
          </table:table-cell>
          <table:table-cell office:value-type="float" office:value="109">
            <text:p>109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Kingdom</text:p>
          </table:table-cell>
          <table:table-cell office:value-type="string">
            <text:p>male</text:p>
          </table:table-cell>
          <table:table-cell office:value-type="float" office:value="15300">
            <text:p>15300</text:p>
          </table:table-cell>
          <table:table-cell office:value-type="float" office:value="15831">
            <text:p>15831</text:p>
          </table:table-cell>
          <table:table-cell office:value-type="float" office:value="16242">
            <text:p>16242</text:p>
          </table:table-cell>
          <table:table-cell office:value-type="float" office:value="16414">
            <text:p>16414</text:p>
          </table:table-cell>
          <table:table-cell office:value-type="float" office:value="16911">
            <text:p>16911</text:p>
          </table:table-cell>
          <table:table-cell office:value-type="float" office:value="17762">
            <text:p>17762</text:p>
          </table:table-cell>
          <table:table-cell office:value-type="float" office:value="16242">
            <text:p>16242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Kingdom</text:p>
          </table:table-cell>
          <table:table-cell office:value-type="string">
            <text:p>female</text:p>
          </table:table-cell>
          <table:table-cell office:value-type="float" office:value="8124">
            <text:p>8124</text:p>
          </table:table-cell>
          <table:table-cell office:value-type="float" office:value="8464">
            <text:p>8464</text:p>
          </table:table-cell>
          <table:table-cell office:value-type="float" office:value="8882">
            <text:p>8882</text:p>
          </table:table-cell>
          <table:table-cell office:value-type="float" office:value="9251">
            <text:p>9251</text:p>
          </table:table-cell>
          <table:table-cell office:value-type="float" office:value="9695">
            <text:p>9695</text:p>
          </table:table-cell>
          <table:table-cell office:value-type="float" office:value="9645">
            <text:p>9645</text:p>
          </table:table-cell>
          <table:table-cell office:value-type="float" office:value="8882">
            <text:p>8882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Kingdom: England &amp; Wales</text:p>
          </table:table-cell>
          <table:table-cell office:value-type="string">
            <text:p>male</text:p>
          </table:table-cell>
          <table:table-cell office:value-type="float" office:value="15197">
            <text:p>15197</text:p>
          </table:table-cell>
          <table:table-cell office:value-type="float" office:value="15716">
            <text:p>15716</text:p>
          </table:table-cell>
          <table:table-cell office:value-type="float" office:value="16125">
            <text:p>16125</text:p>
          </table:table-cell>
          <table:table-cell office:value-type="float" office:value="16295">
            <text:p>16295</text:p>
          </table:table-cell>
          <table:table-cell office:value-type="float" office:value="16652">
            <text:p>16652</text:p>
          </table:table-cell>
          <table:table-cell office:value-type="float" office:value="17498">
            <text:p>17498</text:p>
          </table:table-cell>
          <table:table-cell office:value-type="float" office:value="16125">
            <text:p>16125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Kingdom: England &amp; Wales</text:p>
          </table:table-cell>
          <table:table-cell office:value-type="string">
            <text:p>female</text:p>
          </table:table-cell>
          <table:table-cell office:value-type="float" office:value="8121">
            <text:p>8121</text:p>
          </table:table-cell>
          <table:table-cell office:value-type="float" office:value="8460">
            <text:p>8460</text:p>
          </table:table-cell>
          <table:table-cell office:value-type="float" office:value="8878">
            <text:p>8878</text:p>
          </table:table-cell>
          <table:table-cell office:value-type="float" office:value="9247">
            <text:p>9247</text:p>
          </table:table-cell>
          <table:table-cell office:value-type="float" office:value="9582">
            <text:p>9582</text:p>
          </table:table-cell>
          <table:table-cell office:value-type="float" office:value="9529">
            <text:p>9529</text:p>
          </table:table-cell>
          <table:table-cell office:value-type="float" office:value="8878">
            <text:p>8878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Kingdom: Northern Ireland</text:p>
          </table:table-cell>
          <table:table-cell office:value-type="string">
            <text:p>female</text:p>
          </table:table-cell>
          <table:table-cell table:number-columns-repeated="4"/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Kingdom: Northern Ireland</text:p>
          </table:table-cell>
          <table:table-cell office:value-type="string">
            <text:p>male</text:p>
          </table:table-cell>
          <table:table-cell table:number-columns-repeated="4"/>
          <table:table-cell office:value-type="float" office:value="140">
            <text:p>140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Kingdom: Scotland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Kingdom: Scotland</text:p>
          </table:table-cell>
          <table:table-cell office:value-type="string">
            <text:p>male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States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25125">
            <text:p>25125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nited States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617">
            <text:p>617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ruguay</text:p>
          </table:table-cell>
          <table:table-cell office:value-type="string">
            <text:p>female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Uruguay</text:p>
          </table:table-cell>
          <table:table-cell office:value-type="string">
            <text:p>male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35">
            <text:p>235</text:p>
          </table:table-cell>
          <table:table-cell office:value-type="float" office:value="212">
            <text:p>212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Zambia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Zambia</text:p>
          </table:table-cell>
          <table:table-cell office:value-type="string">
            <text:p>male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Zimbabwe</text:p>
          </table:table-cell>
          <table:table-cell office:value-type="string">
            <text:p>male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table:number-columns-repeated="1014"/>
        </table:table-row>
        <table:table-row table:style-name="ro1">
          <table:table-cell office:value-type="string">
            <text:p>judges - all</text:p>
          </table:table-cell>
          <table:table-cell office:value-type="string">
            <text:p>Zimbabwe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Cuba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3226">
            <text:p>3226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Cuba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1788">
            <text:p>1788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Cyprus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Cyprus</text:p>
          </table:table-cell>
          <table:table-cell office:value-type="string">
            <text:p>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Czech Republic</text:p>
          </table:table-cell>
          <table:table-cell office:value-type="string">
            <text:p>female</text:p>
          </table:table-cell>
          <table:table-cell table:number-columns-repeated="3"/>
          <table:table-cell table:number-columns-repeated="4" office:value-type="float" office:value="10914">
            <text:p>10914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Czech Republic</text:p>
          </table:table-cell>
          <table:table-cell office:value-type="string">
            <text:p>male</text:p>
          </table:table-cell>
          <table:table-cell table:number-columns-repeated="3"/>
          <table:table-cell table:number-columns-repeated="4" office:value-type="float" office:value="17978">
            <text:p>17978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46">
            <text:p>46</text:p>
          </table:table-cell>
          <table:table-cell table:number-columns-repeated="4"/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Honduras</text:p>
          </table:table-cell>
          <table:table-cell office:value-type="string">
            <text:p>female</text:p>
          </table:table-cell>
          <table:table-cell table:number-columns-repeated="2" office:value-type="float" office:value="32">
            <text:p>32</text:p>
          </table:table-cell>
          <table:table-cell table:number-columns-repeated="2"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Honduras</text:p>
          </table:table-cell>
          <table:table-cell office:value-type="string">
            <text:p>male</text:p>
          </table:table-cell>
          <table:table-cell table:number-columns-repeated="2" office:value-type="float" office:value="283">
            <text:p>283</text:p>
          </table:table-cell>
          <table:table-cell table:number-columns-repeated="2" office:value-type="float" office:value="280">
            <text:p>280</text:p>
          </table:table-cell>
          <table:table-cell office:value-type="float" office:value="286">
            <text:p>286</text:p>
          </table:table-cell>
          <table:table-cell office:value-type="float" office:value="284">
            <text:p>284</text:p>
          </table:table-cell>
          <table:table-cell office:value-type="float" office:value="280">
            <text:p>280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Ireland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Ireland</text:p>
          </table:table-cell>
          <table:table-cell office:value-type="string">
            <text:p>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New Zealand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895">
            <text:p>895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New Zealand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6566">
            <text:p>6566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/>
          <table:table-cell office:value-type="float" office:value="34537">
            <text:p>34537</text:p>
          </table:table-cell>
          <table:table-cell table:number-columns-repeated="4"/>
          <table:table-cell office:value-type="float" office:value="34537">
            <text:p>34537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/>
          <table:table-cell office:value-type="float" office:value="16145">
            <text:p>16145</text:p>
          </table:table-cell>
          <table:table-cell table:number-columns-repeated="4"/>
          <table:table-cell office:value-type="float" office:value="16145">
            <text:p>16145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Suriname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3226">
            <text:p>3226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Suriname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1788">
            <text:p>1788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office:value-type="float" office:value="565">
            <text:p>565</text:p>
          </table:table-cell>
          <table:table-cell office:value-type="float" office:value="560">
            <text:p>560</text:p>
          </table:table-cell>
          <table:table-cell office:value-type="float" office:value="561">
            <text:p>561</text:p>
          </table:table-cell>
          <table:table-cell office:value-type="float" office:value="563">
            <text:p>563</text:p>
          </table:table-cell>
          <table:table-cell office:value-type="float" office:value="555">
            <text:p>555</text:p>
          </table:table-cell>
          <table:table-cell office:value-type="float" office:value="558">
            <text:p>558</text:p>
          </table:table-cell>
          <table:table-cell office:value-type="float" office:value="561">
            <text:p>561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office:value-type="float" office:value="495">
            <text:p>495</text:p>
          </table:table-cell>
          <table:table-cell office:value-type="float" office:value="520">
            <text:p>520</text:p>
          </table:table-cell>
          <table:table-cell office:value-type="float" office:value="519">
            <text:p>519</text:p>
          </table:table-cell>
          <table:table-cell office:value-type="float" office:value="517">
            <text:p>517</text:p>
          </table:table-cell>
          <table:table-cell office:value-type="float" office:value="525">
            <text:p>525</text:p>
          </table:table-cell>
          <table:table-cell office:value-type="float" office:value="522">
            <text:p>522</text:p>
          </table:table-cell>
          <table:table-cell office:value-type="float" office:value="519">
            <text:p>519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Thailand</text:p>
          </table:table-cell>
          <table:table-cell office:value-type="string">
            <text:p>female</text:p>
          </table:table-cell>
          <table:table-cell table:number-columns-repeated="3" office:value-type="float" office:value="48">
            <text:p>48</text:p>
          </table:table-cell>
          <table:table-cell table:number-columns-repeated="2"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Thailand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61">
            <text:p>61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United Kingdom</text:p>
          </table:table-cell>
          <table:table-cell office:value-type="string">
            <text:p>female</text:p>
          </table:table-cell>
          <table:table-cell office:value-type="float" office:value="8096">
            <text:p>8096</text:p>
          </table:table-cell>
          <table:table-cell office:value-type="float" office:value="8434">
            <text:p>8434</text:p>
          </table:table-cell>
          <table:table-cell office:value-type="float" office:value="8850">
            <text:p>8850</text:p>
          </table:table-cell>
          <table:table-cell office:value-type="float" office:value="9217">
            <text:p>9217</text:p>
          </table:table-cell>
          <table:table-cell office:value-type="float" office:value="9652">
            <text:p>9652</text:p>
          </table:table-cell>
          <table:table-cell office:value-type="float" office:value="9594">
            <text:p>9594</text:p>
          </table:table-cell>
          <table:table-cell office:value-type="float" office:value="8850">
            <text:p>8850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United Kingdom</text:p>
          </table:table-cell>
          <table:table-cell office:value-type="string">
            <text:p>male</text:p>
          </table:table-cell>
          <table:table-cell office:value-type="float" office:value="13833">
            <text:p>13833</text:p>
          </table:table-cell>
          <table:table-cell office:value-type="float" office:value="14300">
            <text:p>14300</text:p>
          </table:table-cell>
          <table:table-cell office:value-type="float" office:value="14633">
            <text:p>14633</text:p>
          </table:table-cell>
          <table:table-cell office:value-type="float" office:value="14804">
            <text:p>14804</text:p>
          </table:table-cell>
          <table:table-cell office:value-type="float" office:value="15236">
            <text:p>15236</text:p>
          </table:table-cell>
          <table:table-cell office:value-type="float" office:value="16045">
            <text:p>16045</text:p>
          </table:table-cell>
          <table:table-cell office:value-type="float" office:value="14633">
            <text:p>14633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United Kingdom: England &amp; Wales</text:p>
          </table:table-cell>
          <table:table-cell office:value-type="string">
            <text:p>male</text:p>
          </table:table-cell>
          <table:table-cell office:value-type="float" office:value="13833">
            <text:p>13833</text:p>
          </table:table-cell>
          <table:table-cell office:value-type="float" office:value="14300">
            <text:p>14300</text:p>
          </table:table-cell>
          <table:table-cell office:value-type="float" office:value="14633">
            <text:p>14633</text:p>
          </table:table-cell>
          <table:table-cell office:value-type="float" office:value="14804">
            <text:p>14804</text:p>
          </table:table-cell>
          <table:table-cell office:value-type="float" office:value="15141">
            <text:p>15141</text:p>
          </table:table-cell>
          <table:table-cell office:value-type="float" office:value="15951">
            <text:p>15951</text:p>
          </table:table-cell>
          <table:table-cell office:value-type="float" office:value="14633">
            <text:p>14633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United Kingdom: England &amp; Wales</text:p>
          </table:table-cell>
          <table:table-cell office:value-type="string">
            <text:p>female</text:p>
          </table:table-cell>
          <table:table-cell office:value-type="float" office:value="8096">
            <text:p>8096</text:p>
          </table:table-cell>
          <table:table-cell office:value-type="float" office:value="8434">
            <text:p>8434</text:p>
          </table:table-cell>
          <table:table-cell office:value-type="float" office:value="8850">
            <text:p>8850</text:p>
          </table:table-cell>
          <table:table-cell office:value-type="float" office:value="9217">
            <text:p>9217</text:p>
          </table:table-cell>
          <table:table-cell office:value-type="float" office:value="9543">
            <text:p>9543</text:p>
          </table:table-cell>
          <table:table-cell office:value-type="float" office:value="9484">
            <text:p>9484</text:p>
          </table:table-cell>
          <table:table-cell office:value-type="float" office:value="8850">
            <text:p>8850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United Kingdom: Northern Ireland</text:p>
          </table:table-cell>
          <table:table-cell office:value-type="string">
            <text:p>female</text:p>
          </table:table-cell>
          <table:table-cell table:number-columns-repeated="4"/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09">
            <text:p>109</text:p>
          </table:table-cell>
          <table:table-cell table:number-columns-repeated="1014"/>
        </table:table-row>
        <table:table-row table:style-name="ro1">
          <table:table-cell office:value-type="string">
            <text:p>judges - lay</text:p>
          </table:table-cell>
          <table:table-cell office:value-type="string">
            <text:p>United Kingdom: Northern Ireland</text:p>
          </table:table-cell>
          <table:table-cell office:value-type="string">
            <text:p>male</text:p>
          </table:table-cell>
          <table:table-cell table:number-columns-repeated="4"/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Argentina</text:p>
          </table:table-cell>
          <table:table-cell office:value-type="string">
            <text:p>male</text:p>
          </table:table-cell>
          <table:table-cell office:value-type="float" office:value="72">
            <text:p>72</text:p>
          </table:table-cell>
          <table:table-cell table:number-columns-repeated="4"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Argentina</text:p>
          </table:table-cell>
          <table:table-cell office:value-type="string">
            <text:p>female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Bangladesh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Bangladesh</text:p>
          </table:table-cell>
          <table:table-cell office:value-type="string">
            <text:p>male</text:p>
          </table:table-cell>
          <table:table-cell table:number-columns-repeated="7" office:value-type="float" office:value="433">
            <text:p>433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Chile</text:p>
          </table:table-cell>
          <table:table-cell office:value-type="string">
            <text:p>female</text:p>
          </table:table-cell>
          <table:table-cell table:number-columns-repeated="2"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Chile</text:p>
          </table:table-cell>
          <table:table-cell office:value-type="string">
            <text:p>male</text:p>
          </table:table-cell>
          <table:table-cell table:number-columns-repeated="2" office:value-type="float" office:value="202">
            <text:p>202</text:p>
          </table:table-cell>
          <table:table-cell office:value-type="float" office:value="216">
            <text:p>216</text:p>
          </table:table-cell>
          <table:table-cell office:value-type="float" office:value="213">
            <text:p>213</text:p>
          </table:table-cell>
          <table:table-cell table:number-columns-repeated="2" office:value-type="float" office:value="219">
            <text:p>219</text:p>
          </table:table-cell>
          <table:table-cell office:value-type="float" office:value="216">
            <text:p>216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Cuba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336">
            <text:p>336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Cuba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152">
            <text:p>152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Cyprus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Cyprus</text:p>
          </table:table-cell>
          <table:table-cell office:value-type="string">
            <text:p>male</text:p>
          </table:table-cell>
          <table:table-cell table:number-columns-repeated="2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Czech Republic</text:p>
          </table:table-cell>
          <table:table-cell office:value-type="string">
            <text:p>female</text:p>
          </table:table-cell>
          <table:table-cell office:value-type="float" office:value="643">
            <text:p>643</text:p>
          </table:table-cell>
          <table:table-cell office:value-type="float" office:value="673">
            <text:p>673</text:p>
          </table:table-cell>
          <table:table-cell office:value-type="float" office:value="726">
            <text:p>726</text:p>
          </table:table-cell>
          <table:table-cell office:value-type="float" office:value="763">
            <text:p>763</text:p>
          </table:table-cell>
          <table:table-cell office:value-type="float" office:value="830">
            <text:p>830</text:p>
          </table:table-cell>
          <table:table-cell office:value-type="float" office:value="920">
            <text:p>920</text:p>
          </table:table-cell>
          <table:table-cell office:value-type="float" office:value="726">
            <text:p>726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Czech Republic</text:p>
          </table:table-cell>
          <table:table-cell office:value-type="string">
            <text:p>male</text:p>
          </table:table-cell>
          <table:table-cell office:value-type="float" office:value="1069">
            <text:p>1069</text:p>
          </table:table-cell>
          <table:table-cell office:value-type="float" office:value="1111">
            <text:p>1111</text:p>
          </table:table-cell>
          <table:table-cell office:value-type="float" office:value="1116">
            <text:p>1116</text:p>
          </table:table-cell>
          <table:table-cell office:value-type="float" office:value="1124">
            <text:p>1124</text:p>
          </table:table-cell>
          <table:table-cell office:value-type="float" office:value="1112">
            <text:p>1112</text:p>
          </table:table-cell>
          <table:table-cell office:value-type="float" office:value="1055">
            <text:p>1055</text:p>
          </table:table-cell>
          <table:table-cell office:value-type="float" office:value="1116">
            <text:p>1116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table:number-columns-repeated="4"/>
          <table:table-cell office:value-type="float" office:value="91">
            <text:p>91</text:p>
          </table:table-cell>
          <table:table-cell office:value-type="float" office:value="42">
            <text:p>42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525">
            <text:p>525</text:p>
          </table:table-cell>
          <table:table-cell table:number-columns-repeated="4"/>
          <table:table-cell office:value-type="float" office:value="616">
            <text:p>616</text:p>
          </table:table-cell>
          <table:table-cell office:value-type="float" office:value="525">
            <text:p>525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Germany, Federal Rep Of</text:p>
          </table:table-cell>
          <table:table-cell office:value-type="string">
            <text:p>male</text:p>
          </table:table-cell>
          <table:table-cell office:value-type="float" office:value="12557">
            <text:p>12557</text:p>
          </table:table-cell>
          <table:table-cell/>
          <table:table-cell office:value-type="float" office:value="13086">
            <text:p>13086</text:p>
          </table:table-cell>
          <table:table-cell/>
          <table:table-cell office:value-type="float" office:value="13632">
            <text:p>13632</text:p>
          </table:table-cell>
          <table:table-cell office:value-type="float" office:value="14394">
            <text:p>14394</text:p>
          </table:table-cell>
          <table:table-cell office:value-type="float" office:value="13086">
            <text:p>13086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Germany, Federal Rep Of</text:p>
          </table:table-cell>
          <table:table-cell office:value-type="string">
            <text:p>female</text:p>
          </table:table-cell>
          <table:table-cell office:value-type="float" office:value="1497">
            <text:p>1497</text:p>
          </table:table-cell>
          <table:table-cell/>
          <table:table-cell office:value-type="float" office:value="1679">
            <text:p>1679</text:p>
          </table:table-cell>
          <table:table-cell/>
          <table:table-cell office:value-type="float" office:value="1900">
            <text:p>1900</text:p>
          </table:table-cell>
          <table:table-cell office:value-type="float" office:value="2263">
            <text:p>2263</text:p>
          </table:table-cell>
          <table:table-cell office:value-type="float" office:value="1679">
            <text:p>1679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table:number-columns-repeated="2" office:value-type="float" office:value="868">
            <text:p>868</text:p>
          </table:table-cell>
          <table:table-cell table:number-columns-repeated="2" office:value-type="float" office:value="865">
            <text:p>865</text:p>
          </table:table-cell>
          <table:table-cell office:value-type="float" office:value="912">
            <text:p>912</text:p>
          </table:table-cell>
          <table:table-cell office:value-type="float" office:value="986">
            <text:p>986</text:p>
          </table:table-cell>
          <table:table-cell office:value-type="float" office:value="865">
            <text:p>865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table:number-columns-repeated="2"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table:number-columns-repeated="2" office:value-type="float" office:value="102">
            <text:p>102</text:p>
          </table:table-cell>
          <table:table-cell office:value-type="float" office:value="58">
            <text:p>58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Honduras</text:p>
          </table:table-cell>
          <table:table-cell office:value-type="string">
            <text:p>male</text:p>
          </table:table-cell>
          <table:table-cell table:number-columns-repeated="3"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78">
            <text:p>78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Honduras</text:p>
          </table:table-cell>
          <table:table-cell office:value-type="string">
            <text:p>femal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Indonesia</text:p>
          </table:table-cell>
          <table:table-cell office:value-type="string">
            <text:p>male</text:p>
          </table:table-cell>
          <table:table-cell office:value-type="float" office:value="1820">
            <text:p>1820</text:p>
          </table:table-cell>
          <table:table-cell office:value-type="float" office:value="1845">
            <text:p>1845</text:p>
          </table:table-cell>
          <table:table-cell office:value-type="float" office:value="1842">
            <text:p>1842</text:p>
          </table:table-cell>
          <table:table-cell office:value-type="float" office:value="1830">
            <text:p>1830</text:p>
          </table:table-cell>
          <table:table-cell office:value-type="float" office:value="1816">
            <text:p>1816</text:p>
          </table:table-cell>
          <table:table-cell office:value-type="float" office:value="1846">
            <text:p>1846</text:p>
          </table:table-cell>
          <table:table-cell office:value-type="float" office:value="1842">
            <text:p>1842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Indonesia</text:p>
          </table:table-cell>
          <table:table-cell office:value-type="string">
            <text:p>female</text:p>
          </table:table-cell>
          <table:table-cell office:value-type="float" office:value="298">
            <text:p>298</text:p>
          </table:table-cell>
          <table:table-cell office:value-type="float" office:value="319">
            <text:p>319</text:p>
          </table:table-cell>
          <table:table-cell office:value-type="float" office:value="315">
            <text:p>315</text:p>
          </table:table-cell>
          <table:table-cell office:value-type="float" office:value="320">
            <text:p>320</text:p>
          </table:table-cell>
          <table:table-cell office:value-type="float" office:value="316">
            <text:p>316</text:p>
          </table:table-cell>
          <table:table-cell office:value-type="float" office:value="312">
            <text:p>312</text:p>
          </table:table-cell>
          <table:table-cell office:value-type="float" office:value="315">
            <text:p>315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Ireland</text:p>
          </table:table-cell>
          <table:table-cell office:value-type="string">
            <text:p>male</text:p>
          </table:table-cell>
          <table:table-cell table:number-columns-repeated="3" office:value-type="float" office:value="67">
            <text:p>67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Ireland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Israel</text:p>
          </table:table-cell>
          <table:table-cell office:value-type="string">
            <text:p>male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211">
            <text:p>211</text:p>
          </table:table-cell>
          <table:table-cell office:value-type="float" office:value="191">
            <text:p>191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Israel</text:p>
          </table:table-cell>
          <table:table-cell office:value-type="string">
            <text:p>femal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2" office:value-type="float" office:value="25">
            <text:p>25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480">
            <text:p>480</text:p>
          </table:table-cell>
          <table:table-cell office:value-type="float" office:value="466">
            <text:p>466</text:p>
          </table:table-cell>
          <table:table-cell office:value-type="float" office:value="462">
            <text:p>462</text:p>
          </table:table-cell>
          <table:table-cell office:value-type="float" office:value="451">
            <text:p>451</text:p>
          </table:table-cell>
          <table:table-cell office:value-type="float" office:value="440">
            <text:p>440</text:p>
          </table:table-cell>
          <table:table-cell office:value-type="float" office:value="453">
            <text:p>453</text:p>
          </table:table-cell>
          <table:table-cell office:value-type="float" office:value="462">
            <text:p>462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table:number-columns-repeated="2"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2640">
            <text:p>2640</text:p>
          </table:table-cell>
          <table:table-cell office:value-type="float" office:value="2647">
            <text:p>2647</text:p>
          </table:table-cell>
          <table:table-cell office:value-type="float" office:value="2659">
            <text:p>2659</text:p>
          </table:table-cell>
          <table:table-cell table:number-columns-repeated="2" office:value-type="float" office:value="2660">
            <text:p>2660</text:p>
          </table:table-cell>
          <table:table-cell office:value-type="float" office:value="2673">
            <text:p>2673</text:p>
          </table:table-cell>
          <table:table-cell office:value-type="float" office:value="2659">
            <text:p>2659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Madagascar</text:p>
          </table:table-cell>
          <table:table-cell office:value-type="string">
            <text:p>male</text:p>
          </table:table-cell>
          <table:table-cell office:value-type="float" office:value="70">
            <text:p>70</text:p>
          </table:table-cell>
          <table:table-cell table:number-columns-repeated="2" office:value-type="float" office:value="77">
            <text:p>77</text:p>
          </table:table-cell>
          <table:table-cell table:number-columns-repeated="2"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77">
            <text:p>77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Madagascar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table:number-columns-repeated="2"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54">
            <text:p>54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Mauritius</text:p>
          </table:table-cell>
          <table:table-cell office:value-type="string">
            <text:p>female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Mauritius</text:p>
          </table:table-cell>
          <table:table-cell office:value-type="string">
            <text:p>male</text:p>
          </table:table-cell>
          <table:table-cell table:number-columns-repeated="2"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office:value-type="float" office:value="117">
            <text:p>117</text:p>
          </table:table-cell>
          <table:table-cell office:value-type="float" office:value="114">
            <text:p>114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table:number-columns-repeated="2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New Zealand</text:p>
          </table:table-cell>
          <table:table-cell office:value-type="string">
            <text:p>female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New Zealand</text:p>
          </table:table-cell>
          <table:table-cell office:value-type="string">
            <text:p>male</text:p>
          </table:table-cell>
          <table:table-cell table:number-columns-repeated="4"/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91">
            <text:p>91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 office:value-type="float" office:value="7516">
            <text:p>7516</text:p>
          </table:table-cell>
          <table:table-cell office:value-type="float" office:value="7337">
            <text:p>7337</text:p>
          </table:table-cell>
          <table:table-cell office:value-type="float" office:value="7258">
            <text:p>7258</text:p>
          </table:table-cell>
          <table:table-cell office:value-type="float" office:value="7264">
            <text:p>7264</text:p>
          </table:table-cell>
          <table:table-cell table:number-columns-repeated="2" office:value-type="float" office:value="7281">
            <text:p>7281</text:p>
          </table:table-cell>
          <table:table-cell office:value-type="float" office:value="7258">
            <text:p>7258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 office:value-type="float" office:value="3538">
            <text:p>3538</text:p>
          </table:table-cell>
          <table:table-cell office:value-type="float" office:value="3453">
            <text:p>3453</text:p>
          </table:table-cell>
          <table:table-cell office:value-type="float" office:value="3415">
            <text:p>3415</text:p>
          </table:table-cell>
          <table:table-cell office:value-type="float" office:value="3417">
            <text:p>3417</text:p>
          </table:table-cell>
          <table:table-cell office:value-type="float" office:value="3418">
            <text:p>3418</text:p>
          </table:table-cell>
          <table:table-cell office:value-type="float" office:value="3427">
            <text:p>3427</text:p>
          </table:table-cell>
          <table:table-cell office:value-type="float" office:value="3415">
            <text:p>3415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office:value-type="float" office:value="165">
            <text:p>165</text:p>
          </table:table-cell>
          <table:table-cell office:value-type="float" office:value="187">
            <text:p>187</text:p>
          </table:table-cell>
          <table:table-cell office:value-type="float" office:value="194">
            <text:p>194</text:p>
          </table:table-cell>
          <table:table-cell office:value-type="float" office:value="250">
            <text:p>250</text:p>
          </table:table-cell>
          <table:table-cell office:value-type="float" office:value="257">
            <text:p>257</text:p>
          </table:table-cell>
          <table:table-cell office:value-type="float" office:value="271">
            <text:p>271</text:p>
          </table:table-cell>
          <table:table-cell office:value-type="float" office:value="194">
            <text:p>194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Qatar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Qatar</text:p>
          </table:table-cell>
          <table:table-cell office:value-type="string">
            <text:p>male</text:p>
          </table:table-cell>
          <table:table-cell office:value-type="float" office:value="5">
            <text:p>5</text:p>
          </table:table-cell>
          <table:table-cell table:number-columns-repeated="3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aint Lucia</text:p>
          </table:table-cell>
          <table:table-cell office:value-type="string">
            <text:p>male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aint Lucia</text:p>
          </table:table-cell>
          <table:table-cell office:value-type="string">
            <text:p>femal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enegal</text:p>
          </table:table-cell>
          <table:table-cell office:value-type="string">
            <text:p>mal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5"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enegal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ingapore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ingapore</text:p>
          </table:table-cell>
          <table:table-cell office:value-type="string">
            <text:p>male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outh Korea</text:p>
          </table:table-cell>
          <table:table-cell office:value-type="string">
            <text:p>male</text:p>
          </table:table-cell>
          <table:table-cell table:number-columns-repeated="2" office:value-type="float" office:value="501">
            <text:p>501</text:p>
          </table:table-cell>
          <table:table-cell office:value-type="float" office:value="527">
            <text:p>527</text:p>
          </table:table-cell>
          <table:table-cell office:value-type="float" office:value="524">
            <text:p>524</text:p>
          </table:table-cell>
          <table:table-cell office:value-type="float" office:value="539">
            <text:p>539</text:p>
          </table:table-cell>
          <table:table-cell office:value-type="float" office:value="565">
            <text:p>565</text:p>
          </table:table-cell>
          <table:table-cell office:value-type="float" office:value="527">
            <text:p>527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outh Korea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uriname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336">
            <text:p>336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uriname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152">
            <text:p>152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table:number-columns-repeated="2"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table:number-columns-repeated="2"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Thailand</text:p>
          </table:table-cell>
          <table:table-cell office:value-type="string">
            <text:p>male</text:p>
          </table:table-cell>
          <table:table-cell office:value-type="float" office:value="829">
            <text:p>829</text:p>
          </table:table-cell>
          <table:table-cell office:value-type="float" office:value="850">
            <text:p>850</text:p>
          </table:table-cell>
          <table:table-cell office:value-type="float" office:value="824">
            <text:p>824</text:p>
          </table:table-cell>
          <table:table-cell office:value-type="float" office:value="910">
            <text:p>910</text:p>
          </table:table-cell>
          <table:table-cell office:value-type="float" office:value="885">
            <text:p>885</text:p>
          </table:table-cell>
          <table:table-cell office:value-type="float" office:value="934">
            <text:p>934</text:p>
          </table:table-cell>
          <table:table-cell office:value-type="float" office:value="824">
            <text:p>824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Thailand</text:p>
          </table:table-cell>
          <table:table-cell office:value-type="string">
            <text:p>female</text:p>
          </table:table-cell>
          <table:table-cell table:number-columns-repeated="3" office:value-type="float" office:value="61">
            <text:p>61</text:p>
          </table:table-cell>
          <table:table-cell table:number-columns-repeated="2" office:value-type="float" office:value="75">
            <text:p>75</text:p>
          </table:table-cell>
          <table:table-cell office:value-type="float" office:value="82">
            <text:p>82</text:p>
          </table:table-cell>
          <table:table-cell office:value-type="float" office:value="61">
            <text:p>61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Kingdom</text:p>
          </table:table-cell>
          <table:table-cell office:value-type="string">
            <text:p>male</text:p>
          </table:table-cell>
          <table:table-cell office:value-type="float" office:value="1467">
            <text:p>1467</text:p>
          </table:table-cell>
          <table:table-cell office:value-type="float" office:value="1531">
            <text:p>1531</text:p>
          </table:table-cell>
          <table:table-cell office:value-type="float" office:value="1609">
            <text:p>1609</text:p>
          </table:table-cell>
          <table:table-cell office:value-type="float" office:value="1610">
            <text:p>1610</text:p>
          </table:table-cell>
          <table:table-cell office:value-type="float" office:value="1675">
            <text:p>1675</text:p>
          </table:table-cell>
          <table:table-cell office:value-type="float" office:value="1717">
            <text:p>1717</text:p>
          </table:table-cell>
          <table:table-cell office:value-type="float" office:value="1609">
            <text:p>1609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Kingdom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Kingdom: England &amp; Wales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Kingdom: England &amp; Wales</text:p>
          </table:table-cell>
          <table:table-cell office:value-type="string">
            <text:p>male</text:p>
          </table:table-cell>
          <table:table-cell office:value-type="float" office:value="1364">
            <text:p>1364</text:p>
          </table:table-cell>
          <table:table-cell office:value-type="float" office:value="1416">
            <text:p>1416</text:p>
          </table:table-cell>
          <table:table-cell office:value-type="float" office:value="1492">
            <text:p>1492</text:p>
          </table:table-cell>
          <table:table-cell office:value-type="float" office:value="1491">
            <text:p>1491</text:p>
          </table:table-cell>
          <table:table-cell office:value-type="float" office:value="1511">
            <text:p>1511</text:p>
          </table:table-cell>
          <table:table-cell office:value-type="float" office:value="1547">
            <text:p>1547</text:p>
          </table:table-cell>
          <table:table-cell office:value-type="float" office:value="1492">
            <text:p>1492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Kingdom: Northern Ireland</text:p>
          </table:table-cell>
          <table:table-cell office:value-type="string">
            <text:p>female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Kingdom: Northern Ireland</text:p>
          </table:table-cell>
          <table:table-cell office:value-type="string">
            <text:p>male</text:p>
          </table:table-cell>
          <table:table-cell table:number-columns-repeated="4"/>
          <table:table-cell table:number-columns-repeated="3"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Kingdom: Scotland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Kingdom: Scotland</text:p>
          </table:table-cell>
          <table:table-cell office:value-type="string">
            <text:p>male</text:p>
          </table:table-cell>
          <table:table-cell office:value-type="float" office:value="103">
            <text:p>103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19">
            <text:p>119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States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25125">
            <text:p>25125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nited States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617">
            <text:p>617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ruguay</text:p>
          </table:table-cell>
          <table:table-cell office:value-type="string">
            <text:p>female</text:p>
          </table:table-cell>
          <table:table-cell office:value-type="float" office:value="77">
            <text:p>77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103">
            <text:p>103</text:p>
          </table:table-cell>
          <table:table-cell office:value-type="float" office:value="79">
            <text:p>79</text:p>
          </table:table-cell>
          <table:table-cell office:value-type="float" office:value="95">
            <text:p>95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Uruguay</text:p>
          </table:table-cell>
          <table:table-cell office:value-type="string">
            <text:p>male</text:p>
          </table:table-cell>
          <table:table-cell office:value-type="float" office:value="230">
            <text:p>230</text:p>
          </table:table-cell>
          <table:table-cell office:value-type="float" office:value="224">
            <text:p>224</text:p>
          </table:table-cell>
          <table:table-cell office:value-type="float" office:value="212">
            <text:p>212</text:p>
          </table:table-cell>
          <table:table-cell table:number-columns-repeated="2" office:value-type="float" office:value="210">
            <text:p>210</text:p>
          </table:table-cell>
          <table:table-cell office:value-type="float" office:value="235">
            <text:p>235</text:p>
          </table:table-cell>
          <table:table-cell office:value-type="float" office:value="212">
            <text:p>212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Zambia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Zambia</text:p>
          </table:table-cell>
          <table:table-cell office:value-type="string">
            <text:p>male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Zimbabwe</text:p>
          </table:table-cell>
          <table:table-cell office:value-type="string">
            <text:p>male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table:number-columns-repeated="1014"/>
        </table:table-row>
        <table:table-row table:style-name="ro1">
          <table:table-cell office:value-type="string">
            <text:p>judges - professional</text:p>
          </table:table-cell>
          <table:table-cell office:value-type="string">
            <text:p>Zimbabwe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Austria</text:p>
          </table:table-cell>
          <table:table-cell office:value-type="string">
            <text:p>male</text:p>
          </table:table-cell>
          <table:table-cell office:value-type="float" office:value="9535">
            <text:p>9535</text:p>
          </table:table-cell>
          <table:table-cell office:value-type="float" office:value="9439">
            <text:p>9439</text:p>
          </table:table-cell>
          <table:table-cell office:value-type="float" office:value="9408">
            <text:p>9408</text:p>
          </table:table-cell>
          <table:table-cell office:value-type="float" office:value="9522">
            <text:p>9522</text:p>
          </table:table-cell>
          <table:table-cell office:value-type="float" office:value="9467">
            <text:p>9467</text:p>
          </table:table-cell>
          <table:table-cell office:value-type="float" office:value="9527">
            <text:p>9527</text:p>
          </table:table-cell>
          <table:table-cell office:value-type="float" office:value="9408">
            <text:p>9408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Austria</text:p>
          </table:table-cell>
          <table:table-cell office:value-type="string">
            <text:p>female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Bahamas</text:p>
          </table:table-cell>
          <table:table-cell office:value-type="string">
            <text:p>male</text:p>
          </table:table-cell>
          <table:table-cell office:value-type="float" office:value="1094">
            <text:p>1094</text:p>
          </table:table-cell>
          <table:table-cell office:value-type="float" office:value="1161">
            <text:p>1161</text:p>
          </table:table-cell>
          <table:table-cell office:value-type="float" office:value="1119">
            <text:p>1119</text:p>
          </table:table-cell>
          <table:table-cell office:value-type="float" office:value="1165">
            <text:p>1165</text:p>
          </table:table-cell>
          <table:table-cell office:value-type="float" office:value="1155">
            <text:p>1155</text:p>
          </table:table-cell>
          <table:table-cell office:value-type="float" office:value="1176">
            <text:p>1176</text:p>
          </table:table-cell>
          <table:table-cell office:value-type="float" office:value="1119">
            <text:p>1119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Bahamas</text:p>
          </table:table-cell>
          <table:table-cell office:value-type="string">
            <text:p>female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table:number-columns-repeated="2" office:value-type="float" office:value="84">
            <text:p>84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Bangladesh</text:p>
          </table:table-cell>
          <table:table-cell office:value-type="string">
            <text:p>female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96">
            <text:p>196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Bangladesh</text:p>
          </table:table-cell>
          <table:table-cell office:value-type="string">
            <text:p>male</text:p>
          </table:table-cell>
          <table:table-cell table:number-columns-repeated="2" office:value-type="float" office:value="58997">
            <text:p>58997</text:p>
          </table:table-cell>
          <table:table-cell office:value-type="float" office:value="60021">
            <text:p>60021</text:p>
          </table:table-cell>
          <table:table-cell office:value-type="float" office:value="61368">
            <text:p>61368</text:p>
          </table:table-cell>
          <table:table-cell office:value-type="float" office:value="63675">
            <text:p>63675</text:p>
          </table:table-cell>
          <table:table-cell office:value-type="float" office:value="67673">
            <text:p>67673</text:p>
          </table:table-cell>
          <table:table-cell office:value-type="float" office:value="60021">
            <text:p>60021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Barbados</text:p>
          </table:table-cell>
          <table:table-cell office:value-type="string">
            <text:p>male</text:p>
          </table:table-cell>
          <table:table-cell office:value-type="float" office:value="116685">
            <text:p>116685</text:p>
          </table:table-cell>
          <table:table-cell office:value-type="float" office:value="117013">
            <text:p>117013</text:p>
          </table:table-cell>
          <table:table-cell office:value-type="float" office:value="117494">
            <text:p>117494</text:p>
          </table:table-cell>
          <table:table-cell office:value-type="float" office:value="118015">
            <text:p>118015</text:p>
          </table:table-cell>
          <table:table-cell office:value-type="float" office:value="118433">
            <text:p>118433</text:p>
          </table:table-cell>
          <table:table-cell office:value-type="float" office:value="118816">
            <text:p>118816</text:p>
          </table:table-cell>
          <table:table-cell office:value-type="float" office:value="117494">
            <text:p>117494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Barbados</text:p>
          </table:table-cell>
          <table:table-cell office:value-type="string">
            <text:p>female</text:p>
          </table:table-cell>
          <table:table-cell office:value-type="float" office:value="129454">
            <text:p>129454</text:p>
          </table:table-cell>
          <table:table-cell office:value-type="float" office:value="129728">
            <text:p>129728</text:p>
          </table:table-cell>
          <table:table-cell office:value-type="float" office:value="130317">
            <text:p>130317</text:p>
          </table:table-cell>
          <table:table-cell office:value-type="float" office:value="130230">
            <text:p>130230</text:p>
          </table:table-cell>
          <table:table-cell office:value-type="float" office:value="130400">
            <text:p>130400</text:p>
          </table:table-cell>
          <table:table-cell office:value-type="float" office:value="130608">
            <text:p>130608</text:p>
          </table:table-cell>
          <table:table-cell office:value-type="float" office:value="130317">
            <text:p>130317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Belize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Belize</text:p>
          </table:table-cell>
          <table:table-cell office:value-type="string">
            <text:p>male</text:p>
          </table:table-cell>
          <table:table-cell office:value-type="float" office:value="624">
            <text:p>624</text:p>
          </table:table-cell>
          <table:table-cell office:value-type="float" office:value="646">
            <text:p>646</text:p>
          </table:table-cell>
          <table:table-cell office:value-type="float" office:value="599">
            <text:p>599</text:p>
          </table:table-cell>
          <table:table-cell office:value-type="float" office:value="488">
            <text:p>488</text:p>
          </table:table-cell>
          <table:table-cell office:value-type="float" office:value="475">
            <text:p>475</text:p>
          </table:table-cell>
          <table:table-cell office:value-type="float" office:value="472">
            <text:p>472</text:p>
          </table:table-cell>
          <table:table-cell office:value-type="float" office:value="599">
            <text:p>599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Canada</text:p>
          </table:table-cell>
          <table:table-cell office:value-type="string">
            <text:p>male</text:p>
          </table:table-cell>
          <table:table-cell office:value-type="float" office:value="54404">
            <text:p>54404</text:p>
          </table:table-cell>
          <table:table-cell office:value-type="float" office:value="55449">
            <text:p>55449</text:p>
          </table:table-cell>
          <table:table-cell office:value-type="float" office:value="56587">
            <text:p>56587</text:p>
          </table:table-cell>
          <table:table-cell office:value-type="float" office:value="56356">
            <text:p>56356</text:p>
          </table:table-cell>
          <table:table-cell office:value-type="float" office:value="56117">
            <text:p>56117</text:p>
          </table:table-cell>
          <table:table-cell office:value-type="float" office:value="56985">
            <text:p>56985</text:p>
          </table:table-cell>
          <table:table-cell office:value-type="float" office:value="56587">
            <text:p>56587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Canada</text:p>
          </table:table-cell>
          <table:table-cell office:value-type="string">
            <text:p>female</text:p>
          </table:table-cell>
          <table:table-cell office:value-type="float" office:value="7721">
            <text:p>7721</text:p>
          </table:table-cell>
          <table:table-cell office:value-type="float" office:value="8226">
            <text:p>8226</text:p>
          </table:table-cell>
          <table:table-cell office:value-type="float" office:value="8450">
            <text:p>8450</text:p>
          </table:table-cell>
          <table:table-cell office:value-type="float" office:value="9191">
            <text:p>9191</text:p>
          </table:table-cell>
          <table:table-cell office:value-type="float" office:value="9116">
            <text:p>9116</text:p>
          </table:table-cell>
          <table:table-cell office:value-type="float" office:value="9702">
            <text:p>9702</text:p>
          </table:table-cell>
          <table:table-cell office:value-type="float" office:value="8450">
            <text:p>8450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Cyprus</text:p>
          </table:table-cell>
          <table:table-cell office:value-type="string">
            <text:p>male</text:p>
          </table:table-cell>
          <table:table-cell office:value-type="float" office:value="3356">
            <text:p>3356</text:p>
          </table:table-cell>
          <table:table-cell office:value-type="float" office:value="3255">
            <text:p>3255</text:p>
          </table:table-cell>
          <table:table-cell office:value-type="float" office:value="3187">
            <text:p>3187</text:p>
          </table:table-cell>
          <table:table-cell office:value-type="float" office:value="3306">
            <text:p>3306</text:p>
          </table:table-cell>
          <table:table-cell office:value-type="float" office:value="3341">
            <text:p>3341</text:p>
          </table:table-cell>
          <table:table-cell office:value-type="float" office:value="3367">
            <text:p>3367</text:p>
          </table:table-cell>
          <table:table-cell office:value-type="float" office:value="3187">
            <text:p>3187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Cyprus</text:p>
          </table:table-cell>
          <table:table-cell office:value-type="string">
            <text:p>female</text:p>
          </table:table-cell>
          <table:table-cell office:value-type="float" office:value="280">
            <text:p>280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3">
            <text:p>243</text:p>
          </table:table-cell>
          <table:table-cell office:value-type="float" office:value="232">
            <text:p>232</text:p>
          </table:table-cell>
          <table:table-cell office:value-type="float" office:value="235">
            <text:p>235</text:p>
          </table:table-cell>
          <table:table-cell office:value-type="float" office:value="244">
            <text:p>244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office:value-type="float" office:value="34411">
            <text:p>34411</text:p>
          </table:table-cell>
          <table:table-cell office:value-type="float" office:value="35856">
            <text:p>35856</text:p>
          </table:table-cell>
          <table:table-cell office:value-type="float" office:value="35968">
            <text:p>35968</text:p>
          </table:table-cell>
          <table:table-cell office:value-type="float" office:value="35189">
            <text:p>35189</text:p>
          </table:table-cell>
          <table:table-cell office:value-type="float" office:value="34675">
            <text:p>34675</text:p>
          </table:table-cell>
          <table:table-cell office:value-type="float" office:value="34577">
            <text:p>34577</text:p>
          </table:table-cell>
          <table:table-cell office:value-type="float" office:value="35968">
            <text:p>35968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office:value-type="float" office:value="108">
            <text:p>108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552">
            <text:p>552</text:p>
          </table:table-cell>
          <table:table-cell office:value-type="float" office:value="719">
            <text:p>719</text:p>
          </table:table-cell>
          <table:table-cell office:value-type="float" office:value="1018">
            <text:p>1018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Ireland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135">
            <text:p>135</text:p>
          </table:table-cell>
          <table:table-cell office:value-type="float" office:value="35">
            <text:p>35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Ireland</text:p>
          </table:table-cell>
          <table:table-cell office:value-type="string">
            <text:p>male</text:p>
          </table:table-cell>
          <table:table-cell office:value-type="float" office:value="8185">
            <text:p>8185</text:p>
          </table:table-cell>
          <table:table-cell office:value-type="float" office:value="8430">
            <text:p>8430</text:p>
          </table:table-cell>
          <table:table-cell office:value-type="float" office:value="8794">
            <text:p>8794</text:p>
          </table:table-cell>
          <table:table-cell office:value-type="float" office:value="9330">
            <text:p>9330</text:p>
          </table:table-cell>
          <table:table-cell office:value-type="float" office:value="9472">
            <text:p>9472</text:p>
          </table:table-cell>
          <table:table-cell office:value-type="float" office:value="9747">
            <text:p>9747</text:p>
          </table:table-cell>
          <table:table-cell office:value-type="float" office:value="8794">
            <text:p>8794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481">
            <text:p>481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74000">
            <text:p>74000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Nepal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Pakistan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113422">
            <text:p>113422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Pakistan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419">
            <text:p>419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table:number-columns-repeated="2"/>
          <table:table-cell office:value-type="float" office:value="813">
            <text:p>813</text:p>
          </table:table-cell>
          <table:table-cell table:number-columns-repeated="3"/>
          <table:table-cell office:value-type="float" office:value="813">
            <text:p>813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103">
            <text:p>103</text:p>
          </table:table-cell>
          <table:table-cell table:number-columns-repeated="3"/>
          <table:table-cell office:value-type="float" office:value="103">
            <text:p>103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Qatar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Qatar</text:p>
          </table:table-cell>
          <table:table-cell office:value-type="string">
            <text:p>male</text:p>
          </table:table-cell>
          <table:table-cell office:value-type="float" office:value="2562">
            <text:p>2562</text:p>
          </table:table-cell>
          <table:table-cell office:value-type="float" office:value="3026">
            <text:p>3026</text:p>
          </table:table-cell>
          <table:table-cell office:value-type="float" office:value="4326">
            <text:p>4326</text:p>
          </table:table-cell>
          <table:table-cell office:value-type="float" office:value="5006">
            <text:p>5006</text:p>
          </table:table-cell>
          <table:table-cell office:value-type="float" office:value="5527">
            <text:p>5527</text:p>
          </table:table-cell>
          <table:table-cell office:value-type="float" office:value="6186">
            <text:p>6186</text:p>
          </table:table-cell>
          <table:table-cell office:value-type="float" office:value="4326">
            <text:p>4326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Senegal</text:p>
          </table:table-cell>
          <table:table-cell office:value-type="string">
            <text:p>female</text:p>
          </table:table-cell>
          <table:table-cell/>
          <table:table-cell table:number-columns-repeated="6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Senegal</text:p>
          </table:table-cell>
          <table:table-cell office:value-type="string">
            <text:p>male</text:p>
          </table:table-cell>
          <table:table-cell/>
          <table:table-cell office:value-type="float" office:value="4531">
            <text:p>4531</text:p>
          </table:table-cell>
          <table:table-cell office:value-type="float" office:value="5280">
            <text:p>5280</text:p>
          </table:table-cell>
          <table:table-cell office:value-type="float" office:value="5635">
            <text:p>5635</text:p>
          </table:table-cell>
          <table:table-cell office:value-type="float" office:value="5675">
            <text:p>5675</text:p>
          </table:table-cell>
          <table:table-cell office:value-type="float" office:value="6164">
            <text:p>6164</text:p>
          </table:table-cell>
          <table:table-cell office:value-type="float" office:value="5280">
            <text:p>5280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South Africa</text:p>
          </table:table-cell>
          <table:table-cell office:value-type="string">
            <text:p>male</text:p>
          </table:table-cell>
          <table:table-cell office:value-type="float" office:value="1800">
            <text:p>1800</text:p>
          </table:table-cell>
          <table:table-cell office:value-type="float" office:value="1861">
            <text:p>1861</text:p>
          </table:table-cell>
          <table:table-cell office:value-type="float" office:value="1842">
            <text:p>1842</text:p>
          </table:table-cell>
          <table:table-cell office:value-type="float" office:value="1500">
            <text:p>1500</text:p>
          </table:table-cell>
          <table:table-cell office:value-type="float" office:value="1731">
            <text:p>1731</text:p>
          </table:table-cell>
          <table:table-cell office:value-type="float" office:value="1974">
            <text:p>1974</text:p>
          </table:table-cell>
          <table:table-cell office:value-type="float" office:value="1842">
            <text:p>1842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South Africa</text:p>
          </table:table-cell>
          <table:table-cell office:value-type="string">
            <text:p>female</text:p>
          </table:table-cell>
          <table:table-cell office:value-type="float" office:value="1660">
            <text:p>1660</text:p>
          </table:table-cell>
          <table:table-cell office:value-type="float" office:value="1654">
            <text:p>1654</text:p>
          </table:table-cell>
          <table:table-cell office:value-type="float" office:value="1844">
            <text:p>1844</text:p>
          </table:table-cell>
          <table:table-cell office:value-type="float" office:value="1920">
            <text:p>1920</text:p>
          </table:table-cell>
          <table:table-cell office:value-type="float" office:value="2074">
            <text:p>2074</text:p>
          </table:table-cell>
          <table:table-cell office:value-type="float" office:value="2390">
            <text:p>2390</text:p>
          </table:table-cell>
          <table:table-cell office:value-type="float" office:value="1844">
            <text:p>1844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Switzerland</text:p>
          </table:table-cell>
          <table:table-cell office:value-type="string">
            <text:p>male</text:p>
          </table:table-cell>
          <table:table-cell/>
          <table:table-cell office:value-type="float" office:value="11706">
            <text:p>11706</text:p>
          </table:table-cell>
          <table:table-cell table:number-columns-repeated="4"/>
          <table:table-cell office:value-type="float" office:value="11706">
            <text:p>11706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Switzerland</text:p>
          </table:table-cell>
          <table:table-cell office:value-type="string">
            <text:p>female</text:p>
          </table:table-cell>
          <table:table-cell/>
          <table:table-cell office:value-type="float" office:value="382">
            <text:p>382</text:p>
          </table:table-cell>
          <table:table-cell table:number-columns-repeated="4"/>
          <table:table-cell office:value-type="float" office:value="382">
            <text:p>382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Tonga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table:number-columns-repeated="2"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Tonga</text:p>
          </table:table-cell>
          <table:table-cell office:value-type="string">
            <text:p>male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43">
            <text:p>243</text:p>
          </table:table-cell>
          <table:table-cell office:value-type="float" office:value="250">
            <text:p>250</text:p>
          </table:table-cell>
          <table:table-cell office:value-type="float" office:value="252">
            <text:p>252</text:p>
          </table:table-cell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Trinidad and Tobago</text:p>
          </table:table-cell>
          <table:table-cell office:value-type="string">
            <text:p>female</text:p>
          </table:table-cell>
          <table:table-cell office:value-type="float" office:value="105">
            <text:p>105</text:p>
          </table:table-cell>
          <table:table-cell office:value-type="float" office:value="108">
            <text:p>108</text:p>
          </table:table-cell>
          <table:table-cell office:value-type="float" office:value="131">
            <text:p>131</text:p>
          </table:table-cell>
          <table:table-cell office:value-type="float" office:value="133">
            <text:p>133</text:p>
          </table:table-cell>
          <table:table-cell office:value-type="float" office:value="144">
            <text:p>144</text:p>
          </table:table-cell>
          <table:table-cell office:value-type="float" office:value="152">
            <text:p>152</text:p>
          </table:table-cell>
          <table:table-cell office:value-type="float" office:value="131">
            <text:p>131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Trinidad and Tobago</text:p>
          </table:table-cell>
          <table:table-cell office:value-type="string">
            <text:p>male</text:p>
          </table:table-cell>
          <table:table-cell office:value-type="float" office:value="3540">
            <text:p>3540</text:p>
          </table:table-cell>
          <table:table-cell office:value-type="float" office:value="3537">
            <text:p>3537</text:p>
          </table:table-cell>
          <table:table-cell office:value-type="float" office:value="3804">
            <text:p>3804</text:p>
          </table:table-cell>
          <table:table-cell office:value-type="float" office:value="3930">
            <text:p>3930</text:p>
          </table:table-cell>
          <table:table-cell office:value-type="float" office:value="4079">
            <text:p>4079</text:p>
          </table:table-cell>
          <table:table-cell office:value-type="float" office:value="4071">
            <text:p>4071</text:p>
          </table:table-cell>
          <table:table-cell office:value-type="float" office:value="3804">
            <text:p>3804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United Kingdom</text:p>
          </table:table-cell>
          <table:table-cell office:value-type="string">
            <text:p>female</text:p>
          </table:table-cell>
          <table:table-cell office:value-type="float" office:value="353">
            <text:p>353</text:p>
          </table:table-cell>
          <table:table-cell office:value-type="float" office:value="442">
            <text:p>442</text:p>
          </table:table-cell>
          <table:table-cell office:value-type="float" office:value="550">
            <text:p>550</text:p>
          </table:table-cell>
          <table:table-cell office:value-type="float" office:value="615">
            <text:p>615</text:p>
          </table:table-cell>
          <table:table-cell office:value-type="float" office:value="677">
            <text:p>677</text:p>
          </table:table-cell>
          <table:table-cell office:value-type="float" office:value="711">
            <text:p>711</text:p>
          </table:table-cell>
          <table:table-cell office:value-type="float" office:value="550">
            <text:p>550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United Kingdom</text:p>
          </table:table-cell>
          <table:table-cell office:value-type="string">
            <text:p>male</text:p>
          </table:table-cell>
          <table:table-cell office:value-type="float" office:value="5497">
            <text:p>5497</text:p>
          </table:table-cell>
          <table:table-cell office:value-type="float" office:value="5689">
            <text:p>5689</text:p>
          </table:table-cell>
          <table:table-cell office:value-type="float" office:value="6347">
            <text:p>6347</text:p>
          </table:table-cell>
          <table:table-cell office:value-type="float" office:value="6888">
            <text:p>6888</text:p>
          </table:table-cell>
          <table:table-cell office:value-type="float" office:value="7332">
            <text:p>7332</text:p>
          </table:table-cell>
          <table:table-cell office:value-type="float" office:value="7651">
            <text:p>7651</text:p>
          </table:table-cell>
          <table:table-cell office:value-type="float" office:value="6347">
            <text:p>6347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United Kingdom: Northern Ireland</text:p>
          </table:table-cell>
          <table:table-cell office:value-type="string">
            <text:p>male</text:p>
          </table:table-cell>
          <table:table-cell office:value-type="float" office:value="5497">
            <text:p>5497</text:p>
          </table:table-cell>
          <table:table-cell office:value-type="float" office:value="5689">
            <text:p>5689</text:p>
          </table:table-cell>
          <table:table-cell office:value-type="float" office:value="6347">
            <text:p>6347</text:p>
          </table:table-cell>
          <table:table-cell office:value-type="float" office:value="6888">
            <text:p>6888</text:p>
          </table:table-cell>
          <table:table-cell office:value-type="float" office:value="7332">
            <text:p>7332</text:p>
          </table:table-cell>
          <table:table-cell office:value-type="float" office:value="7651">
            <text:p>7651</text:p>
          </table:table-cell>
          <table:table-cell office:value-type="float" office:value="6347">
            <text:p>6347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United Kingdom: Northern Ireland</text:p>
          </table:table-cell>
          <table:table-cell office:value-type="string">
            <text:p>female</text:p>
          </table:table-cell>
          <table:table-cell office:value-type="float" office:value="353">
            <text:p>353</text:p>
          </table:table-cell>
          <table:table-cell office:value-type="float" office:value="442">
            <text:p>442</text:p>
          </table:table-cell>
          <table:table-cell office:value-type="float" office:value="550">
            <text:p>550</text:p>
          </table:table-cell>
          <table:table-cell office:value-type="float" office:value="615">
            <text:p>615</text:p>
          </table:table-cell>
          <table:table-cell office:value-type="float" office:value="677">
            <text:p>677</text:p>
          </table:table-cell>
          <table:table-cell office:value-type="float" office:value="711">
            <text:p>711</text:p>
          </table:table-cell>
          <table:table-cell office:value-type="float" office:value="550">
            <text:p>550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United States</text:p>
          </table:table-cell>
          <table:table-cell office:value-type="string">
            <text:p>female</text:p>
          </table:table-cell>
          <table:table-cell office:value-type="float" office:value="38194">
            <text:p>38194</text:p>
          </table:table-cell>
          <table:table-cell office:value-type="float" office:value="40945">
            <text:p>40945</text:p>
          </table:table-cell>
          <table:table-cell office:value-type="float" office:value="44031">
            <text:p>44031</text:p>
          </table:table-cell>
          <table:table-cell office:value-type="float" office:value="51382">
            <text:p>51382</text:p>
          </table:table-cell>
          <table:table-cell office:value-type="float" office:value="52296">
            <text:p>52296</text:p>
          </table:table-cell>
          <table:table-cell office:value-type="float" office:value="84853">
            <text:p>84853</text:p>
          </table:table-cell>
          <table:table-cell office:value-type="float" office:value="44031">
            <text:p>44031</text:p>
          </table:table-cell>
          <table:table-cell table:number-columns-repeated="1014"/>
        </table:table-row>
        <table:table-row table:style-name="ro1">
          <table:table-cell office:value-type="string">
            <text:p>police personnel</text:p>
          </table:table-cell>
          <table:table-cell office:value-type="string">
            <text:p>United States</text:p>
          </table:table-cell>
          <table:table-cell office:value-type="string">
            <text:p>male</text:p>
          </table:table-cell>
          <table:table-cell office:value-type="float" office:value="312208">
            <text:p>312208</text:p>
          </table:table-cell>
          <table:table-cell office:value-type="float" office:value="303144">
            <text:p>303144</text:p>
          </table:table-cell>
          <table:table-cell office:value-type="float" office:value="311060">
            <text:p>311060</text:p>
          </table:table-cell>
          <table:table-cell office:value-type="float" office:value="307931">
            <text:p>307931</text:p>
          </table:table-cell>
          <table:table-cell office:value-type="float" office:value="310873">
            <text:p>310873</text:p>
          </table:table-cell>
          <table:table-cell office:value-type="float" office:value="408478">
            <text:p>408478</text:p>
          </table:table-cell>
          <table:table-cell office:value-type="float" office:value="311060">
            <text:p>31106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hamas</text:p>
          </table:table-cell>
          <table:table-cell office:value-type="string">
            <text:p>femal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hamas</text:p>
          </table:table-cell>
          <table:table-cell office:value-type="string">
            <text:p>male</text:p>
          </table:table-cell>
          <table:table-cell office:value-type="float" office:value="181">
            <text:p>181</text:p>
          </table:table-cell>
          <table:table-cell office:value-type="float" office:value="178">
            <text:p>178</text:p>
          </table:table-cell>
          <table:table-cell office:value-type="float" office:value="202">
            <text:p>202</text:p>
          </table:table-cell>
          <table:table-cell office:value-type="float" office:value="200">
            <text:p>200</text:p>
          </table:table-cell>
          <table:table-cell office:value-type="float" office:value="205">
            <text:p>205</text:p>
          </table:table-cell>
          <table:table-cell office:value-type="float" office:value="203">
            <text:p>203</text:p>
          </table:table-cell>
          <table:table-cell office:value-type="float" office:value="202">
            <text:p>202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hrain</text:p>
          </table:table-cell>
          <table:table-cell office:value-type="string">
            <text:p>male</text:p>
          </table:table-cell>
          <table:table-cell table:number-columns-repeated="3" office:value-type="float" office:value="80">
            <text:p>80</text:p>
          </table:table-cell>
          <table:table-cell office:value-type="float" office:value="84">
            <text:p>84</text:p>
          </table:table-cell>
          <table:table-cell table:number-columns-repeated="2" office:value-type="float" office:value="106">
            <text:p>106</text:p>
          </table:table-cell>
          <table:table-cell office:value-type="float" office:value="80">
            <text:p>8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hrain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ngladesh</text:p>
          </table:table-cell>
          <table:table-cell office:value-type="string">
            <text:p>female</text:p>
          </table:table-cell>
          <table:table-cell table:number-columns-repeated="7" office:value-type="float" office:value="40">
            <text:p>4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ngladesh</text:p>
          </table:table-cell>
          <table:table-cell office:value-type="string">
            <text:p>male</text:p>
          </table:table-cell>
          <table:table-cell table:number-columns-repeated="7" office:value-type="float" office:value="6588">
            <text:p>6588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rbados</text:p>
          </table:table-cell>
          <table:table-cell office:value-type="string">
            <text:p>male</text:p>
          </table:table-cell>
          <table:table-cell table:number-columns-repeated="7" office:value-type="float" office:value="97">
            <text:p>97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arbados</text:p>
          </table:table-cell>
          <table:table-cell office:value-type="string">
            <text:p>female</text:p>
          </table:table-cell>
          <table:table-cell office:value-type="float" office:value="7">
            <text:p>7</text:p>
          </table:table-cell>
          <table:table-cell table:number-columns-repeated="6"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elgium</text:p>
          </table:table-cell>
          <table:table-cell office:value-type="string">
            <text:p>male</text:p>
          </table:table-cell>
          <table:table-cell office:value-type="float" office:value="2772">
            <text:p>2772</text:p>
          </table:table-cell>
          <table:table-cell office:value-type="float" office:value="2891">
            <text:p>2891</text:p>
          </table:table-cell>
          <table:table-cell office:value-type="float" office:value="2911">
            <text:p>2911</text:p>
          </table:table-cell>
          <table:table-cell office:value-type="float" office:value="3046">
            <text:p>3046</text:p>
          </table:table-cell>
          <table:table-cell office:value-type="float" office:value="3212">
            <text:p>3212</text:p>
          </table:table-cell>
          <table:table-cell office:value-type="float" office:value="3310">
            <text:p>3310</text:p>
          </table:table-cell>
          <table:table-cell office:value-type="float" office:value="2911">
            <text:p>2911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elgium</text:p>
          </table:table-cell>
          <table:table-cell office:value-type="string">
            <text:p>female</text:p>
          </table:table-cell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65">
            <text:p>265</text:p>
          </table:table-cell>
          <table:table-cell office:value-type="float" office:value="261">
            <text:p>261</text:p>
          </table:table-cell>
          <table:table-cell office:value-type="float" office:value="271">
            <text:p>271</text:p>
          </table:table-cell>
          <table:table-cell office:value-type="float" office:value="276">
            <text:p>276</text:p>
          </table:table-cell>
          <table:table-cell office:value-type="float" office:value="265">
            <text:p>265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elize</text:p>
          </table:table-cell>
          <table:table-cell office:value-type="string">
            <text:p>female</text:p>
          </table:table-cell>
          <table:table-cell table:number-columns-repeated="7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Belize</text:p>
          </table:table-cell>
          <table:table-cell office:value-type="string">
            <text:p>male</text:p>
          </table:table-cell>
          <table:table-cell table:number-columns-repeated="7" office:value-type="float" office:value="45">
            <text:p>45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hile</text:p>
          </table:table-cell>
          <table:table-cell office:value-type="string">
            <text:p>female</text:p>
          </table:table-cell>
          <table:table-cell office:value-type="float" office:value="429">
            <text:p>429</text:p>
          </table:table-cell>
          <table:table-cell office:value-type="float" office:value="455">
            <text:p>455</text:p>
          </table:table-cell>
          <table:table-cell office:value-type="float" office:value="520">
            <text:p>520</text:p>
          </table:table-cell>
          <table:table-cell office:value-type="float" office:value="518">
            <text:p>518</text:p>
          </table:table-cell>
          <table:table-cell office:value-type="float" office:value="514">
            <text:p>514</text:p>
          </table:table-cell>
          <table:table-cell office:value-type="float" office:value="534">
            <text:p>534</text:p>
          </table:table-cell>
          <table:table-cell office:value-type="float" office:value="520">
            <text:p>52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hile</text:p>
          </table:table-cell>
          <table:table-cell office:value-type="string">
            <text:p>male</text:p>
          </table:table-cell>
          <table:table-cell office:value-type="float" office:value="3753">
            <text:p>3753</text:p>
          </table:table-cell>
          <table:table-cell office:value-type="float" office:value="4053">
            <text:p>4053</text:p>
          </table:table-cell>
          <table:table-cell office:value-type="float" office:value="4218">
            <text:p>4218</text:p>
          </table:table-cell>
          <table:table-cell office:value-type="float" office:value="4190">
            <text:p>4190</text:p>
          </table:table-cell>
          <table:table-cell office:value-type="float" office:value="4135">
            <text:p>4135</text:p>
          </table:table-cell>
          <table:table-cell office:value-type="float" office:value="4080">
            <text:p>4080</text:p>
          </table:table-cell>
          <table:table-cell office:value-type="float" office:value="4218">
            <text:p>4218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osta Rica</text:p>
          </table:table-cell>
          <table:table-cell office:value-type="string">
            <text:p>male</text:p>
          </table:table-cell>
          <table:table-cell office:value-type="float" office:value="528">
            <text:p>528</text:p>
          </table:table-cell>
          <table:table-cell office:value-type="float" office:value="542">
            <text:p>542</text:p>
          </table:table-cell>
          <table:table-cell office:value-type="float" office:value="910">
            <text:p>910</text:p>
          </table:table-cell>
          <table:table-cell office:value-type="float" office:value="1023">
            <text:p>1023</text:p>
          </table:table-cell>
          <table:table-cell office:value-type="float" office:value="914">
            <text:p>914</text:p>
          </table:table-cell>
          <table:table-cell office:value-type="float" office:value="977">
            <text:p>977</text:p>
          </table:table-cell>
          <table:table-cell office:value-type="float" office:value="910">
            <text:p>91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osta Rica</text:p>
          </table:table-cell>
          <table:table-cell office:value-type="string">
            <text:p>female</text:p>
          </table:table-cell>
          <table:table-cell office:value-type="float" office:value="189">
            <text:p>189</text:p>
          </table:table-cell>
          <table:table-cell office:value-type="float" office:value="184">
            <text:p>184</text:p>
          </table:table-cell>
          <table:table-cell office:value-type="float" office:value="266">
            <text:p>266</text:p>
          </table:table-cell>
          <table:table-cell office:value-type="float" office:value="272">
            <text:p>272</text:p>
          </table:table-cell>
          <table:table-cell office:value-type="float" office:value="321">
            <text:p>321</text:p>
          </table:table-cell>
          <table:table-cell office:value-type="float" office:value="343">
            <text:p>343</text:p>
          </table:table-cell>
          <table:table-cell office:value-type="float" office:value="266">
            <text:p>266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yprus</text:p>
          </table:table-cell>
          <table:table-cell office:value-type="string">
            <text:p>male</text:p>
          </table:table-cell>
          <table:table-cell table:number-columns-repeated="7" office:value-type="float" office:value="155">
            <text:p>155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Cyprus</text:p>
          </table:table-cell>
          <table:table-cell office:value-type="string">
            <text:p>female</text:p>
          </table:table-cell>
          <table:table-cell table:number-columns-repeated="7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1917">
            <text:p>1917</text:p>
          </table:table-cell>
          <table:table-cell office:value-type="float" office:value="1908">
            <text:p>1908</text:p>
          </table:table-cell>
          <table:table-cell office:value-type="float" office:value="1939">
            <text:p>1939</text:p>
          </table:table-cell>
          <table:table-cell office:value-type="float" office:value="1955">
            <text:p>1955</text:p>
          </table:table-cell>
          <table:table-cell office:value-type="float" office:value="1995">
            <text:p>1995</text:p>
          </table:table-cell>
          <table:table-cell office:value-type="float" office:value="1975">
            <text:p>1975</text:p>
          </table:table-cell>
          <table:table-cell office:value-type="float" office:value="1939">
            <text:p>1939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303">
            <text:p>303</text:p>
          </table:table-cell>
          <table:table-cell office:value-type="float" office:value="309">
            <text:p>309</text:p>
          </table:table-cell>
          <table:table-cell office:value-type="float" office:value="324">
            <text:p>324</text:p>
          </table:table-cell>
          <table:table-cell office:value-type="float" office:value="322">
            <text:p>322</text:p>
          </table:table-cell>
          <table:table-cell office:value-type="float" office:value="331">
            <text:p>331</text:p>
          </table:table-cell>
          <table:table-cell office:value-type="float" office:value="379">
            <text:p>379</text:p>
          </table:table-cell>
          <table:table-cell office:value-type="float" office:value="324">
            <text:p>32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table:number-columns-repeated="2" office:value-type="float" office:value="150">
            <text:p>150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66">
            <text:p>166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office:value-type="float" office:value="1180">
            <text:p>1180</text:p>
          </table:table-cell>
          <table:table-cell office:value-type="float" office:value="1200">
            <text:p>1200</text:p>
          </table:table-cell>
          <table:table-cell office:value-type="float" office:value="1194">
            <text:p>1194</text:p>
          </table:table-cell>
          <table:table-cell office:value-type="float" office:value="1182">
            <text:p>1182</text:p>
          </table:table-cell>
          <table:table-cell office:value-type="float" office:value="1194">
            <text:p>1194</text:p>
          </table:table-cell>
          <table:table-cell office:value-type="float" office:value="1183">
            <text:p>1183</text:p>
          </table:table-cell>
          <table:table-cell office:value-type="float" office:value="1194">
            <text:p>119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Honduras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684">
            <text:p>68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Honduras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41">
            <text:p>41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Indonesia</text:p>
          </table:table-cell>
          <table:table-cell office:value-type="string">
            <text:p>male</text:p>
          </table:table-cell>
          <table:table-cell office:value-type="float" office:value="12311">
            <text:p>12311</text:p>
          </table:table-cell>
          <table:table-cell office:value-type="float" office:value="13247">
            <text:p>13247</text:p>
          </table:table-cell>
          <table:table-cell office:value-type="float" office:value="13356">
            <text:p>13356</text:p>
          </table:table-cell>
          <table:table-cell office:value-type="float" office:value="13506">
            <text:p>13506</text:p>
          </table:table-cell>
          <table:table-cell office:value-type="float" office:value="13343">
            <text:p>13343</text:p>
          </table:table-cell>
          <table:table-cell office:value-type="float" office:value="15116">
            <text:p>15116</text:p>
          </table:table-cell>
          <table:table-cell office:value-type="float" office:value="13356">
            <text:p>13356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Indonesia</text:p>
          </table:table-cell>
          <table:table-cell office:value-type="string">
            <text:p>female</text:p>
          </table:table-cell>
          <table:table-cell office:value-type="float" office:value="648">
            <text:p>648</text:p>
          </table:table-cell>
          <table:table-cell office:value-type="float" office:value="697">
            <text:p>697</text:p>
          </table:table-cell>
          <table:table-cell office:value-type="float" office:value="703">
            <text:p>703</text:p>
          </table:table-cell>
          <table:table-cell office:value-type="float" office:value="711">
            <text:p>711</text:p>
          </table:table-cell>
          <table:table-cell office:value-type="float" office:value="735">
            <text:p>735</text:p>
          </table:table-cell>
          <table:table-cell office:value-type="float" office:value="796">
            <text:p>796</text:p>
          </table:table-cell>
          <table:table-cell office:value-type="float" office:value="703">
            <text:p>703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office:value-type="float" office:value="1129">
            <text:p>1129</text:p>
          </table:table-cell>
          <table:table-cell office:value-type="float" office:value="1117">
            <text:p>1117</text:p>
          </table:table-cell>
          <table:table-cell office:value-type="float" office:value="1119">
            <text:p>1119</text:p>
          </table:table-cell>
          <table:table-cell office:value-type="float" office:value="1140">
            <text:p>1140</text:p>
          </table:table-cell>
          <table:table-cell office:value-type="float" office:value="1156">
            <text:p>1156</text:p>
          </table:table-cell>
          <table:table-cell office:value-type="float" office:value="1168">
            <text:p>1168</text:p>
          </table:table-cell>
          <table:table-cell office:value-type="float" office:value="1119">
            <text:p>1119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15744">
            <text:p>15744</text:p>
          </table:table-cell>
          <table:table-cell office:value-type="float" office:value="15751">
            <text:p>15751</text:p>
          </table:table-cell>
          <table:table-cell office:value-type="float" office:value="15752">
            <text:p>15752</text:p>
          </table:table-cell>
          <table:table-cell office:value-type="float" office:value="15734">
            <text:p>15734</text:p>
          </table:table-cell>
          <table:table-cell office:value-type="float" office:value="15721">
            <text:p>15721</text:p>
          </table:table-cell>
          <table:table-cell office:value-type="float" office:value="15706">
            <text:p>15706</text:p>
          </table:table-cell>
          <table:table-cell office:value-type="float" office:value="15752">
            <text:p>15752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adagascar</text:p>
          </table:table-cell>
          <table:table-cell office:value-type="string">
            <text:p>male</text:p>
          </table:table-cell>
          <table:table-cell office:value-type="float" office:value="730">
            <text:p>730</text:p>
          </table:table-cell>
          <table:table-cell office:value-type="float" office:value="807">
            <text:p>807</text:p>
          </table:table-cell>
          <table:table-cell office:value-type="float" office:value="954">
            <text:p>954</text:p>
          </table:table-cell>
          <table:table-cell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17">
            <text:p>1217</text:p>
          </table:table-cell>
          <table:table-cell office:value-type="float" office:value="954">
            <text:p>95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adagascar</text:p>
          </table:table-cell>
          <table:table-cell office:value-type="string">
            <text:p>female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140">
            <text:p>140</text:p>
          </table:table-cell>
          <table:table-cell office:value-type="float" office:value="170">
            <text:p>170</text:p>
          </table:table-cell>
          <table:table-cell office:value-type="float" office:value="104">
            <text:p>10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auritius</text:p>
          </table:table-cell>
          <table:table-cell office:value-type="string">
            <text:p>male</text:p>
          </table:table-cell>
          <table:table-cell office:value-type="float" office:value="282">
            <text:p>282</text:p>
          </table:table-cell>
          <table:table-cell office:value-type="float" office:value="330">
            <text:p>330</text:p>
          </table:table-cell>
          <table:table-cell office:value-type="float" office:value="357">
            <text:p>357</text:p>
          </table:table-cell>
          <table:table-cell office:value-type="float" office:value="398">
            <text:p>398</text:p>
          </table:table-cell>
          <table:table-cell office:value-type="float" office:value="406">
            <text:p>406</text:p>
          </table:table-cell>
          <table:table-cell office:value-type="float" office:value="548">
            <text:p>548</text:p>
          </table:table-cell>
          <table:table-cell office:value-type="float" office:value="357">
            <text:p>357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auritius</text:p>
          </table:table-cell>
          <table:table-cell office:value-type="string">
            <text:p>female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table:number-columns-repeated="4"/>
          <table:table-cell office:value-type="float" office:value="263">
            <text:p>263</text:p>
          </table:table-cell>
          <table:table-cell office:value-type="float" office:value="281">
            <text:p>281</text:p>
          </table:table-cell>
          <table:table-cell office:value-type="float" office:value="263">
            <text:p>263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table:number-columns-repeated="4"/>
          <table:table-cell office:value-type="float" office:value="2184">
            <text:p>2184</text:p>
          </table:table-cell>
          <table:table-cell office:value-type="float" office:value="2189">
            <text:p>2189</text:p>
          </table:table-cell>
          <table:table-cell office:value-type="float" office:value="2184">
            <text:p>218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Netherlands</text:p>
          </table:table-cell>
          <table:table-cell office:value-type="string">
            <text:p>male</text:p>
          </table:table-cell>
          <table:table-cell table:number-columns-repeated="4"/>
          <table:table-cell office:value-type="float" office:value="3683">
            <text:p>3683</text:p>
          </table:table-cell>
          <table:table-cell office:value-type="float" office:value="3802">
            <text:p>3802</text:p>
          </table:table-cell>
          <table:table-cell office:value-type="float" office:value="3683">
            <text:p>3683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Netherlands</text:p>
          </table:table-cell>
          <table:table-cell office:value-type="string">
            <text:p>female</text:p>
          </table:table-cell>
          <table:table-cell table:number-columns-repeated="4"/>
          <table:table-cell office:value-type="float" office:value="440">
            <text:p>440</text:p>
          </table:table-cell>
          <table:table-cell office:value-type="float" office:value="450">
            <text:p>450</text:p>
          </table:table-cell>
          <table:table-cell office:value-type="float" office:value="440">
            <text:p>44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Philippines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Philippines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14">
            <text:p>1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271">
            <text:p>271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2137">
            <text:p>2137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Qatar</text:p>
          </table:table-cell>
          <table:table-cell office:value-type="string">
            <text:p>male</text:p>
          </table:table-cell>
          <table:table-cell table:number-columns-repeated="2" office:value-type="float" office:value="65">
            <text:p>65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54">
            <text:p>5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Qatar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aint Lucia</text:p>
          </table:table-cell>
          <table:table-cell office:value-type="string">
            <text:p>male</text:p>
          </table:table-cell>
          <table:table-cell table:number-columns-repeated="4" office:value-type="float" office:value="38">
            <text:p>38</text:p>
          </table:table-cell>
          <table:table-cell table:number-columns-repeated="2"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aint Lucia</text:p>
          </table:table-cell>
          <table:table-cell office:value-type="string">
            <text:p>female</text:p>
          </table:table-cell>
          <table:table-cell table:number-columns-repeated="4"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enegal</text:p>
          </table:table-cell>
          <table:table-cell office:value-type="string">
            <text:p>male</text:p>
          </table:table-cell>
          <table:table-cell table:number-columns-repeated="3"/>
          <table:table-cell office:value-type="float" office:value="473">
            <text:p>473</text:p>
          </table:table-cell>
          <table:table-cell office:value-type="float" office:value="481">
            <text:p>481</text:p>
          </table:table-cell>
          <table:table-cell office:value-type="float" office:value="482">
            <text:p>482</text:p>
          </table:table-cell>
          <table:table-cell office:value-type="float" office:value="473">
            <text:p>473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enegal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eychelles</text:p>
          </table:table-cell>
          <table:table-cell office:value-type="string">
            <text:p>male</text:p>
          </table:table-cell>
          <table:table-cell table:number-columns-repeated="3" office:value-type="float" office:value="44">
            <text:p>44</text:p>
          </table:table-cell>
          <table:table-cell table:number-columns-repeated="2"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eychelles</text:p>
          </table:table-cell>
          <table:table-cell office:value-type="string">
            <text:p>female</text:p>
          </table:table-cell>
          <table:table-cell table:number-columns-repeated="5"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ingapore</text:p>
          </table:table-cell>
          <table:table-cell office:value-type="string">
            <text:p>male</text:p>
          </table:table-cell>
          <table:table-cell table:number-columns-repeated="3"/>
          <table:table-cell office:value-type="float" office:value="1236">
            <text:p>1236</text:p>
          </table:table-cell>
          <table:table-cell office:value-type="float" office:value="1274">
            <text:p>1274</text:p>
          </table:table-cell>
          <table:table-cell office:value-type="float" office:value="1164">
            <text:p>1164</text:p>
          </table:table-cell>
          <table:table-cell office:value-type="float" office:value="1236">
            <text:p>1236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ingapore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98">
            <text:p>98</text:p>
          </table:table-cell>
          <table:table-cell office:value-type="float" office:value="130">
            <text:p>130</text:p>
          </table:table-cell>
          <table:table-cell office:value-type="float" office:value="81">
            <text:p>81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outh Africa</text:p>
          </table:table-cell>
          <table:table-cell office:value-type="string">
            <text:p>male</text:p>
          </table:table-cell>
          <table:table-cell office:value-type="float" office:value="12697">
            <text:p>12697</text:p>
          </table:table-cell>
          <table:table-cell office:value-type="float" office:value="12896">
            <text:p>12896</text:p>
          </table:table-cell>
          <table:table-cell office:value-type="float" office:value="13053">
            <text:p>13053</text:p>
          </table:table-cell>
          <table:table-cell office:value-type="float" office:value="14549">
            <text:p>14549</text:p>
          </table:table-cell>
          <table:table-cell office:value-type="float" office:value="14542">
            <text:p>14542</text:p>
          </table:table-cell>
          <table:table-cell office:value-type="float" office:value="14578">
            <text:p>14578</text:p>
          </table:table-cell>
          <table:table-cell office:value-type="float" office:value="13053">
            <text:p>13053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outh Africa</text:p>
          </table:table-cell>
          <table:table-cell office:value-type="string">
            <text:p>female</text:p>
          </table:table-cell>
          <table:table-cell office:value-type="float" office:value="1072">
            <text:p>1072</text:p>
          </table:table-cell>
          <table:table-cell office:value-type="float" office:value="1106">
            <text:p>1106</text:p>
          </table:table-cell>
          <table:table-cell office:value-type="float" office:value="1119">
            <text:p>1119</text:p>
          </table:table-cell>
          <table:table-cell office:value-type="float" office:value="1285">
            <text:p>1285</text:p>
          </table:table-cell>
          <table:table-cell office:value-type="float" office:value="1497">
            <text:p>1497</text:p>
          </table:table-cell>
          <table:table-cell office:value-type="float" office:value="1674">
            <text:p>1674</text:p>
          </table:table-cell>
          <table:table-cell office:value-type="float" office:value="1119">
            <text:p>1119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pain</text:p>
          </table:table-cell>
          <table:table-cell office:value-type="string">
            <text:p>male</text:p>
          </table:table-cell>
          <table:table-cell table:number-columns-repeated="3" office:value-type="float" office:value="3402">
            <text:p>3402</text:p>
          </table:table-cell>
          <table:table-cell office:value-type="float" office:value="3685">
            <text:p>3685</text:p>
          </table:table-cell>
          <table:table-cell office:value-type="float" office:value="3963">
            <text:p>3963</text:p>
          </table:table-cell>
          <table:table-cell office:value-type="float" office:value="4237">
            <text:p>4237</text:p>
          </table:table-cell>
          <table:table-cell office:value-type="float" office:value="3402">
            <text:p>3402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pain</text:p>
          </table:table-cell>
          <table:table-cell office:value-type="string">
            <text:p>female</text:p>
          </table:table-cell>
          <table:table-cell table:number-columns-repeated="3" office:value-type="float" office:value="295">
            <text:p>295</text:p>
          </table:table-cell>
          <table:table-cell office:value-type="float" office:value="350">
            <text:p>350</text:p>
          </table:table-cell>
          <table:table-cell office:value-type="float" office:value="404">
            <text:p>404</text:p>
          </table:table-cell>
          <table:table-cell office:value-type="float" office:value="458">
            <text:p>458</text:p>
          </table:table-cell>
          <table:table-cell office:value-type="float" office:value="295">
            <text:p>295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ri Lanka</text:p>
          </table:table-cell>
          <table:table-cell office:value-type="string">
            <text:p>female</text:p>
          </table:table-cell>
          <table:table-cell office:value-type="float" office:value="180">
            <text:p>180</text:p>
          </table:table-cell>
          <table:table-cell office:value-type="float" office:value="40">
            <text:p>40</text:p>
          </table:table-cell>
          <table:table-cell table:number-columns-repeated="4"/>
          <table:table-cell office:value-type="float" office:value="40">
            <text:p>4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ri Lanka</text:p>
          </table:table-cell>
          <table:table-cell office:value-type="string">
            <text:p>male</text:p>
          </table:table-cell>
          <table:table-cell office:value-type="float" office:value="3222">
            <text:p>3222</text:p>
          </table:table-cell>
          <table:table-cell office:value-type="float" office:value="3370">
            <text:p>3370</text:p>
          </table:table-cell>
          <table:table-cell table:number-columns-repeated="4"/>
          <table:table-cell office:value-type="float" office:value="3370">
            <text:p>337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uriname</text:p>
          </table:table-cell>
          <table:table-cell office:value-type="string">
            <text:p>female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uriname</text:p>
          </table:table-cell>
          <table:table-cell office:value-type="string">
            <text:p>male</text:p>
          </table:table-cell>
          <table:table-cell office:value-type="float" office:value="221">
            <text:p>221</text:p>
          </table:table-cell>
          <table:table-cell office:value-type="float" office:value="250">
            <text:p>250</text:p>
          </table:table-cell>
          <table:table-cell office:value-type="float" office:value="256">
            <text:p>256</text:p>
          </table:table-cell>
          <table:table-cell office:value-type="float" office:value="254">
            <text:p>254</text:p>
          </table:table-cell>
          <table:table-cell office:value-type="float" office:value="229">
            <text:p>229</text:p>
          </table:table-cell>
          <table:table-cell office:value-type="float" office:value="248">
            <text:p>248</text:p>
          </table:table-cell>
          <table:table-cell office:value-type="float" office:value="256">
            <text:p>256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office:value-type="float" office:value="3619">
            <text:p>3619</text:p>
          </table:table-cell>
          <table:table-cell office:value-type="float" office:value="3641">
            <text:p>3641</text:p>
          </table:table-cell>
          <table:table-cell office:value-type="float" office:value="3680">
            <text:p>3680</text:p>
          </table:table-cell>
          <table:table-cell office:value-type="float" office:value="3778">
            <text:p>3778</text:p>
          </table:table-cell>
          <table:table-cell office:value-type="float" office:value="4156">
            <text:p>4156</text:p>
          </table:table-cell>
          <table:table-cell office:value-type="float" office:value="3946">
            <text:p>3946</text:p>
          </table:table-cell>
          <table:table-cell office:value-type="float" office:value="3680">
            <text:p>368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office:value-type="float" office:value="810">
            <text:p>810</text:p>
          </table:table-cell>
          <table:table-cell office:value-type="float" office:value="825">
            <text:p>825</text:p>
          </table:table-cell>
          <table:table-cell office:value-type="float" office:value="866">
            <text:p>866</text:p>
          </table:table-cell>
          <table:table-cell office:value-type="float" office:value="993">
            <text:p>993</text:p>
          </table:table-cell>
          <table:table-cell office:value-type="float" office:value="1121">
            <text:p>1121</text:p>
          </table:table-cell>
          <table:table-cell office:value-type="float" office:value="1345">
            <text:p>1345</text:p>
          </table:table-cell>
          <table:table-cell office:value-type="float" office:value="866">
            <text:p>866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Thailand</text:p>
          </table:table-cell>
          <table:table-cell office:value-type="string">
            <text:p>male</text:p>
          </table:table-cell>
          <table:table-cell office:value-type="float" office:value="5335">
            <text:p>5335</text:p>
          </table:table-cell>
          <table:table-cell office:value-type="float" office:value="6235">
            <text:p>6235</text:p>
          </table:table-cell>
          <table:table-cell office:value-type="float" office:value="6852">
            <text:p>6852</text:p>
          </table:table-cell>
          <table:table-cell office:value-type="float" office:value="7349">
            <text:p>7349</text:p>
          </table:table-cell>
          <table:table-cell office:value-type="float" office:value="7904">
            <text:p>7904</text:p>
          </table:table-cell>
          <table:table-cell office:value-type="float" office:value="8273">
            <text:p>8273</text:p>
          </table:table-cell>
          <table:table-cell office:value-type="float" office:value="6852">
            <text:p>6852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Thailand</text:p>
          </table:table-cell>
          <table:table-cell office:value-type="string">
            <text:p>female</text:p>
          </table:table-cell>
          <table:table-cell office:value-type="float" office:value="189">
            <text:p>189</text:p>
          </table:table-cell>
          <table:table-cell office:value-type="float" office:value="194">
            <text:p>194</text:p>
          </table:table-cell>
          <table:table-cell office:value-type="float" office:value="280">
            <text:p>280</text:p>
          </table:table-cell>
          <table:table-cell office:value-type="float" office:value="326">
            <text:p>326</text:p>
          </table:table-cell>
          <table:table-cell office:value-type="float" office:value="399">
            <text:p>399</text:p>
          </table:table-cell>
          <table:table-cell office:value-type="float" office:value="431">
            <text:p>431</text:p>
          </table:table-cell>
          <table:table-cell office:value-type="float" office:value="280">
            <text:p>28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Tonga</text:p>
          </table:table-cell>
          <table:table-cell office:value-type="string">
            <text:p>female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Tonga</text:p>
          </table:table-cell>
          <table:table-cell office:value-type="string">
            <text:p>male</text:p>
          </table:table-cell>
          <table:table-cell table:number-columns-repeated="3" office:value-type="float" office:value="51">
            <text:p>51</text:p>
          </table:table-cell>
          <table:table-cell table:number-columns-repeated="2"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Kingdom</text:p>
          </table:table-cell>
          <table:table-cell office:value-type="string">
            <text:p>male</text:p>
          </table:table-cell>
          <table:table-cell office:value-type="float" office:value="19151">
            <text:p>19151</text:p>
          </table:table-cell>
          <table:table-cell office:value-type="float" office:value="19396">
            <text:p>19396</text:p>
          </table:table-cell>
          <table:table-cell office:value-type="float" office:value="19840">
            <text:p>19840</text:p>
          </table:table-cell>
          <table:table-cell office:value-type="float" office:value="20091">
            <text:p>20091</text:p>
          </table:table-cell>
          <table:table-cell office:value-type="float" office:value="20303">
            <text:p>20303</text:p>
          </table:table-cell>
          <table:table-cell office:value-type="float" office:value="24220">
            <text:p>24220</text:p>
          </table:table-cell>
          <table:table-cell office:value-type="float" office:value="19840">
            <text:p>19840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Kingdom</text:p>
          </table:table-cell>
          <table:table-cell office:value-type="string">
            <text:p>female</text:p>
          </table:table-cell>
          <table:table-cell office:value-type="float" office:value="1948">
            <text:p>1948</text:p>
          </table:table-cell>
          <table:table-cell office:value-type="float" office:value="2042">
            <text:p>2042</text:p>
          </table:table-cell>
          <table:table-cell office:value-type="float" office:value="5224">
            <text:p>5224</text:p>
          </table:table-cell>
          <table:table-cell office:value-type="float" office:value="2313">
            <text:p>2313</text:p>
          </table:table-cell>
          <table:table-cell office:value-type="float" office:value="2420">
            <text:p>2420</text:p>
          </table:table-cell>
          <table:table-cell office:value-type="float" office:value="2764">
            <text:p>2764</text:p>
          </table:table-cell>
          <table:table-cell office:value-type="float" office:value="5224">
            <text:p>5224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Kingdom: England &amp; Wales</text:p>
          </table:table-cell>
          <table:table-cell office:value-type="string">
            <text:p>male</text:p>
          </table:table-cell>
          <table:table-cell office:value-type="float" office:value="17016">
            <text:p>17016</text:p>
          </table:table-cell>
          <table:table-cell office:value-type="float" office:value="17140">
            <text:p>17140</text:p>
          </table:table-cell>
          <table:table-cell office:value-type="float" office:value="17535">
            <text:p>17535</text:p>
          </table:table-cell>
          <table:table-cell office:value-type="float" office:value="17714">
            <text:p>17714</text:p>
          </table:table-cell>
          <table:table-cell office:value-type="float" office:value="17882">
            <text:p>17882</text:p>
          </table:table-cell>
          <table:table-cell office:value-type="float" office:value="19080">
            <text:p>19080</text:p>
          </table:table-cell>
          <table:table-cell office:value-type="float" office:value="17535">
            <text:p>17535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Kingdom: England &amp; Wales</text:p>
          </table:table-cell>
          <table:table-cell office:value-type="string">
            <text:p>female</text:p>
          </table:table-cell>
          <table:table-cell office:value-type="float" office:value="1789">
            <text:p>1789</text:p>
          </table:table-cell>
          <table:table-cell office:value-type="float" office:value="1858">
            <text:p>1858</text:p>
          </table:table-cell>
          <table:table-cell office:value-type="float" office:value="5032">
            <text:p>5032</text:p>
          </table:table-cell>
          <table:table-cell office:value-type="float" office:value="2109">
            <text:p>2109</text:p>
          </table:table-cell>
          <table:table-cell office:value-type="float" office:value="2204">
            <text:p>2204</text:p>
          </table:table-cell>
          <table:table-cell office:value-type="float" office:value="2394">
            <text:p>2394</text:p>
          </table:table-cell>
          <table:table-cell office:value-type="float" office:value="5032">
            <text:p>5032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Kingdom: Northern Ireland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2609">
            <text:p>2609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Kingdom: Northern Ireland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146">
            <text:p>146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Kingdom: Scotland</text:p>
          </table:table-cell>
          <table:table-cell office:value-type="string">
            <text:p>male</text:p>
          </table:table-cell>
          <table:table-cell office:value-type="float" office:value="2135">
            <text:p>2135</text:p>
          </table:table-cell>
          <table:table-cell office:value-type="float" office:value="2256">
            <text:p>2256</text:p>
          </table:table-cell>
          <table:table-cell office:value-type="float" office:value="2305">
            <text:p>2305</text:p>
          </table:table-cell>
          <table:table-cell office:value-type="float" office:value="2377">
            <text:p>2377</text:p>
          </table:table-cell>
          <table:table-cell office:value-type="float" office:value="2421">
            <text:p>2421</text:p>
          </table:table-cell>
          <table:table-cell office:value-type="float" office:value="2531">
            <text:p>2531</text:p>
          </table:table-cell>
          <table:table-cell office:value-type="float" office:value="2305">
            <text:p>2305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Kingdom: Scotland</text:p>
          </table:table-cell>
          <table:table-cell office:value-type="string">
            <text:p>female</text:p>
          </table:table-cell>
          <table:table-cell office:value-type="float" office:value="159">
            <text:p>159</text:p>
          </table:table-cell>
          <table:table-cell office:value-type="float" office:value="184">
            <text:p>184</text:p>
          </table:table-cell>
          <table:table-cell office:value-type="float" office:value="192">
            <text:p>192</text:p>
          </table:table-cell>
          <table:table-cell office:value-type="float" office:value="204">
            <text:p>204</text:p>
          </table:table-cell>
          <table:table-cell office:value-type="float" office:value="216">
            <text:p>216</text:p>
          </table:table-cell>
          <table:table-cell office:value-type="float" office:value="224">
            <text:p>224</text:p>
          </table:table-cell>
          <table:table-cell office:value-type="float" office:value="192">
            <text:p>192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States</text:p>
          </table:table-cell>
          <table:table-cell office:value-type="string">
            <text:p>male</text:p>
          </table:table-cell>
          <table:table-cell office:value-type="float" office:value="96705">
            <text:p>96705</text:p>
          </table:table-cell>
          <table:table-cell office:value-type="float" office:value="103512">
            <text:p>103512</text:p>
          </table:table-cell>
          <table:table-cell office:value-type="float" office:value="108747">
            <text:p>108747</text:p>
          </table:table-cell>
          <table:table-cell office:value-type="float" office:value="116080">
            <text:p>116080</text:p>
          </table:table-cell>
          <table:table-cell office:value-type="float" office:value="116180">
            <text:p>116180</text:p>
          </table:table-cell>
          <table:table-cell office:value-type="float" office:value="116580">
            <text:p>116580</text:p>
          </table:table-cell>
          <table:table-cell office:value-type="float" office:value="108747">
            <text:p>108747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nited States</text:p>
          </table:table-cell>
          <table:table-cell office:value-type="string">
            <text:p>female</text:p>
          </table:table-cell>
          <table:table-cell office:value-type="float" office:value="7278">
            <text:p>7278</text:p>
          </table:table-cell>
          <table:table-cell office:value-type="float" office:value="9001">
            <text:p>9001</text:p>
          </table:table-cell>
          <table:table-cell office:value-type="float" office:value="12012">
            <text:p>12012</text:p>
          </table:table-cell>
          <table:table-cell office:value-type="float" office:value="14346">
            <text:p>14346</text:p>
          </table:table-cell>
          <table:table-cell office:value-type="float" office:value="15840">
            <text:p>15840</text:p>
          </table:table-cell>
          <table:table-cell office:value-type="float" office:value="17420">
            <text:p>17420</text:p>
          </table:table-cell>
          <table:table-cell office:value-type="float" office:value="12012">
            <text:p>12012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ruguay</text:p>
          </table:table-cell>
          <table:table-cell office:value-type="string">
            <text:p>male</text:p>
          </table:table-cell>
          <table:table-cell office:value-type="float" office:value="314">
            <text:p>314</text:p>
          </table:table-cell>
          <table:table-cell office:value-type="float" office:value="313">
            <text:p>313</text:p>
          </table:table-cell>
          <table:table-cell office:value-type="float" office:value="315">
            <text:p>315</text:p>
          </table:table-cell>
          <table:table-cell office:value-type="float" office:value="348">
            <text:p>348</text:p>
          </table:table-cell>
          <table:table-cell office:value-type="float" office:value="364">
            <text:p>364</text:p>
          </table:table-cell>
          <table:table-cell office:value-type="float" office:value="403">
            <text:p>403</text:p>
          </table:table-cell>
          <table:table-cell office:value-type="float" office:value="315">
            <text:p>315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Uruguay</text:p>
          </table:table-cell>
          <table:table-cell office:value-type="string">
            <text:p>female</text:p>
          </table:table-cell>
          <table:table-cell table:number-columns-repeated="3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Zambia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5">
            <text:p>35</text:p>
          </table:table-cell>
          <table:table-cell table:number-columns-repeated="1014"/>
        </table:table-row>
        <table:table-row table:style-name="ro1">
          <table:table-cell office:value-type="string">
            <text:p>prison staff</text:p>
          </table:table-cell>
          <table:table-cell office:value-type="string">
            <text:p>Zambia</text:p>
          </table:table-cell>
          <table:table-cell office:value-type="string">
            <text:p>male</text:p>
          </table:table-cell>
          <table:table-cell office:value-type="float" office:value="950">
            <text:p>95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office:value-type="float" office:value="1800">
            <text:p>1800</text:p>
          </table:table-cell>
          <table:table-cell office:value-type="float" office:value="3000">
            <text:p>3000</text:p>
          </table:table-cell>
          <table:table-cell office:value-type="float" office:value="1500">
            <text:p>1500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Argentina</text:p>
          </table:table-cell>
          <table:table-cell office:value-type="string">
            <text:p>female</text:p>
          </table:table-cell>
          <table:table-cell office:value-type="float" office:value="828">
            <text:p>828</text:p>
          </table:table-cell>
          <table:table-cell office:value-type="float" office:value="1543">
            <text:p>1543</text:p>
          </table:table-cell>
          <table:table-cell office:value-type="float" office:value="1066">
            <text:p>1066</text:p>
          </table:table-cell>
          <table:table-cell office:value-type="float" office:value="879">
            <text:p>879</text:p>
          </table:table-cell>
          <table:table-cell office:value-type="float" office:value="1011">
            <text:p>1011</text:p>
          </table:table-cell>
          <table:table-cell office:value-type="float" office:value="872">
            <text:p>872</text:p>
          </table:table-cell>
          <table:table-cell office:value-type="float" office:value="1066">
            <text:p>1066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Argentina</text:p>
          </table:table-cell>
          <table:table-cell office:value-type="string">
            <text:p>male</text:p>
          </table:table-cell>
          <table:table-cell office:value-type="float" office:value="15675">
            <text:p>15675</text:p>
          </table:table-cell>
          <table:table-cell office:value-type="float" office:value="17325">
            <text:p>17325</text:p>
          </table:table-cell>
          <table:table-cell office:value-type="float" office:value="19607">
            <text:p>19607</text:p>
          </table:table-cell>
          <table:table-cell office:value-type="float" office:value="19369">
            <text:p>19369</text:p>
          </table:table-cell>
          <table:table-cell office:value-type="float" office:value="21285">
            <text:p>21285</text:p>
          </table:table-cell>
          <table:table-cell office:value-type="float" office:value="20027">
            <text:p>20027</text:p>
          </table:table-cell>
          <table:table-cell office:value-type="float" office:value="19607">
            <text:p>19607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Australia</text:p>
          </table:table-cell>
          <table:table-cell office:value-type="string">
            <text:p>male</text:p>
          </table:table-cell>
          <table:table-cell/>
          <table:table-cell office:value-type="float" office:value="8597">
            <text:p>8597</text:p>
          </table:table-cell>
          <table:table-cell office:value-type="float" office:value="8760">
            <text:p>8760</text:p>
          </table:table-cell>
          <table:table-cell office:value-type="float" office:value="9325">
            <text:p>9325</text:p>
          </table:table-cell>
          <table:table-cell office:value-type="float" office:value="9749">
            <text:p>9749</text:p>
          </table:table-cell>
          <table:table-cell office:value-type="float" office:value="9427">
            <text:p>9427</text:p>
          </table:table-cell>
          <table:table-cell office:value-type="float" office:value="8760">
            <text:p>8760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Australia</text:p>
          </table:table-cell>
          <table:table-cell office:value-type="string">
            <text:p>female</text:p>
          </table:table-cell>
          <table:table-cell/>
          <table:table-cell office:value-type="float" office:value="203">
            <text:p>203</text:p>
          </table:table-cell>
          <table:table-cell office:value-type="float" office:value="265">
            <text:p>265</text:p>
          </table:table-cell>
          <table:table-cell office:value-type="float" office:value="317">
            <text:p>317</text:p>
          </table:table-cell>
          <table:table-cell office:value-type="float" office:value="340">
            <text:p>340</text:p>
          </table:table-cell>
          <table:table-cell office:value-type="float" office:value="325">
            <text:p>325</text:p>
          </table:table-cell>
          <table:table-cell office:value-type="float" office:value="265">
            <text:p>265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ahamas</text:p>
          </table:table-cell>
          <table:table-cell office:value-type="string">
            <text:p>male</text:p>
          </table:table-cell>
          <table:table-cell office:value-type="float" office:value="1654">
            <text:p>1654</text:p>
          </table:table-cell>
          <table:table-cell office:value-type="float" office:value="1283">
            <text:p>1283</text:p>
          </table:table-cell>
          <table:table-cell office:value-type="float" office:value="1416">
            <text:p>1416</text:p>
          </table:table-cell>
          <table:table-cell office:value-type="float" office:value="1441">
            <text:p>1441</text:p>
          </table:table-cell>
          <table:table-cell office:value-type="float" office:value="2365">
            <text:p>2365</text:p>
          </table:table-cell>
          <table:table-cell office:value-type="float" office:value="3141">
            <text:p>3141</text:p>
          </table:table-cell>
          <table:table-cell office:value-type="float" office:value="1416">
            <text:p>1416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ahamas</text:p>
          </table:table-cell>
          <table:table-cell office:value-type="string">
            <text:p>female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339">
            <text:p>339</text:p>
          </table:table-cell>
          <table:table-cell office:value-type="float" office:value="235">
            <text:p>235</text:p>
          </table:table-cell>
          <table:table-cell office:value-type="float" office:value="502">
            <text:p>502</text:p>
          </table:table-cell>
          <table:table-cell office:value-type="float" office:value="648">
            <text:p>648</text:p>
          </table:table-cell>
          <table:table-cell office:value-type="float" office:value="339">
            <text:p>33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angladesh</text:p>
          </table:table-cell>
          <table:table-cell office:value-type="string">
            <text:p>female</text:p>
          </table:table-cell>
          <table:table-cell office:value-type="float" office:value="1049">
            <text:p>1049</text:p>
          </table:table-cell>
          <table:table-cell office:value-type="float" office:value="1664">
            <text:p>1664</text:p>
          </table:table-cell>
          <table:table-cell office:value-type="float" office:value="1705">
            <text:p>1705</text:p>
          </table:table-cell>
          <table:table-cell office:value-type="float" office:value="1924">
            <text:p>1924</text:p>
          </table:table-cell>
          <table:table-cell office:value-type="float" office:value="2012">
            <text:p>2012</text:p>
          </table:table-cell>
          <table:table-cell office:value-type="float" office:value="2515">
            <text:p>2515</text:p>
          </table:table-cell>
          <table:table-cell office:value-type="float" office:value="1705">
            <text:p>1705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angladesh</text:p>
          </table:table-cell>
          <table:table-cell office:value-type="string">
            <text:p>male</text:p>
          </table:table-cell>
          <table:table-cell office:value-type="float" office:value="35942">
            <text:p>35942</text:p>
          </table:table-cell>
          <table:table-cell office:value-type="float" office:value="31810">
            <text:p>31810</text:p>
          </table:table-cell>
          <table:table-cell office:value-type="float" office:value="32420">
            <text:p>32420</text:p>
          </table:table-cell>
          <table:table-cell office:value-type="float" office:value="26854">
            <text:p>26854</text:p>
          </table:table-cell>
          <table:table-cell office:value-type="float" office:value="23675">
            <text:p>23675</text:p>
          </table:table-cell>
          <table:table-cell office:value-type="float" office:value="18663">
            <text:p>18663</text:p>
          </table:table-cell>
          <table:table-cell office:value-type="float" office:value="32420">
            <text:p>32420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arbados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arbados</text:p>
          </table:table-cell>
          <table:table-cell office:value-type="string">
            <text:p>male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office:value-type="float" office:value="225">
            <text:p>225</text:p>
          </table:table-cell>
          <table:table-cell office:value-type="float" office:value="232">
            <text:p>232</text:p>
          </table:table-cell>
          <table:table-cell office:value-type="float" office:value="250">
            <text:p>250</text:p>
          </table:table-cell>
          <table:table-cell office:value-type="float" office:value="248">
            <text:p>248</text:p>
          </table:table-cell>
          <table:table-cell office:value-type="float" office:value="225">
            <text:p>225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elgium</text:p>
          </table:table-cell>
          <table:table-cell office:value-type="string">
            <text:p>male</text:p>
          </table:table-cell>
          <table:table-cell office:value-type="float" office:value="6398">
            <text:p>6398</text:p>
          </table:table-cell>
          <table:table-cell office:value-type="float" office:value="5895">
            <text:p>5895</text:p>
          </table:table-cell>
          <table:table-cell office:value-type="float" office:value="6022">
            <text:p>6022</text:p>
          </table:table-cell>
          <table:table-cell office:value-type="float" office:value="5939">
            <text:p>5939</text:p>
          </table:table-cell>
          <table:table-cell office:value-type="float" office:value="5863">
            <text:p>5863</text:p>
          </table:table-cell>
          <table:table-cell office:value-type="float" office:value="5525">
            <text:p>5525</text:p>
          </table:table-cell>
          <table:table-cell office:value-type="float" office:value="6022">
            <text:p>6022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elgium</text:p>
          </table:table-cell>
          <table:table-cell office:value-type="string">
            <text:p>female</text:p>
          </table:table-cell>
          <table:table-cell office:value-type="float" office:value="283">
            <text:p>283</text:p>
          </table:table-cell>
          <table:table-cell office:value-type="float" office:value="235">
            <text:p>235</text:p>
          </table:table-cell>
          <table:table-cell office:value-type="float" office:value="269">
            <text:p>269</text:p>
          </table:table-cell>
          <table:table-cell office:value-type="float" office:value="265">
            <text:p>265</text:p>
          </table:table-cell>
          <table:table-cell office:value-type="float" office:value="268">
            <text:p>268</text:p>
          </table:table-cell>
          <table:table-cell office:value-type="float" office:value="225">
            <text:p>225</text:p>
          </table:table-cell>
          <table:table-cell office:value-type="float" office:value="269">
            <text:p>26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elize</text:p>
          </table:table-cell>
          <table:table-cell office:value-type="string">
            <text:p>male</text:p>
          </table:table-cell>
          <table:table-cell office:value-type="float" office:value="803">
            <text:p>803</text:p>
          </table:table-cell>
          <table:table-cell office:value-type="float" office:value="931">
            <text:p>931</text:p>
          </table:table-cell>
          <table:table-cell office:value-type="float" office:value="745">
            <text:p>745</text:p>
          </table:table-cell>
          <table:table-cell office:value-type="float" office:value="549">
            <text:p>549</text:p>
          </table:table-cell>
          <table:table-cell office:value-type="float" office:value="685">
            <text:p>685</text:p>
          </table:table-cell>
          <table:table-cell office:value-type="float" office:value="842">
            <text:p>842</text:p>
          </table:table-cell>
          <table:table-cell office:value-type="float" office:value="745">
            <text:p>745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Belize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table:number-columns-repeated="6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Chile</text:p>
          </table:table-cell>
          <table:table-cell office:value-type="string">
            <text:p>male</text:p>
          </table:table-cell>
          <table:table-cell office:value-type="float" office:value="1012">
            <text:p>1012</text:p>
          </table:table-cell>
          <table:table-cell office:value-type="float" office:value="869">
            <text:p>869</text:p>
          </table:table-cell>
          <table:table-cell office:value-type="float" office:value="727">
            <text:p>727</text:p>
          </table:table-cell>
          <table:table-cell office:value-type="float" office:value="623">
            <text:p>623</text:p>
          </table:table-cell>
          <table:table-cell office:value-type="float" office:value="840">
            <text:p>840</text:p>
          </table:table-cell>
          <table:table-cell office:value-type="float" office:value="867">
            <text:p>867</text:p>
          </table:table-cell>
          <table:table-cell office:value-type="float" office:value="727">
            <text:p>727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Chile</text:p>
          </table:table-cell>
          <table:table-cell office:value-type="string">
            <text:p>female</text:p>
          </table:table-cell>
          <table:table-cell office:value-type="float" office:value="129">
            <text:p>129</text:p>
          </table:table-cell>
          <table:table-cell table:number-columns-repeated="2"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Colombia</text:p>
          </table:table-cell>
          <table:table-cell office:value-type="string">
            <text:p>male</text:p>
          </table:table-cell>
          <table:table-cell table:number-columns-repeated="2"/>
          <table:table-cell office:value-type="float" office:value="32460">
            <text:p>32460</text:p>
          </table:table-cell>
          <table:table-cell office:value-type="float" office:value="31216">
            <text:p>31216</text:p>
          </table:table-cell>
          <table:table-cell office:value-type="float" office:value="32318">
            <text:p>32318</text:p>
          </table:table-cell>
          <table:table-cell office:value-type="float" office:value="31084">
            <text:p>31084</text:p>
          </table:table-cell>
          <table:table-cell office:value-type="float" office:value="32460">
            <text:p>32460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Colombia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1733">
            <text:p>1733</text:p>
          </table:table-cell>
          <table:table-cell office:value-type="float" office:value="1470">
            <text:p>1470</text:p>
          </table:table-cell>
          <table:table-cell office:value-type="float" office:value="1699">
            <text:p>1699</text:p>
          </table:table-cell>
          <table:table-cell office:value-type="float" office:value="1465">
            <text:p>1465</text:p>
          </table:table-cell>
          <table:table-cell office:value-type="float" office:value="1733">
            <text:p>1733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Costa Rica</text:p>
          </table:table-cell>
          <table:table-cell office:value-type="string">
            <text:p>male</text:p>
          </table:table-cell>
          <table:table-cell table:number-columns-repeated="3"/>
          <table:table-cell office:value-type="float" office:value="1773">
            <text:p>1773</text:p>
          </table:table-cell>
          <table:table-cell office:value-type="float" office:value="2094">
            <text:p>2094</text:p>
          </table:table-cell>
          <table:table-cell office:value-type="float" office:value="2288">
            <text:p>2288</text:p>
          </table:table-cell>
          <table:table-cell office:value-type="float" office:value="1773">
            <text:p>1773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Costa Rica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Denmark</text:p>
          </table:table-cell>
          <table:table-cell office:value-type="string">
            <text:p>male</text:p>
          </table:table-cell>
          <table:table-cell office:value-type="float" office:value="3278">
            <text:p>3278</text:p>
          </table:table-cell>
          <table:table-cell office:value-type="float" office:value="2803">
            <text:p>2803</text:p>
          </table:table-cell>
          <table:table-cell office:value-type="float" office:value="2768">
            <text:p>2768</text:p>
          </table:table-cell>
          <table:table-cell office:value-type="float" office:value="2866">
            <text:p>2866</text:p>
          </table:table-cell>
          <table:table-cell office:value-type="float" office:value="2899">
            <text:p>2899</text:p>
          </table:table-cell>
          <table:table-cell office:value-type="float" office:value="3199">
            <text:p>3199</text:p>
          </table:table-cell>
          <table:table-cell office:value-type="float" office:value="2768">
            <text:p>2768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Denmark</text:p>
          </table:table-cell>
          <table:table-cell office:value-type="string">
            <text:p>female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 office:value-type="float" office:value="138">
            <text:p>138</text:p>
          </table:table-cell>
          <table:table-cell office:value-type="float" office:value="82">
            <text:p>82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4834">
            <text:p>4834</text:p>
          </table:table-cell>
          <table:table-cell office:value-type="float" office:value="4823">
            <text:p>4823</text:p>
          </table:table-cell>
          <table:table-cell office:value-type="float" office:value="4593">
            <text:p>4593</text:p>
          </table:table-cell>
          <table:table-cell office:value-type="float" office:value="4600">
            <text:p>4600</text:p>
          </table:table-cell>
          <table:table-cell office:value-type="float" office:value="4397">
            <text:p>4397</text:p>
          </table:table-cell>
          <table:table-cell office:value-type="float" office:value="4372">
            <text:p>4372</text:p>
          </table:table-cell>
          <table:table-cell office:value-type="float" office:value="4593">
            <text:p>4593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119">
            <text:p>11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France</text:p>
          </table:table-cell>
          <table:table-cell office:value-type="string">
            <text:p>male</text:p>
          </table:table-cell>
          <table:table-cell office:value-type="float" office:value="24634">
            <text:p>24634</text:p>
          </table:table-cell>
          <table:table-cell office:value-type="float" office:value="28182">
            <text:p>28182</text:p>
          </table:table-cell>
          <table:table-cell office:value-type="float" office:value="28985">
            <text:p>28985</text:p>
          </table:table-cell>
          <table:table-cell office:value-type="float" office:value="30628">
            <text:p>30628</text:p>
          </table:table-cell>
          <table:table-cell office:value-type="float" office:value="31635">
            <text:p>31635</text:p>
          </table:table-cell>
          <table:table-cell office:value-type="float" office:value="33819">
            <text:p>33819</text:p>
          </table:table-cell>
          <table:table-cell office:value-type="float" office:value="28985">
            <text:p>28985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France</text:p>
          </table:table-cell>
          <table:table-cell office:value-type="string">
            <text:p>female</text:p>
          </table:table-cell>
          <table:table-cell office:value-type="float" office:value="679">
            <text:p>679</text:p>
          </table:table-cell>
          <table:table-cell office:value-type="float" office:value="706">
            <text:p>706</text:p>
          </table:table-cell>
          <table:table-cell office:value-type="float" office:value="812">
            <text:p>812</text:p>
          </table:table-cell>
          <table:table-cell office:value-type="float" office:value="934">
            <text:p>934</text:p>
          </table:table-cell>
          <table:table-cell office:value-type="float" office:value="956">
            <text:p>956</text:p>
          </table:table-cell>
          <table:table-cell office:value-type="float" office:value="11079">
            <text:p>11079</text:p>
          </table:table-cell>
          <table:table-cell office:value-type="float" office:value="812">
            <text:p>812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Germany, Federal Rep Of</text:p>
          </table:table-cell>
          <table:table-cell office:value-type="string">
            <text:p>female</text:p>
          </table:table-cell>
          <table:table-cell office:value-type="float" office:value="1295">
            <text:p>1295</text:p>
          </table:table-cell>
          <table:table-cell office:value-type="float" office:value="1493">
            <text:p>1493</text:p>
          </table:table-cell>
          <table:table-cell office:value-type="float" office:value="1694">
            <text:p>1694</text:p>
          </table:table-cell>
          <table:table-cell office:value-type="float" office:value="1775">
            <text:p>1775</text:p>
          </table:table-cell>
          <table:table-cell office:value-type="float" office:value="1764">
            <text:p>1764</text:p>
          </table:table-cell>
          <table:table-cell office:value-type="float" office:value="2015">
            <text:p>2015</text:p>
          </table:table-cell>
          <table:table-cell office:value-type="float" office:value="1694">
            <text:p>1694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Germany, Federal Rep Of</text:p>
          </table:table-cell>
          <table:table-cell office:value-type="string">
            <text:p>male</text:p>
          </table:table-cell>
          <table:table-cell office:value-type="float" office:value="42821">
            <text:p>42821</text:p>
          </table:table-cell>
          <table:table-cell office:value-type="float" office:value="45000">
            <text:p>45000</text:p>
          </table:table-cell>
          <table:table-cell office:value-type="float" office:value="46734">
            <text:p>46734</text:p>
          </table:table-cell>
          <table:table-cell office:value-type="float" office:value="47741">
            <text:p>47741</text:p>
          </table:table-cell>
          <table:table-cell office:value-type="float" office:value="48364">
            <text:p>48364</text:p>
          </table:table-cell>
          <table:table-cell office:value-type="float" office:value="48943">
            <text:p>48943</text:p>
          </table:table-cell>
          <table:table-cell office:value-type="float" office:value="46734">
            <text:p>46734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129">
            <text:p>129</text:p>
          </table:table-cell>
          <table:table-cell office:value-type="float" office:value="135">
            <text:p>135</text:p>
          </table:table-cell>
          <table:table-cell office:value-type="float" office:value="88">
            <text:p>88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office:value-type="float" office:value="2564">
            <text:p>2564</text:p>
          </table:table-cell>
          <table:table-cell office:value-type="float" office:value="2512">
            <text:p>2512</text:p>
          </table:table-cell>
          <table:table-cell office:value-type="float" office:value="2560">
            <text:p>2560</text:p>
          </table:table-cell>
          <table:table-cell office:value-type="float" office:value="2466">
            <text:p>2466</text:p>
          </table:table-cell>
          <table:table-cell office:value-type="float" office:value="2649">
            <text:p>2649</text:p>
          </table:table-cell>
          <table:table-cell office:value-type="float" office:value="2845">
            <text:p>2845</text:p>
          </table:table-cell>
          <table:table-cell office:value-type="float" office:value="2560">
            <text:p>2560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Honduras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67">
            <text:p>67</text:p>
          </table:table-cell>
          <table:table-cell table:number-columns-repeated="3"/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Honduras</text:p>
          </table:table-cell>
          <table:table-cell office:value-type="string">
            <text:p>male</text:p>
          </table:table-cell>
          <table:table-cell table:number-columns-repeated="2"/>
          <table:table-cell office:value-type="float" office:value="2064">
            <text:p>2064</text:p>
          </table:table-cell>
          <table:table-cell table:number-columns-repeated="3"/>
          <table:table-cell office:value-type="float" office:value="2064">
            <text:p>2064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Indonesia</text:p>
          </table:table-cell>
          <table:table-cell office:value-type="string">
            <text:p>female</text:p>
          </table:table-cell>
          <table:table-cell office:value-type="float" office:value="729">
            <text:p>729</text:p>
          </table:table-cell>
          <table:table-cell office:value-type="float" office:value="851">
            <text:p>851</text:p>
          </table:table-cell>
          <table:table-cell office:value-type="float" office:value="718">
            <text:p>718</text:p>
          </table:table-cell>
          <table:table-cell office:value-type="float" office:value="835">
            <text:p>835</text:p>
          </table:table-cell>
          <table:table-cell office:value-type="float" office:value="914">
            <text:p>914</text:p>
          </table:table-cell>
          <table:table-cell office:value-type="float" office:value="875">
            <text:p>875</text:p>
          </table:table-cell>
          <table:table-cell office:value-type="float" office:value="718">
            <text:p>718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Indonesia</text:p>
          </table:table-cell>
          <table:table-cell office:value-type="string">
            <text:p>male</text:p>
          </table:table-cell>
          <table:table-cell office:value-type="float" office:value="28022">
            <text:p>28022</text:p>
          </table:table-cell>
          <table:table-cell office:value-type="float" office:value="30355">
            <text:p>30355</text:p>
          </table:table-cell>
          <table:table-cell office:value-type="float" office:value="27789">
            <text:p>27789</text:p>
          </table:table-cell>
          <table:table-cell office:value-type="float" office:value="31619">
            <text:p>31619</text:p>
          </table:table-cell>
          <table:table-cell office:value-type="float" office:value="35046">
            <text:p>35046</text:p>
          </table:table-cell>
          <table:table-cell office:value-type="float" office:value="34860">
            <text:p>34860</text:p>
          </table:table-cell>
          <table:table-cell office:value-type="float" office:value="27789">
            <text:p>2778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Ireland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Ireland</text:p>
          </table:table-cell>
          <table:table-cell office:value-type="string">
            <text:p>male</text:p>
          </table:table-cell>
          <table:table-cell office:value-type="float" office:value="742">
            <text:p>742</text:p>
          </table:table-cell>
          <table:table-cell table:number-columns-repeated="2" office:value-type="float" office:value="699">
            <text:p>699</text:p>
          </table:table-cell>
          <table:table-cell office:value-type="float" office:value="816">
            <text:p>816</text:p>
          </table:table-cell>
          <table:table-cell office:value-type="float" office:value="795">
            <text:p>795</text:p>
          </table:table-cell>
          <table:table-cell office:value-type="float" office:value="808">
            <text:p>808</text:p>
          </table:table-cell>
          <table:table-cell office:value-type="float" office:value="699">
            <text:p>69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office:value-type="float" office:value="980">
            <text:p>980</text:p>
          </table:table-cell>
          <table:table-cell office:value-type="float" office:value="1019">
            <text:p>1019</text:p>
          </table:table-cell>
          <table:table-cell office:value-type="float" office:value="1054">
            <text:p>1054</text:p>
          </table:table-cell>
          <table:table-cell office:value-type="float" office:value="891">
            <text:p>891</text:p>
          </table:table-cell>
          <table:table-cell office:value-type="float" office:value="1055">
            <text:p>1055</text:p>
          </table:table-cell>
          <table:table-cell office:value-type="float" office:value="1471">
            <text:p>1471</text:p>
          </table:table-cell>
          <table:table-cell office:value-type="float" office:value="1054">
            <text:p>1054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27357">
            <text:p>27357</text:p>
          </table:table-cell>
          <table:table-cell office:value-type="float" office:value="26831">
            <text:p>26831</text:p>
          </table:table-cell>
          <table:table-cell office:value-type="float" office:value="29111">
            <text:p>29111</text:p>
          </table:table-cell>
          <table:table-cell office:value-type="float" office:value="22927">
            <text:p>22927</text:p>
          </table:table-cell>
          <table:table-cell office:value-type="float" office:value="25069">
            <text:p>25069</text:p>
          </table:table-cell>
          <table:table-cell office:value-type="float" office:value="27826">
            <text:p>27826</text:p>
          </table:table-cell>
          <table:table-cell office:value-type="float" office:value="29111">
            <text:p>29111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Jamaica</text:p>
          </table:table-cell>
          <table:table-cell office:value-type="string">
            <text:p>fema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Jamaica</text:p>
          </table:table-cell>
          <table:table-cell office:value-type="string">
            <text:p>male</text:p>
          </table:table-cell>
          <table:table-cell table:number-columns-repeated="2"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office:value-type="float" office:value="1081">
            <text:p>1081</text:p>
          </table:table-cell>
          <table:table-cell office:value-type="float" office:value="1115">
            <text:p>1115</text:p>
          </table:table-cell>
          <table:table-cell office:value-type="float" office:value="1249">
            <text:p>1249</text:p>
          </table:table-cell>
          <table:table-cell office:value-type="float" office:value="1509">
            <text:p>1509</text:p>
          </table:table-cell>
          <table:table-cell office:value-type="float" office:value="1614">
            <text:p>1614</text:p>
          </table:table-cell>
          <table:table-cell office:value-type="float" office:value="1655">
            <text:p>1655</text:p>
          </table:table-cell>
          <table:table-cell office:value-type="float" office:value="1249">
            <text:p>124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44913">
            <text:p>44913</text:p>
          </table:table-cell>
          <table:table-cell office:value-type="float" office:value="45719">
            <text:p>45719</text:p>
          </table:table-cell>
          <table:table-cell office:value-type="float" office:value="47563">
            <text:p>47563</text:p>
          </table:table-cell>
          <table:table-cell office:value-type="float" office:value="49198">
            <text:p>49198</text:p>
          </table:table-cell>
          <table:table-cell office:value-type="float" office:value="49371">
            <text:p>49371</text:p>
          </table:table-cell>
          <table:table-cell office:value-type="float" office:value="49051">
            <text:p>49051</text:p>
          </table:table-cell>
          <table:table-cell office:value-type="float" office:value="47563">
            <text:p>47563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Kuwait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Kuwait</text:p>
          </table:table-cell>
          <table:table-cell office:value-type="string">
            <text:p>male</text:p>
          </table:table-cell>
          <table:table-cell office:value-type="float" office:value="204">
            <text:p>204</text:p>
          </table:table-cell>
          <table:table-cell office:value-type="float" office:value="186">
            <text:p>186</text:p>
          </table:table-cell>
          <table:table-cell office:value-type="float" office:value="249">
            <text:p>249</text:p>
          </table:table-cell>
          <table:table-cell office:value-type="float" office:value="221">
            <text:p>221</text:p>
          </table:table-cell>
          <table:table-cell office:value-type="float" office:value="303">
            <text:p>303</text:p>
          </table:table-cell>
          <table:table-cell office:value-type="float" office:value="281">
            <text:p>281</text:p>
          </table:table-cell>
          <table:table-cell office:value-type="float" office:value="249">
            <text:p>24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Mauritius</text:p>
          </table:table-cell>
          <table:table-cell office:value-type="string">
            <text:p>male</text:p>
          </table:table-cell>
          <table:table-cell office:value-type="float" office:value="1851">
            <text:p>1851</text:p>
          </table:table-cell>
          <table:table-cell office:value-type="float" office:value="1432">
            <text:p>1432</text:p>
          </table:table-cell>
          <table:table-cell office:value-type="float" office:value="1349">
            <text:p>1349</text:p>
          </table:table-cell>
          <table:table-cell office:value-type="float" office:value="1358">
            <text:p>1358</text:p>
          </table:table-cell>
          <table:table-cell office:value-type="float" office:value="1459">
            <text:p>1459</text:p>
          </table:table-cell>
          <table:table-cell office:value-type="float" office:value="1712">
            <text:p>1712</text:p>
          </table:table-cell>
          <table:table-cell office:value-type="float" office:value="1349">
            <text:p>134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Mauritius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office:value-type="float" office:value="16588">
            <text:p>16588</text:p>
          </table:table-cell>
          <table:table-cell office:value-type="float" office:value="16493">
            <text:p>16493</text:p>
          </table:table-cell>
          <table:table-cell office:value-type="float" office:value="18351">
            <text:p>18351</text:p>
          </table:table-cell>
          <table:table-cell office:value-type="float" office:value="19901">
            <text:p>19901</text:p>
          </table:table-cell>
          <table:table-cell office:value-type="float" office:value="19108">
            <text:p>19108</text:p>
          </table:table-cell>
          <table:table-cell office:value-type="float" office:value="19731">
            <text:p>19731</text:p>
          </table:table-cell>
          <table:table-cell office:value-type="float" office:value="18351">
            <text:p>18351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office:value-type="float" office:value="883">
            <text:p>883</text:p>
          </table:table-cell>
          <table:table-cell office:value-type="float" office:value="878">
            <text:p>878</text:p>
          </table:table-cell>
          <table:table-cell office:value-type="float" office:value="989">
            <text:p>989</text:p>
          </table:table-cell>
          <table:table-cell office:value-type="float" office:value="1047">
            <text:p>1047</text:p>
          </table:table-cell>
          <table:table-cell office:value-type="float" office:value="1214">
            <text:p>1214</text:p>
          </table:table-cell>
          <table:table-cell office:value-type="float" office:value="1501">
            <text:p>1501</text:p>
          </table:table-cell>
          <table:table-cell office:value-type="float" office:value="989">
            <text:p>98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Netherlands</text:p>
          </table:table-cell>
          <table:table-cell office:value-type="string">
            <text:p>male</text:p>
          </table:table-cell>
          <table:table-cell office:value-type="float" office:value="3042">
            <text:p>3042</text:p>
          </table:table-cell>
          <table:table-cell office:value-type="float" office:value="3241">
            <text:p>3241</text:p>
          </table:table-cell>
          <table:table-cell office:value-type="float" office:value="3358">
            <text:p>3358</text:p>
          </table:table-cell>
          <table:table-cell office:value-type="float" office:value="3269">
            <text:p>3269</text:p>
          </table:table-cell>
          <table:table-cell office:value-type="float" office:value="3389">
            <text:p>3389</text:p>
          </table:table-cell>
          <table:table-cell office:value-type="float" office:value="3617">
            <text:p>3617</text:p>
          </table:table-cell>
          <table:table-cell office:value-type="float" office:value="3358">
            <text:p>3358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Netherlands</text:p>
          </table:table-cell>
          <table:table-cell office:value-type="string">
            <text:p>female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05">
            <text:p>105</text:p>
          </table:table-cell>
          <table:table-cell office:value-type="float" office:value="127">
            <text:p>127</text:p>
          </table:table-cell>
          <table:table-cell office:value-type="float" office:value="80">
            <text:p>80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New Zealand</text:p>
          </table:table-cell>
          <table:table-cell office:value-type="string">
            <text:p>male</text:p>
          </table:table-cell>
          <table:table-cell office:value-type="float" office:value="2612">
            <text:p>2612</text:p>
          </table:table-cell>
          <table:table-cell office:value-type="float" office:value="2741">
            <text:p>2741</text:p>
          </table:table-cell>
          <table:table-cell office:value-type="float" office:value="2719">
            <text:p>2719</text:p>
          </table:table-cell>
          <table:table-cell office:value-type="float" office:value="2593">
            <text:p>2593</text:p>
          </table:table-cell>
          <table:table-cell office:value-type="float" office:value="2625">
            <text:p>2625</text:p>
          </table:table-cell>
          <table:table-cell office:value-type="float" office:value="2685">
            <text:p>2685</text:p>
          </table:table-cell>
          <table:table-cell office:value-type="float" office:value="2719">
            <text:p>271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New Zealand</text:p>
          </table:table-cell>
          <table:table-cell office:value-type="string">
            <text:p>female</text:p>
          </table:table-cell>
          <table:table-cell office:value-type="float" office:value="111">
            <text:p>111</text:p>
          </table:table-cell>
          <table:table-cell office:value-type="float" office:value="92">
            <text:p>92</text:p>
          </table:table-cell>
          <table:table-cell office:value-type="float" office:value="121">
            <text:p>121</text:p>
          </table:table-cell>
          <table:table-cell office:value-type="float" office:value="141">
            <text:p>141</text:p>
          </table:table-cell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Norway</text:p>
          </table:table-cell>
          <table:table-cell office:value-type="string">
            <text:p>male</text:p>
          </table:table-cell>
          <table:table-cell office:value-type="float" office:value="1879">
            <text:p>1879</text:p>
          </table:table-cell>
          <table:table-cell office:value-type="float" office:value="1762">
            <text:p>1762</text:p>
          </table:table-cell>
          <table:table-cell office:value-type="float" office:value="1735">
            <text:p>1735</text:p>
          </table:table-cell>
          <table:table-cell table:number-columns-repeated="2" office:value-type="float" office:value="1732">
            <text:p>1732</text:p>
          </table:table-cell>
          <table:table-cell office:value-type="float" office:value="1694">
            <text:p>1694</text:p>
          </table:table-cell>
          <table:table-cell office:value-type="float" office:value="1735">
            <text:p>1735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Norway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Peru</text:p>
          </table:table-cell>
          <table:table-cell office:value-type="string">
            <text:p>male</text:p>
          </table:table-cell>
          <table:table-cell office:value-type="float" office:value="11870">
            <text:p>11870</text:p>
          </table:table-cell>
          <table:table-cell office:value-type="float" office:value="12051">
            <text:p>12051</text:p>
          </table:table-cell>
          <table:table-cell office:value-type="float" office:value="12785">
            <text:p>12785</text:p>
          </table:table-cell>
          <table:table-cell office:value-type="float" office:value="13818">
            <text:p>13818</text:p>
          </table:table-cell>
          <table:table-cell office:value-type="float" office:value="15619">
            <text:p>15619</text:p>
          </table:table-cell>
          <table:table-cell office:value-type="float" office:value="16598">
            <text:p>16598</text:p>
          </table:table-cell>
          <table:table-cell office:value-type="float" office:value="12785">
            <text:p>12785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Peru</text:p>
          </table:table-cell>
          <table:table-cell office:value-type="string">
            <text:p>female</text:p>
          </table:table-cell>
          <table:table-cell office:value-type="float" office:value="296">
            <text:p>296</text:p>
          </table:table-cell>
          <table:table-cell office:value-type="float" office:value="334">
            <text:p>334</text:p>
          </table:table-cell>
          <table:table-cell office:value-type="float" office:value="435">
            <text:p>435</text:p>
          </table:table-cell>
          <table:table-cell office:value-type="float" office:value="504">
            <text:p>504</text:p>
          </table:table-cell>
          <table:table-cell office:value-type="float" office:value="732">
            <text:p>732</text:p>
          </table:table-cell>
          <table:table-cell office:value-type="float" office:value="770">
            <text:p>770</text:p>
          </table:table-cell>
          <table:table-cell office:value-type="float" office:value="435">
            <text:p>435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 office:value-type="float" office:value="73647">
            <text:p>73647</text:p>
          </table:table-cell>
          <table:table-cell office:value-type="float" office:value="75587">
            <text:p>75587</text:p>
          </table:table-cell>
          <table:table-cell office:value-type="float" office:value="67531">
            <text:p>67531</text:p>
          </table:table-cell>
          <table:table-cell office:value-type="float" office:value="77308">
            <text:p>77308</text:p>
          </table:table-cell>
          <table:table-cell office:value-type="float" office:value="84815">
            <text:p>84815</text:p>
          </table:table-cell>
          <table:table-cell office:value-type="float" office:value="81359">
            <text:p>81359</text:p>
          </table:table-cell>
          <table:table-cell office:value-type="float" office:value="67531">
            <text:p>67531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 office:value-type="float" office:value="3714">
            <text:p>3714</text:p>
          </table:table-cell>
          <table:table-cell office:value-type="float" office:value="3856">
            <text:p>3856</text:p>
          </table:table-cell>
          <table:table-cell office:value-type="float" office:value="2946">
            <text:p>2946</text:p>
          </table:table-cell>
          <table:table-cell office:value-type="float" office:value="3622">
            <text:p>3622</text:p>
          </table:table-cell>
          <table:table-cell office:value-type="float" office:value="4087">
            <text:p>4087</text:p>
          </table:table-cell>
          <table:table-cell office:value-type="float" office:value="3845">
            <text:p>3845</text:p>
          </table:table-cell>
          <table:table-cell office:value-type="float" office:value="2946">
            <text:p>2946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office:value-type="float" office:value="2525">
            <text:p>2525</text:p>
          </table:table-cell>
          <table:table-cell office:value-type="float" office:value="2948">
            <text:p>2948</text:p>
          </table:table-cell>
          <table:table-cell office:value-type="float" office:value="3492">
            <text:p>3492</text:p>
          </table:table-cell>
          <table:table-cell office:value-type="float" office:value="4215">
            <text:p>4215</text:p>
          </table:table-cell>
          <table:table-cell office:value-type="float" office:value="4630">
            <text:p>4630</text:p>
          </table:table-cell>
          <table:table-cell office:value-type="float" office:value="4869">
            <text:p>4869</text:p>
          </table:table-cell>
          <table:table-cell office:value-type="float" office:value="3492">
            <text:p>3492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office:value-type="float" office:value="144">
            <text:p>144</text:p>
          </table:table-cell>
          <table:table-cell office:value-type="float" office:value="131">
            <text:p>131</text:p>
          </table:table-cell>
          <table:table-cell office:value-type="float" office:value="176">
            <text:p>176</text:p>
          </table:table-cell>
          <table:table-cell office:value-type="float" office:value="194">
            <text:p>194</text:p>
          </table:table-cell>
          <table:table-cell office:value-type="float" office:value="176">
            <text:p>176</text:p>
          </table:table-cell>
          <table:table-cell office:value-type="float" office:value="174">
            <text:p>174</text:p>
          </table:table-cell>
          <table:table-cell office:value-type="float" office:value="176">
            <text:p>176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Qatar</text:p>
          </table:table-cell>
          <table:table-cell office:value-type="string">
            <text:p>male</text:p>
          </table:table-cell>
          <table:table-cell office:value-type="float" office:value="1225">
            <text:p>1225</text:p>
          </table:table-cell>
          <table:table-cell office:value-type="float" office:value="1399">
            <text:p>1399</text:p>
          </table:table-cell>
          <table:table-cell office:value-type="float" office:value="1350">
            <text:p>1350</text:p>
          </table:table-cell>
          <table:table-cell office:value-type="float" office:value="1603">
            <text:p>1603</text:p>
          </table:table-cell>
          <table:table-cell office:value-type="float" office:value="1674">
            <text:p>1674</text:p>
          </table:table-cell>
          <table:table-cell office:value-type="float" office:value="2819">
            <text:p>2819</text:p>
          </table:table-cell>
          <table:table-cell office:value-type="float" office:value="1350">
            <text:p>1350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Qatar</text:p>
          </table:table-cell>
          <table:table-cell office:value-type="string">
            <text:p>female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2">
            <text:p>132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aint Lucia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number-columns-repeated="2" office:value-type="float" office:value="13">
            <text:p>13</text:p>
          </table:table-cell>
          <table:table-cell office:value-type="float" office:value="22">
            <text:p>22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aint Lucia</text:p>
          </table:table-cell>
          <table:table-cell office:value-type="string">
            <text:p>male</text:p>
          </table:table-cell>
          <table:table-cell table:number-columns-repeated="2"/>
          <table:table-cell office:value-type="float" office:value="1084">
            <text:p>1084</text:p>
          </table:table-cell>
          <table:table-cell office:value-type="float" office:value="1048">
            <text:p>1048</text:p>
          </table:table-cell>
          <table:table-cell office:value-type="float" office:value="1019">
            <text:p>1019</text:p>
          </table:table-cell>
          <table:table-cell office:value-type="float" office:value="980">
            <text:p>980</text:p>
          </table:table-cell>
          <table:table-cell office:value-type="float" office:value="1084">
            <text:p>1084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eychelles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eychelles</text:p>
          </table:table-cell>
          <table:table-cell office:value-type="string">
            <text:p>male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/>
          <table:table-cell office:value-type="float" office:value="18">
            <text:p>18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ingapore</text:p>
          </table:table-cell>
          <table:table-cell office:value-type="string">
            <text:p>male</text:p>
          </table:table-cell>
          <table:table-cell office:value-type="float" office:value="1382">
            <text:p>1382</text:p>
          </table:table-cell>
          <table:table-cell office:value-type="float" office:value="1377">
            <text:p>1377</text:p>
          </table:table-cell>
          <table:table-cell office:value-type="float" office:value="1393">
            <text:p>1393</text:p>
          </table:table-cell>
          <table:table-cell office:value-type="float" office:value="1358">
            <text:p>1358</text:p>
          </table:table-cell>
          <table:table-cell office:value-type="float" office:value="969">
            <text:p>969</text:p>
          </table:table-cell>
          <table:table-cell office:value-type="float" office:value="966">
            <text:p>966</text:p>
          </table:table-cell>
          <table:table-cell office:value-type="float" office:value="1393">
            <text:p>1393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ingapore</text:p>
          </table:table-cell>
          <table:table-cell office:value-type="string">
            <text:p>female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outh Africa</text:p>
          </table:table-cell>
          <table:table-cell office:value-type="string">
            <text:p>female</text:p>
          </table:table-cell>
          <table:table-cell office:value-type="float" office:value="5639">
            <text:p>5639</text:p>
          </table:table-cell>
          <table:table-cell office:value-type="float" office:value="6313">
            <text:p>6313</text:p>
          </table:table-cell>
          <table:table-cell office:value-type="float" office:value="6499">
            <text:p>6499</text:p>
          </table:table-cell>
          <table:table-cell office:value-type="float" office:value="6205">
            <text:p>6205</text:p>
          </table:table-cell>
          <table:table-cell office:value-type="float" office:value="5516">
            <text:p>5516</text:p>
          </table:table-cell>
          <table:table-cell office:value-type="float" office:value="5443">
            <text:p>5443</text:p>
          </table:table-cell>
          <table:table-cell office:value-type="float" office:value="6499">
            <text:p>649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outh Africa</text:p>
          </table:table-cell>
          <table:table-cell office:value-type="string">
            <text:p>male</text:p>
          </table:table-cell>
          <table:table-cell office:value-type="float" office:value="84894">
            <text:p>84894</text:p>
          </table:table-cell>
          <table:table-cell office:value-type="float" office:value="87664">
            <text:p>87664</text:p>
          </table:table-cell>
          <table:table-cell office:value-type="float" office:value="92709">
            <text:p>92709</text:p>
          </table:table-cell>
          <table:table-cell office:value-type="float" office:value="92418">
            <text:p>92418</text:p>
          </table:table-cell>
          <table:table-cell office:value-type="float" office:value="89543">
            <text:p>89543</text:p>
          </table:table-cell>
          <table:table-cell office:value-type="float" office:value="94621">
            <text:p>94621</text:p>
          </table:table-cell>
          <table:table-cell office:value-type="float" office:value="92709">
            <text:p>9270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pain</text:p>
          </table:table-cell>
          <table:table-cell office:value-type="string">
            <text:p>male</text:p>
          </table:table-cell>
          <table:table-cell office:value-type="float" office:value="6915">
            <text:p>6915</text:p>
          </table:table-cell>
          <table:table-cell office:value-type="float" office:value="7850">
            <text:p>7850</text:p>
          </table:table-cell>
          <table:table-cell office:value-type="float" office:value="7494">
            <text:p>7494</text:p>
          </table:table-cell>
          <table:table-cell office:value-type="float" office:value="8097">
            <text:p>8097</text:p>
          </table:table-cell>
          <table:table-cell office:value-type="float" office:value="10555">
            <text:p>10555</text:p>
          </table:table-cell>
          <table:table-cell office:value-type="float" office:value="14099">
            <text:p>14099</text:p>
          </table:table-cell>
          <table:table-cell office:value-type="float" office:value="7494">
            <text:p>7494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pain</text:p>
          </table:table-cell>
          <table:table-cell office:value-type="string">
            <text:p>female</text:p>
          </table:table-cell>
          <table:table-cell office:value-type="float" office:value="294">
            <text:p>294</text:p>
          </table:table-cell>
          <table:table-cell office:value-type="float" office:value="298">
            <text:p>298</text:p>
          </table:table-cell>
          <table:table-cell office:value-type="float" office:value="293">
            <text:p>293</text:p>
          </table:table-cell>
          <table:table-cell office:value-type="float" office:value="301">
            <text:p>301</text:p>
          </table:table-cell>
          <table:table-cell office:value-type="float" office:value="360">
            <text:p>360</text:p>
          </table:table-cell>
          <table:table-cell office:value-type="float" office:value="490">
            <text:p>490</text:p>
          </table:table-cell>
          <table:table-cell office:value-type="float" office:value="293">
            <text:p>293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number-columns-repeated="2"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131">
            <text:p>131</text:p>
          </table:table-cell>
          <table:table-cell office:value-type="float" office:value="185">
            <text:p>185</text:p>
          </table:table-cell>
          <table:table-cell office:value-type="float" office:value="128">
            <text:p>128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Tonga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Tonga</text:p>
          </table:table-cell>
          <table:table-cell office:value-type="string">
            <text:p>male</text:p>
          </table:table-cell>
          <table:table-cell office:value-type="float" office:value="204">
            <text:p>20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137">
            <text:p>137</text:p>
          </table:table-cell>
          <table:table-cell office:value-type="float" office:value="117">
            <text:p>117</text:p>
          </table:table-cell>
          <table:table-cell office:value-type="float" office:value="128">
            <text:p>128</text:p>
          </table:table-cell>
          <table:table-cell office:value-type="float" office:value="226">
            <text:p>226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Trinidad and Tobago</text:p>
          </table:table-cell>
          <table:table-cell office:value-type="string">
            <text:p>female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139">
            <text:p>139</text:p>
          </table:table-cell>
          <table:table-cell office:value-type="float" office:value="207">
            <text:p>207</text:p>
          </table:table-cell>
          <table:table-cell office:value-type="float" office:value="164">
            <text:p>164</text:p>
          </table:table-cell>
          <table:table-cell office:value-type="float" office:value="110">
            <text:p>110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Trinidad and Tobago</text:p>
          </table:table-cell>
          <table:table-cell office:value-type="string">
            <text:p>male</text:p>
          </table:table-cell>
          <table:table-cell office:value-type="float" office:value="2509">
            <text:p>2509</text:p>
          </table:table-cell>
          <table:table-cell office:value-type="float" office:value="2278">
            <text:p>2278</text:p>
          </table:table-cell>
          <table:table-cell office:value-type="float" office:value="2319">
            <text:p>2319</text:p>
          </table:table-cell>
          <table:table-cell office:value-type="float" office:value="2337">
            <text:p>2337</text:p>
          </table:table-cell>
          <table:table-cell office:value-type="float" office:value="2763">
            <text:p>2763</text:p>
          </table:table-cell>
          <table:table-cell office:value-type="float" office:value="2223">
            <text:p>2223</text:p>
          </table:table-cell>
          <table:table-cell office:value-type="float" office:value="2319">
            <text:p>2319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ganda</text:p>
          </table:table-cell>
          <table:table-cell office:value-type="string">
            <text:p>female</text:p>
          </table:table-cell>
          <table:table-cell office:value-type="float" office:value="99">
            <text:p>99</text:p>
          </table:table-cell>
          <table:table-cell table:number-columns-repeated="2" office:value-type="float" office:value="80">
            <text:p>80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ganda</text:p>
          </table:table-cell>
          <table:table-cell office:value-type="string">
            <text:p>male</text:p>
          </table:table-cell>
          <table:table-cell office:value-type="float" office:value="9981">
            <text:p>9981</text:p>
          </table:table-cell>
          <table:table-cell office:value-type="float" office:value="9833">
            <text:p>9833</text:p>
          </table:table-cell>
          <table:table-cell office:value-type="float" office:value="7837">
            <text:p>7837</text:p>
          </table:table-cell>
          <table:table-cell table:number-columns-repeated="3"/>
          <table:table-cell office:value-type="float" office:value="7837">
            <text:p>7837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Kingdom</text:p>
          </table:table-cell>
          <table:table-cell office:value-type="string">
            <text:p>female</text:p>
          </table:table-cell>
          <table:table-cell office:value-type="float" office:value="952">
            <text:p>952</text:p>
          </table:table-cell>
          <table:table-cell office:value-type="float" office:value="1038">
            <text:p>1038</text:p>
          </table:table-cell>
          <table:table-cell office:value-type="float" office:value="1178">
            <text:p>1178</text:p>
          </table:table-cell>
          <table:table-cell office:value-type="float" office:value="1233">
            <text:p>1233</text:p>
          </table:table-cell>
          <table:table-cell office:value-type="float" office:value="1248">
            <text:p>1248</text:p>
          </table:table-cell>
          <table:table-cell office:value-type="float" office:value="1244">
            <text:p>1244</text:p>
          </table:table-cell>
          <table:table-cell office:value-type="float" office:value="1178">
            <text:p>1178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Kingdom</text:p>
          </table:table-cell>
          <table:table-cell office:value-type="string">
            <text:p>male</text:p>
          </table:table-cell>
          <table:table-cell office:value-type="float" office:value="31982">
            <text:p>31982</text:p>
          </table:table-cell>
          <table:table-cell office:value-type="float" office:value="29043">
            <text:p>29043</text:p>
          </table:table-cell>
          <table:table-cell office:value-type="float" office:value="36091">
            <text:p>36091</text:p>
          </table:table-cell>
          <table:table-cell office:value-type="float" office:value="36289">
            <text:p>36289</text:p>
          </table:table-cell>
          <table:table-cell office:value-type="float" office:value="35764">
            <text:p>35764</text:p>
          </table:table-cell>
          <table:table-cell office:value-type="float" office:value="35605">
            <text:p>35605</text:p>
          </table:table-cell>
          <table:table-cell office:value-type="float" office:value="36091">
            <text:p>36091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Kingdom: England &amp; Wales</text:p>
          </table:table-cell>
          <table:table-cell office:value-type="string">
            <text:p>male</text:p>
          </table:table-cell>
          <table:table-cell office:value-type="float" office:value="27199">
            <text:p>27199</text:p>
          </table:table-cell>
          <table:table-cell office:value-type="float" office:value="28564">
            <text:p>28564</text:p>
          </table:table-cell>
          <table:table-cell office:value-type="float" office:value="28872">
            <text:p>28872</text:p>
          </table:table-cell>
          <table:table-cell office:value-type="float" office:value="28775">
            <text:p>28775</text:p>
          </table:table-cell>
          <table:table-cell office:value-type="float" office:value="28882">
            <text:p>28882</text:p>
          </table:table-cell>
          <table:table-cell office:value-type="float" office:value="28563">
            <text:p>28563</text:p>
          </table:table-cell>
          <table:table-cell office:value-type="float" office:value="28872">
            <text:p>28872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Kingdom: England &amp; Wales</text:p>
          </table:table-cell>
          <table:table-cell office:value-type="string">
            <text:p>female</text:p>
          </table:table-cell>
          <table:table-cell office:value-type="float" office:value="784">
            <text:p>784</text:p>
          </table:table-cell>
          <table:table-cell office:value-type="float" office:value="863">
            <text:p>863</text:p>
          </table:table-cell>
          <table:table-cell office:value-type="float" office:value="943">
            <text:p>943</text:p>
          </table:table-cell>
          <table:table-cell office:value-type="float" office:value="986">
            <text:p>986</text:p>
          </table:table-cell>
          <table:table-cell office:value-type="float" office:value="1026">
            <text:p>1026</text:p>
          </table:table-cell>
          <table:table-cell office:value-type="float" office:value="1030">
            <text:p>1030</text:p>
          </table:table-cell>
          <table:table-cell office:value-type="float" office:value="943">
            <text:p>943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Kingdom: Northern Ireland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Kingdom: Northern Ireland</text:p>
          </table:table-cell>
          <table:table-cell office:value-type="string">
            <text:p>male</text:p>
          </table:table-cell>
          <table:table-cell table:number-columns-repeated="2"/>
          <table:table-cell office:value-type="float" office:value="2515">
            <text:p>2515</text:p>
          </table:table-cell>
          <table:table-cell office:value-type="float" office:value="2621">
            <text:p>2621</text:p>
          </table:table-cell>
          <table:table-cell office:value-type="float" office:value="2449">
            <text:p>2449</text:p>
          </table:table-cell>
          <table:table-cell office:value-type="float" office:value="2329">
            <text:p>2329</text:p>
          </table:table-cell>
          <table:table-cell office:value-type="float" office:value="2515">
            <text:p>2515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Kingdom: Scotland</text:p>
          </table:table-cell>
          <table:table-cell office:value-type="string">
            <text:p>male</text:p>
          </table:table-cell>
          <table:table-cell office:value-type="float" office:value="4783">
            <text:p>4783</text:p>
          </table:table-cell>
          <table:table-cell office:value-type="float" office:value="479">
            <text:p>479</text:p>
          </table:table-cell>
          <table:table-cell office:value-type="float" office:value="4704">
            <text:p>4704</text:p>
          </table:table-cell>
          <table:table-cell office:value-type="float" office:value="4893">
            <text:p>4893</text:p>
          </table:table-cell>
          <table:table-cell office:value-type="float" office:value="4433">
            <text:p>4433</text:p>
          </table:table-cell>
          <table:table-cell office:value-type="float" office:value="4713">
            <text:p>4713</text:p>
          </table:table-cell>
          <table:table-cell office:value-type="float" office:value="4704">
            <text:p>4704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Kingdom: Scotland</text:p>
          </table:table-cell>
          <table:table-cell office:value-type="string">
            <text:p>female</text:p>
          </table:table-cell>
          <table:table-cell office:value-type="float" office:value="168">
            <text:p>168</text:p>
          </table:table-cell>
          <table:table-cell office:value-type="float" office:value="175">
            <text:p>17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152">
            <text:p>152</text:p>
          </table:table-cell>
          <table:table-cell office:value-type="float" office:value="147">
            <text:p>147</text:p>
          </table:table-cell>
          <table:table-cell office:value-type="float" office:value="167">
            <text:p>167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States</text:p>
          </table:table-cell>
          <table:table-cell office:value-type="string">
            <text:p>female</text:p>
          </table:table-cell>
          <table:table-cell office:value-type="float" office:value="12965">
            <text:p>12965</text:p>
          </table:table-cell>
          <table:table-cell office:value-type="float" office:value="14459">
            <text:p>14459</text:p>
          </table:table-cell>
          <table:table-cell office:value-type="float" office:value="15594">
            <text:p>15594</text:p>
          </table:table-cell>
          <table:table-cell office:value-type="float" office:value="17398">
            <text:p>17398</text:p>
          </table:table-cell>
          <table:table-cell office:value-type="float" office:value="17888">
            <text:p>17888</text:p>
          </table:table-cell>
          <table:table-cell office:value-type="float" office:value="18196">
            <text:p>18196</text:p>
          </table:table-cell>
          <table:table-cell office:value-type="float" office:value="15594">
            <text:p>15594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nited States</text:p>
          </table:table-cell>
          <table:table-cell office:value-type="string">
            <text:p>male</text:p>
          </table:table-cell>
          <table:table-cell office:value-type="float" office:value="300603">
            <text:p>300603</text:p>
          </table:table-cell>
          <table:table-cell office:value-type="float" office:value="323374">
            <text:p>323374</text:p>
          </table:table-cell>
          <table:table-cell office:value-type="float" office:value="339572">
            <text:p>339572</text:p>
          </table:table-cell>
          <table:table-cell office:value-type="float" office:value="368256">
            <text:p>368256</text:p>
          </table:table-cell>
          <table:table-cell office:value-type="float" office:value="342551">
            <text:p>342551</text:p>
          </table:table-cell>
          <table:table-cell office:value-type="float" office:value="394499">
            <text:p>394499</text:p>
          </table:table-cell>
          <table:table-cell office:value-type="float" office:value="339572">
            <text:p>339572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ruguay</text:p>
          </table:table-cell>
          <table:table-cell office:value-type="string">
            <text:p>female</text:p>
          </table:table-cell>
          <table:table-cell office:value-type="float" office:value="166">
            <text:p>166</text:p>
          </table:table-cell>
          <table:table-cell office:value-type="float" office:value="134">
            <text:p>134</text:p>
          </table:table-cell>
          <table:table-cell office:value-type="float" office:value="122">
            <text:p>122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42">
            <text:p>142</text:p>
          </table:table-cell>
          <table:table-cell office:value-type="float" office:value="122">
            <text:p>122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Uruguay</text:p>
          </table:table-cell>
          <table:table-cell office:value-type="string">
            <text:p>male</text:p>
          </table:table-cell>
          <table:table-cell office:value-type="float" office:value="1851">
            <text:p>1851</text:p>
          </table:table-cell>
          <table:table-cell office:value-type="float" office:value="2020">
            <text:p>2020</text:p>
          </table:table-cell>
          <table:table-cell office:value-type="float" office:value="1925">
            <text:p>1925</text:p>
          </table:table-cell>
          <table:table-cell office:value-type="float" office:value="2023">
            <text:p>2023</text:p>
          </table:table-cell>
          <table:table-cell office:value-type="float" office:value="1974">
            <text:p>1974</text:p>
          </table:table-cell>
          <table:table-cell office:value-type="float" office:value="1768">
            <text:p>1768</text:p>
          </table:table-cell>
          <table:table-cell office:value-type="float" office:value="1925">
            <text:p>1925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Venezuela</text:p>
          </table:table-cell>
          <table:table-cell office:value-type="string">
            <text:p>female</text:p>
          </table:table-cell>
          <table:table-cell office:value-type="float" office:value="410">
            <text:p>410</text:p>
          </table:table-cell>
          <table:table-cell office:value-type="float" office:value="338">
            <text:p>338</text:p>
          </table:table-cell>
          <table:table-cell office:value-type="float" office:value="480">
            <text:p>480</text:p>
          </table:table-cell>
          <table:table-cell office:value-type="float" office:value="449">
            <text:p>449</text:p>
          </table:table-cell>
          <table:table-cell office:value-type="float" office:value="435">
            <text:p>435</text:p>
          </table:table-cell>
          <table:table-cell office:value-type="float" office:value="365">
            <text:p>365</text:p>
          </table:table-cell>
          <table:table-cell office:value-type="float" office:value="480">
            <text:p>480</text:p>
          </table:table-cell>
          <table:table-cell table:number-columns-repeated="1014"/>
        </table:table-row>
        <table:table-row table:style-name="ro1">
          <table:table-cell office:value-type="string">
            <text:p>prisoners - adults</text:p>
          </table:table-cell>
          <table:table-cell office:value-type="string">
            <text:p>Venezuela</text:p>
          </table:table-cell>
          <table:table-cell office:value-type="string">
            <text:p>male</text:p>
          </table:table-cell>
          <table:table-cell office:value-type="float" office:value="15341">
            <text:p>15341</text:p>
          </table:table-cell>
          <table:table-cell office:value-type="float" office:value="15144">
            <text:p>15144</text:p>
          </table:table-cell>
          <table:table-cell office:value-type="float" office:value="14877">
            <text:p>14877</text:p>
          </table:table-cell>
          <table:table-cell office:value-type="float" office:value="14212">
            <text:p>14212</text:p>
          </table:table-cell>
          <table:table-cell office:value-type="float" office:value="14670">
            <text:p>14670</text:p>
          </table:table-cell>
          <table:table-cell office:value-type="float" office:value="11766">
            <text:p>11766</text:p>
          </table:table-cell>
          <table:table-cell office:value-type="float" office:value="14877">
            <text:p>14877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Argentina</text:p>
          </table:table-cell>
          <table:table-cell office:value-type="string">
            <text:p>male</text:p>
          </table:table-cell>
          <table:table-cell office:value-type="float" office:value="3583">
            <text:p>3583</text:p>
          </table:table-cell>
          <table:table-cell office:value-type="float" office:value="3175">
            <text:p>3175</text:p>
          </table:table-cell>
          <table:table-cell office:value-type="float" office:value="2805">
            <text:p>2805</text:p>
          </table:table-cell>
          <table:table-cell office:value-type="float" office:value="3571">
            <text:p>3571</text:p>
          </table:table-cell>
          <table:table-cell office:value-type="float" office:value="2826">
            <text:p>2826</text:p>
          </table:table-cell>
          <table:table-cell office:value-type="float" office:value="2744">
            <text:p>2744</text:p>
          </table:table-cell>
          <table:table-cell office:value-type="float" office:value="2805">
            <text:p>2805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Argentina</text:p>
          </table:table-cell>
          <table:table-cell office:value-type="string">
            <text:p>female</text:p>
          </table:table-cell>
          <table:table-cell office:value-type="float" office:value="226">
            <text:p>226</text:p>
          </table:table-cell>
          <table:table-cell office:value-type="float" office:value="393">
            <text:p>393</text:p>
          </table:table-cell>
          <table:table-cell office:value-type="float" office:value="314">
            <text:p>314</text:p>
          </table:table-cell>
          <table:table-cell office:value-type="float" office:value="171">
            <text:p>171</text:p>
          </table:table-cell>
          <table:table-cell office:value-type="float" office:value="104">
            <text:p>104</text:p>
          </table:table-cell>
          <table:table-cell office:value-type="float" office:value="89">
            <text:p>89</text:p>
          </table:table-cell>
          <table:table-cell office:value-type="float" office:value="314">
            <text:p>314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Bahamas</text:p>
          </table:table-cell>
          <table:table-cell office:value-type="string">
            <text:p>male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Bahamas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Bahrain</text:p>
          </table:table-cell>
          <table:table-cell office:value-type="string">
            <text:p>male</text:p>
          </table:table-cell>
          <table:table-cell office:value-type="float" office:value="215">
            <text:p>215</text:p>
          </table:table-cell>
          <table:table-cell office:value-type="float" office:value="140">
            <text:p>140</text:p>
          </table:table-cell>
          <table:table-cell office:value-type="float" office:value="99">
            <text:p>99</text:p>
          </table:table-cell>
          <table:table-cell table:number-columns-repeated="2" office:value-type="float" office:value="91">
            <text:p>91</text:p>
          </table:table-cell>
          <table:table-cell office:value-type="float" office:value="189">
            <text:p>189</text:p>
          </table:table-cell>
          <table:table-cell office:value-type="float" office:value="99">
            <text:p>99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Bahrain</text:p>
          </table:table-cell>
          <table:table-cell office:value-type="string">
            <text:p>female</text:p>
          </table:table-cell>
          <table:table-cell table:number-columns-repeated="2" office:value-type="float" office:value="27">
            <text:p>27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Belgium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Belgium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Belize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Belize</text:p>
          </table:table-cell>
          <table:table-cell office:value-type="string">
            <text:p>fema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Chile</text:p>
          </table:table-cell>
          <table:table-cell office:value-type="string">
            <text:p>male</text:p>
          </table:table-cell>
          <table:table-cell office:value-type="float" office:value="650">
            <text:p>650</text:p>
          </table:table-cell>
          <table:table-cell office:value-type="float" office:value="570">
            <text:p>570</text:p>
          </table:table-cell>
          <table:table-cell office:value-type="float" office:value="557">
            <text:p>557</text:p>
          </table:table-cell>
          <table:table-cell office:value-type="float" office:value="622">
            <text:p>622</text:p>
          </table:table-cell>
          <table:table-cell office:value-type="float" office:value="656">
            <text:p>656</text:p>
          </table:table-cell>
          <table:table-cell office:value-type="float" office:value="626">
            <text:p>626</text:p>
          </table:table-cell>
          <table:table-cell office:value-type="float" office:value="557">
            <text:p>557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Chile</text:p>
          </table:table-cell>
          <table:table-cell office:value-type="string">
            <text:p>female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191">
            <text:p>191</text:p>
          </table:table-cell>
          <table:table-cell office:value-type="float" office:value="119">
            <text:p>119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91">
            <text:p>191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Costa Rica</text:p>
          </table:table-cell>
          <table:table-cell office:value-type="string">
            <text:p>male</text:p>
          </table:table-cell>
          <table:table-cell table:number-columns-repeated="3"/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Costa Rica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602">
            <text:p>602</text:p>
          </table:table-cell>
          <table:table-cell office:value-type="float" office:value="538">
            <text:p>538</text:p>
          </table:table-cell>
          <table:table-cell office:value-type="float" office:value="518">
            <text:p>518</text:p>
          </table:table-cell>
          <table:table-cell office:value-type="float" office:value="476">
            <text:p>476</text:p>
          </table:table-cell>
          <table:table-cell office:value-type="float" office:value="393">
            <text:p>393</text:p>
          </table:table-cell>
          <table:table-cell office:value-type="float" office:value="383">
            <text:p>383</text:p>
          </table:table-cell>
          <table:table-cell office:value-type="float" office:value="518">
            <text:p>518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9">
            <text:p>19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France</text:p>
          </table:table-cell>
          <table:table-cell office:value-type="string">
            <text:p>male</text:p>
          </table:table-cell>
          <table:table-cell office:value-type="float" office:value="695">
            <text:p>695</text:p>
          </table:table-cell>
          <table:table-cell office:value-type="float" office:value="577">
            <text:p>577</text:p>
          </table:table-cell>
          <table:table-cell office:value-type="float" office:value="675">
            <text:p>675</text:p>
          </table:table-cell>
          <table:table-cell office:value-type="float" office:value="661">
            <text:p>661</text:p>
          </table:table-cell>
          <table:table-cell office:value-type="float" office:value="699">
            <text:p>699</text:p>
          </table:table-cell>
          <table:table-cell office:value-type="float" office:value="715">
            <text:p>715</text:p>
          </table:table-cell>
          <table:table-cell office:value-type="float" office:value="675">
            <text:p>675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France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Germany, Federal Rep Of</text:p>
          </table:table-cell>
          <table:table-cell office:value-type="string">
            <text:p>female</text:p>
          </table:table-cell>
          <table:table-cell office:value-type="float" office:value="326">
            <text:p>326</text:p>
          </table:table-cell>
          <table:table-cell office:value-type="float" office:value="348">
            <text:p>348</text:p>
          </table:table-cell>
          <table:table-cell office:value-type="float" office:value="383">
            <text:p>383</text:p>
          </table:table-cell>
          <table:table-cell office:value-type="float" office:value="338">
            <text:p>338</text:p>
          </table:table-cell>
          <table:table-cell office:value-type="float" office:value="358">
            <text:p>358</text:p>
          </table:table-cell>
          <table:table-cell office:value-type="float" office:value="314">
            <text:p>314</text:p>
          </table:table-cell>
          <table:table-cell office:value-type="float" office:value="383">
            <text:p>383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Germany, Federal Rep Of</text:p>
          </table:table-cell>
          <table:table-cell office:value-type="string">
            <text:p>male</text:p>
          </table:table-cell>
          <table:table-cell office:value-type="float" office:value="7158">
            <text:p>7158</text:p>
          </table:table-cell>
          <table:table-cell office:value-type="float" office:value="7037">
            <text:p>7037</text:p>
          </table:table-cell>
          <table:table-cell office:value-type="float" office:value="7003">
            <text:p>7003</text:p>
          </table:table-cell>
          <table:table-cell office:value-type="float" office:value="7001">
            <text:p>7001</text:p>
          </table:table-cell>
          <table:table-cell office:value-type="float" office:value="6736">
            <text:p>6736</text:p>
          </table:table-cell>
          <table:table-cell office:value-type="float" office:value="6781">
            <text:p>6781</text:p>
          </table:table-cell>
          <table:table-cell office:value-type="float" office:value="7003">
            <text:p>7003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office:value-type="float" office:value="192">
            <text:p>192</text:p>
          </table:table-cell>
          <table:table-cell office:value-type="float" office:value="178">
            <text:p>178</text:p>
          </table:table-cell>
          <table:table-cell office:value-type="float" office:value="171">
            <text:p>171</text:p>
          </table:table-cell>
          <table:table-cell office:value-type="float" office:value="188">
            <text:p>188</text:p>
          </table:table-cell>
          <table:table-cell office:value-type="float" office:value="187">
            <text:p>187</text:p>
          </table:table-cell>
          <table:table-cell office:value-type="float" office:value="155">
            <text:p>155</text:p>
          </table:table-cell>
          <table:table-cell office:value-type="float" office:value="171">
            <text:p>171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Honduras</text:p>
          </table:table-cell>
          <table:table-cell office:value-type="string">
            <text:p>male</text:p>
          </table:table-cell>
          <table:table-cell table:number-columns-repeated="2"/>
          <table:table-cell office:value-type="float" office:value="429">
            <text:p>429</text:p>
          </table:table-cell>
          <table:table-cell table:number-columns-repeated="3"/>
          <table:table-cell office:value-type="float" office:value="429">
            <text:p>429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Honduras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Indonesia</text:p>
          </table:table-cell>
          <table:table-cell office:value-type="string">
            <text:p>male</text:p>
          </table:table-cell>
          <table:table-cell office:value-type="float" office:value="130">
            <text:p>130</text:p>
          </table:table-cell>
          <table:table-cell office:value-type="float" office:value="161">
            <text:p>161</text:p>
          </table:table-cell>
          <table:table-cell office:value-type="float" office:value="201">
            <text:p>201</text:p>
          </table:table-cell>
          <table:table-cell office:value-type="float" office:value="199">
            <text:p>199</text:p>
          </table:table-cell>
          <table:table-cell office:value-type="float" office:value="649">
            <text:p>649</text:p>
          </table:table-cell>
          <table:table-cell office:value-type="float" office:value="1204">
            <text:p>1204</text:p>
          </table:table-cell>
          <table:table-cell office:value-type="float" office:value="201">
            <text:p>201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Indonesia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Ireland</text:p>
          </table:table-cell>
          <table:table-cell office:value-type="string">
            <text:p>male</text:p>
          </table:table-cell>
          <table:table-cell office:value-type="float" office:value="302">
            <text:p>302</text:p>
          </table:table-cell>
          <table:table-cell office:value-type="float" office:value="384">
            <text:p>384</text:p>
          </table:table-cell>
          <table:table-cell office:value-type="float" office:value="340">
            <text:p>340</text:p>
          </table:table-cell>
          <table:table-cell office:value-type="float" office:value="380">
            <text:p>380</text:p>
          </table:table-cell>
          <table:table-cell office:value-type="float" office:value="366">
            <text:p>366</text:p>
          </table:table-cell>
          <table:table-cell office:value-type="float" office:value="392">
            <text:p>392</text:p>
          </table:table-cell>
          <table:table-cell office:value-type="float" office:value="340">
            <text:p>34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Ireland</text:p>
          </table:table-cell>
          <table:table-cell office:value-type="string">
            <text:p>female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976">
            <text:p>976</text:p>
          </table:table-cell>
          <table:table-cell office:value-type="float" office:value="913">
            <text:p>913</text:p>
          </table:table-cell>
          <table:table-cell office:value-type="float" office:value="899">
            <text:p>899</text:p>
          </table:table-cell>
          <table:table-cell office:value-type="float" office:value="764">
            <text:p>764</text:p>
          </table:table-cell>
          <table:table-cell office:value-type="float" office:value="726">
            <text:p>726</text:p>
          </table:table-cell>
          <table:table-cell office:value-type="float" office:value="711">
            <text:p>711</text:p>
          </table:table-cell>
          <table:table-cell office:value-type="float" office:value="899">
            <text:p>899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Kuwait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Kuwait</text:p>
          </table:table-cell>
          <table:table-cell office:value-type="string">
            <text:p>male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Madagascar</text:p>
          </table:table-cell>
          <table:table-cell office:value-type="string">
            <text:p>male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Madagascar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Mauritius</text:p>
          </table:table-cell>
          <table:table-cell office:value-type="string">
            <text:p>female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2"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Mauritius</text:p>
          </table:table-cell>
          <table:table-cell office:value-type="string">
            <text:p>male</text:p>
          </table:table-cell>
          <table:table-cell office:value-type="float" office:value="126">
            <text:p>126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table:number-columns-repeated="2" office:value-type="float" office:value="34">
            <text:p>34</text:p>
          </table:table-cell>
          <table:table-cell office:value-type="float" office:value="55">
            <text:p>55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Netherlands</text:p>
          </table:table-cell>
          <table:table-cell office:value-type="string">
            <text:p>female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Netherlands</text:p>
          </table:table-cell>
          <table:table-cell office:value-type="string">
            <text:p>male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  <table:table-cell office:value-type="float" office:value="107">
            <text:p>107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 office:value-type="float" office:value="14287">
            <text:p>14287</text:p>
          </table:table-cell>
          <table:table-cell office:value-type="float" office:value="12981">
            <text:p>12981</text:p>
          </table:table-cell>
          <table:table-cell office:value-type="float" office:value="10605">
            <text:p>10605</text:p>
          </table:table-cell>
          <table:table-cell office:value-type="float" office:value="12347">
            <text:p>12347</text:p>
          </table:table-cell>
          <table:table-cell office:value-type="float" office:value="12460">
            <text:p>12460</text:p>
          </table:table-cell>
          <table:table-cell office:value-type="float" office:value="10188">
            <text:p>10188</text:p>
          </table:table-cell>
          <table:table-cell office:value-type="float" office:value="10605">
            <text:p>10605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 office:value-type="float" office:value="472">
            <text:p>472</text:p>
          </table:table-cell>
          <table:table-cell office:value-type="float" office:value="412">
            <text:p>412</text:p>
          </table:table-cell>
          <table:table-cell office:value-type="float" office:value="278">
            <text:p>278</text:p>
          </table:table-cell>
          <table:table-cell office:value-type="float" office:value="387">
            <text:p>387</text:p>
          </table:table-cell>
          <table:table-cell office:value-type="float" office:value="352">
            <text:p>352</text:p>
          </table:table-cell>
          <table:table-cell office:value-type="float" office:value="304">
            <text:p>304</text:p>
          </table:table-cell>
          <table:table-cell office:value-type="float" office:value="278">
            <text:p>278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office:value-type="float" office:value="1185">
            <text:p>1185</text:p>
          </table:table-cell>
          <table:table-cell office:value-type="float" office:value="952">
            <text:p>952</text:p>
          </table:table-cell>
          <table:table-cell office:value-type="float" office:value="990">
            <text:p>990</text:p>
          </table:table-cell>
          <table:table-cell office:value-type="float" office:value="669">
            <text:p>669</text:p>
          </table:table-cell>
          <table:table-cell office:value-type="float" office:value="630">
            <text:p>630</text:p>
          </table:table-cell>
          <table:table-cell office:value-type="float" office:value="658">
            <text:p>658</text:p>
          </table:table-cell>
          <table:table-cell office:value-type="float" office:value="990">
            <text:p>99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Qatar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Qatar</text:p>
          </table:table-cell>
          <table:table-cell office:value-type="string">
            <text:p>male</text:p>
          </table:table-cell>
          <table:table-cell office:value-type="float" office:value="345">
            <text:p>345</text:p>
          </table:table-cell>
          <table:table-cell office:value-type="float" office:value="361">
            <text:p>361</text:p>
          </table:table-cell>
          <table:table-cell office:value-type="float" office:value="150">
            <text:p>150</text:p>
          </table:table-cell>
          <table:table-cell office:value-type="float" office:value="130">
            <text:p>130</text:p>
          </table:table-cell>
          <table:table-cell office:value-type="float" office:value="112">
            <text:p>112</text:p>
          </table:table-cell>
          <table:table-cell office:value-type="float" office:value="115">
            <text:p>115</text:p>
          </table:table-cell>
          <table:table-cell office:value-type="float" office:value="150">
            <text:p>15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Saint Lucia</text:p>
          </table:table-cell>
          <table:table-cell office:value-type="string">
            <text:p>female</text:p>
          </table:table-cell>
          <table:table-cell/>
          <table:table-cell table:number-columns-repeated="6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Saint Lucia</text:p>
          </table:table-cell>
          <table:table-cell office:value-type="string">
            <text:p>male</text:p>
          </table:table-cell>
          <table:table-cell/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Spain</text:p>
          </table:table-cell>
          <table:table-cell office:value-type="string">
            <text:p>female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Spain</text:p>
          </table:table-cell>
          <table:table-cell office:value-type="string">
            <text:p>male</text:p>
          </table:table-cell>
          <table:table-cell office:value-type="float" office:value="1175">
            <text:p>1175</text:p>
          </table:table-cell>
          <table:table-cell office:value-type="float" office:value="1726">
            <text:p>1726</text:p>
          </table:table-cell>
          <table:table-cell office:value-type="float" office:value="1543">
            <text:p>1543</text:p>
          </table:table-cell>
          <table:table-cell office:value-type="float" office:value="2004">
            <text:p>2004</text:p>
          </table:table-cell>
          <table:table-cell office:value-type="float" office:value="2639">
            <text:p>2639</text:p>
          </table:table-cell>
          <table:table-cell office:value-type="float" office:value="3570">
            <text:p>3570</text:p>
          </table:table-cell>
          <table:table-cell office:value-type="float" office:value="1543">
            <text:p>1543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Trinidad and Tobago</text:p>
          </table:table-cell>
          <table:table-cell office:value-type="string">
            <text:p>female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Trinidad and Tobago</text:p>
          </table:table-cell>
          <table:table-cell office:value-type="string">
            <text:p>male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ganda</text:p>
          </table:table-cell>
          <table:table-cell office:value-type="string">
            <text:p>female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ganda</text:p>
          </table:table-cell>
          <table:table-cell office:value-type="string">
            <text:p>male</text:p>
          </table:table-cell>
          <table:table-cell office:value-type="float" office:value="121">
            <text:p>121</text:p>
          </table:table-cell>
          <table:table-cell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nited Kingdom</text:p>
          </table:table-cell>
          <table:table-cell office:value-type="string">
            <text:p>female</text:p>
          </table:table-cell>
          <table:table-cell office:value-type="float" office:value="435">
            <text:p>435</text:p>
          </table:table-cell>
          <table:table-cell office:value-type="float" office:value="419">
            <text:p>419</text:p>
          </table:table-cell>
          <table:table-cell office:value-type="float" office:value="421">
            <text:p>421</text:p>
          </table:table-cell>
          <table:table-cell office:value-type="float" office:value="407">
            <text:p>407</text:p>
          </table:table-cell>
          <table:table-cell office:value-type="float" office:value="435">
            <text:p>435</text:p>
          </table:table-cell>
          <table:table-cell office:value-type="float" office:value="490">
            <text:p>490</text:p>
          </table:table-cell>
          <table:table-cell office:value-type="float" office:value="421">
            <text:p>421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nited Kingdom</text:p>
          </table:table-cell>
          <table:table-cell office:value-type="string">
            <text:p>male</text:p>
          </table:table-cell>
          <table:table-cell office:value-type="float" office:value="11402">
            <text:p>11402</text:p>
          </table:table-cell>
          <table:table-cell office:value-type="float" office:value="11597">
            <text:p>11597</text:p>
          </table:table-cell>
          <table:table-cell office:value-type="float" office:value="11463">
            <text:p>11463</text:p>
          </table:table-cell>
          <table:table-cell office:value-type="float" office:value="11771">
            <text:p>11771</text:p>
          </table:table-cell>
          <table:table-cell office:value-type="float" office:value="11992">
            <text:p>11992</text:p>
          </table:table-cell>
          <table:table-cell office:value-type="float" office:value="12180">
            <text:p>12180</text:p>
          </table:table-cell>
          <table:table-cell office:value-type="float" office:value="11463">
            <text:p>11463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nited Kingdom: England &amp; Wales</text:p>
          </table:table-cell>
          <table:table-cell office:value-type="string">
            <text:p>male</text:p>
          </table:table-cell>
          <table:table-cell office:value-type="float" office:value="11402">
            <text:p>11402</text:p>
          </table:table-cell>
          <table:table-cell office:value-type="float" office:value="11597">
            <text:p>11597</text:p>
          </table:table-cell>
          <table:table-cell office:value-type="float" office:value="11340">
            <text:p>11340</text:p>
          </table:table-cell>
          <table:table-cell office:value-type="float" office:value="11634">
            <text:p>11634</text:p>
          </table:table-cell>
          <table:table-cell office:value-type="float" office:value="11880">
            <text:p>11880</text:p>
          </table:table-cell>
          <table:table-cell office:value-type="float" office:value="12030">
            <text:p>12030</text:p>
          </table:table-cell>
          <table:table-cell office:value-type="float" office:value="11340">
            <text:p>11340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nited Kingdom: England &amp; Wales</text:p>
          </table:table-cell>
          <table:table-cell office:value-type="string">
            <text:p>female</text:p>
          </table:table-cell>
          <table:table-cell office:value-type="float" office:value="435">
            <text:p>435</text:p>
          </table:table-cell>
          <table:table-cell office:value-type="float" office:value="419">
            <text:p>419</text:p>
          </table:table-cell>
          <table:table-cell office:value-type="float" office:value="415">
            <text:p>415</text:p>
          </table:table-cell>
          <table:table-cell office:value-type="float" office:value="401">
            <text:p>401</text:p>
          </table:table-cell>
          <table:table-cell office:value-type="float" office:value="432">
            <text:p>432</text:p>
          </table:table-cell>
          <table:table-cell office:value-type="float" office:value="486">
            <text:p>486</text:p>
          </table:table-cell>
          <table:table-cell office:value-type="float" office:value="415">
            <text:p>415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nited Kingdom: Northern Ireland</text:p>
          </table:table-cell>
          <table:table-cell office:value-type="string">
            <text:p>male</text:p>
          </table:table-cell>
          <table:table-cell table:number-columns-repeated="2"/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12">
            <text:p>112</text:p>
          </table:table-cell>
          <table:table-cell office:value-type="float" office:value="150">
            <text:p>150</text:p>
          </table:table-cell>
          <table:table-cell office:value-type="float" office:value="123">
            <text:p>123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nited Kingdom: Northern Ireland</text:p>
          </table:table-cell>
          <table:table-cell office:value-type="string">
            <text:p>female</text:p>
          </table:table-cell>
          <table:table-cell table:number-columns-repeated="2"/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nited States</text:p>
          </table:table-cell>
          <table:table-cell office:value-type="string">
            <text:p>male</text:p>
          </table:table-cell>
          <table:table-cell office:value-type="float" office:value="32710">
            <text:p>32710</text:p>
          </table:table-cell>
          <table:table-cell/>
          <table:table-cell office:value-type="float" office:value="43074">
            <text:p>43074</text:p>
          </table:table-cell>
          <table:table-cell/>
          <table:table-cell office:value-type="float" office:value="34460">
            <text:p>34460</text:p>
          </table:table-cell>
          <table:table-cell/>
          <table:table-cell office:value-type="float" office:value="43074">
            <text:p>43074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nited States</text:p>
          </table:table-cell>
          <table:table-cell office:value-type="string">
            <text:p>female</text:p>
          </table:table-cell>
          <table:table-cell office:value-type="float" office:value="9644">
            <text:p>9644</text:p>
          </table:table-cell>
          <table:table-cell/>
          <table:table-cell office:value-type="float" office:value="6881">
            <text:p>6881</text:p>
          </table:table-cell>
          <table:table-cell/>
          <table:table-cell office:value-type="float" office:value="6475">
            <text:p>6475</text:p>
          </table:table-cell>
          <table:table-cell/>
          <table:table-cell office:value-type="float" office:value="6881">
            <text:p>6881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ruguay</text:p>
          </table:table-cell>
          <table:table-cell office:value-type="string">
            <text:p>male</text:p>
          </table:table-cell>
          <table:table-cell office:value-type="float" office:value="210">
            <text:p>210</text:p>
          </table:table-cell>
          <table:table-cell office:value-type="float" office:value="219">
            <text:p>219</text:p>
          </table:table-cell>
          <table:table-cell office:value-type="float" office:value="232">
            <text:p>232</text:p>
          </table:table-cell>
          <table:table-cell office:value-type="float" office:value="204">
            <text:p>204</text:p>
          </table:table-cell>
          <table:table-cell office:value-type="float" office:value="211">
            <text:p>211</text:p>
          </table:table-cell>
          <table:table-cell office:value-type="float" office:value="179">
            <text:p>179</text:p>
          </table:table-cell>
          <table:table-cell office:value-type="float" office:value="232">
            <text:p>232</text:p>
          </table:table-cell>
          <table:table-cell table:number-columns-repeated="1014"/>
        </table:table-row>
        <table:table-row table:style-name="ro1">
          <table:table-cell office:value-type="string">
            <text:p>prisoners - juvenile</text:p>
          </table:table-cell>
          <table:table-cell office:value-type="string">
            <text:p>Uruguay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Argentina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Argentina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Bahrain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Bahrain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Bangladesh</text:p>
          </table:table-cell>
          <table:table-cell office:value-type="string">
            <text:p>male</text:p>
          </table:table-cell>
          <table:table-cell table:number-columns-repeated="3" office:value-type="float" office:value="216">
            <text:p>216</text:p>
          </table:table-cell>
          <table:table-cell table:number-columns-repeated="2"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6">
            <text:p>216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Bangladesh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Cyprus</text:p>
          </table:table-cell>
          <table:table-cell office:value-type="string">
            <text:p>female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Cyprus</text:p>
          </table:table-cell>
          <table:table-cell office:value-type="string">
            <text:p>male</text:p>
          </table:table-cell>
          <table:table-cell table:number-columns-repeated="7" office:value-type="float" office:value="26">
            <text:p>26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Czech Republic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Czech Republic</text:p>
          </table:table-cell>
          <table:table-cell office:value-type="string">
            <text:p>male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table:number-columns-repeated="5"/>
          <table:table-cell table:number-columns-repeated="2" office:value-type="float" office:value="15">
            <text:p>15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table:number-columns-repeated="5"/>
          <table:table-cell table:number-columns-repeated="2" office:value-type="float" office:value="355">
            <text:p>355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Germany, Federal Rep Of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327">
            <text:p>327</text:p>
          </table:table-cell>
          <table:table-cell office:value-type="float" office:value="350">
            <text:p>350</text:p>
          </table:table-cell>
          <table:table-cell office:value-type="float" office:value="394">
            <text:p>394</text:p>
          </table:table-cell>
          <table:table-cell office:value-type="float" office:value="432">
            <text:p>432</text:p>
          </table:table-cell>
          <table:table-cell office:value-type="float" office:value="327">
            <text:p>327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Germany, Federal Rep Of</text:p>
          </table:table-cell>
          <table:table-cell office:value-type="string">
            <text:p>male</text:p>
          </table:table-cell>
          <table:table-cell table:number-columns-repeated="2"/>
          <table:table-cell office:value-type="float" office:value="3591">
            <text:p>3591</text:p>
          </table:table-cell>
          <table:table-cell office:value-type="float" office:value="3658">
            <text:p>3658</text:p>
          </table:table-cell>
          <table:table-cell office:value-type="float" office:value="3756">
            <text:p>3756</text:p>
          </table:table-cell>
          <table:table-cell office:value-type="float" office:value="3893">
            <text:p>3893</text:p>
          </table:table-cell>
          <table:table-cell office:value-type="float" office:value="3591">
            <text:p>359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table:number-columns-repeated="3" office:value-type="float" office:value="247">
            <text:p>247</text:p>
          </table:table-cell>
          <table:table-cell office:value-type="float" office:value="262">
            <text:p>262</text:p>
          </table:table-cell>
          <table:table-cell office:value-type="float" office:value="263">
            <text:p>263</text:p>
          </table:table-cell>
          <table:table-cell office:value-type="float" office:value="310">
            <text:p>310</text:p>
          </table:table-cell>
          <table:table-cell office:value-type="float" office:value="247">
            <text:p>247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Honduras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Honduras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table:number-columns-repeated="4"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India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India</text:p>
          </table:table-cell>
          <table:table-cell office:value-type="string">
            <text:p>male</text:p>
          </table:table-cell>
          <table:table-cell table:number-columns-repeated="2"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table:number-columns-repeated="2" office:value-type="float" office:value="55">
            <text:p>55</text:p>
          </table:table-cell>
          <table:table-cell office:value-type="float" office:value="49">
            <text:p>49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Indonesia</text:p>
          </table:table-cell>
          <table:table-cell office:value-type="string">
            <text:p>female</text:p>
          </table:table-cell>
          <table:table-cell office:value-type="float" office:value="496">
            <text:p>496</text:p>
          </table:table-cell>
          <table:table-cell office:value-type="float" office:value="504">
            <text:p>504</text:p>
          </table:table-cell>
          <table:table-cell office:value-type="float" office:value="512">
            <text:p>512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497">
            <text:p>497</text:p>
          </table:table-cell>
          <table:table-cell office:value-type="float" office:value="512">
            <text:p>512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Indonesia</text:p>
          </table:table-cell>
          <table:table-cell office:value-type="string">
            <text:p>male</text:p>
          </table:table-cell>
          <table:table-cell office:value-type="float" office:value="3850">
            <text:p>3850</text:p>
          </table:table-cell>
          <table:table-cell office:value-type="float" office:value="3901">
            <text:p>3901</text:p>
          </table:table-cell>
          <table:table-cell office:value-type="float" office:value="3951">
            <text:p>3951</text:p>
          </table:table-cell>
          <table:table-cell office:value-type="float" office:value="4003">
            <text:p>4003</text:p>
          </table:table-cell>
          <table:table-cell office:value-type="float" office:value="4069">
            <text:p>4069</text:p>
          </table:table-cell>
          <table:table-cell office:value-type="float" office:value="4156">
            <text:p>4156</text:p>
          </table:table-cell>
          <table:table-cell office:value-type="float" office:value="3951">
            <text:p>395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Israel</text:p>
          </table:table-cell>
          <table:table-cell office:value-type="string">
            <text:p>female</text:p>
          </table:table-cell>
          <table:table-cell office:value-type="float" office:value="52">
            <text:p>52</text:p>
          </table:table-cell>
          <table:table-cell/>
          <table:table-cell office:value-type="float" office:value="74">
            <text:p>74</text:p>
          </table:table-cell>
          <table:table-cell table:number-columns-repeated="3"/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Israel</text:p>
          </table:table-cell>
          <table:table-cell office:value-type="string">
            <text:p>male</text:p>
          </table:table-cell>
          <table:table-cell office:value-type="float" office:value="85">
            <text:p>85</text:p>
          </table:table-cell>
          <table:table-cell/>
          <table:table-cell office:value-type="float" office:value="72">
            <text:p>72</text:p>
          </table:table-cell>
          <table:table-cell table:number-columns-repeated="3"/>
          <table:table-cell office:value-type="float" office:value="72">
            <text:p>72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2" office:value-type="float" office:value="65">
            <text:p>65</text:p>
          </table:table-cell>
          <table:table-cell office:value-type="float" office:value="67">
            <text:p>67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1965">
            <text:p>1965</text:p>
          </table:table-cell>
          <table:table-cell office:value-type="float" office:value="1944">
            <text:p>1944</text:p>
          </table:table-cell>
          <table:table-cell table:number-columns-repeated="2" office:value-type="float" office:value="2010">
            <text:p>2010</text:p>
          </table:table-cell>
          <table:table-cell office:value-type="float" office:value="1997">
            <text:p>1997</text:p>
          </table:table-cell>
          <table:table-cell office:value-type="float" office:value="2008">
            <text:p>2008</text:p>
          </table:table-cell>
          <table:table-cell office:value-type="float" office:value="2010">
            <text:p>2010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Madagascar</text:p>
          </table:table-cell>
          <table:table-cell office:value-type="string">
            <text:p>male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table:number-columns-repeated="2"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Madagascar</text:p>
          </table:table-cell>
          <table:table-cell office:value-type="string">
            <text:p>female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2"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table:number-columns-repeated="2"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3"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New Zealand</text:p>
          </table:table-cell>
          <table:table-cell office:value-type="string">
            <text:p>male</text:p>
          </table:table-cell>
          <table:table-cell table:number-columns-repeated="3" office:value-type="float" office:value="83">
            <text:p>83</text:p>
          </table:table-cell>
          <table:table-cell table:number-columns-repeated="3"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New Zealand</text:p>
          </table:table-cell>
          <table:table-cell office:value-type="string">
            <text:p>female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Philippines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106">
            <text:p>106</text:p>
          </table:table-cell>
          <table:table-cell office:value-type="float" office:value="55">
            <text:p>55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Philippines</text:p>
          </table:table-cell>
          <table:table-cell office:value-type="string">
            <text:p>male</text:p>
          </table:table-cell>
          <table:table-cell table:number-columns-repeated="2"/>
          <table:table-cell office:value-type="float" office:value="749">
            <text:p>749</text:p>
          </table:table-cell>
          <table:table-cell office:value-type="float" office:value="782">
            <text:p>782</text:p>
          </table:table-cell>
          <table:table-cell office:value-type="float" office:value="804">
            <text:p>804</text:p>
          </table:table-cell>
          <table:table-cell office:value-type="float" office:value="1006">
            <text:p>1006</text:p>
          </table:table-cell>
          <table:table-cell office:value-type="float" office:value="749">
            <text:p>749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office:value-type="float" office:value="7">
            <text:p>7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office:value-type="float" office:value="327">
            <text:p>327</text:p>
          </table:table-cell>
          <table:table-cell office:value-type="float" office:value="292">
            <text:p>292</text:p>
          </table:table-cell>
          <table:table-cell office:value-type="float" office:value="352">
            <text:p>352</text:p>
          </table:table-cell>
          <table:table-cell office:value-type="float" office:value="345">
            <text:p>345</text:p>
          </table:table-cell>
          <table:table-cell office:value-type="float" office:value="402">
            <text:p>402</text:p>
          </table:table-cell>
          <table:table-cell/>
          <table:table-cell office:value-type="float" office:value="352">
            <text:p>352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Qatar</text:p>
          </table:table-cell>
          <table:table-cell office:value-type="string">
            <text:p>male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Qatar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enegal</text:p>
          </table:table-cell>
          <table:table-cell office:value-type="string">
            <text:p>male</text:p>
          </table:table-cell>
          <table:table-cell table:number-columns-repeated="2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enegal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ingapore</text:p>
          </table:table-cell>
          <table:table-cell office:value-type="string">
            <text:p>fema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ingapore</text:p>
          </table:table-cell>
          <table:table-cell office:value-type="string">
            <text:p>male</text:p>
          </table:table-cell>
          <table:table-cell table:number-columns-repeated="2"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outh Korea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outh Korea</text:p>
          </table:table-cell>
          <table:table-cell office:value-type="string">
            <text:p>male</text:p>
          </table:table-cell>
          <table:table-cell office:value-type="float" office:value="394">
            <text:p>394</text:p>
          </table:table-cell>
          <table:table-cell office:value-type="float" office:value="397">
            <text:p>397</text:p>
          </table:table-cell>
          <table:table-cell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433">
            <text:p>433</text:p>
          </table:table-cell>
          <table:table-cell office:value-type="float" office:value="437">
            <text:p>437</text:p>
          </table:table-cell>
          <table:table-cell office:value-type="float" office:value="421">
            <text:p>42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pain</text:p>
          </table:table-cell>
          <table:table-cell office:value-type="string">
            <text:p>female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pain</text:p>
          </table:table-cell>
          <table:table-cell office:value-type="string">
            <text:p>male</text:p>
          </table:table-cell>
          <table:table-cell office:value-type="float" office:value="273">
            <text:p>273</text:p>
          </table:table-cell>
          <table:table-cell office:value-type="float" office:value="286">
            <text:p>286</text:p>
          </table:table-cell>
          <table:table-cell office:value-type="float" office:value="285">
            <text:p>285</text:p>
          </table:table-cell>
          <table:table-cell office:value-type="float" office:value="283">
            <text:p>283</text:p>
          </table:table-cell>
          <table:table-cell table:number-columns-repeated="2" office:value-type="float" office:value="282">
            <text:p>282</text:p>
          </table:table-cell>
          <table:table-cell office:value-type="float" office:value="285">
            <text:p>285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office:value-type="float" office:value="502">
            <text:p>502</text:p>
          </table:table-cell>
          <table:table-cell office:value-type="float" office:value="495">
            <text:p>495</text:p>
          </table:table-cell>
          <table:table-cell office:value-type="float" office:value="504">
            <text:p>504</text:p>
          </table:table-cell>
          <table:table-cell office:value-type="float" office:value="508">
            <text:p>508</text:p>
          </table:table-cell>
          <table:table-cell office:value-type="float" office:value="515">
            <text:p>515</text:p>
          </table:table-cell>
          <table:table-cell office:value-type="float" office:value="519">
            <text:p>519</text:p>
          </table:table-cell>
          <table:table-cell office:value-type="float" office:value="504">
            <text:p>504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Thailand</text:p>
          </table:table-cell>
          <table:table-cell office:value-type="string">
            <text:p>fema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Thailand</text:p>
          </table:table-cell>
          <table:table-cell office:value-type="string">
            <text:p>male</text:p>
          </table:table-cell>
          <table:table-cell office:value-type="float" office:value="591">
            <text:p>591</text:p>
          </table:table-cell>
          <table:table-cell office:value-type="float" office:value="702">
            <text:p>702</text:p>
          </table:table-cell>
          <table:table-cell office:value-type="float" office:value="747">
            <text:p>747</text:p>
          </table:table-cell>
          <table:table-cell office:value-type="float" office:value="762">
            <text:p>762</text:p>
          </table:table-cell>
          <table:table-cell office:value-type="float" office:value="834">
            <text:p>834</text:p>
          </table:table-cell>
          <table:table-cell office:value-type="float" office:value="963">
            <text:p>963</text:p>
          </table:table-cell>
          <table:table-cell office:value-type="float" office:value="747">
            <text:p>747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Tonga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Tonga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nited Arab Emirates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nited Arab Emirates</text:p>
          </table:table-cell>
          <table:table-cell office:value-type="string">
            <text:p>female</text:p>
          </table:table-cell>
          <table:table-cell table:number-columns-repeated="7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nited Kingdom</text:p>
          </table:table-cell>
          <table:table-cell office:value-type="string">
            <text:p>male</text:p>
          </table:table-cell>
          <table:table-cell office:value-type="float" office:value="126">
            <text:p>126</text:p>
          </table:table-cell>
          <table:table-cell office:value-type="float" office:value="141">
            <text:p>141</text:p>
          </table:table-cell>
          <table:table-cell office:value-type="float" office:value="156">
            <text:p>156</text:p>
          </table:table-cell>
          <table:table-cell office:value-type="float" office:value="198">
            <text:p>198</text:p>
          </table:table-cell>
          <table:table-cell office:value-type="float" office:value="205">
            <text:p>205</text:p>
          </table:table-cell>
          <table:table-cell office:value-type="float" office:value="201">
            <text:p>201</text:p>
          </table:table-cell>
          <table:table-cell office:value-type="float" office:value="156">
            <text:p>156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nited Kingdom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nited Kingdom: Northern Ireland</text:p>
          </table:table-cell>
          <table:table-cell office:value-type="string">
            <text:p>male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nited Kingdom: Northern Ireland</text:p>
          </table:table-cell>
          <table:table-cell office:value-type="string">
            <text:p>femal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nited Kingdom: Scotland</text:p>
          </table:table-cell>
          <table:table-cell office:value-type="string">
            <text:p>male</text:p>
          </table:table-cell>
          <table:table-cell office:value-type="float" office:value="126">
            <text:p>126</text:p>
          </table:table-cell>
          <table:table-cell office:value-type="float" office:value="141">
            <text:p>141</text:p>
          </table:table-cell>
          <table:table-cell office:value-type="float" office:value="156">
            <text:p>156</text:p>
          </table:table-cell>
          <table:table-cell office:value-type="float" office:value="164">
            <text:p>164</text:p>
          </table:table-cell>
          <table:table-cell office:value-type="float" office:value="174">
            <text:p>174</text:p>
          </table:table-cell>
          <table:table-cell office:value-type="float" office:value="169">
            <text:p>169</text:p>
          </table:table-cell>
          <table:table-cell office:value-type="float" office:value="156">
            <text:p>156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nited Kingdom: Scotland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ruguay</text:p>
          </table:table-cell>
          <table:table-cell office:value-type="string">
            <text:p>male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Uruguay</text:p>
          </table:table-cell>
          <table:table-cell office:value-type="string">
            <text:p>female</text:p>
          </table:table-cell>
          <table:table-cell table:number-columns-repeated="2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Zambia</text:p>
          </table:table-cell>
          <table:table-cell office:value-type="string">
            <text:p>female</text:p>
          </table:table-cell>
          <table:table-cell table:number-columns-repeated="7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string">
            <text:p>prosecutors</text:p>
          </table:table-cell>
          <table:table-cell office:value-type="string">
            <text:p>Zambia</text:p>
          </table:table-cell>
          <table:table-cell office:value-type="string">
            <text:p>male</text:p>
          </table:table-cell>
          <table:table-cell table:number-columns-repeated="7" office:value-type="float" office:value="102">
            <text:p>102</text:p>
          </table:table-cell>
          <table:table-cell table:number-columns-repeated="1014"/>
        </table:table-row>
        <table:table-row table:style-name="ro1" table:number-rows-repeated="10480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 for c.1977" table:style-name="ta4" table:print="false">
        <table:table-column table:style-name="co19" table:number-columns-repeated="2" table:default-cell-style-name="Excel_20_Built-in_20_Normal"/>
        <table:table-column table:style-name="co7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7" table:number-columns-repeated="1019" table:default-cell-style-name="Excel_20_Built-in_20_Normal"/>
        <table:table-row table:style-name="ro1">
          <table:table-cell office:value-type="string">
            <text:p>Source years for c. 1977 data points</text:p>
          </table:table-cell>
          <table:table-cell table:number-columns-repeated="3"/>
          <table:table-cell office:value-type="string">
            <text:p>Repository: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http://acrosswalls.org/datasets/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Version: 1.0</text:p>
          </table:table-cell>
          <table:table-cell table:number-columns-repeated="1019"/>
        </table:table-row>
        <table:table-row table:style-name="ro1">
          <table:table-cell office:value-type="string">
            <text:p>priority order</text:p>
          </table:table-cell>
          <table:table-cell office:value-type="string">
            <text:p>source year</text:p>
          </table:table-cell>
          <table:table-cell office:value-type="string">
            <text:p>data points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7">
            <text:p>1977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The only male/female soucrce-year mismatch is for Portugal, prisoners - juvenile, males (1977), females (1978).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76">
            <text:p>197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rinidad and Tobago, and Uganda reported nothing for prisoners - juvenile, females. <text:s/>These figures were assumed to be zero for c. 1977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8">
            <text:p>1978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Nepal reported female police personnel but no male police personnel, 1975-80. <text:s/>Probably an error, so record deleted for c. 1977 data.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5">
            <text:p>1975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79">
            <text:p>1979</text:p>
          </table:table-cell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80">
            <text:p>1980</text:p>
          </table:table-cell>
          <table:table-cell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otal</text:p>
          </table:table-cell>
          <table:table-cell table:formula="of:=SUM([.C5:.C10])" office:value-type="float" office:value="449">
            <text:p>449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s2 dataset notes" table:style-name="ta5" table:print="false">
        <table:table-column table:style-name="co22" table:default-cell-style-name="Excel_20_Built-in_20_Normal"/>
        <table:table-column table:style-name="co23" table:default-cell-style-name="Excel_20_Built-in_20_Normal"/>
        <table:table-column table:style-name="co7" table:number-columns-repeated="1022" table:default-cell-style-name="Excel_20_Built-in_20_Normal"/>
        <table:table-row table:style-name="ro1">
          <table:table-cell office:value-type="string">
            <text:p>The Second United Nations' Survey on Crime Trends (1975-1980) reformed dataset (sources and notes)</text:p>
          </table:table-cell>
          <table:table-cell office:value-type="string">
            <text:p>Repository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acrosswalls.org/datasets/</text:p>
          </table:table-cell>
          <table:table-cell table:number-columns-repeated="1022"/>
        </table:table-row>
        <table:table-row table:style-name="ro1">
          <table:table-cell office:value-type="string">
            <text:p>The CTS2 reformated dataset:</text:p>
          </table:table-cell>
          <table:table-cell office:value-type="string">
            <text:p>Version: 1.0</text:p>
          </table:table-cell>
          <table:table-cell table:number-columns-repeated="1022"/>
        </table:table-row>
        <table:table-row table:style-name="ro1">
          <table:table-cell office:value-type="string">
            <text:p>criminal-justice-world-cts2-dataset</text:p>
          </table:table-cell>
          <table:table-cell table:number-columns-repeated="1023"/>
        </table:table-row>
        <table:table-row table:style-name="ro1">
          <table:table-cell office:value-type="string">
            <text:p>The dataset consists of comma-separated values. <text:s/>Strings are quoted, and the first line contains field name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dataset compiles and structures the data from the Second United Nations' Survey on Crime Trends (1975-1980).</text:p>
          </table:table-cell>
          <table:table-cell table:number-columns-repeated="1023"/>
        </table:table-row>
        <table:table-row table:style-name="ro1">
          <table:table-cell office:value-type="string">
            <text:p>Those source files are Lotus workbooks in unwcs2l.zip. The CTS2 reformed dataset combines, reshapes, and reformats those workbooks.</text:p>
          </table:table-cell>
          <table:table-cell table:number-columns-repeated="1023"/>
        </table:table-row>
        <table:table-row table:style-name="ro1">
          <table:table-cell office:value-type="string">
            <text:p>The dataset thus makes that important public data much more easily accessibl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ta points speficied as "-1" or "NA" in the source are assumed to be missing and are replaced by blank (null) values.</text:p>
          </table:table-cell>
          <table:table-cell table:number-columns-repeated="1023"/>
        </table:table-row>
        <table:table-row table:style-name="ro1">
          <table:table-cell office:value-type="string">
            <text:p>Persons "detained" represents persons incarcerated on a given day (in prison).</text:p>
          </table:table-cell>
          <table:table-cell table:number-columns-repeated="1023"/>
        </table:table-row>
        <table:table-row table:style-name="ro1">
          <table:table-cell office:value-type="string">
            <text:p>Country-by-country notes on specific survey questions are in un2info.zip (see source site)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r geo codes, see "geographies" sheet.</text:p>
          </table:table-cell>
          <table:table-cell table:number-columns-repeated="1023"/>
        </table:table-row>
        <table:table-row table:style-name="ro1">
          <table:table-cell office:value-type="string">
            <text:p>For sheet id and variable descriptions, see sheet "variables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sheet id, the variable name, and the year together key a data value</text:p>
          </table:table-cell>
          <table:table-cell table:number-columns-repeated="1023"/>
        </table:table-row>
        <table:table-row table:style-name="ro1">
          <table:table-cell office:value-type="string">
            <text:p>The variable description record for "TFAPP79" is missing in the raw variable descrption records, but the data for it exists in the datase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 sheet id and variables are from the source file codebook.txt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Source files accessible here: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www.uncjin.org/stats/wcs.html">http://www.uncjin.org/stats/wcs.html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e that the relevant source files are not included here:</text:p>
          </table:table-cell>
          <table:table-cell table:number-columns-repeated="1023"/>
        </table:table-row>
        <table:table-row table:style-name="ro2">
          <table:table-cell table:style-name="ce5" office:value-type="string">
            <text:p><text:a xlink:href="http://www.uncjin.org/Statistics/WCTS/WCTS2/wcts2.html">http://www.uncjin.org/Statistics/WCTS/WCTS2/wcts2.html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Verify and validate data, including this compilation, in accordance with your needs and use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or an alternate compilations, see</text:p>
          </table:table-cell>
          <table:table-cell table:number-columns-repeated="1023"/>
        </table:table-row>
        <table:table-row table:style-name="ro1">
          <table:table-cell office:value-type="string">
            <text:p>http://www.icpsr.umich.edu/icpsrweb/ICPSR/series/186/studies?archive=ICPSR&amp;sortBy=7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bles" table:style-name="ta6" table:print="false">
        <table:table-column table:style-name="co24" table:default-cell-style-name="Excel_20_Built-in_20_Normal"/>
        <table:table-column table:style-name="co25" table:default-cell-style-name="Excel_20_Built-in_20_Normal"/>
        <table:table-column table:style-name="co7" table:default-cell-style-name="Excel_20_Built-in_20_Normal"/>
        <table:table-column table:style-name="co26" table:default-cell-style-name="Excel_20_Built-in_20_Normal"/>
        <table:table-column table:style-name="co7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7" table:number-columns-repeated="1016" table:default-cell-style-name="Excel_20_Built-in_20_Normal"/>
        <table:table-row table:style-name="ro1">
          <table:table-cell office:value-type="string">
            <text:p>Variables in the Second United Nations' Survey on Crime Trends (1975-1980)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vrn</text:p>
          </table:table-cell>
          <table:table-cell office:value-type="string">
            <text:p>varible description (for 1975)</text:p>
          </table:table-cell>
          <table:table-cell office:value-type="string">
            <text:p>variable name</text:p>
          </table:table-cell>
          <table:table-cell office:value-type="string">
            <text:p>years available</text:p>
          </table:table-cell>
          <table:table-cell office:value-type="string">
            <text:p>sheet id</text:p>
          </table:table-cell>
          <table:table-cell office:value-type="string">
            <text:p>sheet description</text:p>
          </table:table-cell>
          <table:table-cell/>
          <table:table-cell office:value-type="string">
            <text:p>source and notes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tal recorded crimes, 1975</text:p>
          </table:table-cell>
          <table:table-cell office:value-type="string">
            <text:p>TCRM</text:p>
          </table:table-cell>
          <table:table-cell office:value-type="string">
            <text:p>yearly, 1975-1980</text:p>
          </table:table-cell>
          <table:table-cell office:value-type="string">
            <text:p>crimes</text:p>
          </table:table-cell>
          <table:table-cell office:value-type="string">
            <text:p><text:s text:c="4"/>CRIMES.WK1: Crimes Recorded by the Police or by Other Law Enforcement Agencies, by Type of Crime. <text:s/>(Second Survey, Question 1)</text:p>
          </table:table-cell>
          <table:table-cell/>
          <table:table-cell office:value-type="string">
            <text:p>Constructed from codebook.txt, as represented in sheet "variables raw" (key to those records is vrn)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otal intentional homicides, 1975</text:p>
          </table:table-cell>
          <table:table-cell office:value-type="string">
            <text:p>TIHOM</text:p>
          </table:table-cell>
          <table:table-cell office:value-type="string">
            <text:p>yearly, 1975-1980</text:p>
          </table:table-cell>
          <table:table-cell office:value-type="string">
            <text:p>crimes</text:p>
          </table:table-cell>
          <table:table-cell office:value-type="string">
            <text:p><text:s text:c="4"/>CRIMES.WK1: Crimes Recorded by the Police or by Other Law Enforcement Agencies, by Type of Crime. <text:s/>(Second Survey, Question 1)</text:p>
          </table:table-cell>
          <table:table-cell/>
          <table:table-cell office:value-type="string">
            <text:p>http://www.uncjin.org/stats/wcs.html</text:p>
          </table:table-cell>
          <table:table-cell table:number-columns-repeated="101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otal non-intentional homicides, 1975</text:p>
          </table:table-cell>
          <table:table-cell office:value-type="string">
            <text:p>TNHOM</text:p>
          </table:table-cell>
          <table:table-cell office:value-type="string">
            <text:p>yearly, 1975-1980</text:p>
          </table:table-cell>
          <table:table-cell office:value-type="string">
            <text:p>crimes</text:p>
          </table:table-cell>
          <table:table-cell office:value-type="string">
            <text:p><text:s text:c="4"/>CRIMES.WK1: Crimes Recorded by the Police or by Other Law Enforcement Agencies, by Type of Crime. <text:s/>(Second Survey, Question 1)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otal assaults, 1975</text:p>
          </table:table-cell>
          <table:table-cell office:value-type="string">
            <text:p>TASS</text:p>
          </table:table-cell>
          <table:table-cell office:value-type="string">
            <text:p>yearly, 1975-1980</text:p>
          </table:table-cell>
          <table:table-cell office:value-type="string">
            <text:p>crimes</text:p>
          </table:table-cell>
          <table:table-cell office:value-type="string">
            <text:p><text:s text:c="4"/>CRIMES.WK1: Crimes Recorded by the Police or by Other Law Enforcement Agencies, by Type of Crime. <text:s/>(Second Survey, Question 1)</text:p>
          </table:table-cell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otal drug crimes, 1975</text:p>
          </table:table-cell>
          <table:table-cell office:value-type="string">
            <text:p>TDRUG</text:p>
          </table:table-cell>
          <table:table-cell office:value-type="string">
            <text:p>yearly, 1975-1980</text:p>
          </table:table-cell>
          <table:table-cell office:value-type="string">
            <text:p>crimes</text:p>
          </table:table-cell>
          <table:table-cell office:value-type="string">
            <text:p><text:s text:c="4"/>CRIMES.WK1: Crimes Recorded by the Police or by Other Law Enforcement Agencies, by Type of Crime. <text:s/>(Second Survey, Question 1)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otal rapes, 1975</text:p>
          </table:table-cell>
          <table:table-cell office:value-type="string">
            <text:p>TRAPE</text:p>
          </table:table-cell>
          <table:table-cell office:value-type="string">
            <text:p>yearly, 1975-1980</text:p>
          </table:table-cell>
          <table:table-cell office:value-type="string">
            <text:p>crimes</text:p>
          </table:table-cell>
          <table:table-cell office:value-type="string">
            <text:p><text:s text:c="4"/>CRIMES.WK1: Crimes Recorded by the Police or by Other Law Enforcement Agencies, by Type of Crime. <text:s/>(Second Survey, Question 1)</text:p>
          </table:table-cell>
          <table:table-cell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otal kidnappings, 1975</text:p>
          </table:table-cell>
          <table:table-cell office:value-type="string">
            <text:p>TKID</text:p>
          </table:table-cell>
          <table:table-cell office:value-type="string">
            <text:p>yearly, 1975-1980</text:p>
          </table:table-cell>
          <table:table-cell office:value-type="string">
            <text:p>crimes</text:p>
          </table:table-cell>
          <table:table-cell office:value-type="string">
            <text:p><text:s text:c="4"/>CRIMES.WK1: Crimes Recorded by the Police or by Other Law Enforcement Agencies, by Type of Crime. <text:s/>(Second Survey, Question 1)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otal robberies, 1975</text:p>
          </table:table-cell>
          <table:table-cell office:value-type="string">
            <text:p>TROBB</text:p>
          </table:table-cell>
          <table:table-cell office:value-type="string">
            <text:p>yearly, 1975-1980</text:p>
          </table:table-cell>
          <table:table-cell office:value-type="string">
            <text:p>crimes</text:p>
          </table:table-cell>
          <table:table-cell office:value-type="string">
            <text:p><text:s text:c="4"/>CRIMES.WK1: Crimes Recorded by the Police or by Other Law Enforcement Agencies, by Type of Crime. <text:s/>(Second Survey, Question 1)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otal thefts, 1975</text:p>
          </table:table-cell>
          <table:table-cell office:value-type="string">
            <text:p>TTHFT</text:p>
          </table:table-cell>
          <table:table-cell office:value-type="string">
            <text:p>yearly, 1975-1980</text:p>
          </table:table-cell>
          <table:table-cell office:value-type="string">
            <text:p>crimes</text:p>
          </table:table-cell>
          <table:table-cell office:value-type="string">
            <text:p><text:s text:c="4"/>CRIMES.WK1: Crimes Recorded by the Police or by Other Law Enforcement Agencies, by Type of Crime. <text:s/>(Second Survey, Question 1)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Total frauds, 1975</text:p>
          </table:table-cell>
          <table:table-cell office:value-type="string">
            <text:p>TFRD</text:p>
          </table:table-cell>
          <table:table-cell office:value-type="string">
            <text:p>yearly, 1975-1980</text:p>
          </table:table-cell>
          <table:table-cell office:value-type="string">
            <text:p>crimes</text:p>
          </table:table-cell>
          <table:table-cell office:value-type="string">
            <text:p><text:s text:c="4"/>CRIMES.WK1: Crimes Recorded by the Police or by Other Law Enforcement Agencies, by Type of Crime. <text:s/>(Second Survey, Question 1)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otal briberies, 1975</text:p>
          </table:table-cell>
          <table:table-cell office:value-type="string">
            <text:p>TBRIB</text:p>
          </table:table-cell>
          <table:table-cell office:value-type="string">
            <text:p>yearly, 1975-1980</text:p>
          </table:table-cell>
          <table:table-cell office:value-type="string">
            <text:p>crimes</text:p>
          </table:table-cell>
          <table:table-cell office:value-type="string">
            <text:p><text:s text:c="4"/>CRIMES.WK1: Crimes Recorded by the Police or by Other Law Enforcement Agencies, by Type of Crime. <text:s/>(Second Survey, Question 1)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Total other serious crimes, 1975</text:p>
          </table:table-cell>
          <table:table-cell office:value-type="string">
            <text:p>TOTH</text:p>
          </table:table-cell>
          <table:table-cell office:value-type="string">
            <text:p>yearly, 1975-1980</text:p>
          </table:table-cell>
          <table:table-cell office:value-type="string">
            <text:p>crimes</text:p>
          </table:table-cell>
          <table:table-cell office:value-type="string">
            <text:p><text:s text:c="4"/>CRIMES.WK1: Crimes Recorded by the Police or by Other Law Enforcement Agencies, by Type of Crime. <text:s/>(Second Survey, Question 1)</text:p>
          </table:table-cell>
          <table:table-cell table:number-columns-repeated="1018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otal males apprehended, 1975</text:p>
          </table:table-cell>
          <table:table-cell office:value-type="string">
            <text:p>TMAPP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Total adult males apprehended, 1975</text:p>
          </table:table-cell>
          <table:table-cell office:value-type="string">
            <text:p>TAMAPP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Total juvenile males apprehended, 1975</text:p>
          </table:table-cell>
          <table:table-cell office:value-type="string">
            <text:p>TJMAPP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Apprehended males aged under 15, 1975</text:p>
          </table:table-cell>
          <table:table-cell office:value-type="string">
            <text:p>MLT15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pprehended males aged 15-19, 1975</text:p>
          </table:table-cell>
          <table:table-cell office:value-type="string">
            <text:p>M15T19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Apprehended males aged 20-24, 1975</text:p>
          </table:table-cell>
          <table:table-cell office:value-type="string">
            <text:p>M20T24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Apprehended males aged 25-29, 1975</text:p>
          </table:table-cell>
          <table:table-cell office:value-type="string">
            <text:p>M25T29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Apprehended males aged 30 &amp; over, 1975</text:p>
          </table:table-cell>
          <table:table-cell office:value-type="string">
            <text:p>M30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Total females apprehended, 1975</text:p>
          </table:table-cell>
          <table:table-cell office:value-type="string">
            <text:p>TFAPP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Total adult females apprehended, 1975</text:p>
          </table:table-cell>
          <table:table-cell office:value-type="string">
            <text:p>TAFAPP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Total juvenile females apprehended, 1975</text:p>
          </table:table-cell>
          <table:table-cell office:value-type="string">
            <text:p>TJFAPP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Females apprehended aged under 15, 1975</text:p>
          </table:table-cell>
          <table:table-cell office:value-type="string">
            <text:p>FLT15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Females apprehended aged 15-19, 1975</text:p>
          </table:table-cell>
          <table:table-cell office:value-type="string">
            <text:p>F15T19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Females apprehended aged 20-24, 1975</text:p>
          </table:table-cell>
          <table:table-cell office:value-type="string">
            <text:p>F20T24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Females apprehended aged 25-29, 1975</text:p>
          </table:table-cell>
          <table:table-cell office:value-type="string">
            <text:p>F25T29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Females apprehended aged 30 &amp; over, 1975</text:p>
          </table:table-cell>
          <table:table-cell office:value-type="string">
            <text:p>F30</text:p>
          </table:table-cell>
          <table:table-cell office:value-type="string">
            <text:p>yearly, 1975-1980</text:p>
          </table:table-cell>
          <table:table-cell office:value-type="string">
            <text:p>apprehen</text:p>
          </table:table-cell>
          <table:table-cell office:value-type="string">
            <text:p><text:s text:c="4"/>APPREHEN.WK1: Persons Apprehended for Penal Code Offences or Equivalent, by Sex and Age. (Second Survey, Question 2)</text:p>
          </table:table-cell>
          <table:table-cell table:number-columns-repeated="1018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Total males prosecuted, 1975</text:p>
          </table:table-cell>
          <table:table-cell office:value-type="string">
            <text:p>TMPROS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Total adult males prosecuted, 1975</text:p>
          </table:table-cell>
          <table:table-cell office:value-type="string">
            <text:p>AMPROS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Total juvenile males prosecuted, 1975</text:p>
          </table:table-cell>
          <table:table-cell office:value-type="string">
            <text:p>JMPROS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Prosecuted males aged under 15, 1975</text:p>
          </table:table-cell>
          <table:table-cell office:value-type="string">
            <text:p>MLT15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rosecuted males aged 15-19, 1975</text:p>
          </table:table-cell>
          <table:table-cell office:value-type="string">
            <text:p>M15T19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Prosecuted males aged 20-24, 1975</text:p>
          </table:table-cell>
          <table:table-cell office:value-type="string">
            <text:p>M20T24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Prosecuted males aged 25-29, 1975</text:p>
          </table:table-cell>
          <table:table-cell office:value-type="string">
            <text:p>M25T29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Prosecuted males aged 30 &amp; over, 1975</text:p>
          </table:table-cell>
          <table:table-cell office:value-type="string">
            <text:p>M30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Total females prosecuted, 1975</text:p>
          </table:table-cell>
          <table:table-cell office:value-type="string">
            <text:p>TFPROS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Total adult females prosecuted, 1975</text:p>
          </table:table-cell>
          <table:table-cell office:value-type="string">
            <text:p>AFPROS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Total juvenile females prosecuted, 1975</text:p>
          </table:table-cell>
          <table:table-cell office:value-type="string">
            <text:p>JFPROS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Females prosecuted aged under 15, 1975</text:p>
          </table:table-cell>
          <table:table-cell office:value-type="string">
            <text:p>FLT15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Females prosecuted aged 15-19, 1975</text:p>
          </table:table-cell>
          <table:table-cell office:value-type="string">
            <text:p>F15T19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Females prosecuted aged 20-24, 1975</text:p>
          </table:table-cell>
          <table:table-cell office:value-type="string">
            <text:p>F20T24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emales prosecuted aged 25-29, 1975</text:p>
          </table:table-cell>
          <table:table-cell office:value-type="string">
            <text:p>F25T29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Females prosecuted aged 30 &amp; over, 1975</text:p>
          </table:table-cell>
          <table:table-cell office:value-type="string">
            <text:p>F30</text:p>
          </table:table-cell>
          <table:table-cell office:value-type="string">
            <text:p>yearly, 1975-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Total males prosecuted 1975</text:p>
          </table:table-cell>
          <table:table-cell office:value-type="string">
            <text:p>TOTMAL</text:p>
          </table:table-cell>
          <table:table-cell office:value-type="string">
            <text:p>1975 and 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ales prosecuted aged &lt;15 (%), 1975</text:p>
          </table:table-cell>
          <table:table-cell office:value-type="string">
            <text:p>MPLT15</text:p>
          </table:table-cell>
          <table:table-cell office:value-type="string">
            <text:p>1975 and 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ales prosecuted aged 15-19 (%), 1975</text:p>
          </table:table-cell>
          <table:table-cell office:value-type="string">
            <text:p>MP1519</text:p>
          </table:table-cell>
          <table:table-cell office:value-type="string">
            <text:p>1975 and 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Males prosecuted aged 20-24 (%), 1975</text:p>
          </table:table-cell>
          <table:table-cell office:value-type="string">
            <text:p>MP2024</text:p>
          </table:table-cell>
          <table:table-cell office:value-type="string">
            <text:p>1975 and 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Males prosecuted aged 25-29 (%), 1975</text:p>
          </table:table-cell>
          <table:table-cell office:value-type="string">
            <text:p>MP2529</text:p>
          </table:table-cell>
          <table:table-cell office:value-type="string">
            <text:p>1975 and 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Males prosecuted aged 30 plus (%), 1975</text:p>
          </table:table-cell>
          <table:table-cell office:value-type="string">
            <text:p>MP30</text:p>
          </table:table-cell>
          <table:table-cell office:value-type="string">
            <text:p>1975 and 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Total females prosecuted 1975</text:p>
          </table:table-cell>
          <table:table-cell office:value-type="string">
            <text:p>TOTFEM</text:p>
          </table:table-cell>
          <table:table-cell office:value-type="string">
            <text:p>1975 and 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Females prosecuted aged &lt;15 (%), 1975</text:p>
          </table:table-cell>
          <table:table-cell office:value-type="string">
            <text:p>FPLT15</text:p>
          </table:table-cell>
          <table:table-cell office:value-type="string">
            <text:p>1975 and 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Females prosecuted aged 15-19 (%), 1975</text:p>
          </table:table-cell>
          <table:table-cell office:value-type="string">
            <text:p>FP1519</text:p>
          </table:table-cell>
          <table:table-cell office:value-type="string">
            <text:p>1975 and 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Females prosecuted aged 20-24 (%), 1975</text:p>
          </table:table-cell>
          <table:table-cell office:value-type="string">
            <text:p>FP2024</text:p>
          </table:table-cell>
          <table:table-cell office:value-type="string">
            <text:p>1975 and 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Females prosecuted aged 25-29 (%), 1975</text:p>
          </table:table-cell>
          <table:table-cell office:value-type="string">
            <text:p>FP2529</text:p>
          </table:table-cell>
          <table:table-cell office:value-type="string">
            <text:p>1975 and 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Females prosecuted aged 30 plus (%), 1975</text:p>
          </table:table-cell>
          <table:table-cell office:value-type="string">
            <text:p>FP30</text:p>
          </table:table-cell>
          <table:table-cell office:value-type="string">
            <text:p>1975 and 1980</text:p>
          </table:table-cell>
          <table:table-cell office:value-type="string">
            <text:p>prosecut</text:p>
          </table:table-cell>
          <table:table-cell office:value-type="string">
            <text:p><text:s text:c="4"/>PROSECUT.WK1: Persons Prosecuted for Penal Code Offences or Equivalent, by Sex and Age <text:s/>(Second Survey, Question 8)</text:p>
          </table:table-cell>
          <table:table-cell table:number-columns-repeated="1018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Total males convicted, 1975</text:p>
          </table:table-cell>
          <table:table-cell office:value-type="string">
            <text:p>TMCON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Total adult males convicted, 1975</text:p>
          </table:table-cell>
          <table:table-cell office:value-type="string">
            <text:p>TAMCON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Total juvenile males convicted, 1975</text:p>
          </table:table-cell>
          <table:table-cell office:value-type="string">
            <text:p>TJMCON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Convicted males aged under 15, 1975</text:p>
          </table:table-cell>
          <table:table-cell office:value-type="string">
            <text:p>MLT15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Convicted males aged 15-19, 1975</text:p>
          </table:table-cell>
          <table:table-cell office:value-type="string">
            <text:p>M15T19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Convicted males aged 20-24, 1975</text:p>
          </table:table-cell>
          <table:table-cell office:value-type="string">
            <text:p>M20T24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Convicted males aged 25-29, 1975</text:p>
          </table:table-cell>
          <table:table-cell office:value-type="string">
            <text:p>M25T29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Convicted males aged 30 &amp; over, 1975</text:p>
          </table:table-cell>
          <table:table-cell office:value-type="string">
            <text:p>M30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Total females convicted, 1975</text:p>
          </table:table-cell>
          <table:table-cell office:value-type="string">
            <text:p>TFCON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Total adult females convicted, 1975</text:p>
          </table:table-cell>
          <table:table-cell office:value-type="string">
            <text:p>TAFCON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Total juvenile females convicted, 1975</text:p>
          </table:table-cell>
          <table:table-cell office:value-type="string">
            <text:p>TJFCON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Females convicted aged under 15, 1975</text:p>
          </table:table-cell>
          <table:table-cell office:value-type="string">
            <text:p>FLT15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Females convicted aged 15-19, 1975</text:p>
          </table:table-cell>
          <table:table-cell office:value-type="string">
            <text:p>F15T19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Females convicted aged 20-24, 1975</text:p>
          </table:table-cell>
          <table:table-cell office:value-type="string">
            <text:p>F20T24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Females convicted aged 25-29, 1975</text:p>
          </table:table-cell>
          <table:table-cell office:value-type="string">
            <text:p>F25T29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Females convicted aged 30 &amp; over, 1975</text:p>
          </table:table-cell>
          <table:table-cell office:value-type="string">
            <text:p>F30</text:p>
          </table:table-cell>
          <table:table-cell office:value-type="string">
            <text:p>yearly, 1975-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Males convicted aged &lt;15 (%), 1975</text:p>
          </table:table-cell>
          <table:table-cell office:value-type="string">
            <text:p>MCLT15</text:p>
          </table:table-cell>
          <table:table-cell office:value-type="string">
            <text:p>1975 and 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ales convicted aged 15-19 (%), 1975</text:p>
          </table:table-cell>
          <table:table-cell office:value-type="string">
            <text:p>MC1519</text:p>
          </table:table-cell>
          <table:table-cell office:value-type="string">
            <text:p>1975 and 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Males convicted aged 20-24 (%), 1975</text:p>
          </table:table-cell>
          <table:table-cell office:value-type="string">
            <text:p>MC2024</text:p>
          </table:table-cell>
          <table:table-cell office:value-type="string">
            <text:p>1975 and 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Males convicted aged 25-29 (%), 1975</text:p>
          </table:table-cell>
          <table:table-cell office:value-type="string">
            <text:p>MC2529</text:p>
          </table:table-cell>
          <table:table-cell office:value-type="string">
            <text:p>1975 and 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Males convicted aged 30 plus (%), 1975</text:p>
          </table:table-cell>
          <table:table-cell office:value-type="string">
            <text:p>MC30</text:p>
          </table:table-cell>
          <table:table-cell office:value-type="string">
            <text:p>1975 and 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Females convicted aged &lt;15 (%), 1975</text:p>
          </table:table-cell>
          <table:table-cell office:value-type="string">
            <text:p>FCLT15</text:p>
          </table:table-cell>
          <table:table-cell office:value-type="string">
            <text:p>1975 and 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Females convicted aged 15-19 (%), 1975</text:p>
          </table:table-cell>
          <table:table-cell office:value-type="string">
            <text:p>FC1519</text:p>
          </table:table-cell>
          <table:table-cell office:value-type="string">
            <text:p>1975 and 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Females convicted aged 20-24 (%), 1975</text:p>
          </table:table-cell>
          <table:table-cell office:value-type="string">
            <text:p>FC2024</text:p>
          </table:table-cell>
          <table:table-cell office:value-type="string">
            <text:p>1975 and 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Females convicted aged 25-29 (%), 1975</text:p>
          </table:table-cell>
          <table:table-cell office:value-type="string">
            <text:p>FC2529</text:p>
          </table:table-cell>
          <table:table-cell office:value-type="string">
            <text:p>1975 and 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Females convicted aged 30 plus (%), 1975</text:p>
          </table:table-cell>
          <table:table-cell office:value-type="string">
            <text:p>FC30</text:p>
          </table:table-cell>
          <table:table-cell office:value-type="string">
            <text:p>1975 and 1980</text:p>
          </table:table-cell>
          <table:table-cell office:value-type="string">
            <text:p>convict1</text:p>
          </table:table-cell>
          <table:table-cell office:value-type="string">
            <text:p><text:s text:c="4"/>CONVICT1.WK1: Persons Convicted for Penal Code Offences or Equivalent, by Sex and Age <text:s/>(Second Survey, Question 15).</text:p>
          </table:table-cell>
          <table:table-cell table:number-columns-repeated="1018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Total convictions 1975</text:p>
          </table:table-cell>
          <table:table-cell office:value-type="string">
            <text:p>TCONV</text:p>
          </table:table-cell>
          <table:table-cell office:value-type="string">
            <text:p>yearly, 1975-1980</text:p>
          </table:table-cell>
          <table:table-cell office:value-type="string">
            <text:p>convict2</text:p>
          </table:table-cell>
          <table:table-cell office:value-type="string">
            <text:p><text:s text:c="4"/>CONVICT2.WK1: Convictions Including Adjudication of Juveniles, by Type of Crime <text:s/>(Second Survey, Question 14)</text:p>
          </table:table-cell>
          <table:table-cell table:number-columns-repeated="1018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Convictions - intentional homicide 1975</text:p>
          </table:table-cell>
          <table:table-cell office:value-type="string">
            <text:p>INTHOM</text:p>
          </table:table-cell>
          <table:table-cell office:value-type="string">
            <text:p>yearly, 1975-1980</text:p>
          </table:table-cell>
          <table:table-cell office:value-type="string">
            <text:p>convict2</text:p>
          </table:table-cell>
          <table:table-cell office:value-type="string">
            <text:p><text:s text:c="4"/>CONVICT2.WK1: Convictions Including Adjudication of Juveniles, by Type of Crime <text:s/>(Second Survey, Question 14)</text:p>
          </table:table-cell>
          <table:table-cell table:number-columns-repeated="1018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Convictions - non-int homicide 1975</text:p>
          </table:table-cell>
          <table:table-cell office:value-type="string">
            <text:p>NIHOM</text:p>
          </table:table-cell>
          <table:table-cell office:value-type="string">
            <text:p>yearly, 1975-1980</text:p>
          </table:table-cell>
          <table:table-cell office:value-type="string">
            <text:p>convict2</text:p>
          </table:table-cell>
          <table:table-cell office:value-type="string">
            <text:p><text:s text:c="4"/>CONVICT2.WK1: Convictions Including Adjudication of Juveniles, by Type of Crime <text:s/>(Second Survey, Question 14)</text:p>
          </table:table-cell>
          <table:table-cell table:number-columns-repeated="1018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Convictions - assault 1975</text:p>
          </table:table-cell>
          <table:table-cell office:value-type="string">
            <text:p>ASSLT</text:p>
          </table:table-cell>
          <table:table-cell office:value-type="string">
            <text:p>yearly, 1975-1980</text:p>
          </table:table-cell>
          <table:table-cell office:value-type="string">
            <text:p>convict2</text:p>
          </table:table-cell>
          <table:table-cell office:value-type="string">
            <text:p><text:s text:c="4"/>CONVICT2.WK1: Convictions Including Adjudication of Juveniles, by Type of Crime <text:s/>(Second Survey, Question 14)</text:p>
          </table:table-cell>
          <table:table-cell table:number-columns-repeated="1018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Convictions - drugs 1975</text:p>
          </table:table-cell>
          <table:table-cell office:value-type="string">
            <text:p>DRUGS</text:p>
          </table:table-cell>
          <table:table-cell office:value-type="string">
            <text:p>yearly, 1975-1980</text:p>
          </table:table-cell>
          <table:table-cell office:value-type="string">
            <text:p>convict2</text:p>
          </table:table-cell>
          <table:table-cell office:value-type="string">
            <text:p><text:s text:c="4"/>CONVICT2.WK1: Convictions Including Adjudication of Juveniles, by Type of Crime <text:s/>(Second Survey, Question 14)</text:p>
          </table:table-cell>
          <table:table-cell table:number-columns-repeated="1018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Convictions - rape 1975</text:p>
          </table:table-cell>
          <table:table-cell office:value-type="string">
            <text:p>RAPE</text:p>
          </table:table-cell>
          <table:table-cell office:value-type="string">
            <text:p>yearly, 1975-1980</text:p>
          </table:table-cell>
          <table:table-cell office:value-type="string">
            <text:p>convict2</text:p>
          </table:table-cell>
          <table:table-cell office:value-type="string">
            <text:p><text:s text:c="4"/>CONVICT2.WK1: Convictions Including Adjudication of Juveniles, by Type of Crime <text:s/>(Second Survey, Question 14)</text:p>
          </table:table-cell>
          <table:table-cell table:number-columns-repeated="1018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Convictions - kidnapping 1975</text:p>
          </table:table-cell>
          <table:table-cell office:value-type="string">
            <text:p>KIDNAP</text:p>
          </table:table-cell>
          <table:table-cell office:value-type="string">
            <text:p>yearly, 1975-1980</text:p>
          </table:table-cell>
          <table:table-cell office:value-type="string">
            <text:p>convict2</text:p>
          </table:table-cell>
          <table:table-cell office:value-type="string">
            <text:p><text:s text:c="4"/>CONVICT2.WK1: Convictions Including Adjudication of Juveniles, by Type of Crime <text:s/>(Second Survey, Question 14)</text:p>
          </table:table-cell>
          <table:table-cell table:number-columns-repeated="1018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Convictions - robbery 1975</text:p>
          </table:table-cell>
          <table:table-cell office:value-type="string">
            <text:p>ROBB</text:p>
          </table:table-cell>
          <table:table-cell office:value-type="string">
            <text:p>yearly, 1975-1980</text:p>
          </table:table-cell>
          <table:table-cell office:value-type="string">
            <text:p>convict2</text:p>
          </table:table-cell>
          <table:table-cell office:value-type="string">
            <text:p><text:s text:c="4"/>CONVICT2.WK1: Convictions Including Adjudication of Juveniles, by Type of Crime <text:s/>(Second Survey, Question 14)</text:p>
          </table:table-cell>
          <table:table-cell table:number-columns-repeated="1018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Convictions - theft 1975</text:p>
          </table:table-cell>
          <table:table-cell office:value-type="string">
            <text:p>THEFT</text:p>
          </table:table-cell>
          <table:table-cell office:value-type="string">
            <text:p>yearly, 1975-1980</text:p>
          </table:table-cell>
          <table:table-cell office:value-type="string">
            <text:p>convict2</text:p>
          </table:table-cell>
          <table:table-cell office:value-type="string">
            <text:p><text:s text:c="4"/>CONVICT2.WK1: Convictions Including Adjudication of Juveniles, by Type of Crime <text:s/>(Second Survey, Question 14)</text:p>
          </table:table-cell>
          <table:table-cell table:number-columns-repeated="1018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Convictions - fraud 1975</text:p>
          </table:table-cell>
          <table:table-cell office:value-type="string">
            <text:p>FRAUD</text:p>
          </table:table-cell>
          <table:table-cell office:value-type="string">
            <text:p>yearly, 1975-1980</text:p>
          </table:table-cell>
          <table:table-cell office:value-type="string">
            <text:p>convict2</text:p>
          </table:table-cell>
          <table:table-cell office:value-type="string">
            <text:p><text:s text:c="4"/>CONVICT2.WK1: Convictions Including Adjudication of Juveniles, by Type of Crime <text:s/>(Second Survey, Question 14)</text:p>
          </table:table-cell>
          <table:table-cell table:number-columns-repeated="1018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Convictions - bribery 1975</text:p>
          </table:table-cell>
          <table:table-cell office:value-type="string">
            <text:p>BRIB</text:p>
          </table:table-cell>
          <table:table-cell office:value-type="string">
            <text:p>yearly, 1975-1980</text:p>
          </table:table-cell>
          <table:table-cell office:value-type="string">
            <text:p>convict2</text:p>
          </table:table-cell>
          <table:table-cell office:value-type="string">
            <text:p><text:s text:c="4"/>CONVICT2.WK1: Convictions Including Adjudication of Juveniles, by Type of Crime <text:s/>(Second Survey, Question 14)</text:p>
          </table:table-cell>
          <table:table-cell table:number-columns-repeated="1018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Convictions - others 1975</text:p>
          </table:table-cell>
          <table:table-cell office:value-type="string">
            <text:p>OTHER</text:p>
          </table:table-cell>
          <table:table-cell office:value-type="string">
            <text:p>yearly, 1975-1980</text:p>
          </table:table-cell>
          <table:table-cell office:value-type="string">
            <text:p>convict2</text:p>
          </table:table-cell>
          <table:table-cell office:value-type="string">
            <text:p><text:s text:c="4"/>CONVICT2.WK1: Convictions Including Adjudication of Juveniles, by Type of Crime <text:s/>(Second Survey, Question 14)</text:p>
          </table:table-cell>
          <table:table-cell table:number-columns-repeated="1018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Male total convictions 1975</text:p>
          </table:table-cell>
          <table:table-cell office:value-type="string">
            <text:p>MTCON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Female total convictions 1975</text:p>
          </table:table-cell>
          <table:table-cell office:value-type="string">
            <text:p>FTCON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Male convictions - intentional homicide 1975</text:p>
          </table:table-cell>
          <table:table-cell office:value-type="string">
            <text:p>MINHM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Female convictions - intentional homicide 1975</text:p>
          </table:table-cell>
          <table:table-cell office:value-type="string">
            <text:p>FINHM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Male convictions - non-int homicide 1975</text:p>
          </table:table-cell>
          <table:table-cell office:value-type="string">
            <text:p>MNIHM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Female convictions - non-int homicide 1975</text:p>
          </table:table-cell>
          <table:table-cell office:value-type="string">
            <text:p>FNIHM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Male convictions - assault 1975</text:p>
          </table:table-cell>
          <table:table-cell office:value-type="string">
            <text:p>MASLT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Female convictions - assault 1975</text:p>
          </table:table-cell>
          <table:table-cell office:value-type="string">
            <text:p>FASLT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Male convictions - drugs 1975</text:p>
          </table:table-cell>
          <table:table-cell office:value-type="string">
            <text:p>MDRGS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Female convictions - drugs 1975</text:p>
          </table:table-cell>
          <table:table-cell office:value-type="string">
            <text:p>FDRGS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Male convictions - rape 1975</text:p>
          </table:table-cell>
          <table:table-cell office:value-type="string">
            <text:p>MRAPE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Female convictions - rape 1975</text:p>
          </table:table-cell>
          <table:table-cell office:value-type="string">
            <text:p>FRAPE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Male convictions - kidnapping 1975</text:p>
          </table:table-cell>
          <table:table-cell office:value-type="string">
            <text:p>MKDNP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Female convictions - kidnapping 1975</text:p>
          </table:table-cell>
          <table:table-cell office:value-type="string">
            <text:p>FKDNP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Male convictions - robbery 1975</text:p>
          </table:table-cell>
          <table:table-cell office:value-type="string">
            <text:p>MROBB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Female convictions - robbery 1975</text:p>
          </table:table-cell>
          <table:table-cell office:value-type="string">
            <text:p>FROBB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Male convictions - theft 1975</text:p>
          </table:table-cell>
          <table:table-cell office:value-type="string">
            <text:p>MTHFT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Female convictions - theft 1975</text:p>
          </table:table-cell>
          <table:table-cell office:value-type="string">
            <text:p>FTHFT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Male convictions - fraud 1975</text:p>
          </table:table-cell>
          <table:table-cell office:value-type="string">
            <text:p>MFRD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Female convictions - fraud 1975</text:p>
          </table:table-cell>
          <table:table-cell office:value-type="string">
            <text:p>FFRD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Male convictions - bribery 1975</text:p>
          </table:table-cell>
          <table:table-cell office:value-type="string">
            <text:p>MBRIB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Female convictions - bribery 1975</text:p>
          </table:table-cell>
          <table:table-cell office:value-type="string">
            <text:p>FBRIB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Male convictions - others 1975</text:p>
          </table:table-cell>
          <table:table-cell office:value-type="string">
            <text:p>MOTH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Female convictions - others 1975</text:p>
          </table:table-cell>
          <table:table-cell office:value-type="string">
            <text:p>FOTH</text:p>
          </table:table-cell>
          <table:table-cell office:value-type="string">
            <text:p>yearly, 1975-1980</text:p>
          </table:table-cell>
          <table:table-cell office:value-type="string">
            <text:p>convict3</text:p>
          </table:table-cell>
          <table:table-cell office:value-type="string">
            <text:p><text:s text:c="4"/>CONVICT3.WK1: ADULT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Male total convictions 1975</text:p>
          </table:table-cell>
          <table:table-cell office:value-type="string">
            <text:p>MTCON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Female total convictions 1975</text:p>
          </table:table-cell>
          <table:table-cell office:value-type="string">
            <text:p>FTCON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Male convictions - intentional homicide 1975</text:p>
          </table:table-cell>
          <table:table-cell office:value-type="string">
            <text:p>MINHM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Female convictions - intentional homicide 1975</text:p>
          </table:table-cell>
          <table:table-cell office:value-type="string">
            <text:p>FINHM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Male convictions - non-int homicide 1975</text:p>
          </table:table-cell>
          <table:table-cell office:value-type="string">
            <text:p>MNIHM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Female convictions - non-int homicide 1975</text:p>
          </table:table-cell>
          <table:table-cell office:value-type="string">
            <text:p>FNIHM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Male convictions - assault 1975</text:p>
          </table:table-cell>
          <table:table-cell office:value-type="string">
            <text:p>MASLT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Female convictions - assault 1975</text:p>
          </table:table-cell>
          <table:table-cell office:value-type="string">
            <text:p>FASLT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Male convictions - drugs 1975</text:p>
          </table:table-cell>
          <table:table-cell office:value-type="string">
            <text:p>MDRGS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Female convictions - drugs 1975</text:p>
          </table:table-cell>
          <table:table-cell office:value-type="string">
            <text:p>FDRGS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Male convictions - rape 1975</text:p>
          </table:table-cell>
          <table:table-cell office:value-type="string">
            <text:p>MRAPE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Female convictions - rape 1975</text:p>
          </table:table-cell>
          <table:table-cell office:value-type="string">
            <text:p>FRAPE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Male convictions - kidnapping 1975</text:p>
          </table:table-cell>
          <table:table-cell office:value-type="string">
            <text:p>MKDNP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Female convictions - kidnapping 1975</text:p>
          </table:table-cell>
          <table:table-cell office:value-type="string">
            <text:p>FKDNP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Male convictions - robbery 1975</text:p>
          </table:table-cell>
          <table:table-cell office:value-type="string">
            <text:p>MROBB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Female convictions - robbery 1975</text:p>
          </table:table-cell>
          <table:table-cell office:value-type="string">
            <text:p>FROBB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Male convictions - theft 1975</text:p>
          </table:table-cell>
          <table:table-cell office:value-type="string">
            <text:p>MTHFT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Female convictions - theft 1975</text:p>
          </table:table-cell>
          <table:table-cell office:value-type="string">
            <text:p>FTHFT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Male convictions - fraud 1975</text:p>
          </table:table-cell>
          <table:table-cell office:value-type="string">
            <text:p>MFRD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Female convictions - fraud 1975</text:p>
          </table:table-cell>
          <table:table-cell office:value-type="string">
            <text:p>FFRD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Male convictions - bribery 1975</text:p>
          </table:table-cell>
          <table:table-cell office:value-type="string">
            <text:p>MBRIB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Female convictions - bribery 1975</text:p>
          </table:table-cell>
          <table:table-cell office:value-type="string">
            <text:p>FBRIB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Male convictions - others 1975</text:p>
          </table:table-cell>
          <table:table-cell office:value-type="string">
            <text:p>MOTH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Female convictions - others 1975</text:p>
          </table:table-cell>
          <table:table-cell office:value-type="string">
            <text:p>FOTH</text:p>
          </table:table-cell>
          <table:table-cell office:value-type="string">
            <text:p>yearly, 1975-1980</text:p>
          </table:table-cell>
          <table:table-cell office:value-type="string">
            <text:p>convict4</text:p>
          </table:table-cell>
          <table:table-cell office:value-type="string">
            <text:p><text:s text:c="4"/>CONVICT4.WK1: JUVENILES Convicted for Penal Code Offences or Equivalent, by Type of Crime and Sex <text:s/>(Second Survey, Question 16)</text:p>
          </table:table-cell>
          <table:table-cell table:number-columns-repeated="1018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Total adults detained, 1975</text:p>
          </table:table-cell>
          <table:table-cell office:value-type="string">
            <text:p>TADET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Adult males detained, 1975</text:p>
          </table:table-cell>
          <table:table-cell office:value-type="string">
            <text:p>AMDET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Adult females detained, 1975</text:p>
          </table:table-cell>
          <table:table-cell office:value-type="string">
            <text:p>AFDET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Total adults sentenced, 1975</text:p>
          </table:table-cell>
          <table:table-cell office:value-type="string">
            <text:p>ASDET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Adult sentenced males, 1975</text:p>
          </table:table-cell>
          <table:table-cell office:value-type="string">
            <text:p>ASMDET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Adult sentenced females, 1975</text:p>
          </table:table-cell>
          <table:table-cell office:value-type="string">
            <text:p>ASFDET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Total juveniles detained, 1975</text:p>
          </table:table-cell>
          <table:table-cell office:value-type="string">
            <text:p>TJDET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Juvenile males detained, 1975</text:p>
          </table:table-cell>
          <table:table-cell office:value-type="string">
            <text:p>JMDET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Juvenile females detained, 1975</text:p>
          </table:table-cell>
          <table:table-cell office:value-type="string">
            <text:p>JFDET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Total juveniles awaiting trial, 1975</text:p>
          </table:table-cell>
          <table:table-cell office:value-type="string">
            <text:p>TJAW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Male juveniles awaiting trial, 1975</text:p>
          </table:table-cell>
          <table:table-cell office:value-type="string">
            <text:p>JAWM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Female juveniles awaiting trial, 1975</text:p>
          </table:table-cell>
          <table:table-cell office:value-type="string">
            <text:p>JAWF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Total convicted juveniles, 1975</text:p>
          </table:table-cell>
          <table:table-cell office:value-type="string">
            <text:p>TCONJ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Convicted juvenile males, 1975</text:p>
          </table:table-cell>
          <table:table-cell office:value-type="string">
            <text:p>CONJM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Convicted juvenile females, 1975</text:p>
          </table:table-cell>
          <table:table-cell office:value-type="string">
            <text:p>CONJF</text:p>
          </table:table-cell>
          <table:table-cell office:value-type="string">
            <text:p>yearly, 1975-1980</text:p>
          </table:table-cell>
          <table:table-cell office:value-type="string">
            <text:p>detain</text:p>
          </table:table-cell>
          <table:table-cell office:value-type="string">
            <text:p><text:s text:c="4"/>DETAIN.WK1: Adults and Juveniles in Prison (Detained, Awaiting Trial, <text:s/>Sentenced/Adjudicated/Convicted, or Other), by Sex. (Second Survey, Question 22)</text:p>
          </table:table-cell>
          <table:table-cell table:number-columns-repeated="1018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Total sentenced persons - int homicide 1975</text:p>
          </table:table-cell>
          <table:table-cell office:value-type="string">
            <text:p>TIHOM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Total sentenced males - int homicide 1975</text:p>
          </table:table-cell>
          <table:table-cell office:value-type="string">
            <text:p>MIHOM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Total sentenced females - int homicide 1975</text:p>
          </table:table-cell>
          <table:table-cell office:value-type="string">
            <text:p>FIHOM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Total sentenced persons - non-int homicide 1975</text:p>
          </table:table-cell>
          <table:table-cell office:value-type="string">
            <text:p>TNHOM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Total sentenced males - non-int homicide 1975</text:p>
          </table:table-cell>
          <table:table-cell office:value-type="string">
            <text:p>MNHOM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Total sentenced females - non-int homicide 1975</text:p>
          </table:table-cell>
          <table:table-cell office:value-type="string">
            <text:p>FNHOM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Total sentenced persons - assaults 1975</text:p>
          </table:table-cell>
          <table:table-cell office:value-type="string">
            <text:p>TASS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Total sentenced males - assault 1975</text:p>
          </table:table-cell>
          <table:table-cell office:value-type="string">
            <text:p>MASS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Total sentenced females - assault 1975</text:p>
          </table:table-cell>
          <table:table-cell office:value-type="string">
            <text:p>FASS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Total sentenced persons - drug crimes 1975</text:p>
          </table:table-cell>
          <table:table-cell office:value-type="string">
            <text:p>TDRUG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Total sentenced males - drug crimes 1975</text:p>
          </table:table-cell>
          <table:table-cell office:value-type="string">
            <text:p>MDRUG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Total sentenced females - drug crimes 1975</text:p>
          </table:table-cell>
          <table:table-cell office:value-type="string">
            <text:p>FDRUG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Total sentenced persons - rape 1975</text:p>
          </table:table-cell>
          <table:table-cell office:value-type="string">
            <text:p>TRAPE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Total sentenced males - rape 1975</text:p>
          </table:table-cell>
          <table:table-cell office:value-type="string">
            <text:p>MRAPE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Total sentenced females - rape 1975</text:p>
          </table:table-cell>
          <table:table-cell office:value-type="string">
            <text:p>FRAPE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Total sentenced persons - kidnapping 1975</text:p>
          </table:table-cell>
          <table:table-cell office:value-type="string">
            <text:p>TKID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Total sentenced males - kidnapping 1975</text:p>
          </table:table-cell>
          <table:table-cell office:value-type="string">
            <text:p>MKID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Total sentenced females - kidnapping 1975</text:p>
          </table:table-cell>
          <table:table-cell office:value-type="string">
            <text:p>FKID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Total sentenced persons - robbery 1975</text:p>
          </table:table-cell>
          <table:table-cell office:value-type="string">
            <text:p>TROBB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Total sentenced males - robbery 1975</text:p>
          </table:table-cell>
          <table:table-cell office:value-type="string">
            <text:p>MROBB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Total sentenced females - robbery 1975</text:p>
          </table:table-cell>
          <table:table-cell office:value-type="string">
            <text:p>FROBB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Total sentenced persons - theft 1975</text:p>
          </table:table-cell>
          <table:table-cell office:value-type="string">
            <text:p>TTHFT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Total sentenced males - theft 1975</text:p>
          </table:table-cell>
          <table:table-cell office:value-type="string">
            <text:p>MTHFT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Total sentenced females - theft 1975</text:p>
          </table:table-cell>
          <table:table-cell office:value-type="string">
            <text:p>FTHFT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Total sentenced persons - fraud 1975</text:p>
          </table:table-cell>
          <table:table-cell office:value-type="string">
            <text:p>TFRD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Total sentenced males - fraud 1975</text:p>
          </table:table-cell>
          <table:table-cell office:value-type="string">
            <text:p>MFRD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Total sentenced females - fraud 1975</text:p>
          </table:table-cell>
          <table:table-cell office:value-type="string">
            <text:p>FFRD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Total sentenced persons - bribery 1975</text:p>
          </table:table-cell>
          <table:table-cell office:value-type="string">
            <text:p>TBRIB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Total sentenced males - bribery 1975</text:p>
          </table:table-cell>
          <table:table-cell office:value-type="string">
            <text:p>MBRIB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Total sentenced females - bribery 1975</text:p>
          </table:table-cell>
          <table:table-cell office:value-type="string">
            <text:p>FBRIB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Total sentenced persons - other serious crimes 1975</text:p>
          </table:table-cell>
          <table:table-cell office:value-type="string">
            <text:p>TOTH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Total sentenced males - other serious crimes 1975</text:p>
          </table:table-cell>
          <table:table-cell office:value-type="string">
            <text:p>MOTH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Total sentenced females - other serious crimes 1975</text:p>
          </table:table-cell>
          <table:table-cell office:value-type="string">
            <text:p>FOTH</text:p>
          </table:table-cell>
          <table:table-cell office:value-type="string">
            <text:p>yearly, 1975-1980</text:p>
          </table:table-cell>
          <table:table-cell office:value-type="string">
            <text:p>sent1</text:p>
          </table:table-cell>
          <table:table-cell office:value-type="string">
            <text:p><text:s text:c="4"/>SENT1.WK1: Sentenced/Adjudicated Persons in Prison (Adults and Juveniles Combined), by Sex and Type of Crime. <text:s/>(Second Survey, Question 23)</text:p>
          </table:table-cell>
          <table:table-cell table:number-columns-repeated="1018"/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Total sentenced males - probation 1975</text:p>
          </table:table-cell>
          <table:table-cell office:value-type="string">
            <text:p>MPROB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Total sentenced females - probation 1975</text:p>
          </table:table-cell>
          <table:table-cell office:value-type="string">
            <text:p>FPROB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Total sentenced males - susp sentence 1975</text:p>
          </table:table-cell>
          <table:table-cell office:value-type="string">
            <text:p>MSUSP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Total sentenced females - susp sentence 1975</text:p>
          </table:table-cell>
          <table:table-cell office:value-type="string">
            <text:p>FSUSP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Total sentenced males - fine 1975</text:p>
          </table:table-cell>
          <table:table-cell office:value-type="string">
            <text:p>MFINE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Total sentenced females - fine 1975</text:p>
          </table:table-cell>
          <table:table-cell office:value-type="string">
            <text:p>FFINE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Total sentenced males - community service 1975</text:p>
          </table:table-cell>
          <table:table-cell office:value-type="string">
            <text:p>MCOMM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Total sentenced females - community service 1975</text:p>
          </table:table-cell>
          <table:table-cell office:value-type="string">
            <text:p>FCOMM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Total sentenced males - limitation of liberty 1975</text:p>
          </table:table-cell>
          <table:table-cell office:value-type="string">
            <text:p>MLIMIT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Total sentenced females - limitation of liberty 1975</text:p>
          </table:table-cell>
          <table:table-cell office:value-type="string">
            <text:p>FLIMIT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Total sentenced males - restitution 1975</text:p>
          </table:table-cell>
          <table:table-cell office:value-type="string">
            <text:p>MREST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Variable is missing for every case</text:p>
          </table:table-cell>
          <table:table-cell office:value-type="string">
            <text:p>FREST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Total sentenced males - others 1975</text:p>
          </table:table-cell>
          <table:table-cell office:value-type="string">
            <text:p>MOTHS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Total sentenced females - others 1975</text:p>
          </table:table-cell>
          <table:table-cell office:value-type="string">
            <text:p>FOTHS</text:p>
          </table:table-cell>
          <table:table-cell office:value-type="string">
            <text:p>yearly, 1975-1980</text:p>
          </table:table-cell>
          <table:table-cell office:value-type="string">
            <text:p>sent2</text:p>
          </table:table-cell>
          <table:table-cell office:value-type="string">
            <text:p><text:s text:c="4"/>SENT2.WK1: Non-Custodial Sanctions of Adult Offenders, by Sex and Type of Sanction (Probation, Suspended Sentence, Fines, Community Service Orders, Limitation of Liberty, and Restitution). (Second Survey, Question 21)</text:p>
          </table:table-cell>
          <table:table-cell table:number-columns-repeated="1018"/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Average days in prison (prior to sentencing), 1975</text:p>
          </table:table-cell>
          <table:table-cell office:value-type="string">
            <text:p>AVDAYS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Total sentenced to under 6 months, 1975</text:p>
          </table:table-cell>
          <table:table-cell office:value-type="string">
            <text:p>TLT6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Males sentenced to under 6 months, 1975</text:p>
          </table:table-cell>
          <table:table-cell office:value-type="string">
            <text:p>MLT6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Females sentenced to under 6 months, 1975</text:p>
          </table:table-cell>
          <table:table-cell office:value-type="string">
            <text:p>FLT6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Total sentenced to 6 - 11 months, 1975</text:p>
          </table:table-cell>
          <table:table-cell office:value-type="string">
            <text:p>T6T11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Males sentenced to 6 - 11 months, 1975</text:p>
          </table:table-cell>
          <table:table-cell office:value-type="string">
            <text:p>M6T11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Females sentenced to 6 - 11 months, 1975</text:p>
          </table:table-cell>
          <table:table-cell office:value-type="string">
            <text:p>F6T11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Total sentenced to 1 - 5 years, 1975</text:p>
          </table:table-cell>
          <table:table-cell office:value-type="string">
            <text:p>T1T5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Males sentenced to 1 - 5 years, 1975</text:p>
          </table:table-cell>
          <table:table-cell office:value-type="string">
            <text:p>M1T5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Females sentenced to 1 - 5 years, 1975</text:p>
          </table:table-cell>
          <table:table-cell office:value-type="string">
            <text:p>F1T5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Total sentenced to over 5 years, 1975</text:p>
          </table:table-cell>
          <table:table-cell office:value-type="string">
            <text:p>T5PLUS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Males sentenced to over 5 years, 1975</text:p>
          </table:table-cell>
          <table:table-cell office:value-type="string">
            <text:p>M5PLUS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Females sentenced to over 5 years, 1975</text:p>
          </table:table-cell>
          <table:table-cell office:value-type="string">
            <text:p>F5PLUS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Total sentenced to life imprisonment, 1975</text:p>
          </table:table-cell>
          <table:table-cell office:value-type="string">
            <text:p>TLIFE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Males sentenced to life imprisonment, 1975</text:p>
          </table:table-cell>
          <table:table-cell office:value-type="string">
            <text:p>MLIFE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458">
            <text:p>1458</text:p>
          </table:table-cell>
          <table:table-cell office:value-type="string">
            <text:p>Females sentenced to life imprisonment, 1975</text:p>
          </table:table-cell>
          <table:table-cell office:value-type="string">
            <text:p>FLIFE</text:p>
          </table:table-cell>
          <table:table-cell office:value-type="string">
            <text:p>yearly, 1975-1980</text:p>
          </table:table-cell>
          <table:table-cell office:value-type="string">
            <text:p>length</text:p>
          </table:table-cell>
          <table:table-cell office:value-type="string">
            <text:p><text:s text:c="4"/>LENGTH.WK1: Detention Prior to Sentencing and Sentenced Persons in Prisons, by Sex and Length of Imprisonment. <text:s/>(2nd Survey, Question 24)</text:p>
          </table:table-cell>
          <table:table-cell table:number-columns-repeated="1018"/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Female population - 1975</text:p>
          </table:table-cell>
          <table:table-cell office:value-type="string">
            <text:p>FPOP</text:p>
          </table:table-cell>
          <table:table-cell office:value-type="float" office:value="1975">
            <text:p>1975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Spending on prisons - 1975</text:p>
          </table:table-cell>
          <table:table-cell office:value-type="string">
            <text:p>SPENT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No of prisons (adults), capacity &lt;100 - 1975</text:p>
          </table:table-cell>
          <table:table-cell office:value-type="string">
            <text:p>A1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No of prisons (juveniles), capacity &lt;100 - 1975</text:p>
          </table:table-cell>
          <table:table-cell office:value-type="string">
            <text:p>J1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No of prisons (adults), capacity 100-199 - 1975</text:p>
          </table:table-cell>
          <table:table-cell office:value-type="string">
            <text:p>A2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No of prisons (juveniles), capacity 100-199 - 1975</text:p>
          </table:table-cell>
          <table:table-cell office:value-type="string">
            <text:p>J2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No of prisons (adults), capacity 200-499 - 1975</text:p>
          </table:table-cell>
          <table:table-cell office:value-type="string">
            <text:p>A3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No of prisons (juveniles), capacity 200-499 - 1975</text:p>
          </table:table-cell>
          <table:table-cell office:value-type="string">
            <text:p>J3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No of prisons (adults), capacity 500-999 - 1975</text:p>
          </table:table-cell>
          <table:table-cell office:value-type="string">
            <text:p>A4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No of prisons (juveniles), capacity 500-999 - 1975</text:p>
          </table:table-cell>
          <table:table-cell office:value-type="string">
            <text:p>J4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No of prisons (adults), capacity 1000+ - 1975</text:p>
          </table:table-cell>
          <table:table-cell office:value-type="string">
            <text:p>A5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No of prisons (juveniles), capacity 1000+ - 1975</text:p>
          </table:table-cell>
          <table:table-cell office:value-type="string">
            <text:p>J5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Total prison staff - 1975</text:p>
          </table:table-cell>
          <table:table-cell office:value-type="string">
            <text:p>TPRIS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Male prison staff - 1975</text:p>
          </table:table-cell>
          <table:table-cell office:value-type="string">
            <text:p>MPRIS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Female prison staff - 1975</text:p>
          </table:table-cell>
          <table:table-cell office:value-type="string">
            <text:p>FPRIS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Total management staff - 1975</text:p>
          </table:table-cell>
          <table:table-cell office:value-type="string">
            <text:p>TMAN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Male management staff - 1975</text:p>
          </table:table-cell>
          <table:table-cell office:value-type="string">
            <text:p>MMAN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Female management staff - 1975</text:p>
          </table:table-cell>
          <table:table-cell office:value-type="string">
            <text:p>FMAN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Total custodial staff - 1975</text:p>
          </table:table-cell>
          <table:table-cell office:value-type="string">
            <text:p>TCUST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Male custodial staff - 1975</text:p>
          </table:table-cell>
          <table:table-cell office:value-type="string">
            <text:p>MCUST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Female custodial staff - 1975</text:p>
          </table:table-cell>
          <table:table-cell office:value-type="string">
            <text:p>FCUST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611">
            <text:p>1611</text:p>
          </table:table-cell>
          <table:table-cell office:value-type="string">
            <text:p>Total treatment staff - 1975</text:p>
          </table:table-cell>
          <table:table-cell office:value-type="string">
            <text:p>TTRT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617">
            <text:p>1617</text:p>
          </table:table-cell>
          <table:table-cell office:value-type="string">
            <text:p>Male treatment staff - 1975</text:p>
          </table:table-cell>
          <table:table-cell office:value-type="string">
            <text:p>MTRT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623">
            <text:p>1623</text:p>
          </table:table-cell>
          <table:table-cell office:value-type="string">
            <text:p>Female treatment staff - 1975</text:p>
          </table:table-cell>
          <table:table-cell office:value-type="string">
            <text:p>FTRT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629">
            <text:p>1629</text:p>
          </table:table-cell>
          <table:table-cell office:value-type="string">
            <text:p>Total other staff - 1975</text:p>
          </table:table-cell>
          <table:table-cell office:value-type="string">
            <text:p>TOTH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635">
            <text:p>1635</text:p>
          </table:table-cell>
          <table:table-cell office:value-type="string">
            <text:p>Male other staff - 1975</text:p>
          </table:table-cell>
          <table:table-cell office:value-type="string">
            <text:p>MOTH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647">
            <text:p>1647</text:p>
          </table:table-cell>
          <table:table-cell office:value-type="string">
            <text:p>Female other staff - 1975</text:p>
          </table:table-cell>
          <table:table-cell office:value-type="string">
            <text:p>FOTH</text:p>
          </table:table-cell>
          <table:table-cell office:value-type="string">
            <text:p>yearly, 1975-1980</text:p>
          </table:table-cell>
          <table:table-cell office:value-type="string">
            <text:p>prisons</text:p>
          </table:table-cell>
          <table:table-cell office:value-type="string">
            <text:p><text:s text:c="4"/>PRISONS.WK1: Number of Prisons, by Capacity and Adult/Juvenile (Second Survey, Question 25) Prison Staff, by Sex and Function (Second Survey, Question 26)</text:p>
          </table:table-cell>
          <table:table-cell table:number-columns-repeated="1018"/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Total police personnel, 1975</text:p>
          </table:table-cell>
          <table:table-cell office:value-type="string">
            <text:p>TPOL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677">
            <text:p>1677</text:p>
          </table:table-cell>
          <table:table-cell office:value-type="string">
            <text:p>Male police personnel, 1975</text:p>
          </table:table-cell>
          <table:table-cell office:value-type="string">
            <text:p>MPOL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683">
            <text:p>1683</text:p>
          </table:table-cell>
          <table:table-cell office:value-type="string">
            <text:p>Female police personnel, 1975</text:p>
          </table:table-cell>
          <table:table-cell office:value-type="string">
            <text:p>FPOL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689">
            <text:p>1689</text:p>
          </table:table-cell>
          <table:table-cell office:value-type="string">
            <text:p>Total budgetary resources - police, 1975</text:p>
          </table:table-cell>
          <table:table-cell office:value-type="string">
            <text:p>RESPOL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695">
            <text:p>1695</text:p>
          </table:table-cell>
          <table:table-cell office:value-type="string">
            <text:p>Total budgetary resources - prosecution, 1975</text:p>
          </table:table-cell>
          <table:table-cell office:value-type="string">
            <text:p>RESPRO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Total budgetary resources - courts, 1975</text:p>
          </table:table-cell>
          <table:table-cell office:value-type="string">
            <text:p>RESCRT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Total budgetary resources - prisons, 197</text:p>
          </table:table-cell>
          <table:table-cell office:value-type="string">
            <text:p>RESPRS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19">
            <text:p>1719</text:p>
          </table:table-cell>
          <table:table-cell office:value-type="string">
            <text:p>Total prosecutors, 1975</text:p>
          </table:table-cell>
          <table:table-cell office:value-type="string">
            <text:p>TPROS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Male prosecutors, 1975</text:p>
          </table:table-cell>
          <table:table-cell office:value-type="string">
            <text:p>MPROS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31">
            <text:p>1731</text:p>
          </table:table-cell>
          <table:table-cell office:value-type="string">
            <text:p>Female prosecutors, 1975</text:p>
          </table:table-cell>
          <table:table-cell office:value-type="string">
            <text:p>FPROS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37">
            <text:p>1737</text:p>
          </table:table-cell>
          <table:table-cell office:value-type="string">
            <text:p>Total professional judges, 1975</text:p>
          </table:table-cell>
          <table:table-cell office:value-type="string">
            <text:p>TPJGE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Male professional judges, 1975</text:p>
          </table:table-cell>
          <table:table-cell office:value-type="string">
            <text:p>MPJGE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Female professional judges, 1975</text:p>
          </table:table-cell>
          <table:table-cell office:value-type="string">
            <text:p>FPJGE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Total lay judges, 1975</text:p>
          </table:table-cell>
          <table:table-cell office:value-type="string">
            <text:p>TLJGE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61">
            <text:p>1761</text:p>
          </table:table-cell>
          <table:table-cell office:value-type="string">
            <text:p>Male lay judges, 1975</text:p>
          </table:table-cell>
          <table:table-cell office:value-type="string">
            <text:p>MLJGE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67">
            <text:p>1767</text:p>
          </table:table-cell>
          <table:table-cell office:value-type="string">
            <text:p>Female lay judges, 1975</text:p>
          </table:table-cell>
          <table:table-cell office:value-type="string">
            <text:p>FLJGE</text:p>
          </table:table-cell>
          <table:table-cell office:value-type="string">
            <text:p>yearly, 1975-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Total spending on criminal justice system, 1975</text:p>
          </table:table-cell>
          <table:table-cell office:value-type="string">
            <text:p>TOTRES</text:p>
          </table:table-cell>
          <table:table-cell office:value-type="string">
            <text:p>1975 and 1980</text:p>
          </table:table-cell>
          <table:table-cell office:value-type="string">
            <text:p>resourc</text:p>
          </table:table-cell>
          <table:table-cell office:value-type="string">
            <text:p><text:s text:c="4"/>RESOURC.WK1: Police Personnel by Sex and Function (Second Survey, Question 6) <text:s/>Prosecutors by Sex (Second Survey, Question 11) Judges by Sex and Professional Status (Second Survey, Question 18) Allocation of Budgetary Resources to Criminal Justice Act</text:p>
          </table:table-cell>
          <table:table-cell table:number-columns-repeated="1018"/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Population density per sq km, 1975</text:p>
          </table:table-cell>
          <table:table-cell office:value-type="string">
            <text:p>POPDEN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Energy Comp. per cap., 1975</text:p>
          </table:table-cell>
          <table:table-cell office:value-type="string">
            <text:p>ENERGY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05">
            <text:p>1805</text:p>
          </table:table-cell>
          <table:table-cell office:value-type="string">
            <text:p>T.V. receivers per 1000 pop, 1975</text:p>
          </table:table-cell>
          <table:table-cell office:value-type="string">
            <text:p>TVS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11">
            <text:p>1811</text:p>
          </table:table-cell>
          <table:table-cell office:value-type="string">
            <text:p>GNP at Market Prices, 1975</text:p>
          </table:table-cell>
          <table:table-cell office:value-type="string">
            <text:p>GNP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Gross Domestic Product, 1975</text:p>
          </table:table-cell>
          <table:table-cell office:value-type="string">
            <text:p>GDP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23">
            <text:p>1823</text:p>
          </table:table-cell>
          <table:table-cell office:value-type="string">
            <text:p>Statistical discrepancy in GDP, 1975</text:p>
          </table:table-cell>
          <table:table-cell office:value-type="string">
            <text:p>DISGDP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Expenditure expense, 1975</text:p>
          </table:table-cell>
          <table:table-cell office:value-type="string">
            <text:p>EXPEND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35">
            <text:p>1835</text:p>
          </table:table-cell>
          <table:table-cell office:value-type="string">
            <text:p>Expenditure on education, 1975</text:p>
          </table:table-cell>
          <table:table-cell office:value-type="string">
            <text:p>EDUC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Expenditure on health, 1975</text:p>
          </table:table-cell>
          <table:table-cell office:value-type="string">
            <text:p>HEALTH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53">
            <text:p>1853</text:p>
          </table:table-cell>
          <table:table-cell office:value-type="string">
            <text:p>Some values exceed 10,000,000,000,000</text:p>
          </table:table-cell>
          <table:table-cell office:value-type="string">
            <text:p>SOCSEC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59">
            <text:p>1859</text:p>
          </table:table-cell>
          <table:table-cell office:value-type="string">
            <text:p>Expenditure on general public services, 1975</text:p>
          </table:table-cell>
          <table:table-cell office:value-type="string">
            <text:p>PUBSER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Participation rate in labour, 1975</text:p>
          </table:table-cell>
          <table:table-cell office:value-type="string">
            <text:p>PARTIC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Adult literacy rate, 1975</text:p>
          </table:table-cell>
          <table:table-cell office:value-type="string">
            <text:p>LITER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Private income - lowest 20%, 1975</text:p>
          </table:table-cell>
          <table:table-cell office:value-type="string">
            <text:p>INCLOW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>
          <table:table-cell office:value-type="float" office:value="1883">
            <text:p>1883</text:p>
          </table:table-cell>
          <table:table-cell office:value-type="string">
            <text:p>Private income - highest 5%, 1975</text:p>
          </table:table-cell>
          <table:table-cell office:value-type="string">
            <text:p>INCHGH</text:p>
          </table:table-cell>
          <table:table-cell office:value-type="string">
            <text:p>yearly, 1975-1980</text:p>
          </table:table-cell>
          <table:table-cell office:value-type="string">
            <text:p>demowlth</text:p>
          </table:table-cell>
          <table:table-cell office:value-type="string">
            <text:p><text:s text:c="4"/>DEMOWLTH.WK1: Demographics (Second Survey, Questions 38-40) (contains UNDP and World Bank data)</text:p>
          </table:table-cell>
          <table:table-cell table:number-columns-repeated="1018"/>
        </table:table-row>
        <table:table-row table:style-name="ro1" table:number-rows-repeated="10482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bles raw" table:style-name="ta7" table:print="false">
        <table:table-column table:style-name="co7" table:default-cell-style-name="Excel_20_Built-in_20_Normal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7" table:number-columns-repeated="1021" table:default-cell-style-name="Excel_20_Built-in_20_Normal"/>
        <table:table-row table:style-name="ro1">
          <table:table-cell office:value-type="string">
            <text:p>vrn</text:p>
          </table:table-cell>
          <table:table-cell office:value-type="string">
            <text:p>line</text:p>
          </table:table-cell>
          <table:table-cell office:value-type="string">
            <text:p>Repository: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 text:c="4"/>CRIMES.WK1: Crimes Recorded by the Police or by Other Law Enforcement</text:p>
          </table:table-cell>
          <table:table-cell office:value-type="string">
            <text:p>http://acrosswalls.org/datasets/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 text:c="16"/>Agencies, by Type of Crime. <text:s/>(Second Survey, Question 1)</text:p>
          </table:table-cell>
          <table:table-cell office:value-type="string">
            <text:p>Version: 1.0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 text:c="4"/>Variable <text:s text:c="7"/>N <text:s text:c="7"/>Label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UNTRY <text:s text:c="7"/>78 <text:s text:c="7"/>Responding country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 text:c="4"/>TCRM75 <text:s text:c="8"/>58 <text:s text:c="7"/>Total recorded crimes, 1975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 text:c="4"/>TCRM76 <text:s text:c="8"/>60 <text:s text:c="7"/>Total recorded crimes, 1976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 text:c="4"/>TCRM77 <text:s text:c="8"/>61 <text:s text:c="7"/>Total recorded crimes, 1977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 text:c="4"/>TCRM78 <text:s text:c="8"/>63 <text:s text:c="7"/>Total recorded crimes, 1978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4"/>TCRM79 <text:s text:c="8"/>63 <text:s text:c="7"/>Total recorded crimes, 1979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 text:c="4"/>TCRM80 <text:s text:c="8"/>62 <text:s text:c="7"/>Total recorded crimes, 1980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 text:c="4"/>TIHOM75 <text:s text:c="7"/>57 <text:s text:c="7"/>Total intentional homicides, 1975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 text:c="4"/>TIHOM76 <text:s text:c="7"/>59 <text:s text:c="7"/>Total intentional homicides, 1976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<text:s text:c="4"/>TIHOM77 <text:s text:c="7"/>60 <text:s text:c="7"/>Total intentional homicides, 1977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<text:s text:c="4"/>TIHOM78 <text:s text:c="7"/>62 <text:s text:c="7"/>Total intentional homicides, 1978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<text:s text:c="4"/>TIHOM79 <text:s text:c="7"/>63 <text:s text:c="7"/>Total intentional homicides, 1979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<text:s text:c="4"/>TIHOM80 <text:s text:c="7"/>62 <text:s text:c="7"/>Total intentional homicides, 1980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<text:s text:c="4"/>TNHOM75 <text:s text:c="7"/>38 <text:s text:c="7"/>Total non-intentional homicides, 1975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<text:s text:c="4"/>TNHOM76 <text:s text:c="7"/>40 <text:s text:c="7"/>Total non-intentional homicides, 1976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4"/>TNHOM77 <text:s text:c="7"/>41 <text:s text:c="7"/>Total non-intentional homicides, 1977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<text:s text:c="4"/>TNHOM78 <text:s text:c="7"/>43 <text:s text:c="7"/>Total non-intentional homicides, 1978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<text:s text:c="4"/>TNHOM79 <text:s text:c="7"/>43 <text:s text:c="7"/>Total non-intentional homicides, 1979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<text:s text:c="4"/>TNHOM80 <text:s text:c="7"/>44 <text:s text:c="7"/>Total non-intentional homicides, 1980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<text:s text:c="4"/>TASS75 <text:s text:c="8"/>55 <text:s text:c="7"/>Total assaults, 1975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<text:s text:c="4"/>TASS76 <text:s text:c="8"/>57 <text:s text:c="7"/>Total assaults, 1976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<text:s text:c="4"/>TASS77 <text:s text:c="8"/>58 <text:s text:c="7"/>Total assaults, 1977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<text:s text:c="4"/>TASS78 <text:s text:c="8"/>60 <text:s text:c="7"/>Total assaults, 1978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<text:s text:c="4"/>TASS79 <text:s text:c="8"/>61 <text:s text:c="7"/>Total assaults, 1979</text:p>
          </table:table-cell>
          <table:table-cell table:number-columns-repeated="102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<text:s text:c="4"/>TASS80 <text:s text:c="8"/>58 <text:s text:c="7"/>Total assaults, 1980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4"/>TDRUG75 <text:s text:c="7"/>50 <text:s text:c="7"/>Total drug crimes, 1975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 text:c="4"/>TDRUG76 <text:s text:c="7"/>52 <text:s text:c="7"/>Total drug crimes, 1976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<text:s text:c="4"/>TDRUG77 <text:s text:c="7"/>56 <text:s text:c="7"/>Total drug crimes, 1977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<text:s text:c="4"/>TDRUG78 <text:s text:c="7"/>58 <text:s text:c="7"/>Total drug crimes, 1978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<text:s text:c="4"/>TDRUG79 <text:s text:c="7"/>60 <text:s text:c="7"/>Total drug crimes, 1979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<text:s text:c="4"/>TDRUG80 <text:s text:c="7"/>58 <text:s text:c="7"/>Total drug crimes, 1980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<text:s text:c="4"/>TRAPE75 <text:s text:c="7"/>50 <text:s text:c="7"/>Total rapes, 1975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<text:s text:c="4"/>TRAPE76 <text:s text:c="7"/>56 <text:s text:c="7"/>Total rapes, 1976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<text:s text:c="4"/>TRAPE77 <text:s text:c="7"/>57 <text:s text:c="7"/>Total rapes, 1977</text:p>
          </table:table-cell>
          <table:table-cell table:number-columns-repeated="102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<text:s text:c="4"/>TRAPE78 <text:s text:c="7"/>60 <text:s text:c="7"/>Total rapes, 1978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4"/>TRAPE79 <text:s text:c="7"/>62 <text:s text:c="7"/>Total rapes, 1979</text:p>
          </table:table-cell>
          <table:table-cell table:number-columns-repeated="102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table:number-columns-repeated="1023"/>
        </table:table-row>
        <table:table-row table:style-name="ro1">
          <table:table-cell office:value-type="float" office:value="43">
            <text:p>43</text:p>
          </table:table-cell>
          <table:table-cell table:number-columns-repeated="102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office:value-type="float" office:value="45">
            <text:p>45</text:p>
          </table:table-cell>
          <table:table-cell table:number-columns-repeated="1023"/>
        </table:table-row>
        <table:table-row table:style-name="ro1">
          <table:table-cell office:value-type="float" office:value="46">
            <text:p>46</text:p>
          </table:table-cell>
          <table:table-cell table:number-columns-repeated="102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<text:s text:c="4"/>TRAPE80 <text:s text:c="7"/>61 <text:s text:c="7"/>Total rapes, 1980</text:p>
          </table:table-cell>
          <table:table-cell table:number-columns-repeated="102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<text:s text:c="4"/>TKID75 <text:s text:c="8"/>26 <text:s text:c="7"/>Total kidnappings, 1975</text:p>
          </table:table-cell>
          <table:table-cell table:number-columns-repeated="102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<text:s text:c="4"/>TKID76 <text:s text:c="8"/>30 <text:s text:c="7"/>Total kidnappings, 1976</text:p>
          </table:table-cell>
          <table:table-cell table:number-columns-repeated="102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4"/>TKID77 <text:s text:c="8"/>32 <text:s text:c="7"/>Total kidnappings, 1977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 text:c="4"/>TKID78 <text:s text:c="8"/>33 <text:s text:c="7"/>Total kidnappings, 1978</text:p>
          </table:table-cell>
          <table:table-cell table:number-columns-repeated="102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<text:s text:c="4"/>TKID79 <text:s text:c="8"/>36 <text:s text:c="7"/>Total kidnappings, 1979</text:p>
          </table:table-cell>
          <table:table-cell table:number-columns-repeated="102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 text:c="4"/>TKID80 <text:s text:c="8"/>37 <text:s text:c="7"/>Total kidnappings, 1980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<text:s text:c="4"/>TROBB75 <text:s text:c="7"/>54 <text:s text:c="7"/>Total robberies, 1975</text:p>
          </table:table-cell>
          <table:table-cell table:number-columns-repeated="102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 text:c="4"/>TROBB76 <text:s text:c="7"/>55 <text:s text:c="7"/>Total robberies, 1976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<text:s text:c="4"/>TROBB77 <text:s text:c="7"/>57 <text:s text:c="7"/>Total robberies, 1977</text:p>
          </table:table-cell>
          <table:table-cell table:number-columns-repeated="102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<text:s text:c="4"/>TROBB78 <text:s text:c="7"/>60 <text:s text:c="7"/>Total robberies, 1978</text:p>
          </table:table-cell>
          <table:table-cell table:number-columns-repeated="102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<text:s text:c="4"/>TROBB79 <text:s text:c="7"/>61 <text:s text:c="7"/>Total robberies, 1979</text:p>
          </table:table-cell>
          <table:table-cell table:number-columns-repeated="102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 text:c="4"/>TROBB80 <text:s text:c="7"/>59 <text:s text:c="7"/>Total robberies, 1980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4"/>TTHFT75 <text:s text:c="7"/>57 <text:s text:c="7"/>Total thefts, 1975</text:p>
          </table:table-cell>
          <table:table-cell table:number-columns-repeated="102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<text:s text:c="4"/>TTHFT76 <text:s text:c="7"/>60 <text:s text:c="7"/>Total thefts, 1976</text:p>
          </table:table-cell>
          <table:table-cell table:number-columns-repeated="102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<text:s text:c="4"/>TTHFT77 <text:s text:c="7"/>60 <text:s text:c="7"/>Total thefts, 1977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<text:s text:c="4"/>TTHFT78 <text:s text:c="7"/>62 <text:s text:c="7"/>Total thefts, 1978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<text:s text:c="4"/>TTHFT79 <text:s text:c="7"/>64 <text:s text:c="7"/>Total thefts, 1979</text:p>
          </table:table-cell>
          <table:table-cell table:number-columns-repeated="102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<text:s text:c="4"/>TTHFT80 <text:s text:c="7"/>62 <text:s text:c="7"/>Total thefts, 1980</text:p>
          </table:table-cell>
          <table:table-cell table:number-columns-repeated="102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<text:s text:c="4"/>TFRD75 <text:s text:c="8"/>50 <text:s text:c="7"/>Total frauds, 1975</text:p>
          </table:table-cell>
          <table:table-cell table:number-columns-repeated="102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<text:s text:c="4"/>TFRD76 <text:s text:c="8"/>54 <text:s text:c="7"/>Total frauds, 1976</text:p>
          </table:table-cell>
          <table:table-cell table:number-columns-repeated="102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<text:s text:c="4"/>TFRD77 <text:s text:c="8"/>55 <text:s text:c="7"/>Total frauds, 1977</text:p>
          </table:table-cell>
          <table:table-cell table:number-columns-repeated="102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<text:s text:c="4"/>TFRD78 <text:s text:c="8"/>58 <text:s text:c="7"/>Total frauds, 1978</text:p>
          </table:table-cell>
          <table:table-cell table:number-columns-repeated="102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4"/>TFRD79 <text:s text:c="8"/>58 <text:s text:c="7"/>Total frauds, 1979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<text:s text:c="4"/>TFRD80 <text:s text:c="8"/>59 <text:s text:c="7"/>Total frauds, 1980</text:p>
          </table:table-cell>
          <table:table-cell table:number-columns-repeated="102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<text:s text:c="4"/>TBRIB75 <text:s text:c="7"/>29 <text:s text:c="7"/>Total briberies, 1975</text:p>
          </table:table-cell>
          <table:table-cell table:number-columns-repeated="102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<text:s text:c="4"/>TBRIB76 <text:s text:c="7"/>32 <text:s text:c="7"/>Total briberies, 1976</text:p>
          </table:table-cell>
          <table:table-cell table:number-columns-repeated="102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 text:c="4"/>TBRIB77 <text:s text:c="7"/>31 <text:s text:c="7"/>Total briberies, 1977</text:p>
          </table:table-cell>
          <table:table-cell table:number-columns-repeated="102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<text:s text:c="4"/>TBRIB78 <text:s text:c="7"/>34 <text:s text:c="7"/>Total briberies, 1978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<text:s text:c="4"/>TBRIB79 <text:s text:c="7"/>33 <text:s text:c="7"/>Total briberies, 1979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<text:s text:c="4"/>TBRIB80 <text:s text:c="7"/>33 <text:s text:c="7"/>Total briberies, 1980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<text:s text:c="4"/>TOTH75 <text:s text:c="8"/>31 <text:s text:c="7"/>Total other serious crimes, 1975</text:p>
          </table:table-cell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<text:s text:c="4"/>TOTH76 <text:s text:c="8"/>34 <text:s text:c="7"/>Total other serious crimes, 1976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4"/>TOTH77 <text:s text:c="8"/>34 <text:s text:c="7"/>Total other serious crimes, 1977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<text:s text:c="4"/>TOTH78 <text:s text:c="8"/>39 <text:s text:c="7"/>Total other serious crimes, 1978</text:p>
          </table:table-cell>
          <table:table-cell table:number-columns-repeated="102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<text:s text:c="4"/>TOTH79 <text:s text:c="8"/>40 <text:s text:c="7"/>Total other serious crimes, 1979</text:p>
          </table:table-cell>
          <table:table-cell table:number-columns-repeated="102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<text:s text:c="4"/>TOTH80 <text:s text:c="8"/>39 <text:s text:c="7"/>Total other serious crimes, 1980</text:p>
          </table:table-cell>
          <table:table-cell table:number-columns-repeated="102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85">
            <text:p>85</text:p>
          </table:table-cell>
          <table:table-cell table:number-columns-repeated="1023"/>
        </table:table-row>
        <table:table-row table:style-name="ro1">
          <table:table-cell office:value-type="float" office:value="86">
            <text:p>86</text:p>
          </table:table-cell>
          <table:table-cell table:number-columns-repeated="1023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">
          <table:table-cell office:value-type="float" office:value="88">
            <text:p>88</text:p>
          </table:table-cell>
          <table:table-cell table:number-columns-repeated="1023"/>
        </table:table-row>
        <table:table-row table:style-name="ro1">
          <table:table-cell office:value-type="float" office:value="89">
            <text:p>89</text:p>
          </table:table-cell>
          <table:table-cell table:number-columns-repeated="102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4"/>APPREHEN.WK1: Persons Apprehended for Penal Code Offences or Equivalent,</text:p>
          </table:table-cell>
          <table:table-cell table:number-columns-repeated="102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<text:s text:c="18"/>by Sex and Age. (Second Survey, Question 2)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table:number-columns-repeated="1023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<text:s text:c="4"/>Variable <text:s text:c="7"/>N <text:s text:c="7"/>Label</text:p>
          </table:table-cell>
          <table:table-cell table:number-columns-repeated="1022"/>
        </table:table-row>
        <table:table-row table:style-name="ro1">
          <table:table-cell office:value-type="float" office:value="94">
            <text:p>94</text:p>
          </table:table-cell>
          <table:table-cell table:number-columns-repeated="1023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<text:s text:c="4"/>COUNTRY <text:s text:c="7"/>78 <text:s text:c="7"/>Responding country</text:p>
          </table:table-cell>
          <table:table-cell table:number-columns-repeated="102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<text:s text:c="4"/>TMAPP75 <text:s text:c="7"/>35 <text:s text:c="7"/>Total males apprehended, 1975</text:p>
          </table:table-cell>
          <table:table-cell table:number-columns-repeated="102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<text:s text:c="4"/>TMAPP76 <text:s text:c="7"/>36 <text:s text:c="7"/>Total males apprehended, 1976</text:p>
          </table:table-cell>
          <table:table-cell table:number-columns-repeated="102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<text:s text:c="4"/>TMAPP77 <text:s text:c="7"/>38 <text:s text:c="7"/>Total males apprehended, 1977</text:p>
          </table:table-cell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<text:s text:c="4"/>TMAPP78 <text:s text:c="7"/>39 <text:s text:c="7"/>Total males apprehended, 1978</text:p>
          </table:table-cell>
          <table:table-cell table:number-columns-repeated="102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4"/>TMAPP79 <text:s text:c="7"/>40 <text:s text:c="7"/>Total males apprehended, 1979</text:p>
          </table:table-cell>
          <table:table-cell table:number-columns-repeated="102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<text:s text:c="4"/>TMAPP80 <text:s text:c="7"/>42 <text:s text:c="7"/>Total males apprehended, 1980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<text:s text:c="4"/>TAMAPP75 <text:s text:c="6"/>30 <text:s text:c="7"/>Total adult males apprehended, 1975</text:p>
          </table:table-cell>
          <table:table-cell table:number-columns-repeated="102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<text:s text:c="4"/>TAMAPP76 <text:s text:c="6"/>32 <text:s text:c="7"/>Total adult males apprehended, 1976</text:p>
          </table:table-cell>
          <table:table-cell table:number-columns-repeated="102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<text:s text:c="4"/>TAMAPP77 <text:s text:c="6"/>33 <text:s text:c="7"/>Total adult males apprehended, 1977</text:p>
          </table:table-cell>
          <table:table-cell table:number-columns-repeated="102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<text:s text:c="4"/>TAMAPP78 <text:s text:c="6"/>34 <text:s text:c="7"/>Total adult males apprehended, 1978</text:p>
          </table:table-cell>
          <table:table-cell table:number-columns-repeated="102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<text:s text:c="4"/>TAMAPP79 <text:s text:c="6"/>36 <text:s text:c="7"/>Total adult males apprehended, 1979</text:p>
          </table:table-cell>
          <table:table-cell table:number-columns-repeated="102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<text:s text:c="4"/>TAMAPP80 <text:s text:c="6"/>35 <text:s text:c="7"/>Total adult males apprehended, 1980</text:p>
          </table:table-cell>
          <table:table-cell table:number-columns-repeated="102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<text:s text:c="4"/>TJMAPP75 <text:s text:c="6"/>32 <text:s text:c="7"/>Total juvenile males apprehended, 1975</text:p>
          </table:table-cell>
          <table:table-cell table:number-columns-repeated="102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<text:s text:c="4"/>TJMAPP76 <text:s text:c="6"/>33 <text:s text:c="7"/>Total juvenile males apprehended, 1976</text:p>
          </table:table-cell>
          <table:table-cell table:number-columns-repeated="102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<text:s text:c="4"/>TJMAPP77 <text:s text:c="6"/>34 <text:s text:c="7"/>Total juvenile males apprehended, 1977</text:p>
          </table:table-cell>
          <table:table-cell table:number-columns-repeated="102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<text:s text:c="4"/>TJMAPP78 <text:s text:c="6"/>37 <text:s text:c="7"/>Total juvenile males apprehended, 1978</text:p>
          </table:table-cell>
          <table:table-cell table:number-columns-repeated="102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<text:s text:c="4"/>TJMAPP79 <text:s text:c="6"/>38 <text:s text:c="7"/>Total juvenile males apprehended, 1979</text:p>
          </table:table-cell>
          <table:table-cell table:number-columns-repeated="102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<text:s text:c="4"/>TJMAPP80 <text:s text:c="6"/>37 <text:s text:c="7"/>Total juvenile males apprehended, 1980</text:p>
          </table:table-cell>
          <table:table-cell table:number-columns-repeated="102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<text:s text:c="4"/>MLT1575 <text:s text:c="7"/>22 <text:s text:c="7"/>Apprehended males aged under 15, 1975</text:p>
          </table:table-cell>
          <table:table-cell table:number-columns-repeated="102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<text:s text:c="4"/>MLT1576 <text:s text:c="7"/>22 <text:s text:c="7"/>Apprehended males aged under 15, 1976</text:p>
          </table:table-cell>
          <table:table-cell table:number-columns-repeated="102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<text:s text:c="4"/>MLT1577 <text:s text:c="7"/>22 <text:s text:c="7"/>Apprehended males aged under 15, 1977</text:p>
          </table:table-cell>
          <table:table-cell table:number-columns-repeated="102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<text:s text:c="4"/>MLT1578 <text:s text:c="7"/>25 <text:s text:c="7"/>Apprehended males aged under 15, 1978</text:p>
          </table:table-cell>
          <table:table-cell table:number-columns-repeated="102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<text:s text:c="4"/>MLT1579 <text:s text:c="7"/>25 <text:s text:c="7"/>Apprehended males aged under 15, 1979</text:p>
          </table:table-cell>
          <table:table-cell table:number-columns-repeated="1022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<text:s text:c="4"/>MLT1580 <text:s text:c="7"/>26 <text:s text:c="7"/>Apprehended males aged under 15, 1980</text:p>
          </table:table-cell>
          <table:table-cell table:number-columns-repeated="102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<text:s text:c="4"/>M15T1975 <text:s text:c="6"/>25 <text:s text:c="7"/>Apprehended males aged 15-19, 1975</text:p>
          </table:table-cell>
          <table:table-cell table:number-columns-repeated="102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<text:s text:c="4"/>M15T1976 <text:s text:c="6"/>25 <text:s text:c="7"/>Apprehended males aged 15-19, 1976</text:p>
          </table:table-cell>
          <table:table-cell table:number-columns-repeated="102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<text:s text:c="4"/>M15T1977 <text:s text:c="6"/>25 <text:s text:c="7"/>Apprehended males aged 15-19, 1977</text:p>
          </table:table-cell>
          <table:table-cell table:number-columns-repeated="102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<text:s text:c="4"/>M15T1978 <text:s text:c="6"/>25 <text:s text:c="7"/>Apprehended males aged 15-19, 1978</text:p>
          </table:table-cell>
          <table:table-cell table:number-columns-repeated="102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<text:s text:c="4"/>M15T1979 <text:s text:c="6"/>26 <text:s text:c="7"/>Apprehended males aged 15-19, 1979</text:p>
          </table:table-cell>
          <table:table-cell table:number-columns-repeated="102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<text:s text:c="4"/>M15T1980 <text:s text:c="6"/>28 <text:s text:c="7"/>Apprehended males aged 15-19, 1980</text:p>
          </table:table-cell>
          <table:table-cell table:number-columns-repeated="102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<text:s text:c="4"/>M20T2475 <text:s text:c="6"/>23 <text:s text:c="7"/>Apprehended males aged 20-24, 1975</text:p>
          </table:table-cell>
          <table:table-cell table:number-columns-repeated="102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<text:s text:c="4"/>M20T2476 <text:s text:c="6"/>23 <text:s text:c="7"/>Apprehended males aged 20-24, 1976</text:p>
          </table:table-cell>
          <table:table-cell table:number-columns-repeated="102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<text:s text:c="4"/>M20T2477 <text:s text:c="6"/>24 <text:s text:c="7"/>Apprehended males aged 20-24, 1977</text:p>
          </table:table-cell>
          <table:table-cell table:number-columns-repeated="102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<text:s text:c="4"/>M20T2478 <text:s text:c="6"/>25 <text:s text:c="7"/>Apprehended males aged 20-24, 1978</text:p>
          </table:table-cell>
          <table:table-cell table:number-columns-repeated="102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<text:s text:c="4"/>M20T2479 <text:s text:c="6"/>25 <text:s text:c="7"/>Apprehended males aged 20-24, 1979</text:p>
          </table:table-cell>
          <table:table-cell table:number-columns-repeated="102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<text:s text:c="4"/>M20T2480 <text:s text:c="6"/>26 <text:s text:c="7"/>Apprehended males aged 20-24, 1980</text:p>
          </table:table-cell>
          <table:table-cell table:number-columns-repeated="102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<text:s text:c="4"/>M25T2975 <text:s text:c="6"/>20 <text:s text:c="7"/>Apprehended males aged 25-29, 1975</text:p>
          </table:table-cell>
          <table:table-cell table:number-columns-repeated="102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<text:s text:c="4"/>M25T2976 <text:s text:c="6"/>20 <text:s text:c="7"/>Apprehended males aged 25-29, 1976</text:p>
          </table:table-cell>
          <table:table-cell table:number-columns-repeated="102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<text:s text:c="4"/>M25T2977 <text:s text:c="6"/>21 <text:s text:c="7"/>Apprehended males aged 25-29, 1977</text:p>
          </table:table-cell>
          <table:table-cell table:number-columns-repeated="102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<text:s text:c="4"/>M25T2978 <text:s text:c="6"/>21 <text:s text:c="7"/>Apprehended males aged 25-29, 1978</text:p>
          </table:table-cell>
          <table:table-cell table:number-columns-repeated="102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<text:s text:c="4"/>M25T2979 <text:s text:c="6"/>21 <text:s text:c="7"/>Apprehended males aged 25-29, 1979</text:p>
          </table:table-cell>
          <table:table-cell table:number-columns-repeated="102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<text:s text:c="4"/>M25T2980 <text:s text:c="6"/>21 <text:s text:c="7"/>Apprehended males aged 25-29, 1980</text:p>
          </table:table-cell>
          <table:table-cell table:number-columns-repeated="1022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<text:s text:c="4"/>M3075 <text:s text:c="9"/>20 <text:s text:c="7"/>Apprehended males aged 30 &amp; over, 1975</text:p>
          </table:table-cell>
          <table:table-cell table:number-columns-repeated="102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<text:s text:c="4"/>M3076 <text:s text:c="9"/>20 <text:s text:c="7"/>Apprehended males aged 30 &amp; over, 1976</text:p>
          </table:table-cell>
          <table:table-cell table:number-columns-repeated="102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<text:s text:c="4"/>M3077 <text:s text:c="9"/>20 <text:s text:c="7"/>Apprehended males aged 30 &amp; over, 1977</text:p>
          </table:table-cell>
          <table:table-cell table:number-columns-repeated="102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<text:s text:c="4"/>M3078 <text:s text:c="9"/>20 <text:s text:c="7"/>Apprehended males aged 30 &amp; over, 1978</text:p>
          </table:table-cell>
          <table:table-cell table:number-columns-repeated="102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43">
            <text:p>143</text:p>
          </table:table-cell>
          <table:table-cell table:number-columns-repeated="1023"/>
        </table:table-row>
        <table:table-row table:style-name="ro1">
          <table:table-cell office:value-type="float" office:value="144">
            <text:p>144</text:p>
          </table:table-cell>
          <table:table-cell table:number-columns-repeated="1023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1">
          <table:table-cell office:value-type="float" office:value="146">
            <text:p>146</text:p>
          </table:table-cell>
          <table:table-cell table:number-columns-repeated="1023"/>
        </table:table-row>
        <table:table-row table:style-name="ro1">
          <table:table-cell office:value-type="float" office:value="147">
            <text:p>147</text:p>
          </table:table-cell>
          <table:table-cell table:number-columns-repeated="1023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<text:s text:c="4"/>M3079 <text:s text:c="9"/>20 <text:s text:c="7"/>Apprehended males aged 30 &amp; over, 1979</text:p>
          </table:table-cell>
          <table:table-cell table:number-columns-repeated="102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<text:s text:c="4"/>M3080 <text:s text:c="9"/>21 <text:s text:c="7"/>Apprehended males aged 30 &amp; over, 1980</text:p>
          </table:table-cell>
          <table:table-cell table:number-columns-repeated="1022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<text:s text:c="4"/>TFAPP75 <text:s text:c="7"/>27 <text:s text:c="7"/>Total females apprehended, 1975</text:p>
          </table:table-cell>
          <table:table-cell table:number-columns-repeated="102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<text:s text:c="4"/>TFAPP76 <text:s text:c="7"/>28 <text:s text:c="7"/>Total females apprehended, 1976</text:p>
          </table:table-cell>
          <table:table-cell table:number-columns-repeated="102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<text:s text:c="4"/>TFAPP77 <text:s text:c="7"/>28 <text:s text:c="7"/>Total females apprehended, 1977</text:p>
          </table:table-cell>
          <table:table-cell table:number-columns-repeated="102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<text:s text:c="4"/>TFAPP78 <text:s text:c="7"/>29 <text:s text:c="7"/>Total females apprehended, 1978</text:p>
          </table:table-cell>
          <table:table-cell table:number-columns-repeated="1022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<text:s text:c="4"/>TFAPP80 <text:s text:c="7"/>31 <text:s text:c="7"/>Total females apprehended, 1980</text:p>
          </table:table-cell>
          <table:table-cell table:number-columns-repeated="102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<text:s text:c="4"/>TAFAPP75 <text:s text:c="6"/>23 <text:s text:c="7"/>Total adult females apprehended, 1975</text:p>
          </table:table-cell>
          <table:table-cell table:number-columns-repeated="102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<text:s text:c="4"/>TAFAPP76 <text:s text:c="6"/>23 <text:s text:c="7"/>Total adult females apprehended, 1976</text:p>
          </table:table-cell>
          <table:table-cell table:number-columns-repeated="102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<text:s text:c="4"/>TAFAPP77 <text:s text:c="6"/>23 <text:s text:c="7"/>Total adult females apprehended, 1977</text:p>
          </table:table-cell>
          <table:table-cell table:number-columns-repeated="102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<text:s text:c="4"/>TAFAPP78 <text:s text:c="6"/>25 <text:s text:c="7"/>Total adult females apprehended, 1978</text:p>
          </table:table-cell>
          <table:table-cell table:number-columns-repeated="102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<text:s text:c="4"/>TAFAPP79 <text:s text:c="6"/>26 <text:s text:c="7"/>Total adult females apprehended, 1979</text:p>
          </table:table-cell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<text:s text:c="4"/>TAFAPP80 <text:s text:c="6"/>26 <text:s text:c="7"/>Total adult females apprehended, 1980</text:p>
          </table:table-cell>
          <table:table-cell table:number-columns-repeated="102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<text:s text:c="4"/>TJFAPP75 <text:s text:c="6"/>23 <text:s text:c="7"/>Total juvenile females apprehended, 1975</text:p>
          </table:table-cell>
          <table:table-cell table:number-columns-repeated="102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<text:s text:c="4"/>TJFAPP76 <text:s text:c="6"/>23 <text:s text:c="7"/>Total juvenile females apprehended, 1976</text:p>
          </table:table-cell>
          <table:table-cell table:number-columns-repeated="102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<text:s text:c="4"/>TJFAPP77 <text:s text:c="6"/>24 <text:s text:c="7"/>Total juvenile females apprehended, 1977</text:p>
          </table:table-cell>
          <table:table-cell table:number-columns-repeated="102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<text:s text:c="4"/>TJFAPP78 <text:s text:c="6"/>26 <text:s text:c="7"/>Total juvenile females apprehended, 1978</text:p>
          </table:table-cell>
          <table:table-cell table:number-columns-repeated="102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<text:s text:c="4"/>TJFAPP79 <text:s text:c="6"/>26 <text:s text:c="7"/>Total juvenile females apprehended, 1979</text:p>
          </table:table-cell>
          <table:table-cell table:number-columns-repeated="102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<text:s text:c="4"/>TJFAPP80 <text:s text:c="6"/>26 <text:s text:c="7"/>Total juvenile females apprehended, 1980</text:p>
          </table:table-cell>
          <table:table-cell table:number-columns-repeated="1022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<text:s text:c="4"/>FLT1575 <text:s text:c="7"/>15 <text:s text:c="7"/>Females apprehended aged under 15, 1975</text:p>
          </table:table-cell>
          <table:table-cell table:number-columns-repeated="102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<text:s text:c="4"/>FLT1576 <text:s text:c="7"/>15 <text:s text:c="7"/>Females apprehended aged under 15, 1976</text:p>
          </table:table-cell>
          <table:table-cell table:number-columns-repeated="102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<text:s text:c="4"/>FLT1577 <text:s text:c="7"/>14 <text:s text:c="7"/>Females apprehended aged under 15, 1977</text:p>
          </table:table-cell>
          <table:table-cell table:number-columns-repeated="1022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<text:s text:c="4"/>FLT1578 <text:s text:c="7"/>17 <text:s text:c="7"/>Females apprehended aged under 15, 1978</text:p>
          </table:table-cell>
          <table:table-cell table:number-columns-repeated="1022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<text:s text:c="4"/>FLT1579 <text:s text:c="7"/>18 <text:s text:c="7"/>Females apprehended aged under 15, 1979</text:p>
          </table:table-cell>
          <table:table-cell table:number-columns-repeated="102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<text:s text:c="4"/>FLT1580 <text:s text:c="7"/>18 <text:s text:c="7"/>Females apprehended aged under 15, 1980</text:p>
          </table:table-cell>
          <table:table-cell table:number-columns-repeated="1022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<text:s text:c="4"/>F15T1975 <text:s text:c="6"/>16 <text:s text:c="7"/>Females apprehended aged 15-19, 1975</text:p>
          </table:table-cell>
          <table:table-cell table:number-columns-repeated="1022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<text:s text:c="4"/>F15T1976 <text:s text:c="6"/>16 <text:s text:c="7"/>Females apprehended aged 15-19, 1976</text:p>
          </table:table-cell>
          <table:table-cell table:number-columns-repeated="102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<text:s text:c="4"/>F15T1977 <text:s text:c="6"/>17 <text:s text:c="7"/>Females apprehended aged 15-19, 1977</text:p>
          </table:table-cell>
          <table:table-cell table:number-columns-repeated="102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<text:s text:c="4"/>F15T1978 <text:s text:c="6"/>17 <text:s text:c="7"/>Females apprehended aged 15-19, 1978</text:p>
          </table:table-cell>
          <table:table-cell table:number-columns-repeated="1022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<text:s text:c="4"/>F15T1979 <text:s text:c="6"/>18 <text:s text:c="7"/>Females apprehended aged 15-19, 1979</text:p>
          </table:table-cell>
          <table:table-cell table:number-columns-repeated="102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<text:s text:c="4"/>F15T1980 <text:s text:c="6"/>18 <text:s text:c="7"/>Females apprehended aged 15-19, 1980</text:p>
          </table:table-cell>
          <table:table-cell table:number-columns-repeated="1022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<text:s text:c="4"/>F20T2475 <text:s text:c="6"/>16 <text:s text:c="7"/>Females apprehended aged 20-24, 1975</text:p>
          </table:table-cell>
          <table:table-cell table:number-columns-repeated="102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<text:s text:c="4"/>F20T2476 <text:s text:c="6"/>16 <text:s text:c="7"/>Females apprehended aged 20-24, 1976</text:p>
          </table:table-cell>
          <table:table-cell table:number-columns-repeated="102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<text:s text:c="4"/>F20T2477 <text:s text:c="6"/>16 <text:s text:c="7"/>Females apprehended aged 20-24, 1977</text:p>
          </table:table-cell>
          <table:table-cell table:number-columns-repeated="102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<text:s text:c="4"/>F20T2478 <text:s text:c="6"/>17 <text:s text:c="7"/>Females apprehended aged 20-24, 1978</text:p>
          </table:table-cell>
          <table:table-cell table:number-columns-repeated="102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<text:s text:c="4"/>F20T2479 <text:s text:c="6"/>17 <text:s text:c="7"/>Females apprehended aged 20-24, 1979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<text:s text:c="4"/>F20T2480 <text:s text:c="6"/>17 <text:s text:c="7"/>Females apprehended aged 20-24, 1980</text:p>
          </table:table-cell>
          <table:table-cell table:number-columns-repeated="102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<text:s text:c="4"/>F25T2975 <text:s text:c="6"/>14 <text:s text:c="7"/>Females apprehended aged 25-29, 1975</text:p>
          </table:table-cell>
          <table:table-cell table:number-columns-repeated="102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<text:s text:c="4"/>F25T2976 <text:s text:c="6"/>14 <text:s text:c="7"/>Females apprehended aged 25-29, 1976</text:p>
          </table:table-cell>
          <table:table-cell table:number-columns-repeated="102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<text:s text:c="4"/>F25T2977 <text:s text:c="6"/>14 <text:s text:c="7"/>Females apprehended aged 25-29, 1977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<text:s text:c="4"/>F25T2978 <text:s text:c="6"/>14 <text:s text:c="7"/>Females apprehended aged 25-29, 1978</text:p>
          </table:table-cell>
          <table:table-cell table:number-columns-repeated="102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<text:s text:c="4"/>F25T2979 <text:s text:c="6"/>14 <text:s text:c="7"/>Females apprehended aged 25-29, 1979</text:p>
          </table:table-cell>
          <table:table-cell table:number-columns-repeated="102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<text:s text:c="4"/>F25T2980 <text:s text:c="6"/>14 <text:s text:c="7"/>Females apprehended aged 25-29, 1980</text:p>
          </table:table-cell>
          <table:table-cell table:number-columns-repeated="102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<text:s text:c="4"/>F3075 <text:s text:c="9"/>15 <text:s text:c="7"/>Females apprehended aged 30 &amp; over, 1975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<text:s text:c="4"/>F3076 <text:s text:c="9"/>15 <text:s text:c="7"/>Females apprehended aged 30 &amp; over, 1976</text:p>
          </table:table-cell>
          <table:table-cell table:number-columns-repeated="1022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<text:s text:c="4"/>F3077 <text:s text:c="9"/>15 <text:s text:c="7"/>Females apprehended aged 30 &amp; over, 1977</text:p>
          </table:table-cell>
          <table:table-cell table:number-columns-repeated="102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<text:s text:c="4"/>F3078 <text:s text:c="9"/>16 <text:s text:c="7"/>Females apprehended aged 30 &amp; over, 1978</text:p>
          </table:table-cell>
          <table:table-cell table:number-columns-repeated="102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<text:s text:c="4"/>F3079 <text:s text:c="9"/>16 <text:s text:c="7"/>Females apprehended aged 30 &amp; over, 1979</text:p>
          </table:table-cell>
          <table:table-cell table:number-columns-repeated="102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<text:s text:c="4"/>F3080 <text:s text:c="9"/>16 <text:s text:c="7"/>Females apprehended aged 30 &amp; over, 1980</text:p>
          </table:table-cell>
          <table:table-cell table:number-columns-repeated="102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98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">
            <text:p>199</text:p>
          </table:table-cell>
          <table:table-cell table:number-columns-repeated="102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float" office:value="201">
            <text:p>201</text:p>
          </table:table-cell>
          <table:table-cell table:number-columns-repeated="1023"/>
        </table:table-row>
        <table:table-row table:style-name="ro1">
          <table:table-cell office:value-type="float" office:value="202">
            <text:p>202</text:p>
          </table:table-cell>
          <table:table-cell table:number-columns-repeated="1023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<text:s text:c="4"/>PROSECUT.WK1: Persons Prosecuted for Penal Code Offences or Equivalent,</text:p>
          </table:table-cell>
          <table:table-cell table:number-columns-repeated="1022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<text:s text:c="18"/>by Sex and Age <text:s/>(Second Survey, Question 8)</text:p>
          </table:table-cell>
          <table:table-cell table:number-columns-repeated="1022"/>
        </table:table-row>
        <table:table-row table:style-name="ro1">
          <table:table-cell office:value-type="float" office:value="205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<text:s text:c="4"/>Variable <text:s text:c="7"/>N <text:s text:c="7"/>Label</text:p>
          </table:table-cell>
          <table:table-cell table:number-columns-repeated="1022"/>
        </table:table-row>
        <table:table-row table:style-name="ro1">
          <table:table-cell office:value-type="float" office:value="207">
            <text:p>207</text:p>
          </table:table-cell>
          <table:table-cell table:number-columns-repeated="1023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<text:s text:c="4"/>COUNTRY <text:s text:c="7"/>78 <text:s text:c="7"/>Responding country</text:p>
          </table:table-cell>
          <table:table-cell table:number-columns-repeated="1022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<text:s text:c="4"/>TMPROS75 <text:s text:c="6"/>27 <text:s text:c="7"/>Total males prosecuted, 1975</text:p>
          </table:table-cell>
          <table:table-cell table:number-columns-repeated="1022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<text:s text:c="4"/>TMPROS76 <text:s text:c="6"/>28 <text:s text:c="7"/>Total males prosecuted, 1976</text:p>
          </table:table-cell>
          <table:table-cell table:number-columns-repeated="1022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<text:s text:c="4"/>TMPROS77 <text:s text:c="6"/>30 <text:s text:c="7"/>Total males prosecuted, 1977</text:p>
          </table:table-cell>
          <table:table-cell table:number-columns-repeated="1022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<text:s text:c="4"/>TMPROS78 <text:s text:c="6"/>30 <text:s text:c="7"/>Total males prosecuted, 1978</text:p>
          </table:table-cell>
          <table:table-cell table:number-columns-repeated="1022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<text:s text:c="4"/>TMPROS79 <text:s text:c="6"/>30 <text:s text:c="7"/>Total males prosecuted, 1979</text:p>
          </table:table-cell>
          <table:table-cell table:number-columns-repeated="1022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<text:s text:c="4"/>TMPROS80 <text:s text:c="6"/>31 <text:s text:c="7"/>Total males prosecuted, 1980</text:p>
          </table:table-cell>
          <table:table-cell table:number-columns-repeated="1022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<text:s text:c="4"/>AMPROS75 <text:s text:c="6"/>19 <text:s text:c="7"/>Total adult males prosecuted, 1975</text:p>
          </table:table-cell>
          <table:table-cell table:number-columns-repeated="1022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<text:s text:c="4"/>AMPROS76 <text:s text:c="6"/>21 <text:s text:c="7"/>Total adult males prosecuted, 1976</text:p>
          </table:table-cell>
          <table:table-cell table:number-columns-repeated="1022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<text:s text:c="4"/>AMPROS77 <text:s text:c="6"/>21 <text:s text:c="7"/>Total adult males prosecuted, 1977</text:p>
          </table:table-cell>
          <table:table-cell table:number-columns-repeated="1022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<text:s text:c="4"/>AMPROS78 <text:s text:c="6"/>21 <text:s text:c="7"/>Total adult males prosecuted, 1978</text:p>
          </table:table-cell>
          <table:table-cell table:number-columns-repeated="1022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<text:s text:c="4"/>AMPROS79 <text:s text:c="6"/>22 <text:s text:c="7"/>Total adult males prosecuted, 1979</text:p>
          </table:table-cell>
          <table:table-cell table:number-columns-repeated="1022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<text:s text:c="4"/>AMPROS80 <text:s text:c="6"/>21 <text:s text:c="7"/>Total adult males prosecuted, 1980</text:p>
          </table:table-cell>
          <table:table-cell table:number-columns-repeated="1022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<text:s text:c="4"/>JMPROS75 <text:s text:c="6"/>19 <text:s text:c="7"/>Total juvenile males prosecuted, 1975</text:p>
          </table:table-cell>
          <table:table-cell table:number-columns-repeated="1022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<text:s text:c="4"/>JMPROS76 <text:s text:c="6"/>19 <text:s text:c="7"/>Total juvenile males prosecuted, 1976</text:p>
          </table:table-cell>
          <table:table-cell table:number-columns-repeated="1022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<text:s text:c="4"/>JMPROS77 <text:s text:c="6"/>19 <text:s text:c="7"/>Total juvenile males prosecuted, 1977</text:p>
          </table:table-cell>
          <table:table-cell table:number-columns-repeated="102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<text:s text:c="4"/>JMPROS78 <text:s text:c="6"/>19 <text:s text:c="7"/>Total juvenile males prosecuted, 1978</text:p>
          </table:table-cell>
          <table:table-cell table:number-columns-repeated="1022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<text:s text:c="4"/>JMPROS79 <text:s text:c="6"/>21 <text:s text:c="7"/>Total juvenile males prosecuted, 1979</text:p>
          </table:table-cell>
          <table:table-cell table:number-columns-repeated="1022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<text:s text:c="4"/>JMPROS80 <text:s text:c="6"/>20 <text:s text:c="7"/>Total juvenile males prosecuted, 1980</text:p>
          </table:table-cell>
          <table:table-cell table:number-columns-repeated="1022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<text:s text:c="4"/>MLT1575 <text:s text:c="7"/>11 <text:s text:c="7"/>Prosecuted males aged under 15, 1975</text:p>
          </table:table-cell>
          <table:table-cell table:number-columns-repeated="1022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<text:s text:c="4"/>MLT1576 <text:s text:c="7"/>12 <text:s text:c="7"/>Prosecuted males aged under 15, 1976</text:p>
          </table:table-cell>
          <table:table-cell table:number-columns-repeated="1022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<text:s text:c="4"/>MLT1577 <text:s text:c="7"/>12 <text:s text:c="7"/>Prosecuted males aged under 15, 1977</text:p>
          </table:table-cell>
          <table:table-cell table:number-columns-repeated="1022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<text:s text:c="4"/>MLT1578 <text:s text:c="7"/>12 <text:s text:c="7"/>Prosecuted males aged under 15, 1978</text:p>
          </table:table-cell>
          <table:table-cell table:number-columns-repeated="1022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<text:s text:c="4"/>MLT1579 <text:s text:c="7"/>13 <text:s text:c="7"/>Prosecuted males aged under 15, 1979</text:p>
          </table:table-cell>
          <table:table-cell table:number-columns-repeated="1022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<text:s text:c="4"/>MLT1580 <text:s text:c="7"/>13 <text:s text:c="7"/>Prosecuted males aged under 15, 1980</text:p>
          </table:table-cell>
          <table:table-cell table:number-columns-repeated="1022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<text:s text:c="4"/>M15T1975 <text:s text:c="6"/>14 <text:s text:c="7"/>Prosecuted males aged 15-19, 1975</text:p>
          </table:table-cell>
          <table:table-cell table:number-columns-repeated="1022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<text:s text:c="4"/>M15T1976 <text:s text:c="6"/>15 <text:s text:c="7"/>Prosecuted males aged 15-19, 1976</text:p>
          </table:table-cell>
          <table:table-cell table:number-columns-repeated="1022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<text:s text:c="4"/>M15T1977 <text:s text:c="6"/>16 <text:s text:c="7"/>Prosecuted males aged 15-19, 1977</text:p>
          </table:table-cell>
          <table:table-cell table:number-columns-repeated="1022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<text:s text:c="4"/>M15T1978 <text:s text:c="6"/>16 <text:s text:c="7"/>Prosecuted males aged 15-19, 1978</text:p>
          </table:table-cell>
          <table:table-cell table:number-columns-repeated="102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<text:s text:c="4"/>M15T1979 <text:s text:c="6"/>17 <text:s text:c="7"/>Prosecuted males aged 15-19, 1979</text:p>
          </table:table-cell>
          <table:table-cell table:number-columns-repeated="1022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<text:s text:c="4"/>M15T1980 <text:s text:c="6"/>16 <text:s text:c="7"/>Prosecuted males aged 15-19, 1980</text:p>
          </table:table-cell>
          <table:table-cell table:number-columns-repeated="1022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<text:s text:c="4"/>M20T2475 <text:s text:c="6"/>14 <text:s text:c="7"/>Prosecuted males aged 20-24, 1975</text:p>
          </table:table-cell>
          <table:table-cell table:number-columns-repeated="102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<text:s text:c="4"/>M20T2476 <text:s text:c="6"/>15 <text:s text:c="7"/>Prosecuted males aged 20-24, 1976</text:p>
          </table:table-cell>
          <table:table-cell table:number-columns-repeated="1022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<text:s text:c="4"/>M20T2477 <text:s text:c="6"/>16 <text:s text:c="7"/>Prosecuted males aged 20-24, 1977</text:p>
          </table:table-cell>
          <table:table-cell table:number-columns-repeated="1022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<text:s text:c="4"/>M20T2478 <text:s text:c="6"/>16 <text:s text:c="7"/>Prosecuted males aged 20-24, 1978</text:p>
          </table:table-cell>
          <table:table-cell table:number-columns-repeated="1022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<text:s text:c="4"/>M20T2479 <text:s text:c="6"/>17 <text:s text:c="7"/>Prosecuted males aged 20-24, 1979</text:p>
          </table:table-cell>
          <table:table-cell table:number-columns-repeated="1022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<text:s text:c="4"/>M20T2480 <text:s text:c="6"/>16 <text:s text:c="7"/>Prosecuted males aged 20-24, 1980</text:p>
          </table:table-cell>
          <table:table-cell table:number-columns-repeated="1022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<text:s text:c="4"/>M25T2975 <text:s text:c="6"/>13 <text:s text:c="7"/>Prosecuted males aged 25-29, 1975</text:p>
          </table:table-cell>
          <table:table-cell table:number-columns-repeated="1022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<text:s text:c="4"/>M25T2976 <text:s text:c="6"/>14 <text:s text:c="7"/>Prosecuted males aged 25-29, 1976</text:p>
          </table:table-cell>
          <table:table-cell table:number-columns-repeated="1022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<text:s text:c="4"/>M25T2977 <text:s text:c="6"/>15 <text:s text:c="7"/>Prosecuted males aged 25-29, 1977</text:p>
          </table:table-cell>
          <table:table-cell table:number-columns-repeated="102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<text:s text:c="4"/>M25T2978 <text:s text:c="6"/>15 <text:s text:c="7"/>Prosecuted males aged 25-29, 1978</text:p>
          </table:table-cell>
          <table:table-cell table:number-columns-repeated="1022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<text:s text:c="4"/>M25T2979 <text:s text:c="6"/>15 <text:s text:c="7"/>Prosecuted males aged 25-29, 1979</text:p>
          </table:table-cell>
          <table:table-cell table:number-columns-repeated="1022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<text:s text:c="4"/>M25T2980 <text:s text:c="6"/>14 <text:s text:c="7"/>Prosecuted males aged 25-29, 1980</text:p>
          </table:table-cell>
          <table:table-cell table:number-columns-repeated="1022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<text:s text:c="4"/>M3075 <text:s text:c="9"/>12 <text:s text:c="7"/>Prosecuted males aged 30 &amp; over, 1975</text:p>
          </table:table-cell>
          <table:table-cell table:number-columns-repeated="1022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<text:s text:c="4"/>M3076 <text:s text:c="9"/>13 <text:s text:c="7"/>Prosecuted males aged 30 &amp; over, 1976</text:p>
          </table:table-cell>
          <table:table-cell table:number-columns-repeated="1022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<text:s text:c="4"/>M3077 <text:s text:c="9"/>14 <text:s text:c="7"/>Prosecuted males aged 30 &amp; over, 1977</text:p>
          </table:table-cell>
          <table:table-cell table:number-columns-repeated="1022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<text:s text:c="4"/>M3078 <text:s text:c="9"/>14 <text:s text:c="7"/>Prosecuted males aged 30 &amp; over, 1978</text:p>
          </table:table-cell>
          <table:table-cell table:number-columns-repeated="1022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256">
            <text:p>256</text:p>
          </table:table-cell>
          <table:table-cell table:number-columns-repeated="1023"/>
        </table:table-row>
        <table:table-row table:style-name="ro1">
          <table:table-cell office:value-type="float" office:value="257">
            <text:p>257</text:p>
          </table:table-cell>
          <table:table-cell table:number-columns-repeated="1023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7">
            <text:p>17</text:p>
          </table:table-cell>
          <table:table-cell table:number-columns-repeated="1022"/>
        </table:table-row>
        <table:table-row table:style-name="ro1">
          <table:table-cell office:value-type="float" office:value="259">
            <text:p>259</text:p>
          </table:table-cell>
          <table:table-cell table:number-columns-repeated="1023"/>
        </table:table-row>
        <table:table-row table:style-name="ro1">
          <table:table-cell office:value-type="float" office:value="260">
            <text:p>260</text:p>
          </table:table-cell>
          <table:table-cell table:number-columns-repeated="1023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<text:s text:c="4"/>M3079 <text:s text:c="9"/>15 <text:s text:c="7"/>Prosecuted males aged 30 &amp; over, 1979</text:p>
          </table:table-cell>
          <table:table-cell table:number-columns-repeated="1022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<text:s text:c="4"/>M3080 <text:s text:c="9"/>14 <text:s text:c="7"/>Prosecuted males aged 30 &amp; over, 1980</text:p>
          </table:table-cell>
          <table:table-cell table:number-columns-repeated="1022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<text:s text:c="4"/>TFPROS75 <text:s text:c="6"/>14 <text:s text:c="7"/>Total females prosecuted, 1975</text:p>
          </table:table-cell>
          <table:table-cell table:number-columns-repeated="1022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<text:s text:c="4"/>TFPROS76 <text:s text:c="6"/>15 <text:s text:c="7"/>Total females prosecuted, 1976</text:p>
          </table:table-cell>
          <table:table-cell table:number-columns-repeated="1022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<text:s text:c="4"/>TFPROS77 <text:s text:c="6"/>16 <text:s text:c="7"/>Total females prosecuted, 1977</text:p>
          </table:table-cell>
          <table:table-cell table:number-columns-repeated="1022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<text:s text:c="4"/>TFPROS78 <text:s text:c="6"/>16 <text:s text:c="7"/>Total females prosecuted, 1978</text:p>
          </table:table-cell>
          <table:table-cell table:number-columns-repeated="1022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<text:s text:c="4"/>TFPROS79 <text:s text:c="6"/>18 <text:s text:c="7"/>Total females prosecuted, 1979</text:p>
          </table:table-cell>
          <table:table-cell table:number-columns-repeated="1022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<text:s text:c="4"/>TFPROS80 <text:s text:c="6"/>18 <text:s text:c="7"/>Total females prosecuted, 1980</text:p>
          </table:table-cell>
          <table:table-cell table:number-columns-repeated="1022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<text:s text:c="4"/>AFPROS75 <text:s text:c="6"/>12 <text:s text:c="7"/>Total adult females prosecuted, 1975</text:p>
          </table:table-cell>
          <table:table-cell table:number-columns-repeated="1022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<text:s text:c="4"/>AFPROS76 <text:s text:c="6"/>13 <text:s text:c="7"/>Total adult females prosecuted, 1976</text:p>
          </table:table-cell>
          <table:table-cell table:number-columns-repeated="1022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<text:s text:c="4"/>AFPROS77 <text:s text:c="6"/>13 <text:s text:c="7"/>Total adult females prosecuted, 1977</text:p>
          </table:table-cell>
          <table:table-cell table:number-columns-repeated="1022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<text:s text:c="4"/>AFPROS78 <text:s text:c="6"/>13 <text:s text:c="7"/>Total adult females prosecuted, 1978</text:p>
          </table:table-cell>
          <table:table-cell table:number-columns-repeated="1022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<text:s text:c="4"/>AFPROS79 <text:s text:c="6"/>15 <text:s text:c="7"/>Total adult females prosecuted, 1979</text:p>
          </table:table-cell>
          <table:table-cell table:number-columns-repeated="1022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<text:s text:c="4"/>AFPROS80 <text:s text:c="6"/>15 <text:s text:c="7"/>Total adult females prosecuted, 1980</text:p>
          </table:table-cell>
          <table:table-cell table:number-columns-repeated="1022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<text:s text:c="4"/>JFPROS75 <text:s text:c="6"/>12 <text:s text:c="7"/>Total juvenile females prosecuted, 1975</text:p>
          </table:table-cell>
          <table:table-cell table:number-columns-repeated="1022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<text:s text:c="4"/>JFPROS76 <text:s text:c="6"/>14 <text:s text:c="7"/>Total juvenile females prosecuted, 1976</text:p>
          </table:table-cell>
          <table:table-cell table:number-columns-repeated="1022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<text:s text:c="4"/>JFPROS77 <text:s text:c="6"/>14 <text:s text:c="7"/>Total juvenile females prosecuted, 1977</text:p>
          </table:table-cell>
          <table:table-cell table:number-columns-repeated="1022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<text:s text:c="4"/>JFPROS78 <text:s text:c="6"/>14 <text:s text:c="7"/>Total juvenile females prosecuted, 1978</text:p>
          </table:table-cell>
          <table:table-cell table:number-columns-repeated="1022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<text:s text:c="4"/>JFPROS79 <text:s text:c="6"/>16 <text:s text:c="7"/>Total juvenile females prosecuted, 1979</text:p>
          </table:table-cell>
          <table:table-cell table:number-columns-repeated="1022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<text:s text:c="4"/>JFPROS80 <text:s text:c="6"/>16 <text:s text:c="7"/>Total juvenile females prosecuted, 1980</text:p>
          </table:table-cell>
          <table:table-cell table:number-columns-repeated="1022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<text:s text:c="4"/>FLT1575 <text:s text:c="8"/>7 <text:s text:c="7"/>Females prosecuted aged under 15, 1975</text:p>
          </table:table-cell>
          <table:table-cell table:number-columns-repeated="1022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<text:s text:c="4"/>FLT1576 <text:s text:c="8"/>8 <text:s text:c="7"/>Females prosecuted aged under 15, 1976</text:p>
          </table:table-cell>
          <table:table-cell table:number-columns-repeated="1022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<text:s text:c="4"/>FLT1577 <text:s text:c="8"/>8 <text:s text:c="7"/>Females prosecuted aged under 15, 1977</text:p>
          </table:table-cell>
          <table:table-cell table:number-columns-repeated="1022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<text:s text:c="4"/>FLT1578 <text:s text:c="8"/>8 <text:s text:c="7"/>Females prosecuted aged under 15, 1978</text:p>
          </table:table-cell>
          <table:table-cell table:number-columns-repeated="1022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<text:s text:c="4"/>FLT1579 <text:s text:c="8"/>9 <text:s text:c="7"/>Females prosecuted aged under 15, 1979</text:p>
          </table:table-cell>
          <table:table-cell table:number-columns-repeated="1022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<text:s text:c="4"/>FLT1580 <text:s text:c="8"/>9 <text:s text:c="7"/>Females prosecuted aged under 15, 1980</text:p>
          </table:table-cell>
          <table:table-cell table:number-columns-repeated="1022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<text:s text:c="4"/>F15T1975 <text:s text:c="7"/>9 <text:s text:c="7"/>Females prosecuted aged 15-19, 1975</text:p>
          </table:table-cell>
          <table:table-cell table:number-columns-repeated="1022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<text:s text:c="4"/>F15T1976 <text:s text:c="6"/>10 <text:s text:c="7"/>Females prosecuted aged 15-19, 1976</text:p>
          </table:table-cell>
          <table:table-cell table:number-columns-repeated="1022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<text:s text:c="4"/>F15T1977 <text:s text:c="6"/>10 <text:s text:c="7"/>Females prosecuted aged 15-19, 1977</text:p>
          </table:table-cell>
          <table:table-cell table:number-columns-repeated="1022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<text:s text:c="4"/>F15T1978 <text:s text:c="6"/>10 <text:s text:c="7"/>Females prosecuted aged 15-19, 1978</text:p>
          </table:table-cell>
          <table:table-cell table:number-columns-repeated="1022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<text:s text:c="4"/>F15T1979 <text:s text:c="6"/>11 <text:s text:c="7"/>Females prosecuted aged 15-19, 1979</text:p>
          </table:table-cell>
          <table:table-cell table:number-columns-repeated="1022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<text:s text:c="4"/>F15T1980 <text:s text:c="6"/>11 <text:s text:c="7"/>Females prosecuted aged 15-19, 1980</text:p>
          </table:table-cell>
          <table:table-cell table:number-columns-repeated="1022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<text:s text:c="4"/>F20T2475 <text:s text:c="6"/>10 <text:s text:c="7"/>Females prosecuted aged 20-24, 1975</text:p>
          </table:table-cell>
          <table:table-cell table:number-columns-repeated="1022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<text:s text:c="4"/>F20T2476 <text:s text:c="6"/>11 <text:s text:c="7"/>Females prosecuted aged 20-24, 1976</text:p>
          </table:table-cell>
          <table:table-cell table:number-columns-repeated="1022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<text:s text:c="4"/>F20T2477 <text:s text:c="6"/>11 <text:s text:c="7"/>Females prosecuted aged 20-24, 1977</text:p>
          </table:table-cell>
          <table:table-cell table:number-columns-repeated="1022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<text:s text:c="4"/>F20T2478 <text:s text:c="6"/>11 <text:s text:c="7"/>Females prosecuted aged 20-24, 1978</text:p>
          </table:table-cell>
          <table:table-cell table:number-columns-repeated="1022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<text:s text:c="4"/>F20T2479 <text:s text:c="6"/>12 <text:s text:c="7"/>Females prosecuted aged 20-24, 1979</text:p>
          </table:table-cell>
          <table:table-cell table:number-columns-repeated="1022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<text:s text:c="4"/>F20T2480 <text:s text:c="6"/>12 <text:s text:c="7"/>Females prosecuted aged 20-24, 1980</text:p>
          </table:table-cell>
          <table:table-cell table:number-columns-repeated="1022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<text:s text:c="4"/>F25T2975 <text:s text:c="7"/>8 <text:s text:c="7"/>Females prosecuted aged 25-29, 1975</text:p>
          </table:table-cell>
          <table:table-cell table:number-columns-repeated="1022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 text:c="4"/>F25T2976 <text:s text:c="7"/>9 <text:s text:c="7"/>Females prosecuted aged 25-29, 1976</text:p>
          </table:table-cell>
          <table:table-cell table:number-columns-repeated="1022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<text:s text:c="4"/>F25T2977 <text:s text:c="6"/>10 <text:s text:c="7"/>Females prosecuted aged 25-29, 1977</text:p>
          </table:table-cell>
          <table:table-cell table:number-columns-repeated="1022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<text:s text:c="4"/>F25T2978 <text:s text:c="6"/>10 <text:s text:c="7"/>Females prosecuted aged 25-29, 1978</text:p>
          </table:table-cell>
          <table:table-cell table:number-columns-repeated="1022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<text:s text:c="4"/>F25T2979 <text:s text:c="6"/>10 <text:s text:c="7"/>Females prosecuted aged 25-29, 1979</text:p>
          </table:table-cell>
          <table:table-cell table:number-columns-repeated="1022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<text:s text:c="4"/>F25T2980 <text:s text:c="6"/>10 <text:s text:c="7"/>Females prosecuted aged 25-29, 1980</text:p>
          </table:table-cell>
          <table:table-cell table:number-columns-repeated="1022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<text:s text:c="4"/>F3075 <text:s text:c="10"/>8 <text:s text:c="7"/>Females prosecuted aged 30 &amp; over, 1975</text:p>
          </table:table-cell>
          <table:table-cell table:number-columns-repeated="1022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<text:s text:c="4"/>F3076 <text:s text:c="10"/>9 <text:s text:c="7"/>Females prosecuted aged 30 &amp; over, 1976</text:p>
          </table:table-cell>
          <table:table-cell table:number-columns-repeated="102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<text:s text:c="4"/>F3077 <text:s text:c="9"/>10 <text:s text:c="7"/>Females prosecuted aged 30 &amp; over, 1977</text:p>
          </table:table-cell>
          <table:table-cell table:number-columns-repeated="1022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<text:s text:c="4"/>F3078 <text:s text:c="9"/>10 <text:s text:c="7"/>Females prosecuted aged 30 &amp; over, 1978</text:p>
          </table:table-cell>
          <table:table-cell table:number-columns-repeated="1022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<text:s text:c="4"/>F3079 <text:s text:c="9"/>11 <text:s text:c="7"/>Females prosecuted aged 30 &amp; over, 1979</text:p>
          </table:table-cell>
          <table:table-cell table:number-columns-repeated="1022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s text:c="4"/>F3080 <text:s text:c="9"/>11 <text:s text:c="7"/>Females prosecuted aged 30 &amp; over, 1980</text:p>
          </table:table-cell>
          <table:table-cell table:number-columns-repeated="1022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<text:s text:c="4"/>TOTMAL75 <text:s text:c="7"/>7 <text:s text:c="7"/>Total males prosecuted 1975</text:p>
          </table:table-cell>
          <table:table-cell table:number-columns-repeated="1022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<text:s text:c="4"/>TOTMAL80 <text:s text:c="7"/>8 <text:s text:c="7"/>Total males prosecuted 1980</text:p>
          </table:table-cell>
          <table:table-cell table:number-columns-repeated="1022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314">
            <text:p>314</text:p>
          </table:table-cell>
          <table:table-cell table:number-columns-repeated="1023"/>
        </table:table-row>
        <table:table-row table:style-name="ro1">
          <table:table-cell office:value-type="float" office:value="315">
            <text:p>315</text:p>
          </table:table-cell>
          <table:table-cell table:number-columns-repeated="1023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float" office:value="317">
            <text:p>317</text:p>
          </table:table-cell>
          <table:table-cell table:number-columns-repeated="1023"/>
        </table:table-row>
        <table:table-row table:style-name="ro1">
          <table:table-cell office:value-type="float" office:value="318">
            <text:p>318</text:p>
          </table:table-cell>
          <table:table-cell table:number-columns-repeated="1023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<text:s text:c="4"/>MPLT1575 <text:s text:c="7"/>7 <text:s text:c="7"/>Males prosecuted aged &lt;15 (%), 1975</text:p>
          </table:table-cell>
          <table:table-cell table:number-columns-repeated="1022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<text:s text:c="4"/>MP151975 <text:s text:c="7"/>7 <text:s text:c="7"/>Males prosecuted aged 15-19 (%), 1975</text:p>
          </table:table-cell>
          <table:table-cell table:number-columns-repeated="1022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<text:s text:c="4"/>MP202475 <text:s text:c="7"/>7 <text:s text:c="7"/>Males prosecuted aged 20-24 (%), 1975</text:p>
          </table:table-cell>
          <table:table-cell table:number-columns-repeated="1022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<text:s text:c="4"/>MP252975 <text:s text:c="7"/>7 <text:s text:c="7"/>Males prosecuted aged 25-29 (%), 1975</text:p>
          </table:table-cell>
          <table:table-cell table:number-columns-repeated="1022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<text:s text:c="4"/>MP3075 <text:s text:c="9"/>7 <text:s text:c="7"/>Males prosecuted aged 30 plus (%), 1975</text:p>
          </table:table-cell>
          <table:table-cell table:number-columns-repeated="1022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<text:s text:c="4"/>MPLT1580 <text:s text:c="7"/>8 <text:s text:c="7"/>Males prosecuted aged &lt;15 (%), 1980</text:p>
          </table:table-cell>
          <table:table-cell table:number-columns-repeated="1022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<text:s text:c="4"/>MP151980 <text:s text:c="7"/>8 <text:s text:c="7"/>Males prosecuted aged 15-19 (%), 1980</text:p>
          </table:table-cell>
          <table:table-cell table:number-columns-repeated="1022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<text:s text:c="4"/>MP202480 <text:s text:c="7"/>8 <text:s text:c="7"/>Males prosecuted aged 20-24 (%), 1980</text:p>
          </table:table-cell>
          <table:table-cell table:number-columns-repeated="1022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<text:s text:c="4"/>MP252980 <text:s text:c="7"/>8 <text:s text:c="7"/>Males prosecuted aged 25-29 (%), 1980</text:p>
          </table:table-cell>
          <table:table-cell table:number-columns-repeated="1022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<text:s text:c="4"/>MP3080 <text:s text:c="9"/>8 <text:s text:c="7"/>Males prosecuted aged 30 plus (%), 1980</text:p>
          </table:table-cell>
          <table:table-cell table:number-columns-repeated="1022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<text:s text:c="4"/>TOTFEM75 <text:s text:c="7"/>5 <text:s text:c="7"/>Total females prosecuted 1975</text:p>
          </table:table-cell>
          <table:table-cell table:number-columns-repeated="1022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<text:s text:c="4"/>TOTFEM80 <text:s text:c="7"/>6 <text:s text:c="7"/>Total females prosecuted 1980</text:p>
          </table:table-cell>
          <table:table-cell table:number-columns-repeated="102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<text:s text:c="4"/>FPLT1575 <text:s text:c="7"/>5 <text:s text:c="7"/>Females prosecuted aged &lt;15 (%), 1975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<text:s text:c="4"/>FP151975 <text:s text:c="7"/>5 <text:s text:c="7"/>Females prosecuted aged 15-19 (%), 1975</text:p>
          </table:table-cell>
          <table:table-cell table:number-columns-repeated="1022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<text:s text:c="4"/>FP202475 <text:s text:c="7"/>5 <text:s text:c="7"/>Females prosecuted aged 20-24 (%), 1975</text:p>
          </table:table-cell>
          <table:table-cell table:number-columns-repeated="1022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<text:s text:c="4"/>FP252975 <text:s text:c="7"/>5 <text:s text:c="7"/>Females prosecuted aged 25-29 (%), 1975</text:p>
          </table:table-cell>
          <table:table-cell table:number-columns-repeated="1022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<text:s text:c="4"/>FP3075 <text:s text:c="9"/>5 <text:s text:c="7"/>Females prosecuted aged 30 plus (%), 1975</text:p>
          </table:table-cell>
          <table:table-cell table:number-columns-repeated="1022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<text:s text:c="4"/>FPLT1580 <text:s text:c="7"/>6 <text:s text:c="7"/>Females prosecuted aged &lt;15 (%), 1980</text:p>
          </table:table-cell>
          <table:table-cell table:number-columns-repeated="1022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<text:s text:c="4"/>FP151980 <text:s text:c="7"/>6 <text:s text:c="7"/>Females prosecuted aged 15-19 (%), 1980</text:p>
          </table:table-cell>
          <table:table-cell table:number-columns-repeated="1022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<text:s text:c="4"/>FP202480 <text:s text:c="7"/>6 <text:s text:c="7"/>Females prosecuted aged 20-24 (%), 1980</text:p>
          </table:table-cell>
          <table:table-cell table:number-columns-repeated="1022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<text:s text:c="4"/>FP252980 <text:s text:c="7"/>6 <text:s text:c="7"/>Females prosecuted aged 25-29 (%), 1980</text:p>
          </table:table-cell>
          <table:table-cell table:number-columns-repeated="1022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<text:s text:c="4"/>FP3080 <text:s text:c="9"/>6 <text:s text:c="7"/>Females prosecuted aged 30 plus (%), 1980</text:p>
          </table:table-cell>
          <table:table-cell table:number-columns-repeated="1022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342">
            <text:p>342</text:p>
          </table:table-cell>
          <table:table-cell table:number-columns-repeated="1023"/>
        </table:table-row>
        <table:table-row table:style-name="ro1">
          <table:table-cell office:value-type="float" office:value="343">
            <text:p>343</text:p>
          </table:table-cell>
          <table:table-cell table:number-columns-repeated="1023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9">
            <text:p>19</text:p>
          </table:table-cell>
          <table:table-cell table:number-columns-repeated="1022"/>
        </table:table-row>
        <table:table-row table:style-name="ro1">
          <table:table-cell office:value-type="float" office:value="345">
            <text:p>345</text:p>
          </table:table-cell>
          <table:table-cell table:number-columns-repeated="1023"/>
        </table:table-row>
        <table:table-row table:style-name="ro1">
          <table:table-cell office:value-type="float" office:value="346">
            <text:p>346</text:p>
          </table:table-cell>
          <table:table-cell table:number-columns-repeated="1023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<text:s text:c="4"/>CONVICT1.WK1: Persons Convicted for Penal Code Offences or Equivalent,</text:p>
          </table:table-cell>
          <table:table-cell table:number-columns-repeated="1022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<text:s text:c="18"/>by Sex and Age <text:s/>(Second Survey, Question 15).</text:p>
          </table:table-cell>
          <table:table-cell table:number-columns-repeated="1022"/>
        </table:table-row>
        <table:table-row table:style-name="ro1">
          <table:table-cell office:value-type="float" office:value="349">
            <text:p>349</text:p>
          </table:table-cell>
          <table:table-cell table:number-columns-repeated="1023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<text:s text:c="4"/>Variable <text:s text:c="7"/>N <text:s text:c="7"/>Label</text:p>
          </table:table-cell>
          <table:table-cell table:number-columns-repeated="1022"/>
        </table:table-row>
        <table:table-row table:style-name="ro1">
          <table:table-cell office:value-type="float" office:value="351">
            <text:p>351</text:p>
          </table:table-cell>
          <table:table-cell table:number-columns-repeated="1023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<text:s text:c="4"/>COUNTRY <text:s text:c="7"/>78 <text:s text:c="7"/>Responding country</text:p>
          </table:table-cell>
          <table:table-cell table:number-columns-repeated="1022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<text:s text:c="4"/>TMCON75 <text:s text:c="7"/>31 <text:s text:c="7"/>Total males convicted, 1975</text:p>
          </table:table-cell>
          <table:table-cell table:number-columns-repeated="1022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<text:s text:c="4"/>TMCON76 <text:s text:c="7"/>32 <text:s text:c="7"/>Total males convicted, 1976</text:p>
          </table:table-cell>
          <table:table-cell table:number-columns-repeated="1022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<text:s text:c="4"/>TMCON77 <text:s text:c="7"/>33 <text:s text:c="7"/>Total males convicted, 1977</text:p>
          </table:table-cell>
          <table:table-cell table:number-columns-repeated="1022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<text:s text:c="4"/>TMCON78 <text:s text:c="7"/>33 <text:s text:c="7"/>Total males convicted, 1978</text:p>
          </table:table-cell>
          <table:table-cell table:number-columns-repeated="1022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 text:c="4"/>TMCON79 <text:s text:c="7"/>33 <text:s text:c="7"/>Total males convicted, 1979</text:p>
          </table:table-cell>
          <table:table-cell table:number-columns-repeated="1022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<text:s text:c="4"/>TMCON80 <text:s text:c="7"/>33 <text:s text:c="7"/>Total males convicted, 1980</text:p>
          </table:table-cell>
          <table:table-cell table:number-columns-repeated="1022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<text:s text:c="4"/>TAMCON75 <text:s text:c="6"/>26 <text:s text:c="7"/>Total adult males convicted, 1975</text:p>
          </table:table-cell>
          <table:table-cell table:number-columns-repeated="1022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<text:s text:c="4"/>TAMCON76 <text:s text:c="6"/>29 <text:s text:c="7"/>Total adult males convicted, 1976</text:p>
          </table:table-cell>
          <table:table-cell table:number-columns-repeated="1022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<text:s text:c="4"/>TAMCON77 <text:s text:c="6"/>30 <text:s text:c="7"/>Total adult males convicted, 1977</text:p>
          </table:table-cell>
          <table:table-cell table:number-columns-repeated="1022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<text:s text:c="4"/>TAMCON78 <text:s text:c="6"/>30 <text:s text:c="7"/>Total adult males convicted, 1978</text:p>
          </table:table-cell>
          <table:table-cell table:number-columns-repeated="1022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<text:s text:c="4"/>TAMCON79 <text:s text:c="6"/>30 <text:s text:c="7"/>Total adult males convicted, 1979</text:p>
          </table:table-cell>
          <table:table-cell table:number-columns-repeated="1022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<text:s text:c="4"/>TAMCON80 <text:s text:c="6"/>30 <text:s text:c="7"/>Total adult males convicted, 1980</text:p>
          </table:table-cell>
          <table:table-cell table:number-columns-repeated="1022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<text:s text:c="4"/>TJMCON75 <text:s text:c="6"/>23 <text:s text:c="7"/>Total juvenile males convicted, 1975</text:p>
          </table:table-cell>
          <table:table-cell table:number-columns-repeated="1022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<text:s text:c="4"/>TJMCON76 <text:s text:c="6"/>26 <text:s text:c="7"/>Total juvenile males convicted, 1976</text:p>
          </table:table-cell>
          <table:table-cell table:number-columns-repeated="1022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<text:s text:c="4"/>TJMCON77 <text:s text:c="6"/>26 <text:s text:c="7"/>Total juvenile males convicted, 1977</text:p>
          </table:table-cell>
          <table:table-cell table:number-columns-repeated="1022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<text:s text:c="4"/>TJMCON78 <text:s text:c="6"/>26 <text:s text:c="7"/>Total juvenile males convicted, 1978</text:p>
          </table:table-cell>
          <table:table-cell table:number-columns-repeated="1022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<text:s text:c="4"/>TJMCON79 <text:s text:c="6"/>27 <text:s text:c="7"/>Total juvenile males convicted, 1979</text:p>
          </table:table-cell>
          <table:table-cell table:number-columns-repeated="1022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<text:s text:c="4"/>TJMCON80 <text:s text:c="6"/>26 <text:s text:c="7"/>Total juvenile males convicted, 1980</text:p>
          </table:table-cell>
          <table:table-cell table:number-columns-repeated="1022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<text:s text:c="4"/>MLT1575 <text:s text:c="7"/>14 <text:s text:c="7"/>Convicted males aged under 15, 1975</text:p>
          </table:table-cell>
          <table:table-cell table:number-columns-repeated="1022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<text:s text:c="4"/>MLT1576 <text:s text:c="7"/>16 <text:s text:c="7"/>Convicted males aged under 15, 1976</text:p>
          </table:table-cell>
          <table:table-cell table:number-columns-repeated="1022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<text:s text:c="4"/>MLT1577 <text:s text:c="7"/>16 <text:s text:c="7"/>Convicted males aged under 15, 1977</text:p>
          </table:table-cell>
          <table:table-cell table:number-columns-repeated="1022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<text:s text:c="4"/>MLT1578 <text:s text:c="7"/>16 <text:s text:c="7"/>Convicted males aged under 15, 1978</text:p>
          </table:table-cell>
          <table:table-cell table:number-columns-repeated="1022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<text:s text:c="4"/>MLT1579 <text:s text:c="7"/>17 <text:s text:c="7"/>Convicted males aged under 15, 1979</text:p>
          </table:table-cell>
          <table:table-cell table:number-columns-repeated="1022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<text:s text:c="4"/>MLT1580 <text:s text:c="7"/>18 <text:s text:c="7"/>Convicted males aged under 15, 1980</text:p>
          </table:table-cell>
          <table:table-cell table:number-columns-repeated="1022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<text:s text:c="4"/>M15T1975 <text:s text:c="6"/>21 <text:s text:c="7"/>Convicted males aged 15-19, 1975</text:p>
          </table:table-cell>
          <table:table-cell table:number-columns-repeated="1022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<text:s text:c="4"/>M15T1976 <text:s text:c="6"/>23 <text:s text:c="7"/>Convicted males aged 15-19, 1976</text:p>
          </table:table-cell>
          <table:table-cell table:number-columns-repeated="1022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<text:s text:c="4"/>M15T1977 <text:s text:c="6"/>25 <text:s text:c="7"/>Convicted males aged 15-19, 1977</text:p>
          </table:table-cell>
          <table:table-cell table:number-columns-repeated="1022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<text:s text:c="4"/>M15T1978 <text:s text:c="6"/>25 <text:s text:c="7"/>Convicted males aged 15-19, 1978</text:p>
          </table:table-cell>
          <table:table-cell table:number-columns-repeated="1022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<text:s text:c="4"/>M15T1979 <text:s text:c="6"/>24 <text:s text:c="7"/>Convicted males aged 15-19, 1979</text:p>
          </table:table-cell>
          <table:table-cell table:number-columns-repeated="1022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<text:s text:c="4"/>M15T1980 <text:s text:c="6"/>24 <text:s text:c="7"/>Convicted males aged 15-19, 1980</text:p>
          </table:table-cell>
          <table:table-cell table:number-columns-repeated="1022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<text:s text:c="4"/>M20T2475 <text:s text:c="6"/>19 <text:s text:c="7"/>Convicted males aged 20-24, 1975</text:p>
          </table:table-cell>
          <table:table-cell table:number-columns-repeated="102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<text:s text:c="4"/>M20T2476 <text:s text:c="6"/>21 <text:s text:c="7"/>Convicted males aged 20-24, 1976</text:p>
          </table:table-cell>
          <table:table-cell table:number-columns-repeated="1022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<text:s text:c="4"/>M20T2477 <text:s text:c="6"/>23 <text:s text:c="7"/>Convicted males aged 20-24, 1977</text:p>
          </table:table-cell>
          <table:table-cell table:number-columns-repeated="1022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<text:s text:c="4"/>M20T2478 <text:s text:c="6"/>23 <text:s text:c="7"/>Convicted males aged 20-24, 1978</text:p>
          </table:table-cell>
          <table:table-cell table:number-columns-repeated="1022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<text:s text:c="4"/>M20T2479 <text:s text:c="6"/>22 <text:s text:c="7"/>Convicted males aged 20-24, 1979</text:p>
          </table:table-cell>
          <table:table-cell table:number-columns-repeated="1022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<text:s text:c="4"/>M20T2480 <text:s text:c="6"/>22 <text:s text:c="7"/>Convicted males aged 20-24, 1980</text:p>
          </table:table-cell>
          <table:table-cell table:number-columns-repeated="1022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<text:s text:c="4"/>M25T2975 <text:s text:c="6"/>16 <text:s text:c="7"/>Convicted males aged 25-29, 1975</text:p>
          </table:table-cell>
          <table:table-cell table:number-columns-repeated="1022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<text:s text:c="4"/>M25T2976 <text:s text:c="6"/>18 <text:s text:c="7"/>Convicted males aged 25-29, 1976</text:p>
          </table:table-cell>
          <table:table-cell table:number-columns-repeated="1022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<text:s text:c="4"/>M25T2977 <text:s text:c="6"/>20 <text:s text:c="7"/>Convicted males aged 25-29, 1977</text:p>
          </table:table-cell>
          <table:table-cell table:number-columns-repeated="1022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<text:s text:c="4"/>M25T2978 <text:s text:c="6"/>20 <text:s text:c="7"/>Convicted males aged 25-29, 1978</text:p>
          </table:table-cell>
          <table:table-cell table:number-columns-repeated="1022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<text:s text:c="4"/>M25T2979 <text:s text:c="6"/>18 <text:s text:c="7"/>Convicted males aged 25-29, 1979</text:p>
          </table:table-cell>
          <table:table-cell table:number-columns-repeated="1022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<text:s text:c="4"/>M25T2980 <text:s text:c="6"/>18 <text:s text:c="7"/>Convicted males aged 25-29, 1980</text:p>
          </table:table-cell>
          <table:table-cell table:number-columns-repeated="1022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<text:s text:c="4"/>M3075 <text:s text:c="9"/>16 <text:s text:c="7"/>Convicted males aged 30 &amp; over, 1975</text:p>
          </table:table-cell>
          <table:table-cell table:number-columns-repeated="1022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<text:s text:c="4"/>M3076 <text:s text:c="9"/>18 <text:s text:c="7"/>Convicted males aged 30 &amp; over, 1976</text:p>
          </table:table-cell>
          <table:table-cell table:number-columns-repeated="1022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<text:s text:c="4"/>M3077 <text:s text:c="9"/>20 <text:s text:c="7"/>Convicted males aged 30 &amp; over, 1977</text:p>
          </table:table-cell>
          <table:table-cell table:number-columns-repeated="1022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<text:s text:c="4"/>M3078 <text:s text:c="9"/>20 <text:s text:c="7"/>Convicted males aged 30 &amp; over, 1978</text:p>
          </table:table-cell>
          <table:table-cell table:number-columns-repeated="1022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400">
            <text:p>400</text:p>
          </table:table-cell>
          <table:table-cell table:number-columns-repeated="1023"/>
        </table:table-row>
        <table:table-row table:style-name="ro1">
          <table:table-cell office:value-type="float" office:value="401">
            <text:p>401</text:p>
          </table:table-cell>
          <table:table-cell table:number-columns-repeated="102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">
          <table:table-cell office:value-type="float" office:value="403">
            <text:p>403</text:p>
          </table:table-cell>
          <table:table-cell table:number-columns-repeated="1023"/>
        </table:table-row>
        <table:table-row table:style-name="ro1">
          <table:table-cell office:value-type="float" office:value="404">
            <text:p>404</text:p>
          </table:table-cell>
          <table:table-cell table:number-columns-repeated="1023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<text:s text:c="4"/>M3079 <text:s text:c="9"/>19 <text:s text:c="7"/>Convicted males aged 30 &amp; over, 1979</text:p>
          </table:table-cell>
          <table:table-cell table:number-columns-repeated="102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<text:s text:c="4"/>M3080 <text:s text:c="9"/>19 <text:s text:c="7"/>Convicted males aged 30 &amp; over, 1980</text:p>
          </table:table-cell>
          <table:table-cell table:number-columns-repeated="102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<text:s text:c="4"/>TFCON75 <text:s text:c="7"/>20 <text:s text:c="7"/>Total females convicted, 1975</text:p>
          </table:table-cell>
          <table:table-cell table:number-columns-repeated="102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<text:s text:c="4"/>TFCON76 <text:s text:c="7"/>22 <text:s text:c="7"/>Total females convicted, 1976</text:p>
          </table:table-cell>
          <table:table-cell table:number-columns-repeated="102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<text:s text:c="4"/>TFCON77 <text:s text:c="7"/>23 <text:s text:c="7"/>Total females convicted, 1977</text:p>
          </table:table-cell>
          <table:table-cell table:number-columns-repeated="1022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<text:s text:c="4"/>TFCON78 <text:s text:c="7"/>24 <text:s text:c="7"/>Total females convicted, 1978</text:p>
          </table:table-cell>
          <table:table-cell table:number-columns-repeated="1022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<text:s text:c="4"/>TFCON79 <text:s text:c="7"/>23 <text:s text:c="7"/>Total females convicted, 1979</text:p>
          </table:table-cell>
          <table:table-cell table:number-columns-repeated="102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<text:s text:c="4"/>TFCON80 <text:s text:c="7"/>24 <text:s text:c="7"/>Total females convicted, 1980</text:p>
          </table:table-cell>
          <table:table-cell table:number-columns-repeated="1022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<text:s text:c="4"/>TAFCON75 <text:s text:c="6"/>18 <text:s text:c="7"/>Total adult females convicted, 1975</text:p>
          </table:table-cell>
          <table:table-cell table:number-columns-repeated="1022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<text:s text:c="4"/>TAFCON76 <text:s text:c="6"/>22 <text:s text:c="7"/>Total adult females convicted, 1976</text:p>
          </table:table-cell>
          <table:table-cell table:number-columns-repeated="102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<text:s text:c="4"/>TAFCON77 <text:s text:c="6"/>23 <text:s text:c="7"/>Total adult females convicted, 1977</text:p>
          </table:table-cell>
          <table:table-cell table:number-columns-repeated="1022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<text:s text:c="4"/>TAFCON78 <text:s text:c="6"/>23 <text:s text:c="7"/>Total adult females convicted, 1978</text:p>
          </table:table-cell>
          <table:table-cell table:number-columns-repeated="102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<text:s text:c="4"/>TAFCON79 <text:s text:c="6"/>24 <text:s text:c="7"/>Total adult females convicted, 1979</text:p>
          </table:table-cell>
          <table:table-cell table:number-columns-repeated="1022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<text:s text:c="4"/>TAFCON80 <text:s text:c="6"/>24 <text:s text:c="7"/>Total adult females convicted, 1980</text:p>
          </table:table-cell>
          <table:table-cell table:number-columns-repeated="1022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<text:s text:c="4"/>TJFCON75 <text:s text:c="6"/>14 <text:s text:c="7"/>Total juvenile females convicted, 1975</text:p>
          </table:table-cell>
          <table:table-cell table:number-columns-repeated="102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<text:s text:c="4"/>TJFCON76 <text:s text:c="6"/>18 <text:s text:c="7"/>Total juvenile females convicted, 1976</text:p>
          </table:table-cell>
          <table:table-cell table:number-columns-repeated="102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<text:s text:c="4"/>TJFCON77 <text:s text:c="6"/>18 <text:s text:c="7"/>Total juvenile females convicted, 1977</text:p>
          </table:table-cell>
          <table:table-cell table:number-columns-repeated="102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<text:s text:c="4"/>TJFCON78 <text:s text:c="6"/>19 <text:s text:c="7"/>Total juvenile females convicted, 1978</text:p>
          </table:table-cell>
          <table:table-cell table:number-columns-repeated="102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<text:s text:c="4"/>TJFCON79 <text:s text:c="6"/>19 <text:s text:c="7"/>Total juvenile females convicted, 1979</text:p>
          </table:table-cell>
          <table:table-cell table:number-columns-repeated="1022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<text:s text:c="4"/>TJFCON80 <text:s text:c="6"/>19 <text:s text:c="7"/>Total juvenile females convicted, 1980</text:p>
          </table:table-cell>
          <table:table-cell table:number-columns-repeated="102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<text:s text:c="4"/>FLT1575 <text:s text:c="8"/>9 <text:s text:c="7"/>Females convicted aged under 15, 1975</text:p>
          </table:table-cell>
          <table:table-cell table:number-columns-repeated="1022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<text:s text:c="4"/>FLT1576 <text:s text:c="7"/>11 <text:s text:c="7"/>Females convicted aged under 15, 1975</text:p>
          </table:table-cell>
          <table:table-cell table:number-columns-repeated="1022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<text:s text:c="4"/>FLT1577 <text:s text:c="7"/>11 <text:s text:c="7"/>Females convicted aged under 15, 1975</text:p>
          </table:table-cell>
          <table:table-cell table:number-columns-repeated="1022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<text:s text:c="4"/>FLT1578 <text:s text:c="7"/>12 <text:s text:c="7"/>Females convicted aged under 15, 1975</text:p>
          </table:table-cell>
          <table:table-cell table:number-columns-repeated="1022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<text:s text:c="4"/>FLT1579 <text:s text:c="7"/>12 <text:s text:c="7"/>Females convicted aged under 15, 1975</text:p>
          </table:table-cell>
          <table:table-cell table:number-columns-repeated="102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<text:s text:c="4"/>FLT1580 <text:s text:c="7"/>13 <text:s text:c="7"/>Females convicted aged under 15, 1975</text:p>
          </table:table-cell>
          <table:table-cell table:number-columns-repeated="102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<text:s text:c="4"/>F15T1975 <text:s text:c="6"/>15 <text:s text:c="7"/>Females convicted aged 15-19, 1975</text:p>
          </table:table-cell>
          <table:table-cell table:number-columns-repeated="102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<text:s text:c="4"/>F15T1976 <text:s text:c="6"/>18 <text:s text:c="7"/>Females convicted aged 15-19, 1976</text:p>
          </table:table-cell>
          <table:table-cell table:number-columns-repeated="1022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<text:s text:c="4"/>F15T1977 <text:s text:c="6"/>19 <text:s text:c="7"/>Females convicted aged 15-19, 1977</text:p>
          </table:table-cell>
          <table:table-cell table:number-columns-repeated="102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<text:s text:c="4"/>F15T1978 <text:s text:c="6"/>19 <text:s text:c="7"/>Females convicted aged 15-19, 1978</text:p>
          </table:table-cell>
          <table:table-cell table:number-columns-repeated="102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<text:s text:c="4"/>F15T1979 <text:s text:c="6"/>18 <text:s text:c="7"/>Females convicted aged 15-19, 1979</text:p>
          </table:table-cell>
          <table:table-cell table:number-columns-repeated="1022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<text:s text:c="4"/>F15T1980 <text:s text:c="6"/>19 <text:s text:c="7"/>Females convicted aged 15-19, 1980</text:p>
          </table:table-cell>
          <table:table-cell table:number-columns-repeated="102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<text:s text:c="4"/>F20T2475 <text:s text:c="6"/>14 <text:s text:c="7"/>Females convicted aged 20-24, 1975</text:p>
          </table:table-cell>
          <table:table-cell table:number-columns-repeated="102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<text:s text:c="4"/>F20T2476 <text:s text:c="6"/>17 <text:s text:c="7"/>Females convicted aged 20-24, 1976</text:p>
          </table:table-cell>
          <table:table-cell table:number-columns-repeated="1022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<text:s text:c="4"/>F20T2477 <text:s text:c="6"/>18 <text:s text:c="7"/>Females convicted aged 20-24, 1977</text:p>
          </table:table-cell>
          <table:table-cell table:number-columns-repeated="1022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<text:s text:c="4"/>F20T2478 <text:s text:c="6"/>18 <text:s text:c="7"/>Females convicted aged 20-24, 1978</text:p>
          </table:table-cell>
          <table:table-cell table:number-columns-repeated="102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<text:s text:c="4"/>F20T2479 <text:s text:c="6"/>17 <text:s text:c="7"/>Females convicted aged 20-24, 1979</text:p>
          </table:table-cell>
          <table:table-cell table:number-columns-repeated="102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<text:s text:c="4"/>F20T2480 <text:s text:c="6"/>18 <text:s text:c="7"/>Females convicted aged 20-24, 1980</text:p>
          </table:table-cell>
          <table:table-cell table:number-columns-repeated="1022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<text:s text:c="4"/>F25T2975 <text:s text:c="6"/>12 <text:s text:c="7"/>Females convicted aged 25-29, 1975</text:p>
          </table:table-cell>
          <table:table-cell table:number-columns-repeated="1022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<text:s text:c="4"/>F25T2976 <text:s text:c="6"/>15 <text:s text:c="7"/>Females convicted aged 25-29, 1976</text:p>
          </table:table-cell>
          <table:table-cell table:number-columns-repeated="102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<text:s text:c="4"/>F25T2977 <text:s text:c="6"/>16 <text:s text:c="7"/>Females convicted aged 25-29, 1977</text:p>
          </table:table-cell>
          <table:table-cell table:number-columns-repeated="1022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<text:s text:c="4"/>F25T2978 <text:s text:c="6"/>16 <text:s text:c="7"/>Females convicted aged 25-29, 1978</text:p>
          </table:table-cell>
          <table:table-cell table:number-columns-repeated="102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<text:s text:c="4"/>F25T2979 <text:s text:c="6"/>15 <text:s text:c="7"/>Females convicted aged 25-29, 1979</text:p>
          </table:table-cell>
          <table:table-cell table:number-columns-repeated="1022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<text:s text:c="4"/>F25T2980 <text:s text:c="6"/>15 <text:s text:c="7"/>Females convicted aged 25-29, 1980</text:p>
          </table:table-cell>
          <table:table-cell table:number-columns-repeated="1022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<text:s text:c="4"/>F3075 <text:s text:c="9"/>12 <text:s text:c="7"/>Females convicted aged 30 &amp; over, 1975</text:p>
          </table:table-cell>
          <table:table-cell table:number-columns-repeated="1022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<text:s text:c="4"/>F3076 <text:s text:c="9"/>15 <text:s text:c="7"/>Females convicted aged 30 &amp; over, 1976</text:p>
          </table:table-cell>
          <table:table-cell table:number-columns-repeated="1022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<text:s text:c="4"/>F3077 <text:s text:c="9"/>16 <text:s text:c="7"/>Females convicted aged 30 &amp; over, 1977</text:p>
          </table:table-cell>
          <table:table-cell table:number-columns-repeated="1022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<text:s text:c="4"/>F3078 <text:s text:c="9"/>16 <text:s text:c="7"/>Females convicted aged 30 &amp; over, 1978</text:p>
          </table:table-cell>
          <table:table-cell table:number-columns-repeated="1022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<text:s text:c="4"/>F3079 <text:s text:c="9"/>15 <text:s text:c="7"/>Females convicted aged 30 &amp; over, 1979</text:p>
          </table:table-cell>
          <table:table-cell table:number-columns-repeated="1022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<text:s text:c="4"/>F3080 <text:s text:c="9"/>16 <text:s text:c="7"/>Females convicted aged 30 &amp; over, 1980</text:p>
          </table:table-cell>
          <table:table-cell table:number-columns-repeated="1022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<text:s text:c="4"/>MCLT1575 <text:s text:c="7"/>7 <text:s text:c="7"/>Males convicted aged &lt;15 (%), 1975</text:p>
          </table:table-cell>
          <table:table-cell table:number-columns-repeated="102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<text:s text:c="4"/>MC151975 <text:s text:c="7"/>7 <text:s text:c="7"/>Males convicted aged 15-19 (%), 1975</text:p>
          </table:table-cell>
          <table:table-cell table:number-columns-repeated="102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458">
            <text:p>458</text:p>
          </table:table-cell>
          <table:table-cell table:number-columns-repeated="1023"/>
        </table:table-row>
        <table:table-row table:style-name="ro1">
          <table:table-cell office:value-type="float" office:value="459">
            <text:p>459</text:p>
          </table:table-cell>
          <table:table-cell table:number-columns-repeated="102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float" office:value="461">
            <text:p>461</text:p>
          </table:table-cell>
          <table:table-cell table:number-columns-repeated="1023"/>
        </table:table-row>
        <table:table-row table:style-name="ro1">
          <table:table-cell office:value-type="float" office:value="462">
            <text:p>462</text:p>
          </table:table-cell>
          <table:table-cell table:number-columns-repeated="1023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<text:s text:c="4"/>MC202475 <text:s text:c="7"/>7 <text:s text:c="7"/>Males convicted aged 20-24 (%), 1975</text:p>
          </table:table-cell>
          <table:table-cell table:number-columns-repeated="1022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<text:s text:c="4"/>MC252975 <text:s text:c="7"/>7 <text:s text:c="7"/>Males convicted aged 25-29 (%), 1975</text:p>
          </table:table-cell>
          <table:table-cell table:number-columns-repeated="1022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<text:s text:c="4"/>MC3075 <text:s text:c="9"/>7 <text:s text:c="7"/>Males convicted aged 30 plus (%), 1975</text:p>
          </table:table-cell>
          <table:table-cell table:number-columns-repeated="1022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<text:s text:c="4"/>MCLT1580 <text:s text:c="6"/>10 <text:s text:c="7"/>Males convicted aged &lt;15 (%), 1980</text:p>
          </table:table-cell>
          <table:table-cell table:number-columns-repeated="102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<text:s text:c="4"/>MC151980 <text:s text:c="6"/>10 <text:s text:c="7"/>Males convicted aged 15-19 (%), 1980</text:p>
          </table:table-cell>
          <table:table-cell table:number-columns-repeated="102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<text:s text:c="4"/>MC202480 <text:s text:c="6"/>10 <text:s text:c="7"/>Males convicted aged 20-24 (%), 1980</text:p>
          </table:table-cell>
          <table:table-cell table:number-columns-repeated="1022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<text:s text:c="4"/>MC252980 <text:s text:c="6"/>10 <text:s text:c="7"/>Males convicted aged 25-29 (%), 1980</text:p>
          </table:table-cell>
          <table:table-cell table:number-columns-repeated="102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<text:s text:c="4"/>MC3080 <text:s text:c="8"/>10 <text:s text:c="7"/>Males convicted aged 30 plus (%), 1980</text:p>
          </table:table-cell>
          <table:table-cell table:number-columns-repeated="1022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<text:s text:c="4"/>FCLT1575 <text:s text:c="7"/>4 <text:s text:c="7"/>Females convicted aged &lt;15 (%), 1975</text:p>
          </table:table-cell>
          <table:table-cell table:number-columns-repeated="1022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<text:s text:c="4"/>FC151975 <text:s text:c="7"/>4 <text:s text:c="7"/>Females convicted aged 15-19 (%), 1975</text:p>
          </table:table-cell>
          <table:table-cell table:number-columns-repeated="1022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<text:s text:c="4"/>FC202475 <text:s text:c="7"/>4 <text:s text:c="7"/>Females convicted aged 20-24 (%), 1975</text:p>
          </table:table-cell>
          <table:table-cell table:number-columns-repeated="102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<text:s text:c="4"/>FC252975 <text:s text:c="7"/>4 <text:s text:c="7"/>Females convicted aged 25-29 (%), 1975</text:p>
          </table:table-cell>
          <table:table-cell table:number-columns-repeated="102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<text:s text:c="4"/>FC3075 <text:s text:c="9"/>4 <text:s text:c="7"/>Females convicted aged 30 plus (%), 1975</text:p>
          </table:table-cell>
          <table:table-cell table:number-columns-repeated="102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<text:s text:c="4"/>FCLT1580 <text:s text:c="7"/>7 <text:s text:c="7"/>Females convicted aged &lt;15 (%), 1980</text:p>
          </table:table-cell>
          <table:table-cell table:number-columns-repeated="1022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<text:s text:c="4"/>FC151980 <text:s text:c="7"/>7 <text:s text:c="7"/>Females convicted aged 15-19 (%), 1980</text:p>
          </table:table-cell>
          <table:table-cell table:number-columns-repeated="102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<text:s text:c="4"/>FC202480 <text:s text:c="7"/>7 <text:s text:c="7"/>Females convicted aged 20-24 (%), 1980</text:p>
          </table:table-cell>
          <table:table-cell table:number-columns-repeated="1022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<text:s text:c="4"/>FC252980 <text:s text:c="7"/>7 <text:s text:c="7"/>Females convicted aged 25-29 (%), 1980</text:p>
          </table:table-cell>
          <table:table-cell table:number-columns-repeated="1022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<text:s text:c="4"/>FC3080 <text:s text:c="9"/>7 <text:s text:c="7"/>Females convicted aged 30 plus (%), 1980</text:p>
          </table:table-cell>
          <table:table-cell table:number-columns-repeated="102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482">
            <text:p>482</text:p>
          </table:table-cell>
          <table:table-cell table:number-columns-repeated="1023"/>
        </table:table-row>
        <table:table-row table:style-name="ro1">
          <table:table-cell office:value-type="float" office:value="483">
            <text:p>483</text:p>
          </table:table-cell>
          <table:table-cell table:number-columns-repeated="1023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2">
            <text:p>22</text:p>
          </table:table-cell>
          <table:table-cell table:number-columns-repeated="1022"/>
        </table:table-row>
        <table:table-row table:style-name="ro1">
          <table:table-cell office:value-type="float" office:value="485">
            <text:p>485</text:p>
          </table:table-cell>
          <table:table-cell table:number-columns-repeated="1023"/>
        </table:table-row>
        <table:table-row table:style-name="ro1">
          <table:table-cell office:value-type="float" office:value="486">
            <text:p>486</text:p>
          </table:table-cell>
          <table:table-cell table:number-columns-repeated="1023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<text:s text:c="4"/>CONVICT2.WK1: Convictions Including Adjudication of Juveniles, by Type</text:p>
          </table:table-cell>
          <table:table-cell table:number-columns-repeated="1022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<text:s text:c="18"/>of Crime <text:s/>(Second Survey, Question 14)</text:p>
          </table:table-cell>
          <table:table-cell table:number-columns-repeated="1022"/>
        </table:table-row>
        <table:table-row table:style-name="ro1">
          <table:table-cell office:value-type="float" office:value="489">
            <text:p>489</text:p>
          </table:table-cell>
          <table:table-cell table:number-columns-repeated="1023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<text:s text:c="4"/>Variable <text:s text:c="7"/>N <text:s text:c="7"/>Label</text:p>
          </table:table-cell>
          <table:table-cell table:number-columns-repeated="1022"/>
        </table:table-row>
        <table:table-row table:style-name="ro1">
          <table:table-cell office:value-type="float" office:value="491">
            <text:p>491</text:p>
          </table:table-cell>
          <table:table-cell table:number-columns-repeated="1023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<text:s text:c="4"/>COUNTRY <text:s text:c="7"/>78 <text:s text:c="7"/>Responding country</text:p>
          </table:table-cell>
          <table:table-cell table:number-columns-repeated="1022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<text:s text:c="4"/>TCONV75 <text:s text:c="7"/>34 <text:s text:c="7"/>Total convictions 1975</text:p>
          </table:table-cell>
          <table:table-cell table:number-columns-repeated="102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<text:s text:c="4"/>TCONV76 <text:s text:c="7"/>38 <text:s text:c="7"/>Total convictions 1976</text:p>
          </table:table-cell>
          <table:table-cell table:number-columns-repeated="102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<text:s text:c="4"/>TCONV77 <text:s text:c="7"/>40 <text:s text:c="7"/>Total convictions 1977</text:p>
          </table:table-cell>
          <table:table-cell table:number-columns-repeated="102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<text:s text:c="4"/>TCONV78 <text:s text:c="7"/>39 <text:s text:c="7"/>Total convictions 1978</text:p>
          </table:table-cell>
          <table:table-cell table:number-columns-repeated="1022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<text:s text:c="4"/>TCONV79 <text:s text:c="7"/>41 <text:s text:c="7"/>Total convictions 1979</text:p>
          </table:table-cell>
          <table:table-cell table:number-columns-repeated="102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<text:s text:c="4"/>TCONV80 <text:s text:c="7"/>40 <text:s text:c="7"/>Total Convictions 1980</text:p>
          </table:table-cell>
          <table:table-cell table:number-columns-repeated="102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<text:s text:c="4"/>INTHOM75 <text:s text:c="6"/>30 <text:s text:c="7"/>Convictions - intentional homicide 1975</text:p>
          </table:table-cell>
          <table:table-cell table:number-columns-repeated="102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 text:c="4"/>INTHOM76 <text:s text:c="6"/>32 <text:s text:c="7"/>Convictions - intentional homicide 1976</text:p>
          </table:table-cell>
          <table:table-cell table:number-columns-repeated="1022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<text:s text:c="4"/>INTHOM77 <text:s text:c="6"/>33 <text:s text:c="7"/>Convictions - intentional homicide 1977</text:p>
          </table:table-cell>
          <table:table-cell table:number-columns-repeated="102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<text:s text:c="4"/>INTHOM78 <text:s text:c="6"/>35 <text:s text:c="7"/>Convictions - intentional homicide 1978</text:p>
          </table:table-cell>
          <table:table-cell table:number-columns-repeated="1022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<text:s text:c="4"/>INTHOM79 <text:s text:c="6"/>37 <text:s text:c="7"/>Convictions - intentional homicide 1979</text:p>
          </table:table-cell>
          <table:table-cell table:number-columns-repeated="1022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<text:s text:c="4"/>INTHOM80 <text:s text:c="6"/>37 <text:s text:c="7"/>Convictions - intentional homicide 1980</text:p>
          </table:table-cell>
          <table:table-cell table:number-columns-repeated="102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<text:s text:c="4"/>NIHOM75 <text:s text:c="7"/>26 <text:s text:c="7"/>Convictions - non-int homicide 1975</text:p>
          </table:table-cell>
          <table:table-cell table:number-columns-repeated="1022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<text:s text:c="4"/>NIHOM76 <text:s text:c="7"/>28 <text:s text:c="7"/>Convictions - non-int homicide 1976</text:p>
          </table:table-cell>
          <table:table-cell table:number-columns-repeated="1022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<text:s text:c="4"/>NIHOM77 <text:s text:c="7"/>29 <text:s text:c="7"/>Convictions - non-int homicide 1977</text:p>
          </table:table-cell>
          <table:table-cell table:number-columns-repeated="1022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<text:s text:c="4"/>NIHOM78 <text:s text:c="7"/>31 <text:s text:c="7"/>Convictions - non-int homicide 1978</text:p>
          </table:table-cell>
          <table:table-cell table:number-columns-repeated="102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<text:s text:c="4"/>NIHOM79 <text:s text:c="7"/>33 <text:s text:c="7"/>Convictions - non-int homicide 1979</text:p>
          </table:table-cell>
          <table:table-cell table:number-columns-repeated="1022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<text:s text:c="4"/>NIHOM80 <text:s text:c="7"/>33 <text:s text:c="7"/>Convictions - non-int homicide 1980</text:p>
          </table:table-cell>
          <table:table-cell table:number-columns-repeated="1022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<text:s text:c="4"/>ASSLT75 <text:s text:c="7"/>30 <text:s text:c="7"/>Convictions - assault 1975</text:p>
          </table:table-cell>
          <table:table-cell table:number-columns-repeated="102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<text:s text:c="4"/>ASSLT76 <text:s text:c="7"/>33 <text:s text:c="7"/>Convictions - assault 1976</text:p>
          </table:table-cell>
          <table:table-cell table:number-columns-repeated="1022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<text:s text:c="4"/>ASSLT77 <text:s text:c="7"/>36 <text:s text:c="7"/>Convictions - assault 1977</text:p>
          </table:table-cell>
          <table:table-cell table:number-columns-repeated="1022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<text:s text:c="4"/>ASSLT78 <text:s text:c="7"/>36 <text:s text:c="7"/>Convictions - assault 1978</text:p>
          </table:table-cell>
          <table:table-cell table:number-columns-repeated="1022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<text:s text:c="4"/>ASSLT79 <text:s text:c="7"/>38 <text:s text:c="7"/>Convictions - assault 1979</text:p>
          </table:table-cell>
          <table:table-cell table:number-columns-repeated="1022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<text:s text:c="4"/>ASSLT80 <text:s text:c="7"/>37 <text:s text:c="7"/>Convictions - assault 1980</text:p>
          </table:table-cell>
          <table:table-cell table:number-columns-repeated="1022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<text:s text:c="4"/>DRUGS75 <text:s text:c="7"/>26 <text:s text:c="7"/>Convictions - drugs 1975</text:p>
          </table:table-cell>
          <table:table-cell table:number-columns-repeated="102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<text:s text:c="4"/>DRUGS76 <text:s text:c="7"/>30 <text:s text:c="7"/>Convictions - drugs 1976</text:p>
          </table:table-cell>
          <table:table-cell table:number-columns-repeated="1022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<text:s text:c="4"/>DRUGS77 <text:s text:c="7"/>31 <text:s text:c="7"/>Convictions - drugs 1977</text:p>
          </table:table-cell>
          <table:table-cell table:number-columns-repeated="1022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<text:s text:c="4"/>DRUGS78 <text:s text:c="7"/>32 <text:s text:c="7"/>Convictions - drugs 1978</text:p>
          </table:table-cell>
          <table:table-cell table:number-columns-repeated="1022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<text:s text:c="4"/>DRUGS79 <text:s text:c="7"/>34 <text:s text:c="7"/>Convictions - drugs 1979</text:p>
          </table:table-cell>
          <table:table-cell table:number-columns-repeated="1022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<text:s text:c="4"/>DRUGS80 <text:s text:c="7"/>34 <text:s text:c="7"/>Convictions - drugs 1980</text:p>
          </table:table-cell>
          <table:table-cell table:number-columns-repeated="1022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<text:s text:c="4"/>RAPE75 <text:s text:c="8"/>30 <text:s text:c="7"/>Convictions - rape 1975</text:p>
          </table:table-cell>
          <table:table-cell table:number-columns-repeated="102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<text:s text:c="4"/>RAPE76 <text:s text:c="8"/>33 <text:s text:c="7"/>Convictions - rape 1976</text:p>
          </table:table-cell>
          <table:table-cell table:number-columns-repeated="1022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<text:s text:c="4"/>RAPE77 <text:s text:c="8"/>35 <text:s text:c="7"/>Convictions - rape 1977</text:p>
          </table:table-cell>
          <table:table-cell table:number-columns-repeated="1022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<text:s text:c="4"/>RAPE78 <text:s text:c="8"/>35 <text:s text:c="7"/>Convictions - rape 1978</text:p>
          </table:table-cell>
          <table:table-cell table:number-columns-repeated="1022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<text:s text:c="4"/>RAPE79 <text:s text:c="8"/>37 <text:s text:c="7"/>Convictions - rape 1979</text:p>
          </table:table-cell>
          <table:table-cell table:number-columns-repeated="102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<text:s text:c="4"/>RAPE80 <text:s text:c="8"/>38 <text:s text:c="7"/>Convictions - rape 1980</text:p>
          </table:table-cell>
          <table:table-cell table:number-columns-repeated="102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<text:s text:c="4"/>KIDNAP75 <text:s text:c="6"/>15 <text:s text:c="7"/>Convictions - kidnapping 1975</text:p>
          </table:table-cell>
          <table:table-cell table:number-columns-repeated="1022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<text:s text:c="4"/>KIDNAP76 <text:s text:c="6"/>18 <text:s text:c="7"/>Convictions - kidnapping 1976</text:p>
          </table:table-cell>
          <table:table-cell table:number-columns-repeated="1022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<text:s text:c="4"/>KIDNAP77 <text:s text:c="6"/>19 <text:s text:c="7"/>Convictions - kidnapping 1977</text:p>
          </table:table-cell>
          <table:table-cell table:number-columns-repeated="1022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<text:s text:c="4"/>KIDNAP78 <text:s text:c="6"/>20 <text:s text:c="7"/>Convictions - kidnapping 1978</text:p>
          </table:table-cell>
          <table:table-cell table:number-columns-repeated="1022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<text:s text:c="4"/>KIDNAP79 <text:s text:c="6"/>24 <text:s text:c="7"/>Convictions - kidnapping 1979</text:p>
          </table:table-cell>
          <table:table-cell table:number-columns-repeated="1022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<text:s text:c="4"/>KIDNAP80 <text:s text:c="6"/>24 <text:s text:c="7"/>Convictions - kidnapping 1980</text:p>
          </table:table-cell>
          <table:table-cell table:number-columns-repeated="1022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<text:s text:c="4"/>ROBB75 <text:s text:c="8"/>28 <text:s text:c="7"/>Convictions - robbery 1975</text:p>
          </table:table-cell>
          <table:table-cell table:number-columns-repeated="1022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<text:s text:c="4"/>ROBB76 <text:s text:c="8"/>30 <text:s text:c="7"/>Convictions - robbery 1976</text:p>
          </table:table-cell>
          <table:table-cell table:number-columns-repeated="1022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<text:s text:c="4"/>ROBB77 <text:s text:c="8"/>33 <text:s text:c="7"/>Convictions - robbery 1977</text:p>
          </table:table-cell>
          <table:table-cell table:number-columns-repeated="1022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<text:s text:c="4"/>ROBB78 <text:s text:c="8"/>34 <text:s text:c="7"/>Convictions - robbery 1978</text:p>
          </table:table-cell>
          <table:table-cell table:number-columns-repeated="1022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540">
            <text:p>540</text:p>
          </table:table-cell>
          <table:table-cell table:number-columns-repeated="1023"/>
        </table:table-row>
        <table:table-row table:style-name="ro1">
          <table:table-cell office:value-type="float" office:value="541">
            <text:p>541</text:p>
          </table:table-cell>
          <table:table-cell table:number-columns-repeated="1023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office:value-type="float" office:value="543">
            <text:p>543</text:p>
          </table:table-cell>
          <table:table-cell table:number-columns-repeated="1023"/>
        </table:table-row>
        <table:table-row table:style-name="ro1">
          <table:table-cell office:value-type="float" office:value="544">
            <text:p>544</text:p>
          </table:table-cell>
          <table:table-cell table:number-columns-repeated="1023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<text:s text:c="4"/>ROBB79 <text:s text:c="8"/>37 <text:s text:c="7"/>Convictions - robbery 1979</text:p>
          </table:table-cell>
          <table:table-cell table:number-columns-repeated="1022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<text:s text:c="4"/>ROBB80 <text:s text:c="8"/>37 <text:s text:c="7"/>Convictions - robbery 1980</text:p>
          </table:table-cell>
          <table:table-cell table:number-columns-repeated="1022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<text:s text:c="4"/>THEFT75 <text:s text:c="7"/>30 <text:s text:c="7"/>Convictions - theft 1975</text:p>
          </table:table-cell>
          <table:table-cell table:number-columns-repeated="1022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<text:s text:c="4"/>THEFT76 <text:s text:c="7"/>34 <text:s text:c="7"/>Convictions - theft 1976</text:p>
          </table:table-cell>
          <table:table-cell table:number-columns-repeated="1022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<text:s text:c="4"/>THEFT77 <text:s text:c="7"/>35 <text:s text:c="7"/>Convictions - theft 1977</text:p>
          </table:table-cell>
          <table:table-cell table:number-columns-repeated="1022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<text:s text:c="4"/>THEFT78 <text:s text:c="7"/>36 <text:s text:c="7"/>Convictions - theft 1978</text:p>
          </table:table-cell>
          <table:table-cell table:number-columns-repeated="1022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<text:s text:c="4"/>THEFT79 <text:s text:c="7"/>38 <text:s text:c="7"/>Convictions - theft 1979</text:p>
          </table:table-cell>
          <table:table-cell table:number-columns-repeated="1022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<text:s text:c="4"/>THEFT80 <text:s text:c="7"/>37 <text:s text:c="7"/>Convictions - theft 1980</text:p>
          </table:table-cell>
          <table:table-cell table:number-columns-repeated="1022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<text:s text:c="4"/>FRAUD75 <text:s text:c="7"/>31 <text:s text:c="7"/>Convictions - fraud 1975</text:p>
          </table:table-cell>
          <table:table-cell table:number-columns-repeated="1022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<text:s text:c="4"/>FRAUD76 <text:s text:c="7"/>34 <text:s text:c="7"/>Convictions - fraud 1976</text:p>
          </table:table-cell>
          <table:table-cell table:number-columns-repeated="1022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<text:s text:c="4"/>FRAUD77 <text:s text:c="7"/>35 <text:s text:c="7"/>Convictions - fraud 1977</text:p>
          </table:table-cell>
          <table:table-cell table:number-columns-repeated="1022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<text:s text:c="4"/>FRAUD78 <text:s text:c="7"/>36 <text:s text:c="7"/>Convictions - fraud 1978</text:p>
          </table:table-cell>
          <table:table-cell table:number-columns-repeated="1022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<text:s text:c="4"/>FRAUD79 <text:s text:c="7"/>37 <text:s text:c="7"/>Convictions - fraud 1979</text:p>
          </table:table-cell>
          <table:table-cell table:number-columns-repeated="1022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<text:s text:c="4"/>FRAUD80 <text:s text:c="7"/>37 <text:s text:c="7"/>Convictions - fraud 1980</text:p>
          </table:table-cell>
          <table:table-cell table:number-columns-repeated="1022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<text:s text:c="4"/>BRIB75 <text:s text:c="8"/>18 <text:s text:c="7"/>Convictions - bribery 1975</text:p>
          </table:table-cell>
          <table:table-cell table:number-columns-repeated="1022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<text:s text:c="4"/>BRIB76 <text:s text:c="8"/>21 <text:s text:c="7"/>Convictions - bribery 1976</text:p>
          </table:table-cell>
          <table:table-cell table:number-columns-repeated="1022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<text:s text:c="4"/>BRIB77 <text:s text:c="8"/>22 <text:s text:c="7"/>Convictions - bribery 1977</text:p>
          </table:table-cell>
          <table:table-cell table:number-columns-repeated="1022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<text:s text:c="4"/>BRIB78 <text:s text:c="8"/>23 <text:s text:c="7"/>Convictions - bribery 1978</text:p>
          </table:table-cell>
          <table:table-cell table:number-columns-repeated="1022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<text:s text:c="4"/>BRIB79 <text:s text:c="8"/>25 <text:s text:c="7"/>Convictions - bribery 1979</text:p>
          </table:table-cell>
          <table:table-cell table:number-columns-repeated="1022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<text:s text:c="4"/>BRIB80 <text:s text:c="8"/>25 <text:s text:c="7"/>Convictions - bribery 1980</text:p>
          </table:table-cell>
          <table:table-cell table:number-columns-repeated="1022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<text:s text:c="4"/>OTHER75 <text:s text:c="7"/>14 <text:s text:c="7"/>Convictions - others 1975</text:p>
          </table:table-cell>
          <table:table-cell table:number-columns-repeated="1022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<text:s text:c="4"/>OTHER76 <text:s text:c="7"/>17 <text:s text:c="7"/>Convictions - others 1976</text:p>
          </table:table-cell>
          <table:table-cell table:number-columns-repeated="1022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<text:s text:c="4"/>OTHER77 <text:s text:c="7"/>18 <text:s text:c="7"/>Convictions - others 1977</text:p>
          </table:table-cell>
          <table:table-cell table:number-columns-repeated="1022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<text:s text:c="4"/>OTHER78 <text:s text:c="7"/>19 <text:s text:c="7"/>Convictions - others 1978</text:p>
          </table:table-cell>
          <table:table-cell table:number-columns-repeated="1022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<text:s text:c="4"/>OTHER79 <text:s text:c="7"/>20 <text:s text:c="7"/>Convictions - others 1979</text:p>
          </table:table-cell>
          <table:table-cell table:number-columns-repeated="1022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<text:s text:c="4"/>OTHER80 <text:s text:c="7"/>20 <text:s text:c="7"/>Convictions - others 1980</text:p>
          </table:table-cell>
          <table:table-cell table:number-columns-repeated="1022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572">
            <text:p>572</text:p>
          </table:table-cell>
          <table:table-cell table:number-columns-repeated="1023"/>
        </table:table-row>
        <table:table-row table:style-name="ro1">
          <table:table-cell office:value-type="float" office:value="573">
            <text:p>573</text:p>
          </table:table-cell>
          <table:table-cell table:number-columns-repeated="1023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1">
          <table:table-cell office:value-type="float" office:value="575">
            <text:p>575</text:p>
          </table:table-cell>
          <table:table-cell table:number-columns-repeated="1023"/>
        </table:table-row>
        <table:table-row table:style-name="ro1">
          <table:table-cell office:value-type="float" office:value="576">
            <text:p>576</text:p>
          </table:table-cell>
          <table:table-cell table:number-columns-repeated="1023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<text:s text:c="4"/>CONVICT3.WK1: ADULTS Convicted for Penal Code Offences or Equivalent,</text:p>
          </table:table-cell>
          <table:table-cell table:number-columns-repeated="1022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<text:s text:c="18"/>by Type of Crime and Sex <text:s/>(Second Survey, Question 16)</text:p>
          </table:table-cell>
          <table:table-cell table:number-columns-repeated="1022"/>
        </table:table-row>
        <table:table-row table:style-name="ro1">
          <table:table-cell office:value-type="float" office:value="579">
            <text:p>579</text:p>
          </table:table-cell>
          <table:table-cell table:number-columns-repeated="1023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<text:s text:c="4"/>Variable <text:s text:c="4"/>N <text:s text:c="5"/>Label</text:p>
          </table:table-cell>
          <table:table-cell table:number-columns-repeated="1022"/>
        </table:table-row>
        <table:table-row table:style-name="ro1">
          <table:table-cell office:value-type="float" office:value="581">
            <text:p>581</text:p>
          </table:table-cell>
          <table:table-cell table:number-columns-repeated="1023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<text:s text:c="4"/>COUNTRY <text:s text:c="4"/>78 <text:s text:c="5"/>Responding country</text:p>
          </table:table-cell>
          <table:table-cell table:number-columns-repeated="1022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<text:s text:c="4"/>MTCON75 <text:s text:c="4"/>29 <text:s text:c="5"/>Male total convictions 1975</text:p>
          </table:table-cell>
          <table:table-cell table:number-columns-repeated="1022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<text:s text:c="4"/>MTCON76 <text:s text:c="4"/>32 <text:s text:c="5"/>Male total convictions 1976</text:p>
          </table:table-cell>
          <table:table-cell table:number-columns-repeated="1022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<text:s text:c="4"/>MTCON77 <text:s text:c="4"/>35 <text:s text:c="5"/>Male total convictions 1977</text:p>
          </table:table-cell>
          <table:table-cell table:number-columns-repeated="1022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<text:s text:c="4"/>MTCON78 <text:s text:c="4"/>32 <text:s text:c="5"/>Male total convictions 1978</text:p>
          </table:table-cell>
          <table:table-cell table:number-columns-repeated="1022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<text:s text:c="4"/>MTCON79 <text:s text:c="4"/>32 <text:s text:c="5"/>Male total convictions 1979</text:p>
          </table:table-cell>
          <table:table-cell table:number-columns-repeated="1022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<text:s text:c="4"/>MTCON80 <text:s text:c="4"/>32 <text:s text:c="5"/>Male total Convictions 1980</text:p>
          </table:table-cell>
          <table:table-cell table:number-columns-repeated="1022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<text:s text:c="4"/>FTCON75 <text:s text:c="4"/>25 <text:s text:c="5"/>Female total convictions 1975</text:p>
          </table:table-cell>
          <table:table-cell table:number-columns-repeated="1022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<text:s text:c="4"/>FTCON76 <text:s text:c="4"/>29 <text:s text:c="5"/>Female total convictions 1976</text:p>
          </table:table-cell>
          <table:table-cell table:number-columns-repeated="1022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<text:s text:c="4"/>FTCON77 <text:s text:c="4"/>31 <text:s text:c="5"/>Female total convictions 1977</text:p>
          </table:table-cell>
          <table:table-cell table:number-columns-repeated="1022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<text:s text:c="4"/>FTCON78 <text:s text:c="4"/>29 <text:s text:c="5"/>Female total convictions 1978</text:p>
          </table:table-cell>
          <table:table-cell table:number-columns-repeated="1022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<text:s text:c="4"/>FTCON79 <text:s text:c="4"/>28 <text:s text:c="5"/>Female total convictions 1979</text:p>
          </table:table-cell>
          <table:table-cell table:number-columns-repeated="1022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<text:s text:c="4"/>FTCON80 <text:s text:c="4"/>29 <text:s text:c="5"/>Female total convictions 1980</text:p>
          </table:table-cell>
          <table:table-cell table:number-columns-repeated="1022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<text:s text:c="4"/>MINHM75 <text:s text:c="4"/>29 <text:s text:c="5"/>Male convictions - intentional homicide 1975</text:p>
          </table:table-cell>
          <table:table-cell table:number-columns-repeated="1022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<text:s text:c="4"/>MINHM76 <text:s text:c="4"/>32 <text:s text:c="5"/>Male convictions - intentional homicide 1976</text:p>
          </table:table-cell>
          <table:table-cell table:number-columns-repeated="1022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<text:s text:c="4"/>MINHM77 <text:s text:c="4"/>35 <text:s text:c="5"/>Male convictions - intentional homicide 1977</text:p>
          </table:table-cell>
          <table:table-cell table:number-columns-repeated="1022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<text:s text:c="4"/>MINHM78 <text:s text:c="4"/>32 <text:s text:c="5"/>Male convictions - intentional homicide 1978</text:p>
          </table:table-cell>
          <table:table-cell table:number-columns-repeated="1022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<text:s text:c="4"/>MINHM79 <text:s text:c="4"/>33 <text:s text:c="5"/>Male convictions - intentional homicide 1979</text:p>
          </table:table-cell>
          <table:table-cell table:number-columns-repeated="1022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 text:c="4"/>MINHM80 <text:s text:c="4"/>34 <text:s text:c="5"/>Male convictions - intentional homicide 1980</text:p>
          </table:table-cell>
          <table:table-cell table:number-columns-repeated="1022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<text:s text:c="4"/>FINHM75 <text:s text:c="4"/>19 <text:s text:c="5"/>Female convictions - intentional homicide 1975</text:p>
          </table:table-cell>
          <table:table-cell table:number-columns-repeated="1022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<text:s text:c="4"/>FINHM76 <text:s text:c="4"/>23 <text:s text:c="5"/>Female convictions - intentional homicide 1976</text:p>
          </table:table-cell>
          <table:table-cell table:number-columns-repeated="1022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<text:s text:c="4"/>FINHM77 <text:s text:c="4"/>26 <text:s text:c="5"/>Female convictions - intentional homicide 1977</text:p>
          </table:table-cell>
          <table:table-cell table:number-columns-repeated="1022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<text:s text:c="4"/>FINHM78 <text:s text:c="4"/>24 <text:s text:c="5"/>Female convictions - intentional homicide 1978</text:p>
          </table:table-cell>
          <table:table-cell table:number-columns-repeated="1022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<text:s text:c="4"/>FINHM79 <text:s text:c="4"/>25 <text:s text:c="5"/>Female convictions - intentional homicide 1979</text:p>
          </table:table-cell>
          <table:table-cell table:number-columns-repeated="1022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<text:s text:c="4"/>FINHM80 <text:s text:c="4"/>25 <text:s text:c="5"/>Female convictions - intentional homicide 1980</text:p>
          </table:table-cell>
          <table:table-cell table:number-columns-repeated="1022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<text:s text:c="4"/>MNIHM75 <text:s text:c="4"/>23 <text:s text:c="5"/>Male convictions - non-int homicide 1975</text:p>
          </table:table-cell>
          <table:table-cell table:number-columns-repeated="1022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<text:s text:c="4"/>MNIHM76 <text:s text:c="4"/>25 <text:s text:c="5"/>Male convictions - non-int homicide 1976</text:p>
          </table:table-cell>
          <table:table-cell table:number-columns-repeated="1022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<text:s text:c="4"/>MNIHM77 <text:s text:c="4"/>27 <text:s text:c="5"/>Male convictions - non-int homicide 1977</text:p>
          </table:table-cell>
          <table:table-cell table:number-columns-repeated="1022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<text:s text:c="4"/>MNIHM78 <text:s text:c="4"/>27 <text:s text:c="5"/>Male convictions - non-int homicide 1978</text:p>
          </table:table-cell>
          <table:table-cell table:number-columns-repeated="1022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<text:s text:c="4"/>MNIHM79 <text:s text:c="4"/>26 <text:s text:c="5"/>Male convictions - non-int homicide 1979</text:p>
          </table:table-cell>
          <table:table-cell table:number-columns-repeated="1022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<text:s text:c="4"/>MNIHM80 <text:s text:c="4"/>28 <text:s text:c="5"/>Male convictions - non-int homicide 1980</text:p>
          </table:table-cell>
          <table:table-cell table:number-columns-repeated="1022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<text:s text:c="4"/>FNIHM75 <text:s text:c="4"/>17 <text:s text:c="5"/>Female convictions - non-int homicide 1975</text:p>
          </table:table-cell>
          <table:table-cell table:number-columns-repeated="1022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<text:s text:c="4"/>FNIHM76 <text:s text:c="4"/>19 <text:s text:c="5"/>Female convictions - non-int homicide 1976</text:p>
          </table:table-cell>
          <table:table-cell table:number-columns-repeated="1022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<text:s text:c="4"/>FNIHM77 <text:s text:c="4"/>20 <text:s text:c="5"/>Female convictions - non-int homicide 1977</text:p>
          </table:table-cell>
          <table:table-cell table:number-columns-repeated="1022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<text:s text:c="4"/>FNIHM78 <text:s text:c="4"/>20 <text:s text:c="5"/>Female convictions - non-int homicide 1978</text:p>
          </table:table-cell>
          <table:table-cell table:number-columns-repeated="1022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<text:s text:c="4"/>FNIHM79 <text:s text:c="4"/>22 <text:s text:c="5"/>Female convictions - non-int homicide 1979</text:p>
          </table:table-cell>
          <table:table-cell table:number-columns-repeated="1022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<text:s text:c="4"/>FNIHM80 <text:s text:c="4"/>22 <text:s text:c="5"/>Female convictions - non-int homicide 1980</text:p>
          </table:table-cell>
          <table:table-cell table:number-columns-repeated="1022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<text:s text:c="4"/>MASLT75 <text:s text:c="4"/>28 <text:s text:c="5"/>Male convictions - assault 1975</text:p>
          </table:table-cell>
          <table:table-cell table:number-columns-repeated="1022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<text:s text:c="4"/>MASLT76 <text:s text:c="4"/>31 <text:s text:c="5"/>Male convictions - assault 1976</text:p>
          </table:table-cell>
          <table:table-cell table:number-columns-repeated="1022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<text:s text:c="4"/>MASLT77 <text:s text:c="4"/>36 <text:s text:c="5"/>Male convictions - assault 1977</text:p>
          </table:table-cell>
          <table:table-cell table:number-columns-repeated="1022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<text:s text:c="4"/>MASLT78 <text:s text:c="4"/>33 <text:s text:c="5"/>Male convictions - assault 1978</text:p>
          </table:table-cell>
          <table:table-cell table:number-columns-repeated="1022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<text:s text:c="4"/>MASLT79 <text:s text:c="4"/>31 <text:s text:c="5"/>Male convictions - assault 1979</text:p>
          </table:table-cell>
          <table:table-cell table:number-columns-repeated="1022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<text:s text:c="4"/>MASLT80 <text:s text:c="4"/>32 <text:s text:c="5"/>Male convictions - assault 1980</text:p>
          </table:table-cell>
          <table:table-cell table:number-columns-repeated="1022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<text:s text:c="4"/>FASLT75 <text:s text:c="4"/>24 <text:s text:c="5"/>Female convictions - assault 1975</text:p>
          </table:table-cell>
          <table:table-cell table:number-columns-repeated="1022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<text:s text:c="4"/>FASLT76 <text:s text:c="4"/>28 <text:s text:c="5"/>Female convictions - assault 1976</text:p>
          </table:table-cell>
          <table:table-cell table:number-columns-repeated="1022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<text:s text:c="4"/>FASLT77 <text:s text:c="4"/>30 <text:s text:c="5"/>Female convictions - assault 1977</text:p>
          </table:table-cell>
          <table:table-cell table:number-columns-repeated="1022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<text:s text:c="4"/>FASLT78 <text:s text:c="4"/>29 <text:s text:c="5"/>Female convictions - assault 1978</text:p>
          </table:table-cell>
          <table:table-cell table:number-columns-repeated="1022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630">
            <text:p>630</text:p>
          </table:table-cell>
          <table:table-cell table:number-columns-repeated="1023"/>
        </table:table-row>
        <table:table-row table:style-name="ro1">
          <table:table-cell office:value-type="float" office:value="631">
            <text:p>631</text:p>
          </table:table-cell>
          <table:table-cell table:number-columns-repeated="1023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1">
          <table:table-cell office:value-type="float" office:value="633">
            <text:p>633</text:p>
          </table:table-cell>
          <table:table-cell table:number-columns-repeated="1023"/>
        </table:table-row>
        <table:table-row table:style-name="ro1">
          <table:table-cell office:value-type="float" office:value="634">
            <text:p>634</text:p>
          </table:table-cell>
          <table:table-cell table:number-columns-repeated="1023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<text:s text:c="4"/>FASLT79 <text:s text:c="4"/>27 <text:s text:c="5"/>Female convictions - assault 1979</text:p>
          </table:table-cell>
          <table:table-cell table:number-columns-repeated="1022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<text:s text:c="4"/>FASLT80 <text:s text:c="4"/>28 <text:s text:c="5"/>Female convictions - assault 1980</text:p>
          </table:table-cell>
          <table:table-cell table:number-columns-repeated="1022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<text:s text:c="4"/>MDRGS75 <text:s text:c="4"/>24 <text:s text:c="5"/>Male convictions - drugs 1975</text:p>
          </table:table-cell>
          <table:table-cell table:number-columns-repeated="1022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<text:s text:c="4"/>MDRGS76 <text:s text:c="4"/>29 <text:s text:c="5"/>Male convictions - drugs 1976</text:p>
          </table:table-cell>
          <table:table-cell table:number-columns-repeated="1022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<text:s text:c="4"/>MDRGS77 <text:s text:c="4"/>33 <text:s text:c="5"/>Male convictions - drugs 1977</text:p>
          </table:table-cell>
          <table:table-cell table:number-columns-repeated="1022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<text:s text:c="4"/>MDRGS78 <text:s text:c="4"/>29 <text:s text:c="5"/>Male convictions - drugs 1978</text:p>
          </table:table-cell>
          <table:table-cell table:number-columns-repeated="1022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<text:s text:c="4"/>MDRGS79 <text:s text:c="4"/>30 <text:s text:c="5"/>Male convictions - drugs 1979</text:p>
          </table:table-cell>
          <table:table-cell table:number-columns-repeated="1022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<text:s text:c="4"/>MDRGS80 <text:s text:c="4"/>31 <text:s text:c="5"/>Male convictions - drugs 1980</text:p>
          </table:table-cell>
          <table:table-cell table:number-columns-repeated="1022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<text:s text:c="4"/>FDRGS75 <text:s text:c="4"/>18 <text:s text:c="5"/>Female convictions - drugs 1975</text:p>
          </table:table-cell>
          <table:table-cell table:number-columns-repeated="1022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<text:s text:c="4"/>FDRGS76 <text:s text:c="4"/>24 <text:s text:c="5"/>Female convictions - drugs 1976</text:p>
          </table:table-cell>
          <table:table-cell table:number-columns-repeated="1022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<text:s text:c="4"/>FDRGS77 <text:s text:c="4"/>26 <text:s text:c="5"/>Female convictions - drugs 1977</text:p>
          </table:table-cell>
          <table:table-cell table:number-columns-repeated="1022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<text:s text:c="4"/>FDRGS78 <text:s text:c="4"/>23 <text:s text:c="5"/>Female convictions - drugs 1978</text:p>
          </table:table-cell>
          <table:table-cell table:number-columns-repeated="1022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<text:s text:c="4"/>FDRGS79 <text:s text:c="4"/>24 <text:s text:c="5"/>Female convictions - drugs 1979</text:p>
          </table:table-cell>
          <table:table-cell table:number-columns-repeated="1022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<text:s text:c="4"/>FDRGS80 <text:s text:c="4"/>25 <text:s text:c="5"/>Female convictions - drugs 1980</text:p>
          </table:table-cell>
          <table:table-cell table:number-columns-repeated="1022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<text:s text:c="4"/>MRAPE75 <text:s text:c="4"/>30 <text:s text:c="5"/>Male convictions - rape 1975</text:p>
          </table:table-cell>
          <table:table-cell table:number-columns-repeated="1022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<text:s text:c="4"/>MRAPE76 <text:s text:c="4"/>31 <text:s text:c="5"/>Male convictions - rape 1976</text:p>
          </table:table-cell>
          <table:table-cell table:number-columns-repeated="1022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<text:s text:c="4"/>MRAPE77 <text:s text:c="4"/>36 <text:s text:c="5"/>Male convictions - rape 1977</text:p>
          </table:table-cell>
          <table:table-cell table:number-columns-repeated="1022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<text:s text:c="4"/>MRAPE78 <text:s text:c="4"/>33 <text:s text:c="5"/>Male convictions - rape 1978</text:p>
          </table:table-cell>
          <table:table-cell table:number-columns-repeated="1022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<text:s text:c="4"/>MRAPE79 <text:s text:c="4"/>32 <text:s text:c="5"/>Male convictions - rape 1979</text:p>
          </table:table-cell>
          <table:table-cell table:number-columns-repeated="1022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<text:s text:c="4"/>MRAPE80 <text:s text:c="4"/>33 <text:s text:c="5"/>Male convictions - rape 1980</text:p>
          </table:table-cell>
          <table:table-cell table:number-columns-repeated="1022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<text:s text:c="4"/>FRAPE75 <text:s text:c="4"/>14 <text:s text:c="5"/>Female convictions - rape 1975</text:p>
          </table:table-cell>
          <table:table-cell table:number-columns-repeated="1022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<text:s text:c="4"/>FRAPE76 <text:s text:c="4"/>18 <text:s text:c="5"/>Female convictions - rape 1976</text:p>
          </table:table-cell>
          <table:table-cell table:number-columns-repeated="1022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<text:s text:c="4"/>FRAPE77 <text:s text:c="4"/>18 <text:s text:c="5"/>Female convictions - rape 1977</text:p>
          </table:table-cell>
          <table:table-cell table:number-columns-repeated="1022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<text:s text:c="4"/>FRAPE78 <text:s text:c="4"/>19 <text:s text:c="5"/>Female convictions - rape 1978</text:p>
          </table:table-cell>
          <table:table-cell table:number-columns-repeated="1022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<text:s text:c="4"/>FRAPE79 <text:s text:c="4"/>18 <text:s text:c="5"/>Female convictions - rape 1979</text:p>
          </table:table-cell>
          <table:table-cell table:number-columns-repeated="1022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<text:s text:c="4"/>FRAPE80 <text:s text:c="4"/>17 <text:s text:c="5"/>Female convictions - rape 1980</text:p>
          </table:table-cell>
          <table:table-cell table:number-columns-repeated="1022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<text:s text:c="4"/>MKDNP75 <text:s text:c="4"/>15 <text:s text:c="5"/>Male convictions - kidnapping 1975</text:p>
          </table:table-cell>
          <table:table-cell table:number-columns-repeated="1022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<text:s text:c="4"/>MKDNP76 <text:s text:c="4"/>19 <text:s text:c="5"/>Male convictions - kidnapping 1976</text:p>
          </table:table-cell>
          <table:table-cell table:number-columns-repeated="1022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<text:s text:c="4"/>MKDNP77 <text:s text:c="4"/>21 <text:s text:c="5"/>Male convictions - kidnapping 1977</text:p>
          </table:table-cell>
          <table:table-cell table:number-columns-repeated="1022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<text:s text:c="4"/>MKDNP78 <text:s text:c="4"/>21 <text:s text:c="5"/>Male convictions - kidnapping 1978</text:p>
          </table:table-cell>
          <table:table-cell table:number-columns-repeated="1022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<text:s text:c="4"/>MKDNP79 <text:s text:c="4"/>20 <text:s text:c="5"/>Male convictions - kidnapping 1979</text:p>
          </table:table-cell>
          <table:table-cell table:number-columns-repeated="1022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<text:s text:c="4"/>MKDNP80 <text:s text:c="4"/>22 <text:s text:c="5"/>Male convictions - kidnapping 1980</text:p>
          </table:table-cell>
          <table:table-cell table:number-columns-repeated="1022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<text:s text:c="4"/>FKDNP75 <text:s text:c="4"/>12 <text:s text:c="5"/>Female convictions - kidnapping 1975</text:p>
          </table:table-cell>
          <table:table-cell table:number-columns-repeated="1022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<text:s text:c="4"/>FKDNP76 <text:s text:c="4"/>16 <text:s text:c="5"/>Female convictions - kidnapping 1976</text:p>
          </table:table-cell>
          <table:table-cell table:number-columns-repeated="1022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<text:s text:c="4"/>FKDNP77 <text:s text:c="4"/>16 <text:s text:c="5"/>Female convictions - kidnapping 1977</text:p>
          </table:table-cell>
          <table:table-cell table:number-columns-repeated="1022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<text:s text:c="4"/>FKDNP78 <text:s text:c="4"/>17 <text:s text:c="5"/>Female convictions - kidnapping 1978</text:p>
          </table:table-cell>
          <table:table-cell table:number-columns-repeated="1022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<text:s text:c="4"/>FKDNP79 <text:s text:c="4"/>17 <text:s text:c="5"/>Female convictions - kidnapping 1979</text:p>
          </table:table-cell>
          <table:table-cell table:number-columns-repeated="1022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<text:s text:c="4"/>FKDNP80 <text:s text:c="4"/>19 <text:s text:c="5"/>Female convictions - kidnapping 1980</text:p>
          </table:table-cell>
          <table:table-cell table:number-columns-repeated="1022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<text:s text:c="4"/>MROBB75 <text:s text:c="4"/>26 <text:s text:c="5"/>Male convictions - robbery 1975</text:p>
          </table:table-cell>
          <table:table-cell table:number-columns-repeated="1022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<text:s text:c="4"/>MROBB76 <text:s text:c="4"/>29 <text:s text:c="5"/>Male convictions - robbery 1976</text:p>
          </table:table-cell>
          <table:table-cell table:number-columns-repeated="1022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<text:s text:c="4"/>MROBB77 <text:s text:c="4"/>33 <text:s text:c="5"/>Male convictions - robbery 1977</text:p>
          </table:table-cell>
          <table:table-cell table:number-columns-repeated="1022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<text:s text:c="4"/>MROBB78 <text:s text:c="4"/>31 <text:s text:c="5"/>Male convictions - robbery 1978</text:p>
          </table:table-cell>
          <table:table-cell table:number-columns-repeated="1022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<text:s text:c="4"/>MROBB79 <text:s text:c="4"/>31 <text:s text:c="5"/>Male convictions - robbery 1979</text:p>
          </table:table-cell>
          <table:table-cell table:number-columns-repeated="1022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<text:s text:c="4"/>MROBB80 <text:s text:c="4"/>32 <text:s text:c="5"/>Male convictions - robbery 1980</text:p>
          </table:table-cell>
          <table:table-cell table:number-columns-repeated="1022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<text:s text:c="4"/>FROBB75 <text:s text:c="4"/>21 <text:s text:c="5"/>Female convictions - robbery 1975</text:p>
          </table:table-cell>
          <table:table-cell table:number-columns-repeated="1022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<text:s text:c="4"/>FROBB76 <text:s text:c="4"/>23 <text:s text:c="5"/>Female convictions - robbery 1976</text:p>
          </table:table-cell>
          <table:table-cell table:number-columns-repeated="1022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<text:s text:c="4"/>FROBB77 <text:s text:c="4"/>26 <text:s text:c="5"/>Female convictions - robbery 1977</text:p>
          </table:table-cell>
          <table:table-cell table:number-columns-repeated="1022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<text:s text:c="4"/>FROBB78 <text:s text:c="4"/>22 <text:s text:c="5"/>Female convictions - robbery 1978</text:p>
          </table:table-cell>
          <table:table-cell table:number-columns-repeated="1022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<text:s text:c="4"/>FROBB79 <text:s text:c="4"/>23 <text:s text:c="5"/>Female convictions - robbery 1979</text:p>
          </table:table-cell>
          <table:table-cell table:number-columns-repeated="1022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<text:s text:c="4"/>FROBB80 <text:s text:c="4"/>24 <text:s text:c="5"/>Female convictions - robbery 1980</text:p>
          </table:table-cell>
          <table:table-cell table:number-columns-repeated="1022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<text:s text:c="4"/>MTHFT5 <text:s text:c="5"/>29 <text:s text:c="5"/>Male convictions - theft 1975</text:p>
          </table:table-cell>
          <table:table-cell table:number-columns-repeated="1022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<text:s text:c="4"/>MTHFT6 <text:s text:c="5"/>33 <text:s text:c="5"/>Male convictions - theft 1976</text:p>
          </table:table-cell>
          <table:table-cell table:number-columns-repeated="1022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688">
            <text:p>688</text:p>
          </table:table-cell>
          <table:table-cell table:number-columns-repeated="1023"/>
        </table:table-row>
        <table:table-row table:style-name="ro1">
          <table:table-cell office:value-type="float" office:value="689">
            <text:p>689</text:p>
          </table:table-cell>
          <table:table-cell table:number-columns-repeated="1023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6">
            <text:p>26</text:p>
          </table:table-cell>
          <table:table-cell table:number-columns-repeated="1022"/>
        </table:table-row>
        <table:table-row table:style-name="ro1">
          <table:table-cell office:value-type="float" office:value="691">
            <text:p>691</text:p>
          </table:table-cell>
          <table:table-cell table:number-columns-repeated="1023"/>
        </table:table-row>
        <table:table-row table:style-name="ro1">
          <table:table-cell office:value-type="float" office:value="692">
            <text:p>692</text:p>
          </table:table-cell>
          <table:table-cell table:number-columns-repeated="1023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<text:s text:c="4"/>MTHFT7 <text:s text:c="5"/>37 <text:s text:c="5"/>Male convictions - theft 1977</text:p>
          </table:table-cell>
          <table:table-cell table:number-columns-repeated="1022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<text:s text:c="4"/>MTHFT8 <text:s text:c="5"/>34 <text:s text:c="5"/>Male convictions - theft 1978</text:p>
          </table:table-cell>
          <table:table-cell table:number-columns-repeated="1022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<text:s text:c="4"/>MTHFT9 <text:s text:c="5"/>32 <text:s text:c="5"/>Male convictions - theft 1979</text:p>
          </table:table-cell>
          <table:table-cell table:number-columns-repeated="1022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<text:s text:c="4"/>MTHFT80 <text:s text:c="4"/>34 <text:s text:c="5"/>Male convictions - theft 1980</text:p>
          </table:table-cell>
          <table:table-cell table:number-columns-repeated="1022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<text:s text:c="4"/>FTHFT5 <text:s text:c="5"/>23 <text:s text:c="5"/>Female convictions - theft 1975</text:p>
          </table:table-cell>
          <table:table-cell table:number-columns-repeated="1022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<text:s text:c="4"/>FTHFT6 <text:s text:c="5"/>29 <text:s text:c="5"/>Female convictions - theft 1976</text:p>
          </table:table-cell>
          <table:table-cell table:number-columns-repeated="1022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<text:s text:c="4"/>FTHFT7 <text:s text:c="5"/>30 <text:s text:c="5"/>Female convictions - theft 1977</text:p>
          </table:table-cell>
          <table:table-cell table:number-columns-repeated="1022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 text:c="4"/>FTHFT8 <text:s text:c="5"/>28 <text:s text:c="5"/>Female convictions - theft 1978</text:p>
          </table:table-cell>
          <table:table-cell table:number-columns-repeated="1022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<text:s text:c="4"/>FTHFT9 <text:s text:c="5"/>27 <text:s text:c="5"/>Female convictions - theft 1979</text:p>
          </table:table-cell>
          <table:table-cell table:number-columns-repeated="1022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<text:s text:c="4"/>FTHFT80 <text:s text:c="4"/>27 <text:s text:c="5"/>Female convictions - theft 1980</text:p>
          </table:table-cell>
          <table:table-cell table:number-columns-repeated="1022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<text:s text:c="4"/>MFRD75 <text:s text:c="5"/>27 <text:s text:c="5"/>Male convictions - fraud 1975</text:p>
          </table:table-cell>
          <table:table-cell table:number-columns-repeated="1022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<text:s text:c="4"/>MFRD76 <text:s text:c="5"/>32 <text:s text:c="5"/>Male convictions - fraud 1976</text:p>
          </table:table-cell>
          <table:table-cell table:number-columns-repeated="1022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<text:s text:c="4"/>MFRD77 <text:s text:c="5"/>35 <text:s text:c="5"/>Male convictions - fraud 1977</text:p>
          </table:table-cell>
          <table:table-cell table:number-columns-repeated="1022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<text:s text:c="4"/>MFRD78 <text:s text:c="5"/>33 <text:s text:c="5"/>Male convictions - fraud 1978</text:p>
          </table:table-cell>
          <table:table-cell table:number-columns-repeated="1022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<text:s text:c="4"/>MFRD79 <text:s text:c="5"/>31 <text:s text:c="5"/>Male convictions - fraud 1979</text:p>
          </table:table-cell>
          <table:table-cell table:number-columns-repeated="1022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<text:s text:c="4"/>MFRD80 <text:s text:c="5"/>33 <text:s text:c="5"/>Male convictions - fraud 1980</text:p>
          </table:table-cell>
          <table:table-cell table:number-columns-repeated="1022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<text:s text:c="4"/>FFRD75 <text:s text:c="5"/>22 <text:s text:c="5"/>Female convictions - fraud 1975</text:p>
          </table:table-cell>
          <table:table-cell table:number-columns-repeated="1022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<text:s text:c="4"/>FFRD76 <text:s text:c="5"/>27 <text:s text:c="5"/>Female convictions - fraud 1976</text:p>
          </table:table-cell>
          <table:table-cell table:number-columns-repeated="1022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<text:s text:c="4"/>FFRD77 <text:s text:c="5"/>29 <text:s text:c="5"/>Female convictions - fraud 1977</text:p>
          </table:table-cell>
          <table:table-cell table:number-columns-repeated="1022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<text:s text:c="4"/>FFRD78 <text:s text:c="5"/>26 <text:s text:c="5"/>Female convictions - fraud 1978</text:p>
          </table:table-cell>
          <table:table-cell table:number-columns-repeated="1022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<text:s text:c="4"/>FFRD79 <text:s text:c="5"/>26 <text:s text:c="5"/>Female convictions - fraud 1979</text:p>
          </table:table-cell>
          <table:table-cell table:number-columns-repeated="1022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<text:s text:c="4"/>FFRD80 <text:s text:c="5"/>26 <text:s text:c="5"/>Female convictions - fraud 1980</text:p>
          </table:table-cell>
          <table:table-cell table:number-columns-repeated="1022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<text:s text:c="4"/>MBRIB75 <text:s text:c="4"/>14 <text:s text:c="5"/>Male convictions - bribery 1975</text:p>
          </table:table-cell>
          <table:table-cell table:number-columns-repeated="1022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<text:s text:c="4"/>MBRIB76 <text:s text:c="4"/>17 <text:s text:c="5"/>Male convictions - bribery 1976</text:p>
          </table:table-cell>
          <table:table-cell table:number-columns-repeated="1022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<text:s text:c="4"/>MBRIB77 <text:s text:c="4"/>20 <text:s text:c="5"/>Male convictions - bribery 1977</text:p>
          </table:table-cell>
          <table:table-cell table:number-columns-repeated="1022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<text:s text:c="4"/>MBRIB78 <text:s text:c="4"/>21 <text:s text:c="5"/>Male convictions - bribery 1978</text:p>
          </table:table-cell>
          <table:table-cell table:number-columns-repeated="1022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<text:s text:c="4"/>MBRIB79 <text:s text:c="4"/>22 <text:s text:c="5"/>Male convictions - bribery 1979</text:p>
          </table:table-cell>
          <table:table-cell table:number-columns-repeated="1022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<text:s text:c="4"/>MBRIB80 <text:s text:c="4"/>23 <text:s text:c="5"/>Male convictions - bribery 1980</text:p>
          </table:table-cell>
          <table:table-cell table:number-columns-repeated="1022"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<text:s text:c="4"/>FBRIB75 <text:s text:c="4"/>13 <text:s text:c="5"/>Female convictions - bribery 1975</text:p>
          </table:table-cell>
          <table:table-cell table:number-columns-repeated="1022"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<text:s text:c="4"/>FBRIB76 <text:s text:c="4"/>15 <text:s text:c="5"/>Female convictions - bribery 1976</text:p>
          </table:table-cell>
          <table:table-cell table:number-columns-repeated="1022"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<text:s text:c="4"/>FBRIB77 <text:s text:c="4"/>17 <text:s text:c="5"/>Female convictions - bribery 1977</text:p>
          </table:table-cell>
          <table:table-cell table:number-columns-repeated="1022"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<text:s text:c="4"/>FBRIB78 <text:s text:c="4"/>18 <text:s text:c="5"/>Female convictions - bribery 1978</text:p>
          </table:table-cell>
          <table:table-cell table:number-columns-repeated="1022"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<text:s text:c="4"/>FBRIB79 <text:s text:c="4"/>19 <text:s text:c="5"/>Female convictions - bribery 1979</text:p>
          </table:table-cell>
          <table:table-cell table:number-columns-repeated="1022"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<text:s text:c="4"/>FBRIB80 <text:s text:c="4"/>16 <text:s text:c="5"/>Female convictions - bribery 1980</text:p>
          </table:table-cell>
          <table:table-cell table:number-columns-repeated="1022"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<text:s text:c="4"/>MOTH75 <text:s text:c="5"/>13 <text:s text:c="5"/>Male convictions - others 1975</text:p>
          </table:table-cell>
          <table:table-cell table:number-columns-repeated="1022"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<text:s text:c="4"/>MOTH76 <text:s text:c="5"/>14 <text:s text:c="5"/>Male convictions - others 1976</text:p>
          </table:table-cell>
          <table:table-cell table:number-columns-repeated="1022"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<text:s text:c="4"/>MOTH77 <text:s text:c="5"/>16 <text:s text:c="5"/>Male convictions - others 1977</text:p>
          </table:table-cell>
          <table:table-cell table:number-columns-repeated="1022"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<text:s text:c="4"/>MOTH78 <text:s text:c="5"/>16 <text:s text:c="5"/>Male convictions - others 1978</text:p>
          </table:table-cell>
          <table:table-cell table:number-columns-repeated="1022"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<text:s text:c="4"/>MOTH79 <text:s text:c="5"/>13 <text:s text:c="5"/>Male convictions - others 1979</text:p>
          </table:table-cell>
          <table:table-cell table:number-columns-repeated="1022"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<text:s text:c="4"/>MOTH80 <text:s text:c="5"/>14 <text:s text:c="5"/>Male convictions - others 1980</text:p>
          </table:table-cell>
          <table:table-cell table:number-columns-repeated="1022"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<text:s text:c="4"/>FOTH75 <text:s text:c="5"/>10 <text:s text:c="5"/>Female convictions - others 1975</text:p>
          </table:table-cell>
          <table:table-cell table:number-columns-repeated="1022"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<text:s text:c="4"/>FOTH76 <text:s text:c="5"/>12 <text:s text:c="5"/>Female convictions - others 1976</text:p>
          </table:table-cell>
          <table:table-cell table:number-columns-repeated="1022"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<text:s text:c="4"/>FOTH77 <text:s text:c="5"/>15 <text:s text:c="5"/>Female convictions - others 1977</text:p>
          </table:table-cell>
          <table:table-cell table:number-columns-repeated="1022"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<text:s text:c="4"/>FOTH78 <text:s text:c="5"/>14 <text:s text:c="5"/>Female convictions - others 1978</text:p>
          </table:table-cell>
          <table:table-cell table:number-columns-repeated="1022"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<text:s text:c="4"/>FOTH79 <text:s text:c="5"/>12 <text:s text:c="5"/>Female convictions - others 1979</text:p>
          </table:table-cell>
          <table:table-cell table:number-columns-repeated="1022"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<text:s text:c="4"/>FOTH80 <text:s text:c="5"/>11 <text:s text:c="5"/>Female convictions - others 1980</text:p>
          </table:table-cell>
          <table:table-cell table:number-columns-repeated="1022"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740">
            <text:p>740</text:p>
          </table:table-cell>
          <table:table-cell table:number-columns-repeated="1023"/>
        </table:table-row>
        <table:table-row table:style-name="ro1">
          <table:table-cell office:value-type="float" office:value="741">
            <text:p>741</text:p>
          </table:table-cell>
          <table:table-cell table:number-columns-repeated="1023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1">
          <table:table-cell office:value-type="float" office:value="743">
            <text:p>743</text:p>
          </table:table-cell>
          <table:table-cell table:number-columns-repeated="1023"/>
        </table:table-row>
        <table:table-row table:style-name="ro1">
          <table:table-cell office:value-type="float" office:value="744">
            <text:p>744</text:p>
          </table:table-cell>
          <table:table-cell table:number-columns-repeated="1023"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<text:s text:c="4"/>CONVICT4.WK1: JUVENILES Convicted for Penal Code Offences or Equivalent,</text:p>
          </table:table-cell>
          <table:table-cell table:number-columns-repeated="1022"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<text:s text:c="18"/>by Type of Crime and Sex <text:s/>(Second Survey, Question 16)</text:p>
          </table:table-cell>
          <table:table-cell table:number-columns-repeated="1022"/>
        </table:table-row>
        <table:table-row table:style-name="ro1">
          <table:table-cell office:value-type="float" office:value="747">
            <text:p>747</text:p>
          </table:table-cell>
          <table:table-cell table:number-columns-repeated="1023"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<text:s text:c="4"/>Variable <text:s text:c="4"/>N <text:s text:c="5"/>Label</text:p>
          </table:table-cell>
          <table:table-cell table:number-columns-repeated="1022"/>
        </table:table-row>
        <table:table-row table:style-name="ro1">
          <table:table-cell office:value-type="float" office:value="749">
            <text:p>749</text:p>
          </table:table-cell>
          <table:table-cell table:number-columns-repeated="1023"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<text:s text:c="4"/>COUNTRY <text:s text:c="4"/>78 <text:s text:c="5"/>Responding country</text:p>
          </table:table-cell>
          <table:table-cell table:number-columns-repeated="1022"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<text:s text:c="4"/>MTCON75 <text:s text:c="4"/>29 <text:s text:c="5"/>Male total convictions 1975</text:p>
          </table:table-cell>
          <table:table-cell table:number-columns-repeated="1022"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<text:s text:c="4"/>MTCON76 <text:s text:c="4"/>32 <text:s text:c="5"/>Male total convictions 1976</text:p>
          </table:table-cell>
          <table:table-cell table:number-columns-repeated="1022"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<text:s text:c="4"/>MTCON77 <text:s text:c="4"/>35 <text:s text:c="5"/>Male total convictions 1977</text:p>
          </table:table-cell>
          <table:table-cell table:number-columns-repeated="1022"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<text:s text:c="4"/>MTCON78 <text:s text:c="4"/>32 <text:s text:c="5"/>Male total convictions 1978</text:p>
          </table:table-cell>
          <table:table-cell table:number-columns-repeated="1022"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<text:s text:c="4"/>MTCON79 <text:s text:c="4"/>32 <text:s text:c="5"/>Male total convictions 1979</text:p>
          </table:table-cell>
          <table:table-cell table:number-columns-repeated="1022"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<text:s text:c="4"/>MTCON80 <text:s text:c="4"/>32 <text:s text:c="5"/>Male total Convictions 1980</text:p>
          </table:table-cell>
          <table:table-cell table:number-columns-repeated="1022"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<text:s text:c="4"/>FTCON75 <text:s text:c="4"/>25 <text:s text:c="5"/>Female total convictions 1975</text:p>
          </table:table-cell>
          <table:table-cell table:number-columns-repeated="1022"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<text:s text:c="4"/>FTCON76 <text:s text:c="4"/>29 <text:s text:c="5"/>Female total convictions 1976</text:p>
          </table:table-cell>
          <table:table-cell table:number-columns-repeated="1022"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<text:s text:c="4"/>FTCON77 <text:s text:c="4"/>31 <text:s text:c="5"/>Female total convictions 1977</text:p>
          </table:table-cell>
          <table:table-cell table:number-columns-repeated="1022"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<text:s text:c="4"/>FTCON78 <text:s text:c="4"/>29 <text:s text:c="5"/>Female total convictions 1978</text:p>
          </table:table-cell>
          <table:table-cell table:number-columns-repeated="1022"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<text:s text:c="4"/>FTCON79 <text:s text:c="4"/>28 <text:s text:c="5"/>Female total convictions 1979</text:p>
          </table:table-cell>
          <table:table-cell table:number-columns-repeated="1022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<text:s text:c="4"/>FTCON80 <text:s text:c="4"/>29 <text:s text:c="5"/>Female total convictions 1980</text:p>
          </table:table-cell>
          <table:table-cell table:number-columns-repeated="1022"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<text:s text:c="4"/>MINHM75 <text:s text:c="4"/>16 <text:s text:c="5"/>Male convictions - intentional homicide 1975</text:p>
          </table:table-cell>
          <table:table-cell table:number-columns-repeated="1022"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<text:s text:c="4"/>MINHM76 <text:s text:c="4"/>19 <text:s text:c="5"/>Male convictions - intentional homicide 1976</text:p>
          </table:table-cell>
          <table:table-cell table:number-columns-repeated="1022"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<text:s text:c="4"/>MINHM77 <text:s text:c="4"/>21 <text:s text:c="5"/>Male convictions - intentional homicide 1977</text:p>
          </table:table-cell>
          <table:table-cell table:number-columns-repeated="1022"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<text:s text:c="4"/>MINHM78 <text:s text:c="4"/>20 <text:s text:c="5"/>Male convictions - intentional homicide 1978</text:p>
          </table:table-cell>
          <table:table-cell table:number-columns-repeated="1022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<text:s text:c="4"/>MINHM79 <text:s text:c="4"/>21 <text:s text:c="5"/>Male convictions - intentional homicide 1979</text:p>
          </table:table-cell>
          <table:table-cell table:number-columns-repeated="1022"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<text:s text:c="4"/>MINHM80 <text:s text:c="4"/>23 <text:s text:c="5"/>Male convictions - intentional homicide 1980</text:p>
          </table:table-cell>
          <table:table-cell table:number-columns-repeated="1022"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<text:s text:c="4"/>FINHM75 <text:s text:c="4"/>11 <text:s text:c="5"/>Female convictions - intentional homicide 1975</text:p>
          </table:table-cell>
          <table:table-cell table:number-columns-repeated="1022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<text:s text:c="4"/>FINHM76 <text:s text:c="4"/>14 <text:s text:c="5"/>Female convictions - intentional homicide 1976</text:p>
          </table:table-cell>
          <table:table-cell table:number-columns-repeated="1022"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<text:s text:c="4"/>FINHM77 <text:s text:c="4"/>13 <text:s text:c="5"/>Female convictions - intentional homicide 1977</text:p>
          </table:table-cell>
          <table:table-cell table:number-columns-repeated="1022"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<text:s text:c="4"/>FINHM78 <text:s text:c="4"/>14 <text:s text:c="5"/>Female convictions - intentional homicide 1978</text:p>
          </table:table-cell>
          <table:table-cell table:number-columns-repeated="1022"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<text:s text:c="4"/>FINHM79 <text:s text:c="4"/>13 <text:s text:c="5"/>Female convictions - intentional homicide 1979</text:p>
          </table:table-cell>
          <table:table-cell table:number-columns-repeated="1022"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<text:s text:c="4"/>FINHM80 <text:s text:c="4"/>13 <text:s text:c="5"/>Female convictions - intentional homicide 1980</text:p>
          </table:table-cell>
          <table:table-cell table:number-columns-repeated="1022"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<text:s text:c="4"/>MNIHM75 <text:s text:c="4"/>15 <text:s text:c="5"/>Male convictions - non-int homicide 1975</text:p>
          </table:table-cell>
          <table:table-cell table:number-columns-repeated="1022"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<text:s text:c="4"/>MNIHM76 <text:s text:c="4"/>18 <text:s text:c="5"/>Male convictions - non-int homicide 1976</text:p>
          </table:table-cell>
          <table:table-cell table:number-columns-repeated="1022"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<text:s text:c="4"/>MNIHM77 <text:s text:c="4"/>20 <text:s text:c="5"/>Male convictions - non-int homicide 1977</text:p>
          </table:table-cell>
          <table:table-cell table:number-columns-repeated="1022"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<text:s text:c="4"/>MNIHM78 <text:s text:c="4"/>18 <text:s text:c="5"/>Male convictions - non-int homicide 1978</text:p>
          </table:table-cell>
          <table:table-cell table:number-columns-repeated="1022"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<text:s text:c="4"/>MNIHM79 <text:s text:c="4"/>20 <text:s text:c="5"/>Male convictions - non-int homicide 1979</text:p>
          </table:table-cell>
          <table:table-cell table:number-columns-repeated="1022"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<text:s text:c="4"/>MNIHM80 <text:s text:c="4"/>19 <text:s text:c="5"/>Male convictions - non-int homicide 1980</text:p>
          </table:table-cell>
          <table:table-cell table:number-columns-repeated="1022"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<text:s text:c="4"/>FNIHM75 <text:s text:c="4"/>10 <text:s text:c="5"/>Female convictions - non-int homicide 1975</text:p>
          </table:table-cell>
          <table:table-cell table:number-columns-repeated="1022"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<text:s text:c="4"/>FNIHM76 <text:s text:c="4"/>11 <text:s text:c="5"/>Female convictions - non-int homicide 1976</text:p>
          </table:table-cell>
          <table:table-cell table:number-columns-repeated="1022"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<text:s text:c="4"/>FNIHM77 <text:s text:c="4"/>13 <text:s text:c="5"/>Female convictions - non-int homicide 1977</text:p>
          </table:table-cell>
          <table:table-cell table:number-columns-repeated="1022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<text:s text:c="4"/>FNIHM78 <text:s text:c="4"/>10 <text:s text:c="5"/>Female convictions - non-int homicide 1978</text:p>
          </table:table-cell>
          <table:table-cell table:number-columns-repeated="1022"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<text:s text:c="4"/>FNIHM79 <text:s text:c="4"/>12 <text:s text:c="5"/>Female convictions - non-int homicide 1979</text:p>
          </table:table-cell>
          <table:table-cell table:number-columns-repeated="1022"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<text:s text:c="4"/>FNIHM80 <text:s text:c="4"/>12 <text:s text:c="5"/>Female convictions - non-int homicide 1980</text:p>
          </table:table-cell>
          <table:table-cell table:number-columns-repeated="1022"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<text:s text:c="4"/>MASLT75 <text:s text:c="4"/>19 <text:s text:c="5"/>Male convictions - assault 1975</text:p>
          </table:table-cell>
          <table:table-cell table:number-columns-repeated="1022"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<text:s text:c="4"/>MASLT76 <text:s text:c="4"/>23 <text:s text:c="5"/>Male convictions - assault 1976</text:p>
          </table:table-cell>
          <table:table-cell table:number-columns-repeated="1022"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<text:s text:c="4"/>MASLT77 <text:s text:c="4"/>25 <text:s text:c="5"/>Male convictions - assault 1977</text:p>
          </table:table-cell>
          <table:table-cell table:number-columns-repeated="1022"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<text:s text:c="4"/>MASLT78 <text:s text:c="4"/>25 <text:s text:c="5"/>Male convictions - assault 1978</text:p>
          </table:table-cell>
          <table:table-cell table:number-columns-repeated="1022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<text:s text:c="4"/>MASLT79 <text:s text:c="4"/>26 <text:s text:c="5"/>Male convictions - assault 1979</text:p>
          </table:table-cell>
          <table:table-cell table:number-columns-repeated="1022"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<text:s text:c="4"/>MASLT80 <text:s text:c="4"/>25 <text:s text:c="5"/>Male convictions - assault 1980</text:p>
          </table:table-cell>
          <table:table-cell table:number-columns-repeated="1022"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<text:s text:c="4"/>FASLT75 <text:s text:c="4"/>11 <text:s text:c="5"/>Female convictions - assault 1975</text:p>
          </table:table-cell>
          <table:table-cell table:number-columns-repeated="1022"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<text:s text:c="4"/>FASLT76 <text:s text:c="4"/>16 <text:s text:c="5"/>Female convictions - assault 1976</text:p>
          </table:table-cell>
          <table:table-cell table:number-columns-repeated="1022"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<text:s text:c="4"/>FASLT77 <text:s text:c="4"/>19 <text:s text:c="5"/>Female convictions - assault 1977</text:p>
          </table:table-cell>
          <table:table-cell table:number-columns-repeated="1022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<text:s text:c="4"/>FASLT78 <text:s text:c="4"/>18 <text:s text:c="5"/>Female convictions - assault 1978</text:p>
          </table:table-cell>
          <table:table-cell table:number-columns-repeated="1022"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798">
            <text:p>798</text:p>
          </table:table-cell>
          <table:table-cell table:number-columns-repeated="1023"/>
        </table:table-row>
        <table:table-row table:style-name="ro1">
          <table:table-cell office:value-type="float" office:value="799">
            <text:p>799</text:p>
          </table:table-cell>
          <table:table-cell table:number-columns-repeated="102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28">
            <text:p>28</text:p>
          </table:table-cell>
          <table:table-cell table:number-columns-repeated="1022"/>
        </table:table-row>
        <table:table-row table:style-name="ro1">
          <table:table-cell office:value-type="float" office:value="801">
            <text:p>801</text:p>
          </table:table-cell>
          <table:table-cell table:number-columns-repeated="1023"/>
        </table:table-row>
        <table:table-row table:style-name="ro1">
          <table:table-cell office:value-type="float" office:value="802">
            <text:p>802</text:p>
          </table:table-cell>
          <table:table-cell table:number-columns-repeated="1023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<text:s text:c="4"/>FASLT79 <text:s text:c="4"/>17 <text:s text:c="5"/>Female convictions - assault 1979</text:p>
          </table:table-cell>
          <table:table-cell table:number-columns-repeated="1022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<text:s text:c="4"/>FASLT80 <text:s text:c="4"/>17 <text:s text:c="5"/>Female convictions - assault 1980</text:p>
          </table:table-cell>
          <table:table-cell table:number-columns-repeated="1022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<text:s text:c="4"/>MDRGS75 <text:s text:c="4"/>14 <text:s text:c="5"/>Male convictions - drugs 1975</text:p>
          </table:table-cell>
          <table:table-cell table:number-columns-repeated="1022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<text:s text:c="4"/>MDRGS76 <text:s text:c="4"/>20 <text:s text:c="5"/>Male convictions - drugs 1976</text:p>
          </table:table-cell>
          <table:table-cell table:number-columns-repeated="1022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<text:s text:c="4"/>MDRGS77 <text:s text:c="4"/>21 <text:s text:c="5"/>Male convictions - drugs 1977</text:p>
          </table:table-cell>
          <table:table-cell table:number-columns-repeated="1022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<text:s text:c="4"/>MDRGS78 <text:s text:c="4"/>21 <text:s text:c="5"/>Male convictions - drugs 1978</text:p>
          </table:table-cell>
          <table:table-cell table:number-columns-repeated="1022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<text:s text:c="4"/>MDRGS79 <text:s text:c="4"/>22 <text:s text:c="5"/>Male convictions - drugs 1979</text:p>
          </table:table-cell>
          <table:table-cell table:number-columns-repeated="1022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<text:s text:c="4"/>MDRGS80 <text:s text:c="4"/>22 <text:s text:c="5"/>Male convictions - drugs 1980</text:p>
          </table:table-cell>
          <table:table-cell table:number-columns-repeated="1022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<text:s text:c="4"/>FDRGS75 <text:s text:c="5"/>9 <text:s text:c="5"/>Female convictions - drugs 1975</text:p>
          </table:table-cell>
          <table:table-cell table:number-columns-repeated="1022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<text:s text:c="4"/>FDRGS76 <text:s text:c="4"/>15 <text:s text:c="5"/>Female convictions - drugs 1976</text:p>
          </table:table-cell>
          <table:table-cell table:number-columns-repeated="1022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<text:s text:c="4"/>FDRGS77 <text:s text:c="4"/>15 <text:s text:c="5"/>Female convictions - drugs 1977</text:p>
          </table:table-cell>
          <table:table-cell table:number-columns-repeated="1022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<text:s text:c="4"/>FDRGS78 <text:s text:c="4"/>15 <text:s text:c="5"/>Female convictions - drugs 1978</text:p>
          </table:table-cell>
          <table:table-cell table:number-columns-repeated="1022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<text:s text:c="4"/>FDRGS79 <text:s text:c="4"/>13 <text:s text:c="5"/>Female convictions - drugs 1979</text:p>
          </table:table-cell>
          <table:table-cell table:number-columns-repeated="1022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<text:s text:c="4"/>FDRGS80 <text:s text:c="4"/>14 <text:s text:c="5"/>Female convictions - drugs 1980</text:p>
          </table:table-cell>
          <table:table-cell table:number-columns-repeated="1022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<text:s text:c="4"/>MRAPE75 <text:s text:c="4"/>17 <text:s text:c="5"/>Male convictions - rape 1975</text:p>
          </table:table-cell>
          <table:table-cell table:number-columns-repeated="1022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<text:s text:c="4"/>MRAPE76 <text:s text:c="4"/>22 <text:s text:c="5"/>Male convictions - rape 1976</text:p>
          </table:table-cell>
          <table:table-cell table:number-columns-repeated="1022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<text:s text:c="4"/>MRAPE77 <text:s text:c="4"/>21 <text:s text:c="5"/>Male convictions - rape 1977</text:p>
          </table:table-cell>
          <table:table-cell table:number-columns-repeated="1022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<text:s text:c="4"/>MRAPE78 <text:s text:c="4"/>21 <text:s text:c="5"/>Male convictions - rape 1978</text:p>
          </table:table-cell>
          <table:table-cell table:number-columns-repeated="1022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<text:s text:c="4"/>MRAPE79 <text:s text:c="4"/>22 <text:s text:c="5"/>Male convictions - rape 1979</text:p>
          </table:table-cell>
          <table:table-cell table:number-columns-repeated="1022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<text:s text:c="4"/>MRAPE80 <text:s text:c="4"/>22 <text:s text:c="5"/>Male convictions - rape 1980</text:p>
          </table:table-cell>
          <table:table-cell table:number-columns-repeated="1022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<text:s text:c="4"/>FRAPE75 <text:s text:c="5"/>9 <text:s text:c="5"/>Female convictions - rape 1975</text:p>
          </table:table-cell>
          <table:table-cell table:number-columns-repeated="1022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<text:s text:c="4"/>FRAPE76 <text:s text:c="4"/>12 <text:s text:c="5"/>Female convictions - rape 1976</text:p>
          </table:table-cell>
          <table:table-cell table:number-columns-repeated="1022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<text:s text:c="4"/>FRAPE77 <text:s text:c="4"/>12 <text:s text:c="5"/>Female convictions - rape 1977</text:p>
          </table:table-cell>
          <table:table-cell table:number-columns-repeated="1022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<text:s text:c="4"/>FRAPE78 <text:s text:c="4"/>12 <text:s text:c="5"/>Female convictions - rape 1978</text:p>
          </table:table-cell>
          <table:table-cell table:number-columns-repeated="1022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<text:s text:c="4"/>FRAPE79 <text:s text:c="4"/>12 <text:s text:c="5"/>Female convictions - rape 1979</text:p>
          </table:table-cell>
          <table:table-cell table:number-columns-repeated="1022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<text:s text:c="4"/>FRAPE80 <text:s text:c="4"/>12 <text:s text:c="5"/>Female convictions - rape 1980</text:p>
          </table:table-cell>
          <table:table-cell table:number-columns-repeated="1022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<text:s text:c="4"/>MKDNP75 <text:s text:c="4"/>10 <text:s text:c="5"/>Male convictions - kidnapping 1975</text:p>
          </table:table-cell>
          <table:table-cell table:number-columns-repeated="1022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<text:s text:c="4"/>MKDNP76 <text:s text:c="4"/>13 <text:s text:c="5"/>Male convictions - kidnapping 1976</text:p>
          </table:table-cell>
          <table:table-cell table:number-columns-repeated="1022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<text:s text:c="4"/>MKDNP77 <text:s text:c="4"/>14 <text:s text:c="5"/>Male convictions - kidnapping 1977</text:p>
          </table:table-cell>
          <table:table-cell table:number-columns-repeated="1022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<text:s text:c="4"/>MKDNP78 <text:s text:c="4"/>14 <text:s text:c="5"/>Male convictions - kidnapping 1978</text:p>
          </table:table-cell>
          <table:table-cell table:number-columns-repeated="1022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<text:s text:c="4"/>MKDNP79 <text:s text:c="4"/>16 <text:s text:c="5"/>Male convictions - kidnapping 1979</text:p>
          </table:table-cell>
          <table:table-cell table:number-columns-repeated="1022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<text:s text:c="4"/>MKDNP80 <text:s text:c="4"/>16 <text:s text:c="5"/>Male convictions - kidnapping 1980</text:p>
          </table:table-cell>
          <table:table-cell table:number-columns-repeated="1022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<text:s text:c="4"/>FKDNP75 <text:s text:c="5"/>8 <text:s text:c="5"/>Female convictions - kidnapping 1975</text:p>
          </table:table-cell>
          <table:table-cell table:number-columns-repeated="1022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<text:s text:c="4"/>FKDNP76 <text:s text:c="4"/>10 <text:s text:c="5"/>Female convictions - kidnapping 1976</text:p>
          </table:table-cell>
          <table:table-cell table:number-columns-repeated="1022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<text:s text:c="4"/>FKDNP77 <text:s text:c="4"/>11 <text:s text:c="5"/>Female convictions - kidnapping 1977</text:p>
          </table:table-cell>
          <table:table-cell table:number-columns-repeated="1022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<text:s text:c="4"/>FKDNP78 <text:s text:c="4"/>12 <text:s text:c="5"/>Female convictions - kidnapping 1978</text:p>
          </table:table-cell>
          <table:table-cell table:number-columns-repeated="1022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<text:s text:c="4"/>FKDNP79 <text:s text:c="4"/>11 <text:s text:c="5"/>Female convictions - kidnapping 1979</text:p>
          </table:table-cell>
          <table:table-cell table:number-columns-repeated="1022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<text:s text:c="4"/>FKDNP80 <text:s text:c="4"/>11 <text:s text:c="5"/>Female convictions - kidnapping 1980</text:p>
          </table:table-cell>
          <table:table-cell table:number-columns-repeated="1022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<text:s text:c="4"/>MROBB75 <text:s text:c="4"/>17 <text:s text:c="5"/>Male convictions - robbery 1975</text:p>
          </table:table-cell>
          <table:table-cell table:number-columns-repeated="1022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<text:s text:c="4"/>MROBB76 <text:s text:c="4"/>22 <text:s text:c="5"/>Male convictions - robbery 1976</text:p>
          </table:table-cell>
          <table:table-cell table:number-columns-repeated="1022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<text:s text:c="4"/>MROBB77 <text:s text:c="4"/>24 <text:s text:c="5"/>Male convictions - robbery 1977</text:p>
          </table:table-cell>
          <table:table-cell table:number-columns-repeated="1022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<text:s text:c="4"/>MROBB78 <text:s text:c="4"/>23 <text:s text:c="5"/>Male convictions - robbery 1978</text:p>
          </table:table-cell>
          <table:table-cell table:number-columns-repeated="1022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<text:s text:c="4"/>MROBB79 <text:s text:c="4"/>25 <text:s text:c="5"/>Male convictions - robbery 1979</text:p>
          </table:table-cell>
          <table:table-cell table:number-columns-repeated="1022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<text:s text:c="4"/>MROBB80 <text:s text:c="4"/>23 <text:s text:c="5"/>Male convictions - robbery 1980</text:p>
          </table:table-cell>
          <table:table-cell table:number-columns-repeated="1022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<text:s text:c="4"/>FROBB75 <text:s text:c="4"/>11 <text:s text:c="5"/>Female convictions - robbery 1975</text:p>
          </table:table-cell>
          <table:table-cell table:number-columns-repeated="1022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<text:s text:c="4"/>FROBB76 <text:s text:c="4"/>16 <text:s text:c="5"/>Female convictions - robbery 1976</text:p>
          </table:table-cell>
          <table:table-cell table:number-columns-repeated="1022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<text:s text:c="4"/>FROBB77 <text:s text:c="4"/>16 <text:s text:c="5"/>Female convictions - robbery 1977</text:p>
          </table:table-cell>
          <table:table-cell table:number-columns-repeated="1022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<text:s text:c="4"/>FROBB78 <text:s text:c="4"/>16 <text:s text:c="5"/>Female convictions - robbery 1978</text:p>
          </table:table-cell>
          <table:table-cell table:number-columns-repeated="1022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<text:s text:c="4"/>FROBB79 <text:s text:c="4"/>16 <text:s text:c="5"/>Female convictions - robbery 1979</text:p>
          </table:table-cell>
          <table:table-cell table:number-columns-repeated="1022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<text:s text:c="4"/>FROBB80 <text:s text:c="4"/>16 <text:s text:c="5"/>Female convictions - robbery 1980</text:p>
          </table:table-cell>
          <table:table-cell table:number-columns-repeated="1022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<text:s text:c="4"/>MTHFT5 <text:s text:c="5"/>18 <text:s text:c="5"/>Male convictions - theft 1975</text:p>
          </table:table-cell>
          <table:table-cell table:number-columns-repeated="1022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<text:s text:c="4"/>MTHFT6 <text:s text:c="5"/>24 <text:s text:c="5"/>Male convictions - theft 1976</text:p>
          </table:table-cell>
          <table:table-cell table:number-columns-repeated="1022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856">
            <text:p>856</text:p>
          </table:table-cell>
          <table:table-cell table:number-columns-repeated="1023"/>
        </table:table-row>
        <table:table-row table:style-name="ro1">
          <table:table-cell office:value-type="float" office:value="857">
            <text:p>857</text:p>
          </table:table-cell>
          <table:table-cell table:number-columns-repeated="1023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29">
            <text:p>29</text:p>
          </table:table-cell>
          <table:table-cell table:number-columns-repeated="1022"/>
        </table:table-row>
        <table:table-row table:style-name="ro1">
          <table:table-cell office:value-type="float" office:value="859">
            <text:p>859</text:p>
          </table:table-cell>
          <table:table-cell table:number-columns-repeated="1023"/>
        </table:table-row>
        <table:table-row table:style-name="ro1">
          <table:table-cell office:value-type="float" office:value="860">
            <text:p>860</text:p>
          </table:table-cell>
          <table:table-cell table:number-columns-repeated="1023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<text:s text:c="4"/>MTHFT7 <text:s text:c="5"/>26 <text:s text:c="5"/>Male convictions - theft 1977</text:p>
          </table:table-cell>
          <table:table-cell table:number-columns-repeated="1022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<text:s text:c="4"/>MTHFT8 <text:s text:c="5"/>25 <text:s text:c="5"/>Male convictions - theft 1978</text:p>
          </table:table-cell>
          <table:table-cell table:number-columns-repeated="1022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<text:s text:c="4"/>MTHFT9 <text:s text:c="5"/>26 <text:s text:c="5"/>Male convictions - theft 1979</text:p>
          </table:table-cell>
          <table:table-cell table:number-columns-repeated="1022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<text:s text:c="4"/>MTHFT80 <text:s text:c="4"/>25 <text:s text:c="5"/>Male convictions - theft 1980</text:p>
          </table:table-cell>
          <table:table-cell table:number-columns-repeated="1022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<text:s text:c="4"/>FTHFT5 <text:s text:c="5"/>12 <text:s text:c="5"/>Female convictions - theft 1975</text:p>
          </table:table-cell>
          <table:table-cell table:number-columns-repeated="1022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<text:s text:c="4"/>FTHFT6 <text:s text:c="5"/>17 <text:s text:c="5"/>Female convictions - theft 1976</text:p>
          </table:table-cell>
          <table:table-cell table:number-columns-repeated="1022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<text:s text:c="4"/>FTHFT7 <text:s text:c="5"/>19 <text:s text:c="5"/>Female convictions - theft 1977</text:p>
          </table:table-cell>
          <table:table-cell table:number-columns-repeated="1022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<text:s text:c="4"/>FTHFT8 <text:s text:c="5"/>18 <text:s text:c="5"/>Female convictions - theft 1978</text:p>
          </table:table-cell>
          <table:table-cell table:number-columns-repeated="1022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<text:s text:c="4"/>FTHFT9 <text:s text:c="5"/>18 <text:s text:c="5"/>Female convictions - theft 1979</text:p>
          </table:table-cell>
          <table:table-cell table:number-columns-repeated="1022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<text:s text:c="4"/>FTHFT80 <text:s text:c="4"/>18 <text:s text:c="5"/>Female convictions - theft 1980</text:p>
          </table:table-cell>
          <table:table-cell table:number-columns-repeated="1022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<text:s text:c="4"/>MFRD75 <text:s text:c="5"/>15 <text:s text:c="5"/>Male convictions - fraud 1975</text:p>
          </table:table-cell>
          <table:table-cell table:number-columns-repeated="1022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<text:s text:c="4"/>MFRD76 <text:s text:c="5"/>19 <text:s text:c="5"/>Male convictions - fraud 1976</text:p>
          </table:table-cell>
          <table:table-cell table:number-columns-repeated="1022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<text:s text:c="4"/>MFRD77 <text:s text:c="5"/>20 <text:s text:c="5"/>Male convictions - fraud 1977</text:p>
          </table:table-cell>
          <table:table-cell table:number-columns-repeated="1022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<text:s text:c="4"/>MFRD78 <text:s text:c="5"/>19 <text:s text:c="5"/>Male convictions - fraud 1978</text:p>
          </table:table-cell>
          <table:table-cell table:number-columns-repeated="1022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<text:s text:c="4"/>MFRD79 <text:s text:c="5"/>20 <text:s text:c="5"/>Male convictions - fraud 1979</text:p>
          </table:table-cell>
          <table:table-cell table:number-columns-repeated="1022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<text:s text:c="4"/>MFRD80 <text:s text:c="5"/>20 <text:s text:c="5"/>Male convictions - fraud 1980</text:p>
          </table:table-cell>
          <table:table-cell table:number-columns-repeated="1022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<text:s text:c="4"/>FFRD75 <text:s text:c="5"/>10 <text:s text:c="5"/>Female convictions - fraud 1975</text:p>
          </table:table-cell>
          <table:table-cell table:number-columns-repeated="1022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<text:s text:c="4"/>FFRD76 <text:s text:c="5"/>14 <text:s text:c="5"/>Female convictions - fraud 1976</text:p>
          </table:table-cell>
          <table:table-cell table:number-columns-repeated="1022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<text:s text:c="4"/>FFRD77 <text:s text:c="5"/>15 <text:s text:c="5"/>Female convictions - fraud 1977</text:p>
          </table:table-cell>
          <table:table-cell table:number-columns-repeated="1022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<text:s text:c="4"/>FFRD78 <text:s text:c="5"/>16 <text:s text:c="5"/>Female convictions - fraud 1978</text:p>
          </table:table-cell>
          <table:table-cell table:number-columns-repeated="1022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<text:s text:c="4"/>FFRD79 <text:s text:c="5"/>15 <text:s text:c="5"/>Female convictions - fraud 1979</text:p>
          </table:table-cell>
          <table:table-cell table:number-columns-repeated="1022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<text:s text:c="4"/>FFRD80 <text:s text:c="5"/>16 <text:s text:c="5"/>Female convictions - fraud 1980</text:p>
          </table:table-cell>
          <table:table-cell table:number-columns-repeated="1022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<text:s text:c="4"/>MBRIB75 <text:s text:c="5"/>8 <text:s text:c="5"/>Male convictions - bribery 1975</text:p>
          </table:table-cell>
          <table:table-cell table:number-columns-repeated="1022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<text:s text:c="4"/>MBRIB76 <text:s text:c="4"/>11 <text:s text:c="5"/>Male convictions - bribery 1976</text:p>
          </table:table-cell>
          <table:table-cell table:number-columns-repeated="1022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<text:s text:c="4"/>MBRIB77 <text:s text:c="4"/>11 <text:s text:c="5"/>Male convictions - bribery 1977</text:p>
          </table:table-cell>
          <table:table-cell table:number-columns-repeated="1022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<text:s text:c="4"/>MBRIB78 <text:s text:c="4"/>12 <text:s text:c="5"/>Male convictions - bribery 1978</text:p>
          </table:table-cell>
          <table:table-cell table:number-columns-repeated="1022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<text:s text:c="4"/>MBRIB79 <text:s text:c="4"/>11 <text:s text:c="5"/>Male convictions - bribery 1979</text:p>
          </table:table-cell>
          <table:table-cell table:number-columns-repeated="1022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<text:s text:c="4"/>MBRIB80 <text:s text:c="4"/>11 <text:s text:c="5"/>Male convictions - bribery 1980</text:p>
          </table:table-cell>
          <table:table-cell table:number-columns-repeated="1022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<text:s text:c="4"/>FBRIB75 <text:s text:c="5"/>6 <text:s text:c="5"/>Female convictions - bribery 1975</text:p>
          </table:table-cell>
          <table:table-cell table:number-columns-repeated="1022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<text:s text:c="4"/>FBRIB76 <text:s text:c="5"/>9 <text:s text:c="5"/>Female convictions - bribery 1976</text:p>
          </table:table-cell>
          <table:table-cell table:number-columns-repeated="1022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<text:s text:c="4"/>FBRIB77 <text:s text:c="4"/>10 <text:s text:c="5"/>Female convictions - bribery 1977</text:p>
          </table:table-cell>
          <table:table-cell table:number-columns-repeated="1022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<text:s text:c="4"/>FBRIB78 <text:s text:c="5"/>9 <text:s text:c="5"/>Female convictions - bribery 1978</text:p>
          </table:table-cell>
          <table:table-cell table:number-columns-repeated="1022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<text:s text:c="4"/>FBRIB79 <text:s text:c="5"/>9 <text:s text:c="5"/>Female convictions - bribery 1979</text:p>
          </table:table-cell>
          <table:table-cell table:number-columns-repeated="1022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<text:s text:c="4"/>FBRIB80 <text:s text:c="5"/>9 <text:s text:c="5"/>Female convictions - bribery 1980</text:p>
          </table:table-cell>
          <table:table-cell table:number-columns-repeated="1022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<text:s text:c="4"/>MOTH75 <text:s text:c="6"/>8 <text:s text:c="5"/>Male convictions - others 1975</text:p>
          </table:table-cell>
          <table:table-cell table:number-columns-repeated="1022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<text:s text:c="4"/>MOTH76 <text:s text:c="5"/>12 <text:s text:c="5"/>Male convictions - others 1976</text:p>
          </table:table-cell>
          <table:table-cell table:number-columns-repeated="1022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<text:s text:c="4"/>MOTH77 <text:s text:c="5"/>12 <text:s text:c="5"/>Male convictions - others 1977</text:p>
          </table:table-cell>
          <table:table-cell table:number-columns-repeated="1022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<text:s text:c="4"/>MOTH78 <text:s text:c="5"/>12 <text:s text:c="5"/>Male convictions - others 1978</text:p>
          </table:table-cell>
          <table:table-cell table:number-columns-repeated="1022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<text:s text:c="4"/>MOTH79 <text:s text:c="5"/>12 <text:s text:c="5"/>Male convictions - others 1979</text:p>
          </table:table-cell>
          <table:table-cell table:number-columns-repeated="1022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<text:s text:c="4"/>MOTH80 <text:s text:c="5"/>12 <text:s text:c="5"/>Male convictions - others 1980</text:p>
          </table:table-cell>
          <table:table-cell table:number-columns-repeated="1022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<text:s text:c="4"/>FOTH75 <text:s text:c="6"/>5 <text:s text:c="5"/>Female convictions - others 1975</text:p>
          </table:table-cell>
          <table:table-cell table:number-columns-repeated="1022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<text:s text:c="4"/>FOTH76 <text:s text:c="6"/>8 <text:s text:c="5"/>Female convictions - others 1976</text:p>
          </table:table-cell>
          <table:table-cell table:number-columns-repeated="1022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<text:s text:c="4"/>FOTH77 <text:s text:c="6"/>9 <text:s text:c="5"/>Female convictions - others 1977</text:p>
          </table:table-cell>
          <table:table-cell table:number-columns-repeated="1022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<text:s text:c="4"/>FOTH78 <text:s text:c="6"/>8 <text:s text:c="5"/>Female convictions - others 1978</text:p>
          </table:table-cell>
          <table:table-cell table:number-columns-repeated="1022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<text:s text:c="4"/>FOTH79 <text:s text:c="6"/>8 <text:s text:c="5"/>Female convictions - others 1979</text:p>
          </table:table-cell>
          <table:table-cell table:number-columns-repeated="1022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<text:s text:c="4"/>FOTH80 <text:s text:c="6"/>8 <text:s text:c="5"/>Female convictions - others 1980</text:p>
          </table:table-cell>
          <table:table-cell table:number-columns-repeated="1022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908">
            <text:p>908</text:p>
          </table:table-cell>
          <table:table-cell table:number-columns-repeated="1023"/>
        </table:table-row>
        <table:table-row table:style-name="ro1">
          <table:table-cell office:value-type="float" office:value="909">
            <text:p>909</text:p>
          </table:table-cell>
          <table:table-cell table:number-columns-repeated="1023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float" office:value="911">
            <text:p>911</text:p>
          </table:table-cell>
          <table:table-cell table:number-columns-repeated="1023"/>
        </table:table-row>
        <table:table-row table:style-name="ro1">
          <table:table-cell office:value-type="float" office:value="912">
            <text:p>912</text:p>
          </table:table-cell>
          <table:table-cell table:number-columns-repeated="1023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<text:s text:c="4"/>DETAIN.WK1: Adults and Juveniles in Prison (Detained, Awaiting Trial,</text:p>
          </table:table-cell>
          <table:table-cell table:number-columns-repeated="1022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<text:s text:c="16"/>Sentenced/Adjudicated/Convicted, or Other), by Sex.</text:p>
          </table:table-cell>
          <table:table-cell table:number-columns-repeated="1022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<text:s text:c="16"/>(Second Survey, Question 22)</text:p>
          </table:table-cell>
          <table:table-cell table:number-columns-repeated="1022"/>
        </table:table-row>
        <table:table-row table:style-name="ro1">
          <table:table-cell office:value-type="float" office:value="916">
            <text:p>916</text:p>
          </table:table-cell>
          <table:table-cell table:number-columns-repeated="1023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<text:s text:c="4"/>Variable <text:s text:c="7"/>N <text:s text:c="7"/>Label</text:p>
          </table:table-cell>
          <table:table-cell table:number-columns-repeated="1022"/>
        </table:table-row>
        <table:table-row table:style-name="ro1">
          <table:table-cell office:value-type="float" office:value="918">
            <text:p>918</text:p>
          </table:table-cell>
          <table:table-cell table:number-columns-repeated="1023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<text:s text:c="4"/>COUNTRY <text:s text:c="7"/>78 <text:s text:c="7"/>Responding country</text:p>
          </table:table-cell>
          <table:table-cell table:number-columns-repeated="1022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<text:s text:c="4"/>TADET75 <text:s text:c="7"/>48 <text:s text:c="7"/>Total adults detained, 1975</text:p>
          </table:table-cell>
          <table:table-cell table:number-columns-repeated="1022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<text:s text:c="4"/>TADET76 <text:s text:c="7"/>48 <text:s text:c="7"/>Total adults detained, 1976</text:p>
          </table:table-cell>
          <table:table-cell table:number-columns-repeated="1022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<text:s text:c="4"/>TADET77 <text:s text:c="7"/>52 <text:s text:c="7"/>Total adults detained, 1977</text:p>
          </table:table-cell>
          <table:table-cell table:number-columns-repeated="1022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<text:s text:c="4"/>TADET78 <text:s text:c="7"/>52 <text:s text:c="7"/>Total adults detained, 1978</text:p>
          </table:table-cell>
          <table:table-cell table:number-columns-repeated="1022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<text:s text:c="4"/>TADET79 <text:s text:c="7"/>52 <text:s text:c="7"/>Total adults detained, 1979</text:p>
          </table:table-cell>
          <table:table-cell table:number-columns-repeated="1022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<text:s text:c="4"/>TADET80 <text:s text:c="7"/>53 <text:s text:c="7"/>Total adults detained, 1980</text:p>
          </table:table-cell>
          <table:table-cell table:number-columns-repeated="1022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<text:s text:c="4"/>AMDET75 <text:s text:c="7"/>39 <text:s text:c="7"/>Adult males detained, 1975</text:p>
          </table:table-cell>
          <table:table-cell table:number-columns-repeated="1022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<text:s text:c="4"/>AMDET76 <text:s text:c="7"/>40 <text:s text:c="7"/>Adult males detained, 1976</text:p>
          </table:table-cell>
          <table:table-cell table:number-columns-repeated="1022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<text:s text:c="4"/>AMDET77 <text:s text:c="7"/>44 <text:s text:c="7"/>Adult males detained, 1977</text:p>
          </table:table-cell>
          <table:table-cell table:number-columns-repeated="1022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<text:s text:c="4"/>AMDET78 <text:s text:c="7"/>44 <text:s text:c="7"/>Adult males detained, 1978</text:p>
          </table:table-cell>
          <table:table-cell table:number-columns-repeated="1022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<text:s text:c="4"/>AMDET79 <text:s text:c="7"/>44 <text:s text:c="7"/>Adult males detained, 1979</text:p>
          </table:table-cell>
          <table:table-cell table:number-columns-repeated="1022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<text:s text:c="4"/>AMDET80 <text:s text:c="7"/>43 <text:s text:c="7"/>Adult males detained, 1980</text:p>
          </table:table-cell>
          <table:table-cell table:number-columns-repeated="1022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<text:s text:c="4"/>AFDET75 <text:s text:c="7"/>39 <text:s text:c="7"/>Adult females detained, 1975</text:p>
          </table:table-cell>
          <table:table-cell table:number-columns-repeated="1022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<text:s text:c="4"/>AFDET76 <text:s text:c="7"/>40 <text:s text:c="7"/>Adult females detained, 1976</text:p>
          </table:table-cell>
          <table:table-cell table:number-columns-repeated="1022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<text:s text:c="4"/>AFDET77 <text:s text:c="7"/>44 <text:s text:c="7"/>Adult females detained, 1977</text:p>
          </table:table-cell>
          <table:table-cell table:number-columns-repeated="1022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<text:s text:c="4"/>AFDET78 <text:s text:c="7"/>44 <text:s text:c="7"/>Adult females detained, 1978</text:p>
          </table:table-cell>
          <table:table-cell table:number-columns-repeated="1022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<text:s text:c="4"/>AFDET79 <text:s text:c="7"/>44 <text:s text:c="7"/>Adult females detained, 1979</text:p>
          </table:table-cell>
          <table:table-cell table:number-columns-repeated="1022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<text:s text:c="4"/>AFDET80 <text:s text:c="7"/>43 <text:s text:c="7"/>Adult females detained, 1980</text:p>
          </table:table-cell>
          <table:table-cell table:number-columns-repeated="1022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<text:s text:c="4"/>ASDET75 <text:s text:c="7"/>46 <text:s text:c="7"/>Total adults sentenced, 1975</text:p>
          </table:table-cell>
          <table:table-cell table:number-columns-repeated="1022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<text:s text:c="4"/>ASDET76 <text:s text:c="7"/>45 <text:s text:c="7"/>Total adults sentenced, 1976</text:p>
          </table:table-cell>
          <table:table-cell table:number-columns-repeated="1022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<text:s text:c="4"/>ASDET77 <text:s text:c="7"/>49 <text:s text:c="7"/>Total adults sentenced, 1977</text:p>
          </table:table-cell>
          <table:table-cell table:number-columns-repeated="1022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<text:s text:c="4"/>ASDET78 <text:s text:c="7"/>51 <text:s text:c="7"/>Total adults sentenced, 1978</text:p>
          </table:table-cell>
          <table:table-cell table:number-columns-repeated="1022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<text:s text:c="4"/>ASDET79 <text:s text:c="7"/>50 <text:s text:c="7"/>Total adults sentenced, 1979</text:p>
          </table:table-cell>
          <table:table-cell table:number-columns-repeated="1022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<text:s text:c="4"/>ASDET80 <text:s text:c="7"/>50 <text:s text:c="7"/>Total adults sentenced, 1980</text:p>
          </table:table-cell>
          <table:table-cell table:number-columns-repeated="1022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<text:s text:c="4"/>ASMDET75 <text:s text:c="6"/>41 <text:s text:c="7"/>Adult sentenced males, 1975</text:p>
          </table:table-cell>
          <table:table-cell table:number-columns-repeated="1022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<text:s text:c="4"/>ASMDET76 <text:s text:c="6"/>41 <text:s text:c="7"/>Adult sentenced males, 1976</text:p>
          </table:table-cell>
          <table:table-cell table:number-columns-repeated="1022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<text:s text:c="4"/>ASMDET77 <text:s text:c="6"/>44 <text:s text:c="7"/>Adult sentenced males, 1977</text:p>
          </table:table-cell>
          <table:table-cell table:number-columns-repeated="1022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<text:s text:c="4"/>ASMDET78 <text:s text:c="6"/>45 <text:s text:c="7"/>Adult sentenced males, 1978</text:p>
          </table:table-cell>
          <table:table-cell table:number-columns-repeated="1022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<text:s text:c="4"/>ASMDET79 <text:s text:c="6"/>44 <text:s text:c="7"/>Adult sentenced males, 1979</text:p>
          </table:table-cell>
          <table:table-cell table:number-columns-repeated="1022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<text:s text:c="4"/>ASMDET80 <text:s text:c="6"/>43 <text:s text:c="7"/>Adult sentenced males, 1980</text:p>
          </table:table-cell>
          <table:table-cell table:number-columns-repeated="1022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<text:s text:c="4"/>ASFDET75 <text:s text:c="6"/>41 <text:s text:c="7"/>Adult sentenced females, 1975</text:p>
          </table:table-cell>
          <table:table-cell table:number-columns-repeated="1022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<text:s text:c="4"/>ASFDET76 <text:s text:c="6"/>41 <text:s text:c="7"/>Adult sentenced females, 1976</text:p>
          </table:table-cell>
          <table:table-cell table:number-columns-repeated="1022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<text:s text:c="4"/>ASFDET77 <text:s text:c="6"/>44 <text:s text:c="7"/>Adult sentenced females, 1977</text:p>
          </table:table-cell>
          <table:table-cell table:number-columns-repeated="1022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<text:s text:c="4"/>ASFDET78 <text:s text:c="6"/>45 <text:s text:c="7"/>Adult sentenced females, 1978</text:p>
          </table:table-cell>
          <table:table-cell table:number-columns-repeated="1022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<text:s text:c="4"/>ASFDET79 <text:s text:c="6"/>44 <text:s text:c="7"/>Adult sentenced females, 1979</text:p>
          </table:table-cell>
          <table:table-cell table:number-columns-repeated="1022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<text:s text:c="4"/>ASFDET80 <text:s text:c="6"/>43 <text:s text:c="7"/>Adult sentenced females, 1980</text:p>
          </table:table-cell>
          <table:table-cell table:number-columns-repeated="1022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<text:s text:c="4"/>TJDET75 <text:s text:c="7"/>29 <text:s text:c="7"/>Total juveniles detained, 1975</text:p>
          </table:table-cell>
          <table:table-cell table:number-columns-repeated="1022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<text:s text:c="4"/>TJDET76 <text:s text:c="7"/>29 <text:s text:c="7"/>Total juveniles detained, 1976</text:p>
          </table:table-cell>
          <table:table-cell table:number-columns-repeated="1022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<text:s text:c="4"/>TJDET77 <text:s text:c="7"/>34 <text:s text:c="7"/>Total juveniles detained, 1977</text:p>
          </table:table-cell>
          <table:table-cell table:number-columns-repeated="1022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<text:s text:c="4"/>TJDET78 <text:s text:c="7"/>34 <text:s text:c="7"/>Total juveniles detained, 1978</text:p>
          </table:table-cell>
          <table:table-cell table:number-columns-repeated="1022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<text:s text:c="4"/>TJDET79 <text:s text:c="7"/>35 <text:s text:c="7"/>Total juveniles detained, 1979</text:p>
          </table:table-cell>
          <table:table-cell table:number-columns-repeated="1022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<text:s text:c="4"/>TJDET80 <text:s text:c="7"/>34 <text:s text:c="7"/>Total juveniles detained, 1980</text:p>
          </table:table-cell>
          <table:table-cell table:number-columns-repeated="1022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<text:s text:c="4"/>JMDET75 <text:s text:c="7"/>27 <text:s text:c="7"/>Juvenile males detained, 1975</text:p>
          </table:table-cell>
          <table:table-cell table:number-columns-repeated="1022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<text:s text:c="4"/>JMDET76 <text:s text:c="7"/>27 <text:s text:c="7"/>Juvenile males detained, 1976</text:p>
          </table:table-cell>
          <table:table-cell table:number-columns-repeated="1022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<text:s text:c="4"/>JMDET77 <text:s text:c="7"/>30 <text:s text:c="7"/>Juvenile males detained, 1977</text:p>
          </table:table-cell>
          <table:table-cell table:number-columns-repeated="1022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966">
            <text:p>966</text:p>
          </table:table-cell>
          <table:table-cell table:number-columns-repeated="1023"/>
        </table:table-row>
        <table:table-row table:style-name="ro1">
          <table:table-cell office:value-type="float" office:value="967">
            <text:p>967</text:p>
          </table:table-cell>
          <table:table-cell table:number-columns-repeated="1023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31">
            <text:p>31</text:p>
          </table:table-cell>
          <table:table-cell table:number-columns-repeated="1022"/>
        </table:table-row>
        <table:table-row table:style-name="ro1">
          <table:table-cell office:value-type="float" office:value="969">
            <text:p>969</text:p>
          </table:table-cell>
          <table:table-cell table:number-columns-repeated="1023"/>
        </table:table-row>
        <table:table-row table:style-name="ro1">
          <table:table-cell office:value-type="float" office:value="970">
            <text:p>970</text:p>
          </table:table-cell>
          <table:table-cell table:number-columns-repeated="1023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<text:s text:c="4"/>JMDET78 <text:s text:c="7"/>29 <text:s text:c="7"/>Juvenile males detained, 1978</text:p>
          </table:table-cell>
          <table:table-cell table:number-columns-repeated="1022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<text:s text:c="4"/>JMDET79 <text:s text:c="7"/>29 <text:s text:c="7"/>Juvenile males detained, 1979</text:p>
          </table:table-cell>
          <table:table-cell table:number-columns-repeated="1022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<text:s text:c="4"/>JMDET80 <text:s text:c="7"/>28 <text:s text:c="7"/>Juvenile males detained, 1980</text:p>
          </table:table-cell>
          <table:table-cell table:number-columns-repeated="1022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<text:s text:c="4"/>JFDET75 <text:s text:c="7"/>24 <text:s text:c="7"/>Juvenile females detained, 1975</text:p>
          </table:table-cell>
          <table:table-cell table:number-columns-repeated="1022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<text:s text:c="4"/>JFDET76 <text:s text:c="7"/>24 <text:s text:c="7"/>Juvenile females detained, 1976</text:p>
          </table:table-cell>
          <table:table-cell table:number-columns-repeated="1022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<text:s text:c="4"/>JFDET77 <text:s text:c="7"/>27 <text:s text:c="7"/>Juvenile females detained, 1977</text:p>
          </table:table-cell>
          <table:table-cell table:number-columns-repeated="1022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<text:s text:c="4"/>JFDET78 <text:s text:c="7"/>27 <text:s text:c="7"/>Juvenile females detained, 1978</text:p>
          </table:table-cell>
          <table:table-cell table:number-columns-repeated="1022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<text:s text:c="4"/>JFDET79 <text:s text:c="7"/>28 <text:s text:c="7"/>Juvenile females detained, 1979</text:p>
          </table:table-cell>
          <table:table-cell table:number-columns-repeated="1022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<text:s text:c="4"/>JFDET80 <text:s text:c="7"/>27 <text:s text:c="7"/>Juvenile females detained, 1980</text:p>
          </table:table-cell>
          <table:table-cell table:number-columns-repeated="1022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<text:s text:c="4"/>TJAW75 <text:s text:c="8"/>22 <text:s text:c="7"/>Total juveniles awaiting trial, 1975</text:p>
          </table:table-cell>
          <table:table-cell table:number-columns-repeated="1022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<text:s text:c="4"/>TJAW76 <text:s text:c="8"/>22 <text:s text:c="7"/>Total juveniles awaiting trial, 1976</text:p>
          </table:table-cell>
          <table:table-cell table:number-columns-repeated="1022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<text:s text:c="4"/>TJAW77 <text:s text:c="8"/>23 <text:s text:c="7"/>Total juveniles awaiting trial, 1977</text:p>
          </table:table-cell>
          <table:table-cell table:number-columns-repeated="1022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<text:s text:c="4"/>TJAW78 <text:s text:c="8"/>22 <text:s text:c="7"/>Total juveniles awaiting trial, 1978</text:p>
          </table:table-cell>
          <table:table-cell table:number-columns-repeated="1022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<text:s text:c="4"/>TJAW79 <text:s text:c="8"/>23 <text:s text:c="7"/>Total juveniles awaiting trial, 1979</text:p>
          </table:table-cell>
          <table:table-cell table:number-columns-repeated="1022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<text:s text:c="4"/>TJAW80 <text:s text:c="8"/>23 <text:s text:c="7"/>Total juveniles awaiting trial, 1980</text:p>
          </table:table-cell>
          <table:table-cell table:number-columns-repeated="1022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<text:s text:c="4"/>JAWM75 <text:s text:c="8"/>20 <text:s text:c="7"/>Male juveniles awaiting trial, 1975</text:p>
          </table:table-cell>
          <table:table-cell table:number-columns-repeated="1022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<text:s text:c="4"/>JAWM76 <text:s text:c="8"/>21 <text:s text:c="7"/>Male juveniles awaiting trial, 1976</text:p>
          </table:table-cell>
          <table:table-cell table:number-columns-repeated="1022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<text:s text:c="4"/>JAWM77 <text:s text:c="8"/>22 <text:s text:c="7"/>Male juveniles awaiting trial, 1977</text:p>
          </table:table-cell>
          <table:table-cell table:number-columns-repeated="1022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<text:s text:c="4"/>JAWM78 <text:s text:c="8"/>20 <text:s text:c="7"/>Male juveniles awaiting trial, 1978</text:p>
          </table:table-cell>
          <table:table-cell table:number-columns-repeated="1022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<text:s text:c="4"/>JAWM79 <text:s text:c="8"/>20 <text:s text:c="7"/>Male juveniles awaiting trial, 1979</text:p>
          </table:table-cell>
          <table:table-cell table:number-columns-repeated="1022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<text:s text:c="4"/>JAWM80 <text:s text:c="8"/>20 <text:s text:c="7"/>Male juveniles awaiting trial, 1980</text:p>
          </table:table-cell>
          <table:table-cell table:number-columns-repeated="1022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<text:s text:c="4"/>JAWF75 <text:s text:c="8"/>19 <text:s text:c="7"/>Female juveniles awaiting trial, 1975</text:p>
          </table:table-cell>
          <table:table-cell table:number-columns-repeated="1022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<text:s text:c="4"/>JAWF76 <text:s text:c="8"/>20 <text:s text:c="7"/>Female juveniles awaiting trial, 1976</text:p>
          </table:table-cell>
          <table:table-cell table:number-columns-repeated="1022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<text:s text:c="4"/>JAWF77 <text:s text:c="8"/>21 <text:s text:c="7"/>Female juveniles awaiting trial, 1977</text:p>
          </table:table-cell>
          <table:table-cell table:number-columns-repeated="1022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<text:s text:c="4"/>JAWF78 <text:s text:c="8"/>19 <text:s text:c="7"/>Female juveniles awaiting trial, 1978</text:p>
          </table:table-cell>
          <table:table-cell table:number-columns-repeated="1022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<text:s text:c="4"/>JAWF79 <text:s text:c="8"/>19 <text:s text:c="7"/>Female juveniles awaiting trial, 1979</text:p>
          </table:table-cell>
          <table:table-cell table:number-columns-repeated="1022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<text:s text:c="4"/>JAWF80 <text:s text:c="8"/>20 <text:s text:c="7"/>Female juveniles awaiting trial, 1980</text:p>
          </table:table-cell>
          <table:table-cell table:number-columns-repeated="1022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<text:s text:c="4"/>TCONJ75 <text:s text:c="7"/>30 <text:s text:c="7"/>Total convicted juveniles, 1975</text:p>
          </table:table-cell>
          <table:table-cell table:number-columns-repeated="1022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<text:s text:c="4"/>TCONJ76 <text:s text:c="7"/>29 <text:s text:c="7"/>Total convicted juveniles, 1976</text:p>
          </table:table-cell>
          <table:table-cell table:number-columns-repeated="1022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<text:s text:c="4"/>TCONJ77 <text:s text:c="7"/>33 <text:s text:c="7"/>Total convicted juveniles, 1977</text:p>
          </table:table-cell>
          <table:table-cell table:number-columns-repeated="1022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<text:s text:c="4"/>TCONJ78 <text:s text:c="7"/>32 <text:s text:c="7"/>Total convicted juveniles, 1978</text:p>
          </table:table-cell>
          <table:table-cell table:number-columns-repeated="1022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<text:s text:c="4"/>TCONJ79 <text:s text:c="7"/>34 <text:s text:c="7"/>Total convicted juveniles, 1979</text:p>
          </table:table-cell>
          <table:table-cell table:number-columns-repeated="1022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<text:s text:c="4"/>TCONJ80 <text:s text:c="7"/>32 <text:s text:c="7"/>Total convicted juveniles, 1980</text:p>
          </table:table-cell>
          <table:table-cell table:number-columns-repeated="1022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<text:s text:c="4"/>CONJM75 <text:s text:c="7"/>27 <text:s text:c="7"/>Convicted juvenile males, 1975</text:p>
          </table:table-cell>
          <table:table-cell table:number-columns-repeated="1022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<text:s text:c="4"/>CONJM76 <text:s text:c="7"/>27 <text:s text:c="7"/>Convicted juvenile males, 1976</text:p>
          </table:table-cell>
          <table:table-cell table:number-columns-repeated="1022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<text:s text:c="4"/>CONJM77 <text:s text:c="7"/>29 <text:s text:c="7"/>Convicted juvenile males, 1977</text:p>
          </table:table-cell>
          <table:table-cell table:number-columns-repeated="1022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<text:s text:c="4"/>CONJM78 <text:s text:c="7"/>27 <text:s text:c="7"/>Convicted juvenile males, 1978</text:p>
          </table:table-cell>
          <table:table-cell table:number-columns-repeated="1022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<text:s text:c="4"/>CONJM79 <text:s text:c="7"/>29 <text:s text:c="7"/>Convicted juvenile males, 1979</text:p>
          </table:table-cell>
          <table:table-cell table:number-columns-repeated="1022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<text:s text:c="4"/>CONJM80 <text:s text:c="7"/>27 <text:s text:c="7"/>Convicted juvenile males, 1980</text:p>
          </table:table-cell>
          <table:table-cell table:number-columns-repeated="1022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<text:s text:c="4"/>CONJF75 <text:s text:c="7"/>23 <text:s text:c="7"/>Convicted juvenile females, 1975</text:p>
          </table:table-cell>
          <table:table-cell table:number-columns-repeated="1022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<text:s text:c="4"/>CONJF76 <text:s text:c="7"/>23 <text:s text:c="7"/>Convicted juvenile females, 1976</text:p>
          </table:table-cell>
          <table:table-cell table:number-columns-repeated="1022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<text:s text:c="4"/>CONJF77 <text:s text:c="7"/>26 <text:s text:c="7"/>Convicted juvenile females, 1977</text:p>
          </table:table-cell>
          <table:table-cell table:number-columns-repeated="1022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<text:s text:c="4"/>CONJF78 <text:s text:c="7"/>25 <text:s text:c="7"/>Convicted juvenile females, 1978</text:p>
          </table:table-cell>
          <table:table-cell table:number-columns-repeated="1022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<text:s text:c="4"/>CONJF79 <text:s text:c="7"/>26 <text:s text:c="7"/>Convicted juvenile females, 1979</text:p>
          </table:table-cell>
          <table:table-cell table:number-columns-repeated="1022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<text:s text:c="4"/>CONJF80 <text:s text:c="7"/>25 <text:s text:c="7"/>Convicted juvenile females, 1980</text:p>
          </table:table-cell>
          <table:table-cell table:number-columns-repeated="1022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017">
            <text:p>1017</text:p>
          </table:table-cell>
          <table:table-cell table:number-columns-repeated="1023"/>
        </table:table-row>
        <table:table-row table:style-name="ro1">
          <table:table-cell office:value-type="float" office:value="1018">
            <text:p>1018</text:p>
          </table:table-cell>
          <table:table-cell table:number-columns-repeated="1023"/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32">
            <text:p>32</text:p>
          </table:table-cell>
          <table:table-cell table:number-columns-repeated="1022"/>
        </table:table-row>
        <table:table-row table:style-name="ro1">
          <table:table-cell office:value-type="float" office:value="1020">
            <text:p>1020</text:p>
          </table:table-cell>
          <table:table-cell table:number-columns-repeated="1023"/>
        </table:table-row>
        <table:table-row table:style-name="ro1">
          <table:table-cell office:value-type="float" office:value="1021">
            <text:p>1021</text:p>
          </table:table-cell>
          <table:table-cell table:number-columns-repeated="1023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<text:s text:c="4"/>SENT1.WK1: Sentenced/Adjudicated Persons in Prison (Adults and Juveniles</text:p>
          </table:table-cell>
          <table:table-cell table:number-columns-repeated="102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<text:s text:c="15"/>Combined), by Sex and Type of Crime. <text:s/>(Second Survey,</text:p>
          </table:table-cell>
          <table:table-cell table:number-columns-repeated="1022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<text:s text:c="15"/>Question 23)</text:p>
          </table:table-cell>
          <table:table-cell table:number-columns-repeated="1022"/>
        </table:table-row>
        <table:table-row table:style-name="ro1">
          <table:table-cell office:value-type="float" office:value="1025">
            <text:p>1025</text:p>
          </table:table-cell>
          <table:table-cell table:number-columns-repeated="1023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<text:s text:c="4"/>Variable <text:s text:c="3"/>N <text:s text:c="3"/>Label</text:p>
          </table:table-cell>
          <table:table-cell table:number-columns-repeated="1022"/>
        </table:table-row>
        <table:table-row table:style-name="ro1">
          <table:table-cell office:value-type="float" office:value="1027">
            <text:p>1027</text:p>
          </table:table-cell>
          <table:table-cell table:number-columns-repeated="1023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<text:s text:c="4"/>COUNTRY <text:s text:c="3"/>78 <text:s text:c="3"/>Responding country</text:p>
          </table:table-cell>
          <table:table-cell table:number-columns-repeated="1022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<text:s text:c="4"/>TIHOM75 <text:s text:c="3"/>34 <text:s text:c="3"/>Total sentenced persons - int homicide 1975</text:p>
          </table:table-cell>
          <table:table-cell table:number-columns-repeated="1022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<text:s text:c="4"/>TIHOM76 <text:s text:c="3"/>35 <text:s text:c="3"/>Total sentenced persons - int homicide 1976</text:p>
          </table:table-cell>
          <table:table-cell table:number-columns-repeated="1022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<text:s text:c="4"/>TIHOM77 <text:s text:c="3"/>37 <text:s text:c="3"/>Total sentenced persons - int homicide 1977</text:p>
          </table:table-cell>
          <table:table-cell table:number-columns-repeated="1022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<text:s text:c="4"/>TIHOM78 <text:s text:c="3"/>36 <text:s text:c="3"/>Total sentenced persons - int homicide 1978</text:p>
          </table:table-cell>
          <table:table-cell table:number-columns-repeated="1022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<text:s text:c="4"/>TIHOM79 <text:s text:c="3"/>37 <text:s text:c="3"/>Total sentenced persons - int homicide 1979</text:p>
          </table:table-cell>
          <table:table-cell table:number-columns-repeated="1022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<text:s text:c="4"/>TIHOM80 <text:s text:c="3"/>36 <text:s text:c="3"/>Total sentenced persons - int homicide 1980</text:p>
          </table:table-cell>
          <table:table-cell table:number-columns-repeated="1022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<text:s text:c="4"/>MIHOM75 <text:s text:c="3"/>27 <text:s text:c="3"/>Total sentenced males - int homicide 1975</text:p>
          </table:table-cell>
          <table:table-cell table:number-columns-repeated="1022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<text:s text:c="4"/>MIHOM76 <text:s text:c="3"/>29 <text:s text:c="3"/>Total sentenced males - int homicide 1976</text:p>
          </table:table-cell>
          <table:table-cell table:number-columns-repeated="1022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<text:s text:c="4"/>MIHOM77 <text:s text:c="3"/>31 <text:s text:c="3"/>Total sentenced males - int homicide 1977</text:p>
          </table:table-cell>
          <table:table-cell table:number-columns-repeated="1022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<text:s text:c="4"/>MIHOM78 <text:s text:c="3"/>29 <text:s text:c="3"/>Total sentenced males - int homicide 1978</text:p>
          </table:table-cell>
          <table:table-cell table:number-columns-repeated="1022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<text:s text:c="4"/>MIHOM79 <text:s text:c="3"/>31 <text:s text:c="3"/>Total sentenced males - int homicide 1979</text:p>
          </table:table-cell>
          <table:table-cell table:number-columns-repeated="1022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<text:s text:c="4"/>MIHOM80 <text:s text:c="3"/>30 <text:s text:c="3"/>Total sentenced males - int homicide 1980</text:p>
          </table:table-cell>
          <table:table-cell table:number-columns-repeated="1022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<text:s text:c="4"/>FIHOM75 <text:s text:c="3"/>27 <text:s text:c="3"/>Total sentenced females - int homicide 1975</text:p>
          </table:table-cell>
          <table:table-cell table:number-columns-repeated="1022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<text:s text:c="4"/>FIHOM76 <text:s text:c="3"/>29 <text:s text:c="3"/>Total sentenced females - int homicide 1976</text:p>
          </table:table-cell>
          <table:table-cell table:number-columns-repeated="1022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<text:s text:c="4"/>FIHOM77 <text:s text:c="3"/>31 <text:s text:c="3"/>Total sentenced females - int homicide 1977</text:p>
          </table:table-cell>
          <table:table-cell table:number-columns-repeated="1022"/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<text:s text:c="4"/>FIHOM78 <text:s text:c="3"/>29 <text:s text:c="3"/>Total sentenced females - int homicide 1978</text:p>
          </table:table-cell>
          <table:table-cell table:number-columns-repeated="1022"/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<text:s text:c="4"/>FIHOM79 <text:s text:c="3"/>31 <text:s text:c="3"/>Total sentenced females - int homicide 1979</text:p>
          </table:table-cell>
          <table:table-cell table:number-columns-repeated="1022"/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<text:s text:c="4"/>FIHOM80 <text:s text:c="3"/>30 <text:s text:c="3"/>Total sentenced females - int homicide 1980</text:p>
          </table:table-cell>
          <table:table-cell table:number-columns-repeated="1022"/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<text:s text:c="4"/>TNHOM75 <text:s text:c="3"/>28 <text:s text:c="3"/>Total sentenced persons - non-int homicide 1975</text:p>
          </table:table-cell>
          <table:table-cell table:number-columns-repeated="1022"/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<text:s text:c="4"/>TNHOM76 <text:s text:c="3"/>29 <text:s text:c="3"/>Total sentenced persons - non-int homicide 1976</text:p>
          </table:table-cell>
          <table:table-cell table:number-columns-repeated="1022"/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<text:s text:c="4"/>TNHOM77 <text:s text:c="3"/>32 <text:s text:c="3"/>Total sentenced persons - non-int homicide 1977</text:p>
          </table:table-cell>
          <table:table-cell table:number-columns-repeated="1022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<text:s text:c="4"/>TNHOM78 <text:s text:c="3"/>32 <text:s text:c="3"/>Total sentenced persons - non-int homicide 1978</text:p>
          </table:table-cell>
          <table:table-cell table:number-columns-repeated="1022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<text:s text:c="4"/>TNHOM79 <text:s text:c="3"/>33 <text:s text:c="3"/>Total sentenced persons - non-int homicide 1979</text:p>
          </table:table-cell>
          <table:table-cell table:number-columns-repeated="1022"/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<text:s text:c="4"/>TNHOM80 <text:s text:c="3"/>31 <text:s text:c="3"/>Total sentenced persons - non-int homicide 1980</text:p>
          </table:table-cell>
          <table:table-cell table:number-columns-repeated="1022"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<text:s text:c="4"/>MNHOM75 <text:s text:c="3"/>25 <text:s text:c="3"/>Total sentenced males - non-int homicide 1975</text:p>
          </table:table-cell>
          <table:table-cell table:number-columns-repeated="1022"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<text:s text:c="4"/>MNHOM76 <text:s text:c="3"/>27 <text:s text:c="3"/>Total sentenced males - non-int homicide 1976</text:p>
          </table:table-cell>
          <table:table-cell table:number-columns-repeated="1022"/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<text:s text:c="4"/>MNHOM77 <text:s text:c="3"/>30 <text:s text:c="3"/>Total sentenced males - non-int homicide 1977</text:p>
          </table:table-cell>
          <table:table-cell table:number-columns-repeated="1022"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<text:s text:c="4"/>MNHOM78 <text:s text:c="3"/>29 <text:s text:c="3"/>Total sentenced males - non-int homicide 1978</text:p>
          </table:table-cell>
          <table:table-cell table:number-columns-repeated="1022"/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<text:s text:c="4"/>MNHOM79 <text:s text:c="3"/>29 <text:s text:c="3"/>Total sentenced males - non-int homicide 1979</text:p>
          </table:table-cell>
          <table:table-cell table:number-columns-repeated="1022"/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<text:s text:c="4"/>MNHOM80 <text:s text:c="3"/>27 <text:s text:c="3"/>Total sentenced males - non-int homicide 1980</text:p>
          </table:table-cell>
          <table:table-cell table:number-columns-repeated="1022"/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<text:s text:c="4"/>FNHOM75 <text:s text:c="3"/>25 <text:s text:c="3"/>Total sentenced females - non-int homicide 1975</text:p>
          </table:table-cell>
          <table:table-cell table:number-columns-repeated="1022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<text:s text:c="4"/>FNHOM76 <text:s text:c="3"/>27 <text:s text:c="3"/>Total sentenced females - non-int homicide 1976</text:p>
          </table:table-cell>
          <table:table-cell table:number-columns-repeated="1022"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<text:s text:c="4"/>FNHOM77 <text:s text:c="3"/>30 <text:s text:c="3"/>Total sentenced females - non-int homicide 1977</text:p>
          </table:table-cell>
          <table:table-cell table:number-columns-repeated="1022"/>
        </table:table-row>
        <table:table-row table:style-name="ro1">
          <table:table-cell office:value-type="float" office:value="1062">
            <text:p>1062</text:p>
          </table:table-cell>
          <table:table-cell office:value-type="string">
            <text:p><text:s text:c="4"/>FNHOM78 <text:s text:c="3"/>29 <text:s text:c="3"/>Total sentenced females - non-int homicide 1978</text:p>
          </table:table-cell>
          <table:table-cell table:number-columns-repeated="1022"/>
        </table:table-row>
        <table:table-row table:style-name="ro1">
          <table:table-cell office:value-type="float" office:value="1063">
            <text:p>1063</text:p>
          </table:table-cell>
          <table:table-cell office:value-type="string">
            <text:p><text:s text:c="4"/>FNHOM79 <text:s text:c="3"/>29 <text:s text:c="3"/>Total sentenced females - non-int homicide 1979</text:p>
          </table:table-cell>
          <table:table-cell table:number-columns-repeated="1022"/>
        </table:table-row>
        <table:table-row table:style-name="ro1">
          <table:table-cell office:value-type="float" office:value="1064">
            <text:p>1064</text:p>
          </table:table-cell>
          <table:table-cell office:value-type="string">
            <text:p><text:s text:c="4"/>FNHOM80 <text:s text:c="3"/>27 <text:s text:c="3"/>Total sentenced females - non-int homicide 1980</text:p>
          </table:table-cell>
          <table:table-cell table:number-columns-repeated="1022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<text:s text:c="4"/>TASS75 <text:s text:c="4"/>34 <text:s text:c="3"/>Total sentenced persons - assaults 1975</text:p>
          </table:table-cell>
          <table:table-cell table:number-columns-repeated="1022"/>
        </table:table-row>
        <table:table-row table:style-name="ro1">
          <table:table-cell office:value-type="float" office:value="1066">
            <text:p>1066</text:p>
          </table:table-cell>
          <table:table-cell office:value-type="string">
            <text:p><text:s text:c="4"/>TASS76 <text:s text:c="4"/>36 <text:s text:c="3"/>Total sentenced persons - assaults 1976</text:p>
          </table:table-cell>
          <table:table-cell table:number-columns-repeated="1022"/>
        </table:table-row>
        <table:table-row table:style-name="ro1">
          <table:table-cell office:value-type="float" office:value="1067">
            <text:p>1067</text:p>
          </table:table-cell>
          <table:table-cell office:value-type="string">
            <text:p><text:s text:c="4"/>TASS77 <text:s text:c="4"/>38 <text:s text:c="3"/>Total sentenced persons - assaults 1977</text:p>
          </table:table-cell>
          <table:table-cell table:number-columns-repeated="1022"/>
        </table:table-row>
        <table:table-row table:style-name="ro1">
          <table:table-cell office:value-type="float" office:value="1068">
            <text:p>1068</text:p>
          </table:table-cell>
          <table:table-cell office:value-type="string">
            <text:p><text:s text:c="4"/>TASS78 <text:s text:c="4"/>38 <text:s text:c="3"/>Total sentenced persons - assaults 1978</text:p>
          </table:table-cell>
          <table:table-cell table:number-columns-repeated="1022"/>
        </table:table-row>
        <table:table-row table:style-name="ro1">
          <table:table-cell office:value-type="float" office:value="1069">
            <text:p>1069</text:p>
          </table:table-cell>
          <table:table-cell office:value-type="string">
            <text:p><text:s text:c="4"/>TASS79 <text:s text:c="4"/>37 <text:s text:c="3"/>Total sentenced persons - assaults 1979</text:p>
          </table:table-cell>
          <table:table-cell table:number-columns-repeated="1022"/>
        </table:table-row>
        <table:table-row table:style-name="ro1">
          <table:table-cell office:value-type="float" office:value="1070">
            <text:p>1070</text:p>
          </table:table-cell>
          <table:table-cell office:value-type="string">
            <text:p><text:s text:c="4"/>TASS80 <text:s text:c="4"/>37 <text:s text:c="3"/>Total sentenced persons - assaults 1980</text:p>
          </table:table-cell>
          <table:table-cell table:number-columns-repeated="1022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<text:s text:c="4"/>MASS75 <text:s text:c="4"/>28 <text:s text:c="3"/>Total sentenced males - assault 1975</text:p>
          </table:table-cell>
          <table:table-cell table:number-columns-repeated="1022"/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<text:s text:c="4"/>MASS76 <text:s text:c="4"/>31 <text:s text:c="3"/>Total sentenced males - assault 1976</text:p>
          </table:table-cell>
          <table:table-cell table:number-columns-repeated="1022"/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<text:s text:c="4"/>MASS77 <text:s text:c="4"/>33 <text:s text:c="3"/>Total sentenced males - assault 1977</text:p>
          </table:table-cell>
          <table:table-cell table:number-columns-repeated="1022"/>
        </table:table-row>
        <table:table-row table:style-name="ro1">
          <table:table-cell office:value-type="float" office:value="1074">
            <text:p>1074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075">
            <text:p>1075</text:p>
          </table:table-cell>
          <table:table-cell table:number-columns-repeated="1023"/>
        </table:table-row>
        <table:table-row table:style-name="ro1">
          <table:table-cell office:value-type="float" office:value="1076">
            <text:p>1076</text:p>
          </table:table-cell>
          <table:table-cell table:number-columns-repeated="1023"/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33">
            <text:p>33</text:p>
          </table:table-cell>
          <table:table-cell table:number-columns-repeated="1022"/>
        </table:table-row>
        <table:table-row table:style-name="ro1">
          <table:table-cell office:value-type="float" office:value="1078">
            <text:p>1078</text:p>
          </table:table-cell>
          <table:table-cell table:number-columns-repeated="1023"/>
        </table:table-row>
        <table:table-row table:style-name="ro1">
          <table:table-cell office:value-type="float" office:value="1079">
            <text:p>1079</text:p>
          </table:table-cell>
          <table:table-cell table:number-columns-repeated="1023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<text:s text:c="4"/>MASS78 <text:s text:c="4"/>32 <text:s text:c="3"/>Total sentenced males - assault 1978</text:p>
          </table:table-cell>
          <table:table-cell table:number-columns-repeated="1022"/>
        </table:table-row>
        <table:table-row table:style-name="ro1">
          <table:table-cell office:value-type="float" office:value="1081">
            <text:p>1081</text:p>
          </table:table-cell>
          <table:table-cell office:value-type="string">
            <text:p><text:s text:c="4"/>MASS79 <text:s text:c="4"/>32 <text:s text:c="3"/>Total sentenced males - assault 1979</text:p>
          </table:table-cell>
          <table:table-cell table:number-columns-repeated="1022"/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<text:s text:c="4"/>MASS80 <text:s text:c="4"/>32 <text:s text:c="3"/>Total sentenced males - assault 1980</text:p>
          </table:table-cell>
          <table:table-cell table:number-columns-repeated="1022"/>
        </table:table-row>
        <table:table-row table:style-name="ro1">
          <table:table-cell office:value-type="float" office:value="1083">
            <text:p>1083</text:p>
          </table:table-cell>
          <table:table-cell office:value-type="string">
            <text:p><text:s text:c="4"/>FASS75 <text:s text:c="4"/>28 <text:s text:c="3"/>Total sentenced females - assault 1975</text:p>
          </table:table-cell>
          <table:table-cell table:number-columns-repeated="1022"/>
        </table:table-row>
        <table:table-row table:style-name="ro1">
          <table:table-cell office:value-type="float" office:value="1084">
            <text:p>1084</text:p>
          </table:table-cell>
          <table:table-cell office:value-type="string">
            <text:p><text:s text:c="4"/>FASS76 <text:s text:c="4"/>31 <text:s text:c="3"/>Total sentenced females - assault 1976</text:p>
          </table:table-cell>
          <table:table-cell table:number-columns-repeated="1022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<text:s text:c="4"/>FASS77 <text:s text:c="4"/>33 <text:s text:c="3"/>Total sentenced females - assault 1977</text:p>
          </table:table-cell>
          <table:table-cell table:number-columns-repeated="1022"/>
        </table:table-row>
        <table:table-row table:style-name="ro1">
          <table:table-cell office:value-type="float" office:value="1086">
            <text:p>1086</text:p>
          </table:table-cell>
          <table:table-cell office:value-type="string">
            <text:p><text:s text:c="4"/>FASS78 <text:s text:c="4"/>32 <text:s text:c="3"/>Total sentenced females - assault 1978</text:p>
          </table:table-cell>
          <table:table-cell table:number-columns-repeated="1022"/>
        </table:table-row>
        <table:table-row table:style-name="ro1">
          <table:table-cell office:value-type="float" office:value="1087">
            <text:p>1087</text:p>
          </table:table-cell>
          <table:table-cell office:value-type="string">
            <text:p><text:s text:c="4"/>FASS79 <text:s text:c="4"/>32 <text:s text:c="3"/>Total sentenced females - assault 1979</text:p>
          </table:table-cell>
          <table:table-cell table:number-columns-repeated="1022"/>
        </table:table-row>
        <table:table-row table:style-name="ro1">
          <table:table-cell office:value-type="float" office:value="1088">
            <text:p>1088</text:p>
          </table:table-cell>
          <table:table-cell office:value-type="string">
            <text:p><text:s text:c="4"/>FASS80 <text:s text:c="4"/>32 <text:s text:c="3"/>Total sentenced females - assault 1980</text:p>
          </table:table-cell>
          <table:table-cell table:number-columns-repeated="1022"/>
        </table:table-row>
        <table:table-row table:style-name="ro1">
          <table:table-cell office:value-type="float" office:value="1089">
            <text:p>1089</text:p>
          </table:table-cell>
          <table:table-cell office:value-type="string">
            <text:p><text:s text:c="4"/>TDRUG75 <text:s text:c="3"/>28 <text:s text:c="3"/>Total sentenced persons - drug crimes 1975</text:p>
          </table:table-cell>
          <table:table-cell table:number-columns-repeated="1022"/>
        </table:table-row>
        <table:table-row table:style-name="ro1">
          <table:table-cell office:value-type="float" office:value="1090">
            <text:p>1090</text:p>
          </table:table-cell>
          <table:table-cell office:value-type="string">
            <text:p><text:s text:c="4"/>TDRUG76 <text:s text:c="3"/>31 <text:s text:c="3"/>Total sentenced persons - drug crimes 1976</text:p>
          </table:table-cell>
          <table:table-cell table:number-columns-repeated="1022"/>
        </table:table-row>
        <table:table-row table:style-name="ro1">
          <table:table-cell office:value-type="float" office:value="1091">
            <text:p>1091</text:p>
          </table:table-cell>
          <table:table-cell office:value-type="string">
            <text:p><text:s text:c="4"/>TDRUG77 <text:s text:c="3"/>34 <text:s text:c="3"/>Total sentenced persons - drug crimes 1977</text:p>
          </table:table-cell>
          <table:table-cell table:number-columns-repeated="1022"/>
        </table:table-row>
        <table:table-row table:style-name="ro1">
          <table:table-cell office:value-type="float" office:value="1092">
            <text:p>1092</text:p>
          </table:table-cell>
          <table:table-cell office:value-type="string">
            <text:p><text:s text:c="4"/>TDRUG78 <text:s text:c="3"/>35 <text:s text:c="3"/>Total sentenced persons - drug crimes 1978</text:p>
          </table:table-cell>
          <table:table-cell table:number-columns-repeated="1022"/>
        </table:table-row>
        <table:table-row table:style-name="ro1">
          <table:table-cell office:value-type="float" office:value="1093">
            <text:p>1093</text:p>
          </table:table-cell>
          <table:table-cell office:value-type="string">
            <text:p><text:s text:c="4"/>TDRUG79 <text:s text:c="3"/>34 <text:s text:c="3"/>Total sentenced persons - drug crimes 1979</text:p>
          </table:table-cell>
          <table:table-cell table:number-columns-repeated="1022"/>
        </table:table-row>
        <table:table-row table:style-name="ro1">
          <table:table-cell office:value-type="float" office:value="1094">
            <text:p>1094</text:p>
          </table:table-cell>
          <table:table-cell office:value-type="string">
            <text:p><text:s text:c="4"/>TDRUG80 <text:s text:c="3"/>33 <text:s text:c="3"/>Total sentenced persons - drug crimes 1980</text:p>
          </table:table-cell>
          <table:table-cell table:number-columns-repeated="1022"/>
        </table:table-row>
        <table:table-row table:style-name="ro1">
          <table:table-cell office:value-type="float" office:value="1095">
            <text:p>1095</text:p>
          </table:table-cell>
          <table:table-cell office:value-type="string">
            <text:p><text:s text:c="4"/>MDRUG75 <text:s text:c="3"/>24 <text:s text:c="3"/>Total sentenced males - drug crimes 1975</text:p>
          </table:table-cell>
          <table:table-cell table:number-columns-repeated="1022"/>
        </table:table-row>
        <table:table-row table:style-name="ro1">
          <table:table-cell office:value-type="float" office:value="1096">
            <text:p>1096</text:p>
          </table:table-cell>
          <table:table-cell office:value-type="string">
            <text:p><text:s text:c="4"/>MDRUG76 <text:s text:c="3"/>28 <text:s text:c="3"/>Total sentenced males - drug crimes 1976</text:p>
          </table:table-cell>
          <table:table-cell table:number-columns-repeated="1022"/>
        </table:table-row>
        <table:table-row table:style-name="ro1">
          <table:table-cell office:value-type="float" office:value="1097">
            <text:p>1097</text:p>
          </table:table-cell>
          <table:table-cell office:value-type="string">
            <text:p><text:s text:c="4"/>MDRUG77 <text:s text:c="3"/>31 <text:s text:c="3"/>Total sentenced males - drug crimes 1977</text:p>
          </table:table-cell>
          <table:table-cell table:number-columns-repeated="1022"/>
        </table:table-row>
        <table:table-row table:style-name="ro1">
          <table:table-cell office:value-type="float" office:value="1098">
            <text:p>1098</text:p>
          </table:table-cell>
          <table:table-cell office:value-type="string">
            <text:p><text:s text:c="4"/>MDRUG78 <text:s text:c="3"/>31 <text:s text:c="3"/>Total sentenced males - drug crimes 1978</text:p>
          </table:table-cell>
          <table:table-cell table:number-columns-repeated="1022"/>
        </table:table-row>
        <table:table-row table:style-name="ro1">
          <table:table-cell office:value-type="float" office:value="1099">
            <text:p>1099</text:p>
          </table:table-cell>
          <table:table-cell office:value-type="string">
            <text:p><text:s text:c="4"/>MDRUG79 <text:s text:c="3"/>31 <text:s text:c="3"/>Total sentenced males - drug crimes 1979</text:p>
          </table:table-cell>
          <table:table-cell table:number-columns-repeated="1022"/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<text:s text:c="4"/>MDRUG80 <text:s text:c="3"/>30 <text:s text:c="3"/>Total sentenced males - drug crimes 1980</text:p>
          </table:table-cell>
          <table:table-cell table:number-columns-repeated="1022"/>
        </table:table-row>
        <table:table-row table:style-name="ro1">
          <table:table-cell office:value-type="float" office:value="1101">
            <text:p>1101</text:p>
          </table:table-cell>
          <table:table-cell office:value-type="string">
            <text:p><text:s text:c="4"/>FDRUG75 <text:s text:c="3"/>24 <text:s text:c="3"/>Total sentenced females - drug crimes 1975</text:p>
          </table:table-cell>
          <table:table-cell table:number-columns-repeated="1022"/>
        </table:table-row>
        <table:table-row table:style-name="ro1">
          <table:table-cell office:value-type="float" office:value="1102">
            <text:p>1102</text:p>
          </table:table-cell>
          <table:table-cell office:value-type="string">
            <text:p><text:s text:c="4"/>FDRUG76 <text:s text:c="3"/>28 <text:s text:c="3"/>Total sentenced females - drug crimes 1976</text:p>
          </table:table-cell>
          <table:table-cell table:number-columns-repeated="1022"/>
        </table:table-row>
        <table:table-row table:style-name="ro1">
          <table:table-cell office:value-type="float" office:value="1103">
            <text:p>1103</text:p>
          </table:table-cell>
          <table:table-cell office:value-type="string">
            <text:p><text:s text:c="4"/>FDRUG77 <text:s text:c="3"/>31 <text:s text:c="3"/>Total sentenced females - drug crimes 1977</text:p>
          </table:table-cell>
          <table:table-cell table:number-columns-repeated="1022"/>
        </table:table-row>
        <table:table-row table:style-name="ro1">
          <table:table-cell office:value-type="float" office:value="1104">
            <text:p>1104</text:p>
          </table:table-cell>
          <table:table-cell office:value-type="string">
            <text:p><text:s text:c="4"/>FDRUG78 <text:s text:c="3"/>30 <text:s text:c="3"/>Total sentenced females - drug crimes 1978</text:p>
          </table:table-cell>
          <table:table-cell table:number-columns-repeated="1022"/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<text:s text:c="4"/>FDRUG79 <text:s text:c="3"/>31 <text:s text:c="3"/>Total sentenced females - drug crimes 1979</text:p>
          </table:table-cell>
          <table:table-cell table:number-columns-repeated="1022"/>
        </table:table-row>
        <table:table-row table:style-name="ro1">
          <table:table-cell office:value-type="float" office:value="1106">
            <text:p>1106</text:p>
          </table:table-cell>
          <table:table-cell office:value-type="string">
            <text:p><text:s text:c="4"/>FDRUG80 <text:s text:c="3"/>30 <text:s text:c="3"/>Total sentenced females - drug crimes 1980</text:p>
          </table:table-cell>
          <table:table-cell table:number-columns-repeated="1022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<text:s text:c="4"/>TRAPE75 <text:s text:c="3"/>33 <text:s text:c="3"/>Total sentenced persons - rape 1975</text:p>
          </table:table-cell>
          <table:table-cell table:number-columns-repeated="1022"/>
        </table:table-row>
        <table:table-row table:style-name="ro1">
          <table:table-cell office:value-type="float" office:value="1108">
            <text:p>1108</text:p>
          </table:table-cell>
          <table:table-cell office:value-type="string">
            <text:p><text:s text:c="4"/>TRAPE76 <text:s text:c="3"/>36 <text:s text:c="3"/>Total sentenced persons - rape 1976</text:p>
          </table:table-cell>
          <table:table-cell table:number-columns-repeated="1022"/>
        </table:table-row>
        <table:table-row table:style-name="ro1">
          <table:table-cell office:value-type="float" office:value="1109">
            <text:p>1109</text:p>
          </table:table-cell>
          <table:table-cell office:value-type="string">
            <text:p><text:s text:c="4"/>TRAPE77 <text:s text:c="3"/>38 <text:s text:c="3"/>Total sentenced persons - rape 1977</text:p>
          </table:table-cell>
          <table:table-cell table:number-columns-repeated="1022"/>
        </table:table-row>
        <table:table-row table:style-name="ro1">
          <table:table-cell office:value-type="float" office:value="1110">
            <text:p>1110</text:p>
          </table:table-cell>
          <table:table-cell office:value-type="string">
            <text:p><text:s text:c="4"/>TRAPE78 <text:s text:c="3"/>38 <text:s text:c="3"/>Total sentenced persons - rape 1978</text:p>
          </table:table-cell>
          <table:table-cell table:number-columns-repeated="1022"/>
        </table:table-row>
        <table:table-row table:style-name="ro1">
          <table:table-cell office:value-type="float" office:value="1111">
            <text:p>1111</text:p>
          </table:table-cell>
          <table:table-cell office:value-type="string">
            <text:p><text:s text:c="4"/>TRAPE79 <text:s text:c="3"/>39 <text:s text:c="3"/>Total sentenced persons - rape 1979</text:p>
          </table:table-cell>
          <table:table-cell table:number-columns-repeated="1022"/>
        </table:table-row>
        <table:table-row table:style-name="ro1">
          <table:table-cell office:value-type="float" office:value="1112">
            <text:p>1112</text:p>
          </table:table-cell>
          <table:table-cell office:value-type="string">
            <text:p><text:s text:c="4"/>TRAPE80 <text:s text:c="3"/>36 <text:s text:c="3"/>Total sentenced persons - rape 1980</text:p>
          </table:table-cell>
          <table:table-cell table:number-columns-repeated="1022"/>
        </table:table-row>
        <table:table-row table:style-name="ro1">
          <table:table-cell office:value-type="float" office:value="1113">
            <text:p>1113</text:p>
          </table:table-cell>
          <table:table-cell office:value-type="string">
            <text:p><text:s text:c="4"/>MRAPE75 <text:s text:c="3"/>28 <text:s text:c="3"/>Total sentenced males - rape 1975</text:p>
          </table:table-cell>
          <table:table-cell table:number-columns-repeated="1022"/>
        </table:table-row>
        <table:table-row table:style-name="ro1">
          <table:table-cell office:value-type="float" office:value="1114">
            <text:p>1114</text:p>
          </table:table-cell>
          <table:table-cell office:value-type="string">
            <text:p><text:s text:c="4"/>MRAPE76 <text:s text:c="3"/>32 <text:s text:c="3"/>Total sentenced males - rape 1976</text:p>
          </table:table-cell>
          <table:table-cell table:number-columns-repeated="1022"/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<text:s text:c="4"/>MRAPE77 <text:s text:c="3"/>34 <text:s text:c="3"/>Total sentenced males - rape 1977</text:p>
          </table:table-cell>
          <table:table-cell table:number-columns-repeated="1022"/>
        </table:table-row>
        <table:table-row table:style-name="ro1">
          <table:table-cell office:value-type="float" office:value="1116">
            <text:p>1116</text:p>
          </table:table-cell>
          <table:table-cell office:value-type="string">
            <text:p><text:s text:c="4"/>MRAPE78 <text:s text:c="3"/>32 <text:s text:c="3"/>Total sentenced males - rape 1978</text:p>
          </table:table-cell>
          <table:table-cell table:number-columns-repeated="1022"/>
        </table:table-row>
        <table:table-row table:style-name="ro1">
          <table:table-cell office:value-type="float" office:value="1117">
            <text:p>1117</text:p>
          </table:table-cell>
          <table:table-cell office:value-type="string">
            <text:p><text:s text:c="4"/>MRAPE79 <text:s text:c="3"/>33 <text:s text:c="3"/>Total sentenced males - rape 1979</text:p>
          </table:table-cell>
          <table:table-cell table:number-columns-repeated="1022"/>
        </table:table-row>
        <table:table-row table:style-name="ro1">
          <table:table-cell office:value-type="float" office:value="1118">
            <text:p>1118</text:p>
          </table:table-cell>
          <table:table-cell office:value-type="string">
            <text:p><text:s text:c="4"/>MRAPE80 <text:s text:c="3"/>31 <text:s text:c="3"/>Total sentenced males - rape 1980</text:p>
          </table:table-cell>
          <table:table-cell table:number-columns-repeated="1022"/>
        </table:table-row>
        <table:table-row table:style-name="ro1">
          <table:table-cell office:value-type="float" office:value="1119">
            <text:p>1119</text:p>
          </table:table-cell>
          <table:table-cell office:value-type="string">
            <text:p><text:s text:c="4"/>FRAPE75 <text:s text:c="3"/>28 <text:s text:c="3"/>Total sentenced females - rape 1975</text:p>
          </table:table-cell>
          <table:table-cell table:number-columns-repeated="1022"/>
        </table:table-row>
        <table:table-row table:style-name="ro1">
          <table:table-cell office:value-type="float" office:value="1120">
            <text:p>1120</text:p>
          </table:table-cell>
          <table:table-cell office:value-type="string">
            <text:p><text:s text:c="4"/>FRAPE76 <text:s text:c="3"/>32 <text:s text:c="3"/>Total sentenced females - rape 1976</text:p>
          </table:table-cell>
          <table:table-cell table:number-columns-repeated="1022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<text:s text:c="4"/>FRAPE77 <text:s text:c="3"/>34 <text:s text:c="3"/>Total sentenced females - rape 1977</text:p>
          </table:table-cell>
          <table:table-cell table:number-columns-repeated="1022"/>
        </table:table-row>
        <table:table-row table:style-name="ro1">
          <table:table-cell office:value-type="float" office:value="1122">
            <text:p>1122</text:p>
          </table:table-cell>
          <table:table-cell office:value-type="string">
            <text:p><text:s text:c="4"/>FRAPE78 <text:s text:c="3"/>32 <text:s text:c="3"/>Total sentenced females - rape 1978</text:p>
          </table:table-cell>
          <table:table-cell table:number-columns-repeated="1022"/>
        </table:table-row>
        <table:table-row table:style-name="ro1">
          <table:table-cell office:value-type="float" office:value="1123">
            <text:p>1123</text:p>
          </table:table-cell>
          <table:table-cell office:value-type="string">
            <text:p><text:s text:c="4"/>FRAPE79 <text:s text:c="3"/>33 <text:s text:c="3"/>Total sentenced females - rape 1979</text:p>
          </table:table-cell>
          <table:table-cell table:number-columns-repeated="1022"/>
        </table:table-row>
        <table:table-row table:style-name="ro1">
          <table:table-cell office:value-type="float" office:value="1124">
            <text:p>1124</text:p>
          </table:table-cell>
          <table:table-cell office:value-type="string">
            <text:p><text:s text:c="4"/>FRAPE80 <text:s text:c="3"/>31 <text:s text:c="3"/>Total sentenced females - rape 1980</text:p>
          </table:table-cell>
          <table:table-cell table:number-columns-repeated="1022"/>
        </table:table-row>
        <table:table-row table:style-name="ro1">
          <table:table-cell office:value-type="float" office:value="1125">
            <text:p>1125</text:p>
          </table:table-cell>
          <table:table-cell office:value-type="string">
            <text:p><text:s text:c="4"/>TKID75 <text:s text:c="4"/>20 <text:s text:c="3"/>Total sentenced persons - kidnapping 1975</text:p>
          </table:table-cell>
          <table:table-cell table:number-columns-repeated="1022"/>
        </table:table-row>
        <table:table-row table:style-name="ro1">
          <table:table-cell office:value-type="float" office:value="1126">
            <text:p>1126</text:p>
          </table:table-cell>
          <table:table-cell office:value-type="string">
            <text:p><text:s text:c="4"/>TKID76 <text:s text:c="4"/>21 <text:s text:c="3"/>Total sentenced persons - kidnapping 1976</text:p>
          </table:table-cell>
          <table:table-cell table:number-columns-repeated="1022"/>
        </table:table-row>
        <table:table-row table:style-name="ro1">
          <table:table-cell office:value-type="float" office:value="1127">
            <text:p>1127</text:p>
          </table:table-cell>
          <table:table-cell office:value-type="string">
            <text:p><text:s text:c="4"/>TKID77 <text:s text:c="4"/>24 <text:s text:c="3"/>Total sentenced persons - kidnapping 1977</text:p>
          </table:table-cell>
          <table:table-cell table:number-columns-repeated="1022"/>
        </table:table-row>
        <table:table-row table:style-name="ro1">
          <table:table-cell office:value-type="float" office:value="1128">
            <text:p>1128</text:p>
          </table:table-cell>
          <table:table-cell office:value-type="string">
            <text:p><text:s text:c="4"/>TKID78 <text:s text:c="4"/>23 <text:s text:c="3"/>Total sentenced persons - kidnapping 1978</text:p>
          </table:table-cell>
          <table:table-cell table:number-columns-repeated="1022"/>
        </table:table-row>
        <table:table-row table:style-name="ro1">
          <table:table-cell office:value-type="float" office:value="1129">
            <text:p>1129</text:p>
          </table:table-cell>
          <table:table-cell office:value-type="string">
            <text:p><text:s text:c="4"/>TKID79 <text:s text:c="4"/>24 <text:s text:c="3"/>Total sentenced persons - kidnapping 1979</text:p>
          </table:table-cell>
          <table:table-cell table:number-columns-repeated="1022"/>
        </table:table-row>
        <table:table-row table:style-name="ro1">
          <table:table-cell office:value-type="float" office:value="1130">
            <text:p>1130</text:p>
          </table:table-cell>
          <table:table-cell office:value-type="string">
            <text:p><text:s text:c="4"/>TKID80 <text:s text:c="4"/>23 <text:s text:c="3"/>Total sentenced persons - kidnapping 1980</text:p>
          </table:table-cell>
          <table:table-cell table:number-columns-repeated="1022"/>
        </table:table-row>
        <table:table-row table:style-name="ro1">
          <table:table-cell office:value-type="float" office:value="1131">
            <text:p>1131</text:p>
          </table:table-cell>
          <table:table-cell office:value-type="string">
            <text:p><text:s text:c="4"/>MKID75 <text:s text:c="4"/>17 <text:s text:c="3"/>Total sentenced males - kidnapping 1975</text:p>
          </table:table-cell>
          <table:table-cell table:number-columns-repeated="1022"/>
        </table:table-row>
        <table:table-row table:style-name="ro1">
          <table:table-cell office:value-type="float" office:value="1132">
            <text:p>1132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133">
            <text:p>1133</text:p>
          </table:table-cell>
          <table:table-cell table:number-columns-repeated="1023"/>
        </table:table-row>
        <table:table-row table:style-name="ro1">
          <table:table-cell office:value-type="float" office:value="1134">
            <text:p>1134</text:p>
          </table:table-cell>
          <table:table-cell table:number-columns-repeated="1023"/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float" office:value="1136">
            <text:p>1136</text:p>
          </table:table-cell>
          <table:table-cell table:number-columns-repeated="1023"/>
        </table:table-row>
        <table:table-row table:style-name="ro1">
          <table:table-cell office:value-type="float" office:value="1137">
            <text:p>1137</text:p>
          </table:table-cell>
          <table:table-cell table:number-columns-repeated="1023"/>
        </table:table-row>
        <table:table-row table:style-name="ro1">
          <table:table-cell office:value-type="float" office:value="1138">
            <text:p>1138</text:p>
          </table:table-cell>
          <table:table-cell office:value-type="string">
            <text:p><text:s text:c="4"/>MKID76 <text:s text:c="4"/>19 <text:s text:c="3"/>Total sentenced males - kidnapping 1976</text:p>
          </table:table-cell>
          <table:table-cell table:number-columns-repeated="1022"/>
        </table:table-row>
        <table:table-row table:style-name="ro1">
          <table:table-cell office:value-type="float" office:value="1139">
            <text:p>1139</text:p>
          </table:table-cell>
          <table:table-cell office:value-type="string">
            <text:p><text:s text:c="4"/>MKID77 <text:s text:c="4"/>22 <text:s text:c="3"/>Total sentenced males - kidnapping 1977</text:p>
          </table:table-cell>
          <table:table-cell table:number-columns-repeated="1022"/>
        </table:table-row>
        <table:table-row table:style-name="ro1">
          <table:table-cell office:value-type="float" office:value="1140">
            <text:p>1140</text:p>
          </table:table-cell>
          <table:table-cell office:value-type="string">
            <text:p><text:s text:c="4"/>MKID78 <text:s text:c="4"/>20 <text:s text:c="3"/>Total sentenced males - kidnapping 1978</text:p>
          </table:table-cell>
          <table:table-cell table:number-columns-repeated="1022"/>
        </table:table-row>
        <table:table-row table:style-name="ro1">
          <table:table-cell office:value-type="float" office:value="1141">
            <text:p>1141</text:p>
          </table:table-cell>
          <table:table-cell office:value-type="string">
            <text:p><text:s text:c="4"/>MKID79 <text:s text:c="4"/>21 <text:s text:c="3"/>Total sentenced males - kidnapping 1979</text:p>
          </table:table-cell>
          <table:table-cell table:number-columns-repeated="1022"/>
        </table:table-row>
        <table:table-row table:style-name="ro1">
          <table:table-cell office:value-type="float" office:value="1142">
            <text:p>1142</text:p>
          </table:table-cell>
          <table:table-cell office:value-type="string">
            <text:p><text:s text:c="4"/>MKID80 <text:s text:c="4"/>20 <text:s text:c="3"/>Total sentenced males - kidnapping 1980</text:p>
          </table:table-cell>
          <table:table-cell table:number-columns-repeated="1022"/>
        </table:table-row>
        <table:table-row table:style-name="ro1">
          <table:table-cell office:value-type="float" office:value="1143">
            <text:p>1143</text:p>
          </table:table-cell>
          <table:table-cell office:value-type="string">
            <text:p><text:s text:c="4"/>FKID75 <text:s text:c="4"/>17 <text:s text:c="3"/>Total sentenced females - kidnapping 1975</text:p>
          </table:table-cell>
          <table:table-cell table:number-columns-repeated="1022"/>
        </table:table-row>
        <table:table-row table:style-name="ro1">
          <table:table-cell office:value-type="float" office:value="1144">
            <text:p>1144</text:p>
          </table:table-cell>
          <table:table-cell office:value-type="string">
            <text:p><text:s text:c="4"/>FKID76 <text:s text:c="4"/>18 <text:s text:c="3"/>Total sentenced females - kidnapping 1976</text:p>
          </table:table-cell>
          <table:table-cell table:number-columns-repeated="1022"/>
        </table:table-row>
        <table:table-row table:style-name="ro1">
          <table:table-cell office:value-type="float" office:value="1145">
            <text:p>1145</text:p>
          </table:table-cell>
          <table:table-cell office:value-type="string">
            <text:p><text:s text:c="4"/>FKID77 <text:s text:c="4"/>21 <text:s text:c="3"/>Total sentenced females - kidnapping 1977</text:p>
          </table:table-cell>
          <table:table-cell table:number-columns-repeated="1022"/>
        </table:table-row>
        <table:table-row table:style-name="ro1">
          <table:table-cell office:value-type="float" office:value="1146">
            <text:p>1146</text:p>
          </table:table-cell>
          <table:table-cell office:value-type="string">
            <text:p><text:s text:c="4"/>FKID78 <text:s text:c="4"/>19 <text:s text:c="3"/>Total sentenced females - kidnapping 1978</text:p>
          </table:table-cell>
          <table:table-cell table:number-columns-repeated="1022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<text:s text:c="4"/>FKID79 <text:s text:c="4"/>20 <text:s text:c="3"/>Total sentenced females - kidnapping 1979</text:p>
          </table:table-cell>
          <table:table-cell table:number-columns-repeated="1022"/>
        </table:table-row>
        <table:table-row table:style-name="ro1">
          <table:table-cell office:value-type="float" office:value="1148">
            <text:p>1148</text:p>
          </table:table-cell>
          <table:table-cell office:value-type="string">
            <text:p><text:s text:c="4"/>FKID80 <text:s text:c="4"/>19 <text:s text:c="3"/>Total sentenced females - kidnapping 1980</text:p>
          </table:table-cell>
          <table:table-cell table:number-columns-repeated="1022"/>
        </table:table-row>
        <table:table-row table:style-name="ro1">
          <table:table-cell office:value-type="float" office:value="1149">
            <text:p>1149</text:p>
          </table:table-cell>
          <table:table-cell office:value-type="string">
            <text:p><text:s text:c="4"/>TROBB75 <text:s text:c="3"/>34 <text:s text:c="3"/>Total sentenced persons - robbery 1975</text:p>
          </table:table-cell>
          <table:table-cell table:number-columns-repeated="1022"/>
        </table:table-row>
        <table:table-row table:style-name="ro1">
          <table:table-cell office:value-type="float" office:value="1150">
            <text:p>1150</text:p>
          </table:table-cell>
          <table:table-cell office:value-type="string">
            <text:p><text:s text:c="4"/>TROBB76 <text:s text:c="3"/>35 <text:s text:c="3"/>Total sentenced persons - robbery 1976</text:p>
          </table:table-cell>
          <table:table-cell table:number-columns-repeated="1022"/>
        </table:table-row>
        <table:table-row table:style-name="ro1">
          <table:table-cell office:value-type="float" office:value="1151">
            <text:p>1151</text:p>
          </table:table-cell>
          <table:table-cell office:value-type="string">
            <text:p><text:s text:c="4"/>TROBB77 <text:s text:c="3"/>38 <text:s text:c="3"/>Total sentenced persons - robbery 1977</text:p>
          </table:table-cell>
          <table:table-cell table:number-columns-repeated="1022"/>
        </table:table-row>
        <table:table-row table:style-name="ro1">
          <table:table-cell office:value-type="float" office:value="1152">
            <text:p>1152</text:p>
          </table:table-cell>
          <table:table-cell office:value-type="string">
            <text:p><text:s text:c="4"/>TROBB78 <text:s text:c="3"/>36 <text:s text:c="3"/>Total sentenced persons - robbery 1978</text:p>
          </table:table-cell>
          <table:table-cell table:number-columns-repeated="1022"/>
        </table:table-row>
        <table:table-row table:style-name="ro1">
          <table:table-cell office:value-type="float" office:value="1153">
            <text:p>1153</text:p>
          </table:table-cell>
          <table:table-cell office:value-type="string">
            <text:p><text:s text:c="4"/>TROBB79 <text:s text:c="3"/>36 <text:s text:c="3"/>Total sentenced persons - robbery 1979</text:p>
          </table:table-cell>
          <table:table-cell table:number-columns-repeated="1022"/>
        </table:table-row>
        <table:table-row table:style-name="ro1">
          <table:table-cell office:value-type="float" office:value="1154">
            <text:p>1154</text:p>
          </table:table-cell>
          <table:table-cell office:value-type="string">
            <text:p><text:s text:c="4"/>TROBB80 <text:s text:c="3"/>34 <text:s text:c="3"/>Total sentenced persons - robbery 1980</text:p>
          </table:table-cell>
          <table:table-cell table:number-columns-repeated="1022"/>
        </table:table-row>
        <table:table-row table:style-name="ro1">
          <table:table-cell office:value-type="float" office:value="1155">
            <text:p>1155</text:p>
          </table:table-cell>
          <table:table-cell office:value-type="string">
            <text:p><text:s text:c="4"/>MROBB75 <text:s text:c="3"/>28 <text:s text:c="3"/>Total sentenced males - robbery 1975</text:p>
          </table:table-cell>
          <table:table-cell table:number-columns-repeated="1022"/>
        </table:table-row>
        <table:table-row table:style-name="ro1">
          <table:table-cell office:value-type="float" office:value="1156">
            <text:p>1156</text:p>
          </table:table-cell>
          <table:table-cell office:value-type="string">
            <text:p><text:s text:c="4"/>MROBB76 <text:s text:c="3"/>31 <text:s text:c="3"/>Total sentenced males - robbery 1976</text:p>
          </table:table-cell>
          <table:table-cell table:number-columns-repeated="1022"/>
        </table:table-row>
        <table:table-row table:style-name="ro1">
          <table:table-cell office:value-type="float" office:value="1157">
            <text:p>1157</text:p>
          </table:table-cell>
          <table:table-cell office:value-type="string">
            <text:p><text:s text:c="4"/>MROBB77 <text:s text:c="3"/>34 <text:s text:c="3"/>Total sentenced males - robbery 1977</text:p>
          </table:table-cell>
          <table:table-cell table:number-columns-repeated="1022"/>
        </table:table-row>
        <table:table-row table:style-name="ro1">
          <table:table-cell office:value-type="float" office:value="1158">
            <text:p>1158</text:p>
          </table:table-cell>
          <table:table-cell office:value-type="string">
            <text:p><text:s text:c="4"/>MROBB78 <text:s text:c="3"/>31 <text:s text:c="3"/>Total sentenced males - robbery 1978</text:p>
          </table:table-cell>
          <table:table-cell table:number-columns-repeated="1022"/>
        </table:table-row>
        <table:table-row table:style-name="ro1">
          <table:table-cell office:value-type="float" office:value="1159">
            <text:p>1159</text:p>
          </table:table-cell>
          <table:table-cell office:value-type="string">
            <text:p><text:s text:c="4"/>MROBB79 <text:s text:c="3"/>32 <text:s text:c="3"/>Total sentenced males - robbery 1979</text:p>
          </table:table-cell>
          <table:table-cell table:number-columns-repeated="1022"/>
        </table:table-row>
        <table:table-row table:style-name="ro1">
          <table:table-cell office:value-type="float" office:value="1160">
            <text:p>1160</text:p>
          </table:table-cell>
          <table:table-cell office:value-type="string">
            <text:p><text:s text:c="4"/>MROBB80 <text:s text:c="3"/>31 <text:s text:c="3"/>Total sentenced males - robbery 1980</text:p>
          </table:table-cell>
          <table:table-cell table:number-columns-repeated="1022"/>
        </table:table-row>
        <table:table-row table:style-name="ro1">
          <table:table-cell office:value-type="float" office:value="1161">
            <text:p>1161</text:p>
          </table:table-cell>
          <table:table-cell office:value-type="string">
            <text:p><text:s text:c="4"/>FROBB75 <text:s text:c="3"/>28 <text:s text:c="3"/>Total sentenced females - robbery 1975</text:p>
          </table:table-cell>
          <table:table-cell table:number-columns-repeated="1022"/>
        </table:table-row>
        <table:table-row table:style-name="ro1">
          <table:table-cell office:value-type="float" office:value="1162">
            <text:p>1162</text:p>
          </table:table-cell>
          <table:table-cell office:value-type="string">
            <text:p><text:s text:c="4"/>FROBB76 <text:s text:c="3"/>31 <text:s text:c="3"/>Total sentenced females - robbery 1976</text:p>
          </table:table-cell>
          <table:table-cell table:number-columns-repeated="1022"/>
        </table:table-row>
        <table:table-row table:style-name="ro1">
          <table:table-cell office:value-type="float" office:value="1163">
            <text:p>1163</text:p>
          </table:table-cell>
          <table:table-cell office:value-type="string">
            <text:p><text:s text:c="4"/>FROBB77 <text:s text:c="3"/>34 <text:s text:c="3"/>Total sentenced females - robbery 1977</text:p>
          </table:table-cell>
          <table:table-cell table:number-columns-repeated="1022"/>
        </table:table-row>
        <table:table-row table:style-name="ro1">
          <table:table-cell office:value-type="float" office:value="1164">
            <text:p>1164</text:p>
          </table:table-cell>
          <table:table-cell office:value-type="string">
            <text:p><text:s text:c="4"/>FROBB78 <text:s text:c="3"/>31 <text:s text:c="3"/>Total sentenced females - robbery 1978</text:p>
          </table:table-cell>
          <table:table-cell table:number-columns-repeated="1022"/>
        </table:table-row>
        <table:table-row table:style-name="ro1">
          <table:table-cell office:value-type="float" office:value="1165">
            <text:p>1165</text:p>
          </table:table-cell>
          <table:table-cell office:value-type="string">
            <text:p><text:s text:c="4"/>FROBB79 <text:s text:c="3"/>32 <text:s text:c="3"/>Total sentenced females - robbery 1979</text:p>
          </table:table-cell>
          <table:table-cell table:number-columns-repeated="1022"/>
        </table:table-row>
        <table:table-row table:style-name="ro1">
          <table:table-cell office:value-type="float" office:value="1166">
            <text:p>1166</text:p>
          </table:table-cell>
          <table:table-cell office:value-type="string">
            <text:p><text:s text:c="4"/>FROBB80 <text:s text:c="3"/>31 <text:s text:c="3"/>Total sentenced females - robbery 1980</text:p>
          </table:table-cell>
          <table:table-cell table:number-columns-repeated="1022"/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<text:s text:c="4"/>TTHFT75 <text:s text:c="3"/>35 <text:s text:c="3"/>Total sentenced persons - theft 1975</text:p>
          </table:table-cell>
          <table:table-cell table:number-columns-repeated="1022"/>
        </table:table-row>
        <table:table-row table:style-name="ro1">
          <table:table-cell office:value-type="float" office:value="1168">
            <text:p>1168</text:p>
          </table:table-cell>
          <table:table-cell office:value-type="string">
            <text:p><text:s text:c="4"/>TTHFT76 <text:s text:c="3"/>37 <text:s text:c="3"/>Total sentenced persons - theft 1976</text:p>
          </table:table-cell>
          <table:table-cell table:number-columns-repeated="1022"/>
        </table:table-row>
        <table:table-row table:style-name="ro1">
          <table:table-cell office:value-type="float" office:value="1169">
            <text:p>1169</text:p>
          </table:table-cell>
          <table:table-cell office:value-type="string">
            <text:p><text:s text:c="4"/>TTHFT77 <text:s text:c="3"/>39 <text:s text:c="3"/>Total sentenced persons - theft 1977</text:p>
          </table:table-cell>
          <table:table-cell table:number-columns-repeated="1022"/>
        </table:table-row>
        <table:table-row table:style-name="ro1">
          <table:table-cell office:value-type="float" office:value="1170">
            <text:p>1170</text:p>
          </table:table-cell>
          <table:table-cell office:value-type="string">
            <text:p><text:s text:c="4"/>TTHFT78 <text:s text:c="3"/>39 <text:s text:c="3"/>Total sentenced persons - theft 1978</text:p>
          </table:table-cell>
          <table:table-cell table:number-columns-repeated="1022"/>
        </table:table-row>
        <table:table-row table:style-name="ro1">
          <table:table-cell office:value-type="float" office:value="1171">
            <text:p>1171</text:p>
          </table:table-cell>
          <table:table-cell office:value-type="string">
            <text:p><text:s text:c="4"/>TTHFT79 <text:s text:c="3"/>39 <text:s text:c="3"/>Total sentenced persons - theft 1979</text:p>
          </table:table-cell>
          <table:table-cell table:number-columns-repeated="1022"/>
        </table:table-row>
        <table:table-row table:style-name="ro1">
          <table:table-cell office:value-type="float" office:value="1172">
            <text:p>1172</text:p>
          </table:table-cell>
          <table:table-cell office:value-type="string">
            <text:p><text:s text:c="4"/>TTHFT80 <text:s text:c="3"/>38 <text:s text:c="3"/>Total sentenced persons - theft 1980</text:p>
          </table:table-cell>
          <table:table-cell table:number-columns-repeated="1022"/>
        </table:table-row>
        <table:table-row table:style-name="ro1">
          <table:table-cell office:value-type="float" office:value="1173">
            <text:p>1173</text:p>
          </table:table-cell>
          <table:table-cell office:value-type="string">
            <text:p><text:s text:c="4"/>MTHFT75 <text:s text:c="3"/>29 <text:s text:c="3"/>Total sentenced males - theft 1975</text:p>
          </table:table-cell>
          <table:table-cell table:number-columns-repeated="1022"/>
        </table:table-row>
        <table:table-row table:style-name="ro1">
          <table:table-cell office:value-type="float" office:value="1174">
            <text:p>1174</text:p>
          </table:table-cell>
          <table:table-cell office:value-type="string">
            <text:p><text:s text:c="4"/>MTHFT76 <text:s text:c="3"/>33 <text:s text:c="3"/>Total sentenced males - theft 1976</text:p>
          </table:table-cell>
          <table:table-cell table:number-columns-repeated="1022"/>
        </table:table-row>
        <table:table-row table:style-name="ro1">
          <table:table-cell office:value-type="float" office:value="1175">
            <text:p>1175</text:p>
          </table:table-cell>
          <table:table-cell office:value-type="string">
            <text:p><text:s text:c="4"/>MTHFT77 <text:s text:c="3"/>35 <text:s text:c="3"/>Total sentenced males - theft 1977</text:p>
          </table:table-cell>
          <table:table-cell table:number-columns-repeated="1022"/>
        </table:table-row>
        <table:table-row table:style-name="ro1">
          <table:table-cell office:value-type="float" office:value="1176">
            <text:p>1176</text:p>
          </table:table-cell>
          <table:table-cell office:value-type="string">
            <text:p><text:s text:c="4"/>MTHFT78 <text:s text:c="3"/>34 <text:s text:c="3"/>Total sentenced males - theft 1978</text:p>
          </table:table-cell>
          <table:table-cell table:number-columns-repeated="1022"/>
        </table:table-row>
        <table:table-row table:style-name="ro1">
          <table:table-cell office:value-type="float" office:value="1177">
            <text:p>1177</text:p>
          </table:table-cell>
          <table:table-cell office:value-type="string">
            <text:p><text:s text:c="4"/>MTHFT79 <text:s text:c="3"/>34 <text:s text:c="3"/>Total sentenced males - theft 1979</text:p>
          </table:table-cell>
          <table:table-cell table:number-columns-repeated="1022"/>
        </table:table-row>
        <table:table-row table:style-name="ro1">
          <table:table-cell office:value-type="float" office:value="1178">
            <text:p>1178</text:p>
          </table:table-cell>
          <table:table-cell office:value-type="string">
            <text:p><text:s text:c="4"/>MTHFT80 <text:s text:c="3"/>33 <text:s text:c="3"/>Total sentenced males - theft 1980</text:p>
          </table:table-cell>
          <table:table-cell table:number-columns-repeated="1022"/>
        </table:table-row>
        <table:table-row table:style-name="ro1">
          <table:table-cell office:value-type="float" office:value="1179">
            <text:p>1179</text:p>
          </table:table-cell>
          <table:table-cell office:value-type="string">
            <text:p><text:s text:c="4"/>FTHFT75 <text:s text:c="3"/>29 <text:s text:c="3"/>Total sentenced females - theft 1975</text:p>
          </table:table-cell>
          <table:table-cell table:number-columns-repeated="1022"/>
        </table:table-row>
        <table:table-row table:style-name="ro1">
          <table:table-cell office:value-type="float" office:value="1180">
            <text:p>1180</text:p>
          </table:table-cell>
          <table:table-cell office:value-type="string">
            <text:p><text:s text:c="4"/>FTHFT76 <text:s text:c="3"/>33 <text:s text:c="3"/>Total sentenced females - theft 1976</text:p>
          </table:table-cell>
          <table:table-cell table:number-columns-repeated="1022"/>
        </table:table-row>
        <table:table-row table:style-name="ro1">
          <table:table-cell office:value-type="float" office:value="1181">
            <text:p>1181</text:p>
          </table:table-cell>
          <table:table-cell office:value-type="string">
            <text:p><text:s text:c="4"/>FTHFT77 <text:s text:c="3"/>35 <text:s text:c="3"/>Total sentenced females - theft 1977</text:p>
          </table:table-cell>
          <table:table-cell table:number-columns-repeated="1022"/>
        </table:table-row>
        <table:table-row table:style-name="ro1">
          <table:table-cell office:value-type="float" office:value="1182">
            <text:p>1182</text:p>
          </table:table-cell>
          <table:table-cell office:value-type="string">
            <text:p><text:s text:c="4"/>FTHFT78 <text:s text:c="3"/>34 <text:s text:c="3"/>Total sentenced females - theft 1978</text:p>
          </table:table-cell>
          <table:table-cell table:number-columns-repeated="1022"/>
        </table:table-row>
        <table:table-row table:style-name="ro1">
          <table:table-cell office:value-type="float" office:value="1183">
            <text:p>1183</text:p>
          </table:table-cell>
          <table:table-cell office:value-type="string">
            <text:p><text:s text:c="4"/>FTHFT79 <text:s text:c="3"/>34 <text:s text:c="3"/>Total sentenced females - theft 1979</text:p>
          </table:table-cell>
          <table:table-cell table:number-columns-repeated="1022"/>
        </table:table-row>
        <table:table-row table:style-name="ro1">
          <table:table-cell office:value-type="float" office:value="1184">
            <text:p>1184</text:p>
          </table:table-cell>
          <table:table-cell office:value-type="string">
            <text:p><text:s text:c="4"/>FTHFT80 <text:s text:c="3"/>33 <text:s text:c="3"/>Total sentenced females - theft 1980</text:p>
          </table:table-cell>
          <table:table-cell table:number-columns-repeated="1022"/>
        </table:table-row>
        <table:table-row table:style-name="ro1">
          <table:table-cell office:value-type="float" office:value="1185">
            <text:p>1185</text:p>
          </table:table-cell>
          <table:table-cell office:value-type="string">
            <text:p><text:s text:c="4"/>TFRD75 <text:s text:c="4"/>31 <text:s text:c="3"/>Total sentenced persons - fraud 1975</text:p>
          </table:table-cell>
          <table:table-cell table:number-columns-repeated="1022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<text:s text:c="4"/>TFRD76 <text:s text:c="4"/>34 <text:s text:c="3"/>Total sentenced persons - fraud 1976</text:p>
          </table:table-cell>
          <table:table-cell table:number-columns-repeated="1022"/>
        </table:table-row>
        <table:table-row table:style-name="ro1">
          <table:table-cell office:value-type="float" office:value="1187">
            <text:p>1187</text:p>
          </table:table-cell>
          <table:table-cell office:value-type="string">
            <text:p><text:s text:c="4"/>TFRD77 <text:s text:c="4"/>35 <text:s text:c="3"/>Total sentenced persons - fraud 1977</text:p>
          </table:table-cell>
          <table:table-cell table:number-columns-repeated="1022"/>
        </table:table-row>
        <table:table-row table:style-name="ro1">
          <table:table-cell office:value-type="float" office:value="1188">
            <text:p>1188</text:p>
          </table:table-cell>
          <table:table-cell office:value-type="string">
            <text:p><text:s text:c="4"/>TFRD78 <text:s text:c="4"/>35 <text:s text:c="3"/>Total sentenced persons - fraud 1978</text:p>
          </table:table-cell>
          <table:table-cell table:number-columns-repeated="1022"/>
        </table:table-row>
        <table:table-row table:style-name="ro1">
          <table:table-cell office:value-type="float" office:value="1189">
            <text:p>1189</text:p>
          </table:table-cell>
          <table:table-cell office:value-type="string">
            <text:p><text:s text:c="4"/>TFRD79 <text:s text:c="4"/>36 <text:s text:c="3"/>Total sentenced persons - fraud 1979</text:p>
          </table:table-cell>
          <table:table-cell table:number-columns-repeated="1022"/>
        </table:table-row>
        <table:table-row table:style-name="ro1">
          <table:table-cell office:value-type="float" office:value="1190">
            <text:p>1190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191">
            <text:p>1191</text:p>
          </table:table-cell>
          <table:table-cell table:number-columns-repeated="1023"/>
        </table:table-row>
        <table:table-row table:style-name="ro1">
          <table:table-cell office:value-type="float" office:value="1192">
            <text:p>1192</text:p>
          </table:table-cell>
          <table:table-cell table:number-columns-repeated="1023"/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1">
          <table:table-cell office:value-type="float" office:value="1194">
            <text:p>1194</text:p>
          </table:table-cell>
          <table:table-cell table:number-columns-repeated="1023"/>
        </table:table-row>
        <table:table-row table:style-name="ro1">
          <table:table-cell office:value-type="float" office:value="1195">
            <text:p>1195</text:p>
          </table:table-cell>
          <table:table-cell table:number-columns-repeated="1023"/>
        </table:table-row>
        <table:table-row table:style-name="ro1">
          <table:table-cell office:value-type="float" office:value="1196">
            <text:p>1196</text:p>
          </table:table-cell>
          <table:table-cell office:value-type="string">
            <text:p><text:s text:c="4"/>TFRD80 <text:s text:c="4"/>36 <text:s text:c="3"/>Total sentenced persons - fraud 1980</text:p>
          </table:table-cell>
          <table:table-cell table:number-columns-repeated="1022"/>
        </table:table-row>
        <table:table-row table:style-name="ro1">
          <table:table-cell office:value-type="float" office:value="1197">
            <text:p>1197</text:p>
          </table:table-cell>
          <table:table-cell office:value-type="string">
            <text:p><text:s text:c="4"/>MFRD75 <text:s text:c="4"/>28 <text:s text:c="3"/>Total sentenced males - fraud 1975</text:p>
          </table:table-cell>
          <table:table-cell table:number-columns-repeated="1022"/>
        </table:table-row>
        <table:table-row table:style-name="ro1">
          <table:table-cell office:value-type="float" office:value="1198">
            <text:p>1198</text:p>
          </table:table-cell>
          <table:table-cell office:value-type="string">
            <text:p><text:s text:c="4"/>MFRD76 <text:s text:c="4"/>31 <text:s text:c="3"/>Total sentenced males - fraud 1976</text:p>
          </table:table-cell>
          <table:table-cell table:number-columns-repeated="1022"/>
        </table:table-row>
        <table:table-row table:style-name="ro1">
          <table:table-cell office:value-type="float" office:value="1199">
            <text:p>1199</text:p>
          </table:table-cell>
          <table:table-cell office:value-type="string">
            <text:p><text:s text:c="4"/>MFRD77 <text:s text:c="4"/>32 <text:s text:c="3"/>Total sentenced males - fraud 1977</text:p>
          </table:table-cell>
          <table:table-cell table:number-columns-repeated="1022"/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<text:s text:c="4"/>MFRD78 <text:s text:c="4"/>31 <text:s text:c="3"/>Total sentenced males - fraud 1978</text:p>
          </table:table-cell>
          <table:table-cell table:number-columns-repeated="1022"/>
        </table:table-row>
        <table:table-row table:style-name="ro1">
          <table:table-cell office:value-type="float" office:value="1201">
            <text:p>1201</text:p>
          </table:table-cell>
          <table:table-cell office:value-type="string">
            <text:p><text:s text:c="4"/>MFRD79 <text:s text:c="4"/>32 <text:s text:c="3"/>Total sentenced males - fraud 1979</text:p>
          </table:table-cell>
          <table:table-cell table:number-columns-repeated="1022"/>
        </table:table-row>
        <table:table-row table:style-name="ro1">
          <table:table-cell office:value-type="float" office:value="1202">
            <text:p>1202</text:p>
          </table:table-cell>
          <table:table-cell office:value-type="string">
            <text:p><text:s text:c="4"/>MFRD80 <text:s text:c="4"/>30 <text:s text:c="3"/>Total sentenced males - fraud 1980</text:p>
          </table:table-cell>
          <table:table-cell table:number-columns-repeated="1022"/>
        </table:table-row>
        <table:table-row table:style-name="ro1">
          <table:table-cell office:value-type="float" office:value="1203">
            <text:p>1203</text:p>
          </table:table-cell>
          <table:table-cell office:value-type="string">
            <text:p><text:s text:c="4"/>FFRD75 <text:s text:c="4"/>28 <text:s text:c="3"/>Total sentenced females - fraud 1975</text:p>
          </table:table-cell>
          <table:table-cell table:number-columns-repeated="1022"/>
        </table:table-row>
        <table:table-row table:style-name="ro1">
          <table:table-cell office:value-type="float" office:value="1204">
            <text:p>1204</text:p>
          </table:table-cell>
          <table:table-cell office:value-type="string">
            <text:p><text:s text:c="4"/>FFRD76 <text:s text:c="4"/>31 <text:s text:c="3"/>Total sentenced females - fraud 1976</text:p>
          </table:table-cell>
          <table:table-cell table:number-columns-repeated="1022"/>
        </table:table-row>
        <table:table-row table:style-name="ro1">
          <table:table-cell office:value-type="float" office:value="1205">
            <text:p>1205</text:p>
          </table:table-cell>
          <table:table-cell office:value-type="string">
            <text:p><text:s text:c="4"/>FFRD77 <text:s text:c="4"/>32 <text:s text:c="3"/>Total sentenced females - fraud 1977</text:p>
          </table:table-cell>
          <table:table-cell table:number-columns-repeated="1022"/>
        </table:table-row>
        <table:table-row table:style-name="ro1">
          <table:table-cell office:value-type="float" office:value="1206">
            <text:p>1206</text:p>
          </table:table-cell>
          <table:table-cell office:value-type="string">
            <text:p><text:s text:c="4"/>FFRD78 <text:s text:c="4"/>31 <text:s text:c="3"/>Total sentenced females - fraud 1978</text:p>
          </table:table-cell>
          <table:table-cell table:number-columns-repeated="1022"/>
        </table:table-row>
        <table:table-row table:style-name="ro1">
          <table:table-cell office:value-type="float" office:value="1207">
            <text:p>1207</text:p>
          </table:table-cell>
          <table:table-cell office:value-type="string">
            <text:p><text:s text:c="4"/>FFRD79 <text:s text:c="4"/>32 <text:s text:c="3"/>Total sentenced females - fraud 1979</text:p>
          </table:table-cell>
          <table:table-cell table:number-columns-repeated="1022"/>
        </table:table-row>
        <table:table-row table:style-name="ro1">
          <table:table-cell office:value-type="float" office:value="1208">
            <text:p>1208</text:p>
          </table:table-cell>
          <table:table-cell office:value-type="string">
            <text:p><text:s text:c="4"/>FFRD80 <text:s text:c="4"/>30 <text:s text:c="3"/>Total sentenced females - fraud 1980</text:p>
          </table:table-cell>
          <table:table-cell table:number-columns-repeated="1022"/>
        </table:table-row>
        <table:table-row table:style-name="ro1">
          <table:table-cell office:value-type="float" office:value="1209">
            <text:p>1209</text:p>
          </table:table-cell>
          <table:table-cell office:value-type="string">
            <text:p><text:s text:c="4"/>TBRIB75 <text:s text:c="3"/>15 <text:s text:c="3"/>Total sentenced persons - bribery 1975</text:p>
          </table:table-cell>
          <table:table-cell table:number-columns-repeated="1022"/>
        </table:table-row>
        <table:table-row table:style-name="ro1">
          <table:table-cell office:value-type="float" office:value="1210">
            <text:p>1210</text:p>
          </table:table-cell>
          <table:table-cell office:value-type="string">
            <text:p><text:s text:c="4"/>TBRIB76 <text:s text:c="3"/>17 <text:s text:c="3"/>Total sentenced persons - bribery 1976</text:p>
          </table:table-cell>
          <table:table-cell table:number-columns-repeated="1022"/>
        </table:table-row>
        <table:table-row table:style-name="ro1">
          <table:table-cell office:value-type="float" office:value="1211">
            <text:p>1211</text:p>
          </table:table-cell>
          <table:table-cell office:value-type="string">
            <text:p><text:s text:c="4"/>TBRIB77 <text:s text:c="3"/>18 <text:s text:c="3"/>Total sentenced persons - bribery 1977</text:p>
          </table:table-cell>
          <table:table-cell table:number-columns-repeated="1022"/>
        </table:table-row>
        <table:table-row table:style-name="ro1">
          <table:table-cell office:value-type="float" office:value="1212">
            <text:p>1212</text:p>
          </table:table-cell>
          <table:table-cell office:value-type="string">
            <text:p><text:s text:c="4"/>TBRIB78 <text:s text:c="3"/>16 <text:s text:c="3"/>Total sentenced persons - bribery 1978</text:p>
          </table:table-cell>
          <table:table-cell table:number-columns-repeated="1022"/>
        </table:table-row>
        <table:table-row table:style-name="ro1">
          <table:table-cell office:value-type="float" office:value="1213">
            <text:p>1213</text:p>
          </table:table-cell>
          <table:table-cell office:value-type="string">
            <text:p><text:s text:c="4"/>TBRIB79 <text:s text:c="3"/>16 <text:s text:c="3"/>Total sentenced persons - bribery 1979</text:p>
          </table:table-cell>
          <table:table-cell table:number-columns-repeated="1022"/>
        </table:table-row>
        <table:table-row table:style-name="ro1">
          <table:table-cell office:value-type="float" office:value="1214">
            <text:p>1214</text:p>
          </table:table-cell>
          <table:table-cell office:value-type="string">
            <text:p><text:s text:c="4"/>TBRIB80 <text:s text:c="3"/>17 <text:s text:c="3"/>Total sentenced persons - bribery 1980</text:p>
          </table:table-cell>
          <table:table-cell table:number-columns-repeated="1022"/>
        </table:table-row>
        <table:table-row table:style-name="ro1">
          <table:table-cell office:value-type="float" office:value="1215">
            <text:p>1215</text:p>
          </table:table-cell>
          <table:table-cell office:value-type="string">
            <text:p><text:s text:c="4"/>MBRIB75 <text:s text:c="3"/>13 <text:s text:c="3"/>Total sentenced males - bribery 1975</text:p>
          </table:table-cell>
          <table:table-cell table:number-columns-repeated="1022"/>
        </table:table-row>
        <table:table-row table:style-name="ro1">
          <table:table-cell office:value-type="float" office:value="1216">
            <text:p>1216</text:p>
          </table:table-cell>
          <table:table-cell office:value-type="string">
            <text:p><text:s text:c="4"/>MBRIB76 <text:s text:c="3"/>15 <text:s text:c="3"/>Total sentenced males - bribery 1976</text:p>
          </table:table-cell>
          <table:table-cell table:number-columns-repeated="1022"/>
        </table:table-row>
        <table:table-row table:style-name="ro1">
          <table:table-cell office:value-type="float" office:value="1217">
            <text:p>1217</text:p>
          </table:table-cell>
          <table:table-cell office:value-type="string">
            <text:p><text:s text:c="4"/>MBRIB77 <text:s text:c="3"/>16 <text:s text:c="3"/>Total sentenced males - bribery 1977</text:p>
          </table:table-cell>
          <table:table-cell table:number-columns-repeated="1022"/>
        </table:table-row>
        <table:table-row table:style-name="ro1">
          <table:table-cell office:value-type="float" office:value="1218">
            <text:p>1218</text:p>
          </table:table-cell>
          <table:table-cell office:value-type="string">
            <text:p><text:s text:c="4"/>MBRIB78 <text:s text:c="3"/>13 <text:s text:c="3"/>Total sentenced males - bribery 1978</text:p>
          </table:table-cell>
          <table:table-cell table:number-columns-repeated="1022"/>
        </table:table-row>
        <table:table-row table:style-name="ro1">
          <table:table-cell office:value-type="float" office:value="1219">
            <text:p>1219</text:p>
          </table:table-cell>
          <table:table-cell office:value-type="string">
            <text:p><text:s text:c="4"/>MBRIB79 <text:s text:c="3"/>15 <text:s text:c="3"/>Total sentenced males - bribery 1979</text:p>
          </table:table-cell>
          <table:table-cell table:number-columns-repeated="1022"/>
        </table:table-row>
        <table:table-row table:style-name="ro1">
          <table:table-cell office:value-type="float" office:value="1220">
            <text:p>1220</text:p>
          </table:table-cell>
          <table:table-cell office:value-type="string">
            <text:p><text:s text:c="4"/>MBRIB80 <text:s text:c="3"/>16 <text:s text:c="3"/>Total sentenced males - bribery 1980</text:p>
          </table:table-cell>
          <table:table-cell table:number-columns-repeated="1022"/>
        </table:table-row>
        <table:table-row table:style-name="ro1">
          <table:table-cell office:value-type="float" office:value="1221">
            <text:p>1221</text:p>
          </table:table-cell>
          <table:table-cell office:value-type="string">
            <text:p><text:s text:c="4"/>FBRIB75 <text:s text:c="3"/>13 <text:s text:c="3"/>Total sentenced females - bribery 1975</text:p>
          </table:table-cell>
          <table:table-cell table:number-columns-repeated="1022"/>
        </table:table-row>
        <table:table-row table:style-name="ro1">
          <table:table-cell office:value-type="float" office:value="1222">
            <text:p>1222</text:p>
          </table:table-cell>
          <table:table-cell office:value-type="string">
            <text:p><text:s text:c="4"/>FBRIB76 <text:s text:c="3"/>15 <text:s text:c="3"/>Total sentenced females - bribery 1976</text:p>
          </table:table-cell>
          <table:table-cell table:number-columns-repeated="1022"/>
        </table:table-row>
        <table:table-row table:style-name="ro1">
          <table:table-cell office:value-type="float" office:value="1223">
            <text:p>1223</text:p>
          </table:table-cell>
          <table:table-cell office:value-type="string">
            <text:p><text:s text:c="4"/>FBRIB77 <text:s text:c="3"/>16 <text:s text:c="3"/>Total sentenced females - bribery 1977</text:p>
          </table:table-cell>
          <table:table-cell table:number-columns-repeated="1022"/>
        </table:table-row>
        <table:table-row table:style-name="ro1">
          <table:table-cell office:value-type="float" office:value="1224">
            <text:p>1224</text:p>
          </table:table-cell>
          <table:table-cell office:value-type="string">
            <text:p><text:s text:c="4"/>FBRIB78 <text:s text:c="3"/>13 <text:s text:c="3"/>Total sentenced females - bribery 1978</text:p>
          </table:table-cell>
          <table:table-cell table:number-columns-repeated="1022"/>
        </table:table-row>
        <table:table-row table:style-name="ro1">
          <table:table-cell office:value-type="float" office:value="1225">
            <text:p>1225</text:p>
          </table:table-cell>
          <table:table-cell office:value-type="string">
            <text:p><text:s text:c="4"/>FBRIB79 <text:s text:c="3"/>15 <text:s text:c="3"/>Total sentenced females - bribery 1979</text:p>
          </table:table-cell>
          <table:table-cell table:number-columns-repeated="1022"/>
        </table:table-row>
        <table:table-row table:style-name="ro1">
          <table:table-cell office:value-type="float" office:value="1226">
            <text:p>1226</text:p>
          </table:table-cell>
          <table:table-cell office:value-type="string">
            <text:p><text:s text:c="4"/>FBRIB80 <text:s text:c="3"/>15 <text:s text:c="3"/>Total sentenced females - bribery 1980</text:p>
          </table:table-cell>
          <table:table-cell table:number-columns-repeated="1022"/>
        </table:table-row>
        <table:table-row table:style-name="ro1">
          <table:table-cell office:value-type="float" office:value="1227">
            <text:p>1227</text:p>
          </table:table-cell>
          <table:table-cell office:value-type="string">
            <text:p><text:s text:c="4"/>TOTH75 <text:s text:c="4"/>13 <text:s text:c="3"/>Total sentenced persons - other serious crimes 1975</text:p>
          </table:table-cell>
          <table:table-cell table:number-columns-repeated="1022"/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<text:s text:c="4"/>TOTH76 <text:s text:c="4"/>15 <text:s text:c="3"/>Total sentenced persons - other serious crimes 1976</text:p>
          </table:table-cell>
          <table:table-cell table:number-columns-repeated="1022"/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<text:s text:c="4"/>TOTH77 <text:s text:c="4"/>18 <text:s text:c="3"/>Total sentenced persons - other serious crimes 1977</text:p>
          </table:table-cell>
          <table:table-cell table:number-columns-repeated="1022"/>
        </table:table-row>
        <table:table-row table:style-name="ro1">
          <table:table-cell office:value-type="float" office:value="1230">
            <text:p>1230</text:p>
          </table:table-cell>
          <table:table-cell office:value-type="string">
            <text:p><text:s text:c="4"/>TOTH78 <text:s text:c="4"/>16 <text:s text:c="3"/>Total sentenced persons - other serious crimes 1978</text:p>
          </table:table-cell>
          <table:table-cell table:number-columns-repeated="1022"/>
        </table:table-row>
        <table:table-row table:style-name="ro1">
          <table:table-cell office:value-type="float" office:value="1231">
            <text:p>1231</text:p>
          </table:table-cell>
          <table:table-cell office:value-type="string">
            <text:p><text:s text:c="4"/>TOTH79 <text:s text:c="4"/>16 <text:s text:c="3"/>Total sentenced persons - other serious crimes 1979</text:p>
          </table:table-cell>
          <table:table-cell table:number-columns-repeated="1022"/>
        </table:table-row>
        <table:table-row table:style-name="ro1">
          <table:table-cell office:value-type="float" office:value="1232">
            <text:p>1232</text:p>
          </table:table-cell>
          <table:table-cell office:value-type="string">
            <text:p><text:s text:c="4"/>TOTH80 <text:s text:c="4"/>16 <text:s text:c="3"/>Total sentenced persons - other serious crimes 1980</text:p>
          </table:table-cell>
          <table:table-cell table:number-columns-repeated="1022"/>
        </table:table-row>
        <table:table-row table:style-name="ro1">
          <table:table-cell office:value-type="float" office:value="1233">
            <text:p>1233</text:p>
          </table:table-cell>
          <table:table-cell office:value-type="string">
            <text:p><text:s text:c="4"/>MOTH75 <text:s text:c="5"/>7 <text:s text:c="3"/>Total sentenced males - other serious crimes 1975</text:p>
          </table:table-cell>
          <table:table-cell table:number-columns-repeated="1022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<text:s text:c="4"/>MOTH76 <text:s text:c="5"/>7 <text:s text:c="3"/>Total sentenced males - other serious crimes 1976</text:p>
          </table:table-cell>
          <table:table-cell table:number-columns-repeated="1022"/>
        </table:table-row>
        <table:table-row table:style-name="ro1">
          <table:table-cell office:value-type="float" office:value="1235">
            <text:p>1235</text:p>
          </table:table-cell>
          <table:table-cell office:value-type="string">
            <text:p><text:s text:c="4"/>MOTH77 <text:s text:c="4"/>10 <text:s text:c="3"/>Total sentenced males - other serious crimes 1977</text:p>
          </table:table-cell>
          <table:table-cell table:number-columns-repeated="1022"/>
        </table:table-row>
        <table:table-row table:style-name="ro1">
          <table:table-cell office:value-type="float" office:value="1236">
            <text:p>1236</text:p>
          </table:table-cell>
          <table:table-cell office:value-type="string">
            <text:p><text:s text:c="4"/>MOTH78 <text:s text:c="5"/>8 <text:s text:c="3"/>Total sentenced males - other serious crimes 1978</text:p>
          </table:table-cell>
          <table:table-cell table:number-columns-repeated="1022"/>
        </table:table-row>
        <table:table-row table:style-name="ro1">
          <table:table-cell office:value-type="float" office:value="1237">
            <text:p>1237</text:p>
          </table:table-cell>
          <table:table-cell office:value-type="string">
            <text:p><text:s text:c="4"/>MOTH79 <text:s text:c="5"/>8 <text:s text:c="3"/>Total sentenced males - other serious crimes 1979</text:p>
          </table:table-cell>
          <table:table-cell table:number-columns-repeated="1022"/>
        </table:table-row>
        <table:table-row table:style-name="ro1">
          <table:table-cell office:value-type="float" office:value="1238">
            <text:p>1238</text:p>
          </table:table-cell>
          <table:table-cell office:value-type="string">
            <text:p><text:s text:c="4"/>MOTH80 <text:s text:c="5"/>7 <text:s text:c="3"/>Total sentenced males - other serious crimes 1980</text:p>
          </table:table-cell>
          <table:table-cell table:number-columns-repeated="1022"/>
        </table:table-row>
        <table:table-row table:style-name="ro1">
          <table:table-cell office:value-type="float" office:value="1239">
            <text:p>1239</text:p>
          </table:table-cell>
          <table:table-cell office:value-type="string">
            <text:p><text:s text:c="4"/>FOTH75 <text:s text:c="5"/>6 <text:s text:c="3"/>Total sentenced females - other serious crimes 1975</text:p>
          </table:table-cell>
          <table:table-cell table:number-columns-repeated="1022"/>
        </table:table-row>
        <table:table-row table:style-name="ro1">
          <table:table-cell office:value-type="float" office:value="1240">
            <text:p>1240</text:p>
          </table:table-cell>
          <table:table-cell office:value-type="string">
            <text:p><text:s text:c="4"/>FOTH76 <text:s text:c="5"/>6 <text:s text:c="3"/>Total sentenced females - other serious crimes 1976</text:p>
          </table:table-cell>
          <table:table-cell table:number-columns-repeated="1022"/>
        </table:table-row>
        <table:table-row table:style-name="ro1">
          <table:table-cell office:value-type="float" office:value="1241">
            <text:p>1241</text:p>
          </table:table-cell>
          <table:table-cell office:value-type="string">
            <text:p><text:s text:c="4"/>FOTH77 <text:s text:c="5"/>9 <text:s text:c="3"/>Total sentenced females - other serious crimes 1977</text:p>
          </table:table-cell>
          <table:table-cell table:number-columns-repeated="1022"/>
        </table:table-row>
        <table:table-row table:style-name="ro1">
          <table:table-cell office:value-type="float" office:value="1242">
            <text:p>1242</text:p>
          </table:table-cell>
          <table:table-cell office:value-type="string">
            <text:p><text:s text:c="4"/>FOTH78 <text:s text:c="5"/>7 <text:s text:c="3"/>Total sentenced females - other serious crimes 1978</text:p>
          </table:table-cell>
          <table:table-cell table:number-columns-repeated="1022"/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<text:s text:c="4"/>FOTH79 <text:s text:c="5"/>7 <text:s text:c="3"/>Total sentenced females - other serious crimes 1979</text:p>
          </table:table-cell>
          <table:table-cell table:number-columns-repeated="1022"/>
        </table:table-row>
        <table:table-row table:style-name="ro1">
          <table:table-cell office:value-type="float" office:value="1244">
            <text:p>1244</text:p>
          </table:table-cell>
          <table:table-cell office:value-type="string">
            <text:p><text:s text:c="4"/>FOTH80 <text:s text:c="5"/>6 <text:s text:c="3"/>Total sentenced females - other serious crimes 1980</text:p>
          </table:table-cell>
          <table:table-cell table:number-columns-repeated="1022"/>
        </table:table-row>
        <table:table-row table:style-name="ro1">
          <table:table-cell office:value-type="float" office:value="1245">
            <text:p>1245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246">
            <text:p>1246</text:p>
          </table:table-cell>
          <table:table-cell table:number-columns-repeated="1023"/>
        </table:table-row>
        <table:table-row table:style-name="ro1">
          <table:table-cell office:value-type="float" office:value="1247">
            <text:p>1247</text:p>
          </table:table-cell>
          <table:table-cell table:number-columns-repeated="1023"/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1">
          <table:table-cell office:value-type="float" office:value="1249">
            <text:p>1249</text:p>
          </table:table-cell>
          <table:table-cell table:number-columns-repeated="1023"/>
        </table:table-row>
        <table:table-row table:style-name="ro1">
          <table:table-cell office:value-type="float" office:value="1250">
            <text:p>1250</text:p>
          </table:table-cell>
          <table:table-cell table:number-columns-repeated="1023"/>
        </table:table-row>
        <table:table-row table:style-name="ro1">
          <table:table-cell office:value-type="float" office:value="1251">
            <text:p>1251</text:p>
          </table:table-cell>
          <table:table-cell office:value-type="string">
            <text:p><text:s text:c="4"/>SENT2.WK1: Non-Custodial Sanctions of Adult Offenders, by Sex and Type</text:p>
          </table:table-cell>
          <table:table-cell table:number-columns-repeated="1022"/>
        </table:table-row>
        <table:table-row table:style-name="ro1">
          <table:table-cell office:value-type="float" office:value="1252">
            <text:p>1252</text:p>
          </table:table-cell>
          <table:table-cell office:value-type="string">
            <text:p><text:s text:c="15"/>of Sanction (Probation, Suspended Sentence, Fines, Community</text:p>
          </table:table-cell>
          <table:table-cell table:number-columns-repeated="1022"/>
        </table:table-row>
        <table:table-row table:style-name="ro1">
          <table:table-cell office:value-type="float" office:value="1253">
            <text:p>1253</text:p>
          </table:table-cell>
          <table:table-cell office:value-type="string">
            <text:p><text:s text:c="15"/>Service Orders, Limitation of Liberty, and Restitution).</text:p>
          </table:table-cell>
          <table:table-cell table:number-columns-repeated="1022"/>
        </table:table-row>
        <table:table-row table:style-name="ro1">
          <table:table-cell office:value-type="float" office:value="1254">
            <text:p>1254</text:p>
          </table:table-cell>
          <table:table-cell office:value-type="string">
            <text:p><text:s text:c="15"/>(Second Survey, Question 21)</text:p>
          </table:table-cell>
          <table:table-cell table:number-columns-repeated="1022"/>
        </table:table-row>
        <table:table-row table:style-name="ro1">
          <table:table-cell office:value-type="float" office:value="1255">
            <text:p>1255</text:p>
          </table:table-cell>
          <table:table-cell table:number-columns-repeated="1023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<text:s text:c="4"/>Variable <text:s text:c="3"/>N <text:s text:c="2"/>Label</text:p>
          </table:table-cell>
          <table:table-cell table:number-columns-repeated="1022"/>
        </table:table-row>
        <table:table-row table:style-name="ro1">
          <table:table-cell office:value-type="float" office:value="1257">
            <text:p>1257</text:p>
          </table:table-cell>
          <table:table-cell table:number-columns-repeated="1023"/>
        </table:table-row>
        <table:table-row table:style-name="ro1">
          <table:table-cell office:value-type="float" office:value="1258">
            <text:p>1258</text:p>
          </table:table-cell>
          <table:table-cell office:value-type="string">
            <text:p><text:s text:c="4"/>COUNTRY <text:s text:c="3"/>78 <text:s text:c="2"/>Responding country</text:p>
          </table:table-cell>
          <table:table-cell table:number-columns-repeated="1022"/>
        </table:table-row>
        <table:table-row table:style-name="ro1">
          <table:table-cell office:value-type="float" office:value="1259">
            <text:p>1259</text:p>
          </table:table-cell>
          <table:table-cell office:value-type="string">
            <text:p><text:s text:c="4"/>MPROB75 <text:s text:c="3"/>17 <text:s text:c="2"/>Total sentenced males - probation 1975</text:p>
          </table:table-cell>
          <table:table-cell table:number-columns-repeated="1022"/>
        </table:table-row>
        <table:table-row table:style-name="ro1">
          <table:table-cell office:value-type="float" office:value="1260">
            <text:p>1260</text:p>
          </table:table-cell>
          <table:table-cell office:value-type="string">
            <text:p><text:s text:c="4"/>MPROB76 <text:s text:c="3"/>17 <text:s text:c="2"/>Total sentenced males - probation 1976</text:p>
          </table:table-cell>
          <table:table-cell table:number-columns-repeated="1022"/>
        </table:table-row>
        <table:table-row table:style-name="ro1">
          <table:table-cell office:value-type="float" office:value="1261">
            <text:p>1261</text:p>
          </table:table-cell>
          <table:table-cell office:value-type="string">
            <text:p><text:s text:c="4"/>MPROB77 <text:s text:c="3"/>18 <text:s text:c="2"/>Total sentenced males - probation 1977</text:p>
          </table:table-cell>
          <table:table-cell table:number-columns-repeated="1022"/>
        </table:table-row>
        <table:table-row table:style-name="ro1">
          <table:table-cell office:value-type="float" office:value="1262">
            <text:p>1262</text:p>
          </table:table-cell>
          <table:table-cell office:value-type="string">
            <text:p><text:s text:c="4"/>MPROB78 <text:s text:c="3"/>20 <text:s text:c="2"/>Total sentenced males - probation 1978</text:p>
          </table:table-cell>
          <table:table-cell table:number-columns-repeated="1022"/>
        </table:table-row>
        <table:table-row table:style-name="ro1">
          <table:table-cell office:value-type="float" office:value="1263">
            <text:p>1263</text:p>
          </table:table-cell>
          <table:table-cell office:value-type="string">
            <text:p><text:s text:c="4"/>MPROB79 <text:s text:c="3"/>21 <text:s text:c="2"/>Total sentenced males - probation 1979</text:p>
          </table:table-cell>
          <table:table-cell table:number-columns-repeated="1022"/>
        </table:table-row>
        <table:table-row table:style-name="ro1">
          <table:table-cell office:value-type="float" office:value="1264">
            <text:p>1264</text:p>
          </table:table-cell>
          <table:table-cell office:value-type="string">
            <text:p><text:s text:c="4"/>MPROB80 <text:s text:c="3"/>21 <text:s text:c="2"/>Total sentenced males - probation 1980</text:p>
          </table:table-cell>
          <table:table-cell table:number-columns-repeated="1022"/>
        </table:table-row>
        <table:table-row table:style-name="ro1">
          <table:table-cell office:value-type="float" office:value="1265">
            <text:p>1265</text:p>
          </table:table-cell>
          <table:table-cell office:value-type="string">
            <text:p><text:s text:c="4"/>FPROB75 <text:s text:c="4"/>7 <text:s text:c="2"/>Total sentenced females - probation 1975</text:p>
          </table:table-cell>
          <table:table-cell table:number-columns-repeated="1022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<text:s text:c="4"/>FPROB76 <text:s text:c="4"/>8 <text:s text:c="2"/>Total sentenced females - probation 1976</text:p>
          </table:table-cell>
          <table:table-cell table:number-columns-repeated="1022"/>
        </table:table-row>
        <table:table-row table:style-name="ro1">
          <table:table-cell office:value-type="float" office:value="1267">
            <text:p>1267</text:p>
          </table:table-cell>
          <table:table-cell office:value-type="string">
            <text:p><text:s text:c="4"/>FPROB77 <text:s text:c="4"/>8 <text:s text:c="2"/>Total sentenced females - probation 1977</text:p>
          </table:table-cell>
          <table:table-cell table:number-columns-repeated="1022"/>
        </table:table-row>
        <table:table-row table:style-name="ro1">
          <table:table-cell office:value-type="float" office:value="1268">
            <text:p>1268</text:p>
          </table:table-cell>
          <table:table-cell office:value-type="string">
            <text:p><text:s text:c="4"/>FPROB78 <text:s text:c="3"/>10 <text:s text:c="2"/>Total sentenced females - probation 1978</text:p>
          </table:table-cell>
          <table:table-cell table:number-columns-repeated="1022"/>
        </table:table-row>
        <table:table-row table:style-name="ro1">
          <table:table-cell office:value-type="float" office:value="1269">
            <text:p>1269</text:p>
          </table:table-cell>
          <table:table-cell office:value-type="string">
            <text:p><text:s text:c="4"/>FPROB79 <text:s text:c="3"/>12 <text:s text:c="2"/>Total sentenced females - probation 1979</text:p>
          </table:table-cell>
          <table:table-cell table:number-columns-repeated="1022"/>
        </table:table-row>
        <table:table-row table:style-name="ro1">
          <table:table-cell office:value-type="float" office:value="1270">
            <text:p>1270</text:p>
          </table:table-cell>
          <table:table-cell office:value-type="string">
            <text:p><text:s text:c="4"/>FPROB80 <text:s text:c="3"/>12 <text:s text:c="2"/>Total sentenced females - probation 1980</text:p>
          </table:table-cell>
          <table:table-cell table:number-columns-repeated="1022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<text:s text:c="4"/>MSUSP75 <text:s text:c="3"/>14 <text:s text:c="2"/>Total sentenced males - susp sentence 1975</text:p>
          </table:table-cell>
          <table:table-cell table:number-columns-repeated="1022"/>
        </table:table-row>
        <table:table-row table:style-name="ro1">
          <table:table-cell office:value-type="float" office:value="1272">
            <text:p>1272</text:p>
          </table:table-cell>
          <table:table-cell office:value-type="string">
            <text:p><text:s text:c="4"/>MSUSP76 <text:s text:c="3"/>17 <text:s text:c="2"/>Total sentenced males - susp sentence 1976</text:p>
          </table:table-cell>
          <table:table-cell table:number-columns-repeated="1022"/>
        </table:table-row>
        <table:table-row table:style-name="ro1">
          <table:table-cell office:value-type="float" office:value="1273">
            <text:p>1273</text:p>
          </table:table-cell>
          <table:table-cell office:value-type="string">
            <text:p><text:s text:c="4"/>MSUSP77 <text:s text:c="3"/>20 <text:s text:c="2"/>Total sentenced males - susp sentence 1977</text:p>
          </table:table-cell>
          <table:table-cell table:number-columns-repeated="1022"/>
        </table:table-row>
        <table:table-row table:style-name="ro1">
          <table:table-cell office:value-type="float" office:value="1274">
            <text:p>1274</text:p>
          </table:table-cell>
          <table:table-cell office:value-type="string">
            <text:p><text:s text:c="4"/>MSUSP78 <text:s text:c="3"/>20 <text:s text:c="2"/>Total sentenced males - susp sentence 1978</text:p>
          </table:table-cell>
          <table:table-cell table:number-columns-repeated="1022"/>
        </table:table-row>
        <table:table-row table:style-name="ro1">
          <table:table-cell office:value-type="float" office:value="1275">
            <text:p>1275</text:p>
          </table:table-cell>
          <table:table-cell office:value-type="string">
            <text:p><text:s text:c="4"/>MSUSP79 <text:s text:c="3"/>19 <text:s text:c="2"/>Total sentenced males - susp sentence 1979</text:p>
          </table:table-cell>
          <table:table-cell table:number-columns-repeated="1022"/>
        </table:table-row>
        <table:table-row table:style-name="ro1">
          <table:table-cell office:value-type="float" office:value="1276">
            <text:p>1276</text:p>
          </table:table-cell>
          <table:table-cell office:value-type="string">
            <text:p><text:s text:c="4"/>MSUSP80 <text:s text:c="3"/>19 <text:s text:c="2"/>Total sentenced males - susp sentence 1980</text:p>
          </table:table-cell>
          <table:table-cell table:number-columns-repeated="1022"/>
        </table:table-row>
        <table:table-row table:style-name="ro1">
          <table:table-cell office:value-type="float" office:value="1277">
            <text:p>1277</text:p>
          </table:table-cell>
          <table:table-cell office:value-type="string">
            <text:p><text:s text:c="4"/>FSUSP75 <text:s text:c="4"/>7 <text:s text:c="2"/>Total sentenced females - susp sentence 1975</text:p>
          </table:table-cell>
          <table:table-cell table:number-columns-repeated="1022"/>
        </table:table-row>
        <table:table-row table:style-name="ro1">
          <table:table-cell office:value-type="float" office:value="1278">
            <text:p>1278</text:p>
          </table:table-cell>
          <table:table-cell office:value-type="string">
            <text:p><text:s text:c="4"/>FSUSP76 <text:s text:c="3"/>11 <text:s text:c="2"/>Total sentenced females - susp sentence 1976</text:p>
          </table:table-cell>
          <table:table-cell table:number-columns-repeated="1022"/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<text:s text:c="4"/>FSUSP77 <text:s text:c="3"/>12 <text:s text:c="2"/>Total sentenced females - susp sentence 1977</text:p>
          </table:table-cell>
          <table:table-cell table:number-columns-repeated="1022"/>
        </table:table-row>
        <table:table-row table:style-name="ro1">
          <table:table-cell office:value-type="float" office:value="1280">
            <text:p>1280</text:p>
          </table:table-cell>
          <table:table-cell office:value-type="string">
            <text:p><text:s text:c="4"/>FSUSP78 <text:s text:c="3"/>13 <text:s text:c="2"/>Total sentenced females - susp sentence 1978</text:p>
          </table:table-cell>
          <table:table-cell table:number-columns-repeated="1022"/>
        </table:table-row>
        <table:table-row table:style-name="ro1">
          <table:table-cell office:value-type="float" office:value="1281">
            <text:p>1281</text:p>
          </table:table-cell>
          <table:table-cell office:value-type="string">
            <text:p><text:s text:c="4"/>FSUSP79 <text:s text:c="3"/>14 <text:s text:c="2"/>Total sentenced females - susp sentence 1979</text:p>
          </table:table-cell>
          <table:table-cell table:number-columns-repeated="1022"/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<text:s text:c="4"/>FSUSP80 <text:s text:c="3"/>14 <text:s text:c="2"/>Total sentenced females - susp sentence 1980</text:p>
          </table:table-cell>
          <table:table-cell table:number-columns-repeated="1022"/>
        </table:table-row>
        <table:table-row table:style-name="ro1">
          <table:table-cell office:value-type="float" office:value="1283">
            <text:p>1283</text:p>
          </table:table-cell>
          <table:table-cell office:value-type="string">
            <text:p><text:s text:c="4"/>MFINE75 <text:s text:c="3"/>17 <text:s text:c="2"/>Total sentenced males - fine 1975</text:p>
          </table:table-cell>
          <table:table-cell table:number-columns-repeated="1022"/>
        </table:table-row>
        <table:table-row table:style-name="ro1">
          <table:table-cell office:value-type="float" office:value="1284">
            <text:p>1284</text:p>
          </table:table-cell>
          <table:table-cell office:value-type="string">
            <text:p><text:s text:c="4"/>MFINE76 <text:s text:c="3"/>23 <text:s text:c="2"/>Total sentenced males - fine 1976</text:p>
          </table:table-cell>
          <table:table-cell table:number-columns-repeated="1022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<text:s text:c="4"/>MFINE77 <text:s text:c="3"/>25 <text:s text:c="2"/>Total sentenced males - fine 1977</text:p>
          </table:table-cell>
          <table:table-cell table:number-columns-repeated="1022"/>
        </table:table-row>
        <table:table-row table:style-name="ro1">
          <table:table-cell office:value-type="float" office:value="1286">
            <text:p>1286</text:p>
          </table:table-cell>
          <table:table-cell office:value-type="string">
            <text:p><text:s text:c="4"/>MFINE78 <text:s text:c="3"/>26 <text:s text:c="2"/>Total sentenced males - fine 1978</text:p>
          </table:table-cell>
          <table:table-cell table:number-columns-repeated="1022"/>
        </table:table-row>
        <table:table-row table:style-name="ro1">
          <table:table-cell office:value-type="float" office:value="1287">
            <text:p>1287</text:p>
          </table:table-cell>
          <table:table-cell office:value-type="string">
            <text:p><text:s text:c="4"/>MFINE79 <text:s text:c="3"/>24 <text:s text:c="2"/>Total sentenced males - fine 1979</text:p>
          </table:table-cell>
          <table:table-cell table:number-columns-repeated="1022"/>
        </table:table-row>
        <table:table-row table:style-name="ro1">
          <table:table-cell office:value-type="float" office:value="1288">
            <text:p>1288</text:p>
          </table:table-cell>
          <table:table-cell office:value-type="string">
            <text:p><text:s text:c="4"/>MFINE80 <text:s text:c="3"/>26 <text:s text:c="2"/>Total sentenced males - fine 1980</text:p>
          </table:table-cell>
          <table:table-cell table:number-columns-repeated="1022"/>
        </table:table-row>
        <table:table-row table:style-name="ro1">
          <table:table-cell office:value-type="float" office:value="1289">
            <text:p>1289</text:p>
          </table:table-cell>
          <table:table-cell office:value-type="string">
            <text:p><text:s text:c="4"/>FFINE75 <text:s text:c="4"/>8 <text:s text:c="2"/>Total sentenced females - fine 1975</text:p>
          </table:table-cell>
          <table:table-cell table:number-columns-repeated="1022"/>
        </table:table-row>
        <table:table-row table:style-name="ro1">
          <table:table-cell office:value-type="float" office:value="1290">
            <text:p>1290</text:p>
          </table:table-cell>
          <table:table-cell office:value-type="string">
            <text:p><text:s text:c="4"/>FFINE76 <text:s text:c="3"/>14 <text:s text:c="2"/>Total sentenced females - fine 1976</text:p>
          </table:table-cell>
          <table:table-cell table:number-columns-repeated="1022"/>
        </table:table-row>
        <table:table-row table:style-name="ro1">
          <table:table-cell office:value-type="float" office:value="1291">
            <text:p>1291</text:p>
          </table:table-cell>
          <table:table-cell office:value-type="string">
            <text:p><text:s text:c="4"/>FFINE77 <text:s text:c="3"/>16 <text:s text:c="2"/>Total sentenced females - fine 1977</text:p>
          </table:table-cell>
          <table:table-cell table:number-columns-repeated="1022"/>
        </table:table-row>
        <table:table-row table:style-name="ro1">
          <table:table-cell office:value-type="float" office:value="1292">
            <text:p>1292</text:p>
          </table:table-cell>
          <table:table-cell office:value-type="string">
            <text:p><text:s text:c="4"/>FFINE78 <text:s text:c="3"/>17 <text:s text:c="2"/>Total sentenced females - fine 1978</text:p>
          </table:table-cell>
          <table:table-cell table:number-columns-repeated="1022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<text:s text:c="4"/>FFINE79 <text:s text:c="3"/>18 <text:s text:c="2"/>Total sentenced females - fine 1979</text:p>
          </table:table-cell>
          <table:table-cell table:number-columns-repeated="1022"/>
        </table:table-row>
        <table:table-row table:style-name="ro1">
          <table:table-cell office:value-type="float" office:value="1294">
            <text:p>1294</text:p>
          </table:table-cell>
          <table:table-cell office:value-type="string">
            <text:p><text:s text:c="4"/>FFINE80 <text:s text:c="3"/>17 <text:s text:c="2"/>Total sentenced females - fine 1980</text:p>
          </table:table-cell>
          <table:table-cell table:number-columns-repeated="1022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<text:s text:c="4"/>MCOMM75 <text:s text:c="4"/>2 <text:s text:c="2"/>Total sentenced males - community service 1975</text:p>
          </table:table-cell>
          <table:table-cell table:number-columns-repeated="1022"/>
        </table:table-row>
        <table:table-row table:style-name="ro1">
          <table:table-cell office:value-type="float" office:value="1296">
            <text:p>1296</text:p>
          </table:table-cell>
          <table:table-cell office:value-type="string">
            <text:p><text:s text:c="4"/>MCOMM76 <text:s text:c="4"/>2 <text:s text:c="2"/>Total sentenced males - community service 1976</text:p>
          </table:table-cell>
          <table:table-cell table:number-columns-repeated="1022"/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<text:s text:c="4"/>MCOMM77 <text:s text:c="4"/>5 <text:s text:c="2"/>Total sentenced males - community service 1977</text:p>
          </table:table-cell>
          <table:table-cell table:number-columns-repeated="1022"/>
        </table:table-row>
        <table:table-row table:style-name="ro1">
          <table:table-cell office:value-type="float" office:value="1298">
            <text:p>1298</text:p>
          </table:table-cell>
          <table:table-cell office:value-type="string">
            <text:p><text:s text:c="4"/>MCOMM78 <text:s text:c="4"/>5 <text:s text:c="2"/>Total sentenced males - community service 1978</text:p>
          </table:table-cell>
          <table:table-cell table:number-columns-repeated="1022"/>
        </table:table-row>
        <table:table-row table:style-name="ro1">
          <table:table-cell office:value-type="float" office:value="1299">
            <text:p>1299</text:p>
          </table:table-cell>
          <table:table-cell office:value-type="string">
            <text:p><text:s text:c="4"/>MCOMM79 <text:s text:c="4"/>5 <text:s text:c="2"/>Total sentenced males - community service 1979</text:p>
          </table:table-cell>
          <table:table-cell table:number-columns-repeated="1022"/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<text:s text:c="4"/>MCOMM80 <text:s text:c="4"/>7 <text:s text:c="2"/>Total sentenced males - community service 1980</text:p>
          </table:table-cell>
          <table:table-cell table:number-columns-repeated="1022"/>
        </table:table-row>
        <table:table-row table:style-name="ro1">
          <table:table-cell office:value-type="float" office:value="1301">
            <text:p>1301</text:p>
          </table:table-cell>
          <table:table-cell office:value-type="string">
            <text:p><text:s text:c="4"/>FCOMM75 <text:s text:c="4"/>1 <text:s text:c="2"/>Total sentenced females - community service 1975</text:p>
          </table:table-cell>
          <table:table-cell table:number-columns-repeated="1022"/>
        </table:table-row>
        <table:table-row table:style-name="ro1">
          <table:table-cell office:value-type="float" office:value="1302">
            <text:p>1302</text:p>
          </table:table-cell>
          <table:table-cell office:value-type="string">
            <text:p><text:s text:c="4"/>FCOMM76 <text:s text:c="4"/>2 <text:s text:c="2"/>Total sentenced females - community service 1976</text:p>
          </table:table-cell>
          <table:table-cell table:number-columns-repeated="1022"/>
        </table:table-row>
        <table:table-row table:style-name="ro1">
          <table:table-cell office:value-type="float" office:value="1303">
            <text:p>1303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304">
            <text:p>1304</text:p>
          </table:table-cell>
          <table:table-cell table:number-columns-repeated="1023"/>
        </table:table-row>
        <table:table-row table:style-name="ro1">
          <table:table-cell office:value-type="float" office:value="1305">
            <text:p>1305</text:p>
          </table:table-cell>
          <table:table-cell table:number-columns-repeated="1023"/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37">
            <text:p>37</text:p>
          </table:table-cell>
          <table:table-cell table:number-columns-repeated="1022"/>
        </table:table-row>
        <table:table-row table:style-name="ro1">
          <table:table-cell office:value-type="float" office:value="1307">
            <text:p>1307</text:p>
          </table:table-cell>
          <table:table-cell table:number-columns-repeated="1023"/>
        </table:table-row>
        <table:table-row table:style-name="ro1">
          <table:table-cell office:value-type="float" office:value="1308">
            <text:p>1308</text:p>
          </table:table-cell>
          <table:table-cell table:number-columns-repeated="1023"/>
        </table:table-row>
        <table:table-row table:style-name="ro1">
          <table:table-cell office:value-type="float" office:value="1309">
            <text:p>1309</text:p>
          </table:table-cell>
          <table:table-cell office:value-type="string">
            <text:p><text:s text:c="4"/>FCOMM77 <text:s text:c="4"/>3 <text:s text:c="2"/>Total sentenced females - community service 1977</text:p>
          </table:table-cell>
          <table:table-cell table:number-columns-repeated="1022"/>
        </table:table-row>
        <table:table-row table:style-name="ro1">
          <table:table-cell office:value-type="float" office:value="1310">
            <text:p>1310</text:p>
          </table:table-cell>
          <table:table-cell office:value-type="string">
            <text:p><text:s text:c="4"/>FCOMM78 <text:s text:c="4"/>3 <text:s text:c="2"/>Total sentenced females - community service 1978</text:p>
          </table:table-cell>
          <table:table-cell table:number-columns-repeated="1022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<text:s text:c="4"/>FCOMM79 <text:s text:c="4"/>4 <text:s text:c="2"/>Total sentenced females - community service 1979</text:p>
          </table:table-cell>
          <table:table-cell table:number-columns-repeated="1022"/>
        </table:table-row>
        <table:table-row table:style-name="ro1">
          <table:table-cell office:value-type="float" office:value="1312">
            <text:p>1312</text:p>
          </table:table-cell>
          <table:table-cell office:value-type="string">
            <text:p><text:s text:c="4"/>FCOMM80 <text:s text:c="4"/>5 <text:s text:c="2"/>Total sentenced females - community service 1980</text:p>
          </table:table-cell>
          <table:table-cell table:number-columns-repeated="1022"/>
        </table:table-row>
        <table:table-row table:style-name="ro1">
          <table:table-cell office:value-type="float" office:value="1313">
            <text:p>1313</text:p>
          </table:table-cell>
          <table:table-cell office:value-type="string">
            <text:p><text:s text:c="4"/>MLIMIT75 <text:s text:c="3"/>5 <text:s text:c="2"/>Total sentenced males - limitation of liberty 1975</text:p>
          </table:table-cell>
          <table:table-cell table:number-columns-repeated="1022"/>
        </table:table-row>
        <table:table-row table:style-name="ro1">
          <table:table-cell office:value-type="float" office:value="1314">
            <text:p>1314</text:p>
          </table:table-cell>
          <table:table-cell office:value-type="string">
            <text:p><text:s text:c="4"/>MLIMIT76 <text:s text:c="3"/>5 <text:s text:c="2"/>Total sentenced males - limitation of liberty 1976</text:p>
          </table:table-cell>
          <table:table-cell table:number-columns-repeated="1022"/>
        </table:table-row>
        <table:table-row table:style-name="ro1">
          <table:table-cell office:value-type="float" office:value="1315">
            <text:p>1315</text:p>
          </table:table-cell>
          <table:table-cell office:value-type="string">
            <text:p><text:s text:c="4"/>MLIMIT77 <text:s text:c="3"/>6 <text:s text:c="2"/>Total sentenced males - limitation of liberty 1977</text:p>
          </table:table-cell>
          <table:table-cell table:number-columns-repeated="1022"/>
        </table:table-row>
        <table:table-row table:style-name="ro1">
          <table:table-cell office:value-type="float" office:value="1316">
            <text:p>1316</text:p>
          </table:table-cell>
          <table:table-cell office:value-type="string">
            <text:p><text:s text:c="4"/>MLIMIT78 <text:s text:c="3"/>7 <text:s text:c="2"/>Total sentenced males - limitation of liberty 1978</text:p>
          </table:table-cell>
          <table:table-cell table:number-columns-repeated="1022"/>
        </table:table-row>
        <table:table-row table:style-name="ro1">
          <table:table-cell office:value-type="float" office:value="1317">
            <text:p>1317</text:p>
          </table:table-cell>
          <table:table-cell office:value-type="string">
            <text:p><text:s text:c="4"/>MLIMIT79 <text:s text:c="3"/>7 <text:s text:c="2"/>Total sentenced males - limitation of liberty 1979</text:p>
          </table:table-cell>
          <table:table-cell table:number-columns-repeated="1022"/>
        </table:table-row>
        <table:table-row table:style-name="ro1">
          <table:table-cell office:value-type="float" office:value="1318">
            <text:p>1318</text:p>
          </table:table-cell>
          <table:table-cell office:value-type="string">
            <text:p><text:s text:c="4"/>MLIMIT80 <text:s text:c="3"/>7 <text:s text:c="2"/>Total sentenced males - limitation of liberty 1980</text:p>
          </table:table-cell>
          <table:table-cell table:number-columns-repeated="1022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<text:s text:c="4"/>FLIMIT75 <text:s text:c="3"/>1 <text:s text:c="2"/>Total sentenced females - limitation of liberty 1975</text:p>
          </table:table-cell>
          <table:table-cell table:number-columns-repeated="1022"/>
        </table:table-row>
        <table:table-row table:style-name="ro1">
          <table:table-cell office:value-type="float" office:value="1320">
            <text:p>1320</text:p>
          </table:table-cell>
          <table:table-cell office:value-type="string">
            <text:p><text:s text:c="4"/>FLIMIT76 <text:s text:c="3"/>3 <text:s text:c="2"/>Total sentenced females - limitation of liberty 1976</text:p>
          </table:table-cell>
          <table:table-cell table:number-columns-repeated="1022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<text:s text:c="4"/>FLIMIT77 <text:s text:c="3"/>4 <text:s text:c="2"/>Total sentenced females - limitation of liberty 1977</text:p>
          </table:table-cell>
          <table:table-cell table:number-columns-repeated="1022"/>
        </table:table-row>
        <table:table-row table:style-name="ro1">
          <table:table-cell office:value-type="float" office:value="1322">
            <text:p>1322</text:p>
          </table:table-cell>
          <table:table-cell office:value-type="string">
            <text:p><text:s text:c="4"/>FLIMIT78 <text:s text:c="3"/>4 <text:s text:c="2"/>Total sentenced females - limitation of liberty 1978</text:p>
          </table:table-cell>
          <table:table-cell table:number-columns-repeated="1022"/>
        </table:table-row>
        <table:table-row table:style-name="ro1">
          <table:table-cell office:value-type="float" office:value="1323">
            <text:p>1323</text:p>
          </table:table-cell>
          <table:table-cell office:value-type="string">
            <text:p><text:s text:c="4"/>FLIMIT79 <text:s text:c="3"/>5 <text:s text:c="2"/>Total sentenced females - limitation of liberty 1979</text:p>
          </table:table-cell>
          <table:table-cell table:number-columns-repeated="1022"/>
        </table:table-row>
        <table:table-row table:style-name="ro1">
          <table:table-cell office:value-type="float" office:value="1324">
            <text:p>1324</text:p>
          </table:table-cell>
          <table:table-cell office:value-type="string">
            <text:p><text:s text:c="4"/>FLIMIT80 <text:s text:c="3"/>6 <text:s text:c="2"/>Total sentenced females - limitation of liberty 1980</text:p>
          </table:table-cell>
          <table:table-cell table:number-columns-repeated="1022"/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<text:s text:c="4"/>MREST75 <text:s text:c="4"/>1 <text:s text:c="2"/>Total sentenced males - restitution 1975</text:p>
          </table:table-cell>
          <table:table-cell table:number-columns-repeated="1022"/>
        </table:table-row>
        <table:table-row table:style-name="ro1">
          <table:table-cell office:value-type="float" office:value="1326">
            <text:p>1326</text:p>
          </table:table-cell>
          <table:table-cell office:value-type="string">
            <text:p><text:s text:c="4"/>MREST76 <text:s text:c="4"/>1 <text:s text:c="2"/>Total sentenced males - restitution 1976</text:p>
          </table:table-cell>
          <table:table-cell table:number-columns-repeated="1022"/>
        </table:table-row>
        <table:table-row table:style-name="ro1">
          <table:table-cell office:value-type="float" office:value="1327">
            <text:p>1327</text:p>
          </table:table-cell>
          <table:table-cell office:value-type="string">
            <text:p><text:s text:c="4"/>MREST77 <text:s text:c="4"/>1 <text:s text:c="2"/>Total sentenced males - restitution 1977</text:p>
          </table:table-cell>
          <table:table-cell table:number-columns-repeated="1022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<text:s text:c="4"/>MREST78 <text:s text:c="4"/>3 <text:s text:c="2"/>Total sentenced males - restitution 1978</text:p>
          </table:table-cell>
          <table:table-cell table:number-columns-repeated="1022"/>
        </table:table-row>
        <table:table-row table:style-name="ro1">
          <table:table-cell office:value-type="float" office:value="1329">
            <text:p>1329</text:p>
          </table:table-cell>
          <table:table-cell office:value-type="string">
            <text:p><text:s text:c="4"/>MREST79 <text:s text:c="4"/>2 <text:s text:c="2"/>Total sentenced males - restitution 1979</text:p>
          </table:table-cell>
          <table:table-cell table:number-columns-repeated="1022"/>
        </table:table-row>
        <table:table-row table:style-name="ro1">
          <table:table-cell office:value-type="float" office:value="1330">
            <text:p>1330</text:p>
          </table:table-cell>
          <table:table-cell office:value-type="string">
            <text:p><text:s text:c="4"/>MREST80 <text:s text:c="4"/>3 <text:s text:c="2"/>Total sentenced males - restitution 1980</text:p>
          </table:table-cell>
          <table:table-cell table:number-columns-repeated="1022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<text:s text:c="4"/>FREST75 <text:s text:c="4"/>0 <text:s text:c="2"/>Variable is missing for every case</text:p>
          </table:table-cell>
          <table:table-cell table:number-columns-repeated="1022"/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<text:s text:c="4"/>FREST76 <text:s text:c="4"/>0 <text:s text:c="2"/>Variable is missing for every case</text:p>
          </table:table-cell>
          <table:table-cell table:number-columns-repeated="1022"/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<text:s text:c="4"/>FREST77 <text:s text:c="4"/>0 <text:s text:c="2"/>Variable is missing for every case</text:p>
          </table:table-cell>
          <table:table-cell table:number-columns-repeated="1022"/>
        </table:table-row>
        <table:table-row table:style-name="ro1">
          <table:table-cell office:value-type="float" office:value="1334">
            <text:p>1334</text:p>
          </table:table-cell>
          <table:table-cell office:value-type="string">
            <text:p><text:s text:c="4"/>FREST78 <text:s text:c="4"/>1 <text:s text:c="2"/>Total sentenced females - restitution 1978</text:p>
          </table:table-cell>
          <table:table-cell table:number-columns-repeated="1022"/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<text:s text:c="4"/>FREST79 <text:s text:c="4"/>1 <text:s text:c="2"/>Total sentenced females - restitution 1979</text:p>
          </table:table-cell>
          <table:table-cell table:number-columns-repeated="1022"/>
        </table:table-row>
        <table:table-row table:style-name="ro1">
          <table:table-cell office:value-type="float" office:value="1336">
            <text:p>1336</text:p>
          </table:table-cell>
          <table:table-cell office:value-type="string">
            <text:p><text:s text:c="4"/>FREST80 <text:s text:c="4"/>1 <text:s text:c="2"/>Total sentenced females - restitution 1980</text:p>
          </table:table-cell>
          <table:table-cell table:number-columns-repeated="1022"/>
        </table:table-row>
        <table:table-row table:style-name="ro1">
          <table:table-cell office:value-type="float" office:value="1337">
            <text:p>1337</text:p>
          </table:table-cell>
          <table:table-cell office:value-type="string">
            <text:p><text:s text:c="4"/>MOTHS75 <text:s text:c="4"/>5 <text:s text:c="2"/>Total sentenced males - others 1975</text:p>
          </table:table-cell>
          <table:table-cell table:number-columns-repeated="1022"/>
        </table:table-row>
        <table:table-row table:style-name="ro1">
          <table:table-cell office:value-type="float" office:value="1338">
            <text:p>1338</text:p>
          </table:table-cell>
          <table:table-cell office:value-type="string">
            <text:p><text:s text:c="4"/>MOTHS76 <text:s text:c="4"/>8 <text:s text:c="2"/>Total sentenced males - others 1976</text:p>
          </table:table-cell>
          <table:table-cell table:number-columns-repeated="1022"/>
        </table:table-row>
        <table:table-row table:style-name="ro1">
          <table:table-cell office:value-type="float" office:value="1339">
            <text:p>1339</text:p>
          </table:table-cell>
          <table:table-cell office:value-type="string">
            <text:p><text:s text:c="4"/>MOTHS77 <text:s text:c="4"/>9 <text:s text:c="2"/>Total sentenced males - others 1977</text:p>
          </table:table-cell>
          <table:table-cell table:number-columns-repeated="1022"/>
        </table:table-row>
        <table:table-row table:style-name="ro1">
          <table:table-cell office:value-type="float" office:value="1340">
            <text:p>1340</text:p>
          </table:table-cell>
          <table:table-cell office:value-type="string">
            <text:p><text:s text:c="4"/>MOTHS78 <text:s text:c="3"/>10 <text:s text:c="2"/>Total sentenced males - others 1978</text:p>
          </table:table-cell>
          <table:table-cell table:number-columns-repeated="1022"/>
        </table:table-row>
        <table:table-row table:style-name="ro1">
          <table:table-cell office:value-type="float" office:value="1341">
            <text:p>1341</text:p>
          </table:table-cell>
          <table:table-cell office:value-type="string">
            <text:p><text:s text:c="4"/>MOTHS79 <text:s text:c="3"/>11 <text:s text:c="2"/>Total sentenced males - others 1979</text:p>
          </table:table-cell>
          <table:table-cell table:number-columns-repeated="1022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<text:s text:c="4"/>MOTHS80 <text:s text:c="3"/>11 <text:s text:c="2"/>Total sentenced males - others 1980</text:p>
          </table:table-cell>
          <table:table-cell table:number-columns-repeated="1022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<text:s text:c="4"/>FOTHS75 <text:s text:c="4"/>4 <text:s text:c="2"/>Total sentenced females - others 1975</text:p>
          </table:table-cell>
          <table:table-cell table:number-columns-repeated="1022"/>
        </table:table-row>
        <table:table-row table:style-name="ro1">
          <table:table-cell office:value-type="float" office:value="1344">
            <text:p>1344</text:p>
          </table:table-cell>
          <table:table-cell office:value-type="string">
            <text:p><text:s text:c="4"/>FOTHS76 <text:s text:c="4"/>6 <text:s text:c="2"/>Total sentenced females - others 1976</text:p>
          </table:table-cell>
          <table:table-cell table:number-columns-repeated="1022"/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<text:s text:c="4"/>FOTHS77 <text:s text:c="4"/>7 <text:s text:c="2"/>Total sentenced females - others 1977</text:p>
          </table:table-cell>
          <table:table-cell table:number-columns-repeated="1022"/>
        </table:table-row>
        <table:table-row table:style-name="ro1">
          <table:table-cell office:value-type="float" office:value="1346">
            <text:p>1346</text:p>
          </table:table-cell>
          <table:table-cell office:value-type="string">
            <text:p><text:s text:c="4"/>FOTHS78 <text:s text:c="4"/>9 <text:s text:c="2"/>Total sentenced females - others 1978</text:p>
          </table:table-cell>
          <table:table-cell table:number-columns-repeated="1022"/>
        </table:table-row>
        <table:table-row table:style-name="ro1">
          <table:table-cell office:value-type="float" office:value="1347">
            <text:p>1347</text:p>
          </table:table-cell>
          <table:table-cell office:value-type="string">
            <text:p><text:s text:c="4"/>FOTHS79 <text:s text:c="3"/>10 <text:s text:c="2"/>Total sentenced females - others 1979</text:p>
          </table:table-cell>
          <table:table-cell table:number-columns-repeated="1022"/>
        </table:table-row>
        <table:table-row table:style-name="ro1">
          <table:table-cell office:value-type="float" office:value="1348">
            <text:p>1348</text:p>
          </table:table-cell>
          <table:table-cell office:value-type="string">
            <text:p><text:s text:c="4"/>FOTHS80 <text:s text:c="3"/>10 <text:s text:c="2"/>Total sentenced females - others 1980</text:p>
          </table:table-cell>
          <table:table-cell table:number-columns-repeated="1022"/>
        </table:table-row>
        <table:table-row table:style-name="ro1">
          <table:table-cell office:value-type="float" office:value="1349">
            <text:p>1349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350">
            <text:p>1350</text:p>
          </table:table-cell>
          <table:table-cell table:number-columns-repeated="1023"/>
        </table:table-row>
        <table:table-row table:style-name="ro1">
          <table:table-cell office:value-type="float" office:value="1351">
            <text:p>1351</text:p>
          </table:table-cell>
          <table:table-cell table:number-columns-repeated="1023"/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38">
            <text:p>38</text:p>
          </table:table-cell>
          <table:table-cell table:number-columns-repeated="1022"/>
        </table:table-row>
        <table:table-row table:style-name="ro1">
          <table:table-cell office:value-type="float" office:value="1353">
            <text:p>1353</text:p>
          </table:table-cell>
          <table:table-cell table:number-columns-repeated="1023"/>
        </table:table-row>
        <table:table-row table:style-name="ro1">
          <table:table-cell office:value-type="float" office:value="1354">
            <text:p>1354</text:p>
          </table:table-cell>
          <table:table-cell table:number-columns-repeated="1023"/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<text:s text:c="4"/>LENGTH.WK1: Detention Prior to Sentencing and Sentenced Persons in</text:p>
          </table:table-cell>
          <table:table-cell table:number-columns-repeated="1022"/>
        </table:table-row>
        <table:table-row table:style-name="ro1">
          <table:table-cell office:value-type="float" office:value="1356">
            <text:p>1356</text:p>
          </table:table-cell>
          <table:table-cell office:value-type="string">
            <text:p><text:s text:c="16"/>Prisons, by Sex and Length of Imprisonment. <text:s/>(2nd Survey,</text:p>
          </table:table-cell>
          <table:table-cell table:number-columns-repeated="1022"/>
        </table:table-row>
        <table:table-row table:style-name="ro1">
          <table:table-cell office:value-type="float" office:value="1357">
            <text:p>1357</text:p>
          </table:table-cell>
          <table:table-cell office:value-type="string">
            <text:p><text:s text:c="16"/>Question 24)</text:p>
          </table:table-cell>
          <table:table-cell table:number-columns-repeated="1022"/>
        </table:table-row>
        <table:table-row table:style-name="ro1">
          <table:table-cell office:value-type="float" office:value="1358">
            <text:p>1358</text:p>
          </table:table-cell>
          <table:table-cell table:number-columns-repeated="1023"/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<text:s text:c="4"/>Variable <text:s text:c="4"/>N <text:s text:c="3"/>Label</text:p>
          </table:table-cell>
          <table:table-cell table:number-columns-repeated="1022"/>
        </table:table-row>
        <table:table-row table:style-name="ro1">
          <table:table-cell office:value-type="float" office:value="1360">
            <text:p>1360</text:p>
          </table:table-cell>
          <table:table-cell table:number-columns-repeated="1023"/>
        </table:table-row>
        <table:table-row table:style-name="ro1">
          <table:table-cell office:value-type="float" office:value="1361">
            <text:p>1361</text:p>
          </table:table-cell>
          <table:table-cell office:value-type="string">
            <text:p><text:s text:c="4"/>COUNTRY <text:s text:c="4"/>78 <text:s text:c="3"/>Responding country</text:p>
          </table:table-cell>
          <table:table-cell table:number-columns-repeated="1022"/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<text:s text:c="4"/>AVDAYS75 <text:s text:c="3"/>13 <text:s text:c="3"/>Average days in prison (prior to sentencing), 1975</text:p>
          </table:table-cell>
          <table:table-cell table:number-columns-repeated="1022"/>
        </table:table-row>
        <table:table-row table:style-name="ro1">
          <table:table-cell office:value-type="float" office:value="1363">
            <text:p>1363</text:p>
          </table:table-cell>
          <table:table-cell office:value-type="string">
            <text:p><text:s text:c="4"/>AVDAYS76 <text:s text:c="3"/>14 <text:s text:c="3"/>Average days in prison (prior to sentencing), 1976</text:p>
          </table:table-cell>
          <table:table-cell table:number-columns-repeated="1022"/>
        </table:table-row>
        <table:table-row table:style-name="ro1">
          <table:table-cell office:value-type="float" office:value="1364">
            <text:p>1364</text:p>
          </table:table-cell>
          <table:table-cell office:value-type="string">
            <text:p><text:s text:c="4"/>AVDAYS77 <text:s text:c="3"/>17 <text:s text:c="3"/>Average days in prison (prior to sentencing), 1977</text:p>
          </table:table-cell>
          <table:table-cell table:number-columns-repeated="1022"/>
        </table:table-row>
        <table:table-row table:style-name="ro1">
          <table:table-cell office:value-type="float" office:value="1365">
            <text:p>1365</text:p>
          </table:table-cell>
          <table:table-cell office:value-type="string">
            <text:p><text:s text:c="4"/>AVDAYS78 <text:s text:c="3"/>15 <text:s text:c="3"/>Average days in prison (prior to sentencing), 1978</text:p>
          </table:table-cell>
          <table:table-cell table:number-columns-repeated="1022"/>
        </table:table-row>
        <table:table-row table:style-name="ro1">
          <table:table-cell office:value-type="float" office:value="1366">
            <text:p>1366</text:p>
          </table:table-cell>
          <table:table-cell office:value-type="string">
            <text:p><text:s text:c="4"/>AVDAYS79 <text:s text:c="3"/>15 <text:s text:c="3"/>Average days in prison (prior to sentencing), 1979</text:p>
          </table:table-cell>
          <table:table-cell table:number-columns-repeated="1022"/>
        </table:table-row>
        <table:table-row table:style-name="ro1">
          <table:table-cell office:value-type="float" office:value="1367">
            <text:p>1367</text:p>
          </table:table-cell>
          <table:table-cell office:value-type="string">
            <text:p><text:s text:c="4"/>AVDAYS80 <text:s text:c="3"/>15 <text:s text:c="3"/>Average days in prison (prior to sentencing), 1980</text:p>
          </table:table-cell>
          <table:table-cell table:number-columns-repeated="1022"/>
        </table:table-row>
        <table:table-row table:style-name="ro1">
          <table:table-cell office:value-type="float" office:value="1368">
            <text:p>1368</text:p>
          </table:table-cell>
          <table:table-cell office:value-type="string">
            <text:p><text:s text:c="4"/>TLT675 <text:s text:c="5"/>38 <text:s text:c="3"/>Total sentenced to under 6 months, 1975</text:p>
          </table:table-cell>
          <table:table-cell table:number-columns-repeated="1022"/>
        </table:table-row>
        <table:table-row table:style-name="ro1">
          <table:table-cell office:value-type="float" office:value="1369">
            <text:p>1369</text:p>
          </table:table-cell>
          <table:table-cell office:value-type="string">
            <text:p><text:s text:c="4"/>TLT676 <text:s text:c="5"/>38 <text:s text:c="3"/>Total sentenced to under 6 months, 1976</text:p>
          </table:table-cell>
          <table:table-cell table:number-columns-repeated="1022"/>
        </table:table-row>
        <table:table-row table:style-name="ro1">
          <table:table-cell office:value-type="float" office:value="1370">
            <text:p>1370</text:p>
          </table:table-cell>
          <table:table-cell office:value-type="string">
            <text:p><text:s text:c="4"/>TLT677 <text:s text:c="5"/>40 <text:s text:c="3"/>Total sentenced to under 6 months, 1977</text:p>
          </table:table-cell>
          <table:table-cell table:number-columns-repeated="1022"/>
        </table:table-row>
        <table:table-row table:style-name="ro1">
          <table:table-cell office:value-type="float" office:value="1371">
            <text:p>1371</text:p>
          </table:table-cell>
          <table:table-cell office:value-type="string">
            <text:p><text:s text:c="4"/>TLT678 <text:s text:c="5"/>40 <text:s text:c="3"/>Total sentenced to under 6 months, 1978</text:p>
          </table:table-cell>
          <table:table-cell table:number-columns-repeated="1022"/>
        </table:table-row>
        <table:table-row table:style-name="ro1">
          <table:table-cell office:value-type="float" office:value="1372">
            <text:p>1372</text:p>
          </table:table-cell>
          <table:table-cell office:value-type="string">
            <text:p><text:s text:c="4"/>TLT679 <text:s text:c="5"/>40 <text:s text:c="3"/>Total sentenced to under 6 months, 1979</text:p>
          </table:table-cell>
          <table:table-cell table:number-columns-repeated="1022"/>
        </table:table-row>
        <table:table-row table:style-name="ro1">
          <table:table-cell office:value-type="float" office:value="1373">
            <text:p>1373</text:p>
          </table:table-cell>
          <table:table-cell office:value-type="string">
            <text:p><text:s text:c="4"/>TLT680 <text:s text:c="5"/>40 <text:s text:c="3"/>Total sentenced to under 6 months, 1980</text:p>
          </table:table-cell>
          <table:table-cell table:number-columns-repeated="1022"/>
        </table:table-row>
        <table:table-row table:style-name="ro1">
          <table:table-cell office:value-type="float" office:value="1374">
            <text:p>1374</text:p>
          </table:table-cell>
          <table:table-cell office:value-type="string">
            <text:p><text:s text:c="4"/>MLT675 <text:s text:c="5"/>30 <text:s text:c="3"/>Males sentenced to under 6 months, 1975</text:p>
          </table:table-cell>
          <table:table-cell table:number-columns-repeated="1022"/>
        </table:table-row>
        <table:table-row table:style-name="ro1">
          <table:table-cell office:value-type="float" office:value="1375">
            <text:p>1375</text:p>
          </table:table-cell>
          <table:table-cell office:value-type="string">
            <text:p><text:s text:c="4"/>MLT676 <text:s text:c="5"/>31 <text:s text:c="3"/>Males sentenced to under 6 months, 1976</text:p>
          </table:table-cell>
          <table:table-cell table:number-columns-repeated="1022"/>
        </table:table-row>
        <table:table-row table:style-name="ro1">
          <table:table-cell office:value-type="float" office:value="1376">
            <text:p>1376</text:p>
          </table:table-cell>
          <table:table-cell office:value-type="string">
            <text:p><text:s text:c="4"/>MLT677 <text:s text:c="5"/>33 <text:s text:c="3"/>Males sentenced to under 6 months, 1977</text:p>
          </table:table-cell>
          <table:table-cell table:number-columns-repeated="1022"/>
        </table:table-row>
        <table:table-row table:style-name="ro1">
          <table:table-cell office:value-type="float" office:value="1377">
            <text:p>1377</text:p>
          </table:table-cell>
          <table:table-cell office:value-type="string">
            <text:p><text:s text:c="4"/>MLT678 <text:s text:c="5"/>32 <text:s text:c="3"/>Males sentenced to under 6 months, 1978</text:p>
          </table:table-cell>
          <table:table-cell table:number-columns-repeated="1022"/>
        </table:table-row>
        <table:table-row table:style-name="ro1">
          <table:table-cell office:value-type="float" office:value="1378">
            <text:p>1378</text:p>
          </table:table-cell>
          <table:table-cell office:value-type="string">
            <text:p><text:s text:c="4"/>MLT679 <text:s text:c="5"/>32 <text:s text:c="3"/>Males sentenced to under 6 months, 1979</text:p>
          </table:table-cell>
          <table:table-cell table:number-columns-repeated="1022"/>
        </table:table-row>
        <table:table-row table:style-name="ro1">
          <table:table-cell office:value-type="float" office:value="1379">
            <text:p>1379</text:p>
          </table:table-cell>
          <table:table-cell office:value-type="string">
            <text:p><text:s text:c="4"/>MLT680 <text:s text:c="5"/>33 <text:s text:c="3"/>Males sentenced to under 6 months, 1980</text:p>
          </table:table-cell>
          <table:table-cell table:number-columns-repeated="1022"/>
        </table:table-row>
        <table:table-row table:style-name="ro1">
          <table:table-cell office:value-type="float" office:value="1380">
            <text:p>1380</text:p>
          </table:table-cell>
          <table:table-cell office:value-type="string">
            <text:p><text:s text:c="4"/>FLT675 <text:s text:c="5"/>30 <text:s text:c="3"/>Females sentenced to under 6 months, 1975</text:p>
          </table:table-cell>
          <table:table-cell table:number-columns-repeated="1022"/>
        </table:table-row>
        <table:table-row table:style-name="ro1">
          <table:table-cell office:value-type="float" office:value="1381">
            <text:p>1381</text:p>
          </table:table-cell>
          <table:table-cell office:value-type="string">
            <text:p><text:s text:c="4"/>FLT676 <text:s text:c="5"/>31 <text:s text:c="3"/>Females sentenced to under 6 months, 1976</text:p>
          </table:table-cell>
          <table:table-cell table:number-columns-repeated="1022"/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<text:s text:c="4"/>FLT677 <text:s text:c="5"/>33 <text:s text:c="3"/>Females sentenced to under 6 months, 1977</text:p>
          </table:table-cell>
          <table:table-cell table:number-columns-repeated="1022"/>
        </table:table-row>
        <table:table-row table:style-name="ro1">
          <table:table-cell office:value-type="float" office:value="1383">
            <text:p>1383</text:p>
          </table:table-cell>
          <table:table-cell office:value-type="string">
            <text:p><text:s text:c="4"/>FLT678 <text:s text:c="5"/>32 <text:s text:c="3"/>Females sentenced to under 6 months, 1978</text:p>
          </table:table-cell>
          <table:table-cell table:number-columns-repeated="1022"/>
        </table:table-row>
        <table:table-row table:style-name="ro1">
          <table:table-cell office:value-type="float" office:value="1384">
            <text:p>1384</text:p>
          </table:table-cell>
          <table:table-cell office:value-type="string">
            <text:p><text:s text:c="4"/>FLT679 <text:s text:c="5"/>32 <text:s text:c="3"/>Females sentenced to under 6 months, 1979</text:p>
          </table:table-cell>
          <table:table-cell table:number-columns-repeated="1022"/>
        </table:table-row>
        <table:table-row table:style-name="ro1">
          <table:table-cell office:value-type="float" office:value="1385">
            <text:p>1385</text:p>
          </table:table-cell>
          <table:table-cell office:value-type="string">
            <text:p><text:s text:c="4"/>FLT680 <text:s text:c="5"/>33 <text:s text:c="3"/>Females sentenced to under 6 months, 1980</text:p>
          </table:table-cell>
          <table:table-cell table:number-columns-repeated="1022"/>
        </table:table-row>
        <table:table-row table:style-name="ro1">
          <table:table-cell office:value-type="float" office:value="1386">
            <text:p>1386</text:p>
          </table:table-cell>
          <table:table-cell office:value-type="string">
            <text:p><text:s text:c="4"/>T6T1175 <text:s text:c="4"/>37 <text:s text:c="3"/>Total sentenced to 6 - 11 months, 1975</text:p>
          </table:table-cell>
          <table:table-cell table:number-columns-repeated="1022"/>
        </table:table-row>
        <table:table-row table:style-name="ro1">
          <table:table-cell office:value-type="float" office:value="1387">
            <text:p>1387</text:p>
          </table:table-cell>
          <table:table-cell office:value-type="string">
            <text:p><text:s text:c="4"/>T6T1176 <text:s text:c="4"/>38 <text:s text:c="3"/>Total sentenced to 6 - 11 months, 1976</text:p>
          </table:table-cell>
          <table:table-cell table:number-columns-repeated="1022"/>
        </table:table-row>
        <table:table-row table:style-name="ro1">
          <table:table-cell office:value-type="float" office:value="1388">
            <text:p>1388</text:p>
          </table:table-cell>
          <table:table-cell office:value-type="string">
            <text:p><text:s text:c="4"/>T6T1177 <text:s text:c="4"/>40 <text:s text:c="3"/>Total sentenced to 6 - 11 months, 1977</text:p>
          </table:table-cell>
          <table:table-cell table:number-columns-repeated="1022"/>
        </table:table-row>
        <table:table-row table:style-name="ro1">
          <table:table-cell office:value-type="float" office:value="1389">
            <text:p>1389</text:p>
          </table:table-cell>
          <table:table-cell office:value-type="string">
            <text:p><text:s text:c="4"/>T6T1178 <text:s text:c="4"/>40 <text:s text:c="3"/>Total sentenced to 6 - 11 months, 1978</text:p>
          </table:table-cell>
          <table:table-cell table:number-columns-repeated="1022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<text:s text:c="4"/>T6T1179 <text:s text:c="4"/>40 <text:s text:c="3"/>Total sentenced to 6 - 11 months, 1979</text:p>
          </table:table-cell>
          <table:table-cell table:number-columns-repeated="1022"/>
        </table:table-row>
        <table:table-row table:style-name="ro1">
          <table:table-cell office:value-type="float" office:value="1391">
            <text:p>1391</text:p>
          </table:table-cell>
          <table:table-cell office:value-type="string">
            <text:p><text:s text:c="4"/>T6T1180 <text:s text:c="4"/>40 <text:s text:c="3"/>Total sentenced to 6 - 11 months, 1980</text:p>
          </table:table-cell>
          <table:table-cell table:number-columns-repeated="1022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<text:s text:c="4"/>M6T1175 <text:s text:c="4"/>28 <text:s text:c="3"/>Males sentenced to 6 - 11 months, 1975</text:p>
          </table:table-cell>
          <table:table-cell table:number-columns-repeated="1022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<text:s text:c="4"/>M6T1176 <text:s text:c="4"/>29 <text:s text:c="3"/>Males sentenced to 6 - 11 months, 1976</text:p>
          </table:table-cell>
          <table:table-cell table:number-columns-repeated="1022"/>
        </table:table-row>
        <table:table-row table:style-name="ro1">
          <table:table-cell office:value-type="float" office:value="1394">
            <text:p>1394</text:p>
          </table:table-cell>
          <table:table-cell office:value-type="string">
            <text:p><text:s text:c="4"/>M6T1177 <text:s text:c="4"/>31 <text:s text:c="3"/>Males sentenced to 6 - 11 months, 1977</text:p>
          </table:table-cell>
          <table:table-cell table:number-columns-repeated="1022"/>
        </table:table-row>
        <table:table-row table:style-name="ro1">
          <table:table-cell office:value-type="float" office:value="1395">
            <text:p>1395</text:p>
          </table:table-cell>
          <table:table-cell office:value-type="string">
            <text:p><text:s text:c="4"/>M6T1178 <text:s text:c="4"/>30 <text:s text:c="3"/>Males sentenced to 6 - 11 months, 1978</text:p>
          </table:table-cell>
          <table:table-cell table:number-columns-repeated="1022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<text:s text:c="4"/>M6T1179 <text:s text:c="4"/>30 <text:s text:c="3"/>Males sentenced to 6 - 11 months, 1979</text:p>
          </table:table-cell>
          <table:table-cell table:number-columns-repeated="1022"/>
        </table:table-row>
        <table:table-row table:style-name="ro1">
          <table:table-cell office:value-type="float" office:value="1397">
            <text:p>1397</text:p>
          </table:table-cell>
          <table:table-cell office:value-type="string">
            <text:p><text:s text:c="4"/>M6T1180 <text:s text:c="4"/>31 <text:s text:c="3"/>Males sentenced to 6 - 11 months, 1980</text:p>
          </table:table-cell>
          <table:table-cell table:number-columns-repeated="1022"/>
        </table:table-row>
        <table:table-row table:style-name="ro1">
          <table:table-cell office:value-type="float" office:value="1398">
            <text:p>1398</text:p>
          </table:table-cell>
          <table:table-cell office:value-type="string">
            <text:p><text:s text:c="4"/>F6T1175 <text:s text:c="4"/>28 <text:s text:c="3"/>Females sentenced to 6 - 11 months, 1975</text:p>
          </table:table-cell>
          <table:table-cell table:number-columns-repeated="1022"/>
        </table:table-row>
        <table:table-row table:style-name="ro1">
          <table:table-cell office:value-type="float" office:value="1399">
            <text:p>1399</text:p>
          </table:table-cell>
          <table:table-cell office:value-type="string">
            <text:p><text:s text:c="4"/>F6T1176 <text:s text:c="4"/>29 <text:s text:c="3"/>Females sentenced to 6 - 11 months, 1976</text:p>
          </table:table-cell>
          <table:table-cell table:number-columns-repeated="1022"/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<text:s text:c="4"/>F6T1177 <text:s text:c="4"/>31 <text:s text:c="3"/>Females sentenced to 6 - 11 months, 1977</text:p>
          </table:table-cell>
          <table:table-cell table:number-columns-repeated="1022"/>
        </table:table-row>
        <table:table-row table:style-name="ro1">
          <table:table-cell office:value-type="float" office:value="1401">
            <text:p>1401</text:p>
          </table:table-cell>
          <table:table-cell office:value-type="string">
            <text:p><text:s text:c="4"/>F6T1178 <text:s text:c="4"/>30 <text:s text:c="3"/>Females sentenced to 6 - 11 months, 1978</text:p>
          </table:table-cell>
          <table:table-cell table:number-columns-repeated="1022"/>
        </table:table-row>
        <table:table-row table:style-name="ro1">
          <table:table-cell office:value-type="float" office:value="1402">
            <text:p>1402</text:p>
          </table:table-cell>
          <table:table-cell office:value-type="string">
            <text:p><text:s text:c="4"/>F6T1179 <text:s text:c="4"/>30 <text:s text:c="3"/>Females sentenced to 6 - 11 months, 1979</text:p>
          </table:table-cell>
          <table:table-cell table:number-columns-repeated="1022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<text:s text:c="4"/>F6T1180 <text:s text:c="4"/>31 <text:s text:c="3"/>Females sentenced to 6 - 11 months, 1980</text:p>
          </table:table-cell>
          <table:table-cell table:number-columns-repeated="1022"/>
        </table:table-row>
        <table:table-row table:style-name="ro1">
          <table:table-cell office:value-type="float" office:value="1404">
            <text:p>1404</text:p>
          </table:table-cell>
          <table:table-cell office:value-type="string">
            <text:p><text:s text:c="4"/>T1T575 <text:s text:c="5"/>36 <text:s text:c="3"/>Total sentenced to 1 - 5 years, 1975</text:p>
          </table:table-cell>
          <table:table-cell table:number-columns-repeated="1022"/>
        </table:table-row>
        <table:table-row table:style-name="ro1">
          <table:table-cell office:value-type="float" office:value="1405">
            <text:p>1405</text:p>
          </table:table-cell>
          <table:table-cell office:value-type="string">
            <text:p><text:s text:c="4"/>T1T576 <text:s text:c="5"/>37 <text:s text:c="3"/>Total sentenced to 1 - 5 years, 1976</text:p>
          </table:table-cell>
          <table:table-cell table:number-columns-repeated="1022"/>
        </table:table-row>
        <table:table-row table:style-name="ro1">
          <table:table-cell office:value-type="float" office:value="1406">
            <text:p>1406</text:p>
          </table:table-cell>
          <table:table-cell office:value-type="string">
            <text:p><text:s text:c="4"/>T1T577 <text:s text:c="5"/>40 <text:s text:c="3"/>Total sentenced to 1 - 5 years, 1977</text:p>
          </table:table-cell>
          <table:table-cell table:number-columns-repeated="1022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408">
            <text:p>1408</text:p>
          </table:table-cell>
          <table:table-cell table:number-columns-repeated="1023"/>
        </table:table-row>
        <table:table-row table:style-name="ro1">
          <table:table-cell office:value-type="float" office:value="1409">
            <text:p>1409</text:p>
          </table:table-cell>
          <table:table-cell table:number-columns-repeated="1023"/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office:value-type="float" office:value="1411">
            <text:p>1411</text:p>
          </table:table-cell>
          <table:table-cell table:number-columns-repeated="1023"/>
        </table:table-row>
        <table:table-row table:style-name="ro1">
          <table:table-cell office:value-type="float" office:value="1412">
            <text:p>1412</text:p>
          </table:table-cell>
          <table:table-cell table:number-columns-repeated="1023"/>
        </table:table-row>
        <table:table-row table:style-name="ro1">
          <table:table-cell office:value-type="float" office:value="1413">
            <text:p>1413</text:p>
          </table:table-cell>
          <table:table-cell office:value-type="string">
            <text:p><text:s text:c="4"/>T1T578 <text:s text:c="5"/>39 <text:s text:c="3"/>Total sentenced to 1 - 5 years, 1978</text:p>
          </table:table-cell>
          <table:table-cell table:number-columns-repeated="1022"/>
        </table:table-row>
        <table:table-row table:style-name="ro1">
          <table:table-cell office:value-type="float" office:value="1414">
            <text:p>1414</text:p>
          </table:table-cell>
          <table:table-cell office:value-type="string">
            <text:p><text:s text:c="4"/>T1T579 <text:s text:c="5"/>41 <text:s text:c="3"/>Total sentenced to 1 - 5 years, 1979</text:p>
          </table:table-cell>
          <table:table-cell table:number-columns-repeated="1022"/>
        </table:table-row>
        <table:table-row table:style-name="ro1">
          <table:table-cell office:value-type="float" office:value="1415">
            <text:p>1415</text:p>
          </table:table-cell>
          <table:table-cell office:value-type="string">
            <text:p><text:s text:c="4"/>T1T580 <text:s text:c="5"/>39 <text:s text:c="3"/>Total sentenced to 1 - 5 years, 1980</text:p>
          </table:table-cell>
          <table:table-cell table:number-columns-repeated="1022"/>
        </table:table-row>
        <table:table-row table:style-name="ro1">
          <table:table-cell office:value-type="float" office:value="1416">
            <text:p>1416</text:p>
          </table:table-cell>
          <table:table-cell office:value-type="string">
            <text:p><text:s text:c="4"/>M1T575 <text:s text:c="5"/>26 <text:s text:c="3"/>Males sentenced to 1 - 5 years, 1975</text:p>
          </table:table-cell>
          <table:table-cell table:number-columns-repeated="1022"/>
        </table:table-row>
        <table:table-row table:style-name="ro1">
          <table:table-cell office:value-type="float" office:value="1417">
            <text:p>1417</text:p>
          </table:table-cell>
          <table:table-cell office:value-type="string">
            <text:p><text:s text:c="4"/>M1T576 <text:s text:c="5"/>28 <text:s text:c="3"/>Males sentenced to 1 - 5 years, 1976</text:p>
          </table:table-cell>
          <table:table-cell table:number-columns-repeated="1022"/>
        </table:table-row>
        <table:table-row table:style-name="ro1">
          <table:table-cell office:value-type="float" office:value="1418">
            <text:p>1418</text:p>
          </table:table-cell>
          <table:table-cell office:value-type="string">
            <text:p><text:s text:c="4"/>M1T577 <text:s text:c="5"/>31 <text:s text:c="3"/>Males sentenced to 1 - 5 years, 1977</text:p>
          </table:table-cell>
          <table:table-cell table:number-columns-repeated="1022"/>
        </table:table-row>
        <table:table-row table:style-name="ro1">
          <table:table-cell office:value-type="float" office:value="1419">
            <text:p>1419</text:p>
          </table:table-cell>
          <table:table-cell office:value-type="string">
            <text:p><text:s text:c="4"/>M1T578 <text:s text:c="5"/>29 <text:s text:c="3"/>Males sentenced to 1 - 5 years, 1978</text:p>
          </table:table-cell>
          <table:table-cell table:number-columns-repeated="1022"/>
        </table:table-row>
        <table:table-row table:style-name="ro1">
          <table:table-cell office:value-type="float" office:value="1420">
            <text:p>1420</text:p>
          </table:table-cell>
          <table:table-cell office:value-type="string">
            <text:p><text:s text:c="4"/>M1T579 <text:s text:c="5"/>30 <text:s text:c="3"/>Males sentenced to 1 - 5 years, 1979</text:p>
          </table:table-cell>
          <table:table-cell table:number-columns-repeated="102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<text:s text:c="4"/>M1T580 <text:s text:c="5"/>30 <text:s text:c="3"/>Males sentenced to 1 - 5 years, 1980</text:p>
          </table:table-cell>
          <table:table-cell table:number-columns-repeated="1022"/>
        </table:table-row>
        <table:table-row table:style-name="ro1">
          <table:table-cell office:value-type="float" office:value="1422">
            <text:p>1422</text:p>
          </table:table-cell>
          <table:table-cell office:value-type="string">
            <text:p><text:s text:c="4"/>F1T575 <text:s text:c="5"/>26 <text:s text:c="3"/>Females sentenced to 1 - 5 years, 1975</text:p>
          </table:table-cell>
          <table:table-cell table:number-columns-repeated="1022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<text:s text:c="4"/>F1T576 <text:s text:c="5"/>28 <text:s text:c="3"/>Females sentenced to 1 - 5 years, 1976</text:p>
          </table:table-cell>
          <table:table-cell table:number-columns-repeated="1022"/>
        </table:table-row>
        <table:table-row table:style-name="ro1">
          <table:table-cell office:value-type="float" office:value="1424">
            <text:p>1424</text:p>
          </table:table-cell>
          <table:table-cell office:value-type="string">
            <text:p><text:s text:c="4"/>F1T577 <text:s text:c="5"/>31 <text:s text:c="3"/>Females sentenced to 1 - 5 years, 1977</text:p>
          </table:table-cell>
          <table:table-cell table:number-columns-repeated="1022"/>
        </table:table-row>
        <table:table-row table:style-name="ro1">
          <table:table-cell office:value-type="float" office:value="1425">
            <text:p>1425</text:p>
          </table:table-cell>
          <table:table-cell office:value-type="string">
            <text:p><text:s text:c="4"/>F1T578 <text:s text:c="5"/>29 <text:s text:c="3"/>Females sentenced to 1 - 5 years, 1978</text:p>
          </table:table-cell>
          <table:table-cell table:number-columns-repeated="1022"/>
        </table:table-row>
        <table:table-row table:style-name="ro1">
          <table:table-cell office:value-type="float" office:value="1426">
            <text:p>1426</text:p>
          </table:table-cell>
          <table:table-cell office:value-type="string">
            <text:p><text:s text:c="4"/>F1T579 <text:s text:c="5"/>30 <text:s text:c="3"/>Females sentenced to 1 - 5 years, 1979</text:p>
          </table:table-cell>
          <table:table-cell table:number-columns-repeated="1022"/>
        </table:table-row>
        <table:table-row table:style-name="ro1">
          <table:table-cell office:value-type="float" office:value="1427">
            <text:p>1427</text:p>
          </table:table-cell>
          <table:table-cell office:value-type="string">
            <text:p><text:s text:c="4"/>F1T580 <text:s text:c="5"/>30 <text:s text:c="3"/>Females sentenced to 1 - 5 years, 1980</text:p>
          </table:table-cell>
          <table:table-cell table:number-columns-repeated="1022"/>
        </table:table-row>
        <table:table-row table:style-name="ro1">
          <table:table-cell office:value-type="float" office:value="1428">
            <text:p>1428</text:p>
          </table:table-cell>
          <table:table-cell office:value-type="string">
            <text:p><text:s text:c="4"/>T5PLUS75 <text:s text:c="3"/>35 <text:s text:c="3"/>Total sentenced to over 5 years, 1975</text:p>
          </table:table-cell>
          <table:table-cell table:number-columns-repeated="1022"/>
        </table:table-row>
        <table:table-row table:style-name="ro1">
          <table:table-cell office:value-type="float" office:value="1429">
            <text:p>1429</text:p>
          </table:table-cell>
          <table:table-cell office:value-type="string">
            <text:p><text:s text:c="4"/>T5PLUS76 <text:s text:c="3"/>36 <text:s text:c="3"/>Total sentenced to over 5 years, 1976</text:p>
          </table:table-cell>
          <table:table-cell table:number-columns-repeated="1022"/>
        </table:table-row>
        <table:table-row table:style-name="ro1">
          <table:table-cell office:value-type="float" office:value="1430">
            <text:p>1430</text:p>
          </table:table-cell>
          <table:table-cell office:value-type="string">
            <text:p><text:s text:c="4"/>T5PLUS77 <text:s text:c="3"/>38 <text:s text:c="3"/>Total sentenced to over 5 years, 1977</text:p>
          </table:table-cell>
          <table:table-cell table:number-columns-repeated="1022"/>
        </table:table-row>
        <table:table-row table:style-name="ro1">
          <table:table-cell office:value-type="float" office:value="1431">
            <text:p>1431</text:p>
          </table:table-cell>
          <table:table-cell office:value-type="string">
            <text:p><text:s text:c="4"/>T5PLUS78 <text:s text:c="3"/>38 <text:s text:c="3"/>Total sentenced to over 5 years, 1978</text:p>
          </table:table-cell>
          <table:table-cell table:number-columns-repeated="1022"/>
        </table:table-row>
        <table:table-row table:style-name="ro1">
          <table:table-cell office:value-type="float" office:value="1432">
            <text:p>1432</text:p>
          </table:table-cell>
          <table:table-cell office:value-type="string">
            <text:p><text:s text:c="4"/>T5PLUS79 <text:s text:c="3"/>38 <text:s text:c="3"/>Total sentenced to over 5 years, 1979</text:p>
          </table:table-cell>
          <table:table-cell table:number-columns-repeated="1022"/>
        </table:table-row>
        <table:table-row table:style-name="ro1">
          <table:table-cell office:value-type="float" office:value="1433">
            <text:p>1433</text:p>
          </table:table-cell>
          <table:table-cell office:value-type="string">
            <text:p><text:s text:c="4"/>T5PLUS80 <text:s text:c="3"/>37 <text:s text:c="3"/>Total sentenced to over 5 years, 1980</text:p>
          </table:table-cell>
          <table:table-cell table:number-columns-repeated="1022"/>
        </table:table-row>
        <table:table-row table:style-name="ro1">
          <table:table-cell office:value-type="float" office:value="1434">
            <text:p>1434</text:p>
          </table:table-cell>
          <table:table-cell office:value-type="string">
            <text:p><text:s text:c="4"/>M5PLUS75 <text:s text:c="3"/>27 <text:s text:c="3"/>Males sentenced to over 5 years, 1975</text:p>
          </table:table-cell>
          <table:table-cell table:number-columns-repeated="1022"/>
        </table:table-row>
        <table:table-row table:style-name="ro1">
          <table:table-cell office:value-type="float" office:value="1435">
            <text:p>1435</text:p>
          </table:table-cell>
          <table:table-cell office:value-type="string">
            <text:p><text:s text:c="4"/>M5PLUS76 <text:s text:c="3"/>29 <text:s text:c="3"/>Males sentenced to over 5 years, 1976</text:p>
          </table:table-cell>
          <table:table-cell table:number-columns-repeated="1022"/>
        </table:table-row>
        <table:table-row table:style-name="ro1">
          <table:table-cell office:value-type="float" office:value="1436">
            <text:p>1436</text:p>
          </table:table-cell>
          <table:table-cell office:value-type="string">
            <text:p><text:s text:c="4"/>M5PLUS77 <text:s text:c="3"/>31 <text:s text:c="3"/>Males sentenced to over 5 years, 1977</text:p>
          </table:table-cell>
          <table:table-cell table:number-columns-repeated="1022"/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<text:s text:c="4"/>M5PLUS78 <text:s text:c="3"/>30 <text:s text:c="3"/>Males sentenced to over 5 years, 1978</text:p>
          </table:table-cell>
          <table:table-cell table:number-columns-repeated="1022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<text:s text:c="4"/>M5PLUS79 <text:s text:c="3"/>29 <text:s text:c="3"/>Males sentenced to over 5 years, 1979</text:p>
          </table:table-cell>
          <table:table-cell table:number-columns-repeated="1022"/>
        </table:table-row>
        <table:table-row table:style-name="ro1">
          <table:table-cell office:value-type="float" office:value="1439">
            <text:p>1439</text:p>
          </table:table-cell>
          <table:table-cell office:value-type="string">
            <text:p><text:s text:c="4"/>M5PLUS80 <text:s text:c="3"/>30 <text:s text:c="3"/>Males sentenced to over 5 years, 1980</text:p>
          </table:table-cell>
          <table:table-cell table:number-columns-repeated="1022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<text:s text:c="4"/>F5PLUS75 <text:s text:c="3"/>26 <text:s text:c="3"/>Females sentenced to over 5 years, 1975</text:p>
          </table:table-cell>
          <table:table-cell table:number-columns-repeated="1022"/>
        </table:table-row>
        <table:table-row table:style-name="ro1">
          <table:table-cell office:value-type="float" office:value="1441">
            <text:p>1441</text:p>
          </table:table-cell>
          <table:table-cell office:value-type="string">
            <text:p><text:s text:c="4"/>F5PLUS76 <text:s text:c="3"/>28 <text:s text:c="3"/>Females sentenced to over 5 years, 1976</text:p>
          </table:table-cell>
          <table:table-cell table:number-columns-repeated="1022"/>
        </table:table-row>
        <table:table-row table:style-name="ro1">
          <table:table-cell office:value-type="float" office:value="1442">
            <text:p>1442</text:p>
          </table:table-cell>
          <table:table-cell office:value-type="string">
            <text:p><text:s text:c="4"/>F5PLUS77 <text:s text:c="3"/>30 <text:s text:c="3"/>Females sentenced to over 5 years, 1977</text:p>
          </table:table-cell>
          <table:table-cell table:number-columns-repeated="1022"/>
        </table:table-row>
        <table:table-row table:style-name="ro1">
          <table:table-cell office:value-type="float" office:value="1443">
            <text:p>1443</text:p>
          </table:table-cell>
          <table:table-cell office:value-type="string">
            <text:p><text:s text:c="4"/>F5PLUS78 <text:s text:c="3"/>29 <text:s text:c="3"/>Females sentenced to over 5 years, 1978</text:p>
          </table:table-cell>
          <table:table-cell table:number-columns-repeated="1022"/>
        </table:table-row>
        <table:table-row table:style-name="ro1">
          <table:table-cell office:value-type="float" office:value="1444">
            <text:p>1444</text:p>
          </table:table-cell>
          <table:table-cell office:value-type="string">
            <text:p><text:s text:c="4"/>F5PLUS79 <text:s text:c="3"/>28 <text:s text:c="3"/>Females sentenced to over 5 years, 1979</text:p>
          </table:table-cell>
          <table:table-cell table:number-columns-repeated="1022"/>
        </table:table-row>
        <table:table-row table:style-name="ro1">
          <table:table-cell office:value-type="float" office:value="1445">
            <text:p>1445</text:p>
          </table:table-cell>
          <table:table-cell office:value-type="string">
            <text:p><text:s text:c="4"/>F5PLUS80 <text:s text:c="3"/>29 <text:s text:c="3"/>Females sentenced to over 5 years, 1980</text:p>
          </table:table-cell>
          <table:table-cell table:number-columns-repeated="1022"/>
        </table:table-row>
        <table:table-row table:style-name="ro1">
          <table:table-cell office:value-type="float" office:value="1446">
            <text:p>1446</text:p>
          </table:table-cell>
          <table:table-cell office:value-type="string">
            <text:p><text:s text:c="4"/>TLIFE75 <text:s text:c="4"/>28 <text:s text:c="3"/>Total sentenced to life imprisonment, 1975</text:p>
          </table:table-cell>
          <table:table-cell table:number-columns-repeated="1022"/>
        </table:table-row>
        <table:table-row table:style-name="ro1">
          <table:table-cell office:value-type="float" office:value="1447">
            <text:p>1447</text:p>
          </table:table-cell>
          <table:table-cell office:value-type="string">
            <text:p><text:s text:c="4"/>TLIFE76 <text:s text:c="4"/>30 <text:s text:c="3"/>Total sentenced to life imprisonment, 1976</text:p>
          </table:table-cell>
          <table:table-cell table:number-columns-repeated="1022"/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<text:s text:c="4"/>TLIFE77 <text:s text:c="4"/>31 <text:s text:c="3"/>Total sentenced to life imprisonment, 1977</text:p>
          </table:table-cell>
          <table:table-cell table:number-columns-repeated="1022"/>
        </table:table-row>
        <table:table-row table:style-name="ro1">
          <table:table-cell office:value-type="float" office:value="1449">
            <text:p>1449</text:p>
          </table:table-cell>
          <table:table-cell office:value-type="string">
            <text:p><text:s text:c="4"/>TLIFE78 <text:s text:c="4"/>29 <text:s text:c="3"/>Total sentenced to life imprisonment, 1978</text:p>
          </table:table-cell>
          <table:table-cell table:number-columns-repeated="1022"/>
        </table:table-row>
        <table:table-row table:style-name="ro1">
          <table:table-cell office:value-type="float" office:value="1450">
            <text:p>1450</text:p>
          </table:table-cell>
          <table:table-cell office:value-type="string">
            <text:p><text:s text:c="4"/>TLIFE79 <text:s text:c="4"/>31 <text:s text:c="3"/>Total sentenced to life imprisonment, 1979</text:p>
          </table:table-cell>
          <table:table-cell table:number-columns-repeated="1022"/>
        </table:table-row>
        <table:table-row table:style-name="ro1">
          <table:table-cell office:value-type="float" office:value="1451">
            <text:p>1451</text:p>
          </table:table-cell>
          <table:table-cell office:value-type="string">
            <text:p><text:s text:c="4"/>TLIFE80 <text:s text:c="4"/>31 <text:s text:c="3"/>Total sentenced to life imprisonment, 1980</text:p>
          </table:table-cell>
          <table:table-cell table:number-columns-repeated="1022"/>
        </table:table-row>
        <table:table-row table:style-name="ro1">
          <table:table-cell office:value-type="float" office:value="1452">
            <text:p>1452</text:p>
          </table:table-cell>
          <table:table-cell office:value-type="string">
            <text:p><text:s text:c="4"/>MLIFE75 <text:s text:c="4"/>21 <text:s text:c="3"/>Males sentenced to life imprisonment, 1975</text:p>
          </table:table-cell>
          <table:table-cell table:number-columns-repeated="1022"/>
        </table:table-row>
        <table:table-row table:style-name="ro1">
          <table:table-cell office:value-type="float" office:value="1453">
            <text:p>1453</text:p>
          </table:table-cell>
          <table:table-cell office:value-type="string">
            <text:p><text:s text:c="4"/>MLIFE76 <text:s text:c="4"/>24 <text:s text:c="3"/>Males sentenced to life imprisonment, 1976</text:p>
          </table:table-cell>
          <table:table-cell table:number-columns-repeated="1022"/>
        </table:table-row>
        <table:table-row table:style-name="ro1">
          <table:table-cell office:value-type="float" office:value="1454">
            <text:p>1454</text:p>
          </table:table-cell>
          <table:table-cell office:value-type="string">
            <text:p><text:s text:c="4"/>MLIFE77 <text:s text:c="4"/>25 <text:s text:c="3"/>Males sentenced to life imprisonment, 1977</text:p>
          </table:table-cell>
          <table:table-cell table:number-columns-repeated="1022"/>
        </table:table-row>
        <table:table-row table:style-name="ro1">
          <table:table-cell office:value-type="float" office:value="1455">
            <text:p>1455</text:p>
          </table:table-cell>
          <table:table-cell office:value-type="string">
            <text:p><text:s text:c="4"/>MLIFE78 <text:s text:c="4"/>23 <text:s text:c="3"/>Males sentenced to life imprisonment, 1978</text:p>
          </table:table-cell>
          <table:table-cell table:number-columns-repeated="1022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<text:s text:c="4"/>MLIFE79 <text:s text:c="4"/>23 <text:s text:c="3"/>Males sentenced to life imprisonment, 1979</text:p>
          </table:table-cell>
          <table:table-cell table:number-columns-repeated="1022"/>
        </table:table-row>
        <table:table-row table:style-name="ro1">
          <table:table-cell office:value-type="float" office:value="1457">
            <text:p>1457</text:p>
          </table:table-cell>
          <table:table-cell office:value-type="string">
            <text:p><text:s text:c="4"/>MLIFE80 <text:s text:c="4"/>24 <text:s text:c="3"/>Males sentenced to life imprisonment, 1980</text:p>
          </table:table-cell>
          <table:table-cell table:number-columns-repeated="1022"/>
        </table:table-row>
        <table:table-row table:style-name="ro1">
          <table:table-cell office:value-type="float" office:value="1458">
            <text:p>1458</text:p>
          </table:table-cell>
          <table:table-cell office:value-type="string">
            <text:p><text:s text:c="4"/>FLIFE75 <text:s text:c="4"/>20 <text:s text:c="3"/>Females sentenced to life imprisonment, 1975</text:p>
          </table:table-cell>
          <table:table-cell table:number-columns-repeated="1022"/>
        </table:table-row>
        <table:table-row table:style-name="ro1">
          <table:table-cell office:value-type="float" office:value="1459">
            <text:p>1459</text:p>
          </table:table-cell>
          <table:table-cell office:value-type="string">
            <text:p><text:s text:c="4"/>FLIFE76 <text:s text:c="4"/>23 <text:s text:c="3"/>Females sentenced to life imprisonment, 1976</text:p>
          </table:table-cell>
          <table:table-cell table:number-columns-repeated="1022"/>
        </table:table-row>
        <table:table-row table:style-name="ro1">
          <table:table-cell office:value-type="float" office:value="1460">
            <text:p>1460</text:p>
          </table:table-cell>
          <table:table-cell office:value-type="string">
            <text:p><text:s text:c="4"/>FLIFE77 <text:s text:c="4"/>25 <text:s text:c="3"/>Females sentenced to life imprisonment, 1977</text:p>
          </table:table-cell>
          <table:table-cell table:number-columns-repeated="1022"/>
        </table:table-row>
        <table:table-row table:style-name="ro1">
          <table:table-cell office:value-type="float" office:value="1461">
            <text:p>1461</text:p>
          </table:table-cell>
          <table:table-cell office:value-type="string">
            <text:p><text:s text:c="4"/>FLIFE78 <text:s text:c="4"/>23 <text:s text:c="3"/>Females sentenced to life imprisonment, 1978</text:p>
          </table:table-cell>
          <table:table-cell table:number-columns-repeated="1022"/>
        </table:table-row>
        <table:table-row table:style-name="ro1">
          <table:table-cell office:value-type="float" office:value="1462">
            <text:p>1462</text:p>
          </table:table-cell>
          <table:table-cell office:value-type="string">
            <text:p><text:s text:c="4"/>FLIFE79 <text:s text:c="4"/>22 <text:s text:c="3"/>Females sentenced to life imprisonment, 1979</text:p>
          </table:table-cell>
          <table:table-cell table:number-columns-repeated="1022"/>
        </table:table-row>
        <table:table-row table:style-name="ro1">
          <table:table-cell office:value-type="float" office:value="1463">
            <text:p>1463</text:p>
          </table:table-cell>
          <table:table-cell office:value-type="string">
            <text:p><text:s text:c="4"/>FLIFE80 <text:s text:c="4"/>24 <text:s text:c="3"/>Females sentenced to life imprisonment, 1980</text:p>
          </table:table-cell>
          <table:table-cell table:number-columns-repeated="1022"/>
        </table:table-row>
        <table:table-row table:style-name="ro1">
          <table:table-cell office:value-type="float" office:value="1464">
            <text:p>1464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465">
            <text:p>1465</text:p>
          </table:table-cell>
          <table:table-cell table:number-columns-repeated="1023"/>
        </table:table-row>
        <table:table-row table:style-name="ro1">
          <table:table-cell office:value-type="float" office:value="1466">
            <text:p>1466</text:p>
          </table:table-cell>
          <table:table-cell table:number-columns-repeated="1023"/>
        </table:table-row>
        <table:table-row table:style-name="ro1">
          <table:table-cell office:value-type="float" office:value="1467">
            <text:p>1467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1">
          <table:table-cell office:value-type="float" office:value="1468">
            <text:p>1468</text:p>
          </table:table-cell>
          <table:table-cell table:number-columns-repeated="1023"/>
        </table:table-row>
        <table:table-row table:style-name="ro1">
          <table:table-cell office:value-type="float" office:value="1469">
            <text:p>1469</text:p>
          </table:table-cell>
          <table:table-cell table:number-columns-repeated="1023"/>
        </table:table-row>
        <table:table-row table:style-name="ro1">
          <table:table-cell office:value-type="float" office:value="1470">
            <text:p>1470</text:p>
          </table:table-cell>
          <table:table-cell office:value-type="string">
            <text:p><text:s text:c="4"/>PRISONS.WK1: Number of Prisons, by Capacity and Adult/Juvenile</text:p>
          </table:table-cell>
          <table:table-cell table:number-columns-repeated="1022"/>
        </table:table-row>
        <table:table-row table:style-name="ro1">
          <table:table-cell office:value-type="float" office:value="1471">
            <text:p>1471</text:p>
          </table:table-cell>
          <table:table-cell office:value-type="string">
            <text:p><text:s text:c="17"/>(Second Survey, Question 25)</text:p>
          </table:table-cell>
          <table:table-cell table:number-columns-repeated="1022"/>
        </table:table-row>
        <table:table-row table:style-name="ro1">
          <table:table-cell office:value-type="float" office:value="1472">
            <text:p>1472</text:p>
          </table:table-cell>
          <table:table-cell office:value-type="string">
            <text:p><text:s text:c="17"/>Prison Staff, by Sex and Function</text:p>
          </table:table-cell>
          <table:table-cell table:number-columns-repeated="1022"/>
        </table:table-row>
        <table:table-row table:style-name="ro1">
          <table:table-cell office:value-type="float" office:value="1473">
            <text:p>1473</text:p>
          </table:table-cell>
          <table:table-cell office:value-type="string">
            <text:p><text:s text:c="17"/>(Second Survey, Question 26)</text:p>
          </table:table-cell>
          <table:table-cell table:number-columns-repeated="1022"/>
        </table:table-row>
        <table:table-row table:style-name="ro1">
          <table:table-cell office:value-type="float" office:value="1474">
            <text:p>1474</text:p>
          </table:table-cell>
          <table:table-cell table:number-columns-repeated="1023"/>
        </table:table-row>
        <table:table-row table:style-name="ro1">
          <table:table-cell office:value-type="float" office:value="1475">
            <text:p>1475</text:p>
          </table:table-cell>
          <table:table-cell office:value-type="string">
            <text:p><text:s text:c="4"/>Variable <text:s text:c="3"/>N <text:s text:c="2"/>Label</text:p>
          </table:table-cell>
          <table:table-cell table:number-columns-repeated="1022"/>
        </table:table-row>
        <table:table-row table:style-name="ro1">
          <table:table-cell office:value-type="float" office:value="1476">
            <text:p>1476</text:p>
          </table:table-cell>
          <table:table-cell table:number-columns-repeated="1023"/>
        </table:table-row>
        <table:table-row table:style-name="ro1">
          <table:table-cell office:value-type="float" office:value="1477">
            <text:p>1477</text:p>
          </table:table-cell>
          <table:table-cell office:value-type="string">
            <text:p><text:s text:c="4"/>COUNTRY <text:s text:c="3"/>78 <text:s text:c="2"/>Responding country</text:p>
          </table:table-cell>
          <table:table-cell table:number-columns-repeated="1022"/>
        </table:table-row>
        <table:table-row table:style-name="ro1">
          <table:table-cell office:value-type="float" office:value="1478">
            <text:p>1478</text:p>
          </table:table-cell>
          <table:table-cell office:value-type="string">
            <text:p><text:s text:c="4"/>FPOP75 <text:s text:c="4"/>47 <text:s text:c="2"/>Female population - 1975</text:p>
          </table:table-cell>
          <table:table-cell table:number-columns-repeated="1022"/>
        </table:table-row>
        <table:table-row table:style-name="ro1">
          <table:table-cell office:value-type="float" office:value="1479">
            <text:p>1479</text:p>
          </table:table-cell>
          <table:table-cell office:value-type="string">
            <text:p><text:s text:c="4"/>SPENT75 <text:s text:c="3"/>28 <text:s text:c="2"/>Spending on prisons - 1975</text:p>
          </table:table-cell>
          <table:table-cell table:number-columns-repeated="1022"/>
        </table:table-row>
        <table:table-row table:style-name="ro1">
          <table:table-cell office:value-type="float" office:value="1480">
            <text:p>1480</text:p>
          </table:table-cell>
          <table:table-cell office:value-type="string">
            <text:p><text:s text:c="4"/>SPENT76 <text:s text:c="3"/>29 <text:s text:c="2"/>Spending on prisons - 1976</text:p>
          </table:table-cell>
          <table:table-cell table:number-columns-repeated="1022"/>
        </table:table-row>
        <table:table-row table:style-name="ro1">
          <table:table-cell office:value-type="float" office:value="1481">
            <text:p>1481</text:p>
          </table:table-cell>
          <table:table-cell office:value-type="string">
            <text:p><text:s text:c="4"/>SPENT77 <text:s text:c="3"/>30 <text:s text:c="2"/>Spending on prisons - 1977</text:p>
          </table:table-cell>
          <table:table-cell table:number-columns-repeated="1022"/>
        </table:table-row>
        <table:table-row table:style-name="ro1">
          <table:table-cell office:value-type="float" office:value="1482">
            <text:p>1482</text:p>
          </table:table-cell>
          <table:table-cell office:value-type="string">
            <text:p><text:s text:c="4"/>SPENT78 <text:s text:c="3"/>30 <text:s text:c="2"/>Spending on prisons - 1978</text:p>
          </table:table-cell>
          <table:table-cell table:number-columns-repeated="1022"/>
        </table:table-row>
        <table:table-row table:style-name="ro1">
          <table:table-cell office:value-type="float" office:value="1483">
            <text:p>1483</text:p>
          </table:table-cell>
          <table:table-cell office:value-type="string">
            <text:p><text:s text:c="4"/>SPENT79 <text:s text:c="3"/>29 <text:s text:c="2"/>Spending on prisons - 1979</text:p>
          </table:table-cell>
          <table:table-cell table:number-columns-repeated="1022"/>
        </table:table-row>
        <table:table-row table:style-name="ro1">
          <table:table-cell office:value-type="float" office:value="1484">
            <text:p>1484</text:p>
          </table:table-cell>
          <table:table-cell office:value-type="string">
            <text:p><text:s text:c="4"/>SPENT80 <text:s text:c="3"/>30 <text:s text:c="2"/>Spending on prisons - 1980</text:p>
          </table:table-cell>
          <table:table-cell table:number-columns-repeated="1022"/>
        </table:table-row>
        <table:table-row table:style-name="ro1">
          <table:table-cell office:value-type="float" office:value="1485">
            <text:p>1485</text:p>
          </table:table-cell>
          <table:table-cell office:value-type="string">
            <text:p><text:s text:c="4"/>A175 <text:s text:c="6"/>38 <text:s text:c="2"/>No of prisons (adults), capacity &lt;100 - 1975</text:p>
          </table:table-cell>
          <table:table-cell table:number-columns-repeated="1022"/>
        </table:table-row>
        <table:table-row table:style-name="ro1">
          <table:table-cell office:value-type="float" office:value="1486">
            <text:p>1486</text:p>
          </table:table-cell>
          <table:table-cell office:value-type="string">
            <text:p><text:s text:c="4"/>A176 <text:s text:c="6"/>37 <text:s text:c="2"/>No of prisons (adults), capacity &lt;100 - 1976</text:p>
          </table:table-cell>
          <table:table-cell table:number-columns-repeated="1022"/>
        </table:table-row>
        <table:table-row table:style-name="ro1">
          <table:table-cell office:value-type="float" office:value="1487">
            <text:p>1487</text:p>
          </table:table-cell>
          <table:table-cell office:value-type="string">
            <text:p><text:s text:c="4"/>A177 <text:s text:c="6"/>38 <text:s text:c="2"/>No of prisons (adults), capacity &lt;100 - 1977</text:p>
          </table:table-cell>
          <table:table-cell table:number-columns-repeated="1022"/>
        </table:table-row>
        <table:table-row table:style-name="ro1">
          <table:table-cell office:value-type="float" office:value="1488">
            <text:p>1488</text:p>
          </table:table-cell>
          <table:table-cell office:value-type="string">
            <text:p><text:s text:c="4"/>A178 <text:s text:c="6"/>40 <text:s text:c="2"/>No of prisons (adults), capacity &lt;100 - 1978</text:p>
          </table:table-cell>
          <table:table-cell table:number-columns-repeated="1022"/>
        </table:table-row>
        <table:table-row table:style-name="ro1">
          <table:table-cell office:value-type="float" office:value="1489">
            <text:p>1489</text:p>
          </table:table-cell>
          <table:table-cell office:value-type="string">
            <text:p><text:s text:c="4"/>A179 <text:s text:c="6"/>41 <text:s text:c="2"/>No of prisons (adults), capacity &lt;100 - 1979</text:p>
          </table:table-cell>
          <table:table-cell table:number-columns-repeated="1022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<text:s text:c="4"/>A180 <text:s text:c="6"/>43 <text:s text:c="2"/>No of prisons (adults), capacity &lt;100 - 1980</text:p>
          </table:table-cell>
          <table:table-cell table:number-columns-repeated="1022"/>
        </table:table-row>
        <table:table-row table:style-name="ro1">
          <table:table-cell office:value-type="float" office:value="1491">
            <text:p>1491</text:p>
          </table:table-cell>
          <table:table-cell office:value-type="string">
            <text:p><text:s text:c="4"/>J175 <text:s text:c="6"/>20 <text:s text:c="2"/>No of prisons (juveniles), capacity &lt;100 - 1975</text:p>
          </table:table-cell>
          <table:table-cell table:number-columns-repeated="1022"/>
        </table:table-row>
        <table:table-row table:style-name="ro1">
          <table:table-cell office:value-type="float" office:value="1492">
            <text:p>1492</text:p>
          </table:table-cell>
          <table:table-cell office:value-type="string">
            <text:p><text:s text:c="4"/>J176 <text:s text:c="6"/>20 <text:s text:c="2"/>No of prisons (juveniles), capacity &lt;100 - 1976</text:p>
          </table:table-cell>
          <table:table-cell table:number-columns-repeated="1022"/>
        </table:table-row>
        <table:table-row table:style-name="ro1">
          <table:table-cell office:value-type="float" office:value="1493">
            <text:p>1493</text:p>
          </table:table-cell>
          <table:table-cell office:value-type="string">
            <text:p><text:s text:c="4"/>J177 <text:s text:c="6"/>20 <text:s text:c="2"/>No of prisons (juveniles), capacity &lt;100 - 1977</text:p>
          </table:table-cell>
          <table:table-cell table:number-columns-repeated="1022"/>
        </table:table-row>
        <table:table-row table:style-name="ro1">
          <table:table-cell office:value-type="float" office:value="1494">
            <text:p>1494</text:p>
          </table:table-cell>
          <table:table-cell office:value-type="string">
            <text:p><text:s text:c="4"/>J178 <text:s text:c="6"/>20 <text:s text:c="2"/>No of prisons (juveniles), capacity &lt;100 - 1978</text:p>
          </table:table-cell>
          <table:table-cell table:number-columns-repeated="1022"/>
        </table:table-row>
        <table:table-row table:style-name="ro1">
          <table:table-cell office:value-type="float" office:value="1495">
            <text:p>1495</text:p>
          </table:table-cell>
          <table:table-cell office:value-type="string">
            <text:p><text:s text:c="4"/>J179 <text:s text:c="6"/>21 <text:s text:c="2"/>No of prisons (juveniles), capacity &lt;100 - 1979</text:p>
          </table:table-cell>
          <table:table-cell table:number-columns-repeated="1022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<text:s text:c="4"/>J180 <text:s text:c="6"/>21 <text:s text:c="2"/>No of prisons (juveniles), capacity &lt;100 - 1980</text:p>
          </table:table-cell>
          <table:table-cell table:number-columns-repeated="1022"/>
        </table:table-row>
        <table:table-row table:style-name="ro1">
          <table:table-cell office:value-type="float" office:value="1497">
            <text:p>1497</text:p>
          </table:table-cell>
          <table:table-cell office:value-type="string">
            <text:p><text:s text:c="4"/>A275 <text:s text:c="6"/>39 <text:s text:c="2"/>No of prisons (adults), capacity 100-199 - 1975</text:p>
          </table:table-cell>
          <table:table-cell table:number-columns-repeated="1022"/>
        </table:table-row>
        <table:table-row table:style-name="ro1">
          <table:table-cell office:value-type="float" office:value="1498">
            <text:p>1498</text:p>
          </table:table-cell>
          <table:table-cell office:value-type="string">
            <text:p><text:s text:c="4"/>A276 <text:s text:c="6"/>39 <text:s text:c="2"/>No of prisons (adults), capacity 100-199 - 1976</text:p>
          </table:table-cell>
          <table:table-cell table:number-columns-repeated="1022"/>
        </table:table-row>
        <table:table-row table:style-name="ro1">
          <table:table-cell office:value-type="float" office:value="1499">
            <text:p>1499</text:p>
          </table:table-cell>
          <table:table-cell office:value-type="string">
            <text:p><text:s text:c="4"/>A277 <text:s text:c="6"/>38 <text:s text:c="2"/>No of prisons (adults), capacity 100-199 - 1977</text:p>
          </table:table-cell>
          <table:table-cell table:number-columns-repeated="1022"/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<text:s text:c="4"/>A278 <text:s text:c="6"/>40 <text:s text:c="2"/>No of prisons (adults), capacity 100-199 - 1978</text:p>
          </table:table-cell>
          <table:table-cell table:number-columns-repeated="1022"/>
        </table:table-row>
        <table:table-row table:style-name="ro1">
          <table:table-cell office:value-type="float" office:value="1501">
            <text:p>1501</text:p>
          </table:table-cell>
          <table:table-cell office:value-type="string">
            <text:p><text:s text:c="4"/>A279 <text:s text:c="6"/>41 <text:s text:c="2"/>No of prisons (adults), capacity 100-199 - 1979</text:p>
          </table:table-cell>
          <table:table-cell table:number-columns-repeated="1022"/>
        </table:table-row>
        <table:table-row table:style-name="ro1">
          <table:table-cell office:value-type="float" office:value="1502">
            <text:p>1502</text:p>
          </table:table-cell>
          <table:table-cell office:value-type="string">
            <text:p><text:s text:c="4"/>A280 <text:s text:c="6"/>44 <text:s text:c="2"/>No of prisons (adults), capacity 100-199 - 1980</text:p>
          </table:table-cell>
          <table:table-cell table:number-columns-repeated="1022"/>
        </table:table-row>
        <table:table-row table:style-name="ro1">
          <table:table-cell office:value-type="float" office:value="1503">
            <text:p>1503</text:p>
          </table:table-cell>
          <table:table-cell office:value-type="string">
            <text:p><text:s text:c="4"/>J275 <text:s text:c="6"/>20 <text:s text:c="2"/>No of prisons (juveniles), capacity 100-199 - 1975</text:p>
          </table:table-cell>
          <table:table-cell table:number-columns-repeated="1022"/>
        </table:table-row>
        <table:table-row table:style-name="ro1">
          <table:table-cell office:value-type="float" office:value="1504">
            <text:p>1504</text:p>
          </table:table-cell>
          <table:table-cell office:value-type="string">
            <text:p><text:s text:c="4"/>J276 <text:s text:c="6"/>20 <text:s text:c="2"/>No of prisons (juveniles), capacity 100-199 - 1976</text:p>
          </table:table-cell>
          <table:table-cell table:number-columns-repeated="1022"/>
        </table:table-row>
        <table:table-row table:style-name="ro1">
          <table:table-cell office:value-type="float" office:value="1505">
            <text:p>1505</text:p>
          </table:table-cell>
          <table:table-cell office:value-type="string">
            <text:p><text:s text:c="4"/>J277 <text:s text:c="6"/>20 <text:s text:c="2"/>No of prisons (juveniles), capacity 100-199 - 1977</text:p>
          </table:table-cell>
          <table:table-cell table:number-columns-repeated="1022"/>
        </table:table-row>
        <table:table-row table:style-name="ro1">
          <table:table-cell office:value-type="float" office:value="1506">
            <text:p>1506</text:p>
          </table:table-cell>
          <table:table-cell office:value-type="string">
            <text:p><text:s text:c="4"/>J278 <text:s text:c="6"/>20 <text:s text:c="2"/>No of prisons (juveniles), capacity 100-199 - 1978</text:p>
          </table:table-cell>
          <table:table-cell table:number-columns-repeated="1022"/>
        </table:table-row>
        <table:table-row table:style-name="ro1">
          <table:table-cell office:value-type="float" office:value="1507">
            <text:p>1507</text:p>
          </table:table-cell>
          <table:table-cell office:value-type="string">
            <text:p><text:s text:c="4"/>J279 <text:s text:c="6"/>21 <text:s text:c="2"/>No of prisons (juveniles), capacity 100-199 - 1979</text:p>
          </table:table-cell>
          <table:table-cell table:number-columns-repeated="1022"/>
        </table:table-row>
        <table:table-row table:style-name="ro1">
          <table:table-cell office:value-type="float" office:value="1508">
            <text:p>1508</text:p>
          </table:table-cell>
          <table:table-cell office:value-type="string">
            <text:p><text:s text:c="4"/>J280 <text:s text:c="6"/>20 <text:s text:c="2"/>No of prisons (juveniles), capacity 100-199 - 1980</text:p>
          </table:table-cell>
          <table:table-cell table:number-columns-repeated="1022"/>
        </table:table-row>
        <table:table-row table:style-name="ro1">
          <table:table-cell office:value-type="float" office:value="1509">
            <text:p>1509</text:p>
          </table:table-cell>
          <table:table-cell office:value-type="string">
            <text:p><text:s text:c="4"/>A375 <text:s text:c="6"/>40 <text:s text:c="2"/>No of prisons (adults), capacity 200-499 - 1975</text:p>
          </table:table-cell>
          <table:table-cell table:number-columns-repeated="1022"/>
        </table:table-row>
        <table:table-row table:style-name="ro1">
          <table:table-cell office:value-type="float" office:value="1510">
            <text:p>1510</text:p>
          </table:table-cell>
          <table:table-cell office:value-type="string">
            <text:p><text:s text:c="4"/>A376 <text:s text:c="6"/>40 <text:s text:c="2"/>No of prisons (adults), capacity 200-499 - 1976</text:p>
          </table:table-cell>
          <table:table-cell table:number-columns-repeated="1022"/>
        </table:table-row>
        <table:table-row table:style-name="ro1">
          <table:table-cell office:value-type="float" office:value="1511">
            <text:p>1511</text:p>
          </table:table-cell>
          <table:table-cell office:value-type="string">
            <text:p><text:s text:c="4"/>A377 <text:s text:c="6"/>40 <text:s text:c="2"/>No of prisons (adults), capacity 200-499 - 1977</text:p>
          </table:table-cell>
          <table:table-cell table:number-columns-repeated="1022"/>
        </table:table-row>
        <table:table-row table:style-name="ro1">
          <table:table-cell office:value-type="float" office:value="1512">
            <text:p>1512</text:p>
          </table:table-cell>
          <table:table-cell office:value-type="string">
            <text:p><text:s text:c="4"/>A378 <text:s text:c="6"/>41 <text:s text:c="2"/>No of prisons (adults), capacity 200-499 - 1978</text:p>
          </table:table-cell>
          <table:table-cell table:number-columns-repeated="1022"/>
        </table:table-row>
        <table:table-row table:style-name="ro1">
          <table:table-cell office:value-type="float" office:value="1513">
            <text:p>1513</text:p>
          </table:table-cell>
          <table:table-cell office:value-type="string">
            <text:p><text:s text:c="4"/>A379 <text:s text:c="6"/>41 <text:s text:c="2"/>No of prisons (adults), capacity 200-499 - 1979</text:p>
          </table:table-cell>
          <table:table-cell table:number-columns-repeated="1022"/>
        </table:table-row>
        <table:table-row table:style-name="ro1">
          <table:table-cell office:value-type="float" office:value="1514">
            <text:p>1514</text:p>
          </table:table-cell>
          <table:table-cell office:value-type="string">
            <text:p><text:s text:c="4"/>A380 <text:s text:c="6"/>44 <text:s text:c="2"/>No of prisons (adults), capacity 200-499 - 1980</text:p>
          </table:table-cell>
          <table:table-cell table:number-columns-repeated="1022"/>
        </table:table-row>
        <table:table-row table:style-name="ro1">
          <table:table-cell office:value-type="float" office:value="1515">
            <text:p>1515</text:p>
          </table:table-cell>
          <table:table-cell office:value-type="string">
            <text:p><text:s text:c="4"/>J375 <text:s text:c="6"/>17 <text:s text:c="2"/>No of prisons (juveniles), capacity 200-499 - 1975</text:p>
          </table:table-cell>
          <table:table-cell table:number-columns-repeated="1022"/>
        </table:table-row>
        <table:table-row table:style-name="ro1">
          <table:table-cell office:value-type="float" office:value="1516">
            <text:p>1516</text:p>
          </table:table-cell>
          <table:table-cell office:value-type="string">
            <text:p><text:s text:c="4"/>J376 <text:s text:c="6"/>17 <text:s text:c="2"/>No of prisons (juveniles), capacity 200-499 - 1976</text:p>
          </table:table-cell>
          <table:table-cell table:number-columns-repeated="1022"/>
        </table:table-row>
        <table:table-row table:style-name="ro1">
          <table:table-cell office:value-type="float" office:value="1517">
            <text:p>1517</text:p>
          </table:table-cell>
          <table:table-cell office:value-type="string">
            <text:p><text:s text:c="4"/>J377 <text:s text:c="6"/>18 <text:s text:c="2"/>No of prisons (juveniles), capacity 200-499 - 1977</text:p>
          </table:table-cell>
          <table:table-cell table:number-columns-repeated="1022"/>
        </table:table-row>
        <table:table-row table:style-name="ro1">
          <table:table-cell office:value-type="float" office:value="1518">
            <text:p>1518</text:p>
          </table:table-cell>
          <table:table-cell office:value-type="string">
            <text:p><text:s text:c="4"/>J378 <text:s text:c="6"/>17 <text:s text:c="2"/>No of prisons (juveniles), capacity 200-499 - 1978</text:p>
          </table:table-cell>
          <table:table-cell table:number-columns-repeated="1022"/>
        </table:table-row>
        <table:table-row table:style-name="ro1">
          <table:table-cell office:value-type="float" office:value="1519">
            <text:p>1519</text:p>
          </table:table-cell>
          <table:table-cell office:value-type="string">
            <text:p><text:s text:c="4"/>J379 <text:s text:c="6"/>19 <text:s text:c="2"/>No of prisons (juveniles), capacity 200-499 - 1979</text:p>
          </table:table-cell>
          <table:table-cell table:number-columns-repeated="1022"/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<text:s text:c="4"/>J380 <text:s text:c="6"/>20 <text:s text:c="2"/>No of prisons (juveniles), capacity 200-499 - 1980</text:p>
          </table:table-cell>
          <table:table-cell table:number-columns-repeated="1022"/>
        </table:table-row>
        <table:table-row table:style-name="ro1">
          <table:table-cell office:value-type="float" office:value="1521">
            <text:p>1521</text:p>
          </table:table-cell>
          <table:table-cell office:value-type="string">
            <text:p><text:s text:c="4"/>A475 <text:s text:c="6"/>31 <text:s text:c="2"/>No of prisons (adults), capacity 500-999 - 1975</text:p>
          </table:table-cell>
          <table:table-cell table:number-columns-repeated="1022"/>
        </table:table-row>
        <table:table-row table:style-name="ro1">
          <table:table-cell office:value-type="float" office:value="1522">
            <text:p>1522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523">
            <text:p>1523</text:p>
          </table:table-cell>
          <table:table-cell table:number-columns-repeated="1023"/>
        </table:table-row>
        <table:table-row table:style-name="ro1">
          <table:table-cell office:value-type="float" office:value="1524">
            <text:p>1524</text:p>
          </table:table-cell>
          <table:table-cell table:number-columns-repeated="1023"/>
        </table:table-row>
        <table:table-row table:style-name="ro1">
          <table:table-cell office:value-type="float" office:value="1525">
            <text:p>1525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1">
          <table:table-cell office:value-type="float" office:value="1526">
            <text:p>1526</text:p>
          </table:table-cell>
          <table:table-cell table:number-columns-repeated="1023"/>
        </table:table-row>
        <table:table-row table:style-name="ro1">
          <table:table-cell office:value-type="float" office:value="1527">
            <text:p>1527</text:p>
          </table:table-cell>
          <table:table-cell table:number-columns-repeated="1023"/>
        </table:table-row>
        <table:table-row table:style-name="ro1">
          <table:table-cell office:value-type="float" office:value="1528">
            <text:p>1528</text:p>
          </table:table-cell>
          <table:table-cell office:value-type="string">
            <text:p><text:s text:c="4"/>A476 <text:s text:c="6"/>31 <text:s text:c="2"/>No of prisons (adults), capacity 500-999 - 1976</text:p>
          </table:table-cell>
          <table:table-cell table:number-columns-repeated="1022"/>
        </table:table-row>
        <table:table-row table:style-name="ro1">
          <table:table-cell office:value-type="float" office:value="1529">
            <text:p>1529</text:p>
          </table:table-cell>
          <table:table-cell office:value-type="string">
            <text:p><text:s text:c="4"/>A477 <text:s text:c="6"/>32 <text:s text:c="2"/>No of prisons (adults), capacity 500-999 - 1977</text:p>
          </table:table-cell>
          <table:table-cell table:number-columns-repeated="1022"/>
        </table:table-row>
        <table:table-row table:style-name="ro1">
          <table:table-cell office:value-type="float" office:value="1530">
            <text:p>1530</text:p>
          </table:table-cell>
          <table:table-cell office:value-type="string">
            <text:p><text:s text:c="4"/>A478 <text:s text:c="6"/>34 <text:s text:c="2"/>No of prisons (adults), capacity 500-999 - 1978</text:p>
          </table:table-cell>
          <table:table-cell table:number-columns-repeated="1022"/>
        </table:table-row>
        <table:table-row table:style-name="ro1">
          <table:table-cell office:value-type="float" office:value="1531">
            <text:p>1531</text:p>
          </table:table-cell>
          <table:table-cell office:value-type="string">
            <text:p><text:s text:c="4"/>A479 <text:s text:c="6"/>34 <text:s text:c="2"/>No of prisons (adults), capacity 500-999 - 1979</text:p>
          </table:table-cell>
          <table:table-cell table:number-columns-repeated="1022"/>
        </table:table-row>
        <table:table-row table:style-name="ro1">
          <table:table-cell office:value-type="float" office:value="1532">
            <text:p>1532</text:p>
          </table:table-cell>
          <table:table-cell office:value-type="string">
            <text:p><text:s text:c="4"/>A480 <text:s text:c="6"/>37 <text:s text:c="2"/>No of prisons (adults), capacity 500-999 - 1980</text:p>
          </table:table-cell>
          <table:table-cell table:number-columns-repeated="1022"/>
        </table:table-row>
        <table:table-row table:style-name="ro1">
          <table:table-cell office:value-type="float" office:value="1533">
            <text:p>1533</text:p>
          </table:table-cell>
          <table:table-cell office:value-type="string">
            <text:p><text:s text:c="4"/>J475 <text:s text:c="6"/>11 <text:s text:c="2"/>No of prisons (juveniles), capacity 500-999 - 1975</text:p>
          </table:table-cell>
          <table:table-cell table:number-columns-repeated="1022"/>
        </table:table-row>
        <table:table-row table:style-name="ro1">
          <table:table-cell office:value-type="float" office:value="1534">
            <text:p>1534</text:p>
          </table:table-cell>
          <table:table-cell office:value-type="string">
            <text:p><text:s text:c="4"/>J476 <text:s text:c="6"/>11 <text:s text:c="2"/>No of prisons (juveniles), capacity 500-999 - 1976</text:p>
          </table:table-cell>
          <table:table-cell table:number-columns-repeated="1022"/>
        </table:table-row>
        <table:table-row table:style-name="ro1">
          <table:table-cell office:value-type="float" office:value="1535">
            <text:p>1535</text:p>
          </table:table-cell>
          <table:table-cell office:value-type="string">
            <text:p><text:s text:c="4"/>J477 <text:s text:c="6"/>11 <text:s text:c="2"/>No of prisons (juveniles), capacity 500-999 - 1977</text:p>
          </table:table-cell>
          <table:table-cell table:number-columns-repeated="1022"/>
        </table:table-row>
        <table:table-row table:style-name="ro1">
          <table:table-cell office:value-type="float" office:value="1536">
            <text:p>1536</text:p>
          </table:table-cell>
          <table:table-cell office:value-type="string">
            <text:p><text:s text:c="4"/>J478 <text:s text:c="6"/>11 <text:s text:c="2"/>No of prisons (juveniles), capacity 500-999 - 1978</text:p>
          </table:table-cell>
          <table:table-cell table:number-columns-repeated="1022"/>
        </table:table-row>
        <table:table-row table:style-name="ro1">
          <table:table-cell office:value-type="float" office:value="1537">
            <text:p>1537</text:p>
          </table:table-cell>
          <table:table-cell office:value-type="string">
            <text:p><text:s text:c="4"/>J479 <text:s text:c="6"/>11 <text:s text:c="2"/>No of prisons (juveniles), capacity 500-999 - 1979</text:p>
          </table:table-cell>
          <table:table-cell table:number-columns-repeated="1022"/>
        </table:table-row>
        <table:table-row table:style-name="ro1">
          <table:table-cell office:value-type="float" office:value="1538">
            <text:p>1538</text:p>
          </table:table-cell>
          <table:table-cell office:value-type="string">
            <text:p><text:s text:c="4"/>J480 <text:s text:c="6"/>11 <text:s text:c="2"/>No of prisons (juveniles), capacity 500-999 - 1980</text:p>
          </table:table-cell>
          <table:table-cell table:number-columns-repeated="1022"/>
        </table:table-row>
        <table:table-row table:style-name="ro1">
          <table:table-cell office:value-type="float" office:value="1539">
            <text:p>1539</text:p>
          </table:table-cell>
          <table:table-cell office:value-type="string">
            <text:p><text:s text:c="4"/>A575 <text:s text:c="6"/>26 <text:s text:c="2"/>No of prisons (adults), capacity 1000+ - 1975</text:p>
          </table:table-cell>
          <table:table-cell table:number-columns-repeated="1022"/>
        </table:table-row>
        <table:table-row table:style-name="ro1">
          <table:table-cell office:value-type="float" office:value="1540">
            <text:p>1540</text:p>
          </table:table-cell>
          <table:table-cell office:value-type="string">
            <text:p><text:s text:c="4"/>A576 <text:s text:c="6"/>26 <text:s text:c="2"/>No of prisons (adults), capacity 1000+ - 1976</text:p>
          </table:table-cell>
          <table:table-cell table:number-columns-repeated="1022"/>
        </table:table-row>
        <table:table-row table:style-name="ro1">
          <table:table-cell office:value-type="float" office:value="1541">
            <text:p>1541</text:p>
          </table:table-cell>
          <table:table-cell office:value-type="string">
            <text:p><text:s text:c="4"/>A577 <text:s text:c="6"/>27 <text:s text:c="2"/>No of prisons (adults), capacity 1000+ - 1977</text:p>
          </table:table-cell>
          <table:table-cell table:number-columns-repeated="1022"/>
        </table:table-row>
        <table:table-row table:style-name="ro1">
          <table:table-cell office:value-type="float" office:value="1542">
            <text:p>1542</text:p>
          </table:table-cell>
          <table:table-cell office:value-type="string">
            <text:p><text:s text:c="4"/>A578 <text:s text:c="6"/>26 <text:s text:c="2"/>No of prisons (adults), capacity 1000+ - 1978</text:p>
          </table:table-cell>
          <table:table-cell table:number-columns-repeated="1022"/>
        </table:table-row>
        <table:table-row table:style-name="ro1">
          <table:table-cell office:value-type="float" office:value="1543">
            <text:p>1543</text:p>
          </table:table-cell>
          <table:table-cell office:value-type="string">
            <text:p><text:s text:c="4"/>A579 <text:s text:c="6"/>27 <text:s text:c="2"/>No of prisons (adults), capacity 1000+ - 1979</text:p>
          </table:table-cell>
          <table:table-cell table:number-columns-repeated="1022"/>
        </table:table-row>
        <table:table-row table:style-name="ro1">
          <table:table-cell office:value-type="float" office:value="1544">
            <text:p>1544</text:p>
          </table:table-cell>
          <table:table-cell office:value-type="string">
            <text:p><text:s text:c="4"/>A580 <text:s text:c="6"/>29 <text:s text:c="2"/>No of prisons (adults), capacity 1000+ - 1980</text:p>
          </table:table-cell>
          <table:table-cell table:number-columns-repeated="1022"/>
        </table:table-row>
        <table:table-row table:style-name="ro1">
          <table:table-cell office:value-type="float" office:value="1545">
            <text:p>1545</text:p>
          </table:table-cell>
          <table:table-cell office:value-type="string">
            <text:p><text:s text:c="4"/>J575 <text:s text:c="6"/>10 <text:s text:c="2"/>No of prisons (juveniles), capacity 1000+ - 1975</text:p>
          </table:table-cell>
          <table:table-cell table:number-columns-repeated="1022"/>
        </table:table-row>
        <table:table-row table:style-name="ro1">
          <table:table-cell office:value-type="float" office:value="1546">
            <text:p>1546</text:p>
          </table:table-cell>
          <table:table-cell office:value-type="string">
            <text:p><text:s text:c="4"/>J576 <text:s text:c="6"/>10 <text:s text:c="2"/>No of prisons (juveniles), capacity 1000+ - 1976</text:p>
          </table:table-cell>
          <table:table-cell table:number-columns-repeated="1022"/>
        </table:table-row>
        <table:table-row table:style-name="ro1">
          <table:table-cell office:value-type="float" office:value="1547">
            <text:p>1547</text:p>
          </table:table-cell>
          <table:table-cell office:value-type="string">
            <text:p><text:s text:c="4"/>J577 <text:s text:c="6"/>10 <text:s text:c="2"/>No of prisons (juveniles), capacity 1000+ - 1977</text:p>
          </table:table-cell>
          <table:table-cell table:number-columns-repeated="1022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<text:s text:c="4"/>J578 <text:s text:c="6"/>10 <text:s text:c="2"/>No of prisons (juveniles), capacity 1000+ - 1978</text:p>
          </table:table-cell>
          <table:table-cell table:number-columns-repeated="1022"/>
        </table:table-row>
        <table:table-row table:style-name="ro1">
          <table:table-cell office:value-type="float" office:value="1549">
            <text:p>1549</text:p>
          </table:table-cell>
          <table:table-cell office:value-type="string">
            <text:p><text:s text:c="4"/>J579 <text:s text:c="6"/>10 <text:s text:c="2"/>No of prisons (juveniles), capacity 1000+ - 1979</text:p>
          </table:table-cell>
          <table:table-cell table:number-columns-repeated="1022"/>
        </table:table-row>
        <table:table-row table:style-name="ro1">
          <table:table-cell office:value-type="float" office:value="1550">
            <text:p>1550</text:p>
          </table:table-cell>
          <table:table-cell office:value-type="string">
            <text:p><text:s text:c="4"/>J580 <text:s text:c="6"/>10 <text:s text:c="2"/>No of prisons (juveniles), capacity 1000+ - 1980</text:p>
          </table:table-cell>
          <table:table-cell table:number-columns-repeated="1022"/>
        </table:table-row>
        <table:table-row table:style-name="ro1">
          <table:table-cell office:value-type="float" office:value="1551">
            <text:p>1551</text:p>
          </table:table-cell>
          <table:table-cell office:value-type="string">
            <text:p><text:s text:c="4"/>TPRIS75 <text:s text:c="3"/>39 <text:s text:c="2"/>Total prison staff - 1975</text:p>
          </table:table-cell>
          <table:table-cell table:number-columns-repeated="1022"/>
        </table:table-row>
        <table:table-row table:style-name="ro1">
          <table:table-cell office:value-type="float" office:value="1552">
            <text:p>1552</text:p>
          </table:table-cell>
          <table:table-cell office:value-type="string">
            <text:p><text:s text:c="4"/>TPRIS76 <text:s text:c="3"/>39 <text:s text:c="2"/>Total prison staff - 1976</text:p>
          </table:table-cell>
          <table:table-cell table:number-columns-repeated="1022"/>
        </table:table-row>
        <table:table-row table:style-name="ro1">
          <table:table-cell office:value-type="float" office:value="1553">
            <text:p>1553</text:p>
          </table:table-cell>
          <table:table-cell office:value-type="string">
            <text:p><text:s text:c="4"/>TPRIS77 <text:s text:c="3"/>39 <text:s text:c="2"/>Total prison staff - 1977</text:p>
          </table:table-cell>
          <table:table-cell table:number-columns-repeated="1022"/>
        </table:table-row>
        <table:table-row table:style-name="ro1">
          <table:table-cell office:value-type="float" office:value="1554">
            <text:p>1554</text:p>
          </table:table-cell>
          <table:table-cell office:value-type="string">
            <text:p><text:s text:c="4"/>TPRIS78 <text:s text:c="3"/>41 <text:s text:c="2"/>Total prison staff - 1978</text:p>
          </table:table-cell>
          <table:table-cell table:number-columns-repeated="1022"/>
        </table:table-row>
        <table:table-row table:style-name="ro1">
          <table:table-cell office:value-type="float" office:value="1555">
            <text:p>1555</text:p>
          </table:table-cell>
          <table:table-cell office:value-type="string">
            <text:p><text:s text:c="4"/>TPRIS79 <text:s text:c="3"/>43 <text:s text:c="2"/>Total prison staff - 1979</text:p>
          </table:table-cell>
          <table:table-cell table:number-columns-repeated="1022"/>
        </table:table-row>
        <table:table-row table:style-name="ro1">
          <table:table-cell office:value-type="float" office:value="1556">
            <text:p>1556</text:p>
          </table:table-cell>
          <table:table-cell office:value-type="string">
            <text:p><text:s text:c="4"/>TPRIS80 <text:s text:c="3"/>49 <text:s text:c="2"/>Total prison staff - 1980</text:p>
          </table:table-cell>
          <table:table-cell table:number-columns-repeated="1022"/>
        </table:table-row>
        <table:table-row table:style-name="ro1">
          <table:table-cell office:value-type="float" office:value="1557">
            <text:p>1557</text:p>
          </table:table-cell>
          <table:table-cell office:value-type="string">
            <text:p><text:s text:c="4"/>MPRIS75 <text:s text:c="3"/>30 <text:s text:c="2"/>Male prison staff - 1975</text:p>
          </table:table-cell>
          <table:table-cell table:number-columns-repeated="1022"/>
        </table:table-row>
        <table:table-row table:style-name="ro1">
          <table:table-cell office:value-type="float" office:value="1558">
            <text:p>1558</text:p>
          </table:table-cell>
          <table:table-cell office:value-type="string">
            <text:p><text:s text:c="4"/>MPRIS76 <text:s text:c="3"/>30 <text:s text:c="2"/>Male prison staff - 1976</text:p>
          </table:table-cell>
          <table:table-cell table:number-columns-repeated="1022"/>
        </table:table-row>
        <table:table-row table:style-name="ro1">
          <table:table-cell office:value-type="float" office:value="1559">
            <text:p>1559</text:p>
          </table:table-cell>
          <table:table-cell office:value-type="string">
            <text:p><text:s text:c="4"/>MPRIS77 <text:s text:c="3"/>29 <text:s text:c="2"/>Male prison staff - 1977</text:p>
          </table:table-cell>
          <table:table-cell table:number-columns-repeated="1022"/>
        </table:table-row>
        <table:table-row table:style-name="ro1">
          <table:table-cell office:value-type="float" office:value="1560">
            <text:p>1560</text:p>
          </table:table-cell>
          <table:table-cell office:value-type="string">
            <text:p><text:s text:c="4"/>MPRIS78 <text:s text:c="3"/>31 <text:s text:c="2"/>Male prison staff - 1978</text:p>
          </table:table-cell>
          <table:table-cell table:number-columns-repeated="1022"/>
        </table:table-row>
        <table:table-row table:style-name="ro1">
          <table:table-cell office:value-type="float" office:value="1561">
            <text:p>1561</text:p>
          </table:table-cell>
          <table:table-cell office:value-type="string">
            <text:p><text:s text:c="4"/>MPRIS79 <text:s text:c="3"/>33 <text:s text:c="2"/>Male prison staff - 1979</text:p>
          </table:table-cell>
          <table:table-cell table:number-columns-repeated="1022"/>
        </table:table-row>
        <table:table-row table:style-name="ro1">
          <table:table-cell office:value-type="float" office:value="1562">
            <text:p>1562</text:p>
          </table:table-cell>
          <table:table-cell office:value-type="string">
            <text:p><text:s text:c="4"/>MPRIS80 <text:s text:c="3"/>37 <text:s text:c="2"/>Male prison staff - 1980</text:p>
          </table:table-cell>
          <table:table-cell table:number-columns-repeated="1022"/>
        </table:table-row>
        <table:table-row table:style-name="ro1">
          <table:table-cell office:value-type="float" office:value="1563">
            <text:p>1563</text:p>
          </table:table-cell>
          <table:table-cell office:value-type="string">
            <text:p><text:s text:c="4"/>FPRIS75 <text:s text:c="3"/>30 <text:s text:c="2"/>Female prison staff - 1975</text:p>
          </table:table-cell>
          <table:table-cell table:number-columns-repeated="1022"/>
        </table:table-row>
        <table:table-row table:style-name="ro1">
          <table:table-cell office:value-type="float" office:value="1564">
            <text:p>1564</text:p>
          </table:table-cell>
          <table:table-cell office:value-type="string">
            <text:p><text:s text:c="4"/>FPRIS76 <text:s text:c="3"/>30 <text:s text:c="2"/>Female prison staff - 1976</text:p>
          </table:table-cell>
          <table:table-cell table:number-columns-repeated="1022"/>
        </table:table-row>
        <table:table-row table:style-name="ro1">
          <table:table-cell office:value-type="float" office:value="1565">
            <text:p>1565</text:p>
          </table:table-cell>
          <table:table-cell office:value-type="string">
            <text:p><text:s text:c="4"/>FPRIS77 <text:s text:c="3"/>29 <text:s text:c="2"/>Female prison staff - 1977</text:p>
          </table:table-cell>
          <table:table-cell table:number-columns-repeated="1022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<text:s text:c="4"/>FPRIS78 <text:s text:c="3"/>31 <text:s text:c="2"/>Female prison staff - 1978</text:p>
          </table:table-cell>
          <table:table-cell table:number-columns-repeated="1022"/>
        </table:table-row>
        <table:table-row table:style-name="ro1">
          <table:table-cell office:value-type="float" office:value="1567">
            <text:p>1567</text:p>
          </table:table-cell>
          <table:table-cell office:value-type="string">
            <text:p><text:s text:c="4"/>FPRIS79 <text:s text:c="3"/>33 <text:s text:c="2"/>Female prison staff - 1979</text:p>
          </table:table-cell>
          <table:table-cell table:number-columns-repeated="1022"/>
        </table:table-row>
        <table:table-row table:style-name="ro1">
          <table:table-cell office:value-type="float" office:value="1568">
            <text:p>1568</text:p>
          </table:table-cell>
          <table:table-cell office:value-type="string">
            <text:p><text:s text:c="4"/>FPRIS80 <text:s text:c="3"/>37 <text:s text:c="2"/>Female prison staff - 1980</text:p>
          </table:table-cell>
          <table:table-cell table:number-columns-repeated="1022"/>
        </table:table-row>
        <table:table-row table:style-name="ro1">
          <table:table-cell office:value-type="float" office:value="1569">
            <text:p>1569</text:p>
          </table:table-cell>
          <table:table-cell office:value-type="string">
            <text:p><text:s text:c="4"/>TMAN75 <text:s text:c="4"/>40 <text:s text:c="2"/>Total management staff - 1975</text:p>
          </table:table-cell>
          <table:table-cell table:number-columns-repeated="1022"/>
        </table:table-row>
        <table:table-row table:style-name="ro1">
          <table:table-cell office:value-type="float" office:value="1570">
            <text:p>1570</text:p>
          </table:table-cell>
          <table:table-cell office:value-type="string">
            <text:p><text:s text:c="4"/>TMAN76 <text:s text:c="4"/>41 <text:s text:c="2"/>Total management staff - 1976</text:p>
          </table:table-cell>
          <table:table-cell table:number-columns-repeated="1022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<text:s text:c="4"/>TMAN77 <text:s text:c="4"/>42 <text:s text:c="2"/>Total management staff - 1977</text:p>
          </table:table-cell>
          <table:table-cell table:number-columns-repeated="1022"/>
        </table:table-row>
        <table:table-row table:style-name="ro1">
          <table:table-cell office:value-type="float" office:value="1572">
            <text:p>1572</text:p>
          </table:table-cell>
          <table:table-cell office:value-type="string">
            <text:p><text:s text:c="4"/>TMAN78 <text:s text:c="4"/>44 <text:s text:c="2"/>Total management staff - 1978</text:p>
          </table:table-cell>
          <table:table-cell table:number-columns-repeated="1022"/>
        </table:table-row>
        <table:table-row table:style-name="ro1">
          <table:table-cell office:value-type="float" office:value="1573">
            <text:p>1573</text:p>
          </table:table-cell>
          <table:table-cell office:value-type="string">
            <text:p><text:s text:c="4"/>TMAN79 <text:s text:c="4"/>45 <text:s text:c="2"/>Total management staff - 1979</text:p>
          </table:table-cell>
          <table:table-cell table:number-columns-repeated="1022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<text:s text:c="4"/>TMAN80 <text:s text:c="4"/>48 <text:s text:c="2"/>Total management staff - 1980</text:p>
          </table:table-cell>
          <table:table-cell table:number-columns-repeated="1022"/>
        </table:table-row>
        <table:table-row table:style-name="ro1">
          <table:table-cell office:value-type="float" office:value="1575">
            <text:p>1575</text:p>
          </table:table-cell>
          <table:table-cell office:value-type="string">
            <text:p><text:s text:c="4"/>MMAN75 <text:s text:c="4"/>29 <text:s text:c="2"/>Male management staff - 1975</text:p>
          </table:table-cell>
          <table:table-cell table:number-columns-repeated="1022"/>
        </table:table-row>
        <table:table-row table:style-name="ro1">
          <table:table-cell office:value-type="float" office:value="1576">
            <text:p>1576</text:p>
          </table:table-cell>
          <table:table-cell office:value-type="string">
            <text:p><text:s text:c="4"/>MMAN76 <text:s text:c="4"/>29 <text:s text:c="2"/>Male management staff - 1976</text:p>
          </table:table-cell>
          <table:table-cell table:number-columns-repeated="1022"/>
        </table:table-row>
        <table:table-row table:style-name="ro1">
          <table:table-cell office:value-type="float" office:value="1577">
            <text:p>1577</text:p>
          </table:table-cell>
          <table:table-cell office:value-type="string">
            <text:p><text:s text:c="4"/>MMAN77 <text:s text:c="4"/>29 <text:s text:c="2"/>Male management staff - 1977</text:p>
          </table:table-cell>
          <table:table-cell table:number-columns-repeated="1022"/>
        </table:table-row>
        <table:table-row table:style-name="ro1">
          <table:table-cell office:value-type="float" office:value="1578">
            <text:p>1578</text:p>
          </table:table-cell>
          <table:table-cell office:value-type="string">
            <text:p><text:s text:c="4"/>MMAN78 <text:s text:c="4"/>31 <text:s text:c="2"/>Male management staff - 1978</text:p>
          </table:table-cell>
          <table:table-cell table:number-columns-repeated="1022"/>
        </table:table-row>
        <table:table-row table:style-name="ro1">
          <table:table-cell office:value-type="float" office:value="1579">
            <text:p>1579</text:p>
          </table:table-cell>
          <table:table-cell office:value-type="string">
            <text:p><text:s text:c="4"/>MMAN79 <text:s text:c="4"/>33 <text:s text:c="2"/>Male management staff - 1979</text:p>
          </table:table-cell>
          <table:table-cell table:number-columns-repeated="1022"/>
        </table:table-row>
        <table:table-row table:style-name="ro1">
          <table:table-cell office:value-type="float" office:value="1580">
            <text:p>1580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581">
            <text:p>1581</text:p>
          </table:table-cell>
          <table:table-cell table:number-columns-repeated="1023"/>
        </table:table-row>
        <table:table-row table:style-name="ro1">
          <table:table-cell office:value-type="float" office:value="1582">
            <text:p>1582</text:p>
          </table:table-cell>
          <table:table-cell table:number-columns-repeated="1023"/>
        </table:table-row>
        <table:table-row table:style-name="ro1">
          <table:table-cell office:value-type="float" office:value="1583">
            <text:p>1583</text:p>
          </table:table-cell>
          <table:table-cell office:value-type="float" office:value="42">
            <text:p>42</text:p>
          </table:table-cell>
          <table:table-cell table:number-columns-repeated="1022"/>
        </table:table-row>
        <table:table-row table:style-name="ro1">
          <table:table-cell office:value-type="float" office:value="1584">
            <text:p>1584</text:p>
          </table:table-cell>
          <table:table-cell table:number-columns-repeated="1023"/>
        </table:table-row>
        <table:table-row table:style-name="ro1">
          <table:table-cell office:value-type="float" office:value="1585">
            <text:p>1585</text:p>
          </table:table-cell>
          <table:table-cell table:number-columns-repeated="1023"/>
        </table:table-row>
        <table:table-row table:style-name="ro1">
          <table:table-cell office:value-type="float" office:value="1586">
            <text:p>1586</text:p>
          </table:table-cell>
          <table:table-cell office:value-type="string">
            <text:p><text:s text:c="4"/>MMAN80 <text:s text:c="4"/>36 <text:s text:c="2"/>Male management staff - 1980</text:p>
          </table:table-cell>
          <table:table-cell table:number-columns-repeated="1022"/>
        </table:table-row>
        <table:table-row table:style-name="ro1">
          <table:table-cell office:value-type="float" office:value="1587">
            <text:p>1587</text:p>
          </table:table-cell>
          <table:table-cell office:value-type="string">
            <text:p><text:s text:c="4"/>FMAN75 <text:s text:c="4"/>29 <text:s text:c="2"/>Female management staff - 1975</text:p>
          </table:table-cell>
          <table:table-cell table:number-columns-repeated="1022"/>
        </table:table-row>
        <table:table-row table:style-name="ro1">
          <table:table-cell office:value-type="float" office:value="1588">
            <text:p>1588</text:p>
          </table:table-cell>
          <table:table-cell office:value-type="string">
            <text:p><text:s text:c="4"/>FMAN76 <text:s text:c="4"/>29 <text:s text:c="2"/>Female management staff - 1976</text:p>
          </table:table-cell>
          <table:table-cell table:number-columns-repeated="1022"/>
        </table:table-row>
        <table:table-row table:style-name="ro1">
          <table:table-cell office:value-type="float" office:value="1589">
            <text:p>1589</text:p>
          </table:table-cell>
          <table:table-cell office:value-type="string">
            <text:p><text:s text:c="4"/>FMAN77 <text:s text:c="4"/>29 <text:s text:c="2"/>Female management staff - 1977</text:p>
          </table:table-cell>
          <table:table-cell table:number-columns-repeated="1022"/>
        </table:table-row>
        <table:table-row table:style-name="ro1">
          <table:table-cell office:value-type="float" office:value="1590">
            <text:p>1590</text:p>
          </table:table-cell>
          <table:table-cell office:value-type="string">
            <text:p><text:s text:c="4"/>FMAN78 <text:s text:c="4"/>31 <text:s text:c="2"/>Female management staff - 1978</text:p>
          </table:table-cell>
          <table:table-cell table:number-columns-repeated="1022"/>
        </table:table-row>
        <table:table-row table:style-name="ro1">
          <table:table-cell office:value-type="float" office:value="1591">
            <text:p>1591</text:p>
          </table:table-cell>
          <table:table-cell office:value-type="string">
            <text:p><text:s text:c="4"/>FMAN79 <text:s text:c="4"/>33 <text:s text:c="2"/>Female management staff - 1979</text:p>
          </table:table-cell>
          <table:table-cell table:number-columns-repeated="1022"/>
        </table:table-row>
        <table:table-row table:style-name="ro1">
          <table:table-cell office:value-type="float" office:value="1592">
            <text:p>1592</text:p>
          </table:table-cell>
          <table:table-cell office:value-type="string">
            <text:p><text:s text:c="4"/>FMAN80 <text:s text:c="4"/>36 <text:s text:c="2"/>Female management staff - 1980</text:p>
          </table:table-cell>
          <table:table-cell table:number-columns-repeated="1022"/>
        </table:table-row>
        <table:table-row table:style-name="ro1">
          <table:table-cell office:value-type="float" office:value="1593">
            <text:p>1593</text:p>
          </table:table-cell>
          <table:table-cell office:value-type="string">
            <text:p><text:s text:c="4"/>TCUST75 <text:s text:c="3"/>36 <text:s text:c="2"/>Total custodial staff - 1975</text:p>
          </table:table-cell>
          <table:table-cell table:number-columns-repeated="1022"/>
        </table:table-row>
        <table:table-row table:style-name="ro1">
          <table:table-cell office:value-type="float" office:value="1594">
            <text:p>1594</text:p>
          </table:table-cell>
          <table:table-cell office:value-type="string">
            <text:p><text:s text:c="4"/>TCUST76 <text:s text:c="3"/>38 <text:s text:c="2"/>Total custodial staff - 1976</text:p>
          </table:table-cell>
          <table:table-cell table:number-columns-repeated="1022"/>
        </table:table-row>
        <table:table-row table:style-name="ro1">
          <table:table-cell office:value-type="float" office:value="1595">
            <text:p>1595</text:p>
          </table:table-cell>
          <table:table-cell office:value-type="string">
            <text:p><text:s text:c="4"/>TCUST77 <text:s text:c="3"/>38 <text:s text:c="2"/>Total custodial staff - 1977</text:p>
          </table:table-cell>
          <table:table-cell table:number-columns-repeated="1022"/>
        </table:table-row>
        <table:table-row table:style-name="ro1">
          <table:table-cell office:value-type="float" office:value="1596">
            <text:p>1596</text:p>
          </table:table-cell>
          <table:table-cell office:value-type="string">
            <text:p><text:s text:c="4"/>TCUST78 <text:s text:c="3"/>40 <text:s text:c="2"/>Total custodial staff - 1978</text:p>
          </table:table-cell>
          <table:table-cell table:number-columns-repeated="1022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<text:s text:c="4"/>TCUST79 <text:s text:c="3"/>42 <text:s text:c="2"/>Total custodial staff - 1979</text:p>
          </table:table-cell>
          <table:table-cell table:number-columns-repeated="1022"/>
        </table:table-row>
        <table:table-row table:style-name="ro1">
          <table:table-cell office:value-type="float" office:value="1598">
            <text:p>1598</text:p>
          </table:table-cell>
          <table:table-cell office:value-type="string">
            <text:p><text:s text:c="4"/>TCUST80 <text:s text:c="3"/>46 <text:s text:c="2"/>Total custodial staff - 1980</text:p>
          </table:table-cell>
          <table:table-cell table:number-columns-repeated="1022"/>
        </table:table-row>
        <table:table-row table:style-name="ro1">
          <table:table-cell office:value-type="float" office:value="1599">
            <text:p>1599</text:p>
          </table:table-cell>
          <table:table-cell office:value-type="string">
            <text:p><text:s text:c="4"/>MCUST75 <text:s text:c="3"/>27 <text:s text:c="2"/>Male custodial staff - 1975</text:p>
          </table:table-cell>
          <table:table-cell table:number-columns-repeated="1022"/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<text:s text:c="4"/>MCUST76 <text:s text:c="3"/>26 <text:s text:c="2"/>Male custodial staff - 1976</text:p>
          </table:table-cell>
          <table:table-cell table:number-columns-repeated="1022"/>
        </table:table-row>
        <table:table-row table:style-name="ro1">
          <table:table-cell office:value-type="float" office:value="1601">
            <text:p>1601</text:p>
          </table:table-cell>
          <table:table-cell office:value-type="string">
            <text:p><text:s text:c="4"/>MCUST77 <text:s text:c="3"/>26 <text:s text:c="2"/>Male custodial staff - 1977</text:p>
          </table:table-cell>
          <table:table-cell table:number-columns-repeated="1022"/>
        </table:table-row>
        <table:table-row table:style-name="ro1">
          <table:table-cell office:value-type="float" office:value="1602">
            <text:p>1602</text:p>
          </table:table-cell>
          <table:table-cell office:value-type="string">
            <text:p><text:s text:c="4"/>MCUST78 <text:s text:c="3"/>29 <text:s text:c="2"/>Male custodial staff - 1978</text:p>
          </table:table-cell>
          <table:table-cell table:number-columns-repeated="1022"/>
        </table:table-row>
        <table:table-row table:style-name="ro1">
          <table:table-cell office:value-type="float" office:value="1603">
            <text:p>1603</text:p>
          </table:table-cell>
          <table:table-cell office:value-type="string">
            <text:p><text:s text:c="4"/>MCUST79 <text:s text:c="3"/>32 <text:s text:c="2"/>Male custodial staff - 1979</text:p>
          </table:table-cell>
          <table:table-cell table:number-columns-repeated="1022"/>
        </table:table-row>
        <table:table-row table:style-name="ro1">
          <table:table-cell office:value-type="float" office:value="1604">
            <text:p>1604</text:p>
          </table:table-cell>
          <table:table-cell office:value-type="string">
            <text:p><text:s text:c="4"/>MCUST80 <text:s text:c="3"/>35 <text:s text:c="2"/>Male custodial staff - 1980</text:p>
          </table:table-cell>
          <table:table-cell table:number-columns-repeated="1022"/>
        </table:table-row>
        <table:table-row table:style-name="ro1">
          <table:table-cell office:value-type="float" office:value="1605">
            <text:p>1605</text:p>
          </table:table-cell>
          <table:table-cell office:value-type="string">
            <text:p><text:s text:c="4"/>FCUST75 <text:s text:c="3"/>27 <text:s text:c="2"/>Female custodial staff - 1975</text:p>
          </table:table-cell>
          <table:table-cell table:number-columns-repeated="1022"/>
        </table:table-row>
        <table:table-row table:style-name="ro1">
          <table:table-cell office:value-type="float" office:value="1606">
            <text:p>1606</text:p>
          </table:table-cell>
          <table:table-cell office:value-type="string">
            <text:p><text:s text:c="4"/>FCUST76 <text:s text:c="3"/>26 <text:s text:c="2"/>Female custodial staff - 1976</text:p>
          </table:table-cell>
          <table:table-cell table:number-columns-repeated="1022"/>
        </table:table-row>
        <table:table-row table:style-name="ro1">
          <table:table-cell office:value-type="float" office:value="1607">
            <text:p>1607</text:p>
          </table:table-cell>
          <table:table-cell office:value-type="string">
            <text:p><text:s text:c="4"/>FCUST77 <text:s text:c="3"/>26 <text:s text:c="2"/>Female custodial staff - 1977</text:p>
          </table:table-cell>
          <table:table-cell table:number-columns-repeated="1022"/>
        </table:table-row>
        <table:table-row table:style-name="ro1">
          <table:table-cell office:value-type="float" office:value="1608">
            <text:p>1608</text:p>
          </table:table-cell>
          <table:table-cell office:value-type="string">
            <text:p><text:s text:c="4"/>FCUST78 <text:s text:c="3"/>29 <text:s text:c="2"/>Female custodial staff - 1978</text:p>
          </table:table-cell>
          <table:table-cell table:number-columns-repeated="1022"/>
        </table:table-row>
        <table:table-row table:style-name="ro1">
          <table:table-cell office:value-type="float" office:value="1609">
            <text:p>1609</text:p>
          </table:table-cell>
          <table:table-cell office:value-type="string">
            <text:p><text:s text:c="4"/>FCUST79 <text:s text:c="3"/>32 <text:s text:c="2"/>Female custodial staff - 1979</text:p>
          </table:table-cell>
          <table:table-cell table:number-columns-repeated="1022"/>
        </table:table-row>
        <table:table-row table:style-name="ro1">
          <table:table-cell office:value-type="float" office:value="1610">
            <text:p>1610</text:p>
          </table:table-cell>
          <table:table-cell office:value-type="string">
            <text:p><text:s text:c="4"/>FCUST80 <text:s text:c="3"/>35 <text:s text:c="2"/>Female custodial staff - 1980</text:p>
          </table:table-cell>
          <table:table-cell table:number-columns-repeated="1022"/>
        </table:table-row>
        <table:table-row table:style-name="ro1">
          <table:table-cell office:value-type="float" office:value="1611">
            <text:p>1611</text:p>
          </table:table-cell>
          <table:table-cell office:value-type="string">
            <text:p><text:s text:c="4"/>TTRT75 <text:s text:c="4"/>30 <text:s text:c="2"/>Total treatment staff - 1975</text:p>
          </table:table-cell>
          <table:table-cell table:number-columns-repeated="1022"/>
        </table:table-row>
        <table:table-row table:style-name="ro1">
          <table:table-cell office:value-type="float" office:value="1612">
            <text:p>1612</text:p>
          </table:table-cell>
          <table:table-cell office:value-type="string">
            <text:p><text:s text:c="4"/>TTRT76 <text:s text:c="4"/>31 <text:s text:c="2"/>Total treatment staff - 1976</text:p>
          </table:table-cell>
          <table:table-cell table:number-columns-repeated="1022"/>
        </table:table-row>
        <table:table-row table:style-name="ro1">
          <table:table-cell office:value-type="float" office:value="1613">
            <text:p>1613</text:p>
          </table:table-cell>
          <table:table-cell office:value-type="string">
            <text:p><text:s text:c="4"/>TTRT77 <text:s text:c="4"/>32 <text:s text:c="2"/>Total treatment staff - 1977</text:p>
          </table:table-cell>
          <table:table-cell table:number-columns-repeated="1022"/>
        </table:table-row>
        <table:table-row table:style-name="ro1">
          <table:table-cell office:value-type="float" office:value="1614">
            <text:p>1614</text:p>
          </table:table-cell>
          <table:table-cell office:value-type="string">
            <text:p><text:s text:c="4"/>TTRT78 <text:s text:c="4"/>34 <text:s text:c="2"/>Total treatment staff - 1978</text:p>
          </table:table-cell>
          <table:table-cell table:number-columns-repeated="1022"/>
        </table:table-row>
        <table:table-row table:style-name="ro1">
          <table:table-cell office:value-type="float" office:value="1615">
            <text:p>1615</text:p>
          </table:table-cell>
          <table:table-cell office:value-type="string">
            <text:p><text:s text:c="4"/>TTRT79 <text:s text:c="4"/>35 <text:s text:c="2"/>Total treatment staff - 1979</text:p>
          </table:table-cell>
          <table:table-cell table:number-columns-repeated="1022"/>
        </table:table-row>
        <table:table-row table:style-name="ro1">
          <table:table-cell office:value-type="float" office:value="1616">
            <text:p>1616</text:p>
          </table:table-cell>
          <table:table-cell office:value-type="string">
            <text:p><text:s text:c="4"/>TTRT80 <text:s text:c="4"/>38 <text:s text:c="2"/>Total treatment staff - 1980</text:p>
          </table:table-cell>
          <table:table-cell table:number-columns-repeated="1022"/>
        </table:table-row>
        <table:table-row table:style-name="ro1">
          <table:table-cell office:value-type="float" office:value="1617">
            <text:p>1617</text:p>
          </table:table-cell>
          <table:table-cell office:value-type="string">
            <text:p><text:s text:c="4"/>MTRT75 <text:s text:c="4"/>19 <text:s text:c="2"/>Male treatment staff - 1975</text:p>
          </table:table-cell>
          <table:table-cell table:number-columns-repeated="1022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<text:s text:c="4"/>MTRT76 <text:s text:c="4"/>20 <text:s text:c="2"/>Male treatment staff - 1976</text:p>
          </table:table-cell>
          <table:table-cell table:number-columns-repeated="1022"/>
        </table:table-row>
        <table:table-row table:style-name="ro1">
          <table:table-cell office:value-type="float" office:value="1619">
            <text:p>1619</text:p>
          </table:table-cell>
          <table:table-cell office:value-type="string">
            <text:p><text:s text:c="4"/>MTRT77 <text:s text:c="4"/>21 <text:s text:c="2"/>Male treatment staff - 1977</text:p>
          </table:table-cell>
          <table:table-cell table:number-columns-repeated="1022"/>
        </table:table-row>
        <table:table-row table:style-name="ro1">
          <table:table-cell office:value-type="float" office:value="1620">
            <text:p>1620</text:p>
          </table:table-cell>
          <table:table-cell office:value-type="string">
            <text:p><text:s text:c="4"/>MTRT78 <text:s text:c="4"/>23 <text:s text:c="2"/>Male treatment staff - 1978</text:p>
          </table:table-cell>
          <table:table-cell table:number-columns-repeated="1022"/>
        </table:table-row>
        <table:table-row table:style-name="ro1">
          <table:table-cell office:value-type="float" office:value="1621">
            <text:p>1621</text:p>
          </table:table-cell>
          <table:table-cell office:value-type="string">
            <text:p><text:s text:c="4"/>MTRT79 <text:s text:c="4"/>23 <text:s text:c="2"/>Male treatment staff - 1979</text:p>
          </table:table-cell>
          <table:table-cell table:number-columns-repeated="1022"/>
        </table:table-row>
        <table:table-row table:style-name="ro1">
          <table:table-cell office:value-type="float" office:value="1622">
            <text:p>1622</text:p>
          </table:table-cell>
          <table:table-cell office:value-type="string">
            <text:p><text:s text:c="4"/>MTRT80 <text:s text:c="4"/>26 <text:s text:c="2"/>Male treatment staff - 1980</text:p>
          </table:table-cell>
          <table:table-cell table:number-columns-repeated="1022"/>
        </table:table-row>
        <table:table-row table:style-name="ro1">
          <table:table-cell office:value-type="float" office:value="1623">
            <text:p>1623</text:p>
          </table:table-cell>
          <table:table-cell office:value-type="string">
            <text:p><text:s text:c="4"/>FTRT75 <text:s text:c="4"/>19 <text:s text:c="2"/>Female treatment staff - 1975</text:p>
          </table:table-cell>
          <table:table-cell table:number-columns-repeated="1022"/>
        </table:table-row>
        <table:table-row table:style-name="ro1">
          <table:table-cell office:value-type="float" office:value="1624">
            <text:p>1624</text:p>
          </table:table-cell>
          <table:table-cell office:value-type="string">
            <text:p><text:s text:c="4"/>FTRT76 <text:s text:c="4"/>20 <text:s text:c="2"/>Female treatment staff - 1975</text:p>
          </table:table-cell>
          <table:table-cell table:number-columns-repeated="1022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<text:s text:c="4"/>FTRT77 <text:s text:c="4"/>21 <text:s text:c="2"/>Female treatment staff - 1976</text:p>
          </table:table-cell>
          <table:table-cell table:number-columns-repeated="1022"/>
        </table:table-row>
        <table:table-row table:style-name="ro1">
          <table:table-cell office:value-type="float" office:value="1626">
            <text:p>1626</text:p>
          </table:table-cell>
          <table:table-cell office:value-type="string">
            <text:p><text:s text:c="4"/>FTRT78 <text:s text:c="4"/>23 <text:s text:c="2"/>Female treatment staff - 1977</text:p>
          </table:table-cell>
          <table:table-cell table:number-columns-repeated="1022"/>
        </table:table-row>
        <table:table-row table:style-name="ro1">
          <table:table-cell office:value-type="float" office:value="1627">
            <text:p>1627</text:p>
          </table:table-cell>
          <table:table-cell office:value-type="string">
            <text:p><text:s text:c="4"/>FTRT79 <text:s text:c="4"/>23 <text:s text:c="2"/>Female treatment staff - 1978</text:p>
          </table:table-cell>
          <table:table-cell table:number-columns-repeated="1022"/>
        </table:table-row>
        <table:table-row table:style-name="ro1">
          <table:table-cell office:value-type="float" office:value="1628">
            <text:p>1628</text:p>
          </table:table-cell>
          <table:table-cell office:value-type="string">
            <text:p><text:s text:c="4"/>FTRT80 <text:s text:c="4"/>26 <text:s text:c="2"/>Female treatment staff - 1980</text:p>
          </table:table-cell>
          <table:table-cell table:number-columns-repeated="1022"/>
        </table:table-row>
        <table:table-row table:style-name="ro1">
          <table:table-cell office:value-type="float" office:value="1629">
            <text:p>1629</text:p>
          </table:table-cell>
          <table:table-cell office:value-type="string">
            <text:p><text:s text:c="4"/>TOTH75 <text:s text:c="4"/>29 <text:s text:c="2"/>Total other staff - 1975</text:p>
          </table:table-cell>
          <table:table-cell table:number-columns-repeated="1022"/>
        </table:table-row>
        <table:table-row table:style-name="ro1">
          <table:table-cell office:value-type="float" office:value="1630">
            <text:p>1630</text:p>
          </table:table-cell>
          <table:table-cell office:value-type="string">
            <text:p><text:s text:c="4"/>TOTH76 <text:s text:c="4"/>30 <text:s text:c="2"/>Total other staff - 1976</text:p>
          </table:table-cell>
          <table:table-cell table:number-columns-repeated="1022"/>
        </table:table-row>
        <table:table-row table:style-name="ro1">
          <table:table-cell office:value-type="float" office:value="1631">
            <text:p>1631</text:p>
          </table:table-cell>
          <table:table-cell office:value-type="string">
            <text:p><text:s text:c="4"/>TOTH77 <text:s text:c="4"/>30 <text:s text:c="2"/>Total other staff - 1977</text:p>
          </table:table-cell>
          <table:table-cell table:number-columns-repeated="1022"/>
        </table:table-row>
        <table:table-row table:style-name="ro1">
          <table:table-cell office:value-type="float" office:value="1632">
            <text:p>1632</text:p>
          </table:table-cell>
          <table:table-cell office:value-type="string">
            <text:p><text:s text:c="4"/>TOTH78 <text:s text:c="4"/>31 <text:s text:c="2"/>Total other staff - 1978</text:p>
          </table:table-cell>
          <table:table-cell table:number-columns-repeated="1022"/>
        </table:table-row>
        <table:table-row table:style-name="ro1">
          <table:table-cell office:value-type="float" office:value="1633">
            <text:p>1633</text:p>
          </table:table-cell>
          <table:table-cell office:value-type="string">
            <text:p><text:s text:c="4"/>TOTH79 <text:s text:c="4"/>35 <text:s text:c="2"/>Total other staff - 1979</text:p>
          </table:table-cell>
          <table:table-cell table:number-columns-repeated="1022"/>
        </table:table-row>
        <table:table-row table:style-name="ro1">
          <table:table-cell office:value-type="float" office:value="1634">
            <text:p>1634</text:p>
          </table:table-cell>
          <table:table-cell office:value-type="string">
            <text:p><text:s text:c="4"/>TOTH80 <text:s text:c="4"/>36 <text:s text:c="2"/>Total other staff - 1980</text:p>
          </table:table-cell>
          <table:table-cell table:number-columns-repeated="1022"/>
        </table:table-row>
        <table:table-row table:style-name="ro1">
          <table:table-cell office:value-type="float" office:value="1635">
            <text:p>1635</text:p>
          </table:table-cell>
          <table:table-cell office:value-type="string">
            <text:p><text:s text:c="4"/>MOTH75 <text:s text:c="4"/>20 <text:s text:c="2"/>Male other staff - 1975</text:p>
          </table:table-cell>
          <table:table-cell table:number-columns-repeated="1022"/>
        </table:table-row>
        <table:table-row table:style-name="ro1">
          <table:table-cell office:value-type="float" office:value="1636">
            <text:p>1636</text:p>
          </table:table-cell>
          <table:table-cell office:value-type="string">
            <text:p><text:s text:c="4"/>MOTH76 <text:s text:c="4"/>20 <text:s text:c="2"/>Male other staff - 1976</text:p>
          </table:table-cell>
          <table:table-cell table:number-columns-repeated="1022"/>
        </table:table-row>
        <table:table-row table:style-name="ro1">
          <table:table-cell office:value-type="float" office:value="1637">
            <text:p>1637</text:p>
          </table:table-cell>
          <table:table-cell office:value-type="string">
            <text:p><text:s text:c="4"/>MOTH77 <text:s text:c="4"/>20 <text:s text:c="2"/>Male other staff - 1977</text:p>
          </table:table-cell>
          <table:table-cell table:number-columns-repeated="1022"/>
        </table:table-row>
        <table:table-row table:style-name="ro1">
          <table:table-cell office:value-type="float" office:value="1638">
            <text:p>1638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639">
            <text:p>1639</text:p>
          </table:table-cell>
          <table:table-cell table:number-columns-repeated="1023"/>
        </table:table-row>
        <table:table-row table:style-name="ro1">
          <table:table-cell office:value-type="float" office:value="1640">
            <text:p>1640</text:p>
          </table:table-cell>
          <table:table-cell table:number-columns-repeated="1023"/>
        </table:table-row>
        <table:table-row table:style-name="ro1">
          <table:table-cell office:value-type="float" office:value="1641">
            <text:p>1641</text:p>
          </table:table-cell>
          <table:table-cell office:value-type="float" office:value="43">
            <text:p>43</text:p>
          </table:table-cell>
          <table:table-cell table:number-columns-repeated="1022"/>
        </table:table-row>
        <table:table-row table:style-name="ro1">
          <table:table-cell office:value-type="float" office:value="1642">
            <text:p>1642</text:p>
          </table:table-cell>
          <table:table-cell table:number-columns-repeated="1023"/>
        </table:table-row>
        <table:table-row table:style-name="ro1">
          <table:table-cell office:value-type="float" office:value="1643">
            <text:p>1643</text:p>
          </table:table-cell>
          <table:table-cell table:number-columns-repeated="1023"/>
        </table:table-row>
        <table:table-row table:style-name="ro1">
          <table:table-cell office:value-type="float" office:value="1644">
            <text:p>1644</text:p>
          </table:table-cell>
          <table:table-cell office:value-type="string">
            <text:p><text:s text:c="4"/>MOTH78 <text:s text:c="4"/>22 <text:s text:c="2"/>Male other staff - 1978</text:p>
          </table:table-cell>
          <table:table-cell table:number-columns-repeated="1022"/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<text:s text:c="4"/>MOTH79 <text:s text:c="4"/>25 <text:s text:c="2"/>Male other staff - 1979</text:p>
          </table:table-cell>
          <table:table-cell table:number-columns-repeated="1022"/>
        </table:table-row>
        <table:table-row table:style-name="ro1">
          <table:table-cell office:value-type="float" office:value="1646">
            <text:p>1646</text:p>
          </table:table-cell>
          <table:table-cell office:value-type="string">
            <text:p><text:s text:c="4"/>MOTH80 <text:s text:c="4"/>27 <text:s text:c="2"/>Male other staff - 1980</text:p>
          </table:table-cell>
          <table:table-cell table:number-columns-repeated="1022"/>
        </table:table-row>
        <table:table-row table:style-name="ro1">
          <table:table-cell office:value-type="float" office:value="1647">
            <text:p>1647</text:p>
          </table:table-cell>
          <table:table-cell office:value-type="string">
            <text:p><text:s text:c="4"/>FOTH75 <text:s text:c="4"/>19 <text:s text:c="2"/>Female other staff - 1975</text:p>
          </table:table-cell>
          <table:table-cell table:number-columns-repeated="1022"/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<text:s text:c="4"/>FOTH76 <text:s text:c="4"/>19 <text:s text:c="2"/>Female other staff - 1976</text:p>
          </table:table-cell>
          <table:table-cell table:number-columns-repeated="1022"/>
        </table:table-row>
        <table:table-row table:style-name="ro1">
          <table:table-cell office:value-type="float" office:value="1649">
            <text:p>1649</text:p>
          </table:table-cell>
          <table:table-cell office:value-type="string">
            <text:p><text:s text:c="4"/>FOTH77 <text:s text:c="4"/>20 <text:s text:c="2"/>Female other staff - 1977</text:p>
          </table:table-cell>
          <table:table-cell table:number-columns-repeated="1022"/>
        </table:table-row>
        <table:table-row table:style-name="ro1">
          <table:table-cell office:value-type="float" office:value="1650">
            <text:p>1650</text:p>
          </table:table-cell>
          <table:table-cell office:value-type="string">
            <text:p><text:s text:c="4"/>FOTH78 <text:s text:c="4"/>22 <text:s text:c="2"/>Female other staff - 1978</text:p>
          </table:table-cell>
          <table:table-cell table:number-columns-repeated="1022"/>
        </table:table-row>
        <table:table-row table:style-name="ro1">
          <table:table-cell office:value-type="float" office:value="1651">
            <text:p>1651</text:p>
          </table:table-cell>
          <table:table-cell office:value-type="string">
            <text:p><text:s text:c="4"/>FOTH79 <text:s text:c="4"/>25 <text:s text:c="2"/>Female other staff - 1979</text:p>
          </table:table-cell>
          <table:table-cell table:number-columns-repeated="1022"/>
        </table:table-row>
        <table:table-row table:style-name="ro1">
          <table:table-cell office:value-type="float" office:value="1652">
            <text:p>1652</text:p>
          </table:table-cell>
          <table:table-cell office:value-type="string">
            <text:p><text:s text:c="4"/>FOTH80 <text:s text:c="4"/>27 <text:s text:c="2"/>Female other staff - 1980</text:p>
          </table:table-cell>
          <table:table-cell table:number-columns-repeated="1022"/>
        </table:table-row>
        <table:table-row table:style-name="ro1">
          <table:table-cell office:value-type="float" office:value="1653">
            <text:p>1653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654">
            <text:p>1654</text:p>
          </table:table-cell>
          <table:table-cell table:number-columns-repeated="1023"/>
        </table:table-row>
        <table:table-row table:style-name="ro1">
          <table:table-cell office:value-type="float" office:value="1655">
            <text:p>1655</text:p>
          </table:table-cell>
          <table:table-cell table:number-columns-repeated="1023"/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44">
            <text:p>44</text:p>
          </table:table-cell>
          <table:table-cell table:number-columns-repeated="1022"/>
        </table:table-row>
        <table:table-row table:style-name="ro1">
          <table:table-cell office:value-type="float" office:value="1657">
            <text:p>1657</text:p>
          </table:table-cell>
          <table:table-cell table:number-columns-repeated="1023"/>
        </table:table-row>
        <table:table-row table:style-name="ro1">
          <table:table-cell office:value-type="float" office:value="1658">
            <text:p>1658</text:p>
          </table:table-cell>
          <table:table-cell table:number-columns-repeated="1023"/>
        </table:table-row>
        <table:table-row table:style-name="ro1">
          <table:table-cell office:value-type="float" office:value="1659">
            <text:p>1659</text:p>
          </table:table-cell>
          <table:table-cell office:value-type="string">
            <text:p><text:s text:c="4"/>RESOURC.WK1: Police Personnel by Sex and Function (Second Survey,</text:p>
          </table:table-cell>
          <table:table-cell table:number-columns-repeated="1022"/>
        </table:table-row>
        <table:table-row table:style-name="ro1">
          <table:table-cell office:value-type="float" office:value="1660">
            <text:p>1660</text:p>
          </table:table-cell>
          <table:table-cell office:value-type="string">
            <text:p><text:s text:c="19"/>Question 6)</text:p>
          </table:table-cell>
          <table:table-cell table:number-columns-repeated="1022"/>
        </table:table-row>
        <table:table-row table:style-name="ro1">
          <table:table-cell office:value-type="float" office:value="1661">
            <text:p>1661</text:p>
          </table:table-cell>
          <table:table-cell office:value-type="string">
            <text:p><text:s text:c="17"/>Prosecutors by Sex (Second Survey, Question 11)</text:p>
          </table:table-cell>
          <table:table-cell table:number-columns-repeated="1022"/>
        </table:table-row>
        <table:table-row table:style-name="ro1">
          <table:table-cell office:value-type="float" office:value="1662">
            <text:p>1662</text:p>
          </table:table-cell>
          <table:table-cell office:value-type="string">
            <text:p><text:s text:c="17"/>Judges by Sex and Professional Status (Second Survey,</text:p>
          </table:table-cell>
          <table:table-cell table:number-columns-repeated="1022"/>
        </table:table-row>
        <table:table-row table:style-name="ro1">
          <table:table-cell office:value-type="float" office:value="1663">
            <text:p>1663</text:p>
          </table:table-cell>
          <table:table-cell office:value-type="string">
            <text:p><text:s text:c="19"/>Question 18)</text:p>
          </table:table-cell>
          <table:table-cell table:number-columns-repeated="1022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<text:s text:c="17"/>Allocation of Budgetary Resources to Criminal Justice</text:p>
          </table:table-cell>
          <table:table-cell table:number-columns-repeated="1022"/>
        </table:table-row>
        <table:table-row table:style-name="ro1">
          <table:table-cell office:value-type="float" office:value="1665">
            <text:p>1665</text:p>
          </table:table-cell>
          <table:table-cell office:value-type="string">
            <text:p><text:s text:c="19"/>Activities (in local currency) (Second Survey,</text:p>
          </table:table-cell>
          <table:table-cell table:number-columns-repeated="1022"/>
        </table:table-row>
        <table:table-row table:style-name="ro1">
          <table:table-cell office:value-type="float" office:value="1666">
            <text:p>1666</text:p>
          </table:table-cell>
          <table:table-cell office:value-type="string">
            <text:p><text:s text:c="19"/>Question 30)</text:p>
          </table:table-cell>
          <table:table-cell table:number-columns-repeated="1022"/>
        </table:table-row>
        <table:table-row table:style-name="ro1">
          <table:table-cell office:value-type="float" office:value="1667">
            <text:p>1667</text:p>
          </table:table-cell>
          <table:table-cell table:number-columns-repeated="1023"/>
        </table:table-row>
        <table:table-row table:style-name="ro1">
          <table:table-cell office:value-type="float" office:value="1668">
            <text:p>1668</text:p>
          </table:table-cell>
          <table:table-cell office:value-type="string">
            <text:p><text:s text:c="4"/>Variable <text:s text:c="4"/>N <text:s text:c="3"/>Label</text:p>
          </table:table-cell>
          <table:table-cell table:number-columns-repeated="1022"/>
        </table:table-row>
        <table:table-row table:style-name="ro1">
          <table:table-cell office:value-type="float" office:value="1669">
            <text:p>1669</text:p>
          </table:table-cell>
          <table:table-cell table:number-columns-repeated="1023"/>
        </table:table-row>
        <table:table-row table:style-name="ro1">
          <table:table-cell office:value-type="float" office:value="1670">
            <text:p>1670</text:p>
          </table:table-cell>
          <table:table-cell office:value-type="string">
            <text:p><text:s text:c="4"/>COUNTRY <text:s text:c="4"/>78 <text:s text:c="3"/>Responding country</text:p>
          </table:table-cell>
          <table:table-cell table:number-columns-repeated="1022"/>
        </table:table-row>
        <table:table-row table:style-name="ro1">
          <table:table-cell office:value-type="float" office:value="1671">
            <text:p>1671</text:p>
          </table:table-cell>
          <table:table-cell office:value-type="string">
            <text:p><text:s text:c="4"/>TPOL75 <text:s text:c="5"/>29 <text:s text:c="3"/>Total police personnel, 1975</text:p>
          </table:table-cell>
          <table:table-cell table:number-columns-repeated="1022"/>
        </table:table-row>
        <table:table-row table:style-name="ro1">
          <table:table-cell office:value-type="float" office:value="1672">
            <text:p>1672</text:p>
          </table:table-cell>
          <table:table-cell office:value-type="string">
            <text:p><text:s text:c="4"/>TPOL76 <text:s text:c="5"/>30 <text:s text:c="3"/>Total police personnel, 1976</text:p>
          </table:table-cell>
          <table:table-cell table:number-columns-repeated="1022"/>
        </table:table-row>
        <table:table-row table:style-name="ro1">
          <table:table-cell office:value-type="float" office:value="1673">
            <text:p>1673</text:p>
          </table:table-cell>
          <table:table-cell office:value-type="string">
            <text:p><text:s text:c="4"/>TPOL77 <text:s text:c="5"/>30 <text:s text:c="3"/>Total police personnel, 1977</text:p>
          </table:table-cell>
          <table:table-cell table:number-columns-repeated="1022"/>
        </table:table-row>
        <table:table-row table:style-name="ro1">
          <table:table-cell office:value-type="float" office:value="1674">
            <text:p>1674</text:p>
          </table:table-cell>
          <table:table-cell office:value-type="string">
            <text:p><text:s text:c="4"/>TPOL78 <text:s text:c="5"/>30 <text:s text:c="3"/>Total police personnel, 1978</text:p>
          </table:table-cell>
          <table:table-cell table:number-columns-repeated="1022"/>
        </table:table-row>
        <table:table-row table:style-name="ro1">
          <table:table-cell office:value-type="float" office:value="1675">
            <text:p>1675</text:p>
          </table:table-cell>
          <table:table-cell office:value-type="string">
            <text:p><text:s text:c="4"/>TPOL79 <text:s text:c="5"/>31 <text:s text:c="3"/>Total police personnel, 1979</text:p>
          </table:table-cell>
          <table:table-cell table:number-columns-repeated="1022"/>
        </table:table-row>
        <table:table-row table:style-name="ro1">
          <table:table-cell office:value-type="float" office:value="1676">
            <text:p>1676</text:p>
          </table:table-cell>
          <table:table-cell office:value-type="string">
            <text:p><text:s text:c="4"/>TPOL80 <text:s text:c="5"/>34 <text:s text:c="3"/>Total police personnel, 1980</text:p>
          </table:table-cell>
          <table:table-cell table:number-columns-repeated="1022"/>
        </table:table-row>
        <table:table-row table:style-name="ro1">
          <table:table-cell office:value-type="float" office:value="1677">
            <text:p>1677</text:p>
          </table:table-cell>
          <table:table-cell office:value-type="string">
            <text:p><text:s text:c="4"/>MPOL75 <text:s text:c="5"/>15 <text:s text:c="3"/>Male police personnel, 1975</text:p>
          </table:table-cell>
          <table:table-cell table:number-columns-repeated="1022"/>
        </table:table-row>
        <table:table-row table:style-name="ro1">
          <table:table-cell office:value-type="float" office:value="1678">
            <text:p>1678</text:p>
          </table:table-cell>
          <table:table-cell office:value-type="string">
            <text:p><text:s text:c="4"/>MPOL76 <text:s text:c="5"/>17 <text:s text:c="3"/>Male police personnel, 1976</text:p>
          </table:table-cell>
          <table:table-cell table:number-columns-repeated="1022"/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<text:s text:c="4"/>MPOL77 <text:s text:c="5"/>17 <text:s text:c="3"/>Male police personnel, 1977</text:p>
          </table:table-cell>
          <table:table-cell table:number-columns-repeated="1022"/>
        </table:table-row>
        <table:table-row table:style-name="ro1">
          <table:table-cell office:value-type="float" office:value="1680">
            <text:p>1680</text:p>
          </table:table-cell>
          <table:table-cell office:value-type="string">
            <text:p><text:s text:c="4"/>MPOL78 <text:s text:c="5"/>16 <text:s text:c="3"/>Male police personnel, 1978</text:p>
          </table:table-cell>
          <table:table-cell table:number-columns-repeated="1022"/>
        </table:table-row>
        <table:table-row table:style-name="ro1">
          <table:table-cell office:value-type="float" office:value="1681">
            <text:p>1681</text:p>
          </table:table-cell>
          <table:table-cell office:value-type="string">
            <text:p><text:s text:c="4"/>MPOL79 <text:s text:c="5"/>16 <text:s text:c="3"/>Male police personnel, 1979</text:p>
          </table:table-cell>
          <table:table-cell table:number-columns-repeated="1022"/>
        </table:table-row>
        <table:table-row table:style-name="ro1">
          <table:table-cell office:value-type="float" office:value="1682">
            <text:p>1682</text:p>
          </table:table-cell>
          <table:table-cell office:value-type="string">
            <text:p><text:s text:c="4"/>MPOL80 <text:s text:c="5"/>18 <text:s text:c="3"/>Male police personnel, 1980</text:p>
          </table:table-cell>
          <table:table-cell table:number-columns-repeated="1022"/>
        </table:table-row>
        <table:table-row table:style-name="ro1">
          <table:table-cell office:value-type="float" office:value="1683">
            <text:p>1683</text:p>
          </table:table-cell>
          <table:table-cell office:value-type="string">
            <text:p><text:s text:c="4"/>FPOL75 <text:s text:c="5"/>16 <text:s text:c="3"/>Female police personnel, 1975</text:p>
          </table:table-cell>
          <table:table-cell table:number-columns-repeated="1022"/>
        </table:table-row>
        <table:table-row table:style-name="ro1">
          <table:table-cell office:value-type="float" office:value="1684">
            <text:p>1684</text:p>
          </table:table-cell>
          <table:table-cell office:value-type="string">
            <text:p><text:s text:c="4"/>FPOL76 <text:s text:c="5"/>17 <text:s text:c="3"/>Female police personnel, 1976</text:p>
          </table:table-cell>
          <table:table-cell table:number-columns-repeated="1022"/>
        </table:table-row>
        <table:table-row table:style-name="ro1">
          <table:table-cell office:value-type="float" office:value="1685">
            <text:p>1685</text:p>
          </table:table-cell>
          <table:table-cell office:value-type="string">
            <text:p><text:s text:c="4"/>FPOL77 <text:s text:c="5"/>17 <text:s text:c="3"/>Female police personnel, 1977</text:p>
          </table:table-cell>
          <table:table-cell table:number-columns-repeated="1022"/>
        </table:table-row>
        <table:table-row table:style-name="ro1">
          <table:table-cell office:value-type="float" office:value="1686">
            <text:p>1686</text:p>
          </table:table-cell>
          <table:table-cell office:value-type="string">
            <text:p><text:s text:c="4"/>FPOL78 <text:s text:c="5"/>16 <text:s text:c="3"/>Female police personnel, 1978</text:p>
          </table:table-cell>
          <table:table-cell table:number-columns-repeated="1022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<text:s text:c="4"/>FPOL79 <text:s text:c="5"/>16 <text:s text:c="3"/>Female police personnel, 1979</text:p>
          </table:table-cell>
          <table:table-cell table:number-columns-repeated="1022"/>
        </table:table-row>
        <table:table-row table:style-name="ro1">
          <table:table-cell office:value-type="float" office:value="1688">
            <text:p>1688</text:p>
          </table:table-cell>
          <table:table-cell office:value-type="string">
            <text:p><text:s text:c="4"/>FPOL80 <text:s text:c="5"/>18 <text:s text:c="3"/>Female police personnel, 1980</text:p>
          </table:table-cell>
          <table:table-cell table:number-columns-repeated="1022"/>
        </table:table-row>
        <table:table-row table:style-name="ro1">
          <table:table-cell office:value-type="float" office:value="1689">
            <text:p>1689</text:p>
          </table:table-cell>
          <table:table-cell office:value-type="string">
            <text:p><text:s text:c="4"/>RESPOL75 <text:s text:c="3"/>16 <text:s text:c="3"/>Total budgetary resources - police, 1975</text:p>
          </table:table-cell>
          <table:table-cell table:number-columns-repeated="1022"/>
        </table:table-row>
        <table:table-row table:style-name="ro1">
          <table:table-cell office:value-type="float" office:value="1690">
            <text:p>1690</text:p>
          </table:table-cell>
          <table:table-cell office:value-type="string">
            <text:p><text:s text:c="4"/>RESPOL76 <text:s text:c="3"/>17 <text:s text:c="3"/>Total budgetary resources - police, 1976</text:p>
          </table:table-cell>
          <table:table-cell table:number-columns-repeated="1022"/>
        </table:table-row>
        <table:table-row table:style-name="ro1">
          <table:table-cell office:value-type="float" office:value="1691">
            <text:p>1691</text:p>
          </table:table-cell>
          <table:table-cell office:value-type="string">
            <text:p><text:s text:c="4"/>RESPOL77 <text:s text:c="3"/>19 <text:s text:c="3"/>Total budgetary resources - police, 1977</text:p>
          </table:table-cell>
          <table:table-cell table:number-columns-repeated="1022"/>
        </table:table-row>
        <table:table-row table:style-name="ro1">
          <table:table-cell office:value-type="float" office:value="1692">
            <text:p>1692</text:p>
          </table:table-cell>
          <table:table-cell office:value-type="string">
            <text:p><text:s text:c="4"/>RESPOL78 <text:s text:c="3"/>19 <text:s text:c="3"/>Total budgetary resources - police, 1978</text:p>
          </table:table-cell>
          <table:table-cell table:number-columns-repeated="1022"/>
        </table:table-row>
        <table:table-row table:style-name="ro1">
          <table:table-cell office:value-type="float" office:value="1693">
            <text:p>1693</text:p>
          </table:table-cell>
          <table:table-cell office:value-type="string">
            <text:p><text:s text:c="4"/>RESPOL79 <text:s text:c="3"/>18 <text:s text:c="3"/>Total budgetary resources - police, 1979</text:p>
          </table:table-cell>
          <table:table-cell table:number-columns-repeated="1022"/>
        </table:table-row>
        <table:table-row table:style-name="ro1">
          <table:table-cell office:value-type="float" office:value="1694">
            <text:p>1694</text:p>
          </table:table-cell>
          <table:table-cell office:value-type="string">
            <text:p><text:s text:c="4"/>RESPOL80 <text:s text:c="3"/>18 <text:s text:c="3"/>Total budgetary resources - police, 1980</text:p>
          </table:table-cell>
          <table:table-cell table:number-columns-repeated="1022"/>
        </table:table-row>
        <table:table-row table:style-name="ro1">
          <table:table-cell office:value-type="float" office:value="1695">
            <text:p>1695</text:p>
          </table:table-cell>
          <table:table-cell office:value-type="string">
            <text:p><text:s text:c="4"/>RESPRO75 <text:s text:c="3"/>14 <text:s text:c="3"/>Total budgetary resources - prosecution, 1975</text:p>
          </table:table-cell>
          <table:table-cell table:number-columns-repeated="1022"/>
        </table:table-row>
        <table:table-row table:style-name="ro1">
          <table:table-cell office:value-type="float" office:value="1696">
            <text:p>1696</text:p>
          </table:table-cell>
          <table:table-cell office:value-type="string">
            <text:p><text:s text:c="4"/>RESPRO76 <text:s text:c="3"/>13 <text:s text:c="3"/>Total budgetary resources - prosecution, 1976</text:p>
          </table:table-cell>
          <table:table-cell table:number-columns-repeated="1022"/>
        </table:table-row>
        <table:table-row table:style-name="ro1">
          <table:table-cell office:value-type="float" office:value="1697">
            <text:p>1697</text:p>
          </table:table-cell>
          <table:table-cell office:value-type="string">
            <text:p><text:s text:c="4"/>RESPRO77 <text:s text:c="3"/>15 <text:s text:c="3"/>Total budgetary resources - prosecution, 1977</text:p>
          </table:table-cell>
          <table:table-cell table:number-columns-repeated="1022"/>
        </table:table-row>
        <table:table-row table:style-name="ro1">
          <table:table-cell office:value-type="float" office:value="1698">
            <text:p>1698</text:p>
          </table:table-cell>
          <table:table-cell office:value-type="string">
            <text:p><text:s text:c="4"/>RESPRO78 <text:s text:c="3"/>15 <text:s text:c="3"/>Total budgetary resources - prosecution, 1978</text:p>
          </table:table-cell>
          <table:table-cell table:number-columns-repeated="1022"/>
        </table:table-row>
        <table:table-row table:style-name="ro1">
          <table:table-cell office:value-type="float" office:value="1699">
            <text:p>1699</text:p>
          </table:table-cell>
          <table:table-cell office:value-type="string">
            <text:p><text:s text:c="4"/>RESPRO79 <text:s text:c="3"/>16 <text:s text:c="3"/>Total budgetary resources - prosecution, 1979</text:p>
          </table:table-cell>
          <table:table-cell table:number-columns-repeated="1022"/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<text:s text:c="4"/>RESPRO80 <text:s text:c="3"/>16 <text:s text:c="3"/>Total budgetary resources - prosecution, 1980</text:p>
          </table:table-cell>
          <table:table-cell table:number-columns-repeated="1022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<text:s text:c="4"/>RESCRT75 <text:s text:c="3"/>15 <text:s text:c="3"/>Total budgetary resources - courts, 1975</text:p>
          </table:table-cell>
          <table:table-cell table:number-columns-repeated="1022"/>
        </table:table-row>
        <table:table-row table:style-name="ro1">
          <table:table-cell office:value-type="float" office:value="1702">
            <text:p>1702</text:p>
          </table:table-cell>
          <table:table-cell office:value-type="string">
            <text:p><text:s text:c="4"/>RESCRT76 <text:s text:c="3"/>15 <text:s text:c="3"/>Total budgetary resources - courts, 1976</text:p>
          </table:table-cell>
          <table:table-cell table:number-columns-repeated="1022"/>
        </table:table-row>
        <table:table-row table:style-name="ro1">
          <table:table-cell office:value-type="float" office:value="1703">
            <text:p>1703</text:p>
          </table:table-cell>
          <table:table-cell office:value-type="string">
            <text:p><text:s text:c="4"/>RESCRT77 <text:s text:c="3"/>16 <text:s text:c="3"/>Total budgetary resources - courts, 1977</text:p>
          </table:table-cell>
          <table:table-cell table:number-columns-repeated="1022"/>
        </table:table-row>
        <table:table-row table:style-name="ro1">
          <table:table-cell office:value-type="float" office:value="1704">
            <text:p>1704</text:p>
          </table:table-cell>
          <table:table-cell office:value-type="string">
            <text:p><text:s text:c="4"/>RESCRT78 <text:s text:c="3"/>15 <text:s text:c="3"/>Total budgetary resources - courts, 1978</text:p>
          </table:table-cell>
          <table:table-cell table:number-columns-repeated="1022"/>
        </table:table-row>
        <table:table-row table:style-name="ro1">
          <table:table-cell office:value-type="float" office:value="1705">
            <text:p>1705</text:p>
          </table:table-cell>
          <table:table-cell office:value-type="string">
            <text:p><text:s text:c="4"/>RESCRT79 <text:s text:c="3"/>15 <text:s text:c="3"/>Total budgetary resources - courts, 1979</text:p>
          </table:table-cell>
          <table:table-cell table:number-columns-repeated="1022"/>
        </table:table-row>
        <table:table-row table:style-name="ro1">
          <table:table-cell office:value-type="float" office:value="1706">
            <text:p>1706</text:p>
          </table:table-cell>
          <table:table-cell office:value-type="string">
            <text:p><text:s text:c="4"/>RESCRT80 <text:s text:c="3"/>14 <text:s text:c="3"/>Total budgetary resources - courts, 1980</text:p>
          </table:table-cell>
          <table:table-cell table:number-columns-repeated="1022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<text:s text:c="4"/>RESPRS75 <text:s text:c="3"/>28 <text:s text:c="3"/>Total budgetary resources - prisons, 197</text:p>
          </table:table-cell>
          <table:table-cell table:number-columns-repeated="1022"/>
        </table:table-row>
        <table:table-row table:style-name="ro1">
          <table:table-cell office:value-type="float" office:value="1708">
            <text:p>1708</text:p>
          </table:table-cell>
          <table:table-cell office:value-type="string">
            <text:p><text:s text:c="4"/>RESPRS76 <text:s text:c="3"/>29 <text:s text:c="3"/>Total budgetary resources - prisons, 1976</text:p>
          </table:table-cell>
          <table:table-cell table:number-columns-repeated="1022"/>
        </table:table-row>
        <table:table-row table:style-name="ro1">
          <table:table-cell office:value-type="float" office:value="1709">
            <text:p>1709</text:p>
          </table:table-cell>
          <table:table-cell office:value-type="string">
            <text:p><text:s text:c="4"/>RESPRS77 <text:s text:c="3"/>30 <text:s text:c="3"/>Total budgetary resources - prisons, 1977</text:p>
          </table:table-cell>
          <table:table-cell table:number-columns-repeated="1022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<text:s text:c="4"/>RESPRS78 <text:s text:c="3"/>30 <text:s text:c="3"/>Total budgetary resources - prisons, 1978</text:p>
          </table:table-cell>
          <table:table-cell table:number-columns-repeated="1022"/>
        </table:table-row>
        <table:table-row table:style-name="ro1">
          <table:table-cell office:value-type="float" office:value="1711">
            <text:p>1711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712">
            <text:p>1712</text:p>
          </table:table-cell>
          <table:table-cell table:number-columns-repeated="1023"/>
        </table:table-row>
        <table:table-row table:style-name="ro1">
          <table:table-cell office:value-type="float" office:value="1713">
            <text:p>1713</text:p>
          </table:table-cell>
          <table:table-cell table:number-columns-repeated="1023"/>
        </table:table-row>
        <table:table-row table:style-name="ro1">
          <table:table-cell office:value-type="float" office:value="1714">
            <text:p>1714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1">
          <table:table-cell office:value-type="float" office:value="1715">
            <text:p>1715</text:p>
          </table:table-cell>
          <table:table-cell table:number-columns-repeated="1023"/>
        </table:table-row>
        <table:table-row table:style-name="ro1">
          <table:table-cell office:value-type="float" office:value="1716">
            <text:p>1716</text:p>
          </table:table-cell>
          <table:table-cell table:number-columns-repeated="1023"/>
        </table:table-row>
        <table:table-row table:style-name="ro1">
          <table:table-cell office:value-type="float" office:value="1717">
            <text:p>1717</text:p>
          </table:table-cell>
          <table:table-cell office:value-type="string">
            <text:p><text:s text:c="4"/>RESPRS79 <text:s text:c="3"/>29 <text:s text:c="3"/>Total budgetary resources - prisons, 1979</text:p>
          </table:table-cell>
          <table:table-cell table:number-columns-repeated="1022"/>
        </table:table-row>
        <table:table-row table:style-name="ro1">
          <table:table-cell office:value-type="float" office:value="1718">
            <text:p>1718</text:p>
          </table:table-cell>
          <table:table-cell office:value-type="string">
            <text:p><text:s text:c="4"/>RESPRS80 <text:s text:c="3"/>30 <text:s text:c="3"/>Total budgetary resources - prisons, 1980</text:p>
          </table:table-cell>
          <table:table-cell table:number-columns-repeated="1022"/>
        </table:table-row>
        <table:table-row table:style-name="ro1">
          <table:table-cell office:value-type="float" office:value="1719">
            <text:p>1719</text:p>
          </table:table-cell>
          <table:table-cell office:value-type="string">
            <text:p><text:s text:c="4"/>TPROS75 <text:s text:c="4"/>38 <text:s text:c="3"/>Total prosecutors, 1975</text:p>
          </table:table-cell>
          <table:table-cell table:number-columns-repeated="1022"/>
        </table:table-row>
        <table:table-row table:style-name="ro1">
          <table:table-cell office:value-type="float" office:value="1720">
            <text:p>1720</text:p>
          </table:table-cell>
          <table:table-cell office:value-type="string">
            <text:p><text:s text:c="4"/>TPROS76 <text:s text:c="4"/>37 <text:s text:c="3"/>Total prosecutors, 1976</text:p>
          </table:table-cell>
          <table:table-cell table:number-columns-repeated="1022"/>
        </table:table-row>
        <table:table-row table:style-name="ro1">
          <table:table-cell office:value-type="float" office:value="1721">
            <text:p>1721</text:p>
          </table:table-cell>
          <table:table-cell office:value-type="string">
            <text:p><text:s text:c="4"/>TPROS77 <text:s text:c="4"/>40 <text:s text:c="3"/>Total prosecutors, 1977</text:p>
          </table:table-cell>
          <table:table-cell table:number-columns-repeated="1022"/>
        </table:table-row>
        <table:table-row table:style-name="ro1">
          <table:table-cell office:value-type="float" office:value="1722">
            <text:p>1722</text:p>
          </table:table-cell>
          <table:table-cell office:value-type="string">
            <text:p><text:s text:c="4"/>TPROS78 <text:s text:c="4"/>41 <text:s text:c="3"/>Total prosecutors, 1978</text:p>
          </table:table-cell>
          <table:table-cell table:number-columns-repeated="1022"/>
        </table:table-row>
        <table:table-row table:style-name="ro1">
          <table:table-cell office:value-type="float" office:value="1723">
            <text:p>1723</text:p>
          </table:table-cell>
          <table:table-cell office:value-type="string">
            <text:p><text:s text:c="4"/>TPROS79 <text:s text:c="4"/>40 <text:s text:c="3"/>Total prosecutors, 1979</text:p>
          </table:table-cell>
          <table:table-cell table:number-columns-repeated="1022"/>
        </table:table-row>
        <table:table-row table:style-name="ro1">
          <table:table-cell office:value-type="float" office:value="1724">
            <text:p>1724</text:p>
          </table:table-cell>
          <table:table-cell office:value-type="string">
            <text:p><text:s text:c="4"/>TPROS80 <text:s text:c="4"/>40 <text:s text:c="3"/>Total prosecutors, 1980</text:p>
          </table:table-cell>
          <table:table-cell table:number-columns-repeated="1022"/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<text:s text:c="4"/>MPROS75 <text:s text:c="4"/>28 <text:s text:c="3"/>Male prosecutors, 1975</text:p>
          </table:table-cell>
          <table:table-cell table:number-columns-repeated="1022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<text:s text:c="4"/>MPROS76 <text:s text:c="4"/>27 <text:s text:c="3"/>Male prosecutors, 1976</text:p>
          </table:table-cell>
          <table:table-cell table:number-columns-repeated="1022"/>
        </table:table-row>
        <table:table-row table:style-name="ro1">
          <table:table-cell office:value-type="float" office:value="1727">
            <text:p>1727</text:p>
          </table:table-cell>
          <table:table-cell office:value-type="string">
            <text:p><text:s text:c="4"/>MPROS77 <text:s text:c="4"/>30 <text:s text:c="3"/>Male prosecutors, 1977</text:p>
          </table:table-cell>
          <table:table-cell table:number-columns-repeated="1022"/>
        </table:table-row>
        <table:table-row table:style-name="ro1">
          <table:table-cell office:value-type="float" office:value="1728">
            <text:p>1728</text:p>
          </table:table-cell>
          <table:table-cell office:value-type="string">
            <text:p><text:s text:c="4"/>MPROS78 <text:s text:c="4"/>30 <text:s text:c="3"/>Male prosecutors, 1978</text:p>
          </table:table-cell>
          <table:table-cell table:number-columns-repeated="1022"/>
        </table:table-row>
        <table:table-row table:style-name="ro1">
          <table:table-cell office:value-type="float" office:value="1729">
            <text:p>1729</text:p>
          </table:table-cell>
          <table:table-cell office:value-type="string">
            <text:p><text:s text:c="4"/>MPROS79 <text:s text:c="4"/>30 <text:s text:c="3"/>Male prosecutors, 1979</text:p>
          </table:table-cell>
          <table:table-cell table:number-columns-repeated="1022"/>
        </table:table-row>
        <table:table-row table:style-name="ro1">
          <table:table-cell office:value-type="float" office:value="1730">
            <text:p>1730</text:p>
          </table:table-cell>
          <table:table-cell office:value-type="string">
            <text:p><text:s text:c="4"/>MPROS80 <text:s text:c="4"/>30 <text:s text:c="3"/>Male prosecutors, 1980</text:p>
          </table:table-cell>
          <table:table-cell table:number-columns-repeated="1022"/>
        </table:table-row>
        <table:table-row table:style-name="ro1">
          <table:table-cell office:value-type="float" office:value="1731">
            <text:p>1731</text:p>
          </table:table-cell>
          <table:table-cell office:value-type="string">
            <text:p><text:s text:c="4"/>FPROS75 <text:s text:c="4"/>28 <text:s text:c="3"/>Female prosecutors, 1975</text:p>
          </table:table-cell>
          <table:table-cell table:number-columns-repeated="1022"/>
        </table:table-row>
        <table:table-row table:style-name="ro1">
          <table:table-cell office:value-type="float" office:value="1732">
            <text:p>1732</text:p>
          </table:table-cell>
          <table:table-cell office:value-type="string">
            <text:p><text:s text:c="4"/>FPROS76 <text:s text:c="4"/>27 <text:s text:c="3"/>Female prosecutors, 1976</text:p>
          </table:table-cell>
          <table:table-cell table:number-columns-repeated="1022"/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<text:s text:c="4"/>FPROS77 <text:s text:c="4"/>30 <text:s text:c="3"/>Female prosecutors, 1977</text:p>
          </table:table-cell>
          <table:table-cell table:number-columns-repeated="1022"/>
        </table:table-row>
        <table:table-row table:style-name="ro1">
          <table:table-cell office:value-type="float" office:value="1734">
            <text:p>1734</text:p>
          </table:table-cell>
          <table:table-cell office:value-type="string">
            <text:p><text:s text:c="4"/>FPROS78 <text:s text:c="4"/>30 <text:s text:c="3"/>Female prosecutors, 1978</text:p>
          </table:table-cell>
          <table:table-cell table:number-columns-repeated="1022"/>
        </table:table-row>
        <table:table-row table:style-name="ro1">
          <table:table-cell office:value-type="float" office:value="1735">
            <text:p>1735</text:p>
          </table:table-cell>
          <table:table-cell office:value-type="string">
            <text:p><text:s text:c="4"/>FPROS79 <text:s text:c="4"/>30 <text:s text:c="3"/>Female prosecutors, 1979</text:p>
          </table:table-cell>
          <table:table-cell table:number-columns-repeated="1022"/>
        </table:table-row>
        <table:table-row table:style-name="ro1">
          <table:table-cell office:value-type="float" office:value="1736">
            <text:p>1736</text:p>
          </table:table-cell>
          <table:table-cell office:value-type="string">
            <text:p><text:s text:c="4"/>FPROS80 <text:s text:c="4"/>30 <text:s text:c="3"/>Female prosecutors, 1980</text:p>
          </table:table-cell>
          <table:table-cell table:number-columns-repeated="1022"/>
        </table:table-row>
        <table:table-row table:style-name="ro1">
          <table:table-cell office:value-type="float" office:value="1737">
            <text:p>1737</text:p>
          </table:table-cell>
          <table:table-cell office:value-type="string">
            <text:p><text:s text:c="4"/>TPJGE75 <text:s text:c="4"/>39 <text:s text:c="3"/>Total professional judges, 1975</text:p>
          </table:table-cell>
          <table:table-cell table:number-columns-repeated="1022"/>
        </table:table-row>
        <table:table-row table:style-name="ro1">
          <table:table-cell office:value-type="float" office:value="1738">
            <text:p>1738</text:p>
          </table:table-cell>
          <table:table-cell office:value-type="string">
            <text:p><text:s text:c="4"/>TPJGE76 <text:s text:c="4"/>37 <text:s text:c="3"/>Total professional judges, 1976</text:p>
          </table:table-cell>
          <table:table-cell table:number-columns-repeated="1022"/>
        </table:table-row>
        <table:table-row table:style-name="ro1">
          <table:table-cell office:value-type="float" office:value="1739">
            <text:p>1739</text:p>
          </table:table-cell>
          <table:table-cell office:value-type="string">
            <text:p><text:s text:c="4"/>TPJGE77 <text:s text:c="4"/>38 <text:s text:c="3"/>Total professional judges, 1977</text:p>
          </table:table-cell>
          <table:table-cell table:number-columns-repeated="1022"/>
        </table:table-row>
        <table:table-row table:style-name="ro1">
          <table:table-cell office:value-type="float" office:value="1740">
            <text:p>1740</text:p>
          </table:table-cell>
          <table:table-cell office:value-type="string">
            <text:p><text:s text:c="4"/>TPJGE78 <text:s text:c="4"/>36 <text:s text:c="3"/>Total professional judges, 1978</text:p>
          </table:table-cell>
          <table:table-cell table:number-columns-repeated="1022"/>
        </table:table-row>
        <table:table-row table:style-name="ro1">
          <table:table-cell office:value-type="float" office:value="1741">
            <text:p>1741</text:p>
          </table:table-cell>
          <table:table-cell office:value-type="string">
            <text:p><text:s text:c="4"/>TPJGE79 <text:s text:c="4"/>39 <text:s text:c="3"/>Total professional judges, 1979</text:p>
          </table:table-cell>
          <table:table-cell table:number-columns-repeated="1022"/>
        </table:table-row>
        <table:table-row table:style-name="ro1">
          <table:table-cell office:value-type="float" office:value="1742">
            <text:p>1742</text:p>
          </table:table-cell>
          <table:table-cell office:value-type="string">
            <text:p><text:s text:c="4"/>TPJGE80 <text:s text:c="4"/>43 <text:s text:c="3"/>Total professional judges, 1980</text:p>
          </table:table-cell>
          <table:table-cell table:number-columns-repeated="1022"/>
        </table:table-row>
        <table:table-row table:style-name="ro1">
          <table:table-cell office:value-type="float" office:value="1743">
            <text:p>1743</text:p>
          </table:table-cell>
          <table:table-cell office:value-type="string">
            <text:p><text:s text:c="4"/>MPJGE75 <text:s text:c="4"/>31 <text:s text:c="3"/>Male professional judges, 1975</text:p>
          </table:table-cell>
          <table:table-cell table:number-columns-repeated="1022"/>
        </table:table-row>
        <table:table-row table:style-name="ro1">
          <table:table-cell office:value-type="float" office:value="1744">
            <text:p>1744</text:p>
          </table:table-cell>
          <table:table-cell office:value-type="string">
            <text:p><text:s text:c="4"/>MPJGE76 <text:s text:c="4"/>29 <text:s text:c="3"/>Male professional judges, 1976</text:p>
          </table:table-cell>
          <table:table-cell table:number-columns-repeated="1022"/>
        </table:table-row>
        <table:table-row table:style-name="ro1">
          <table:table-cell office:value-type="float" office:value="1745">
            <text:p>1745</text:p>
          </table:table-cell>
          <table:table-cell office:value-type="string">
            <text:p><text:s text:c="4"/>MPJGE77 <text:s text:c="4"/>29 <text:s text:c="3"/>Male professional judges, 1977</text:p>
          </table:table-cell>
          <table:table-cell table:number-columns-repeated="1022"/>
        </table:table-row>
        <table:table-row table:style-name="ro1">
          <table:table-cell office:value-type="float" office:value="1746">
            <text:p>1746</text:p>
          </table:table-cell>
          <table:table-cell office:value-type="string">
            <text:p><text:s text:c="4"/>MPJGE78 <text:s text:c="4"/>28 <text:s text:c="3"/>Male professional judges, 1978</text:p>
          </table:table-cell>
          <table:table-cell table:number-columns-repeated="1022"/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<text:s text:c="4"/>MPJGE79 <text:s text:c="4"/>32 <text:s text:c="3"/>Male professional judges, 1979</text:p>
          </table:table-cell>
          <table:table-cell table:number-columns-repeated="1022"/>
        </table:table-row>
        <table:table-row table:style-name="ro1">
          <table:table-cell office:value-type="float" office:value="1748">
            <text:p>1748</text:p>
          </table:table-cell>
          <table:table-cell office:value-type="string">
            <text:p><text:s text:c="4"/>MPJGE80 <text:s text:c="4"/>36 <text:s text:c="3"/>Male professional judges, 1980</text:p>
          </table:table-cell>
          <table:table-cell table:number-columns-repeated="1022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<text:s text:c="4"/>FPJGE75 <text:s text:c="4"/>31 <text:s text:c="3"/>Female professional judges, 1975</text:p>
          </table:table-cell>
          <table:table-cell table:number-columns-repeated="1022"/>
        </table:table-row>
        <table:table-row table:style-name="ro1">
          <table:table-cell office:value-type="float" office:value="1750">
            <text:p>1750</text:p>
          </table:table-cell>
          <table:table-cell office:value-type="string">
            <text:p><text:s text:c="4"/>FPJGE76 <text:s text:c="4"/>29 <text:s text:c="3"/>Female professional judges, 1976</text:p>
          </table:table-cell>
          <table:table-cell table:number-columns-repeated="1022"/>
        </table:table-row>
        <table:table-row table:style-name="ro1">
          <table:table-cell office:value-type="float" office:value="1751">
            <text:p>1751</text:p>
          </table:table-cell>
          <table:table-cell office:value-type="string">
            <text:p><text:s text:c="4"/>FPJGE77 <text:s text:c="4"/>29 <text:s text:c="3"/>Female professional judges, 1977</text:p>
          </table:table-cell>
          <table:table-cell table:number-columns-repeated="1022"/>
        </table:table-row>
        <table:table-row table:style-name="ro1">
          <table:table-cell office:value-type="float" office:value="1752">
            <text:p>1752</text:p>
          </table:table-cell>
          <table:table-cell office:value-type="string">
            <text:p><text:s text:c="4"/>FPJGE78 <text:s text:c="4"/>28 <text:s text:c="3"/>Female professional judges, 1978</text:p>
          </table:table-cell>
          <table:table-cell table:number-columns-repeated="1022"/>
        </table:table-row>
        <table:table-row table:style-name="ro1">
          <table:table-cell office:value-type="float" office:value="1753">
            <text:p>1753</text:p>
          </table:table-cell>
          <table:table-cell office:value-type="string">
            <text:p><text:s text:c="4"/>FPJGE79 <text:s text:c="4"/>32 <text:s text:c="3"/>Female professional judges, 1979</text:p>
          </table:table-cell>
          <table:table-cell table:number-columns-repeated="1022"/>
        </table:table-row>
        <table:table-row table:style-name="ro1">
          <table:table-cell office:value-type="float" office:value="1754">
            <text:p>1754</text:p>
          </table:table-cell>
          <table:table-cell office:value-type="string">
            <text:p><text:s text:c="4"/>FPJGE80 <text:s text:c="4"/>36 <text:s text:c="3"/>Female professional judges, 1980</text:p>
          </table:table-cell>
          <table:table-cell table:number-columns-repeated="1022"/>
        </table:table-row>
        <table:table-row table:style-name="ro1">
          <table:table-cell office:value-type="float" office:value="1755">
            <text:p>1755</text:p>
          </table:table-cell>
          <table:table-cell office:value-type="string">
            <text:p><text:s text:c="4"/>TLJGE75 <text:s text:c="4"/>12 <text:s text:c="3"/>Total lay judges, 1975</text:p>
          </table:table-cell>
          <table:table-cell table:number-columns-repeated="1022"/>
        </table:table-row>
        <table:table-row table:style-name="ro1">
          <table:table-cell office:value-type="float" office:value="1756">
            <text:p>1756</text:p>
          </table:table-cell>
          <table:table-cell office:value-type="string">
            <text:p><text:s text:c="4"/>TLJGE76 <text:s text:c="4"/>13 <text:s text:c="3"/>Total lay judges, 1976</text:p>
          </table:table-cell>
          <table:table-cell table:number-columns-repeated="1022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<text:s text:c="4"/>TLJGE77 <text:s text:c="4"/>12 <text:s text:c="3"/>Total lay judges, 1977</text:p>
          </table:table-cell>
          <table:table-cell table:number-columns-repeated="1022"/>
        </table:table-row>
        <table:table-row table:style-name="ro1">
          <table:table-cell office:value-type="float" office:value="1758">
            <text:p>1758</text:p>
          </table:table-cell>
          <table:table-cell office:value-type="string">
            <text:p><text:s text:c="4"/>TLJGE78 <text:s text:c="4"/>12 <text:s text:c="3"/>Total lay judges, 1978</text:p>
          </table:table-cell>
          <table:table-cell table:number-columns-repeated="1022"/>
        </table:table-row>
        <table:table-row table:style-name="ro1">
          <table:table-cell office:value-type="float" office:value="1759">
            <text:p>1759</text:p>
          </table:table-cell>
          <table:table-cell office:value-type="string">
            <text:p><text:s text:c="4"/>TLJGE79 <text:s text:c="4"/>13 <text:s text:c="3"/>Total lay judges, 1979</text:p>
          </table:table-cell>
          <table:table-cell table:number-columns-repeated="1022"/>
        </table:table-row>
        <table:table-row table:style-name="ro1">
          <table:table-cell office:value-type="float" office:value="1760">
            <text:p>1760</text:p>
          </table:table-cell>
          <table:table-cell office:value-type="string">
            <text:p><text:s text:c="4"/>TLJGE80 <text:s text:c="4"/>16 <text:s text:c="3"/>Total lay judges, 1980</text:p>
          </table:table-cell>
          <table:table-cell table:number-columns-repeated="1022"/>
        </table:table-row>
        <table:table-row table:style-name="ro1">
          <table:table-cell office:value-type="float" office:value="1761">
            <text:p>1761</text:p>
          </table:table-cell>
          <table:table-cell office:value-type="string">
            <text:p><text:s text:c="4"/>MLJGE75 <text:s text:c="5"/>9 <text:s text:c="3"/>Male lay judges, 1975</text:p>
          </table:table-cell>
          <table:table-cell table:number-columns-repeated="1022"/>
        </table:table-row>
        <table:table-row table:style-name="ro1">
          <table:table-cell office:value-type="float" office:value="1762">
            <text:p>1762</text:p>
          </table:table-cell>
          <table:table-cell office:value-type="string">
            <text:p><text:s text:c="4"/>MLJGE76 <text:s text:c="5"/>9 <text:s text:c="3"/>Male lay judges, 1976</text:p>
          </table:table-cell>
          <table:table-cell table:number-columns-repeated="1022"/>
        </table:table-row>
        <table:table-row table:style-name="ro1">
          <table:table-cell office:value-type="float" office:value="1763">
            <text:p>1763</text:p>
          </table:table-cell>
          <table:table-cell office:value-type="string">
            <text:p><text:s text:c="4"/>MLJGE77 <text:s text:c="5"/>8 <text:s text:c="3"/>Male lay judges, 1977</text:p>
          </table:table-cell>
          <table:table-cell table:number-columns-repeated="1022"/>
        </table:table-row>
        <table:table-row table:style-name="ro1">
          <table:table-cell office:value-type="float" office:value="1764">
            <text:p>1764</text:p>
          </table:table-cell>
          <table:table-cell office:value-type="string">
            <text:p><text:s text:c="4"/>MLJGE78 <text:s text:c="5"/>9 <text:s text:c="3"/>Male lay judges, 1978</text:p>
          </table:table-cell>
          <table:table-cell table:number-columns-repeated="1022"/>
        </table:table-row>
        <table:table-row table:style-name="ro1">
          <table:table-cell office:value-type="float" office:value="1765">
            <text:p>1765</text:p>
          </table:table-cell>
          <table:table-cell office:value-type="string">
            <text:p><text:s text:c="4"/>MLJGE79 <text:s text:c="4"/>10 <text:s text:c="3"/>Male lay judges, 1979</text:p>
          </table:table-cell>
          <table:table-cell table:number-columns-repeated="1022"/>
        </table:table-row>
        <table:table-row table:style-name="ro1">
          <table:table-cell office:value-type="float" office:value="1766">
            <text:p>1766</text:p>
          </table:table-cell>
          <table:table-cell office:value-type="string">
            <text:p><text:s text:c="4"/>MLJGE80 <text:s text:c="4"/>14 <text:s text:c="3"/>Male lay judges, 1980</text:p>
          </table:table-cell>
          <table:table-cell table:number-columns-repeated="1022"/>
        </table:table-row>
        <table:table-row table:style-name="ro1">
          <table:table-cell office:value-type="float" office:value="1767">
            <text:p>1767</text:p>
          </table:table-cell>
          <table:table-cell office:value-type="string">
            <text:p><text:s text:c="4"/>FLJGE75 <text:s text:c="5"/>9 <text:s text:c="3"/>Female lay judges, 1975</text:p>
          </table:table-cell>
          <table:table-cell table:number-columns-repeated="1022"/>
        </table:table-row>
        <table:table-row table:style-name="ro1">
          <table:table-cell office:value-type="float" office:value="1768">
            <text:p>1768</text:p>
          </table:table-cell>
          <table:table-cell office:value-type="string">
            <text:p><text:s text:c="4"/>FLJGE76 <text:s text:c="5"/>9 <text:s text:c="3"/>Female lay judges, 1976</text:p>
          </table:table-cell>
          <table:table-cell table:number-columns-repeated="1022"/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770">
            <text:p>1770</text:p>
          </table:table-cell>
          <table:table-cell table:number-columns-repeated="1023"/>
        </table:table-row>
        <table:table-row table:style-name="ro1">
          <table:table-cell office:value-type="float" office:value="1771">
            <text:p>1771</text:p>
          </table:table-cell>
          <table:table-cell table:number-columns-repeated="1023"/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1">
          <table:table-cell office:value-type="float" office:value="1773">
            <text:p>1773</text:p>
          </table:table-cell>
          <table:table-cell table:number-columns-repeated="1023"/>
        </table:table-row>
        <table:table-row table:style-name="ro1">
          <table:table-cell office:value-type="float" office:value="1774">
            <text:p>1774</text:p>
          </table:table-cell>
          <table:table-cell table:number-columns-repeated="1023"/>
        </table:table-row>
        <table:table-row table:style-name="ro1">
          <table:table-cell office:value-type="float" office:value="1775">
            <text:p>1775</text:p>
          </table:table-cell>
          <table:table-cell office:value-type="string">
            <text:p><text:s text:c="4"/>FLJGE77 <text:s text:c="5"/>8 <text:s text:c="3"/>Female lay judges, 1977</text:p>
          </table:table-cell>
          <table:table-cell table:number-columns-repeated="1022"/>
        </table:table-row>
        <table:table-row table:style-name="ro1">
          <table:table-cell office:value-type="float" office:value="1776">
            <text:p>1776</text:p>
          </table:table-cell>
          <table:table-cell office:value-type="string">
            <text:p><text:s text:c="4"/>FLJGE78 <text:s text:c="5"/>9 <text:s text:c="3"/>Female lay judges, 1978</text:p>
          </table:table-cell>
          <table:table-cell table:number-columns-repeated="1022"/>
        </table:table-row>
        <table:table-row table:style-name="ro1">
          <table:table-cell office:value-type="float" office:value="1777">
            <text:p>1777</text:p>
          </table:table-cell>
          <table:table-cell office:value-type="string">
            <text:p><text:s text:c="4"/>FLJGE79 <text:s text:c="4"/>10 <text:s text:c="3"/>Female lay judges, 1979</text:p>
          </table:table-cell>
          <table:table-cell table:number-columns-repeated="1022"/>
        </table:table-row>
        <table:table-row table:style-name="ro1">
          <table:table-cell office:value-type="float" office:value="1778">
            <text:p>1778</text:p>
          </table:table-cell>
          <table:table-cell office:value-type="string">
            <text:p><text:s text:c="4"/>FLJGE80 <text:s text:c="4"/>14 <text:s text:c="3"/>Female lay judges, 1980</text:p>
          </table:table-cell>
          <table:table-cell table:number-columns-repeated="1022"/>
        </table:table-row>
        <table:table-row table:style-name="ro1">
          <table:table-cell office:value-type="float" office:value="1779">
            <text:p>1779</text:p>
          </table:table-cell>
          <table:table-cell office:value-type="string">
            <text:p><text:s text:c="4"/>TOTRES75 <text:s text:c="4"/>8 <text:s text:c="3"/>Total spending on criminal justice system, 1975</text:p>
          </table:table-cell>
          <table:table-cell table:number-columns-repeated="1022"/>
        </table:table-row>
        <table:table-row table:style-name="ro1">
          <table:table-cell office:value-type="float" office:value="1780">
            <text:p>1780</text:p>
          </table:table-cell>
          <table:table-cell office:value-type="string">
            <text:p><text:s text:c="4"/>TOTRES80 <text:s text:c="4"/>9 <text:s text:c="3"/>Total spending on criminal justice system, 1980</text:p>
          </table:table-cell>
          <table:table-cell table:number-columns-repeated="1022"/>
        </table:table-row>
        <table:table-row table:style-name="ro1">
          <table:table-cell office:value-type="float" office:value="1781">
            <text:p>1781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782">
            <text:p>1782</text:p>
          </table:table-cell>
          <table:table-cell table:number-columns-repeated="1023"/>
        </table:table-row>
        <table:table-row table:style-name="ro1">
          <table:table-cell office:value-type="float" office:value="1783">
            <text:p>1783</text:p>
          </table:table-cell>
          <table:table-cell table:number-columns-repeated="1023"/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1">
          <table:table-cell office:value-type="float" office:value="1785">
            <text:p>1785</text:p>
          </table:table-cell>
          <table:table-cell table:number-columns-repeated="1023"/>
        </table:table-row>
        <table:table-row table:style-name="ro1">
          <table:table-cell office:value-type="float" office:value="1786">
            <text:p>1786</text:p>
          </table:table-cell>
          <table:table-cell table:number-columns-repeated="1023"/>
        </table:table-row>
        <table:table-row table:style-name="ro1">
          <table:table-cell office:value-type="float" office:value="1787">
            <text:p>1787</text:p>
          </table:table-cell>
          <table:table-cell office:value-type="string">
            <text:p><text:s text:c="4"/>DEMOWLTH.WK1: Demographics (Second Survey, Questions 38-40)</text:p>
          </table:table-cell>
          <table:table-cell table:number-columns-repeated="1022"/>
        </table:table-row>
        <table:table-row table:style-name="ro1">
          <table:table-cell office:value-type="float" office:value="1788">
            <text:p>1788</text:p>
          </table:table-cell>
          <table:table-cell office:value-type="string">
            <text:p><text:s text:c="18"/>(contains UNDP and World Bank data)</text:p>
          </table:table-cell>
          <table:table-cell table:number-columns-repeated="1022"/>
        </table:table-row>
        <table:table-row table:style-name="ro1">
          <table:table-cell office:value-type="float" office:value="1789">
            <text:p>1789</text:p>
          </table:table-cell>
          <table:table-cell table:number-columns-repeated="1023"/>
        </table:table-row>
        <table:table-row table:style-name="ro1">
          <table:table-cell office:value-type="float" office:value="1790">
            <text:p>1790</text:p>
          </table:table-cell>
          <table:table-cell office:value-type="string">
            <text:p><text:s text:c="4"/>Variable <text:s text:c="5"/>N <text:s text:c="3"/>Label</text:p>
          </table:table-cell>
          <table:table-cell table:number-columns-repeated="1022"/>
        </table:table-row>
        <table:table-row table:style-name="ro1">
          <table:table-cell office:value-type="float" office:value="1791">
            <text:p>1791</text:p>
          </table:table-cell>
          <table:table-cell table:number-columns-repeated="1023"/>
        </table:table-row>
        <table:table-row table:style-name="ro1">
          <table:table-cell office:value-type="float" office:value="1792">
            <text:p>1792</text:p>
          </table:table-cell>
          <table:table-cell office:value-type="string">
            <text:p><text:s text:c="4"/>COUNTRY <text:s text:c="5"/>78 <text:s text:c="3"/>Responding country</text:p>
          </table:table-cell>
          <table:table-cell table:number-columns-repeated="1022"/>
        </table:table-row>
        <table:table-row table:style-name="ro1">
          <table:table-cell office:value-type="float" office:value="1793">
            <text:p>1793</text:p>
          </table:table-cell>
          <table:table-cell office:value-type="string">
            <text:p><text:s text:c="4"/>POPDEN75 <text:s text:c="4"/>57 <text:s text:c="3"/>Population density per sq km, 1975</text:p>
          </table:table-cell>
          <table:table-cell table:number-columns-repeated="1022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<text:s text:c="4"/>POPDEN76 <text:s text:c="4"/>57 <text:s text:c="3"/>Population density per sq km, 1976</text:p>
          </table:table-cell>
          <table:table-cell table:number-columns-repeated="1022"/>
        </table:table-row>
        <table:table-row table:style-name="ro1">
          <table:table-cell office:value-type="float" office:value="1795">
            <text:p>1795</text:p>
          </table:table-cell>
          <table:table-cell office:value-type="string">
            <text:p><text:s text:c="4"/>POPDEN77 <text:s text:c="4"/>57 <text:s text:c="3"/>Population density per sq km, 1977</text:p>
          </table:table-cell>
          <table:table-cell table:number-columns-repeated="1022"/>
        </table:table-row>
        <table:table-row table:style-name="ro1">
          <table:table-cell office:value-type="float" office:value="1796">
            <text:p>1796</text:p>
          </table:table-cell>
          <table:table-cell office:value-type="string">
            <text:p><text:s text:c="4"/>POPDEN78 <text:s text:c="4"/>57 <text:s text:c="3"/>Population density per sq km, 1978</text:p>
          </table:table-cell>
          <table:table-cell table:number-columns-repeated="1022"/>
        </table:table-row>
        <table:table-row table:style-name="ro1">
          <table:table-cell office:value-type="float" office:value="1797">
            <text:p>1797</text:p>
          </table:table-cell>
          <table:table-cell office:value-type="string">
            <text:p><text:s text:c="4"/>POPDEN79 <text:s text:c="4"/>57 <text:s text:c="3"/>Population density per sq km, 1979</text:p>
          </table:table-cell>
          <table:table-cell table:number-columns-repeated="1022"/>
        </table:table-row>
        <table:table-row table:style-name="ro1">
          <table:table-cell office:value-type="float" office:value="1798">
            <text:p>1798</text:p>
          </table:table-cell>
          <table:table-cell office:value-type="string">
            <text:p><text:s text:c="4"/>POPDEN80 <text:s text:c="4"/>57 <text:s text:c="3"/>Population density per sq km, 1980</text:p>
          </table:table-cell>
          <table:table-cell table:number-columns-repeated="1022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<text:s text:c="4"/>ENERGY75 <text:s text:c="5"/>0 <text:s text:c="3"/>Energy Comp. per cap., 1975</text:p>
          </table:table-cell>
          <table:table-cell table:number-columns-repeated="1022"/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<text:s text:c="4"/>ENERGY76 <text:s text:c="5"/>0 <text:s text:c="3"/>Variable is missing for every case</text:p>
          </table:table-cell>
          <table:table-cell table:number-columns-repeated="1022"/>
        </table:table-row>
        <table:table-row table:style-name="ro1">
          <table:table-cell office:value-type="float" office:value="1801">
            <text:p>1801</text:p>
          </table:table-cell>
          <table:table-cell office:value-type="string">
            <text:p><text:s text:c="4"/>ENERGY77 <text:s text:c="5"/>0 <text:s text:c="3"/>Variable is missing for every case</text:p>
          </table:table-cell>
          <table:table-cell table:number-columns-repeated="1022"/>
        </table:table-row>
        <table:table-row table:style-name="ro1">
          <table:table-cell office:value-type="float" office:value="1802">
            <text:p>1802</text:p>
          </table:table-cell>
          <table:table-cell office:value-type="string">
            <text:p><text:s text:c="4"/>ENERGY78 <text:s text:c="5"/>0 <text:s text:c="3"/>Variable is missing for every case</text:p>
          </table:table-cell>
          <table:table-cell table:number-columns-repeated="1022"/>
        </table:table-row>
        <table:table-row table:style-name="ro1">
          <table:table-cell office:value-type="float" office:value="1803">
            <text:p>1803</text:p>
          </table:table-cell>
          <table:table-cell office:value-type="string">
            <text:p><text:s text:c="4"/>ENERGY79 <text:s text:c="5"/>0 <text:s text:c="3"/>Variable is missing for every case</text:p>
          </table:table-cell>
          <table:table-cell table:number-columns-repeated="1022"/>
        </table:table-row>
        <table:table-row table:style-name="ro1">
          <table:table-cell office:value-type="float" office:value="1804">
            <text:p>1804</text:p>
          </table:table-cell>
          <table:table-cell office:value-type="string">
            <text:p><text:s text:c="4"/>ENERGY80 <text:s text:c="5"/>0 <text:s text:c="3"/>Variable is missing for every case</text:p>
          </table:table-cell>
          <table:table-cell table:number-columns-repeated="1022"/>
        </table:table-row>
        <table:table-row table:style-name="ro1">
          <table:table-cell office:value-type="float" office:value="1805">
            <text:p>1805</text:p>
          </table:table-cell>
          <table:table-cell office:value-type="string">
            <text:p><text:s text:c="4"/>TVS75 <text:s text:c="7"/>51 <text:s text:c="3"/>T.V. receivers per 1000 pop, 1975</text:p>
          </table:table-cell>
          <table:table-cell table:number-columns-repeated="1022"/>
        </table:table-row>
        <table:table-row table:style-name="ro1">
          <table:table-cell office:value-type="float" office:value="1806">
            <text:p>1806</text:p>
          </table:table-cell>
          <table:table-cell office:value-type="string">
            <text:p><text:s text:c="4"/>TVS76 <text:s text:c="7"/>51 <text:s text:c="3"/>T.V. receivers per 1000 pop, 1976</text:p>
          </table:table-cell>
          <table:table-cell table:number-columns-repeated="1022"/>
        </table:table-row>
        <table:table-row table:style-name="ro1">
          <table:table-cell office:value-type="float" office:value="1807">
            <text:p>1807</text:p>
          </table:table-cell>
          <table:table-cell office:value-type="string">
            <text:p><text:s text:c="4"/>TVS77 <text:s text:c="7"/>51 <text:s text:c="3"/>T.V. receivers per 1000 pop, 1977</text:p>
          </table:table-cell>
          <table:table-cell table:number-columns-repeated="1022"/>
        </table:table-row>
        <table:table-row table:style-name="ro1">
          <table:table-cell office:value-type="float" office:value="1808">
            <text:p>1808</text:p>
          </table:table-cell>
          <table:table-cell office:value-type="string">
            <text:p><text:s text:c="4"/>TVS78 <text:s text:c="7"/>51 <text:s text:c="3"/>T.V. receivers per 1000 pop, 1978</text:p>
          </table:table-cell>
          <table:table-cell table:number-columns-repeated="1022"/>
        </table:table-row>
        <table:table-row table:style-name="ro1">
          <table:table-cell office:value-type="float" office:value="1809">
            <text:p>1809</text:p>
          </table:table-cell>
          <table:table-cell office:value-type="string">
            <text:p><text:s text:c="4"/>TVS79 <text:s text:c="7"/>51 <text:s text:c="3"/>T.V. receivers per 1000 pop, 1979</text:p>
          </table:table-cell>
          <table:table-cell table:number-columns-repeated="1022"/>
        </table:table-row>
        <table:table-row table:style-name="ro1">
          <table:table-cell office:value-type="float" office:value="1810">
            <text:p>1810</text:p>
          </table:table-cell>
          <table:table-cell office:value-type="string">
            <text:p><text:s text:c="4"/>TVS80 <text:s text:c="7"/>51 <text:s text:c="3"/>T.V. receivers per 1000 pop, 1980</text:p>
          </table:table-cell>
          <table:table-cell table:number-columns-repeated="1022"/>
        </table:table-row>
        <table:table-row table:style-name="ro1">
          <table:table-cell office:value-type="float" office:value="1811">
            <text:p>1811</text:p>
          </table:table-cell>
          <table:table-cell office:value-type="string">
            <text:p><text:s text:c="4"/>GNP75 <text:s text:c="13"/>GNP at Market Prices, 1975</text:p>
          </table:table-cell>
          <table:table-cell table:number-columns-repeated="1022"/>
        </table:table-row>
        <table:table-row table:style-name="ro1">
          <table:table-cell office:value-type="float" office:value="1812">
            <text:p>1812</text:p>
          </table:table-cell>
          <table:table-cell office:value-type="string">
            <text:p><text:s text:c="4"/>GNP76 <text:s text:c="13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13">
            <text:p>1813</text:p>
          </table:table-cell>
          <table:table-cell office:value-type="string">
            <text:p><text:s text:c="4"/>GNP77 <text:s text:c="13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14">
            <text:p>1814</text:p>
          </table:table-cell>
          <table:table-cell office:value-type="string">
            <text:p><text:s text:c="4"/>GNP78 <text:s text:c="13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15">
            <text:p>1815</text:p>
          </table:table-cell>
          <table:table-cell office:value-type="string">
            <text:p><text:s text:c="4"/>GNP79 <text:s text:c="13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16">
            <text:p>1816</text:p>
          </table:table-cell>
          <table:table-cell office:value-type="string">
            <text:p><text:s text:c="4"/>GNP80 <text:s text:c="13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17">
            <text:p>1817</text:p>
          </table:table-cell>
          <table:table-cell office:value-type="string">
            <text:p><text:s text:c="4"/>GDP75 <text:s text:c="7"/>54 <text:s text:c="3"/>Gross Domestic Product, 1975</text:p>
          </table:table-cell>
          <table:table-cell table:number-columns-repeated="1022"/>
        </table:table-row>
        <table:table-row table:style-name="ro1">
          <table:table-cell office:value-type="float" office:value="1818">
            <text:p>1818</text:p>
          </table:table-cell>
          <table:table-cell office:value-type="string">
            <text:p><text:s text:c="4"/>GDP76 <text:s text:c="7"/>54 <text:s text:c="3"/>Gross Domestic Product, 1976</text:p>
          </table:table-cell>
          <table:table-cell table:number-columns-repeated="1022"/>
        </table:table-row>
        <table:table-row table:style-name="ro1">
          <table:table-cell office:value-type="float" office:value="1819">
            <text:p>1819</text:p>
          </table:table-cell>
          <table:table-cell office:value-type="string">
            <text:p><text:s text:c="4"/>GDP77 <text:s text:c="7"/>54 <text:s text:c="3"/>Gross Domestic Product, 1977</text:p>
          </table:table-cell>
          <table:table-cell table:number-columns-repeated="1022"/>
        </table:table-row>
        <table:table-row table:style-name="ro1">
          <table:table-cell office:value-type="float" office:value="1820">
            <text:p>1820</text:p>
          </table:table-cell>
          <table:table-cell office:value-type="string">
            <text:p><text:s text:c="4"/>GDP78 <text:s text:c="7"/>54 <text:s text:c="3"/>Gross Domestic Product, 1978</text:p>
          </table:table-cell>
          <table:table-cell table:number-columns-repeated="1022"/>
        </table:table-row>
        <table:table-row table:style-name="ro1">
          <table:table-cell office:value-type="float" office:value="1821">
            <text:p>1821</text:p>
          </table:table-cell>
          <table:table-cell office:value-type="string">
            <text:p><text:s text:c="4"/>GDP79 <text:s text:c="7"/>54 <text:s text:c="3"/>Gross Domestic Product, 1979</text:p>
          </table:table-cell>
          <table:table-cell table:number-columns-repeated="1022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<text:s text:c="4"/>GDP80 <text:s text:c="7"/>54 <text:s text:c="3"/>Gross Domestic Product, 1980</text:p>
          </table:table-cell>
          <table:table-cell table:number-columns-repeated="1022"/>
        </table:table-row>
        <table:table-row table:style-name="ro1">
          <table:table-cell office:value-type="float" office:value="1823">
            <text:p>1823</text:p>
          </table:table-cell>
          <table:table-cell office:value-type="string">
            <text:p><text:s text:c="4"/>DISGDP75 <text:s text:c="4"/>26 <text:s text:c="3"/>Statistical discrepancy in GDP, 1975</text:p>
          </table:table-cell>
          <table:table-cell table:number-columns-repeated="1022"/>
        </table:table-row>
        <table:table-row table:style-name="ro1">
          <table:table-cell office:value-type="float" office:value="1824">
            <text:p>1824</text:p>
          </table:table-cell>
          <table:table-cell office:value-type="string">
            <text:p><text:s text:c="4"/>DISGDP76 <text:s text:c="4"/>26 <text:s text:c="3"/>Statistical discrepancy in GDP, 1976</text:p>
          </table:table-cell>
          <table:table-cell table:number-columns-repeated="1022"/>
        </table:table-row>
        <table:table-row table:style-name="ro1">
          <table:table-cell office:value-type="float" office:value="1825">
            <text:p>1825</text:p>
          </table:table-cell>
          <table:table-cell office:value-type="string">
            <text:p><text:s text:c="4"/>DISGDP77 <text:s text:c="4"/>26 <text:s text:c="3"/>Statistical discrepancy in GDP, 1977</text:p>
          </table:table-cell>
          <table:table-cell table:number-columns-repeated="1022"/>
        </table:table-row>
        <table:table-row table:style-name="ro1">
          <table:table-cell office:value-type="float" office:value="1826">
            <text:p>1826</text:p>
          </table:table-cell>
          <table:table-cell office:value-type="string">
            <text:p><text:s text:c="4"/>DISGDP78 <text:s text:c="4"/>26 <text:s text:c="3"/>Statistical discrepancy in GDP, 1978</text:p>
          </table:table-cell>
          <table:table-cell table:number-columns-repeated="1022"/>
        </table:table-row>
        <table:table-row table:style-name="ro1">
          <table:table-cell office:value-type="float" office:value="1827">
            <text:p>1827</text:p>
          </table:table-cell>
          <table:table-cell office:value-type="string">
            <text:p><text:s text:c="4"/>DISGDP79 <text:s text:c="4"/>26 <text:s text:c="3"/>Statistical discrepancy in GDP, 1979</text:p>
          </table:table-cell>
          <table:table-cell table:number-columns-repeated="1022"/>
        </table:table-row>
        <table:table-row table:style-name="ro1">
          <table:table-cell office:value-type="float" office:value="1828">
            <text:p>1828</text:p>
          </table:table-cell>
          <table:table-cell office:value-type="string">
            <text:p><text:s text:c="4"/>DISGDP80 <text:s text:c="4"/>26 <text:s text:c="3"/>Statistical discrepancy in GDP, 1980</text:p>
          </table:table-cell>
          <table:table-cell table:number-columns-repeated="1022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<text:s text:c="4"/>EXPEND75 <text:s text:c="4"/>46 <text:s text:c="3"/>Expenditure expense, 1975</text:p>
          </table:table-cell>
          <table:table-cell table:number-columns-repeated="102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<text:s text:c="4"/>EXPEND76 <text:s text:c="4"/>46 <text:s text:c="3"/>Expenditure expense, 1976</text:p>
          </table:table-cell>
          <table:table-cell table:number-columns-repeated="1022"/>
        </table:table-row>
        <table:table-row table:style-name="ro1">
          <table:table-cell office:value-type="float" office:value="1831">
            <text:p>1831</text:p>
          </table:table-cell>
          <table:table-cell office:value-type="string">
            <text:p><text:s text:c="4"/>EXPEND77 <text:s text:c="4"/>46 <text:s text:c="3"/>Expenditure expense, 1977</text:p>
          </table:table-cell>
          <table:table-cell table:number-columns-repeated="1022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<text:s text:c="4"/>EXPEND78 <text:s text:c="4"/>46 <text:s text:c="3"/>Expenditure expense, 1978</text:p>
          </table:table-cell>
          <table:table-cell table:number-columns-repeated="1022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<text:s text:c="4"/>EXPEND79 <text:s text:c="4"/>46 <text:s text:c="3"/>Expenditure expense, 1979</text:p>
          </table:table-cell>
          <table:table-cell table:number-columns-repeated="1022"/>
        </table:table-row>
        <table:table-row table:style-name="ro1">
          <table:table-cell office:value-type="float" office:value="1834">
            <text:p>1834</text:p>
          </table:table-cell>
          <table:table-cell office:value-type="string">
            <text:p><text:s text:c="4"/>EXPEND80 <text:s text:c="4"/>46 <text:s text:c="3"/>Expenditure expense, 1980</text:p>
          </table:table-cell>
          <table:table-cell table:number-columns-repeated="1022"/>
        </table:table-row>
        <table:table-row table:style-name="ro1">
          <table:table-cell office:value-type="float" office:value="1835">
            <text:p>1835</text:p>
          </table:table-cell>
          <table:table-cell office:value-type="string">
            <text:p><text:s text:c="4"/>EDUC75 <text:s text:c="6"/>47 <text:s text:c="3"/>Expenditure on education, 1975</text:p>
          </table:table-cell>
          <table:table-cell table:number-columns-repeated="1022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<text:s text:c="4"/>EDUC76 <text:s text:c="6"/>47 <text:s text:c="3"/>Expenditure on education, 1976</text:p>
          </table:table-cell>
          <table:table-cell table:number-columns-repeated="1022"/>
        </table:table-row>
        <table:table-row table:style-name="ro1">
          <table:table-cell office:value-type="float" office:value="1837">
            <text:p>1837</text:p>
          </table:table-cell>
          <table:table-cell office:value-type="string">
            <text:p><text:s text:c="4"/>EDUC77 <text:s text:c="6"/>47 <text:s text:c="3"/>Expenditure on education, 1977</text:p>
          </table:table-cell>
          <table:table-cell table:number-columns-repeated="1022"/>
        </table:table-row>
        <table:table-row table:style-name="ro1">
          <table:table-cell office:value-type="float" office:value="1838">
            <text:p>1838</text:p>
          </table:table-cell>
          <table:table-cell office:value-type="string">
            <text:p><text:s text:c="4"/>EDUC78 <text:s text:c="6"/>47 <text:s text:c="3"/>Expenditure on education, 1978</text:p>
          </table:table-cell>
          <table:table-cell table:number-columns-repeated="1022"/>
        </table:table-row>
        <table:table-row table:style-name="ro1">
          <table:table-cell office:value-type="float" office:value="1839">
            <text:p>1839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float" office:value="1840">
            <text:p>1840</text:p>
          </table:table-cell>
          <table:table-cell table:number-columns-repeated="1023"/>
        </table:table-row>
        <table:table-row table:style-name="ro1">
          <table:table-cell office:value-type="float" office:value="1841">
            <text:p>1841</text:p>
          </table:table-cell>
          <table:table-cell table:number-columns-repeated="1023"/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48">
            <text:p>48</text:p>
          </table:table-cell>
          <table:table-cell table:number-columns-repeated="1022"/>
        </table:table-row>
        <table:table-row table:style-name="ro1">
          <table:table-cell office:value-type="float" office:value="1843">
            <text:p>1843</text:p>
          </table:table-cell>
          <table:table-cell table:number-columns-repeated="1023"/>
        </table:table-row>
        <table:table-row table:style-name="ro1">
          <table:table-cell office:value-type="float" office:value="1844">
            <text:p>1844</text:p>
          </table:table-cell>
          <table:table-cell table:number-columns-repeated="102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<text:s text:c="4"/>EDUC79 <text:s text:c="12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46">
            <text:p>1846</text:p>
          </table:table-cell>
          <table:table-cell office:value-type="string">
            <text:p><text:s text:c="4"/>EDUC80 <text:s text:c="12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47">
            <text:p>1847</text:p>
          </table:table-cell>
          <table:table-cell office:value-type="string">
            <text:p><text:s text:c="4"/>HEALTH75 <text:s text:c="4"/>48 <text:s text:c="3"/>Expenditure on health, 1975</text:p>
          </table:table-cell>
          <table:table-cell table:number-columns-repeated="1022"/>
        </table:table-row>
        <table:table-row table:style-name="ro1">
          <table:table-cell office:value-type="float" office:value="1848">
            <text:p>1848</text:p>
          </table:table-cell>
          <table:table-cell office:value-type="string">
            <text:p><text:s text:c="4"/>HEALTH76 <text:s text:c="4"/>48 <text:s text:c="3"/>Expenditure on health, 1976</text:p>
          </table:table-cell>
          <table:table-cell table:number-columns-repeated="1022"/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<text:s text:c="4"/>HEALTH77 <text:s text:c="4"/>48 <text:s text:c="3"/>Expenditure on health, 1977</text:p>
          </table:table-cell>
          <table:table-cell table:number-columns-repeated="1022"/>
        </table:table-row>
        <table:table-row table:style-name="ro1">
          <table:table-cell office:value-type="float" office:value="1850">
            <text:p>1850</text:p>
          </table:table-cell>
          <table:table-cell office:value-type="string">
            <text:p><text:s text:c="4"/>HEALTH78 <text:s text:c="4"/>48 <text:s text:c="3"/>Expenditure on health, 1978</text:p>
          </table:table-cell>
          <table:table-cell table:number-columns-repeated="1022"/>
        </table:table-row>
        <table:table-row table:style-name="ro1">
          <table:table-cell office:value-type="float" office:value="1851">
            <text:p>1851</text:p>
          </table:table-cell>
          <table:table-cell office:value-type="string">
            <text:p><text:s text:c="4"/>HEALTH79 <text:s text:c="10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<text:s text:c="4"/>HEALTH80 <text:s text:c="10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53">
            <text:p>1853</text:p>
          </table:table-cell>
          <table:table-cell office:value-type="string">
            <text:p><text:s text:c="4"/>SOCSEC75 <text:s text:c="10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<text:s text:c="4"/>SOCSEC76 <text:s text:c="4"/>46 <text:s text:c="3"/>Expenditure on social security &amp; welfare</text:p>
          </table:table-cell>
          <table:table-cell table:number-columns-repeated="1022"/>
        </table:table-row>
        <table:table-row table:style-name="ro1">
          <table:table-cell office:value-type="float" office:value="1855">
            <text:p>1855</text:p>
          </table:table-cell>
          <table:table-cell office:value-type="string">
            <text:p><text:s text:c="4"/>SOCSEC77 <text:s text:c="4"/>46 <text:s text:c="3"/>Expenditure on social security &amp; welfare</text:p>
          </table:table-cell>
          <table:table-cell table:number-columns-repeated="1022"/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<text:s text:c="4"/>SOCSEC78 <text:s text:c="10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57">
            <text:p>1857</text:p>
          </table:table-cell>
          <table:table-cell office:value-type="string">
            <text:p><text:s text:c="4"/>SOCSEC79 <text:s text:c="10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<text:s text:c="4"/>SOCSEC80 <text:s text:c="10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59">
            <text:p>1859</text:p>
          </table:table-cell>
          <table:table-cell office:value-type="string">
            <text:p><text:s text:c="4"/>PUBSER75 <text:s text:c="4"/>48 <text:s text:c="3"/>Expenditure on general public services, 1975</text:p>
          </table:table-cell>
          <table:table-cell table:number-columns-repeated="1022"/>
        </table:table-row>
        <table:table-row table:style-name="ro1">
          <table:table-cell office:value-type="float" office:value="1860">
            <text:p>1860</text:p>
          </table:table-cell>
          <table:table-cell office:value-type="string">
            <text:p><text:s text:c="4"/>PUBSER76 <text:s text:c="4"/>48 <text:s text:c="3"/>Expenditure on general public services, 1976</text:p>
          </table:table-cell>
          <table:table-cell table:number-columns-repeated="1022"/>
        </table:table-row>
        <table:table-row table:style-name="ro1">
          <table:table-cell office:value-type="float" office:value="1861">
            <text:p>1861</text:p>
          </table:table-cell>
          <table:table-cell office:value-type="string">
            <text:p><text:s text:c="4"/>PUBSER77 <text:s text:c="4"/>48 <text:s text:c="3"/>Expenditure on general public services, 1977</text:p>
          </table:table-cell>
          <table:table-cell table:number-columns-repeated="1022"/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<text:s text:c="4"/>PUBSER78 <text:s text:c="4"/>48 <text:s text:c="3"/>Expenditure on general public services, 1978</text:p>
          </table:table-cell>
          <table:table-cell table:number-columns-repeated="102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<text:s text:c="4"/>PUBSER79 <text:s text:c="10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<text:s text:c="4"/>PUBSER80 <text:s text:c="10"/>Some values exceed 10,000,000,000,000</text:p>
          </table:table-cell>
          <table:table-cell table:number-columns-repeated="1022"/>
        </table:table-row>
        <table:table-row table:style-name="ro1">
          <table:table-cell office:value-type="float" office:value="1865">
            <text:p>1865</text:p>
          </table:table-cell>
          <table:table-cell office:value-type="string">
            <text:p><text:s text:c="4"/>PARTIC75 <text:s text:c="4"/>56 <text:s text:c="3"/>Participation rate in labour, 1975</text:p>
          </table:table-cell>
          <table:table-cell table:number-columns-repeated="1022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<text:s text:c="4"/>PARTIC76 <text:s text:c="4"/>56 <text:s text:c="3"/>Participation rate in labour, 1976</text:p>
          </table:table-cell>
          <table:table-cell table:number-columns-repeated="1022"/>
        </table:table-row>
        <table:table-row table:style-name="ro1">
          <table:table-cell office:value-type="float" office:value="1867">
            <text:p>1867</text:p>
          </table:table-cell>
          <table:table-cell office:value-type="string">
            <text:p><text:s text:c="4"/>PARTIC77 <text:s text:c="4"/>56 <text:s text:c="3"/>Participation rate in labour, 1977</text:p>
          </table:table-cell>
          <table:table-cell table:number-columns-repeated="1022"/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<text:s text:c="4"/>PARTIC78 <text:s text:c="4"/>56 <text:s text:c="3"/>Participation rate in labour, 1978</text:p>
          </table:table-cell>
          <table:table-cell table:number-columns-repeated="1022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<text:s text:c="4"/>PARTIC79 <text:s text:c="4"/>56 <text:s text:c="3"/>Participation rate in labour, 1979</text:p>
          </table:table-cell>
          <table:table-cell table:number-columns-repeated="1022"/>
        </table:table-row>
        <table:table-row table:style-name="ro1">
          <table:table-cell office:value-type="float" office:value="1870">
            <text:p>1870</text:p>
          </table:table-cell>
          <table:table-cell office:value-type="string">
            <text:p><text:s text:c="4"/>PARTIC80 <text:s text:c="4"/>56 <text:s text:c="3"/>Participation rate in labour, 1980</text:p>
          </table:table-cell>
          <table:table-cell table:number-columns-repeated="102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<text:s text:c="4"/>LITER75 <text:s text:c="5"/>57 <text:s text:c="3"/>Adult literacy rate, 1975</text:p>
          </table:table-cell>
          <table:table-cell table:number-columns-repeated="102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<text:s text:c="4"/>LITER76 <text:s text:c="5"/>57 <text:s text:c="3"/>Adult literacy rate, 1976</text:p>
          </table:table-cell>
          <table:table-cell table:number-columns-repeated="1022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<text:s text:c="4"/>LITER77 <text:s text:c="5"/>57 <text:s text:c="3"/>Adult literacy rate, 1977</text:p>
          </table:table-cell>
          <table:table-cell table:number-columns-repeated="1022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<text:s text:c="4"/>LITER78 <text:s text:c="5"/>57 <text:s text:c="3"/>Adult literacy rate, 1978</text:p>
          </table:table-cell>
          <table:table-cell table:number-columns-repeated="1022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<text:s text:c="4"/>LITER79 <text:s text:c="5"/>57 <text:s text:c="3"/>Adult literacy rate, 1979</text:p>
          </table:table-cell>
          <table:table-cell table:number-columns-repeated="1022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<text:s text:c="4"/>LITER80 <text:s text:c="5"/>57 <text:s text:c="3"/>Adult literacy rate, 1980</text:p>
          </table:table-cell>
          <table:table-cell table:number-columns-repeated="1022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<text:s text:c="4"/>INCLOW75 <text:s text:c="4"/>42 <text:s text:c="3"/>Private income - lowest 20%, 1975</text:p>
          </table:table-cell>
          <table:table-cell table:number-columns-repeated="1022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<text:s text:c="4"/>INCLOW76 <text:s text:c="4"/>42 <text:s text:c="3"/>Private income - lowest 20%, 1976</text:p>
          </table:table-cell>
          <table:table-cell table:number-columns-repeated="1022"/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<text:s text:c="4"/>INCLOW77 <text:s text:c="4"/>42 <text:s text:c="3"/>Private income - lowest 20%, 1977</text:p>
          </table:table-cell>
          <table:table-cell table:number-columns-repeated="1022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<text:s text:c="4"/>INCLOW78 <text:s text:c="4"/>42 <text:s text:c="3"/>Private income - lowest 20%, 1978</text:p>
          </table:table-cell>
          <table:table-cell table:number-columns-repeated="1022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<text:s text:c="4"/>INCLOW79 <text:s text:c="4"/>42 <text:s text:c="3"/>Private income - lowest 20%, 1979</text:p>
          </table:table-cell>
          <table:table-cell table:number-columns-repeated="1022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<text:s text:c="4"/>INCLOW80 <text:s text:c="4"/>42 <text:s text:c="3"/>Private income - lowest 20%, 1980</text:p>
          </table:table-cell>
          <table:table-cell table:number-columns-repeated="1022"/>
        </table:table-row>
        <table:table-row table:style-name="ro1">
          <table:table-cell office:value-type="float" office:value="1883">
            <text:p>1883</text:p>
          </table:table-cell>
          <table:table-cell office:value-type="string">
            <text:p><text:s text:c="4"/>INCHGH75 <text:s text:c="4"/>39 <text:s text:c="3"/>Private income - highest 5%, 1975</text:p>
          </table:table-cell>
          <table:table-cell table:number-columns-repeated="1022"/>
        </table:table-row>
        <table:table-row table:style-name="ro1">
          <table:table-cell office:value-type="float" office:value="1884">
            <text:p>1884</text:p>
          </table:table-cell>
          <table:table-cell office:value-type="string">
            <text:p><text:s text:c="4"/>INCHGH76 <text:s text:c="4"/>39 <text:s text:c="3"/>Private income - highest 5%, 1976</text:p>
          </table:table-cell>
          <table:table-cell table:number-columns-repeated="1022"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<text:s text:c="4"/>INCHGH77 <text:s text:c="4"/>39 <text:s text:c="3"/>Private income - highest 5%, 1977</text:p>
          </table:table-cell>
          <table:table-cell table:number-columns-repeated="1022"/>
        </table:table-row>
        <table:table-row table:style-name="ro1">
          <table:table-cell office:value-type="float" office:value="1886">
            <text:p>1886</text:p>
          </table:table-cell>
          <table:table-cell office:value-type="string">
            <text:p><text:s text:c="4"/>INCHGH78 <text:s text:c="4"/>39 <text:s text:c="3"/>Private income - highest 5%, 1978</text:p>
          </table:table-cell>
          <table:table-cell table:number-columns-repeated="1022"/>
        </table:table-row>
        <table:table-row table:style-name="ro1">
          <table:table-cell office:value-type="float" office:value="1887">
            <text:p>1887</text:p>
          </table:table-cell>
          <table:table-cell office:value-type="string">
            <text:p><text:s text:c="4"/>INCHGH79 <text:s text:c="4"/>39 <text:s text:c="3"/>Private income - highest 5%, 1979</text:p>
          </table:table-cell>
          <table:table-cell table:number-columns-repeated="1022"/>
        </table:table-row>
        <table:table-row table:style-name="ro1">
          <table:table-cell office:value-type="float" office:value="1888">
            <text:p>1888</text:p>
          </table:table-cell>
          <table:table-cell office:value-type="string">
            <text:p><text:s text:c="4"/>INCHGH80 <text:s text:c="4"/>39 <text:s text:c="3"/>Private income - highest 5%, 1980</text:p>
          </table:table-cell>
          <table:table-cell table:number-columns-repeated="1022"/>
        </table:table-row>
        <table:table-row table:style-name="ro1" table:number-rows-repeated="10466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graphies" table:style-name="ta8" table:print="false">
        <table:table-column table:style-name="co7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7" table:number-columns-repeated="1020" table:default-cell-style-name="Excel_20_Built-in_20_Normal"/>
        <table:table-row table:style-name="ro1">
          <table:table-cell table:style-name="ce6" office:value-type="string" table:number-columns-spanned="4" table:number-rows-spanned="1">
            <text:p>Countries / areas providing data to the Second United Nations Survey on Crime Trends</text:p>
          </table:table-cell>
          <table:covered-table-cell table:number-columns-repeated="3" table:style-name="ce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geo code</text:p>
          </table:table-cell>
          <table:table-cell office:value-type="string">
            <text:p>geography</text:p>
          </table:table-cell>
          <table:table-cell/>
          <table:table-cell office:value-type="string">
            <text:p>sources and notes</text:p>
          </table:table-cell>
          <table:table-cell table:number-columns-repeated="1020"/>
        </table:table-row>
        <table:table-row table:style-name="ro1">
          <table:table-cell office:value-type="string">
            <text:p>ARG</text:p>
          </table:table-cell>
          <table:table-cell office:value-type="string">
            <text:p>Argentina</text:p>
          </table:table-cell>
          <table:table-cell/>
          <table:table-cell office:value-type="string">
            <text:p>from codebook.txt list of countries, limited to countries that supplied data</text:p>
          </table:table-cell>
          <table:table-cell table:number-columns-repeated="1020"/>
        </table:table-row>
        <table:table-row table:style-name="ro1">
          <table:table-cell office:value-type="string">
            <text:p>AUL</text:p>
          </table:table-cell>
          <table:table-cell office:value-type="string">
            <text:p>Australia</text:p>
          </table:table-cell>
          <table:table-cell/>
          <table:table-cell office:value-type="string">
            <text:p>UKA, United Kingdom (synth) added as sum of England &amp; Wales, Scotland, and Ireland; check subcomponents to insure that all three exist in the sum</text:p>
          </table:table-cell>
          <table:table-cell table:number-columns-repeated="1020"/>
        </table:table-row>
        <table:table-row table:style-name="ro1">
          <table:table-cell office:value-type="string">
            <text:p>AUS</text:p>
          </table:table-cell>
          <table:table-cell office:value-type="string">
            <text:p>Austria</text:p>
          </table:table-cell>
          <table:table-cell table:number-columns-repeated="1022"/>
        </table:table-row>
        <table:table-row table:style-name="ro1">
          <table:table-cell office:value-type="string">
            <text:p>BAH</text:p>
          </table:table-cell>
          <table:table-cell office:value-type="string">
            <text:p>Bahrain</text:p>
          </table:table-cell>
          <table:table-cell table:number-columns-repeated="1022"/>
        </table:table-row>
        <table:table-row table:style-name="ro1">
          <table:table-cell office:value-type="string">
            <text:p>BAR</text:p>
          </table:table-cell>
          <table:table-cell office:value-type="string">
            <text:p>Barbados</text:p>
          </table:table-cell>
          <table:table-cell/>
          <table:table-cell office:value-type="string">
            <text:p>Repository:</text:p>
          </table:table-cell>
          <table:table-cell table:number-columns-repeated="1020"/>
        </table:table-row>
        <table:table-row table:style-name="ro1">
          <table:table-cell office:value-type="string">
            <text:p>BEL</text:p>
          </table:table-cell>
          <table:table-cell office:value-type="string">
            <text:p>Belgium</text:p>
          </table:table-cell>
          <table:table-cell/>
          <table:table-cell office:value-type="string">
            <text:p>http://acrosswalls.org/datasets/</text:p>
          </table:table-cell>
          <table:table-cell table:number-columns-repeated="1020"/>
        </table:table-row>
        <table:table-row table:style-name="ro1">
          <table:table-cell office:value-type="string">
            <text:p>BGD</text:p>
          </table:table-cell>
          <table:table-cell office:value-type="string">
            <text:p>Bangladesh</text:p>
          </table:table-cell>
          <table:table-cell/>
          <table:table-cell office:value-type="string">
            <text:p>Version: 1.0</text:p>
          </table:table-cell>
          <table:table-cell table:number-columns-repeated="1020"/>
        </table:table-row>
        <table:table-row table:style-name="ro1">
          <table:table-cell office:value-type="string">
            <text:p>BHA</text:p>
          </table:table-cell>
          <table:table-cell office:value-type="string">
            <text:p>Bahamas</text:p>
          </table:table-cell>
          <table:table-cell table:number-columns-repeated="1022"/>
        </table:table-row>
        <table:table-row table:style-name="ro1">
          <table:table-cell office:value-type="string">
            <text:p>BZE</text:p>
          </table:table-cell>
          <table:table-cell office:value-type="string">
            <text:p>Belize</text:p>
          </table:table-cell>
          <table:table-cell table:number-columns-repeated="1022"/>
        </table:table-row>
        <table:table-row table:style-name="ro1">
          <table:table-cell office:value-type="string">
            <text:p>CAN</text:p>
          </table:table-cell>
          <table:table-cell office:value-type="string">
            <text:p>Canada</text:p>
          </table:table-cell>
          <table:table-cell table:number-columns-repeated="1022"/>
        </table:table-row>
        <table:table-row table:style-name="ro1">
          <table:table-cell office:value-type="string">
            <text:p>CHD</text:p>
          </table:table-cell>
          <table:table-cell office:value-type="string">
            <text:p>Chad</text:p>
          </table:table-cell>
          <table:table-cell table:number-columns-repeated="1022"/>
        </table:table-row>
        <table:table-row table:style-name="ro1">
          <table:table-cell office:value-type="string">
            <text:p>CHI</text:p>
          </table:table-cell>
          <table:table-cell office:value-type="string">
            <text:p>Chile</text:p>
          </table:table-cell>
          <table:table-cell table:number-columns-repeated="1022"/>
        </table:table-row>
        <table:table-row table:style-name="ro1">
          <table:table-cell office:value-type="string">
            <text:p>COL</text:p>
          </table:table-cell>
          <table:table-cell office:value-type="string">
            <text:p>Colombia</text:p>
          </table:table-cell>
          <table:table-cell table:number-columns-repeated="1022"/>
        </table:table-row>
        <table:table-row table:style-name="ro1">
          <table:table-cell office:value-type="string">
            <text:p>COS</text:p>
          </table:table-cell>
          <table:table-cell office:value-type="string">
            <text:p>Costa Rica</text:p>
          </table:table-cell>
          <table:table-cell table:number-columns-repeated="1022"/>
        </table:table-row>
        <table:table-row table:style-name="ro1">
          <table:table-cell office:value-type="string">
            <text:p>CUB</text:p>
          </table:table-cell>
          <table:table-cell office:value-type="string">
            <text:p>Cuba</text:p>
          </table:table-cell>
          <table:table-cell table:number-columns-repeated="1022"/>
        </table:table-row>
        <table:table-row table:style-name="ro1">
          <table:table-cell office:value-type="string">
            <text:p>CVI</text:p>
          </table:table-cell>
          <table:table-cell office:value-type="string">
            <text:p>Cape Verde</text:p>
          </table:table-cell>
          <table:table-cell table:number-columns-repeated="1022"/>
        </table:table-row>
        <table:table-row table:style-name="ro1">
          <table:table-cell office:value-type="string">
            <text:p>CYP</text:p>
          </table:table-cell>
          <table:table-cell office:value-type="string">
            <text:p>Cyprus</text:p>
          </table:table-cell>
          <table:table-cell table:number-columns-repeated="1022"/>
        </table:table-row>
        <table:table-row table:style-name="ro1">
          <table:table-cell office:value-type="string">
            <text:p>CZE</text:p>
          </table:table-cell>
          <table:table-cell office:value-type="string">
            <text:p>Czechoslovakia</text:p>
          </table:table-cell>
          <table:table-cell table:number-columns-repeated="1022"/>
        </table:table-row>
        <table:table-row table:style-name="ro1">
          <table:table-cell office:value-type="string">
            <text:p>DEN</text:p>
          </table:table-cell>
          <table:table-cell office:value-type="string">
            <text:p>Denmark</text:p>
          </table:table-cell>
          <table:table-cell table:number-columns-repeated="1022"/>
        </table:table-row>
        <table:table-row table:style-name="ro1">
          <table:table-cell office:value-type="string">
            <text:p>ECU</text:p>
          </table:table-cell>
          <table:table-cell office:value-type="string">
            <text:p>Ecuador</text:p>
          </table:table-cell>
          <table:table-cell table:number-columns-repeated="1022"/>
        </table:table-row>
        <table:table-row table:style-name="ro1">
          <table:table-cell office:value-type="string">
            <text:p>FIJ</text:p>
          </table:table-cell>
          <table:table-cell office:value-type="string">
            <text:p>Fiji</text:p>
          </table:table-cell>
          <table:table-cell table:number-columns-repeated="1022"/>
        </table:table-row>
        <table:table-row table:style-name="ro1">
          <table:table-cell office:value-type="string">
            <text:p>FIN</text:p>
          </table:table-cell>
          <table:table-cell office:value-type="string">
            <text:p>Finland</text:p>
          </table:table-cell>
          <table:table-cell table:number-columns-repeated="1022"/>
        </table:table-row>
        <table:table-row table:style-name="ro1">
          <table:table-cell office:value-type="string">
            <text:p>FRA</text:p>
          </table:table-cell>
          <table:table-cell office:value-type="string">
            <text:p>France</text:p>
          </table:table-cell>
          <table:table-cell table:number-columns-repeated="1022"/>
        </table:table-row>
        <table:table-row table:style-name="ro1">
          <table:table-cell office:value-type="string">
            <text:p>GFR</text:p>
          </table:table-cell>
          <table:table-cell office:value-type="string">
            <text:p>Germany, Federal Rep Of</text:p>
          </table:table-cell>
          <table:table-cell table:number-columns-repeated="1022"/>
        </table:table-row>
        <table:table-row table:style-name="ro1">
          <table:table-cell office:value-type="string">
            <text:p>GRE</text:p>
          </table:table-cell>
          <table:table-cell office:value-type="string">
            <text:p>Greece</text:p>
          </table:table-cell>
          <table:table-cell table:number-columns-repeated="1022"/>
        </table:table-row>
        <table:table-row table:style-name="ro1">
          <table:table-cell office:value-type="string">
            <text:p>HON</text:p>
          </table:table-cell>
          <table:table-cell office:value-type="string">
            <text:p>Honduras</text:p>
          </table:table-cell>
          <table:table-cell table:number-columns-repeated="1022"/>
        </table:table-row>
        <table:table-row table:style-name="ro1">
          <table:table-cell office:value-type="string">
            <text:p>IND</text:p>
          </table:table-cell>
          <table:table-cell office:value-type="string">
            <text:p>India</text:p>
          </table:table-cell>
          <table:table-cell table:number-columns-repeated="1022"/>
        </table:table-row>
        <table:table-row table:style-name="ro1">
          <table:table-cell office:value-type="string">
            <text:p>INS</text:p>
          </table:table-cell>
          <table:table-cell office:value-type="string">
            <text:p>Indonesia</text:p>
          </table:table-cell>
          <table:table-cell table:number-columns-repeated="1022"/>
        </table:table-row>
        <table:table-row table:style-name="ro1">
          <table:table-cell office:value-type="string">
            <text:p>IRE</text:p>
          </table:table-cell>
          <table:table-cell office:value-type="string">
            <text:p>Ireland</text:p>
          </table:table-cell>
          <table:table-cell table:number-columns-repeated="1022"/>
        </table:table-row>
        <table:table-row table:style-name="ro1">
          <table:table-cell office:value-type="string">
            <text:p>ISR</text:p>
          </table:table-cell>
          <table:table-cell office:value-type="string">
            <text:p>Israel</text:p>
          </table:table-cell>
          <table:table-cell table:number-columns-repeated="1022"/>
        </table:table-row>
        <table:table-row table:style-name="ro1">
          <table:table-cell office:value-type="string">
            <text:p>ITA</text:p>
          </table:table-cell>
          <table:table-cell office:value-type="string">
            <text:p>Italy</text:p>
          </table:table-cell>
          <table:table-cell table:number-columns-repeated="1022"/>
        </table:table-row>
        <table:table-row table:style-name="ro1">
          <table:table-cell office:value-type="string">
            <text:p>JAM</text:p>
          </table:table-cell>
          <table:table-cell office:value-type="string">
            <text:p>Jamaica</text:p>
          </table:table-cell>
          <table:table-cell table:number-columns-repeated="1022"/>
        </table:table-row>
        <table:table-row table:style-name="ro1">
          <table:table-cell office:value-type="string">
            <text:p>JOR</text:p>
          </table:table-cell>
          <table:table-cell office:value-type="string">
            <text:p>Jordan</text:p>
          </table:table-cell>
          <table:table-cell table:number-columns-repeated="1022"/>
        </table:table-row>
        <table:table-row table:style-name="ro1">
          <table:table-cell office:value-type="string">
            <text:p>JPN</text:p>
          </table:table-cell>
          <table:table-cell office:value-type="string">
            <text:p>Japan</text:p>
          </table:table-cell>
          <table:table-cell table:number-columns-repeated="1022"/>
        </table:table-row>
        <table:table-row table:style-name="ro1">
          <table:table-cell office:value-type="string">
            <text:p>KUW</text:p>
          </table:table-cell>
          <table:table-cell office:value-type="string">
            <text:p>Kuwait</text:p>
          </table:table-cell>
          <table:table-cell table:number-columns-repeated="1022"/>
        </table:table-row>
        <table:table-row table:style-name="ro1">
          <table:table-cell office:value-type="string">
            <text:p>MAG</text:p>
          </table:table-cell>
          <table:table-cell office:value-type="string">
            <text:p>Madagascar</text:p>
          </table:table-cell>
          <table:table-cell table:number-columns-repeated="1022"/>
        </table:table-row>
        <table:table-row table:style-name="ro1">
          <table:table-cell office:value-type="string">
            <text:p>MAR</text:p>
          </table:table-cell>
          <table:table-cell office:value-type="string">
            <text:p>Mauritius</text:p>
          </table:table-cell>
          <table:table-cell table:number-columns-repeated="1022"/>
        </table:table-row>
        <table:table-row table:style-name="ro1">
          <table:table-cell office:value-type="string">
            <text:p>MOR</text:p>
          </table:table-cell>
          <table:table-cell office:value-type="string">
            <text:p>Morocco</text:p>
          </table:table-cell>
          <table:table-cell table:number-columns-repeated="1022"/>
        </table:table-row>
        <table:table-row table:style-name="ro1">
          <table:table-cell office:value-type="string">
            <text:p>NEP</text:p>
          </table:table-cell>
          <table:table-cell office:value-type="string">
            <text:p>Nepal</text:p>
          </table:table-cell>
          <table:table-cell table:number-columns-repeated="1022"/>
        </table:table-row>
        <table:table-row table:style-name="ro1">
          <table:table-cell office:value-type="string">
            <text:p>NET</text:p>
          </table:table-cell>
          <table:table-cell office:value-type="string">
            <text:p>Netherlands</text:p>
          </table:table-cell>
          <table:table-cell table:number-columns-repeated="1022"/>
        </table:table-row>
        <table:table-row table:style-name="ro1">
          <table:table-cell office:value-type="string">
            <text:p>NOR</text:p>
          </table:table-cell>
          <table:table-cell office:value-type="string">
            <text:p>Norway</text:p>
          </table:table-cell>
          <table:table-cell table:number-columns-repeated="1022"/>
        </table:table-row>
        <table:table-row table:style-name="ro1">
          <table:table-cell office:value-type="string">
            <text:p>NZE</text:p>
          </table:table-cell>
          <table:table-cell office:value-type="string">
            <text:p>New Zealand</text:p>
          </table:table-cell>
          <table:table-cell table:number-columns-repeated="1022"/>
        </table:table-row>
        <table:table-row table:style-name="ro1">
          <table:table-cell office:value-type="string">
            <text:p>PAK</text:p>
          </table:table-cell>
          <table:table-cell office:value-type="string">
            <text:p>Pakistan</text:p>
          </table:table-cell>
          <table:table-cell table:number-columns-repeated="1022"/>
        </table:table-row>
        <table:table-row table:style-name="ro1">
          <table:table-cell office:value-type="string">
            <text:p>PAN</text:p>
          </table:table-cell>
          <table:table-cell office:value-type="string">
            <text:p>Panama</text:p>
          </table:table-cell>
          <table:table-cell table:number-columns-repeated="1022"/>
        </table:table-row>
        <table:table-row table:style-name="ro1">
          <table:table-cell office:value-type="string">
            <text:p>PER</text:p>
          </table:table-cell>
          <table:table-cell office:value-type="string">
            <text:p>Peru</text:p>
          </table:table-cell>
          <table:table-cell table:number-columns-repeated="1022"/>
        </table:table-row>
        <table:table-row table:style-name="ro1">
          <table:table-cell office:value-type="string">
            <text:p>PHI</text:p>
          </table:table-cell>
          <table:table-cell office:value-type="string">
            <text:p>Philippines</text:p>
          </table:table-cell>
          <table:table-cell table:number-columns-repeated="1022"/>
        </table:table-row>
        <table:table-row table:style-name="ro1">
          <table:table-cell office:value-type="string">
            <text:p>POL</text:p>
          </table:table-cell>
          <table:table-cell office:value-type="string">
            <text:p>Poland</text:p>
          </table:table-cell>
          <table:table-cell table:number-columns-repeated="1022"/>
        </table:table-row>
        <table:table-row table:style-name="ro1">
          <table:table-cell office:value-type="string">
            <text:p>POR</text:p>
          </table:table-cell>
          <table:table-cell office:value-type="string">
            <text:p>Portugal</text:p>
          </table:table-cell>
          <table:table-cell table:number-columns-repeated="1022"/>
        </table:table-row>
        <table:table-row table:style-name="ro1">
          <table:table-cell office:value-type="string">
            <text:p>QAT</text:p>
          </table:table-cell>
          <table:table-cell office:value-type="string">
            <text:p>Qatar</text:p>
          </table:table-cell>
          <table:table-cell table:number-columns-repeated="1022"/>
        </table:table-row>
        <table:table-row table:style-name="ro1">
          <table:table-cell office:value-type="string">
            <text:p>ROK</text:p>
          </table:table-cell>
          <table:table-cell office:value-type="string">
            <text:p>Korea, Republic Of</text:p>
          </table:table-cell>
          <table:table-cell table:number-columns-repeated="1022"/>
        </table:table-row>
        <table:table-row table:style-name="ro1">
          <table:table-cell office:value-type="string">
            <text:p>ROM</text:p>
          </table:table-cell>
          <table:table-cell office:value-type="string">
            <text:p>Romania</text:p>
          </table:table-cell>
          <table:table-cell table:number-columns-repeated="1022"/>
        </table:table-row>
        <table:table-row table:style-name="ro1">
          <table:table-cell office:value-type="string">
            <text:p>SAF</text:p>
          </table:table-cell>
          <table:table-cell office:value-type="string">
            <text:p>South Africa</text:p>
          </table:table-cell>
          <table:table-cell table:number-columns-repeated="1022"/>
        </table:table-row>
        <table:table-row table:style-name="ro1">
          <table:table-cell office:value-type="string">
            <text:p>SEN</text:p>
          </table:table-cell>
          <table:table-cell office:value-type="string">
            <text:p>Senegal</text:p>
          </table:table-cell>
          <table:table-cell table:number-columns-repeated="1022"/>
        </table:table-row>
        <table:table-row table:style-name="ro1">
          <table:table-cell office:value-type="string">
            <text:p>SEY</text:p>
          </table:table-cell>
          <table:table-cell office:value-type="string">
            <text:p>Seychelles</text:p>
          </table:table-cell>
          <table:table-cell table:number-columns-repeated="1022"/>
        </table:table-row>
        <table:table-row table:style-name="ro1">
          <table:table-cell office:value-type="string">
            <text:p>SIL</text:p>
          </table:table-cell>
          <table:table-cell office:value-type="string">
            <text:p>Sierra Leone</text:p>
          </table:table-cell>
          <table:table-cell table:number-columns-repeated="1022"/>
        </table:table-row>
        <table:table-row table:style-name="ro1">
          <table:table-cell office:value-type="string">
            <text:p>SIN</text:p>
          </table:table-cell>
          <table:table-cell office:value-type="string">
            <text:p>Singapore</text:p>
          </table:table-cell>
          <table:table-cell table:number-columns-repeated="1022"/>
        </table:table-row>
        <table:table-row table:style-name="ro1">
          <table:table-cell office:value-type="string">
            <text:p>SPA</text:p>
          </table:table-cell>
          <table:table-cell office:value-type="string">
            <text:p>Spain</text:p>
          </table:table-cell>
          <table:table-cell table:number-columns-repeated="1022"/>
        </table:table-row>
        <table:table-row table:style-name="ro1">
          <table:table-cell office:value-type="string">
            <text:p>SRL</text:p>
          </table:table-cell>
          <table:table-cell office:value-type="string">
            <text:p>Sri Lanka</text:p>
          </table:table-cell>
          <table:table-cell table:number-columns-repeated="1022"/>
        </table:table-row>
        <table:table-row table:style-name="ro1">
          <table:table-cell office:value-type="string">
            <text:p>STL</text:p>
          </table:table-cell>
          <table:table-cell office:value-type="string">
            <text:p>Saint Lucia</text:p>
          </table:table-cell>
          <table:table-cell table:number-columns-repeated="1022"/>
        </table:table-row>
        <table:table-row table:style-name="ro1">
          <table:table-cell office:value-type="string">
            <text:p>SUR</text:p>
          </table:table-cell>
          <table:table-cell office:value-type="string">
            <text:p>Surinam</text:p>
          </table:table-cell>
          <table:table-cell table:number-columns-repeated="1022"/>
        </table:table-row>
        <table:table-row table:style-name="ro1">
          <table:table-cell office:value-type="string">
            <text:p>SWE</text:p>
          </table:table-cell>
          <table:table-cell office:value-type="string">
            <text:p>Sweden</text:p>
          </table:table-cell>
          <table:table-cell table:number-columns-repeated="1022"/>
        </table:table-row>
        <table:table-row table:style-name="ro1">
          <table:table-cell office:value-type="string">
            <text:p>SWI</text:p>
          </table:table-cell>
          <table:table-cell office:value-type="string">
            <text:p>Switzerland</text:p>
          </table:table-cell>
          <table:table-cell table:number-columns-repeated="1022"/>
        </table:table-row>
        <table:table-row table:style-name="ro1">
          <table:table-cell office:value-type="string">
            <text:p>SYR</text:p>
          </table:table-cell>
          <table:table-cell office:value-type="string">
            <text:p>Syria</text:p>
          </table:table-cell>
          <table:table-cell table:number-columns-repeated="1022"/>
        </table:table-row>
        <table:table-row table:style-name="ro1">
          <table:table-cell office:value-type="string">
            <text:p>THA</text:p>
          </table:table-cell>
          <table:table-cell office:value-type="string">
            <text:p>Thailand</text:p>
          </table:table-cell>
          <table:table-cell table:number-columns-repeated="1022"/>
        </table:table-row>
        <table:table-row table:style-name="ro1">
          <table:table-cell office:value-type="string">
            <text:p>TON</text:p>
          </table:table-cell>
          <table:table-cell office:value-type="string">
            <text:p>Tonga</text:p>
          </table:table-cell>
          <table:table-cell table:number-columns-repeated="1022"/>
        </table:table-row>
        <table:table-row table:style-name="ro1">
          <table:table-cell office:value-type="string">
            <text:p>TRI</text:p>
          </table:table-cell>
          <table:table-cell office:value-type="string">
            <text:p>Trinidad and Tobago</text:p>
          </table:table-cell>
          <table:table-cell table:number-columns-repeated="1022"/>
        </table:table-row>
        <table:table-row table:style-name="ro1">
          <table:table-cell office:value-type="string">
            <text:p>TUV</text:p>
          </table:table-cell>
          <table:table-cell office:value-type="string">
            <text:p>Tuvalu</text:p>
          </table:table-cell>
          <table:table-cell table:number-columns-repeated="1022"/>
        </table:table-row>
        <table:table-row table:style-name="ro1">
          <table:table-cell office:value-type="string">
            <text:p>UAE</text:p>
          </table:table-cell>
          <table:table-cell office:value-type="string">
            <text:p>United Arab Emirates</text:p>
          </table:table-cell>
          <table:table-cell table:number-columns-repeated="1022"/>
        </table:table-row>
        <table:table-row table:style-name="ro1">
          <table:table-cell office:value-type="string">
            <text:p>UGA</text:p>
          </table:table-cell>
          <table:table-cell office:value-type="string">
            <text:p>Uganda</text:p>
          </table:table-cell>
          <table:table-cell table:number-columns-repeated="1022"/>
        </table:table-row>
        <table:table-row table:style-name="ro1">
          <table:table-cell office:value-type="string">
            <text:p>UKE</text:p>
          </table:table-cell>
          <table:table-cell office:value-type="string">
            <text:p>United Kingdom: England And Wales</text:p>
          </table:table-cell>
          <table:table-cell table:number-columns-repeated="1022"/>
        </table:table-row>
        <table:table-row table:style-name="ro1">
          <table:table-cell office:value-type="string">
            <text:p>UKI</text:p>
          </table:table-cell>
          <table:table-cell office:value-type="string">
            <text:p>United Kingdom: Northern Ireland</text:p>
          </table:table-cell>
          <table:table-cell table:number-columns-repeated="1022"/>
        </table:table-row>
        <table:table-row table:style-name="ro1">
          <table:table-cell office:value-type="string">
            <text:p>UKS</text:p>
          </table:table-cell>
          <table:table-cell office:value-type="string">
            <text:p>United Kingdom: Scotland</text:p>
          </table:table-cell>
          <table:table-cell table:number-columns-repeated="1022"/>
        </table:table-row>
        <table:table-row table:style-name="ro1">
          <table:table-cell office:value-type="string">
            <text:p>URU</text:p>
          </table:table-cell>
          <table:table-cell office:value-type="string">
            <text:p>Uruguay</text:p>
          </table:table-cell>
          <table:table-cell table:number-columns-repeated="1022"/>
        </table:table-row>
        <table:table-row table:style-name="ro1">
          <table:table-cell office:value-type="string">
            <text:p>USA</text:p>
          </table:table-cell>
          <table:table-cell office:value-type="string">
            <text:p>United States</text:p>
          </table:table-cell>
          <table:table-cell table:number-columns-repeated="1022"/>
        </table:table-row>
        <table:table-row table:style-name="ro1">
          <table:table-cell office:value-type="string">
            <text:p>VEN</text:p>
          </table:table-cell>
          <table:table-cell office:value-type="string">
            <text:p>Venezuela</text:p>
          </table:table-cell>
          <table:table-cell table:number-columns-repeated="1022"/>
        </table:table-row>
        <table:table-row table:style-name="ro1">
          <table:table-cell office:value-type="string">
            <text:p>YUG</text:p>
          </table:table-cell>
          <table:table-cell office:value-type="string">
            <text:p>Yugoslavia</text:p>
          </table:table-cell>
          <table:table-cell table:number-columns-repeated="1022"/>
        </table:table-row>
        <table:table-row table:style-name="ro1">
          <table:table-cell office:value-type="string">
            <text:p>ZAM</text:p>
          </table:table-cell>
          <table:table-cell office:value-type="string">
            <text:p>Zambia</text:p>
          </table:table-cell>
          <table:table-cell table:number-columns-repeated="1022"/>
        </table:table-row>
        <table:table-row table:style-name="ro1">
          <table:table-cell office:value-type="string">
            <text:p>ZIM</text:p>
          </table:table-cell>
          <table:table-cell office:value-type="string">
            <text:p>Zimbabwe</text:p>
          </table:table-cell>
          <table:table-cell table:number-columns-repeated="1022"/>
        </table:table-row>
        <table:table-row table:style-name="ro1">
          <table:table-cell office:value-type="string">
            <text:p>UKA</text:p>
          </table:table-cell>
          <table:table-cell office:value-type="string">
            <text:p>United Kingdom</text:p>
          </table:table-cell>
          <table:table-cell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MS Sans Serif" svg:font-family="'MS Sans Serif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number-style style:name="N117">
      <number:number number:decimal-places="1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MS Sans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_20_stats" style:display-name="PageStyle_summary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x_20_ratios_20_c.1977" style:display-name="PageStyle_sex ratios c.197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s2_20_extract" style:display-name="PageStyle_cts2 ex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_20_for_20_c.1977" style:display-name="PageStyle_notes for c.197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s2_20_dataset_20_notes" style:display-name="PageStyle_cts2 dataset 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_20_raw" style:display-name="PageStyle_variables r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ographies" style:display-name="PageStyle_geograph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13197" meta:object-count="0"/>
    <meta:generator>OpenOffice/4.1.1$Win32 OpenOffice.org_project/411m6$Build-9775</meta:generator>
  </office:meta>
</office:document-meta>
</file>